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paragraph-rsid="1c658823"/>
    </style:style>
    <style:style style:name="P4" style:family="paragraph" style:parent-style-name="Text_20_body">
      <style:text-properties fo:language="en" fo:country="US" officeooo:paragraph-rsid="1c658823"/>
    </style:style>
    <style:style style:name="P5" style:family="paragraph" style:parent-style-name="Standard">
      <style:text-properties fo:language="en" fo:country="US" officeooo:paragraph-rsid="1c73d4ba"/>
    </style:style>
    <style:style style:name="P6" style:family="paragraph" style:parent-style-name="Standard">
      <style:text-properties fo:language="en" fo:country="US" officeooo:paragraph-rsid="1c82c4c8"/>
    </style:style>
    <style:style style:name="P7" style:family="paragraph" style:parent-style-name="Text_20_body">
      <style:text-properties fo:language="en" fo:country="US"/>
    </style:style>
    <style:style style:name="P8" style:family="paragraph" style:parent-style-name="Text_20_body">
      <style:text-properties fo:language="en" fo:country="US" officeooo:paragraph-rsid="1c579fee"/>
    </style:style>
    <style:style style:name="P9" style:family="paragraph" style:parent-style-name="Text_20_body">
      <style:text-properties fo:language="en" fo:country="US" officeooo:paragraph-rsid="1c583a7e"/>
    </style:style>
    <style:style style:name="P10" style:family="paragraph" style:parent-style-name="Text_20_body">
      <style:text-properties fo:language="en" fo:country="US" officeooo:paragraph-rsid="1c597ac8"/>
    </style:style>
    <style:style style:name="P11" style:family="paragraph" style:parent-style-name="Text_20_body">
      <style:text-properties fo:language="en" fo:country="US" officeooo:paragraph-rsid="1c5bb6d2"/>
    </style:style>
    <style:style style:name="P12" style:family="paragraph" style:parent-style-name="Text_20_body">
      <style:text-properties fo:language="en" fo:country="US" officeooo:paragraph-rsid="1c5eea0e"/>
    </style:style>
    <style:style style:name="P13" style:family="paragraph" style:parent-style-name="Text_20_body">
      <style:text-properties fo:language="en" fo:country="US" officeooo:paragraph-rsid="1c6065d0"/>
    </style:style>
    <style:style style:name="P14" style:family="paragraph" style:parent-style-name="Text_20_body">
      <style:text-properties fo:language="en" fo:country="US" officeooo:paragraph-rsid="1c623351"/>
    </style:style>
    <style:style style:name="P15" style:family="paragraph" style:parent-style-name="Text_20_body">
      <style:text-properties fo:language="en" fo:country="US" officeooo:paragraph-rsid="1c647877"/>
    </style:style>
    <style:style style:name="P16" style:family="paragraph" style:parent-style-name="Text_20_body">
      <style:text-properties fo:language="en" fo:country="US" officeooo:paragraph-rsid="1c6542bf"/>
    </style:style>
    <style:style style:name="P17" style:family="paragraph" style:parent-style-name="Text_20_body">
      <style:text-properties fo:language="en" fo:country="US" officeooo:paragraph-rsid="1c678b7e"/>
    </style:style>
    <style:style style:name="P18" style:family="paragraph" style:parent-style-name="Text_20_body">
      <style:text-properties fo:language="en" fo:country="US" officeooo:paragraph-rsid="1c683ce6"/>
    </style:style>
    <style:style style:name="P19" style:family="paragraph" style:parent-style-name="Text_20_body">
      <style:text-properties fo:language="en" fo:country="US" officeooo:paragraph-rsid="1c6acd1d"/>
    </style:style>
    <style:style style:name="P20" style:family="paragraph" style:parent-style-name="Text_20_body">
      <style:text-properties fo:language="en" fo:country="US" officeooo:paragraph-rsid="1c6c7326"/>
    </style:style>
    <style:style style:name="P21" style:family="paragraph" style:parent-style-name="Text_20_body">
      <style:text-properties fo:language="en" fo:country="US" officeooo:paragraph-rsid="1c6e266d"/>
    </style:style>
    <style:style style:name="P22" style:family="paragraph" style:parent-style-name="Text_20_body">
      <style:text-properties fo:language="en" fo:country="US" officeooo:paragraph-rsid="1c712ca5"/>
    </style:style>
    <style:style style:name="P23" style:family="paragraph" style:parent-style-name="Text_20_body">
      <style:text-properties fo:language="en" fo:country="US" officeooo:paragraph-rsid="1c72e011"/>
    </style:style>
    <style:style style:name="P24" style:family="paragraph" style:parent-style-name="Text_20_body">
      <style:text-properties fo:language="en" fo:country="US" officeooo:paragraph-rsid="1c75116b"/>
    </style:style>
    <style:style style:name="P25" style:family="paragraph" style:parent-style-name="Text_20_body">
      <style:text-properties fo:language="en" fo:country="US" officeooo:paragraph-rsid="1c792787"/>
    </style:style>
    <style:style style:name="P26" style:family="paragraph" style:parent-style-name="Text_20_body">
      <style:text-properties fo:language="en" fo:country="US" officeooo:paragraph-rsid="1c79f478"/>
    </style:style>
    <style:style style:name="P27" style:family="paragraph" style:parent-style-name="Text_20_body">
      <style:text-properties fo:language="en" fo:country="US" officeooo:paragraph-rsid="1c7d69f0"/>
    </style:style>
    <style:style style:name="P28" style:family="paragraph" style:parent-style-name="Text_20_body">
      <style:text-properties fo:language="en" fo:country="US" officeooo:paragraph-rsid="1c8376c6"/>
    </style:style>
    <style:style style:name="P29" style:family="paragraph" style:parent-style-name="Text_20_body">
      <style:text-properties fo:language="en" fo:country="US" officeooo:paragraph-rsid="1c854a88"/>
    </style:style>
    <style:style style:name="P30" style:family="paragraph" style:parent-style-name="Text_20_body">
      <style:text-properties fo:language="en" fo:country="US" officeooo:paragraph-rsid="1c9239a2"/>
    </style:style>
    <style:style style:name="P31" style:family="paragraph" style:parent-style-name="Text_20_body">
      <style:text-properties fo:language="en" fo:country="US" officeooo:paragraph-rsid="1c998fd3"/>
    </style:style>
    <style:style style:name="P32" style:family="paragraph" style:parent-style-name="Text_20_body">
      <style:text-properties fo:language="en" fo:country="US" officeooo:paragraph-rsid="1c9a21db"/>
    </style:style>
    <style:style style:name="P33" style:family="paragraph" style:parent-style-name="Standard">
      <style:text-properties fo:language="en" fo:country="US" officeooo:paragraph-rsid="1cadf5df"/>
    </style:style>
    <style:style style:name="P34" style:family="paragraph" style:parent-style-name="Text_20_body">
      <style:text-properties fo:language="en" fo:country="US" officeooo:paragraph-rsid="1ca98dc2"/>
    </style:style>
    <style:style style:name="P35" style:family="paragraph" style:parent-style-name="Text_20_body">
      <style:text-properties fo:language="en" fo:country="US" officeooo:paragraph-rsid="1caa74a4"/>
    </style:style>
    <style:style style:name="P36" style:family="paragraph" style:parent-style-name="Standard">
      <style:text-properties fo:language="en" fo:country="US" officeooo:paragraph-rsid="1ccc9998"/>
    </style:style>
    <style:style style:name="P37" style:family="paragraph" style:parent-style-name="Standard">
      <style:text-properties fo:language="en" fo:country="US" officeooo:paragraph-rsid="1cd1d760"/>
    </style:style>
    <style:style style:name="P38" style:family="paragraph" style:parent-style-name="Standard">
      <style:text-properties fo:language="en" fo:country="US" officeooo:paragraph-rsid="1cd38d53"/>
    </style:style>
    <style:style style:name="P39" style:family="paragraph" style:parent-style-name="Standard">
      <style:text-properties fo:language="en" fo:country="US" officeooo:paragraph-rsid="1cd65a6d"/>
    </style:style>
    <style:style style:name="P40" style:family="paragraph" style:parent-style-name="Standard">
      <style:text-properties fo:language="en" fo:country="US" officeooo:paragraph-rsid="1cdd9d44"/>
    </style:style>
    <style:style style:name="P41" style:family="paragraph" style:parent-style-name="Standard">
      <style:text-properties fo:language="en" fo:country="US" officeooo:paragraph-rsid="1cde7c89"/>
    </style:style>
    <style:style style:name="P42" style:family="paragraph" style:parent-style-name="Standard">
      <style:text-properties fo:language="en" fo:country="US" officeooo:paragraph-rsid="1ce1af27"/>
    </style:style>
    <style:style style:name="P43" style:family="paragraph" style:parent-style-name="Standard">
      <style:text-properties fo:language="en" fo:country="US" officeooo:paragraph-rsid="1ce1e781"/>
    </style:style>
    <style:style style:name="P44" style:family="paragraph" style:parent-style-name="Standard">
      <style:text-properties fo:language="en" fo:country="US" officeooo:paragraph-rsid="1cf2e847"/>
    </style:style>
    <style:style style:name="P45" style:family="paragraph" style:parent-style-name="Standard">
      <style:text-properties fo:language="en" fo:country="US" officeooo:paragraph-rsid="1d00ff91"/>
    </style:style>
    <style:style style:name="P46" style:family="paragraph" style:parent-style-name="Text_20_body">
      <style:text-properties fo:language="en" fo:country="US" officeooo:paragraph-rsid="1ce658bd"/>
    </style:style>
    <style:style style:name="P47" style:family="paragraph" style:parent-style-name="Text_20_body">
      <style:text-properties fo:language="en" fo:country="US" officeooo:paragraph-rsid="1ce795d5"/>
    </style:style>
    <style:style style:name="P48" style:family="paragraph" style:parent-style-name="Text_20_body">
      <style:text-properties fo:language="en" fo:country="US" officeooo:paragraph-rsid="1cea3bce"/>
    </style:style>
    <style:style style:name="P49" style:family="paragraph" style:parent-style-name="Text_20_body">
      <style:text-properties fo:language="en" fo:country="US" officeooo:paragraph-rsid="1cecde77"/>
    </style:style>
    <style:style style:name="P50" style:family="paragraph" style:parent-style-name="Text_20_body">
      <style:text-properties fo:language="en" fo:country="US" officeooo:paragraph-rsid="1cef0574"/>
    </style:style>
    <style:style style:name="P51" style:family="paragraph" style:parent-style-name="Text_20_body">
      <style:text-properties fo:language="en" fo:country="US" officeooo:paragraph-rsid="1cf4260c"/>
    </style:style>
    <style:style style:name="P52" style:family="paragraph" style:parent-style-name="Text_20_body">
      <style:text-properties fo:language="en" fo:country="US" officeooo:paragraph-rsid="1cf61ea0"/>
    </style:style>
    <style:style style:name="P53" style:family="paragraph" style:parent-style-name="Text_20_body">
      <style:text-properties fo:language="en" fo:country="US" officeooo:paragraph-rsid="1cf72731"/>
    </style:style>
    <style:style style:name="P54" style:family="paragraph" style:parent-style-name="Text_20_body">
      <style:text-properties fo:language="en" fo:country="US" officeooo:paragraph-rsid="1cf8b589"/>
    </style:style>
    <style:style style:name="P55" style:family="paragraph" style:parent-style-name="Text_20_body">
      <style:text-properties fo:language="en" fo:country="US" officeooo:paragraph-rsid="1cfbf896"/>
    </style:style>
    <style:style style:name="P56" style:family="paragraph" style:parent-style-name="Text_20_body">
      <style:text-properties fo:language="en" fo:country="US" officeooo:paragraph-rsid="1cfd2e90"/>
    </style:style>
    <style:style style:name="P57" style:family="paragraph" style:parent-style-name="Text_20_body">
      <style:text-properties fo:language="en" fo:country="US" officeooo:paragraph-rsid="1cfe47ee"/>
    </style:style>
    <style:style style:name="P58" style:family="paragraph" style:parent-style-name="Text_20_body">
      <style:text-properties fo:language="en" fo:country="US" officeooo:paragraph-rsid="1cffd1e0"/>
    </style:style>
    <style:style style:name="P59" style:family="paragraph" style:parent-style-name="Text_20_body">
      <style:text-properties fo:language="en" fo:country="US" officeooo:paragraph-rsid="1d03e03a"/>
    </style:style>
    <style:style style:name="P60" style:family="paragraph" style:parent-style-name="Text_20_body">
      <style:text-properties fo:language="en" fo:country="US" officeooo:paragraph-rsid="1d0764ed"/>
    </style:style>
    <style:style style:name="P61" style:family="paragraph" style:parent-style-name="Text_20_body">
      <style:text-properties fo:language="en" fo:country="US" officeooo:paragraph-rsid="1d0af376"/>
    </style:style>
    <style:style style:name="P62" style:family="paragraph" style:parent-style-name="Text_20_body">
      <style:text-properties fo:language="en" fo:country="US" officeooo:paragraph-rsid="1d1000a7"/>
    </style:style>
    <style:style style:name="P63" style:family="paragraph" style:parent-style-name="Text_20_body">
      <style:text-properties fo:language="en" fo:country="US" officeooo:paragraph-rsid="1d123947"/>
    </style:style>
    <style:style style:name="P64" style:family="paragraph" style:parent-style-name="Text_20_body">
      <style:text-properties fo:language="en" fo:country="US" officeooo:paragraph-rsid="1d15e3f8"/>
    </style:style>
    <style:style style:name="P65" style:family="paragraph" style:parent-style-name="Text_20_body">
      <style:text-properties fo:language="en" fo:country="US" officeooo:paragraph-rsid="1d166c78"/>
    </style:style>
    <style:style style:name="P66" style:family="paragraph" style:parent-style-name="Text_20_body">
      <style:text-properties fo:language="en" fo:country="US" officeooo:paragraph-rsid="1d173afc"/>
    </style:style>
    <style:style style:name="P67" style:family="paragraph" style:parent-style-name="Text_20_body">
      <style:text-properties fo:language="en" fo:country="US" officeooo:paragraph-rsid="1d2190c3"/>
    </style:style>
    <style:style style:name="P68" style:family="paragraph" style:parent-style-name="Text_20_body">
      <style:text-properties fo:language="en" fo:country="US" officeooo:paragraph-rsid="1d256bda"/>
    </style:style>
    <style:style style:name="P69" style:family="paragraph" style:parent-style-name="Text_20_body">
      <style:text-properties fo:language="en" fo:country="US" officeooo:paragraph-rsid="1d262a4b"/>
    </style:style>
    <style:style style:name="P70" style:family="paragraph" style:parent-style-name="Text_20_body">
      <style:text-properties fo:language="en" fo:country="US" officeooo:paragraph-rsid="1d289bc4"/>
    </style:style>
    <style:style style:name="P71" style:family="paragraph" style:parent-style-name="Text_20_body">
      <style:text-properties fo:language="en" fo:country="US" officeooo:paragraph-rsid="1d2ad2a3"/>
    </style:style>
    <style:style style:name="P72" style:family="paragraph" style:parent-style-name="Text_20_body">
      <style:text-properties fo:language="en" fo:country="US" officeooo:paragraph-rsid="1d2c8a4f"/>
    </style:style>
    <style:style style:name="P73" style:family="paragraph" style:parent-style-name="Text_20_body">
      <style:text-properties fo:language="en" fo:country="US" officeooo:paragraph-rsid="1d32af2b"/>
    </style:style>
    <style:style style:name="P74" style:family="paragraph" style:parent-style-name="Text_20_body">
      <style:text-properties fo:language="en" fo:country="US" officeooo:paragraph-rsid="1d35c529"/>
    </style:style>
    <style:style style:name="P75" style:family="paragraph" style:parent-style-name="Standard">
      <style:text-properties fo:language="en" fo:country="US" officeooo:paragraph-rsid="1d40a692"/>
    </style:style>
    <style:style style:name="P76" style:family="paragraph" style:parent-style-name="Standard">
      <style:text-properties fo:language="en" fo:country="US" officeooo:paragraph-rsid="1d4b1e01"/>
    </style:style>
    <style:style style:name="P77" style:family="paragraph" style:parent-style-name="Text_20_body">
      <style:text-properties fo:language="en" fo:country="US" officeooo:paragraph-rsid="1d3e026c"/>
    </style:style>
    <style:style style:name="P78" style:family="paragraph" style:parent-style-name="Text_20_body">
      <style:text-properties fo:language="en" fo:country="US" officeooo:paragraph-rsid="1d43ae57"/>
    </style:style>
    <style:style style:name="P79" style:family="paragraph" style:parent-style-name="Text_20_body">
      <style:text-properties fo:language="en" fo:country="US" officeooo:paragraph-rsid="1d45ca7a"/>
    </style:style>
    <style:style style:name="P80" style:family="paragraph" style:parent-style-name="Text_20_body">
      <style:text-properties fo:language="en" fo:country="US" officeooo:paragraph-rsid="1d476c2b"/>
    </style:style>
    <style:style style:name="P81" style:family="paragraph" style:parent-style-name="Text_20_body">
      <style:text-properties fo:language="en" fo:country="US" officeooo:paragraph-rsid="1d479d5e"/>
    </style:style>
    <style:style style:name="P82" style:family="paragraph" style:parent-style-name="Text_20_body">
      <style:text-properties fo:language="en" fo:country="US" officeooo:paragraph-rsid="1d47a214"/>
    </style:style>
    <style:style style:name="P83" style:family="paragraph" style:parent-style-name="Text_20_body">
      <style:text-properties fo:language="en" fo:country="US" officeooo:paragraph-rsid="1d47f054"/>
    </style:style>
    <style:style style:name="P84" style:family="paragraph" style:parent-style-name="Standard">
      <style:text-properties fo:language="en" fo:country="US" officeooo:paragraph-rsid="1d54dfff"/>
    </style:style>
    <style:style style:name="P85" style:family="paragraph" style:parent-style-name="Standard">
      <style:text-properties fo:language="en" fo:country="US" officeooo:paragraph-rsid="1d5d499b"/>
    </style:style>
    <style:style style:name="P86" style:family="paragraph" style:parent-style-name="Text_20_body">
      <style:text-properties fo:language="en" fo:country="US" officeooo:paragraph-rsid="1d56676c"/>
    </style:style>
    <style:style style:name="P87" style:family="paragraph" style:parent-style-name="Text_20_body">
      <style:text-properties fo:language="en" fo:country="US" officeooo:paragraph-rsid="1d5eee2b"/>
    </style:style>
    <style:style style:name="P88" style:family="paragraph" style:parent-style-name="Standard">
      <style:text-properties fo:language="en" fo:country="US" officeooo:paragraph-rsid="1d6dbbe9"/>
    </style:style>
    <style:style style:name="P89" style:family="paragraph" style:parent-style-name="Standard">
      <style:text-properties fo:language="en" fo:country="US" officeooo:paragraph-rsid="1d7c80e7"/>
    </style:style>
    <style:style style:name="P90" style:family="paragraph" style:parent-style-name="Standard">
      <style:text-properties fo:language="en" fo:country="US" officeooo:paragraph-rsid="1d7f8f3d"/>
    </style:style>
    <style:style style:name="P91" style:family="paragraph" style:parent-style-name="Text_20_body">
      <style:text-properties fo:language="en" fo:country="US" officeooo:paragraph-rsid="1d666151"/>
    </style:style>
    <style:style style:name="P92" style:family="paragraph" style:parent-style-name="Text_20_body">
      <style:text-properties fo:language="en" fo:country="US" officeooo:paragraph-rsid="1d6c4958"/>
    </style:style>
    <style:style style:name="P93" style:family="paragraph" style:parent-style-name="Text_20_body">
      <style:text-properties fo:language="en" fo:country="US" officeooo:paragraph-rsid="1d6f3448"/>
    </style:style>
    <style:style style:name="P94" style:family="paragraph" style:parent-style-name="Text_20_body">
      <style:text-properties fo:language="en" fo:country="US" officeooo:paragraph-rsid="1d74c9f7"/>
    </style:style>
    <style:style style:name="P95" style:family="paragraph" style:parent-style-name="Text_20_body">
      <style:text-properties fo:language="en" fo:country="US" officeooo:paragraph-rsid="1d74fa12"/>
    </style:style>
    <style:style style:name="P96" style:family="paragraph" style:parent-style-name="Text_20_body">
      <style:text-properties fo:language="en" fo:country="US" officeooo:paragraph-rsid="1d82c706"/>
    </style:style>
    <style:style style:name="P97" style:family="paragraph" style:parent-style-name="Standard">
      <style:text-properties fo:language="en" fo:country="US" officeooo:paragraph-rsid="1d8fc228"/>
    </style:style>
    <style:style style:name="P98" style:family="paragraph" style:parent-style-name="Standard">
      <style:text-properties fo:language="en" fo:country="US" officeooo:paragraph-rsid="1da3138c"/>
    </style:style>
    <style:style style:name="P99" style:family="paragraph" style:parent-style-name="Text_20_body">
      <style:text-properties fo:language="en" fo:country="US" officeooo:paragraph-rsid="1da3138c"/>
    </style:style>
    <style:style style:name="P100" style:family="paragraph" style:parent-style-name="Text_20_body">
      <style:text-properties fo:language="en" fo:country="US" officeooo:paragraph-rsid="1d9ef228"/>
    </style:style>
    <style:style style:name="P101" style:family="paragraph" style:parent-style-name="Text_20_body">
      <style:text-properties fo:language="en" fo:country="US" officeooo:paragraph-rsid="1da068c8"/>
    </style:style>
    <style:style style:name="P102" style:family="paragraph" style:parent-style-name="Text_20_body">
      <style:text-properties fo:language="en" fo:country="US" officeooo:paragraph-rsid="1da1ae98"/>
    </style:style>
    <style:style style:name="P103" style:family="paragraph" style:parent-style-name="Text_20_body">
      <style:text-properties fo:language="en" fo:country="US" officeooo:paragraph-rsid="1da6c946"/>
    </style:style>
    <style:style style:name="P104" style:family="paragraph" style:parent-style-name="Text_20_body">
      <style:text-properties fo:language="en" fo:country="US" officeooo:paragraph-rsid="1da9c72e"/>
    </style:style>
    <style:style style:name="P105" style:family="paragraph" style:parent-style-name="Text_20_body">
      <style:text-properties fo:language="en" fo:country="US" officeooo:paragraph-rsid="1dac185a"/>
    </style:style>
    <style:style style:name="P106" style:family="paragraph" style:parent-style-name="Text_20_body">
      <style:text-properties fo:language="en" fo:country="US" officeooo:paragraph-rsid="1db23dc1"/>
    </style:style>
    <style:style style:name="P107" style:family="paragraph" style:parent-style-name="Standard">
      <style:text-properties fo:language="en" fo:country="US" officeooo:paragraph-rsid="1dd84691"/>
    </style:style>
    <style:style style:name="P108" style:family="paragraph" style:parent-style-name="Standard">
      <style:text-properties fo:language="en" fo:country="US" officeooo:paragraph-rsid="1dd9551c"/>
    </style:style>
    <style:style style:name="P109" style:family="paragraph" style:parent-style-name="Text_20_body">
      <style:text-properties fo:language="en" fo:country="US" officeooo:paragraph-rsid="1dd9551c"/>
    </style:style>
    <style:style style:name="P110" style:family="paragraph" style:parent-style-name="Text_20_body">
      <style:text-properties fo:language="en" fo:country="US" officeooo:paragraph-rsid="1dbfe685"/>
    </style:style>
    <style:style style:name="P111" style:family="paragraph" style:parent-style-name="Text_20_body">
      <style:text-properties fo:language="en" fo:country="US" officeooo:paragraph-rsid="1dc43109"/>
    </style:style>
    <style:style style:name="P112" style:family="paragraph" style:parent-style-name="Text_20_body">
      <style:text-properties fo:language="en" fo:country="US" officeooo:paragraph-rsid="1dc45fee"/>
    </style:style>
    <style:style style:name="P113" style:family="paragraph" style:parent-style-name="Text_20_body">
      <style:text-properties fo:language="en" fo:country="US" officeooo:paragraph-rsid="1dca68d4"/>
    </style:style>
    <style:style style:name="P114" style:family="paragraph" style:parent-style-name="Text_20_body">
      <style:text-properties fo:language="en" fo:country="US" officeooo:paragraph-rsid="1dd478ce"/>
    </style:style>
    <style:style style:name="P115" style:family="paragraph" style:parent-style-name="Text_20_body">
      <style:text-properties fo:language="en" fo:country="US" officeooo:paragraph-rsid="1dda0171"/>
    </style:style>
    <style:style style:name="P116" style:family="paragraph" style:parent-style-name="Text_20_body">
      <style:text-properties fo:language="en" fo:country="US" officeooo:paragraph-rsid="1deb6846"/>
    </style:style>
    <style:style style:name="P117" style:family="paragraph" style:parent-style-name="Text_20_body">
      <style:text-properties fo:language="en" fo:country="US" officeooo:paragraph-rsid="1dff64df"/>
    </style:style>
    <style:style style:name="P118" style:family="paragraph" style:parent-style-name="Text_20_body">
      <style:text-properties fo:language="en" fo:country="US" officeooo:paragraph-rsid="1e04147b"/>
    </style:style>
    <style:style style:name="P119" style:family="paragraph" style:parent-style-name="Text_20_body">
      <style:text-properties fo:language="en" fo:country="US" officeooo:paragraph-rsid="1e0f6e6f"/>
    </style:style>
    <style:style style:name="P120" style:family="paragraph" style:parent-style-name="Text_20_body">
      <style:text-properties fo:language="en" fo:country="US" officeooo:paragraph-rsid="1e1414ce"/>
    </style:style>
    <style:style style:name="P121" style:family="paragraph" style:parent-style-name="Standard">
      <style:text-properties fo:language="en" fo:country="US" officeooo:paragraph-rsid="1e15dff9"/>
    </style:style>
    <style:style style:name="P122" style:family="paragraph" style:parent-style-name="Standard">
      <style:text-properties fo:language="en" fo:country="US" officeooo:paragraph-rsid="1e18e3d3"/>
    </style:style>
    <style:style style:name="P123" style:family="paragraph" style:parent-style-name="Text_20_body">
      <style:text-properties fo:language="en" fo:country="US" officeooo:paragraph-rsid="1e1c2525"/>
    </style:style>
    <style:style style:name="P124" style:family="paragraph" style:parent-style-name="Standard">
      <style:text-properties fo:language="en" fo:country="US" officeooo:paragraph-rsid="1e2e899f"/>
    </style:style>
    <style:style style:name="P125" style:family="paragraph" style:parent-style-name="Text_20_body">
      <style:text-properties fo:language="en" fo:country="US" officeooo:paragraph-rsid="1e24c1ec"/>
    </style:style>
    <style:style style:name="P126" style:family="paragraph" style:parent-style-name="Text_20_body">
      <style:text-properties fo:language="en" fo:country="US" officeooo:paragraph-rsid="1e3108b5"/>
    </style:style>
    <style:style style:name="P127" style:family="paragraph" style:parent-style-name="Text_20_body">
      <style:text-properties fo:language="en" fo:country="US" officeooo:paragraph-rsid="1e31ec82"/>
    </style:style>
    <style:style style:name="P128" style:family="paragraph" style:parent-style-name="Text_20_body">
      <style:text-properties fo:language="en" fo:country="US" officeooo:paragraph-rsid="1e37ee7d"/>
    </style:style>
    <style:style style:name="P129" style:family="paragraph" style:parent-style-name="Standard">
      <style:text-properties officeooo:paragraph-rsid="1c8ac0a4"/>
    </style:style>
    <style:style style:name="P130" style:family="paragraph" style:parent-style-name="Standard">
      <style:text-properties officeooo:paragraph-rsid="1c970c99"/>
    </style:style>
    <style:style style:name="P131" style:family="paragraph" style:parent-style-name="Text_20_body">
      <style:text-properties officeooo:paragraph-rsid="1c5c50d1"/>
    </style:style>
    <style:style style:name="P132" style:family="paragraph" style:parent-style-name="Text_20_body">
      <style:text-properties officeooo:paragraph-rsid="1c883cf9"/>
    </style:style>
    <style:style style:name="P133" style:family="paragraph" style:parent-style-name="Text_20_body">
      <style:text-properties officeooo:paragraph-rsid="1c8cf1a1"/>
    </style:style>
    <style:style style:name="P134" style:family="paragraph" style:parent-style-name="Text_20_body">
      <style:text-properties officeooo:paragraph-rsid="1c90036f"/>
    </style:style>
    <style:style style:name="P135" style:family="paragraph" style:parent-style-name="Text_20_body">
      <style:text-properties officeooo:paragraph-rsid="1c9239a2"/>
    </style:style>
    <style:style style:name="P136" style:family="paragraph" style:parent-style-name="Text_20_body">
      <style:text-properties officeooo:paragraph-rsid="1c929363"/>
    </style:style>
    <style:style style:name="P137" style:family="paragraph" style:parent-style-name="Text_20_body">
      <style:text-properties officeooo:paragraph-rsid="1c97a223"/>
    </style:style>
    <style:style style:name="P138" style:family="paragraph" style:parent-style-name="Standard">
      <style:text-properties officeooo:paragraph-rsid="1c998fd3"/>
    </style:style>
    <style:style style:name="P139" style:family="paragraph" style:parent-style-name="Text_20_body">
      <style:text-properties officeooo:paragraph-rsid="1c998fd3"/>
    </style:style>
    <style:style style:name="P140" style:family="paragraph" style:parent-style-name="Standard">
      <style:text-properties officeooo:paragraph-rsid="1c9a21db"/>
    </style:style>
    <style:style style:name="P141" style:family="paragraph" style:parent-style-name="Text_20_body">
      <style:text-properties officeooo:paragraph-rsid="1c9a21db"/>
    </style:style>
    <style:style style:name="P142" style:family="paragraph" style:parent-style-name="Text_20_body">
      <style:text-properties officeooo:paragraph-rsid="1c9dd22a"/>
    </style:style>
    <style:style style:name="P143" style:family="paragraph" style:parent-style-name="Text_20_body">
      <style:text-properties officeooo:paragraph-rsid="1ca376c7"/>
    </style:style>
    <style:style style:name="P144" style:family="paragraph" style:parent-style-name="Text_20_body">
      <style:text-properties officeooo:paragraph-rsid="1ca39e8b"/>
    </style:style>
    <style:style style:name="P145" style:family="paragraph" style:parent-style-name="Text_20_body">
      <style:text-properties officeooo:paragraph-rsid="1d32194b"/>
    </style:style>
    <style:style style:name="P146" style:family="paragraph" style:parent-style-name="Standard">
      <style:text-properties officeooo:paragraph-rsid="1d5465c3"/>
    </style:style>
    <style:style style:name="P147" style:family="paragraph" style:parent-style-name="Text_20_body">
      <style:text-properties officeooo:paragraph-rsid="1d5465c3"/>
    </style:style>
    <style:style style:name="P148" style:family="paragraph" style:parent-style-name="Standard">
      <style:text-properties officeooo:paragraph-rsid="1d64a2e5"/>
    </style:style>
    <style:style style:name="P149" style:family="paragraph" style:parent-style-name="Text_20_body">
      <style:text-properties officeooo:paragraph-rsid="1d557206"/>
    </style:style>
    <style:style style:name="P150" style:family="paragraph" style:parent-style-name="Text_20_body">
      <style:text-properties officeooo:paragraph-rsid="1d5fa35c"/>
    </style:style>
    <style:style style:name="P151" style:family="paragraph" style:parent-style-name="Text_20_body">
      <style:text-properties officeooo:paragraph-rsid="1d613e57"/>
    </style:style>
    <style:style style:name="P152" style:family="paragraph" style:parent-style-name="Text_20_body">
      <style:text-properties officeooo:paragraph-rsid="1d62621b"/>
    </style:style>
    <style:style style:name="P153" style:family="paragraph" style:parent-style-name="Text_20_body">
      <style:text-properties officeooo:paragraph-rsid="1d63ee55"/>
    </style:style>
    <style:style style:name="P154" style:family="paragraph" style:parent-style-name="Standard">
      <style:text-properties officeooo:paragraph-rsid="1d79002d"/>
    </style:style>
    <style:style style:name="P155" style:family="paragraph" style:parent-style-name="Standard">
      <style:text-properties officeooo:paragraph-rsid="1d7a95e2"/>
    </style:style>
    <style:style style:name="P156" style:family="paragraph" style:parent-style-name="Standard">
      <style:text-properties officeooo:paragraph-rsid="1d7d9eff"/>
    </style:style>
    <style:style style:name="P157" style:family="paragraph" style:parent-style-name="Text_20_body">
      <style:text-properties officeooo:paragraph-rsid="1d666151"/>
    </style:style>
    <style:style style:name="P158" style:family="paragraph" style:parent-style-name="Text_20_body">
      <style:text-properties officeooo:paragraph-rsid="1d6834a9"/>
    </style:style>
    <style:style style:name="P159" style:family="paragraph" style:parent-style-name="Text_20_body">
      <style:text-properties officeooo:paragraph-rsid="1d697bcb"/>
    </style:style>
    <style:style style:name="P160" style:family="paragraph" style:parent-style-name="Text_20_body">
      <style:text-properties officeooo:paragraph-rsid="1d6b5fba"/>
    </style:style>
    <style:style style:name="P161" style:family="paragraph" style:parent-style-name="Text_20_body">
      <style:text-properties officeooo:paragraph-rsid="1d72dbc0"/>
    </style:style>
    <style:style style:name="P162" style:family="paragraph" style:parent-style-name="Text_20_body">
      <style:text-properties officeooo:paragraph-rsid="1d75747f"/>
    </style:style>
    <style:style style:name="P163" style:family="paragraph" style:parent-style-name="Text_20_body">
      <style:text-properties officeooo:paragraph-rsid="1d76c3fe"/>
    </style:style>
    <style:style style:name="P164" style:family="paragraph" style:parent-style-name="Footnote">
      <style:text-properties officeooo:rsid="1d88dae4" officeooo:paragraph-rsid="1d88dae4"/>
    </style:style>
    <style:style style:name="P165" style:family="paragraph" style:parent-style-name="Standard">
      <style:text-properties officeooo:paragraph-rsid="1d8dad12"/>
    </style:style>
    <style:style style:name="P166" style:family="paragraph" style:parent-style-name="Standard">
      <style:text-properties officeooo:paragraph-rsid="1d995b80"/>
    </style:style>
    <style:style style:name="P167" style:family="paragraph" style:parent-style-name="Standard">
      <style:text-properties officeooo:paragraph-rsid="1dafadc5"/>
    </style:style>
    <style:style style:name="P168" style:family="paragraph" style:parent-style-name="Text_20_body">
      <style:text-properties officeooo:paragraph-rsid="1d9d17af"/>
    </style:style>
    <style:style style:name="P169" style:family="paragraph" style:parent-style-name="Text_20_body">
      <style:text-properties officeooo:paragraph-rsid="1d9e9afa"/>
    </style:style>
    <style:style style:name="P170" style:family="paragraph" style:parent-style-name="Text_20_body">
      <style:text-properties officeooo:paragraph-rsid="1da01f68"/>
    </style:style>
    <style:style style:name="P171" style:family="paragraph" style:parent-style-name="Text_20_body">
      <style:text-properties officeooo:paragraph-rsid="1da6c946"/>
    </style:style>
    <style:style style:name="P172" style:family="paragraph" style:parent-style-name="Text_20_body">
      <style:text-properties officeooo:paragraph-rsid="1daa34b3"/>
    </style:style>
    <style:style style:name="P173" style:family="paragraph" style:parent-style-name="Text_20_body">
      <style:text-properties officeooo:paragraph-rsid="1db9754b"/>
    </style:style>
    <style:style style:name="P174" style:family="paragraph" style:parent-style-name="Text_20_body">
      <style:text-properties officeooo:paragraph-rsid="1dbaaf61"/>
    </style:style>
    <style:style style:name="P175" style:family="paragraph" style:parent-style-name="Text_20_body">
      <style:text-properties officeooo:paragraph-rsid="1dbfe685"/>
    </style:style>
    <style:style style:name="P176" style:family="paragraph" style:parent-style-name="Text_20_body">
      <style:text-properties officeooo:paragraph-rsid="1dc43109"/>
    </style:style>
    <style:style style:name="P177" style:family="paragraph" style:parent-style-name="Text_20_body">
      <style:text-properties officeooo:paragraph-rsid="1dc6ebf0"/>
    </style:style>
    <style:style style:name="P178" style:family="paragraph" style:parent-style-name="Text_20_body">
      <style:text-properties officeooo:paragraph-rsid="1dcd1ce7"/>
    </style:style>
    <style:style style:name="P179" style:family="paragraph" style:parent-style-name="Text_20_body">
      <style:text-properties officeooo:paragraph-rsid="1dcd5c3f"/>
    </style:style>
    <style:style style:name="P180" style:family="paragraph" style:parent-style-name="Text_20_body">
      <style:text-properties officeooo:paragraph-rsid="1dd01d39"/>
    </style:style>
    <style:style style:name="P181" style:family="paragraph" style:parent-style-name="Text_20_body">
      <style:text-properties officeooo:paragraph-rsid="1dd2808c"/>
    </style:style>
    <style:style style:name="P182" style:family="paragraph" style:parent-style-name="Text_20_body">
      <style:text-properties officeooo:paragraph-rsid="1dd478ce"/>
    </style:style>
    <style:style style:name="P183" style:family="paragraph" style:parent-style-name="Text_20_body">
      <style:text-properties officeooo:paragraph-rsid="1dd61703"/>
    </style:style>
    <style:style style:name="P184" style:family="paragraph" style:parent-style-name="Text_20_body">
      <style:text-properties officeooo:paragraph-rsid="1dd9551c"/>
    </style:style>
    <style:style style:name="P185" style:family="paragraph" style:parent-style-name="Text_20_body">
      <style:text-properties officeooo:paragraph-rsid="1dda0171"/>
    </style:style>
    <style:style style:name="P186" style:family="paragraph" style:parent-style-name="Text_20_body">
      <style:text-properties officeooo:paragraph-rsid="1ddb5460"/>
    </style:style>
    <style:style style:name="P187" style:family="paragraph" style:parent-style-name="Text_20_body">
      <style:text-properties officeooo:paragraph-rsid="1ddd3512"/>
    </style:style>
    <style:style style:name="P188" style:family="paragraph" style:parent-style-name="Standard">
      <style:text-properties officeooo:paragraph-rsid="1de7239e"/>
    </style:style>
    <style:style style:name="P189" style:family="paragraph" style:parent-style-name="Text_20_body">
      <style:text-properties officeooo:paragraph-rsid="1de7239e"/>
    </style:style>
    <style:style style:name="P190" style:family="paragraph" style:parent-style-name="Text_20_body">
      <style:text-properties officeooo:paragraph-rsid="1ddf479c"/>
    </style:style>
    <style:style style:name="P191" style:family="paragraph" style:parent-style-name="Text_20_body">
      <style:text-properties officeooo:paragraph-rsid="1de2d74c"/>
    </style:style>
    <style:style style:name="P192" style:family="paragraph" style:parent-style-name="Text_20_body">
      <style:text-properties officeooo:paragraph-rsid="1de4c325"/>
    </style:style>
    <style:style style:name="P193" style:family="paragraph" style:parent-style-name="Text_20_body">
      <style:text-properties officeooo:paragraph-rsid="1de59116"/>
    </style:style>
    <style:style style:name="P194" style:family="paragraph" style:parent-style-name="Text_20_body">
      <style:text-properties officeooo:paragraph-rsid="1de659c6"/>
    </style:style>
    <style:style style:name="P195" style:family="paragraph" style:parent-style-name="Text_20_body">
      <style:text-properties officeooo:paragraph-rsid="1de853dd"/>
    </style:style>
    <style:style style:name="P196" style:family="paragraph" style:parent-style-name="Text_20_body">
      <style:text-properties officeooo:paragraph-rsid="1de92fc3"/>
    </style:style>
    <style:style style:name="P197" style:family="paragraph" style:parent-style-name="Text_20_body">
      <style:text-properties officeooo:paragraph-rsid="1de9cb42"/>
    </style:style>
    <style:style style:name="P198" style:family="paragraph" style:parent-style-name="Text_20_body">
      <style:text-properties officeooo:paragraph-rsid="1decda79"/>
    </style:style>
    <style:style style:name="P199" style:family="paragraph" style:parent-style-name="Text_20_body">
      <style:text-properties officeooo:paragraph-rsid="1ded000a"/>
    </style:style>
    <style:style style:name="P200" style:family="paragraph" style:parent-style-name="Text_20_body">
      <style:text-properties officeooo:paragraph-rsid="1df04052"/>
    </style:style>
    <style:style style:name="P201" style:family="paragraph" style:parent-style-name="Text_20_body">
      <style:text-properties officeooo:paragraph-rsid="1df36aba"/>
    </style:style>
    <style:style style:name="P202" style:family="paragraph" style:parent-style-name="Text_20_body">
      <style:text-properties officeooo:paragraph-rsid="1df58ba6"/>
    </style:style>
    <style:style style:name="P203" style:family="paragraph" style:parent-style-name="Text_20_body">
      <style:text-properties officeooo:paragraph-rsid="1e005c84"/>
    </style:style>
    <style:style style:name="P204" style:family="paragraph" style:parent-style-name="Text_20_body">
      <style:text-properties officeooo:paragraph-rsid="1e0889e0"/>
    </style:style>
    <style:style style:name="P205" style:family="paragraph" style:parent-style-name="Text_20_body">
      <style:text-properties officeooo:paragraph-rsid="1e08b86f"/>
    </style:style>
    <style:style style:name="P206" style:family="paragraph" style:parent-style-name="Text_20_body">
      <style:text-properties officeooo:paragraph-rsid="1e094ddd"/>
    </style:style>
    <style:style style:name="P207" style:family="paragraph" style:parent-style-name="Standard">
      <style:text-properties officeooo:paragraph-rsid="1e099208"/>
    </style:style>
    <style:style style:name="P208" style:family="paragraph" style:parent-style-name="Text_20_body">
      <style:text-properties officeooo:paragraph-rsid="1e0a9cd7"/>
    </style:style>
    <style:style style:name="P209" style:family="paragraph" style:parent-style-name="Text_20_body">
      <style:text-properties officeooo:paragraph-rsid="1e0dc41c"/>
    </style:style>
    <style:style style:name="P210" style:family="paragraph" style:parent-style-name="Text_20_body">
      <style:text-properties officeooo:paragraph-rsid="1e126852"/>
    </style:style>
    <style:style style:name="P211" style:family="paragraph" style:parent-style-name="Text_20_body">
      <style:text-properties officeooo:paragraph-rsid="1e1372fe"/>
    </style:style>
    <style:style style:name="P212" style:family="paragraph" style:parent-style-name="Text_20_body">
      <style:text-properties officeooo:paragraph-rsid="1e1414ce"/>
    </style:style>
    <style:style style:name="P213" style:family="paragraph" style:parent-style-name="Footnote">
      <style:text-properties officeooo:rsid="1e2945a5" officeooo:paragraph-rsid="1e2945a5"/>
    </style:style>
    <style:style style:name="P214" style:family="paragraph" style:parent-style-name="Heading_20_1">
      <style:text-properties fo:language="en" fo:country="US"/>
    </style:style>
    <style:style style:name="P215" style:family="paragraph" style:parent-style-name="Heading_20_2">
      <style:text-properties fo:language="en" fo:country="US"/>
    </style:style>
    <style:style style:name="P216" style:family="paragraph" style:parent-style-name="Heading_20_3">
      <style:text-properties fo:language="en" fo:country="US"/>
    </style:style>
    <style:style style:name="P217" style:family="paragraph" style:parent-style-name="Heading_20_3">
      <style:text-properties fo:language="en" fo:country="US" officeooo:paragraph-rsid="1ca4be2c"/>
    </style:style>
    <style:style style:name="P218" style:family="paragraph" style:parent-style-name="Heading_20_4">
      <style:text-properties fo:language="en" fo:country="US"/>
    </style:style>
    <style:style style:name="P219" style:family="paragraph" style:parent-style-name="Heading_20_4">
      <style:text-properties fo:language="en" fo:country="US" officeooo:paragraph-rsid="1ce32fe7"/>
    </style:style>
    <style:style style:name="P220" style:family="paragraph" style:parent-style-name="Heading_20_5">
      <style:text-properties fo:language="en" fo:country="US"/>
    </style:style>
    <style:style style:name="P221" style:family="paragraph" style:parent-style-name="Heading_20_5">
      <style:text-properties fo:language="en" fo:country="US" officeooo:paragraph-rsid="1d846020"/>
    </style:style>
    <style:style style:name="P222" style:family="paragraph" style:parent-style-name="Heading_20_6">
      <style:text-properties fo:language="en" fo:country="US"/>
    </style:style>
    <style:style style:name="P223" style:family="paragraph" style:parent-style-name="Standard">
      <style:text-properties fo:language="en" fo:country="US" officeooo:paragraph-rsid="1e41c638"/>
    </style:style>
    <style:style style:name="P224" style:family="paragraph" style:parent-style-name="Standard">
      <style:text-properties fo:language="en" fo:country="US" officeooo:paragraph-rsid="1e4d5671"/>
    </style:style>
    <style:style style:name="P225" style:family="paragraph" style:parent-style-name="Standard">
      <style:text-properties officeooo:paragraph-rsid="1e41c638"/>
    </style:style>
    <style:style style:name="P226" style:family="paragraph" style:parent-style-name="Standard">
      <style:text-properties officeooo:paragraph-rsid="1e448939"/>
    </style:style>
    <style:style style:name="P227" style:family="paragraph" style:parent-style-name="Text_20_body" style:list-style-name="L1">
      <style:paragraph-properties fo:margin-top="0mm" fo:margin-bottom="0mm" style:contextual-spacing="false"/>
    </style:style>
    <style:style style:name="P228" style:family="paragraph" style:parent-style-name="Text_20_body" style:list-style-name="L2">
      <style:paragraph-properties fo:margin-top="0mm" fo:margin-bottom="0mm" style:contextual-spacing="false"/>
      <style:text-properties fo:language="en" fo:country="US"/>
    </style:style>
    <style:style style:name="P229" style:family="paragraph" style:parent-style-name="Text_20_body" style:list-style-name="L2">
      <style:paragraph-properties fo:margin-top="0mm" fo:margin-bottom="0mm" style:contextual-spacing="false"/>
      <style:text-properties fo:language="en" fo:country="US" officeooo:paragraph-rsid="1d2190c3"/>
    </style:style>
    <style:style style:name="P230" style:family="paragraph" style:parent-style-name="Text_20_body" style:list-style-name="L3">
      <style:paragraph-properties fo:margin-top="0mm" fo:margin-bottom="0mm" style:contextual-spacing="false"/>
      <style:text-properties fo:language="en" fo:country="US" officeooo:paragraph-rsid="1d340654"/>
    </style:style>
    <style:style style:name="P231" style:family="paragraph" style:parent-style-name="Text_20_body" style:list-style-name="L3">
      <style:paragraph-properties fo:margin-top="0mm" fo:margin-bottom="0mm" style:contextual-spacing="false"/>
      <style:text-properties fo:language="en" fo:country="US"/>
    </style:style>
    <style:style style:name="P232" style:family="paragraph" style:parent-style-name="Text_20_body" style:list-style-name="L4">
      <style:paragraph-properties fo:margin-top="0mm" fo:margin-bottom="0mm" style:contextual-spacing="false"/>
      <style:text-properties fo:language="en" fo:country="US"/>
    </style:style>
    <style:style style:name="P233" style:family="paragraph" style:parent-style-name="Text_20_body" style:list-style-name="L5">
      <style:paragraph-properties fo:margin-top="0mm" fo:margin-bottom="0mm" style:contextual-spacing="false"/>
      <style:text-properties fo:language="en" fo:country="US" officeooo:paragraph-rsid="1dd6372e"/>
    </style:style>
    <style:style style:name="P234" style:family="paragraph" style:parent-style-name="Text_20_body" style:list-style-name="L6">
      <style:paragraph-properties fo:margin-top="0mm" fo:margin-bottom="0mm" style:contextual-spacing="false"/>
      <style:text-properties fo:language="en" fo:country="US"/>
    </style:style>
    <style:style style:name="P235" style:family="paragraph" style:parent-style-name="Text_20_body" style:list-style-name="L7">
      <style:paragraph-properties fo:margin-top="0mm" fo:margin-bottom="0mm" style:contextual-spacing="false"/>
      <style:text-properties fo:language="en" fo:country="US"/>
    </style:style>
    <style:style style:name="P236" style:family="paragraph" style:parent-style-name="Text_20_body" style:list-style-name="L8">
      <style:paragraph-properties fo:margin-top="0mm" fo:margin-bottom="0mm" style:contextual-spacing="false"/>
      <style:text-properties fo:language="en" fo:country="US"/>
    </style:style>
    <style:style style:name="P237" style:family="paragraph" style:parent-style-name="Text_20_body" style:list-style-name="L9">
      <style:paragraph-properties fo:margin-top="0mm" fo:margin-bottom="0mm" style:contextual-spacing="false"/>
      <style:text-properties fo:language="en" fo:country="US"/>
    </style:style>
    <style:style style:name="P238" style:family="paragraph" style:parent-style-name="Text_20_body" style:list-style-name="L10">
      <style:paragraph-properties fo:margin-top="0mm" fo:margin-bottom="0mm" style:contextual-spacing="false"/>
      <style:text-properties fo:language="en" fo:country="US"/>
    </style:style>
    <style:style style:name="P239" style:family="paragraph" style:parent-style-name="Text_20_body" style:list-style-name="L11">
      <style:paragraph-properties fo:margin-top="0mm" fo:margin-bottom="0mm" style:contextual-spacing="false"/>
      <style:text-properties fo:language="en" fo:country="US"/>
    </style:style>
    <style:style style:name="P240" style:family="paragraph" style:parent-style-name="Text_20_body" style:list-style-name="L12">
      <style:paragraph-properties fo:margin-top="0mm" fo:margin-bottom="0mm" style:contextual-spacing="false"/>
      <style:text-properties fo:language="en" fo:country="US"/>
    </style:style>
    <style:style style:name="P241" style:family="paragraph" style:parent-style-name="Text_20_body" style:list-style-name="L13">
      <style:paragraph-properties fo:margin-top="0mm" fo:margin-bottom="0mm" style:contextual-spacing="false"/>
      <style:text-properties fo:language="en" fo:country="US"/>
    </style:style>
    <style:style style:name="P242" style:family="paragraph" style:parent-style-name="Text_20_body" style:list-style-name="L14">
      <style:paragraph-properties fo:margin-top="0mm" fo:margin-bottom="0mm" style:contextual-spacing="false"/>
      <style:text-properties fo:language="en" fo:country="US"/>
    </style:style>
    <style:style style:name="P243" style:family="paragraph" style:parent-style-name="Text_20_body" style:list-style-name="L15">
      <style:paragraph-properties fo:margin-top="0mm" fo:margin-bottom="0mm" style:contextual-spacing="false"/>
      <style:text-properties fo:language="en" fo:country="US"/>
    </style:style>
    <style:style style:name="P244" style:family="paragraph" style:parent-style-name="Text_20_body" style:list-style-name="L16">
      <style:paragraph-properties fo:margin-top="0mm" fo:margin-bottom="0mm" style:contextual-spacing="false"/>
      <style:text-properties fo:language="en" fo:country="US"/>
    </style:style>
    <style:style style:name="P245" style:family="paragraph" style:parent-style-name="Text_20_body" style:list-style-name="L17">
      <style:paragraph-properties fo:margin-top="0mm" fo:margin-bottom="0mm" style:contextual-spacing="false"/>
      <style:text-properties fo:language="en" fo:country="US"/>
    </style:style>
    <style:style style:name="P246" style:family="paragraph" style:parent-style-name="Text_20_body" style:list-style-name="L18">
      <style:paragraph-properties fo:margin-top="0mm" fo:margin-bottom="0mm" style:contextual-spacing="false"/>
      <style:text-properties fo:language="en" fo:country="US"/>
    </style:style>
    <style:style style:name="P247" style:family="paragraph" style:parent-style-name="Text_20_body" style:list-style-name="L19">
      <style:paragraph-properties fo:margin-top="0mm" fo:margin-bottom="0mm" style:contextual-spacing="false"/>
      <style:text-properties fo:language="en" fo:country="US"/>
    </style:style>
    <style:style style:name="P248" style:family="paragraph" style:parent-style-name="Text_20_body" style:list-style-name="L20">
      <style:paragraph-properties fo:margin-top="0mm" fo:margin-bottom="0mm" style:contextual-spacing="false"/>
      <style:text-properties fo:language="en" fo:country="US"/>
    </style:style>
    <style:style style:name="P249" style:family="paragraph" style:parent-style-name="Text_20_body" style:list-style-name="L21">
      <style:paragraph-properties fo:margin-top="0mm" fo:margin-bottom="0mm" style:contextual-spacing="false"/>
      <style:text-properties fo:language="en" fo:country="US"/>
    </style:style>
    <style:style style:name="P250" style:family="paragraph" style:parent-style-name="Text_20_body" style:list-style-name="L22">
      <style:paragraph-properties fo:margin-top="0mm" fo:margin-bottom="0mm" style:contextual-spacing="false"/>
      <style:text-properties fo:language="en" fo:country="US"/>
    </style:style>
    <style:style style:name="P251" style:family="paragraph" style:parent-style-name="Text_20_body" style:list-style-name="L23">
      <style:paragraph-properties fo:margin-top="0mm" fo:margin-bottom="0mm" style:contextual-spacing="false"/>
      <style:text-properties fo:language="en" fo:country="US"/>
    </style:style>
    <style:style style:name="P252" style:family="paragraph" style:parent-style-name="Text_20_body" style:list-style-name="L24">
      <style:paragraph-properties fo:margin-top="0mm" fo:margin-bottom="0mm" style:contextual-spacing="false"/>
      <style:text-properties fo:language="en" fo:country="US"/>
    </style:style>
    <style:style style:name="P253" style:family="paragraph" style:parent-style-name="Text_20_body" style:list-style-name="L25">
      <style:paragraph-properties fo:margin-top="0mm" fo:margin-bottom="0mm" style:contextual-spacing="false"/>
      <style:text-properties fo:language="en" fo:country="US"/>
    </style:style>
    <style:style style:name="P254" style:family="paragraph" style:parent-style-name="Text_20_body" style:list-style-name="L26">
      <style:paragraph-properties fo:margin-top="0mm" fo:margin-bottom="0mm" style:contextual-spacing="false"/>
      <style:text-properties fo:language="en" fo:country="US"/>
    </style:style>
    <style:style style:name="P255" style:family="paragraph" style:parent-style-name="Text_20_body" style:list-style-name="L27">
      <style:paragraph-properties fo:margin-top="0mm" fo:margin-bottom="0mm" style:contextual-spacing="false"/>
      <style:text-properties fo:language="en" fo:country="US"/>
    </style:style>
    <style:style style:name="P256" style:family="paragraph" style:parent-style-name="Text_20_body" style:list-style-name="L28">
      <style:paragraph-properties fo:margin-top="0mm" fo:margin-bottom="0mm" style:contextual-spacing="false"/>
      <style:text-properties fo:language="en" fo:country="US"/>
    </style:style>
    <style:style style:name="P257" style:family="paragraph" style:parent-style-name="Text_20_body" style:list-style-name="L29">
      <style:paragraph-properties fo:margin-top="0mm" fo:margin-bottom="0mm" style:contextual-spacing="false"/>
      <style:text-properties fo:language="en" fo:country="US"/>
    </style:style>
    <style:style style:name="P258" style:family="paragraph" style:parent-style-name="Text_20_body" style:list-style-name="L30">
      <style:paragraph-properties fo:margin-top="0mm" fo:margin-bottom="0mm" style:contextual-spacing="false"/>
      <style:text-properties fo:language="en" fo:country="US"/>
    </style:style>
    <style:style style:name="P259" style:family="paragraph" style:parent-style-name="Text_20_body" style:list-style-name="L31">
      <style:paragraph-properties fo:margin-top="0mm" fo:margin-bottom="0mm" style:contextual-spacing="false"/>
      <style:text-properties fo:language="en" fo:country="US"/>
    </style:style>
    <style:style style:name="P260" style:family="paragraph" style:parent-style-name="Text_20_body" style:list-style-name="L32">
      <style:paragraph-properties fo:margin-top="0mm" fo:margin-bottom="0mm" style:contextual-spacing="false"/>
      <style:text-properties fo:language="en" fo:country="US"/>
    </style:style>
    <style:style style:name="P261" style:family="paragraph" style:parent-style-name="Text_20_body" style:list-style-name="L33">
      <style:paragraph-properties fo:margin-top="0mm" fo:margin-bottom="0mm" style:contextual-spacing="false"/>
      <style:text-properties fo:language="en" fo:country="US"/>
    </style:style>
    <style:style style:name="P262" style:family="paragraph" style:parent-style-name="Text_20_body" style:list-style-name="L34">
      <style:paragraph-properties fo:margin-top="0mm" fo:margin-bottom="0mm" style:contextual-spacing="false"/>
      <style:text-properties fo:language="en" fo:country="US"/>
    </style:style>
    <style:style style:name="P263" style:family="paragraph" style:parent-style-name="Text_20_body" style:list-style-name="L35">
      <style:paragraph-properties fo:margin-top="0mm" fo:margin-bottom="0mm" style:contextual-spacing="false"/>
      <style:text-properties fo:language="en" fo:country="US"/>
    </style:style>
    <style:style style:name="P264" style:family="paragraph" style:parent-style-name="Text_20_body" style:list-style-name="L36">
      <style:paragraph-properties fo:margin-top="0mm" fo:margin-bottom="0mm" style:contextual-spacing="false"/>
      <style:text-properties fo:language="en" fo:country="US"/>
    </style:style>
    <style:style style:name="P265" style:family="paragraph" style:parent-style-name="Text_20_body" style:list-style-name="L37">
      <style:paragraph-properties fo:margin-top="0mm" fo:margin-bottom="0mm" style:contextual-spacing="false"/>
      <style:text-properties fo:language="en" fo:country="US"/>
    </style:style>
    <style:style style:name="P266" style:family="paragraph" style:parent-style-name="Text_20_body" style:list-style-name="L38">
      <style:paragraph-properties fo:margin-top="0mm" fo:margin-bottom="0mm" style:contextual-spacing="false"/>
      <style:text-properties fo:language="en" fo:country="US"/>
    </style:style>
    <style:style style:name="P267" style:family="paragraph" style:parent-style-name="Text_20_body">
      <style:text-properties fo:language="en" fo:country="US" officeooo:paragraph-rsid="1e4929b2"/>
    </style:style>
    <style:style style:name="P268" style:family="paragraph" style:parent-style-name="Text_20_body">
      <style:text-properties fo:language="en" fo:country="US" officeooo:paragraph-rsid="1e493f1f"/>
    </style:style>
    <style:style style:name="P269" style:family="paragraph" style:parent-style-name="Text_20_body">
      <style:text-properties fo:language="en" fo:country="US" officeooo:paragraph-rsid="1e494ca2"/>
    </style:style>
    <style:style style:name="P270" style:family="paragraph" style:parent-style-name="Text_20_body">
      <style:text-properties fo:language="en" fo:country="US" officeooo:paragraph-rsid="1e51bb77"/>
    </style:style>
    <style:style style:name="P271" style:family="paragraph" style:parent-style-name="Text_20_body">
      <style:text-properties fo:language="en" fo:country="US" officeooo:paragraph-rsid="1e51ebc0"/>
    </style:style>
    <style:style style:name="P272" style:family="paragraph" style:parent-style-name="Text_20_body" style:list-style-name="L20">
      <style:paragraph-properties fo:margin-top="0mm" fo:margin-bottom="0mm" style:contextual-spacing="false"/>
    </style:style>
    <style:style style:name="P273" style:family="paragraph" style:parent-style-name="Text_20_body" style:list-style-name="L25">
      <style:paragraph-properties fo:margin-top="0mm" fo:margin-bottom="0mm" style:contextual-spacing="false"/>
    </style:style>
    <style:style style:name="P274" style:family="paragraph" style:parent-style-name="Text_20_body">
      <style:text-properties officeooo:paragraph-rsid="1e493f1f"/>
    </style:style>
    <style:style style:name="P275" style:family="paragraph" style:parent-style-name="Text_20_body">
      <style:text-properties officeooo:paragraph-rsid="1e494ca2"/>
    </style:style>
    <style:style style:name="T1" style:family="text">
      <style:text-properties fo:font-weight="bold" style:font-weight-asian="bold" style:font-weight-complex="bold"/>
    </style:style>
    <style:style style:name="T2" style:family="text">
      <style:text-properties fo:font-weight="bold" officeooo:rsid="1c579fee" style:font-weight-asian="bold" style:font-weight-complex="bold"/>
    </style:style>
    <style:style style:name="T3" style:family="text">
      <style:text-properties fo:font-style="italic" style:font-style-asian="italic" style:font-style-complex="italic"/>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language="en" fo:country="US" officeooo:rsid="1c5bb6d2"/>
    </style:style>
    <style:style style:name="T7" style:family="text">
      <style:text-properties fo:language="en" fo:country="US" officeooo:rsid="1c5c50d1"/>
    </style:style>
    <style:style style:name="T8" style:family="text">
      <style:text-properties fo:language="en" fo:country="US" officeooo:rsid="1c86cc0e"/>
    </style:style>
    <style:style style:name="T9" style:family="text">
      <style:text-properties fo:language="en" fo:country="US" officeooo:rsid="1c883cf9"/>
    </style:style>
    <style:style style:name="T10" style:family="text">
      <style:text-properties fo:language="en" fo:country="US" officeooo:rsid="1c8ac0a4"/>
    </style:style>
    <style:style style:name="T11" style:family="text">
      <style:text-properties fo:language="en" fo:country="US" officeooo:rsid="1c8b8912"/>
    </style:style>
    <style:style style:name="T12" style:family="text">
      <style:text-properties fo:language="en" fo:country="US" officeooo:rsid="1c8cf1a1"/>
    </style:style>
    <style:style style:name="T13" style:family="text">
      <style:text-properties fo:language="en" fo:country="US" officeooo:rsid="1c8e35d0"/>
    </style:style>
    <style:style style:name="T14" style:family="text">
      <style:text-properties fo:language="en" fo:country="US" officeooo:rsid="1c90036f"/>
    </style:style>
    <style:style style:name="T15" style:family="text">
      <style:text-properties fo:language="en" fo:country="US" officeooo:rsid="1c9239a2"/>
    </style:style>
    <style:style style:name="T16" style:family="text">
      <style:text-properties fo:language="en" fo:country="US" officeooo:rsid="1c929363"/>
    </style:style>
    <style:style style:name="T17" style:family="text">
      <style:text-properties fo:language="en" fo:country="US" officeooo:rsid="1c93c321"/>
    </style:style>
    <style:style style:name="T18" style:family="text">
      <style:text-properties fo:language="en" fo:country="US" officeooo:rsid="1c9554ef"/>
    </style:style>
    <style:style style:name="T19" style:family="text">
      <style:text-properties fo:language="en" fo:country="US" officeooo:rsid="1c970c99"/>
    </style:style>
    <style:style style:name="T20" style:family="text">
      <style:text-properties fo:language="en" fo:country="US" officeooo:rsid="1c97a223"/>
    </style:style>
    <style:style style:name="T21" style:family="text">
      <style:text-properties fo:language="en" fo:country="US" officeooo:rsid="1c998fd3"/>
    </style:style>
    <style:style style:name="T22" style:family="text">
      <style:text-properties fo:language="en" fo:country="US" officeooo:rsid="1c9a21db"/>
    </style:style>
    <style:style style:name="T23" style:family="text">
      <style:text-properties fo:language="en" fo:country="US" officeooo:rsid="1ca376c7"/>
    </style:style>
    <style:style style:name="T24" style:family="text">
      <style:text-properties fo:language="en" fo:country="US" officeooo:rsid="1ca39e8b"/>
    </style:style>
    <style:style style:name="T25" style:family="text">
      <style:text-properties fo:language="en" fo:country="US" officeooo:rsid="1cb171ce"/>
    </style:style>
    <style:style style:name="T26" style:family="text">
      <style:text-properties fo:language="en" fo:country="US" officeooo:rsid="1cb2be8a"/>
    </style:style>
    <style:style style:name="T27" style:family="text">
      <style:text-properties fo:language="en" fo:country="US" officeooo:rsid="1cb3a788"/>
    </style:style>
    <style:style style:name="T28" style:family="text">
      <style:text-properties fo:language="en" fo:country="US" officeooo:rsid="1cb4ea30"/>
    </style:style>
    <style:style style:name="T29" style:family="text">
      <style:text-properties fo:language="en" fo:country="US" officeooo:rsid="1cb764d6"/>
    </style:style>
    <style:style style:name="T30" style:family="text">
      <style:text-properties fo:language="en" fo:country="US" officeooo:rsid="1cb88625"/>
    </style:style>
    <style:style style:name="T31" style:family="text">
      <style:text-properties fo:language="en" fo:country="US" officeooo:rsid="1cba2c9f"/>
    </style:style>
    <style:style style:name="T32" style:family="text">
      <style:text-properties fo:language="en" fo:country="US" officeooo:rsid="1cba6e43"/>
    </style:style>
    <style:style style:name="T33" style:family="text">
      <style:text-properties fo:language="en" fo:country="US" officeooo:rsid="1cbb8624"/>
    </style:style>
    <style:style style:name="T34" style:family="text">
      <style:text-properties fo:language="en" fo:country="US" officeooo:rsid="1cbd39bd"/>
    </style:style>
    <style:style style:name="T35" style:family="text">
      <style:text-properties fo:language="en" fo:country="US" officeooo:rsid="1cbec70b"/>
    </style:style>
    <style:style style:name="T36" style:family="text">
      <style:text-properties fo:language="en" fo:country="US" officeooo:rsid="1cc040c8"/>
    </style:style>
    <style:style style:name="T37" style:family="text">
      <style:text-properties fo:language="en" fo:country="US" officeooo:rsid="1d30c145"/>
    </style:style>
    <style:style style:name="T38" style:family="text">
      <style:text-properties fo:language="en" fo:country="US" officeooo:rsid="1d5465c3"/>
    </style:style>
    <style:style style:name="T39" style:family="text">
      <style:text-properties fo:language="en" fo:country="US" officeooo:rsid="1d5571af"/>
    </style:style>
    <style:style style:name="T40" style:family="text">
      <style:text-properties fo:language="en" fo:country="US" officeooo:rsid="1d557206"/>
    </style:style>
    <style:style style:name="T41" style:family="text">
      <style:text-properties fo:language="en" fo:country="US" officeooo:rsid="1d5fa35c"/>
    </style:style>
    <style:style style:name="T42" style:family="text">
      <style:text-properties fo:language="en" fo:country="US" officeooo:rsid="1d613e57"/>
    </style:style>
    <style:style style:name="T43" style:family="text">
      <style:text-properties fo:language="en" fo:country="US" officeooo:rsid="1d62621b"/>
    </style:style>
    <style:style style:name="T44" style:family="text">
      <style:text-properties fo:language="en" fo:country="US" officeooo:rsid="1d63ee55"/>
    </style:style>
    <style:style style:name="T45" style:family="text">
      <style:text-properties fo:language="en" fo:country="US" officeooo:rsid="1d64a2e5"/>
    </style:style>
    <style:style style:name="T46" style:family="text">
      <style:text-properties fo:language="en" fo:country="US" officeooo:rsid="1d666151"/>
    </style:style>
    <style:style style:name="T47" style:family="text">
      <style:text-properties fo:language="en" fo:country="US" officeooo:rsid="1d67f801"/>
    </style:style>
    <style:style style:name="T48" style:family="text">
      <style:text-properties fo:language="en" fo:country="US" officeooo:rsid="1d6834a9"/>
    </style:style>
    <style:style style:name="T49" style:family="text">
      <style:text-properties fo:language="en" fo:country="US" officeooo:rsid="1d697bcb"/>
    </style:style>
    <style:style style:name="T50" style:family="text">
      <style:text-properties fo:language="en" fo:country="US" officeooo:rsid="1d6b5fba"/>
    </style:style>
    <style:style style:name="T51" style:family="text">
      <style:text-properties fo:language="en" fo:country="US" officeooo:rsid="1d6c3668"/>
    </style:style>
    <style:style style:name="T52" style:family="text">
      <style:text-properties fo:language="en" fo:country="US" officeooo:rsid="1d72dbc0"/>
    </style:style>
    <style:style style:name="T53" style:family="text">
      <style:text-properties fo:language="en" fo:country="US" officeooo:rsid="1d74c9f7"/>
    </style:style>
    <style:style style:name="T54" style:family="text">
      <style:text-properties fo:language="en" fo:country="US" officeooo:rsid="1d75747f"/>
    </style:style>
    <style:style style:name="T55" style:family="text">
      <style:text-properties fo:language="en" fo:country="US" officeooo:rsid="1d76c3fe"/>
    </style:style>
    <style:style style:name="T56" style:family="text">
      <style:text-properties fo:language="en" fo:country="US" officeooo:rsid="1d79002d"/>
    </style:style>
    <style:style style:name="T57" style:family="text">
      <style:text-properties fo:language="en" fo:country="US" officeooo:rsid="1d7a95e2"/>
    </style:style>
    <style:style style:name="T58" style:family="text">
      <style:text-properties fo:language="en" fo:country="US" officeooo:rsid="1d7c80e7"/>
    </style:style>
    <style:style style:name="T59" style:family="text">
      <style:text-properties fo:language="en" fo:country="US" officeooo:rsid="1d7d9eff"/>
    </style:style>
    <style:style style:name="T60" style:family="text">
      <style:text-properties fo:language="en" fo:country="US" officeooo:rsid="1d859b9a"/>
    </style:style>
    <style:style style:name="T61" style:family="text">
      <style:text-properties fo:language="en" fo:country="US" officeooo:rsid="1d8dad12"/>
    </style:style>
    <style:style style:name="T62" style:family="text">
      <style:text-properties fo:language="en" fo:country="US" officeooo:rsid="1d995b80"/>
    </style:style>
    <style:style style:name="T63" style:family="text">
      <style:text-properties fo:language="en" fo:country="US" officeooo:rsid="1d9d17af"/>
    </style:style>
    <style:style style:name="T64" style:family="text">
      <style:text-properties fo:language="en" fo:country="US" officeooo:rsid="1d9e9afa"/>
    </style:style>
    <style:style style:name="T65" style:family="text">
      <style:text-properties fo:language="en" fo:country="US" officeooo:rsid="1da01f68"/>
    </style:style>
    <style:style style:name="T66" style:family="text">
      <style:text-properties fo:language="en" fo:country="US" officeooo:rsid="1da227fb"/>
    </style:style>
    <style:style style:name="T67" style:family="text">
      <style:text-properties fo:language="en" fo:country="US" officeooo:rsid="1da6c946"/>
    </style:style>
    <style:style style:name="T68" style:family="text">
      <style:text-properties fo:language="en" fo:country="US" officeooo:rsid="1da546b6"/>
    </style:style>
    <style:style style:name="T69" style:family="text">
      <style:text-properties fo:language="en" fo:country="US" officeooo:rsid="1daa34b3"/>
    </style:style>
    <style:style style:name="T70" style:family="text">
      <style:text-properties fo:language="en" fo:country="US" officeooo:rsid="1dafadc5"/>
    </style:style>
    <style:style style:name="T71" style:family="text">
      <style:text-properties fo:language="en" fo:country="US" officeooo:rsid="1db04d7f"/>
    </style:style>
    <style:style style:name="T72" style:family="text">
      <style:text-properties fo:language="en" fo:country="US" officeooo:rsid="1db405c4"/>
    </style:style>
    <style:style style:name="T73" style:family="text">
      <style:text-properties fo:language="en" fo:country="US" officeooo:rsid="1db9754b"/>
    </style:style>
    <style:style style:name="T74" style:family="text">
      <style:text-properties fo:language="en" fo:country="US" officeooo:rsid="1dbaaf61"/>
    </style:style>
    <style:style style:name="T75" style:family="text">
      <style:text-properties fo:language="en" fo:country="US" officeooo:rsid="1dbfe685"/>
    </style:style>
    <style:style style:name="T76" style:family="text">
      <style:text-properties fo:language="en" fo:country="US" officeooo:rsid="1dc17c52"/>
    </style:style>
    <style:style style:name="T77" style:family="text">
      <style:text-properties fo:language="en" fo:country="US" officeooo:rsid="1dc43109"/>
    </style:style>
    <style:style style:name="T78" style:family="text">
      <style:text-properties fo:language="en" fo:country="US" officeooo:rsid="1dc6ebf0"/>
    </style:style>
    <style:style style:name="T79" style:family="text">
      <style:text-properties fo:language="en" fo:country="US" officeooo:rsid="1dc78437"/>
    </style:style>
    <style:style style:name="T80" style:family="text">
      <style:text-properties fo:language="en" fo:country="US" officeooo:rsid="1dcd1ce7"/>
    </style:style>
    <style:style style:name="T81" style:family="text">
      <style:text-properties fo:language="en" fo:country="US" officeooo:rsid="1dcd5c3f"/>
    </style:style>
    <style:style style:name="T82" style:family="text">
      <style:text-properties fo:language="en" fo:country="US" officeooo:rsid="1dd01d39"/>
    </style:style>
    <style:style style:name="T83" style:family="text">
      <style:text-properties fo:language="en" fo:country="US" officeooo:rsid="1dd12153"/>
    </style:style>
    <style:style style:name="T84" style:family="text">
      <style:text-properties fo:language="en" fo:country="US" officeooo:rsid="1dd2808c"/>
    </style:style>
    <style:style style:name="T85" style:family="text">
      <style:text-properties fo:language="en" fo:country="US" officeooo:rsid="1dd2937a"/>
    </style:style>
    <style:style style:name="T86" style:family="text">
      <style:text-properties fo:language="en" fo:country="US" officeooo:rsid="1dd478ce"/>
    </style:style>
    <style:style style:name="T87" style:family="text">
      <style:text-properties fo:language="en" fo:country="US" officeooo:rsid="1dd61703"/>
    </style:style>
    <style:style style:name="T88" style:family="text">
      <style:text-properties fo:language="en" fo:country="US" officeooo:rsid="1dd9551c"/>
    </style:style>
    <style:style style:name="T89" style:family="text">
      <style:text-properties fo:language="en" fo:country="US" officeooo:rsid="1dda0171"/>
    </style:style>
    <style:style style:name="T90" style:family="text">
      <style:text-properties fo:language="en" fo:country="US" officeooo:rsid="1ddb5460"/>
    </style:style>
    <style:style style:name="T91" style:family="text">
      <style:text-properties fo:language="en" fo:country="US" officeooo:rsid="1ddd3512"/>
    </style:style>
    <style:style style:name="T92" style:family="text">
      <style:text-properties fo:language="en" fo:country="US" officeooo:rsid="1ddf479c"/>
    </style:style>
    <style:style style:name="T93" style:family="text">
      <style:text-properties fo:language="en" fo:country="US" officeooo:rsid="1de0006c"/>
    </style:style>
    <style:style style:name="T94" style:family="text">
      <style:text-properties fo:language="en" fo:country="US" officeooo:rsid="1de2d74c"/>
    </style:style>
    <style:style style:name="T95" style:family="text">
      <style:text-properties fo:language="en" fo:country="US" officeooo:rsid="1de4c325"/>
    </style:style>
    <style:style style:name="T96" style:family="text">
      <style:text-properties fo:language="en" fo:country="US" officeooo:rsid="1de59116"/>
    </style:style>
    <style:style style:name="T97" style:family="text">
      <style:text-properties fo:language="en" fo:country="US" officeooo:rsid="1de659c6"/>
    </style:style>
    <style:style style:name="T98" style:family="text">
      <style:text-properties fo:language="en" fo:country="US" officeooo:rsid="1de7239e"/>
    </style:style>
    <style:style style:name="T99" style:family="text">
      <style:text-properties fo:language="en" fo:country="US" officeooo:rsid="1de853dd"/>
    </style:style>
    <style:style style:name="T100" style:family="text">
      <style:text-properties fo:language="en" fo:country="US" officeooo:rsid="1de92fc3"/>
    </style:style>
    <style:style style:name="T101" style:family="text">
      <style:text-properties fo:language="en" fo:country="US" officeooo:rsid="1de9cb42"/>
    </style:style>
    <style:style style:name="T102" style:family="text">
      <style:text-properties fo:language="en" fo:country="US" officeooo:rsid="1debe98a"/>
    </style:style>
    <style:style style:name="T103" style:family="text">
      <style:text-properties fo:language="en" fo:country="US" officeooo:rsid="1decda79"/>
    </style:style>
    <style:style style:name="T104" style:family="text">
      <style:text-properties fo:language="en" fo:country="US" officeooo:rsid="1ded000a"/>
    </style:style>
    <style:style style:name="T105" style:family="text">
      <style:text-properties fo:language="en" fo:country="US" officeooo:rsid="1df04052"/>
    </style:style>
    <style:style style:name="T106" style:family="text">
      <style:text-properties fo:language="en" fo:country="US" officeooo:rsid="1df14fde"/>
    </style:style>
    <style:style style:name="T107" style:family="text">
      <style:text-properties fo:language="en" fo:country="US" officeooo:rsid="1df36aba"/>
    </style:style>
    <style:style style:name="T108" style:family="text">
      <style:text-properties fo:language="en" fo:country="US" officeooo:rsid="1df473fd"/>
    </style:style>
    <style:style style:name="T109" style:family="text">
      <style:text-properties fo:language="en" fo:country="US" officeooo:rsid="1df58ba6"/>
    </style:style>
    <style:style style:name="T110" style:family="text">
      <style:text-properties fo:language="en" fo:country="US" officeooo:rsid="1df9030a"/>
    </style:style>
    <style:style style:name="T111" style:family="text">
      <style:text-properties fo:language="en" fo:country="US" officeooo:rsid="1dfa743f"/>
    </style:style>
    <style:style style:name="T112" style:family="text">
      <style:text-properties fo:language="en" fo:country="US" officeooo:rsid="1e005c84"/>
    </style:style>
    <style:style style:name="T113" style:family="text">
      <style:text-properties fo:language="en" fo:country="US" officeooo:rsid="1e025012"/>
    </style:style>
    <style:style style:name="T114" style:family="text">
      <style:text-properties fo:language="en" fo:country="US" officeooo:rsid="1e0652b1"/>
    </style:style>
    <style:style style:name="T115" style:family="text">
      <style:text-properties fo:language="en" fo:country="US" officeooo:rsid="1e078bb3"/>
    </style:style>
    <style:style style:name="T116" style:family="text">
      <style:text-properties fo:language="en" fo:country="US" officeooo:rsid="1e0889e0"/>
    </style:style>
    <style:style style:name="T117" style:family="text">
      <style:text-properties fo:language="en" fo:country="US" officeooo:rsid="1e08b86f"/>
    </style:style>
    <style:style style:name="T118" style:family="text">
      <style:text-properties fo:language="en" fo:country="US" officeooo:rsid="1e094ddd"/>
    </style:style>
    <style:style style:name="T119" style:family="text">
      <style:text-properties fo:language="en" fo:country="US" officeooo:rsid="1e0956d4"/>
    </style:style>
    <style:style style:name="T120" style:family="text">
      <style:text-properties fo:language="en" fo:country="US" officeooo:rsid="1e099208"/>
    </style:style>
    <style:style style:name="T121" style:family="text">
      <style:text-properties fo:language="en" fo:country="US" officeooo:rsid="1e0a9cd7"/>
    </style:style>
    <style:style style:name="T122" style:family="text">
      <style:text-properties fo:language="en" fo:country="US" officeooo:rsid="1e0dc41c"/>
    </style:style>
    <style:style style:name="T123" style:family="text">
      <style:text-properties fo:language="en" fo:country="US" officeooo:rsid="1e126852"/>
    </style:style>
    <style:style style:name="T124" style:family="text">
      <style:text-properties fo:language="en" fo:country="US" officeooo:rsid="1e1372fe"/>
    </style:style>
    <style:style style:name="T125" style:family="text">
      <style:text-properties fo:language="en" fo:country="US" officeooo:rsid="1e1414ce"/>
    </style:style>
    <style:style style:name="T126" style:family="text">
      <style:text-properties fo:language="en" fo:country="US" officeooo:rsid="1e18e3d3"/>
    </style:style>
    <style:style style:name="T127" style:family="text">
      <style:text-properties fo:language="en" fo:country="US" officeooo:rsid="1e41a76b"/>
    </style:style>
    <style:style style:name="T128" style:family="text">
      <style:text-properties fo:language="en" fo:country="US" officeooo:rsid="1e41c638"/>
    </style:style>
    <style:style style:name="T129" style:family="text">
      <style:text-properties fo:language="en" fo:country="US" officeooo:rsid="1e4342f7"/>
    </style:style>
    <style:style style:name="T130" style:family="text">
      <style:text-properties fo:language="en" fo:country="US" officeooo:rsid="1e448939"/>
    </style:style>
    <style:style style:name="T131" style:family="text">
      <style:text-properties fo:language="en" fo:country="US" officeooo:rsid="1e493f1f"/>
    </style:style>
    <style:style style:name="T132" style:family="text">
      <style:text-properties fo:language="en" fo:country="US" officeooo:rsid="1e494ca2"/>
    </style:style>
    <style:style style:name="T133" style:family="text">
      <style:text-properties officeooo:rsid="1c579fee"/>
    </style:style>
    <style:style style:name="T134" style:family="text">
      <style:text-properties officeooo:rsid="1c57e2be"/>
    </style:style>
    <style:style style:name="T135" style:family="text">
      <style:text-properties officeooo:rsid="1c583a7e"/>
    </style:style>
    <style:style style:name="T136" style:family="text">
      <style:text-properties officeooo:rsid="1c591074"/>
    </style:style>
    <style:style style:name="T137" style:family="text">
      <style:text-properties officeooo:rsid="1c597ac8"/>
    </style:style>
    <style:style style:name="T138" style:family="text">
      <style:text-properties officeooo:rsid="1c5ad8f1"/>
    </style:style>
    <style:style style:name="T139" style:family="text">
      <style:text-properties officeooo:rsid="1c5bb6d2"/>
    </style:style>
    <style:style style:name="T140" style:family="text">
      <style:text-properties officeooo:rsid="1c5c50d1"/>
    </style:style>
    <style:style style:name="T141" style:family="text">
      <style:text-properties officeooo:rsid="1c5dce09"/>
    </style:style>
    <style:style style:name="T142" style:family="text">
      <style:text-properties officeooo:rsid="1c5e4b38"/>
    </style:style>
    <style:style style:name="T143" style:family="text">
      <style:text-properties officeooo:rsid="1c5eea0e"/>
    </style:style>
    <style:style style:name="T144" style:family="text">
      <style:text-properties officeooo:rsid="1c6065d0"/>
    </style:style>
    <style:style style:name="T145" style:family="text">
      <style:text-properties officeooo:rsid="1c623351"/>
    </style:style>
    <style:style style:name="T146" style:family="text">
      <style:text-properties officeooo:rsid="1c64297e"/>
    </style:style>
    <style:style style:name="T147" style:family="text">
      <style:text-properties officeooo:rsid="1c647877"/>
    </style:style>
    <style:style style:name="T148" style:family="text">
      <style:text-properties officeooo:rsid="1c6542bf"/>
    </style:style>
    <style:style style:name="T149" style:family="text">
      <style:text-properties officeooo:rsid="1c658823"/>
    </style:style>
    <style:style style:name="T150" style:family="text">
      <style:text-properties officeooo:rsid="1c6606f8"/>
    </style:style>
    <style:style style:name="T151" style:family="text">
      <style:text-properties officeooo:rsid="1c66299b"/>
    </style:style>
    <style:style style:name="T152" style:family="text">
      <style:text-properties officeooo:rsid="1c66433b"/>
    </style:style>
    <style:style style:name="T153" style:family="text">
      <style:text-properties officeooo:rsid="1c678b7e"/>
    </style:style>
    <style:style style:name="T154" style:family="text">
      <style:text-properties officeooo:rsid="1c683ce6"/>
    </style:style>
    <style:style style:name="T155" style:family="text">
      <style:text-properties officeooo:rsid="1c69d871"/>
    </style:style>
    <style:style style:name="T156" style:family="text">
      <style:text-properties officeooo:rsid="1c6acd1d"/>
    </style:style>
    <style:style style:name="T157" style:family="text">
      <style:text-properties officeooo:rsid="1c6c7326"/>
    </style:style>
    <style:style style:name="T158" style:family="text">
      <style:text-properties officeooo:rsid="1c6e266d"/>
    </style:style>
    <style:style style:name="T159" style:family="text">
      <style:text-properties officeooo:rsid="1c6fa181"/>
    </style:style>
    <style:style style:name="T160" style:family="text">
      <style:text-properties officeooo:rsid="1c72e011"/>
    </style:style>
    <style:style style:name="T161" style:family="text">
      <style:text-properties officeooo:rsid="1c73d4ba"/>
    </style:style>
    <style:style style:name="T162" style:family="text">
      <style:text-properties officeooo:rsid="1c75116b"/>
    </style:style>
    <style:style style:name="T163" style:family="text">
      <style:text-properties officeooo:rsid="1c768b02"/>
    </style:style>
    <style:style style:name="T164" style:family="text">
      <style:text-properties officeooo:rsid="1c77310d"/>
    </style:style>
    <style:style style:name="T165" style:family="text">
      <style:text-properties officeooo:rsid="1c792787"/>
    </style:style>
    <style:style style:name="T166" style:family="text">
      <style:text-properties officeooo:rsid="1c79b688"/>
    </style:style>
    <style:style style:name="T167" style:family="text">
      <style:text-properties officeooo:rsid="1c79f478"/>
    </style:style>
    <style:style style:name="T168" style:family="text">
      <style:text-properties officeooo:rsid="1c7b7cf2"/>
    </style:style>
    <style:style style:name="T169" style:family="text">
      <style:text-properties officeooo:rsid="1c7d69f0"/>
    </style:style>
    <style:style style:name="T170" style:family="text">
      <style:text-properties officeooo:rsid="1c7ec900"/>
    </style:style>
    <style:style style:name="T171" style:family="text">
      <style:text-properties officeooo:rsid="1c801984"/>
    </style:style>
    <style:style style:name="T172" style:family="text">
      <style:text-properties officeooo:rsid="1c82c4c8"/>
    </style:style>
    <style:style style:name="T173" style:family="text">
      <style:text-properties officeooo:rsid="1c8376c6"/>
    </style:style>
    <style:style style:name="T174" style:family="text">
      <style:text-properties officeooo:rsid="1c854a88"/>
    </style:style>
    <style:style style:name="T175" style:family="text">
      <style:text-properties officeooo:rsid="1c86cc0e"/>
    </style:style>
    <style:style style:name="T176" style:family="text">
      <style:text-properties officeooo:rsid="1c895e0a"/>
    </style:style>
    <style:style style:name="T177" style:family="text">
      <style:text-properties officeooo:rsid="1c8cf1a1"/>
    </style:style>
    <style:style style:name="T178" style:family="text">
      <style:text-properties officeooo:rsid="1c9153e1"/>
    </style:style>
    <style:style style:name="T179" style:family="text">
      <style:text-properties officeooo:rsid="1c9239a2"/>
    </style:style>
    <style:style style:name="T180" style:family="text">
      <style:text-properties officeooo:rsid="1c970c99"/>
    </style:style>
    <style:style style:name="T181" style:family="text">
      <style:text-properties officeooo:rsid="1c998fd3"/>
    </style:style>
    <style:style style:name="T182" style:family="text">
      <style:text-properties officeooo:rsid="1c9a21db"/>
    </style:style>
    <style:style style:name="T183" style:family="text">
      <style:text-properties officeooo:rsid="1c9aff6d"/>
    </style:style>
    <style:style style:name="T184" style:family="text">
      <style:text-properties officeooo:rsid="1c9c009e"/>
    </style:style>
    <style:style style:name="T185" style:family="text">
      <style:text-properties officeooo:rsid="1c9dd22a"/>
    </style:style>
    <style:style style:name="T186" style:family="text">
      <style:text-properties officeooo:rsid="1c9f628c"/>
    </style:style>
    <style:style style:name="T187" style:family="text">
      <style:text-properties officeooo:rsid="1c9fc875"/>
    </style:style>
    <style:style style:name="T188" style:family="text">
      <style:text-properties officeooo:rsid="1ca03635"/>
    </style:style>
    <style:style style:name="T189" style:family="text">
      <style:text-properties officeooo:rsid="1ca1432e"/>
    </style:style>
    <style:style style:name="T190" style:family="text">
      <style:text-properties officeooo:rsid="1ca1fecc"/>
    </style:style>
    <style:style style:name="T191" style:family="text">
      <style:text-properties officeooo:rsid="1ca376c7"/>
    </style:style>
    <style:style style:name="T192" style:family="text">
      <style:text-properties officeooo:rsid="1ca39e8b"/>
    </style:style>
    <style:style style:name="T193" style:family="text">
      <style:text-properties officeooo:rsid="1ca4be2c"/>
    </style:style>
    <style:style style:name="T194" style:family="text">
      <style:text-properties officeooo:rsid="1ca563f6"/>
    </style:style>
    <style:style style:name="T195" style:family="text">
      <style:text-properties officeooo:rsid="1ca5854b"/>
    </style:style>
    <style:style style:name="T196" style:family="text">
      <style:text-properties officeooo:rsid="1ca7662b"/>
    </style:style>
    <style:style style:name="T197" style:family="text">
      <style:text-properties officeooo:rsid="1ca83dde"/>
    </style:style>
    <style:style style:name="T198" style:family="text">
      <style:text-properties officeooo:rsid="1ca98dc2"/>
    </style:style>
    <style:style style:name="T199" style:family="text">
      <style:text-properties officeooo:rsid="1caa2911"/>
    </style:style>
    <style:style style:name="T200" style:family="text">
      <style:text-properties officeooo:rsid="1caa74a4"/>
    </style:style>
    <style:style style:name="T201" style:family="text">
      <style:text-properties officeooo:rsid="1cac5c38"/>
    </style:style>
    <style:style style:name="T202" style:family="text">
      <style:text-properties officeooo:rsid="1cadf5df"/>
    </style:style>
    <style:style style:name="T203" style:family="text">
      <style:text-properties officeooo:rsid="1cae8cb8"/>
    </style:style>
    <style:style style:name="T204" style:family="text">
      <style:text-properties officeooo:rsid="1cafc65f"/>
    </style:style>
    <style:style style:name="T205" style:family="text">
      <style:text-properties officeooo:rsid="1cb0567b"/>
    </style:style>
    <style:style style:name="T206" style:family="text">
      <style:text-properties officeooo:rsid="1cb3a788"/>
    </style:style>
    <style:style style:name="T207" style:family="text">
      <style:text-properties officeooo:rsid="1cb6a306"/>
    </style:style>
    <style:style style:name="T208" style:family="text">
      <style:text-properties officeooo:rsid="1cb764d6"/>
    </style:style>
    <style:style style:name="T209" style:family="text">
      <style:text-properties officeooo:rsid="1cb89e00"/>
    </style:style>
    <style:style style:name="T210" style:family="text">
      <style:text-properties officeooo:rsid="1cba2c9f"/>
    </style:style>
    <style:style style:name="T211" style:family="text">
      <style:text-properties officeooo:rsid="1cbbe9d0"/>
    </style:style>
    <style:style style:name="T212" style:family="text">
      <style:text-properties officeooo:rsid="1cbd3b5f"/>
    </style:style>
    <style:style style:name="T213" style:family="text">
      <style:text-properties officeooo:rsid="1cbec70b"/>
    </style:style>
    <style:style style:name="T214" style:family="text">
      <style:text-properties officeooo:rsid="1cc040c8"/>
    </style:style>
    <style:style style:name="T215" style:family="text">
      <style:text-properties officeooo:rsid="1cc1d750"/>
    </style:style>
    <style:style style:name="T216" style:family="text">
      <style:text-properties officeooo:rsid="1cc3bd4d"/>
    </style:style>
    <style:style style:name="T217" style:family="text">
      <style:text-properties officeooo:rsid="1cc645c9"/>
    </style:style>
    <style:style style:name="T218" style:family="text">
      <style:text-properties officeooo:rsid="1cc7a5d2"/>
    </style:style>
    <style:style style:name="T219" style:family="text">
      <style:text-properties officeooo:rsid="1cc913dd"/>
    </style:style>
    <style:style style:name="T220" style:family="text">
      <style:text-properties officeooo:rsid="1cc9b77d"/>
    </style:style>
    <style:style style:name="T221" style:family="text">
      <style:text-properties officeooo:rsid="1ccaf49b"/>
    </style:style>
    <style:style style:name="T222" style:family="text">
      <style:text-properties officeooo:rsid="1ccb3e27"/>
    </style:style>
    <style:style style:name="T223" style:family="text">
      <style:text-properties officeooo:rsid="1ccc9998"/>
    </style:style>
    <style:style style:name="T224" style:family="text">
      <style:text-properties officeooo:rsid="1ccdb3f1"/>
    </style:style>
    <style:style style:name="T225" style:family="text">
      <style:text-properties officeooo:rsid="1ccf4e5a"/>
    </style:style>
    <style:style style:name="T226" style:family="text">
      <style:text-properties officeooo:rsid="1cd08a8b"/>
    </style:style>
    <style:style style:name="T227" style:family="text">
      <style:text-properties officeooo:rsid="1cd1d760"/>
    </style:style>
    <style:style style:name="T228" style:family="text">
      <style:text-properties officeooo:rsid="1cd38d53"/>
    </style:style>
    <style:style style:name="T229" style:family="text">
      <style:text-properties officeooo:rsid="1cd65a6d"/>
    </style:style>
    <style:style style:name="T230" style:family="text">
      <style:text-properties officeooo:rsid="1cd6e666"/>
    </style:style>
    <style:style style:name="T231" style:family="text">
      <style:text-properties officeooo:rsid="1cd8cf0c"/>
    </style:style>
    <style:style style:name="T232" style:family="text">
      <style:text-properties officeooo:rsid="1cd9ce9a"/>
    </style:style>
    <style:style style:name="T233" style:family="text">
      <style:text-properties officeooo:rsid="1cdb3a7a"/>
    </style:style>
    <style:style style:name="T234" style:family="text">
      <style:text-properties officeooo:rsid="1cdb4af7"/>
    </style:style>
    <style:style style:name="T235" style:family="text">
      <style:text-properties officeooo:rsid="1cdd9d44"/>
    </style:style>
    <style:style style:name="T236" style:family="text">
      <style:text-properties officeooo:rsid="1cde7c89"/>
    </style:style>
    <style:style style:name="T237" style:family="text">
      <style:text-properties officeooo:rsid="1cdf8483"/>
    </style:style>
    <style:style style:name="T238" style:family="text">
      <style:text-properties officeooo:rsid="1cdfbfe6"/>
    </style:style>
    <style:style style:name="T239" style:family="text">
      <style:text-properties officeooo:rsid="1ce1af27"/>
    </style:style>
    <style:style style:name="T240" style:family="text">
      <style:text-properties officeooo:rsid="1ce1b996"/>
    </style:style>
    <style:style style:name="T241" style:family="text">
      <style:text-properties officeooo:rsid="1ce1e781"/>
    </style:style>
    <style:style style:name="T242" style:family="text">
      <style:text-properties officeooo:rsid="1ce2965c"/>
    </style:style>
    <style:style style:name="T243" style:family="text">
      <style:text-properties officeooo:rsid="1ce31905"/>
    </style:style>
    <style:style style:name="T244" style:family="text">
      <style:text-properties officeooo:rsid="1ce32fe7"/>
    </style:style>
    <style:style style:name="T245" style:family="text">
      <style:text-properties officeooo:rsid="1ce506cd"/>
    </style:style>
    <style:style style:name="T246" style:family="text">
      <style:text-properties officeooo:rsid="1ce658bd"/>
    </style:style>
    <style:style style:name="T247" style:family="text">
      <style:text-properties officeooo:rsid="1ce689d5"/>
    </style:style>
    <style:style style:name="T248" style:family="text">
      <style:text-properties officeooo:rsid="1ce795d5"/>
    </style:style>
    <style:style style:name="T249" style:family="text">
      <style:text-properties officeooo:rsid="1ce880f7"/>
    </style:style>
    <style:style style:name="T250" style:family="text">
      <style:text-properties officeooo:rsid="1cea3bce"/>
    </style:style>
    <style:style style:name="T251" style:family="text">
      <style:text-properties officeooo:rsid="1ceb9422"/>
    </style:style>
    <style:style style:name="T252" style:family="text">
      <style:text-properties officeooo:rsid="1cecde77"/>
    </style:style>
    <style:style style:name="T253" style:family="text">
      <style:text-properties officeooo:rsid="1cece283"/>
    </style:style>
    <style:style style:name="T254" style:family="text">
      <style:text-properties officeooo:rsid="1cef0574"/>
    </style:style>
    <style:style style:name="T255" style:family="text">
      <style:text-properties officeooo:rsid="1cf006ac"/>
    </style:style>
    <style:style style:name="T256" style:family="text">
      <style:text-properties officeooo:rsid="1cf1478f"/>
    </style:style>
    <style:style style:name="T257" style:family="text">
      <style:text-properties officeooo:rsid="1cf2e847"/>
    </style:style>
    <style:style style:name="T258" style:family="text">
      <style:text-properties officeooo:rsid="1cf4260c"/>
    </style:style>
    <style:style style:name="T259" style:family="text">
      <style:text-properties officeooo:rsid="1cf61ea0"/>
    </style:style>
    <style:style style:name="T260" style:family="text">
      <style:text-properties officeooo:rsid="1cf72731"/>
    </style:style>
    <style:style style:name="T261" style:family="text">
      <style:text-properties officeooo:rsid="1cf8b589"/>
    </style:style>
    <style:style style:name="T262" style:family="text">
      <style:text-properties officeooo:rsid="1cf8f0b2"/>
    </style:style>
    <style:style style:name="T263" style:family="text">
      <style:text-properties officeooo:rsid="1cfa8504"/>
    </style:style>
    <style:style style:name="T264" style:family="text">
      <style:text-properties officeooo:rsid="1cfbf896"/>
    </style:style>
    <style:style style:name="T265" style:family="text">
      <style:text-properties officeooo:rsid="1cfd2e90"/>
    </style:style>
    <style:style style:name="T266" style:family="text">
      <style:text-properties officeooo:rsid="1cfe47ee"/>
    </style:style>
    <style:style style:name="T267" style:family="text">
      <style:text-properties officeooo:rsid="1cff1a16"/>
    </style:style>
    <style:style style:name="T268" style:family="text">
      <style:text-properties officeooo:rsid="1cffd1e0"/>
    </style:style>
    <style:style style:name="T269" style:family="text">
      <style:text-properties officeooo:rsid="1d008048"/>
    </style:style>
    <style:style style:name="T270" style:family="text">
      <style:text-properties officeooo:rsid="1d00ff91"/>
    </style:style>
    <style:style style:name="T271" style:family="text">
      <style:text-properties officeooo:rsid="1d019b17"/>
    </style:style>
    <style:style style:name="T272" style:family="text">
      <style:text-properties officeooo:rsid="1d03e03a"/>
    </style:style>
    <style:style style:name="T273" style:family="text">
      <style:text-properties officeooo:rsid="1d056de4"/>
    </style:style>
    <style:style style:name="T274" style:family="text">
      <style:text-properties officeooo:rsid="1d0580eb"/>
    </style:style>
    <style:style style:name="T275" style:family="text">
      <style:text-properties officeooo:rsid="1d0764ed"/>
    </style:style>
    <style:style style:name="T276" style:family="text">
      <style:text-properties officeooo:rsid="1d092a74"/>
    </style:style>
    <style:style style:name="T277" style:family="text">
      <style:text-properties officeooo:rsid="1d09ff1f"/>
    </style:style>
    <style:style style:name="T278" style:family="text">
      <style:text-properties officeooo:rsid="1d0af376"/>
    </style:style>
    <style:style style:name="T279" style:family="text">
      <style:text-properties officeooo:rsid="1d0c442d"/>
    </style:style>
    <style:style style:name="T280" style:family="text">
      <style:text-properties officeooo:rsid="1d0d2c11"/>
    </style:style>
    <style:style style:name="T281" style:family="text">
      <style:text-properties officeooo:rsid="1d0d91a6"/>
    </style:style>
    <style:style style:name="T282" style:family="text">
      <style:text-properties officeooo:rsid="1d0e43a8"/>
    </style:style>
    <style:style style:name="T283" style:family="text">
      <style:text-properties officeooo:rsid="1d1000a7"/>
    </style:style>
    <style:style style:name="T284" style:family="text">
      <style:text-properties officeooo:rsid="1d10d401"/>
    </style:style>
    <style:style style:name="T285" style:family="text">
      <style:text-properties officeooo:rsid="1d123947"/>
    </style:style>
    <style:style style:name="T286" style:family="text">
      <style:text-properties officeooo:rsid="1d13cdc6"/>
    </style:style>
    <style:style style:name="T287" style:family="text">
      <style:text-properties officeooo:rsid="1d152929"/>
    </style:style>
    <style:style style:name="T288" style:family="text">
      <style:text-properties officeooo:rsid="1d15e3f8"/>
    </style:style>
    <style:style style:name="T289" style:family="text">
      <style:text-properties style:use-window-font-color="true" loext:opacity="0%" fo:font-size="14pt" officeooo:rsid="1d15e3f8" style:font-size-asian="10.5pt"/>
    </style:style>
    <style:style style:name="T290" style:family="text">
      <style:text-properties officeooo:rsid="1d15e8b1"/>
    </style:style>
    <style:style style:name="T291" style:family="text">
      <style:text-properties officeooo:rsid="1d166c78"/>
    </style:style>
    <style:style style:name="T292" style:family="text">
      <style:text-properties officeooo:rsid="1d173afc"/>
    </style:style>
    <style:style style:name="T293" style:family="text">
      <style:text-properties officeooo:rsid="1d17c122"/>
    </style:style>
    <style:style style:name="T294" style:family="text">
      <style:text-properties officeooo:rsid="1d17cb25"/>
    </style:style>
    <style:style style:name="T295" style:family="text">
      <style:text-properties officeooo:rsid="1d186b20"/>
    </style:style>
    <style:style style:name="T296" style:family="text">
      <style:text-properties officeooo:rsid="1d1a1bc9"/>
    </style:style>
    <style:style style:name="T297" style:family="text">
      <style:text-properties officeooo:rsid="1d1b9716"/>
    </style:style>
    <style:style style:name="T298" style:family="text">
      <style:text-properties officeooo:rsid="1d1d236a"/>
    </style:style>
    <style:style style:name="T299" style:family="text">
      <style:text-properties officeooo:rsid="1d1ec808"/>
    </style:style>
    <style:style style:name="T300" style:family="text">
      <style:text-properties officeooo:rsid="1d2190c3"/>
    </style:style>
    <style:style style:name="T301" style:family="text">
      <style:text-properties officeooo:rsid="1d23df5b"/>
    </style:style>
    <style:style style:name="T302" style:family="text">
      <style:text-properties officeooo:rsid="1d256bda"/>
    </style:style>
    <style:style style:name="T303" style:family="text">
      <style:text-properties officeooo:rsid="1d260929"/>
    </style:style>
    <style:style style:name="T304" style:family="text">
      <style:text-properties officeooo:rsid="1d281240"/>
    </style:style>
    <style:style style:name="T305" style:family="text">
      <style:text-properties officeooo:rsid="1d289bc4"/>
    </style:style>
    <style:style style:name="T306" style:family="text">
      <style:text-properties officeooo:rsid="1d28d909"/>
    </style:style>
    <style:style style:name="T307" style:family="text">
      <style:text-properties officeooo:rsid="1d2ad2a3"/>
    </style:style>
    <style:style style:name="T308" style:family="text">
      <style:text-properties officeooo:rsid="1d2be959"/>
    </style:style>
    <style:style style:name="T309" style:family="text">
      <style:text-properties officeooo:rsid="1d2c8a4f"/>
    </style:style>
    <style:style style:name="T310" style:family="text">
      <style:text-properties officeooo:rsid="1d2e5903"/>
    </style:style>
    <style:style style:name="T311" style:family="text">
      <style:text-properties officeooo:rsid="1d303e9c"/>
    </style:style>
    <style:style style:name="T312" style:family="text">
      <style:text-properties officeooo:rsid="1d322107"/>
    </style:style>
    <style:style style:name="T313" style:family="text">
      <style:text-properties officeooo:rsid="1d32af2b"/>
    </style:style>
    <style:style style:name="T314" style:family="text">
      <style:text-properties officeooo:rsid="1d340654"/>
    </style:style>
    <style:style style:name="T315" style:family="text">
      <style:text-properties officeooo:rsid="1d345f80"/>
    </style:style>
    <style:style style:name="T316" style:family="text">
      <style:text-properties officeooo:rsid="1d35c529"/>
    </style:style>
    <style:style style:name="T317" style:family="text">
      <style:text-properties officeooo:rsid="1d35e9a0"/>
    </style:style>
    <style:style style:name="T318" style:family="text">
      <style:text-properties officeooo:rsid="1d366a7f"/>
    </style:style>
    <style:style style:name="T319" style:family="text">
      <style:text-properties officeooo:rsid="1d39a4f0"/>
    </style:style>
    <style:style style:name="T320" style:family="text">
      <style:text-properties officeooo:rsid="1d3b67fa"/>
    </style:style>
    <style:style style:name="T321" style:family="text">
      <style:text-properties officeooo:rsid="1d3ca11d"/>
    </style:style>
    <style:style style:name="T322" style:family="text">
      <style:text-properties officeooo:rsid="1d3cb6db"/>
    </style:style>
    <style:style style:name="T323" style:family="text">
      <style:text-properties officeooo:rsid="1d3e026c"/>
    </style:style>
    <style:style style:name="T324" style:family="text">
      <style:text-properties officeooo:rsid="1d3feac7"/>
    </style:style>
    <style:style style:name="T325" style:family="text">
      <style:text-properties officeooo:rsid="1d42f710"/>
    </style:style>
    <style:style style:name="T326" style:family="text">
      <style:text-properties officeooo:rsid="1d43ae57"/>
    </style:style>
    <style:style style:name="T327" style:family="text">
      <style:text-properties officeooo:rsid="1d4549fe"/>
    </style:style>
    <style:style style:name="T328" style:family="text">
      <style:text-properties officeooo:rsid="1d45c15a"/>
    </style:style>
    <style:style style:name="T329" style:family="text">
      <style:text-properties officeooo:rsid="1d45ca7a"/>
    </style:style>
    <style:style style:name="T330" style:family="text">
      <style:text-properties officeooo:rsid="1d45d5e1"/>
    </style:style>
    <style:style style:name="T331" style:family="text">
      <style:text-properties officeooo:rsid="1d462d37"/>
    </style:style>
    <style:style style:name="T332" style:family="text">
      <style:text-properties officeooo:rsid="1d476c2b"/>
    </style:style>
    <style:style style:name="T333" style:family="text">
      <style:text-properties officeooo:rsid="1d479d5e"/>
    </style:style>
    <style:style style:name="T334" style:family="text">
      <style:text-properties officeooo:rsid="1d47a214"/>
    </style:style>
    <style:style style:name="T335" style:family="text">
      <style:text-properties officeooo:rsid="1d47f054"/>
    </style:style>
    <style:style style:name="T336" style:family="text">
      <style:text-properties officeooo:rsid="1d4907de"/>
    </style:style>
    <style:style style:name="T337" style:family="text">
      <style:text-properties officeooo:rsid="1d4a8618"/>
    </style:style>
    <style:style style:name="T338" style:family="text">
      <style:text-properties officeooo:rsid="1d4aad91"/>
    </style:style>
    <style:style style:name="T339" style:family="text">
      <style:text-properties officeooo:rsid="1d4ac57b"/>
    </style:style>
    <style:style style:name="T340" style:family="text">
      <style:text-properties officeooo:rsid="1d4b1e01"/>
    </style:style>
    <style:style style:name="T341" style:family="text">
      <style:text-properties officeooo:rsid="1d4c4a93"/>
    </style:style>
    <style:style style:name="T342" style:family="text">
      <style:text-properties officeooo:rsid="1d4d8cf1"/>
    </style:style>
    <style:style style:name="T343" style:family="text">
      <style:text-properties officeooo:rsid="1d4f57b1"/>
    </style:style>
    <style:style style:name="T344" style:family="text">
      <style:text-properties officeooo:rsid="1d50d97c"/>
    </style:style>
    <style:style style:name="T345" style:family="text">
      <style:text-properties officeooo:rsid="1d520de0"/>
    </style:style>
    <style:style style:name="T346" style:family="text">
      <style:text-properties officeooo:rsid="1d536576"/>
    </style:style>
    <style:style style:name="T347" style:family="text">
      <style:text-properties officeooo:rsid="1d5465c3"/>
    </style:style>
    <style:style style:name="T348" style:family="text">
      <style:text-properties officeooo:rsid="1d54dfff"/>
    </style:style>
    <style:style style:name="T349" style:family="text">
      <style:text-properties officeooo:rsid="1d56676c"/>
    </style:style>
    <style:style style:name="T350" style:family="text">
      <style:text-properties officeooo:rsid="1d56c736"/>
    </style:style>
    <style:style style:name="T351" style:family="text">
      <style:text-properties officeooo:rsid="1d59a939"/>
    </style:style>
    <style:style style:name="T352" style:family="text">
      <style:text-properties officeooo:rsid="1d5b82d5"/>
    </style:style>
    <style:style style:name="T353" style:family="text">
      <style:text-properties officeooo:rsid="1d5d499b"/>
    </style:style>
    <style:style style:name="T354" style:family="text">
      <style:text-properties officeooo:rsid="1d5eee2b"/>
    </style:style>
    <style:style style:name="T355" style:family="text">
      <style:text-properties officeooo:rsid="1d5fa35c"/>
    </style:style>
    <style:style style:name="T356" style:family="text">
      <style:text-properties officeooo:rsid="1d613e57"/>
    </style:style>
    <style:style style:name="T357" style:family="text">
      <style:text-properties officeooo:rsid="1d62621b"/>
    </style:style>
    <style:style style:name="T358" style:family="text">
      <style:text-properties officeooo:rsid="1d63ee55"/>
    </style:style>
    <style:style style:name="T359" style:family="text">
      <style:text-properties officeooo:rsid="1d645b4f"/>
    </style:style>
    <style:style style:name="T360" style:family="text">
      <style:text-properties fo:font-variant="small-caps"/>
    </style:style>
    <style:style style:name="T361" style:family="text">
      <style:text-properties officeooo:rsid="1d666151"/>
    </style:style>
    <style:style style:name="T362" style:family="text">
      <style:text-properties officeooo:rsid="1d6834a9"/>
    </style:style>
    <style:style style:name="T363" style:family="text">
      <style:text-properties officeooo:rsid="1d6c4958"/>
    </style:style>
    <style:style style:name="T364" style:family="text">
      <style:text-properties officeooo:rsid="1d6dbbe9"/>
    </style:style>
    <style:style style:name="T365" style:family="text">
      <style:text-properties officeooo:rsid="1d6f3448"/>
    </style:style>
    <style:style style:name="T366" style:family="text">
      <style:text-properties officeooo:rsid="1d711427"/>
    </style:style>
    <style:style style:name="T367" style:family="text">
      <style:text-properties officeooo:rsid="1d74c9f7"/>
    </style:style>
    <style:style style:name="T368" style:family="text">
      <style:text-properties officeooo:rsid="1d74fa12"/>
    </style:style>
    <style:style style:name="T369" style:family="text">
      <style:text-properties officeooo:rsid="1d75747f"/>
    </style:style>
    <style:style style:name="T370" style:family="text">
      <style:text-properties officeooo:rsid="1d76c3fe"/>
    </style:style>
    <style:style style:name="T371" style:family="text">
      <style:text-properties officeooo:rsid="1d78240e"/>
    </style:style>
    <style:style style:name="T372" style:family="text">
      <style:text-properties officeooo:rsid="1d7c80e7"/>
    </style:style>
    <style:style style:name="T373" style:family="text">
      <style:text-properties officeooo:rsid="1d7f8f3d"/>
    </style:style>
    <style:style style:name="T374" style:family="text">
      <style:text-properties officeooo:rsid="1d810f4e"/>
    </style:style>
    <style:style style:name="T375" style:family="text">
      <style:text-properties officeooo:rsid="1d82c706"/>
    </style:style>
    <style:style style:name="T376" style:family="text">
      <style:text-properties officeooo:rsid="1d846020"/>
    </style:style>
    <style:style style:name="T377" style:family="text">
      <style:text-properties officeooo:rsid="1d8c601d"/>
    </style:style>
    <style:style style:name="T378" style:family="text">
      <style:text-properties officeooo:rsid="1d8dad12"/>
    </style:style>
    <style:style style:name="T379" style:family="text">
      <style:text-properties officeooo:rsid="1d8fc228"/>
    </style:style>
    <style:style style:name="T380" style:family="text">
      <style:text-properties officeooo:rsid="1d9074bd"/>
    </style:style>
    <style:style style:name="T381" style:family="text">
      <style:text-properties officeooo:rsid="1d923d1f"/>
    </style:style>
    <style:style style:name="T382" style:family="text">
      <style:text-properties officeooo:rsid="1d932003"/>
    </style:style>
    <style:style style:name="T383" style:family="text">
      <style:text-properties officeooo:rsid="1d938da5"/>
    </style:style>
    <style:style style:name="T384" style:family="text">
      <style:text-properties officeooo:rsid="1d958d35"/>
    </style:style>
    <style:style style:name="T385" style:family="text">
      <style:text-properties officeooo:rsid="1d975809"/>
    </style:style>
    <style:style style:name="T386" style:family="text">
      <style:text-properties officeooo:rsid="1d995b80"/>
    </style:style>
    <style:style style:name="T387" style:family="text">
      <style:text-properties officeooo:rsid="1d9a7ab3"/>
    </style:style>
    <style:style style:name="T388" style:family="text">
      <style:text-properties officeooo:rsid="1d9e9afa"/>
    </style:style>
    <style:style style:name="T389" style:family="text">
      <style:text-properties officeooo:rsid="1d9ef228"/>
    </style:style>
    <style:style style:name="T390" style:family="text">
      <style:text-properties officeooo:rsid="1da01f68"/>
    </style:style>
    <style:style style:name="T391" style:family="text">
      <style:text-properties officeooo:rsid="1da068c8"/>
    </style:style>
    <style:style style:name="T392" style:family="text">
      <style:text-properties officeooo:rsid="1da1ae98"/>
    </style:style>
    <style:style style:name="T393" style:family="text">
      <style:text-properties officeooo:rsid="1da227fb"/>
    </style:style>
    <style:style style:name="T394" style:family="text">
      <style:text-properties officeooo:rsid="1da296d2"/>
    </style:style>
    <style:style style:name="T395" style:family="text">
      <style:text-properties officeooo:rsid="1da3138c"/>
    </style:style>
    <style:style style:name="T396" style:family="text">
      <style:text-properties officeooo:rsid="1da45894"/>
    </style:style>
    <style:style style:name="T397" style:family="text">
      <style:text-properties officeooo:rsid="1da546b6"/>
    </style:style>
    <style:style style:name="T398" style:family="text">
      <style:text-properties officeooo:rsid="1da6c946"/>
    </style:style>
    <style:style style:name="T399" style:family="text">
      <style:text-properties officeooo:rsid="1da7327f"/>
    </style:style>
    <style:style style:name="T400" style:family="text">
      <style:text-properties officeooo:rsid="1da8f049"/>
    </style:style>
    <style:style style:name="T401" style:family="text">
      <style:text-properties officeooo:rsid="1da9c72e"/>
    </style:style>
    <style:style style:name="T402" style:family="text">
      <style:text-properties officeooo:rsid="1dab743d"/>
    </style:style>
    <style:style style:name="T403" style:family="text">
      <style:text-properties officeooo:rsid="1dac185a"/>
    </style:style>
    <style:style style:name="T404" style:family="text">
      <style:text-properties officeooo:rsid="1dad320c"/>
    </style:style>
    <style:style style:name="T405" style:family="text">
      <style:text-properties officeooo:rsid="1db04d7f"/>
    </style:style>
    <style:style style:name="T406" style:family="text">
      <style:text-properties officeooo:rsid="1db23dc1"/>
    </style:style>
    <style:style style:name="T407" style:family="text">
      <style:text-properties officeooo:rsid="1db405c4"/>
    </style:style>
    <style:style style:name="T408" style:family="text">
      <style:text-properties officeooo:rsid="1db7a655"/>
    </style:style>
    <style:style style:name="T409" style:family="text">
      <style:text-properties officeooo:rsid="1dbaaf61"/>
    </style:style>
    <style:style style:name="T410" style:family="text">
      <style:text-properties officeooo:rsid="1dbbe569"/>
    </style:style>
    <style:style style:name="T411" style:family="text">
      <style:text-properties officeooo:rsid="1dbeac72"/>
    </style:style>
    <style:style style:name="T412" style:family="text">
      <style:text-properties officeooo:rsid="1dbfe685"/>
    </style:style>
    <style:style style:name="T413" style:family="text">
      <style:text-properties officeooo:rsid="1dc3099e"/>
    </style:style>
    <style:style style:name="T414" style:family="text">
      <style:text-properties officeooo:rsid="1dc43109"/>
    </style:style>
    <style:style style:name="T415" style:family="text">
      <style:text-properties officeooo:rsid="1dc45fee"/>
    </style:style>
    <style:style style:name="T416" style:family="text">
      <style:text-properties officeooo:rsid="1dc62104"/>
    </style:style>
    <style:style style:name="T417" style:family="text">
      <style:text-properties officeooo:rsid="1dc78437"/>
    </style:style>
    <style:style style:name="T418" style:family="text">
      <style:text-properties officeooo:rsid="1dc930ce"/>
    </style:style>
    <style:style style:name="T419" style:family="text">
      <style:text-properties officeooo:rsid="1dca68d4"/>
    </style:style>
    <style:style style:name="T420" style:family="text">
      <style:text-properties officeooo:rsid="1dcb4d2b"/>
    </style:style>
    <style:style style:name="T421" style:family="text">
      <style:text-properties officeooo:rsid="1dcbbb38"/>
    </style:style>
    <style:style style:name="T422" style:family="text">
      <style:text-properties officeooo:rsid="1dd01d39"/>
    </style:style>
    <style:style style:name="T423" style:family="text">
      <style:text-properties officeooo:rsid="1dd2808c"/>
    </style:style>
    <style:style style:name="T424" style:family="text">
      <style:text-properties officeooo:rsid="1dd478ce"/>
    </style:style>
    <style:style style:name="T425" style:family="text">
      <style:text-properties officeooo:rsid="1dd61703"/>
    </style:style>
    <style:style style:name="T426" style:family="text">
      <style:text-properties officeooo:rsid="1dd6c8f4"/>
    </style:style>
    <style:style style:name="T427" style:family="text">
      <style:text-properties officeooo:rsid="1dd84691"/>
    </style:style>
    <style:style style:name="T428" style:family="text">
      <style:text-properties officeooo:rsid="1dd9551c"/>
    </style:style>
    <style:style style:name="T429" style:family="text">
      <style:text-properties officeooo:rsid="1dd98ff6"/>
    </style:style>
    <style:style style:name="T430" style:family="text">
      <style:text-properties officeooo:rsid="1dda0171"/>
    </style:style>
    <style:style style:name="T431" style:family="text">
      <style:text-properties officeooo:rsid="1ddb5460"/>
    </style:style>
    <style:style style:name="T432" style:family="text">
      <style:text-properties officeooo:rsid="1ddd3512"/>
    </style:style>
    <style:style style:name="T433" style:family="text">
      <style:text-properties officeooo:rsid="1dde94c3"/>
    </style:style>
    <style:style style:name="T434" style:family="text">
      <style:text-properties officeooo:rsid="1ddf479c"/>
    </style:style>
    <style:style style:name="T435" style:family="text">
      <style:text-properties officeooo:rsid="1de11889"/>
    </style:style>
    <style:style style:name="T436" style:family="text">
      <style:text-properties officeooo:rsid="1de1eebf"/>
    </style:style>
    <style:style style:name="T437" style:family="text">
      <style:text-properties officeooo:rsid="1de2d74c"/>
    </style:style>
    <style:style style:name="T438" style:family="text">
      <style:text-properties officeooo:rsid="1de59116"/>
    </style:style>
    <style:style style:name="T439" style:family="text">
      <style:text-properties officeooo:rsid="1de61bad"/>
    </style:style>
    <style:style style:name="T440" style:family="text">
      <style:text-properties officeooo:rsid="1de659c6"/>
    </style:style>
    <style:style style:name="T441" style:family="text">
      <style:text-properties officeooo:rsid="1de7239e"/>
    </style:style>
    <style:style style:name="T442" style:family="text">
      <style:text-properties officeooo:rsid="1de853dd"/>
    </style:style>
    <style:style style:name="T443" style:family="text">
      <style:text-properties officeooo:rsid="1de92fc3"/>
    </style:style>
    <style:style style:name="T444" style:family="text">
      <style:text-properties officeooo:rsid="1de9cb42"/>
    </style:style>
    <style:style style:name="T445" style:family="text">
      <style:text-properties officeooo:rsid="1deb6846"/>
    </style:style>
    <style:style style:name="T446" style:family="text">
      <style:text-properties officeooo:rsid="1debe98a"/>
    </style:style>
    <style:style style:name="T447" style:family="text">
      <style:text-properties officeooo:rsid="1decda79"/>
    </style:style>
    <style:style style:name="T448" style:family="text">
      <style:text-properties officeooo:rsid="1ded000a"/>
    </style:style>
    <style:style style:name="T449" style:family="text">
      <style:text-properties officeooo:rsid="1dee02fb"/>
    </style:style>
    <style:style style:name="T450" style:family="text">
      <style:text-properties officeooo:rsid="1deffbec"/>
    </style:style>
    <style:style style:name="T451" style:family="text">
      <style:text-properties officeooo:rsid="1df14fde"/>
    </style:style>
    <style:style style:name="T452" style:family="text">
      <style:text-properties officeooo:rsid="1df23527"/>
    </style:style>
    <style:style style:name="T453" style:family="text">
      <style:text-properties officeooo:rsid="1df473fd"/>
    </style:style>
    <style:style style:name="T454" style:family="text">
      <style:text-properties officeooo:rsid="1df58ba6"/>
    </style:style>
    <style:style style:name="T455" style:family="text">
      <style:text-properties officeooo:rsid="1df6ab77"/>
    </style:style>
    <style:style style:name="T456" style:family="text">
      <style:text-properties officeooo:rsid="1df7d5ad"/>
    </style:style>
    <style:style style:name="T457" style:family="text">
      <style:text-properties officeooo:rsid="1df9030a"/>
    </style:style>
    <style:style style:name="T458" style:family="text">
      <style:text-properties officeooo:rsid="1dfa4594"/>
    </style:style>
    <style:style style:name="T459" style:family="text">
      <style:text-properties officeooo:rsid="1dfa743f"/>
    </style:style>
    <style:style style:name="T460" style:family="text">
      <style:text-properties officeooo:rsid="1dfae147"/>
    </style:style>
    <style:style style:name="T461" style:family="text">
      <style:text-properties officeooo:rsid="1dfd9d44"/>
    </style:style>
    <style:style style:name="T462" style:family="text">
      <style:text-properties officeooo:rsid="1dff64df"/>
    </style:style>
    <style:style style:name="T463" style:family="text">
      <style:text-properties officeooo:rsid="1e04147b"/>
    </style:style>
    <style:style style:name="T464" style:family="text">
      <style:text-properties officeooo:rsid="1e058372"/>
    </style:style>
    <style:style style:name="T465" style:family="text">
      <style:text-properties officeooo:rsid="1e0652b1"/>
    </style:style>
    <style:style style:name="T466" style:family="text">
      <style:text-properties officeooo:rsid="1e085da4"/>
    </style:style>
    <style:style style:name="T467" style:family="text">
      <style:text-properties officeooo:rsid="1e0889e0"/>
    </style:style>
    <style:style style:name="T468" style:family="text">
      <style:text-properties officeooo:rsid="1e094ddd"/>
    </style:style>
    <style:style style:name="T469" style:family="text">
      <style:text-properties officeooo:rsid="1e0956d4"/>
    </style:style>
    <style:style style:name="T470" style:family="text">
      <style:text-properties officeooo:rsid="1e0b84f4"/>
    </style:style>
    <style:style style:name="T471" style:family="text">
      <style:text-properties officeooo:rsid="1e0dc41c"/>
    </style:style>
    <style:style style:name="T472" style:family="text">
      <style:text-properties officeooo:rsid="1e0f6e6f"/>
    </style:style>
    <style:style style:name="T473" style:family="text">
      <style:text-properties officeooo:rsid="1e10c163"/>
    </style:style>
    <style:style style:name="T474" style:family="text">
      <style:text-properties officeooo:rsid="1e126852"/>
    </style:style>
    <style:style style:name="T475" style:family="text">
      <style:text-properties officeooo:rsid="1e12fc33"/>
    </style:style>
    <style:style style:name="T476" style:family="text">
      <style:text-properties officeooo:rsid="1e1414ce"/>
    </style:style>
    <style:style style:name="T477" style:family="text">
      <style:text-properties officeooo:rsid="1e15dff9"/>
    </style:style>
    <style:style style:name="T478" style:family="text">
      <style:text-properties officeooo:rsid="1e17c883"/>
    </style:style>
    <style:style style:name="T479" style:family="text">
      <style:text-properties officeooo:rsid="1e186136"/>
    </style:style>
    <style:style style:name="T480" style:family="text">
      <style:text-properties officeooo:rsid="1e18e3d3"/>
    </style:style>
    <style:style style:name="T481" style:family="text">
      <style:text-properties officeooo:rsid="1e19236f"/>
    </style:style>
    <style:style style:name="T482" style:family="text">
      <style:text-properties fo:font-size="14pt" style:font-size-asian="10.5pt"/>
    </style:style>
    <style:style style:name="T483" style:family="text">
      <style:text-properties officeooo:rsid="1e1a3e28"/>
    </style:style>
    <style:style style:name="T484" style:family="text">
      <style:text-properties officeooo:rsid="1e1b50d4"/>
    </style:style>
    <style:style style:name="T485" style:family="text">
      <style:text-properties officeooo:rsid="1e1c2525"/>
    </style:style>
    <style:style style:name="T486" style:family="text">
      <style:text-properties officeooo:rsid="1e1e03df"/>
    </style:style>
    <style:style style:name="T487" style:family="text">
      <style:text-properties officeooo:rsid="1e1ed65f"/>
    </style:style>
    <style:style style:name="T488" style:family="text">
      <style:text-properties officeooo:rsid="1e2016ac"/>
    </style:style>
    <style:style style:name="T489" style:family="text">
      <style:text-properties officeooo:rsid="1e220057"/>
    </style:style>
    <style:style style:name="T490" style:family="text">
      <style:text-properties officeooo:rsid="1e24343b"/>
    </style:style>
    <style:style style:name="T491" style:family="text">
      <style:text-properties officeooo:rsid="1e24c1ec"/>
    </style:style>
    <style:style style:name="T492" style:family="text">
      <style:text-properties officeooo:rsid="1e276402"/>
    </style:style>
    <style:style style:name="T493" style:family="text">
      <style:text-properties officeooo:rsid="1e2945a5"/>
    </style:style>
    <style:style style:name="T494" style:family="text">
      <style:text-properties officeooo:rsid="1e2b01cd"/>
    </style:style>
    <style:style style:name="T495" style:family="text">
      <style:text-properties officeooo:rsid="1e2b039c"/>
    </style:style>
    <style:style style:name="T496" style:family="text">
      <style:text-properties officeooo:rsid="1e2bb2bf"/>
    </style:style>
    <style:style style:name="T497" style:family="text">
      <style:text-properties officeooo:rsid="1e2bc01e"/>
    </style:style>
    <style:style style:name="T498" style:family="text">
      <style:text-properties officeooo:rsid="1e304b00"/>
    </style:style>
    <style:style style:name="T499" style:family="text">
      <style:text-properties officeooo:rsid="1e3108b5"/>
    </style:style>
    <style:style style:name="T500" style:family="text">
      <style:text-properties officeooo:rsid="1e31997c"/>
    </style:style>
    <style:style style:name="T501" style:family="text">
      <style:text-properties officeooo:rsid="1e31ec82"/>
    </style:style>
    <style:style style:name="T502" style:family="text">
      <style:text-properties officeooo:rsid="1e32bb06"/>
    </style:style>
    <style:style style:name="T503" style:family="text">
      <style:text-properties officeooo:rsid="1e340387"/>
    </style:style>
    <style:style style:name="T504" style:family="text">
      <style:text-properties officeooo:rsid="1e35b669"/>
    </style:style>
    <style:style style:name="T505" style:family="text">
      <style:text-properties officeooo:rsid="1e37ee7d"/>
    </style:style>
    <style:style style:name="T506" style:family="text">
      <style:text-properties officeooo:rsid="1e392f25"/>
    </style:style>
    <style:style style:name="T507" style:family="text">
      <style:text-properties officeooo:rsid="1e3aaaf2"/>
    </style:style>
    <style:style style:name="T508" style:family="text">
      <style:text-properties officeooo:rsid="1e3cd4ae"/>
    </style:style>
    <style:style style:name="T509" style:family="text">
      <style:text-properties officeooo:rsid="1e3ec41b"/>
    </style:style>
    <style:style style:name="T510" style:family="text">
      <style:text-properties officeooo:rsid="1e400cd3"/>
    </style:style>
    <style:style style:name="T511" style:family="text">
      <style:text-properties officeooo:rsid="1e41a76b"/>
    </style:style>
    <style:style style:name="T512" style:family="text">
      <style:text-properties officeooo:rsid="1e41c638"/>
    </style:style>
    <style:style style:name="T513" style:family="text">
      <style:text-properties officeooo:rsid="1e4234c2"/>
    </style:style>
    <style:style style:name="T514" style:family="text">
      <style:text-properties officeooo:rsid="1e45d6b1"/>
    </style:style>
    <style:style style:name="T515" style:family="text">
      <style:text-properties officeooo:rsid="1e47befc"/>
    </style:style>
    <style:style style:name="T516" style:family="text">
      <style:text-properties officeooo:rsid="1e4929b2"/>
    </style:style>
    <style:style style:name="T517" style:family="text">
      <style:text-properties officeooo:rsid="1e494ca2"/>
    </style:style>
    <style:style style:name="T518" style:family="text">
      <style:text-properties officeooo:rsid="1e4a7e54"/>
    </style:style>
    <style:style style:name="T519" style:family="text">
      <style:text-properties officeooo:rsid="1e4afc20"/>
    </style:style>
    <style:style style:name="T520" style:family="text">
      <style:text-properties officeooo:rsid="1e4c95fa"/>
    </style:style>
    <style:style style:name="T521" style:family="text">
      <style:text-properties officeooo:rsid="1e4c9f83"/>
    </style:style>
    <style:style style:name="T522" style:family="text">
      <style:text-properties officeooo:rsid="1e4d5671"/>
    </style:style>
    <style:style style:name="T523" style:family="text">
      <style:text-properties officeooo:rsid="1e4fb797"/>
    </style:style>
    <style:style style:name="T524" style:family="text">
      <style:text-properties officeooo:rsid="1e4ffe63"/>
    </style:style>
    <style:style style:name="T525" style:family="text">
      <style:text-properties officeooo:rsid="1e51bb77"/>
    </style:style>
    <style:style style:name="T526" style:family="text">
      <style:text-properties officeooo:rsid="1e51ebc0"/>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4" text:outline-level="1">ALL <text:span text:style-name="T510">FLESH</text:span></text:h>
      <text:p text:style-name="P2">Author. Jose Luis Quiroga Beltran</text:p>
      <text:p text:style-name="P7">Identification card. 79,523,732 from Bogota, Colombia.</text:p>
      <text:p text:style-name="P7">This book-script is open source.</text:p>
      <text:p text:style-name="P7">License. Creative Commons Zero v1.0 Universal.</text:p>
      <text:p text:style-name="P7">Last edition. April 17, 2022.</text:p>
      <text:h text:style-name="P214" text:outline-level="1">Table of Contents.</text:h>
      <text:h text:style-name="P214" text:outline-level="1">PART 1. INTRODUCTION.</text:h>
      <text:h text:style-name="P215" text:outline-level="2">Introduction.</text:h>
      <text:h text:style-name="P216" text:outline-level="3">Presentation.</text:h>
      <text:p text:style-name="P2">Hello, my name is José Luis Quiroga Beltrán, the goal of this video is to give you some good news and others that do not seem so good.</text:p>
      <text:p text:style-name="P7">I love Logic. I love Truth. I love Life. I love Freedom. I love Justice. I hope to be faithful to them throughout this presentation. And show the arguments, concepts, evidence, and how that love <text:span text:style-name="T133">guide</text:span> me, made me love, Yeshua, my Father, his Spirit and the set of texts commonly known by the name of <text:span text:style-name="T133">T</text:span>he bible.</text:p>
      <text:p text:style-name="P7">So this video is also an invitation for you to research, study, read, analyze those arguments, concepts, evidence, historical sources, on your own and come to your own conclusions. And in a particular and <text:span text:style-name="T133">in a </text:span>special way, an invitation to do this with the texts known as <text:span text:style-name="T133">T</text:span>he bible.</text:p>
      <text:h text:style-name="P216" text:outline-level="3"><text:soft-page-break/><text:span text:style-name="T133">Warning</text:span>.</text:h>
      <text:p text:style-name="P2">As a warning, I must say that throughout this video, and with the sole intention of making communication more effective: I am going to use any resource of <text:span text:style-name="T133">acting</text:span> that <text:span text:style-name="T133">seems</text:span> appropriate.</text:p>
      <text:p text:style-name="P8">I'm going to act this presentation. I will emphasize <text:span text:style-name="T133">at </text:span>different times and in different ways. I will repeat, I will clarify, I will raise the tone of voice. I will seem excited, angry, sarcastic, mocking, sad, happy. I'm going to sing, I'm going to pray, I'm going to read the <text:span text:style-name="T133">bible</text:span>, I am going to dance, I am going to do what <text:span text:style-name="T133">ever </text:span>I consider necessary to communicate what I want to communicate. The goal is not just to keep <text:span text:style-name="T133">your</text:span> attention. It is communicate an idea.</text:p>
      <text:p text:style-name="P7">I hope to achieve my goal.</text:p>
      <text:p text:style-name="P7">For example, at any time I can close my eyes, raise my head and hands and say something like:</text:p>
      <text:p text:style-name="P8">Heavenly Father, I ask you in the name that is above all names, in the name of your son Jesus Christ, of Yeshua Hamashiakh, that you give me the wisdom, grace and power to communicate news effectively. <text:span text:style-name="T133">That</text:span> <text:span text:style-name="T133">you </text:span>open the eyes <text:span text:style-name="T133">to the people who see this video </text:span>so they can see and <text:span text:style-name="T133">their </text:span>ears so they can hear. That you drag them to your son Jesus Christ and the truth of <text:span text:style-name="T1">your</text:span> story in <text:span text:style-name="T1">the</text:span> story and <text:span text:style-name="T1">m</text:span><text:span text:style-name="T2">y</text:span> history.</text:p>
      <text:p text:style-name="P7">Or <text:span text:style-name="T133">I</text:span> <text:span text:style-name="T135">might</text:span> start singing at any time:</text:p>
      <text:p text:style-name="P7"><text:span text:style-name="T135">Oh oh </text:span>Our hearts, insatiable they are</text:p>
      <text:p text:style-name="P8">Don't worry, I'm not going to convince you that the bible is true. I can not do <text:span text:style-name="T133">that</text:span>. What I am going to do is quote and read the verses of the <text:span text:style-name="T135">bible</text:span> that I consider necessary to communicate what I want communicate. And let Logic and Life <text:span text:style-name="T133">themselves</text:span>, at the right <text:span text:style-name="T135">time</text:span>, reveal the Truth in your mind, in your heart, and in <text:span text:style-name="T133">your whole</text:span> person.</text:p>
      <text:p text:style-name="P7">You <text:span text:style-name="T134">have been</text:span> warned.</text:p>
      <text:h text:style-name="P216" text:outline-level="3"><text:soft-page-break/>Questions.</text:h>
      <text:p text:style-name="P2">If someone says "I believe in the bible and I believe in science", or "I believe in the <text:span text:style-name="T135">bible</text:span> and I believe in <text:span text:style-name="T135">T</text:span>ruth”, or “I believe in the <text:span text:style-name="T135">bible</text:span> and I believe in logic”, depending on the person listening to it, it is very easy to think that said person <text:span text:style-name="T135">either </text:span>do<text:span text:style-name="T135">es not </text:span>know much about one, or do<text:span text:style-name="T135">es not</text:span> know much about the other, or <text:span text:style-name="T135">he </text:span>live<text:span text:style-name="T135">s</text:span> in permanent contradiction and does not care.</text:p>
      <text:p text:style-name="P7">This is because when you know something about the bible, something about the science and something about logic, at least that which is learned in school, at university, and in the media, <text:span text:style-name="T135">m</text:span>any questions <text:span text:style-name="T135">araise</text:span>:</text:p>
      <text:p text:style-name="P7">If the universe is 6<text:span text:style-name="T135">000</text:span> years old, the time that has passed since Creation, according to the <text:span text:style-name="T135">bible</text:span>, how is it possible that we see stars that are millions of light years away?</text:p>
      <text:p text:style-name="P7">How is it possible that dinosaurs lived 80 million years ago and that the bible is also true?</text:p>
      <text:p text:style-name="P7">How is it possible that the universe has existed for more than 14 thousand millions of years and that the bible is also true?</text:p>
      <text:p text:style-name="P7">How is it possible that the theory of evolution and the bible are both true?</text:p>
      <text:p text:style-name="P7">If hell is a place of punishment, permanent, eternal and conscious by means of fire and brimstone, where people who did evil <text:span text:style-name="T135">go</text:span>, how can a good God allow evil, the suffering and torture, continue to exist forever and ever in that hell?</text:p>
      <text:p text:style-name="P7">If it is true what Jesus Christ says, that no one goes to the father except through him, Does Adam go to heaven or hell?</text:p>
      <text:p text:style-name="P9">Why in the bible the lake of fire that was NEVER translated as “hell”, now turned out <text:span text:style-name="T135">to be </text:span>hell, and the hebrew Sheol that WAS translated in several <text:span text:style-name="T135">verses</text:span> as “hell”, now turned out a place to which all dead <text:span text:style-name="T136">people </text:span>go, the good and the bad?</text:p>
      <text:p text:style-name="P7">If God is good, he is love, he wants the salvation of all, and there is nothing impossible for him, why only a few <text:span text:style-name="T137">ones </text:span>are saved?</text:p>
      <text:p text:style-name="P7">Someone who lived in Japan, in the year 900 after <text:span text:style-name="T137">Jesus </text:span>Christ, who never <text:span text:style-name="T137">knew about Jesus </text:span>Christ, who lived an exemplary life compared to most <text:span text:style-name="T137">c</text:span>hristians today, do<text:span text:style-name="T137">es</text:span> <text:span text:style-name="T137">he </text:span>go to heaven or hell? <text:span text:style-name="T137">W</text:span>hat <text:span text:style-name="T137">is it</text:span>? Is it, <text:span text:style-name="T137">or NOT,</text:span> necessary to believe in Christ to be saved?</text:p>
      <text:p text:style-name="P7"><text:soft-page-break/>Someone who lived a life of evil, in which he raped, tortured and murdered hundreds of children during his 70-<text:span text:style-name="T137">and-some</text:span> years of life, he dies and <text:span text:style-name="T137">goes</text:span> to hell, to suffer forever and ever, consciously, <text:span text:style-name="T137">by</text:span> fire and brimstone, in permanent torture. Do<text:span text:style-name="T137">es</text:span> <text:span text:style-name="T137">he</text:span> not receive as punishment, a suffering, a torture, an evil, superior, for <text:span text:style-name="T137">ALL</text:span> eternity, to the one he did for only 70-and-<text:span text:style-name="T137">some</text:span> years? Is that from a just <text:span text:style-name="T137">and good </text:span>God?</text:p>
      <text:p text:style-name="P10">Is it not a systematic, conscious, physical, eternal punishment, by fire and brimstone, of permanent torture, worse than <text:span text:style-name="T137">ANY</text:span> system of systematic annihilation such as the "Final Solution" implemented by Hitler's Nazis during the Holocaust of World War II? After all, <text:span text:style-name="T137">once your are </text:span>death, nothing hurts. while to those who are in hell everything hurts for all eternity. Hell seems more like an idea of ​​the Marquis de Sade. The one from which the word “sadist” <text:span text:style-name="T137">comes from</text:span>.</text:p>
      <text:p text:style-name="P7">If Jesus Christ taught us that one should love one's enemies, why d<text:span text:style-name="T137">oes</text:span> God sends his enemies to <text:span text:style-name="T137">a </text:span>conscious, physical and eternal suffering in the hell? </text:p>
      <text:p text:style-name="P7">How is it possible that the chronology of Egyptian history and the bible are both true? What came first the pyramids or the flood?</text:p>
      <text:p text:style-name="P7">How to explain that a good God, who knows the heart of man, who gives him the commandment "not to kill" on some stone tablets; that he himself selects a king for his people, named Saul, through his prophet; that <text:span text:style-name="T138">AFTER</text:span> that, after all that, he goes and orders that King Saul, through his prophet, <text:span text:style-name="T138">to </text:span>go and kill, murder, <text:span text:style-name="T138">assassinate, </text:span>women, <text:span text:style-name="T138">elders</text:span>, children, even the breastfed, men and animals, EVERYTHING, and not leave anything alive in Amalek?<text:note text:id="ftn1" text:note-class="footnote"><text:note-citation>1</text:note-citation><text:note-body><text:p text:style-name="Footnote"><text:span text:style-name="T4">1 Samuel 15:3 </text:span><text:a xlink:type="simple" xlink:href="https://www.biblegateway.com/passage/?search=1+Samuel+15%3A3&amp;version=RSV" text:style-name="Internet_20_link" text:visited-style-name="Visited_20_Internet_20_Link"><text:span text:style-name="Definition"><text:span text:style-name="T4">RSV</text:span></text:span></text:a></text:p></text:note-body></text:note> That is, first he gives the commandment of "not <text:span text:style-name="T139">to </text:span>kill" and then goes and orders the king, <text:span text:style-name="T139">that</text:span> <text:span text:style-name="T139">he</text:span> chose, to go and kill even the “cat” in Amalek.</text:p>
      <text:p text:style-name="P11">The king goes and kills, assassinates, women, children, even the breastfed, elder<text:span text:style-name="T139">s</text:span>, men and animals, kills EVERYTHING, murders EVERYTHING, even the cat <text:note text:id="ftn2" text:note-class="footnote"><text:note-citation>2</text:note-citation><text:note-body><text:p text:style-name="Footnote"><text:span text:style-name="T4">1 Samuel 15:8,15 </text:span><text:a xlink:type="simple" xlink:href="https://www.biblegateway.com/passage/?search=1+Samuel+15%3A8%2C15&amp;version=RSV" text:style-name="Internet_20_link" text:visited-style-name="Visited_20_Internet_20_Link"><text:span text:style-name="Definition"><text:span text:style-name="T4">RSV</text:span></text:span></text:a></text:p></text:note-body></text:note>. Only leaves the king of Amalek and the best animals, with the intention to also kill the animals in sacrifice to that God who gave him the order to kill everything and probably also kill the king in front of YHWH, as indeed the prophet did later.</text:p>
      <text:p text:style-name="P131"><text:span text:style-name="T4">No, that good God, who knows everything, who many years before had given the commandment “not to kill”, but </text:span><text:span text:style-name="T6">that </text:span><text:span text:style-name="T4">now it seems that </text:span><text:span text:style-name="T6">he</text:span><text:span text:style-name="T4"> has changed </text:span><text:span text:style-name="T6">his mind</text:span><text:span text:style-name="T4"> and gives the order to kill women, </text:span><text:span text:style-name="T6">elders</text:span><text:span text:style-name="T4"> and children, even the breastfed, to the king that He chose, says to his prophet: </text:span><text:span text:style-name="Bible_5f_text"><text:span text:style-name="T4">"</text:span></text:span><text:bookmark text:name="en-NKJV-7572"/><text:span text:style-name="Bible_5f_text">I greatly regret that I have set up Saul as king, for he has turned back from following Me, and has not performed My commandments</text:span><text:span text:style-name="Bible_5f_text"><text:span text:style-name="T4">” </text:span></text:span><text:span text:style-name="Bible_5f_text"><text:span text:style-name="T4"><text:note text:id="ftn3" text:note-class="footnote"><text:note-citation>3</text:note-citation><text:note-body><text:p text:style-name="Footnote"><text:span text:style-name="T4">1 Samuel 15:11 </text:span><text:a xlink:type="simple" xlink:href="https://www.biblegateway.com/passage/?search=1+Samuel+15%3A11&amp;version=NKJV" text:style-name="Internet_20_link" text:visited-style-name="Visited_20_Internet_20_Link"><text:span text:style-name="Definition"><text:span text:style-name="T4">NKJV</text:span></text:span></text:a></text:p></text:note-body></text:note></text:span></text:span><text:span text:style-name="T4">. Could it be that </text:span><text:span text:style-name="T7">THAT </text:span><text:span text:style-name="T4">God did not know that this was going to happen? Because it seems not.</text:span></text:p>
      <text:p text:style-name="P7"><text:soft-page-break/>Saul only left alive the king of Amalek and the best animals <text:span text:style-name="T140">to</text:span> sacrifice them burned to the God who gave him the order, but God decides <text:span text:style-name="T140">to </text:span>change <text:span text:style-name="T140">him</text:span>. That King Saul is no use to <text:span text:style-name="T140">him</text:span>. Then he tells his prophet: <text:span text:style-name="T140">stop</text:span> cry<text:span text:style-name="T140">ing</text:span> for Sa<text:span text:style-name="T140">u</text:span>l, <text:span text:style-name="T140">quit winning</text:span> for that <text:span text:style-name="T3">man</text:span>, I already <text:span text:style-name="T140">got rid</text:span> him, go to Bethlehem <text:span text:style-name="T140">because </text:span>I'm going to <text:span text:style-name="T140">show</text:span> <text:span text:style-name="T140">you his </text:span>replace<text:span text:style-name="T140">ment</text:span> <text:note text:id="ftn4" text:note-class="footnote"><text:note-citation>4</text:note-citation><text:note-body><text:p text:style-name="Footnote"><text:span text:style-name="T4">1 Samuel 15:35-16:1 </text:span><text:a xlink:type="simple" xlink:href="https://www.biblegateway.com/passage/?search=1+Samuel+15%3A35-16%3A1&amp;version=NKJV" text:style-name="Internet_20_link" text:visited-style-name="Visited_20_Internet_20_Link"><text:span text:style-name="Definition"><text:span text:style-name="T4">NKJV</text:span></text:span></text:a></text:p></text:note-body></text:note>. And the prophet tells <text:span text:style-name="T140">God</text:span>: but how am I going to leave? If Sa<text:span text:style-name="T140">u</text:span>l finds out, he <text:span text:style-name="T140">will </text:span>kill me. And God tells him: <text:span text:style-name="T140">take it easy</text:span>, tell him that <text:span text:style-name="T140">you are going to make a</text:span> sacrifice to Jehovah. <text:span text:style-name="T140">Who is</text:span> that God that <text:span text:style-name="T140">is </text:span>speak<text:span text:style-name="T140">ing</text:span> to him <text:note text:id="ftn5" text:note-class="footnote"><text:note-citation>5</text:note-citation><text:note-body><text:p text:style-name="Footnote"><text:span text:style-name="T4">1 Samuel 16:2 </text:span><text:a xlink:type="simple" xlink:href="https://www.biblegateway.com/passage/?search=1+Samuel+16%3A2&amp;version=NKJV" text:style-name="Internet_20_link" text:visited-style-name="Visited_20_Internet_20_Link"><text:span text:style-name="Definition"><text:span text:style-name="T4">NKJV</text:span></text:span></text:a></text:p></text:note-body></text:note>.</text:p>
      <text:p text:style-name="P7">How to explain this good God, who knows everything, but who orders to kill after having ordered “not to kill” and that <text:span text:style-name="T140">seems to live</text:span> regretting what <text:span text:style-name="T140">he </text:span>kn<text:span text:style-name="T140">e</text:span>w was going to happen?</text:p>
      <text:p text:style-name="P7">That same God who forgot to put as a commandment "not to enslave", <text:span text:style-name="T140">meybe</text:span> because now he wants us as slaves.</text:p>
      <text:p text:style-name="P7">And the snakes <text:span text:style-name="T140">that</text:span> talk?</text:p>
      <text:p text:style-name="P7">And the talking donkeys?</text:p>
      <text:p text:style-name="P7">And that we all came out of a <text:span text:style-name="T140">SINGLE </text:span>couple?</text:p>
      <text:p text:style-name="P7">And that <text:span text:style-name="T140">FIRST</text:span> <text:span text:style-name="T140">were</text:span> the land and the sea<text:span text:style-name="T140">s</text:span> and <text:span text:style-name="T140">THEN</text:span> the stars.</text:p>
      <text:p text:style-name="P7">And that everything was created in 7 days? <text:span text:style-name="T140">Sorry 6 days. </text:span>Those who have morning and afternoon.</text:p>
      <text:p text:style-name="P7">And that some guys live in a desert eating bread that falls from the sky for <text:span text:style-name="T140">40</text:span> years?</text:p>
      <text:p text:style-name="P7">And that with a <text:span text:style-name="T140">little </text:span>stick the seas are opened so that thousands of people can pass, but only for <text:span text:style-name="T140">short time, </text:span>while they pass, and <text:span text:style-name="T140">THEY</text:span> close on top of a<text:span text:style-name="T140">n</text:span> army that persecuted them, drowning <text:span text:style-name="T140">the whole </text:span>army.</text:p>
      <text:p text:style-name="P7">And that Noah, and the animals in a boat, during a year in which a <text:span text:style-name="T140">40</text:span>-day deluge filled the entire planet with water.</text:p>
      <text:p text:style-name="P7">And that Noah had his children <text:span text:style-name="T140">when he was about</text:span> 500-and-some years old. <text:span text:style-name="T140">Are those </text:span><text:s/><text:span text:style-name="T140">shorty</text:span> years?</text:p>
      <text:p text:style-name="P7">And that before the flood people lived about 900 years?</text:p>
      <text:p text:style-name="P7">And that a big fish swallows a guy and after 3 days spits him out in a beach? Th<text:span text:style-name="T141">e guy</text:span> Jonah.</text:p>
      <text:p text:style-name="P7">And that <text:span text:style-name="T141">people </text:span>rise <text:span text:style-name="T141">up from the dead</text:span>.</text:p>
      <text:p text:style-name="P7"><text:soft-page-break/>Where are they? In heaven or in hell?</text:p>
      <text:p text:style-name="P7">It doesn't seem very “scientific” or “logical”. Do<text:span text:style-name="T141">es</text:span> <text:span text:style-name="T141">it</text:span>?</text:p>
      <text:p text:style-name="P7">Many questions arise. Many of them <text:span text:style-name="T142">ASSUME</text:span> other questions. Many of them assume things that the bible does not say. Many of them assume things that science does not say.</text:p>
      <text:p text:style-name="P7">This video is not going to answer these questions one by one. <text:span text:style-name="T142">Instead it</text:span> <text:span text:style-name="T142">has</text:span> the intention to kill <text:span text:style-name="T142">them </text:span>all with one stone, as an addition<text:span text:style-name="T142">al goal</text:span> to giv<text:span text:style-name="T142">e</text:span> some good news and others that do not seem <text:span text:style-name="T142">so </text:span>good.</text:p>
      <text:h text:style-name="P214" text:outline-level="1">PART 2. CENTER.</text:h>
      <text:h text:style-name="P216" text:outline-level="3">Creator.</text:h>
      <text:h text:style-name="P218" text:outline-level="4">Technical creativity.</text:h>
      <text:p text:style-name="P2">The technical creativity of man has allowed him to build airplanes, shoes, cell phones, microscopes, telephones, watches, televisions, hammers, trains, telescopes, computers, pots, buildings, transistors, <text:span text:style-name="T143">cars</text:span>, satellites, refrigerators, washing machines, polishers, <text:span text:style-name="T143">MACHINES</text:span> that make machines, factories that use machines made by other factories to build OBJECTS that make it easier for man to meet his basic needs for food, clothing, <text:span text:style-name="T143">higiene</text:span> and housing.</text:p>
      <text:p text:style-name="P12">Technical creativity always results in an <text:span text:style-name="T143">OBJECT</text:span>, something <text:span text:style-name="T143">physical</text:span>, perceptible through the senses, something material, something concrete, a machine, a technology, something that <text:span text:style-name="T143">changes</text:span> the perceptible and <text:span text:style-name="T143">in which </text:span>that change is perceptible.</text:p>
      <text:p text:style-name="P7">Technical creativity is by far the most important, <text:span text:style-name="T143">the </text:span>most reliable, <text:span text:style-name="T143">criteria </text:span>to validate any scientific model or theory.</text:p>
      <text:p text:style-name="P7">No one can rationally say today: "I don't believe in airplanes", "No, no, I <text:span text:style-name="T143">just </text:span>do not believe in airplanes”.</text:p>
      <text:p text:style-name="P12">But about 1000 years ago it was quite easy for someone to say “<text:span text:style-name="T143">NO” to the belief</text:span> that one day <text:span text:style-name="T143">men would built </text:span>thousands of machines, made of metal, that fly, that have wings like birds, that carry hundreds of people inside, and weigh<text:span text:style-name="T143">ts</text:span> tons. About 1000 years ago it was much easier to say “I don't believe in airplanes”.</text:p>
      <text:p text:style-name="P7"><text:soft-page-break/>No one can rationally say today: "I don't believe in computers", "No, no, it's just <text:span text:style-name="T144">that</text:span> I don't believe in computers”.</text:p>
      <text:p text:style-name="P7">But only about 500 years ago it was quite easy for someone to say “<text:span text:style-name="T144">NO” to the belief </text:span>that one day <text:span text:style-name="T144">men would make </text:span>billions of machines that <text:span text:style-name="T144">can make </text:span>billions of <text:span text:style-name="T144">additions</text:span> or multiplications in a second, <text:span text:style-name="T144">that</text:span> have memory, and <text:span text:style-name="T144">that </text:span>allow communication in which you see a <text:span text:style-name="T144">friend</text:span>, who is thousands of miles away, using something like a mirror, <text:span text:style-name="T144">your </text:span>tablet, in which <text:span text:style-name="T144">your friend</text:span> is reflected, and you can hear <text:span text:style-name="T144">him</text:span>, with <text:span text:style-name="T144">his</text:span> voice coming out of the “mirror”, and speak to <text:span text:style-name="T144">him</text:span> addressing the “mirror”. That was a story for children since the 1600s: the witch from Little Red Riding Hood. <text:span text:style-name="T144">T</text:span>oday <text:span text:style-name="T144">it </text:span>is called video conferencing and is used by millions of people around planet Earth.</text:p>
      <text:p text:style-name="P7">However, the same cannot be said of the very large, the very far, the very small, the past <text:span text:style-name="T144">or</text:span> the future.</text:p>
      <text:p text:style-name="P7">Who has built a star, a galaxy?</text:p>
      <text:p text:style-name="P7">Who has built something from elementary particles?</text:p>
      <text:p text:style-name="P7">Who has built a second, a minute, an hour?</text:p>
      <text:p text:style-name="P7">The technical creativity of the human being, <text:span text:style-name="T144">the one</text:span> we use on a daily basis, has not reached that point. <text:span text:style-name="T144">A</text:span>lthough there is <text:span text:style-name="T144">always someone who thinks otherwise</text:span>.</text:p>
      <text:p text:style-name="P13">Technical creativity excludes any discipline that does not build its object of study or something with its objects of study. <text:span text:style-name="T144">It s</text:span>tud<text:span text:style-name="T144">ies</text:span> the stars but does not build them and does not build anything with them?. <text:span text:style-name="T144">It does</text:span> not qualif<text:span text:style-name="T144">y</text:span>. <text:span text:style-name="T144">It</text:span> studies elementary particles but doesn't build them and doesn't build anything with them? <text:span text:style-name="T144">It does</text:span> not qualif<text:span text:style-name="T144">y</text:span>. <text:span text:style-name="T144">It</text:span> studies time but doesn't build <text:span text:style-name="T144">it</text:span> and doesn't build anything with it?. <text:span text:style-name="T144">It does</text:span> not qualif<text:span text:style-name="T144">y</text:span>. <text:span text:style-name="T144">It </text:span>stud<text:span text:style-name="T144">ies</text:span> gravity but does not build it and does not build anything with it?. <text:span text:style-name="T144">It</text:span> does <text:span text:style-name="T144">not</text:span> qualify. <text:span text:style-name="T144">It</text:span> studies genes but <text:span text:style-name="T144">it </text:span>does build them and <text:span text:style-name="T144">does </text:span>not build anything with th<text:span text:style-name="T144">em</text:span>?. Guess what?: <text:span text:style-name="T144">IT </text:span>DOES NOT QUALIFY.</text:p>
      <text:p text:style-name="P7">That means that the scientific theories that speak of this <text:span text:style-name="T144">kind</text:span> of things are not so “scientific”. They are not really knowledge. They are a field of study, <text:span text:style-name="T195">they </text:span>are a set of hypotheses that have not been validated <text:span text:style-name="T144">with</text:span> a TECHNICAL CREATIVITY.</text:p>
      <text:p text:style-name="P14">This means that the conceptual position of this video <text:span text:style-name="T144">for</text:span> the demarcation problem is to use TECHNICAL CREATIVITY as <text:span text:style-name="T144">the criteria for</text:span> <text:span text:style-name="T144">deciding</text:span> what IS and what is <text:span text:style-name="T144">NOT</text:span> science. That is the position of this video <text:span text:style-name="T144">for</text:span> the demarcation problem.</text:p>
      <text:p text:style-name="P7"><text:soft-page-break/>When we build machines t<text:span text:style-name="T145">hat</text:span> build stars and galaxies, <text:span text:style-name="T145">the ones </text:span>we see through the telescope, when we build machines to travel in the time, when we build machines to travel billions of times what many believe to be the maximum possible, the speed of the light in the void, “<text:span text:style-name="T146">void” that has yet to be</text:span> <text:span text:style-name="T146">found</text:span>, <text:span text:style-name="T146">belief that</text:span> is assumed as a<text:span text:style-name="T146">n</text:span> axiom of some very famous <text:span text:style-name="T145">ideologies,</text:span> <text:span text:style-name="T146">when we go to </text:span>the stars, when we can make another <text:span text:style-name="T145">kind</text:span> of matter based on other types of elementary particles, different from <text:span text:style-name="T145">the ones </text:span>that we believe exist, when <text:span text:style-name="T145">ALL</text:span> th<text:span text:style-name="T145">ese</text:span> can be done by man and is of common use, such as a washing machine or a cell phone, <text:span text:style-name="T146">THEN, and only THEN, </text:span>we can begin to say that <text:span text:style-name="T145">t</text:span>he theories that explain these constructions are “scientific”, <text:span text:style-name="T145">a</text:span>re “knowledge”. Not the <text:span text:style-name="T145">before</text:span>.</text:p>
      <text:p text:style-name="P7">When it is rationally impossible to say: "I don't think we will travel to the stars”, when it is rationally impossible to say: “I do not believe in <text:span text:style-name="T146">time</text:span> travel”, for the common person, in the same way in that it is now rationally impossible to say: "I do not believe in airplanes", <text:span text:style-name="T146">f</text:span>or an ordinary person, <text:span text:style-name="T146">THEN </text:span>we can say technical creativity <text:span text:style-name="T146">has</text:span> already confirmed the "scientific" theories that explain space and time that level.</text:p>
      <text:p text:style-name="P7">Meanwhile no. Meanwhile they are just fields of study.</text:p>
      <text:p text:style-name="P7">The word "science" and the word "know" have become synonymous with "certainty" in the minds of most people.</text:p>
      <text:p text:style-name="P7">There <text:span text:style-name="T196">are </text:span>people <text:span text:style-name="T196">who </text:span>believe <text:span text:style-name="T146">to be</text:span> certain <text:span text:style-name="T146">about</text:span> what happened millions of years ago. "It's scientifically proven." "We know <text:span text:style-name="T146">it</text:span>" “Science <text:span text:style-name="T146">has </text:span>already proved <text:span text:style-name="T146">it</text:span>." <text:span text:style-name="T146">THAT is the attitude.</text:span></text:p>
      <text:p text:style-name="P7">Technical creativity is a better <text:span text:style-name="T146">criteria</text:span> than the more commonly used to determine if a hypothesis is scientific or not. Much more reliable, than any other criteria, because it <text:span text:style-name="T146">requires to make</text:span> <text:span text:style-name="T146">OBJECTS</text:span> that anyone can use. This criterion avoids ending up calling "science" to what is only a field of study.</text:p>
      <text:h text:style-name="P220" text:outline-level="5">Application.</text:h>
      <text:p text:style-name="P2">The application of the criterion is limited by the technology created. A technology only validates the theories or models that were <text:span text:style-name="T147">NECESSARY</text:span> and determining factors for <text:span text:style-name="T147">the </text:span>creation and reproduction <text:span text:style-name="T147">of the object</text:span>. <text:span text:style-name="T147">It does NOT validate any model that pretends to explain a technology </text:span>AFTER <text:span text:style-name="T147">it was </text:span>created, or <text:span text:style-name="T147">a model already existing but that was never necessary to make the technology, those</text:span> which are not determinant <text:span text:style-name="T147">to the technology</text:span>.</text:p>
      <text:p text:style-name="P7"><text:soft-page-break/>An example is transistors. Necessary and determining theories for the first patents, in 1925 and 1934, of the FET, the field-effect-transistor, were electromagnetics and chemistry. The name <text:span text:style-name="T147">itself </text:span>tells us how it works: the word "field" refers to an electric field. Its functional parts, the semiconductors, are explained with electromagnetic logic and produced with chemistry. The first semiconductors and diodes are created in the 19th century when these theories were already mature.</text:p>
      <text:p text:style-name="P15">If AFTER someone uses a statistical ideology of <text:span text:style-name="T147">elementary </text:span>particles to explain the FET, according to the criterion of <text:span text:style-name="T147">technical </text:span>creativity, this ideology is <text:span text:style-name="T147">NOT</text:span> validated because it was never needed for the creation of the first FETs.</text:p>
      <text:p text:style-name="P7">An ideology of elementary particle statistics, imagined in the 20th century, was NOT used to build the first semiconductors, or diodes, in the 19th century, or <text:span text:style-name="T147">to build first </text:span>transistors, or FETs, which are a <text:span text:style-name="T147">logical </text:span>extension of the electromagnetic behavior of the diode. <text:span text:style-name="T147">Chemical </text:span>processes were used <text:span text:style-name="T147">to build them and </text:span>matur<text:span text:style-name="T147">e</text:span> electromagnetic theory <text:span text:style-name="T147">explained them</text:span>.</text:p>
      <text:p text:style-name="P7">The explanation taught in educational institutions of how a transistor, a diode, or a semiconductor works is not from a statistical <text:span text:style-name="T147">ideology</text:span> of elementary particles because <text:span text:style-name="T147">it</text:span> is no<text:span text:style-name="T147">t</text:span> need<text:span text:style-name="T147">ed</text:span> to explain them. It is like explaining how to make a “soup” with a ideology of alchemy. It <text:span text:style-name="T147">just isn’t needed</text:span>.</text:p>
      <text:p text:style-name="P7">The application of the criterion is limited by the technology created.</text:p>
      <text:h text:style-name="P218" text:outline-level="4">Technical complexity.</text:h>
      <text:p text:style-name="P2">Greater technical complexity requires greater technical creativity, and vice versa. The complexity of the machines, of the technology, <text:span text:style-name="T148">that can be built by</text:span> man increases as his technical creativity increases, and vice versa. One is a reflection of the other.</text:p>
      <text:p text:style-name="P16">No one can rationally say that "it is easier to make a computer <text:span text:style-name="T148">than </text:span>to make a knife. <text:span text:style-name="T148">M</text:span>ake a computer? Uff easy, piece of cake, anyone can do it. Make a knife? Ahh no, no way, no idea, <text:span text:style-name="T148">too hard</text:span>. Making the computer requires more technical creativity.</text:p>
      <text:p text:style-name="P16">Technical creativity is something that grows, that is learned, that is develop<text:span text:style-name="T148">ed.</text:span> <text:span text:style-name="T148">It grows </text:span>with experience, <text:span text:style-name="T148">use </text:span>and practic<text:span text:style-name="T148">e</text:span>. It is a process of the mind. Animals don't have it. The development of technical creativity is a process in which the greater technical creativity is obtained a greater capacity to develop more complex technologies. <text:span text:style-name="T148">These </text:span>statements <text:soft-page-break/>seem obvious. However, <text:span text:style-name="T148">they have to be made because </text:span>there is always <text:span text:style-name="T148">someone</text:span> who like<text:span text:style-name="T148">s</text:span> to deny the obvious.</text:p>
      <text:p text:style-name="P7">We watch and download a video <text:span text:style-name="T148">that </text:span>we like on the Internet and forget what was ne<text:span text:style-name="T148">eded</text:span> for that to happen.</text:p>
      <text:p text:style-name="P4">Watching a video on the Internet implies having built factories to manufacture each of the parts and machines necessary to build processors, screens, automobiles, antennas, transcontinental fiber optic networks, wireless networks, millions of lines of programs of software in which if a single line is modified the entire program could fail, design circuits the size of a small coin that have as many switches as there are rooms in a city, design and build the <text:span text:style-name="T196">roads</text:span> along which the finished products are transported and <text:span text:style-name="T196">build the </text:span>means of transportation such as planes, trucks, and automobiles that transported said computer or cell phone until it reached <text:span text:style-name="T149">your</text:span> hands.</text:p>
      <text:p text:style-name="P7">A person can use a cell phone without having a clue how it <text:span text:style-name="T149">is made</text:span>. <text:span text:style-name="T149">You can use your </text:span>cell phone, without knowing how <text:span text:style-name="T149">to make one</text:span>, you can use a car without knowing how <text:span text:style-name="T149">to build one</text:span>. <text:span text:style-name="T149">The u</text:span>se <text:span text:style-name="T149">of a</text:span> technology produced by man's technical creativity does not require the user to understand the details of its development.</text:p>
      <text:p text:style-name="P7">You don't have to be a scientist to use products of science.</text:p>
      <text:p text:style-name="P7">Therefore, it is very easy to underestimate the great amount of advances in <text:span text:style-name="T149">man’s </text:span>technical creativity when its result is simply used. The children of today tend to think that the Internet has always been there.</text:p>
      <text:p text:style-name="P7">It is easy to forget or ignore that greater technical complexity requires greater technical creativity, and vice versa.</text:p>
      <text:h text:style-name="P218" text:outline-level="4">Biology.</text:h>
      <text:p text:style-name="P3">One of the most studied fields, through machines such as the electronic microscope, <text:span text:style-name="T149">which is </text:span>the result of man's technical creativity, is that of everything related to plants, animals and man. The biological.</text:p>
      <text:p text:style-name="P4">Through these studies it has been found that inside each of the approximately 37 million million, or 37 teras, of cells, that the human body has there are very small molecular machines that all work at the same time, <text:span text:style-name="T149">there are machines </text:span>arming and disarming communication channels, transport <text:span text:style-name="T149">channels </text:span>of other molecular machines, that can also be armed or disarmed as the cell needs <text:span text:style-name="T149">them</text:span>, and <text:span text:style-name="T149">machines </text:span>exchanging molecules with <text:soft-page-break/>the environment of the cell that must be recognized by the cell to allow <text:span text:style-name="T149">their</text:span> entry into the interior of the cell; and <text:span text:style-name="T149">machines reproducing i</text:span>nside each cell a molecule that contains the program of how to reconstruct the complete organism formed by these cells, the famous DNA. It has also been found that there are molecular machines that verify the consistency of said chain, <text:span text:style-name="T149">the</text:span> DNA, a chain that is found in duplicate in each cell, and that if it finds any inconsistency, said molecular machine communicates with others to fix the error.</text:p>
      <text:p text:style-name="P7">This type of machinery that is found inside each cell <text:span text:style-name="T149">of the human being </text:span>and that i<text:span text:style-name="T149">s</text:span> almost <text:span text:style-name="T149">as </text:span>equally complex <text:span text:style-name="T149">as it </text:span>is found in each living organism that has a DNA, whether plant or animal, is several orders of magnitude more complex than the most complex of machines man <text:span text:style-name="T150">has ever </text:span>made.</text:p>
      <text:p text:style-name="P7">The biological machinery is far more complex than <text:span text:style-name="T150">any machinery that</text:span> m<text:span text:style-name="T150">e</text:span>n <text:span text:style-name="T150">has ever </text:span>made.</text:p>
      <text:p text:style-name="P7">We observe through man-made technologies, like <text:span text:style-name="T150">the microscope, that </text:span>cells of plants and animals duplicate themselves in a process we call mitosis, yet we do not see that a car, or a washing machine, or a cell<text:span text:style-name="T150">phone</text:span>, reproduces itself. We don't see a car split in two identical cars.</text:p>
      <text:p text:style-name="P7">We observe in sex<text:span text:style-name="T150">ed</text:span> animals that if a male and a female <text:span text:style-name="T150">couple together,</text:span> after a while, a small animal is born from the female with the same characteristics, <text:span text:style-name="T150">and</text:span> that grows over time. <text:span text:style-name="T150">H</text:span>owever we do not see that i<text:span text:style-name="T150">f</text:span> a blue train and a pink one, join <text:span text:style-name="T150">together</text:span>, after a while, <text:span text:style-name="T150">a small train comes out of the pink one that </text:span>grows over time <text:span text:style-name="T150">and starts looking just like a mix of the two big ones</text:span>.</text:p>
      <text:p text:style-name="P7">We also observe that if I cut my skin superficially, after a few days the wound has healed and the wound has disappeared. <text:span text:style-name="T150">However</text:span> I have never noticed that if my car gets a <text:span text:style-name="T150">bump</text:span>, <text:span text:style-name="T150">after a few days, the car has fixed the bump by its self</text:span>. I have always had to take <text:span text:style-name="T150">my car</text:span> for repair.</text:p>
      <text:p text:style-name="P7">And if a blood sample is taken from a person, in that sample <text:span text:style-name="T150">you have </text:span>all the information on how to make a twin of the person, but <text:span text:style-name="T150">i</text:span>f you measure the oil in a car, in said oil <text:span text:style-name="T150">you cannot find</text:span> <text:span text:style-name="T150">the</text:span> plans and designs of <text:span text:style-name="T150">how to make each part of the car and all the information on </text:span>how to assemble a car identical to which the oil was <text:span text:style-name="T151">taken from</text:span>. <text:span text:style-name="T150">N</text:span>ot the same level <text:span text:style-name="T152">of </text:span>complexity.</text:p>
      <text:p text:style-name="P7"><text:soft-page-break/>We don't even understand how the biological machinery works enough to reproduce it. If I lose an eye in an accident, <text:span text:style-name="T152">we do not </text:span>know how to reconstruct my eye from my DNA. Or a kidney, or a lung. We know that there are “stem cells”. We don't know how to use <text:span text:style-name="T152">the </text:span>information, the programs, that we know <text:span text:style-name="T152">is in those “stem cells”</text:span>.</text:p>
      <text:p text:style-name="P17">No one has <text:span text:style-name="T153">ever </text:span>created a machine that thinks, that can replace human being<text:span text:style-name="T153">s</text:span>. All the machines that man has created need man at some point to keep <text:span text:style-name="T153">them working</text:span>.</text:p>
      <text:p text:style-name="P17">Man has no idea how to synthesize, build from scratch, without <text:span text:style-name="T153">the </text:span>use <text:span text:style-name="T153">of </text:span>biological material, the parts, the molecular machines, that are needed to build a cell. The human being has no idea how to build IN a modern laboratory, without using biological <text:span text:style-name="T153">supplies</text:span>, and starting from elements in the periodic table, a polysaccharide, a peptide, a nucleotide, 3 of the 4 basic compounds, or basic molecular machines, to put together a cell. And even if <text:span text:style-name="T153">we</text:span> could put them together, it would be like being able to write letters of an unknown language without be<text:span text:style-name="T153">ing</text:span> able to put together a single coherent sentence.</text:p>
      <text:p text:style-name="P17">We have much less idea <text:span text:style-name="T154">on </text:span>how to assemble them so that they function as a cell: a machine that <text:span text:style-name="T153">using </text:span>what is written in its DNA, in that unknown language, <text:span text:style-name="T153">it </text:span>can run a specific program from the thousands of programs in th<text:span text:style-name="T153">at</text:span> DNA, and copy itself, or build one of <text:span text:style-name="T154">its own</text:span> molecular machines, or build a<text:span text:style-name="T153">n</text:span> intracellular communicating microtubule, or <text:span text:style-name="T153">any</text:span> of the thousands of functions necessary to maintain the cell functioning, alive.</text:p>
      <text:p text:style-name="P7">And we have even less idea how to build different types of cells to form a human body system like an eye, or like a liver. And we have even less idea how to code a program, <text:span text:style-name="T154">that </text:span>contain<text:span text:style-name="T154">s</text:span> all <text:span text:style-name="T154">the information about </text:span>these mechanisms, <text:span text:style-name="T154">that is</text:span> in each <text:span text:style-name="T154">and every one </text:span>of the cells of the human <text:span text:style-name="T154">body,</text:span> and that when <text:span text:style-name="T154">said</text:span> program is executed, it can build a complete human being.</text:p>
      <text:p text:style-name="P7">If the machinery inside a cell is several orders of magnitude more complex than any man-made machine, the human <text:span text:style-name="T154">body </text:span>is millions of millions of orders of magnitude more complex than any machine <text:span text:style-name="T154">ever </text:span>created by man. <text:span text:style-name="T154">A</text:span> one followed of millions of millions of <text:span text:style-name="T154">c</text:span>eros more difficult. It is not an exaggeratio<text:span text:style-name="T154">n</text:span>. <text:span text:style-name="T154">In</text:span> fact, <text:span text:style-name="T154">it</text:span> is a much larger number of combinations, but this <text:span text:style-name="T154">one at least </text:span>is an imaginable number for most people. <text:span text:style-name="T154">And that is without </text:span>includ<text:span text:style-name="T154">ing</text:span> the complexity of the <text:span text:style-name="T154">mutual dependencies</text:span> between plants, animals, man and <text:span text:style-name="T154">their</text:span> environment.</text:p>
      <text:p text:style-name="P18">In biology, man still does not have technical creativity. <text:span text:style-name="T155">We </text:span>use machines result of technical creativity to study biological machinery. It is a field of study. <text:span text:style-name="T154">B</text:span>ut according to <text:soft-page-break/>the criteria of technical creativity, <text:span text:style-name="T154">biology </text:span>is not a science. We don't know how to build biological machinery from scratch, without using the pre-existing biological machinery. We have no idea how do it.</text:p>
      <text:h text:style-name="P218" text:outline-level="4">Creator.</text:h>
      <text:p text:style-name="P2">There is no doubt that man has great technical creativity.</text:p>
      <text:p text:style-name="P7">The question that arises is:</text:p>
      <text:p text:style-name="P19">Why do some people think that to build the <text:span text:style-name="T156">simple</text:span>, like automobiles, airplanes, computers and factories, it takes large amounts of technical creativity but to build something <text:span text:style-name="T156">complex</text:span>, something really <text:span text:style-name="T156">complex</text:span>, that we don't even understand the mechanism for reproduce it, like a <text:span text:style-name="T156">human being</text:span>, an animal or a plant, <text:span text:style-name="T156">that to build that </text:span>you don't need <text:span text:style-name="T156">anything,</text:span> nothing, zero, not a bit of technical creativity, but only time and <text:span text:style-name="T197">chance</text:span>?</text:p>
      <text:p text:style-name="P7">It's <text:span text:style-name="T156">absurd</text:span>.</text:p>
      <text:p text:style-name="P7">It is as if someone said:</text:p>
      <text:p text:style-name="P7">Make a knife? Brilliant ! Very smart! Great Creativity! <text:span text:style-name="T156">What</text:span> <text:span text:style-name="T156">a </text:span>marvel of technology! What a design!</text:p>
      <text:p text:style-name="P19">Make a Computer? Ahh no, <text:span text:style-name="T156">that’s easy, piece of cake. It</text:span> <text:span text:style-name="T156">makes it self</text:span>. <text:span text:style-name="T156">You</text:span> just wait <text:span text:style-name="T156">a few </text:span>billions of years and it assembles itself. <text:span text:style-name="T156">N</text:span>o <text:span text:style-name="T156">problem</text:span>. <text:span text:style-name="T156">Easy piecy</text:span>. Look at them, there they are. That is the proof that they assemble <text:span text:style-name="T156">themselves</text:span>. <text:span text:style-name="T156">N</text:span>o problem<text:span text:style-name="T156">a</text:span>. <text:span text:style-name="T156">That’s</text:span> the proof.</text:p>
      <text:p text:style-name="P20">It is absurd to think that to write a program, in a language that <text:span text:style-name="T156">I </text:span>do not know, that builds a machine that I don't even understand how <text:span text:style-name="T156">it </text:span>works, that I don't even <text:span text:style-name="T156">have the goal</text:span> to build <text:span text:style-name="T156">it</text:span>, that once built <text:span text:style-name="T156">it </text:span>is capable of executing the program, I just need to throw a coin in the air, to decide if I write, with vaporiz<text:span text:style-name="T157">ing</text:span> ink and on degradable paper, a one or a zero, and hope that after a long time, in reality does not matter how <text:span text:style-name="T157">long</text:span>, <text:span text:style-name="T157">because</text:span> the more time passes the probability is lower, and without even knowing when to stop tossing the coin, get <text:span text:style-name="T157">said</text:span> program.</text:p>
      <text:p text:style-name="P7">IT'S <text:span text:style-name="T157">ABSURD</text:span> !</text:p>
      <text:p text:style-name="P7">But that is what some people believe, if they are taught <text:span text:style-name="T158">that since they were kids </text:span>at school.</text:p>
      <text:p text:style-name="P21"><text:soft-page-break/>It is as if in <text:span text:style-name="T158">the</text:span> future, a man-made machine, <text:span text:style-name="T158">a robot if you will, </text:span>which can think and learn, <text:span text:style-name="T158">that</text:span> calls <text:span text:style-name="T158">itself</text:span> smart, designer and creative because it is capable of building thousands of other machines, a robot of the future that can create machines, but does not even understand how <text:span text:style-name="T158">he himself </text:span>was built, and that the most complex of his creations is not capable of doing what he himself can do, <text:span text:style-name="T158">that that machine would</text:span> think: "I am very smart, designer and creative but my design is a result of time and <text:span text:style-name="T158">luck</text:span>, my first copy was put together by itself after waiting thousands of millions of years, I am simply the result of the evolution of simpler copies that were adapted by accidental changes – <text:span text:style-name="T158">by luck</text:span> - in my copy program, for my existence no intelligence, no design, no creativity, <text:span text:style-name="T158">was needed, I have </text:span>NO creator, there is no evidence that I was created.”</text:p>
      <text:p text:style-name="P7">That machine, that robot, has a software problem. <text:span text:style-name="T158">He </text:span>has a virus that is killing him. <text:span text:style-name="T158">A virus that</text:span> sometimes makes <text:span text:style-name="T158">it</text:span> think absurdly. <text:span text:style-name="T158">It</text:span> need<text:span text:style-name="T158">s</text:span> <text:span text:style-name="T158">an</text:span> antivirus.</text:p>
      <text:p text:style-name="P7">On the contrary, if we have t<text:span text:style-name="T158">hat</text:span>:</text:p>
      <text:list xml:id="list3681297416" text:style-name="L1">
        <text:list-item>
          <text:p text:style-name="P227"><text:span text:style-name="T4">Greater complexity in a machine requires greater technical creativity. </text:span><text:a xlink:type="simple" xlink:href="#0.4.Technical%20complexity.%7Coutline" text:style-name="Internet_20_link" text:visited-style-name="Visited_20_Internet_20_Link"><text:span text:style-name="Definition"><text:span text:style-name="T4">(1)</text:span></text:span></text:a></text:p>
        </text:list-item>
        <text:list-item>
          <text:p text:style-name="P227"><text:span text:style-name="T4">The complexity of biological machines is much greater than the complexity of man-made machines. </text:span><text:a xlink:type="simple" xlink:href="#0.5.Biology.%7Coutline" text:style-name="Internet_20_link" text:visited-style-name="Visited_20_Internet_20_Link"><text:span text:style-name="Definition"><text:span text:style-name="T4">(2)</text:span></text:span></text:a></text:p>
        </text:list-item>
      </text:list>
      <text:p text:style-name="P2">It is perfectly logical to conclude that:</text:p>
      <text:p text:style-name="P7">Biological machines require much greater technical creativity than that required by man-made machines.</text:p>
      <text:p text:style-name="P34">Then if the human being considers himself intelligent, designer and creative <text:span text:style-name="T198">due to</text:span> all the results, <text:span text:style-name="T198">due to</text:span> THE EVIDENCE, of <text:span text:style-name="T158">his</text:span> technical creativity, <text:span text:style-name="T158">he </text:span>has the logical need to recognize that <text:span text:style-name="T158">the </text:span>technical creativity <text:span text:style-name="T158">required by</text:span> biological machines, that EVIDENCE that we observe in day to day <text:span text:style-name="T158">basis</text:span>, <text:span text:style-name="T158">also needs </text:span>an intelligence, <text:span text:style-name="T158">a </text:span>design and even <text:span text:style-name="T158">grater </text:span>technical creativity.</text:p>
      <text:p text:style-name="P21">And not just a little <text:span text:style-name="T158">grater</text:span>. Since the complexity of biological machine<text:span text:style-name="T158">ry</text:span> is millions of millions of orders of magnitude greater than <text:span text:style-name="T158">that </text:span>the of the machines created by man, the technical creativity that created biological machines <text:span text:style-name="T158">has to </text:span>be much larger. Probably also millions of millions of orders of magnitude greater than that of the men.</text:p>
      <text:p text:style-name="P7">But no, there <text:span text:style-name="T159">they </text:span>are, all those who believe that <text:span text:style-name="T198">all those biological machines are just the product of time and chance</text:span>. And th<text:span text:style-name="T159">at</text:span> believe that <text:span text:style-name="T159">it </text:span>is "scientifically proven".</text:p>
      <text:p text:style-name="P7">Which reminds me of something someone said:</text:p>
      <text:p text:style-name="P22"><text:soft-page-break/><text:span text:style-name="Bible_5f_text">"For as the heavens are higher than the earth, So are My ways higher than your ways, And My thoughts than your thoughts.” </text:span><text:span text:style-name="Bible_5f_text"><text:note text:id="ftn6" text:note-class="footnote"><text:note-citation>6</text:note-citation><text:note-body><text:p text:style-name="Footnote"><text:span text:style-name="T4">Isaiah 55:9 </text:span><text:a xlink:type="simple" xlink:href="https://www.biblegateway.com/passage/?search=Isaiah+55%3A9&amp;version=NKJV" text:style-name="Internet_20_link" text:visited-style-name="Visited_20_Internet_20_Link"><text:span text:style-name="Definition"><text:span text:style-name="T4">NKJV</text:span></text:span></text:a><text:span text:style-name="T4"> </text:span><text:a xlink:type="simple" xlink:href="https://biblehub.com/text/isaiah/55-9.htm" text:style-name="Internet_20_link" text:visited-style-name="Visited_20_Internet_20_Link"><text:span text:style-name="Definition"><text:span text:style-name="T4">biblehub</text:span></text:span></text:a></text:p></text:note-body></text:note></text:span>.</text:p>
      <text:p text:style-name="P23">If we are going to consider the human being <text:span text:style-name="T160">as </text:span>technically creative, WE HAVE to recognize that the human being was created by a <text:span text:style-name="T160">much greater </text:span>technical creativity.</text:p>
      <text:p text:style-name="P7">And who created the creator? And why do we find errors in the design of the creator? And when d<text:span text:style-name="T160">id</text:span> <text:span text:style-name="T160">He</text:span> create <text:span text:style-name="T160">us</text:span>? Did he <text:span text:style-name="T160">made</text:span> us and left? <text:span text:style-name="T160">Is He </text:span>still around but <text:span text:style-name="T160">does not show</text:span>? These are all questions that <text:span text:style-name="T160">ADMIT</text:span> the existence of a creator and <text:span text:style-name="T160">questions that</text:span> seek to know <text:span text:style-name="T160">the</text:span> creator. <text:span text:style-name="T160">They </text:span>are all irrelevant to determine whether <text:span text:style-name="T160">there is, </text:span>or not, a creator.</text:p>
      <text:p text:style-name="P7">The point is that there IS a creator.</text:p>
      <text:p text:style-name="P7">Do you want to <text:span text:style-name="T199">know</text:span> him? He wants the SAME!</text:p>
      <text:h text:style-name="P218" text:outline-level="4">Evidence.</text:h>
      <text:p text:style-name="P5">All the evidence shows us that the human being has technical creativity, <text:span text:style-name="T161">that he</text:span> is a technically creative being.</text:p>
      <text:p text:style-name="P7"><text:span text:style-name="T161">We can see </text:span>all the machines designed and built by man that <text:span text:style-name="T161">with his effort </text:span>are becoming more complex and more functional. That is the evidence of his technical creativity.</text:p>
      <text:p text:style-name="P7">There is no evidence that plants or animals have the same characteristic. Birds always make their nests the same way. Nothing a plant or animal does increases in complexity. <text:span text:style-name="T161">There are no</text:span> buildings made by birds.</text:p>
      <text:p text:style-name="P7">However, all the evidence shows us that those plants, animals and people, all th<text:span text:style-name="T161">e</text:span>s<text:span text:style-name="T161">e</text:span> biological machinery has <text:span text:style-name="T161">in itself </text:span>a technical complexity far greater than anything created by man.</text:p>
      <text:p text:style-name="P7"><text:span text:style-name="T161">The e</text:span>vidence of such a difference in complexity between what <text:span text:style-name="T161">is made by</text:span> man and the biological machinery is <text:span text:style-name="T200">made clear by observing</text:span> what happens to the eye of the accident, or the liver, or the lung. We don't know how to rebuild it from my DNA. There are stem cells, but we don't know how to use them, the information, the programs, that we know <text:span text:style-name="T161">it</text:span> <text:span text:style-name="T161">has coded inside</text:span>, to reconstruct a part of our body. <text:span text:style-name="T161">As</text:span> intelligent, creative and designers that we are, we cannot use such information.</text:p>
      <text:p text:style-name="P7">If we could, it would be enough to take a drop of my blood to rebuild the eye that I lost, or the liver that I lost or the lung that I lost in the accident. And we would not waste time <text:soft-page-break/>analyzing compatibility with another person's kidney, which we know beforehand it will not be fully supported.</text:p>
      <text:p text:style-name="P24">On the other hand, if some process, or program, or system, is the cause of biological machinery, such a system, would have to have a technical creativity far superior to that of the human being, or to have been created by a creativity <text:span text:style-name="T162">that </text:span>would have <text:span text:style-name="T162">to be </text:span>far superior to that of <text:span text:style-name="T162">the human </text:span>being. The greater the technical complexity, the greater the technical creativity required.</text:p>
      <text:p text:style-name="P35">That system, understood from a<text:span text:style-name="T163">n</text:span> <text:span text:style-name="T163">informatics</text:span> point of view, would have to be that of a much higher consciousness, in technical knowledge, than <text:span text:style-name="T163">that </text:span>of <text:span text:style-name="T163">humans</text:span>, and not a simple selection process, which does not add information, but it removes. Furthermore, it could not be by <text:span text:style-name="T163">means</text:span> of chance, <text:span text:style-name="T163">luck</text:span>, accident, or SPONTANEOUS, but by decision <text:span text:style-name="T163">making </text:span>mechanisms, based on the logic that governs the operation of <text:span text:style-name="T163">what is being created</text:span>. That is, similar to what man does when he is creating machinery, but far superior in technical creativ<text:span text:style-name="T200">ity.</text:span></text:p>
      <text:p text:style-name="P35">Nor could it be in millions of years, that all they do is decrease the probability that an interaction will happen between two <text:span text:style-name="T164">parts</text:span> that degrade over time, which in most cases requires of specific conditions, including actions to start and stop the interaction, which further decrease the probability <text:span text:style-name="T164">for it to </text:span>happen. <text:span text:style-name="T165">O</text:span>n the contrary, <text:span text:style-name="T165">it would have to be </text:span>in a<text:span text:style-name="T165"> </text:span>time <text:span text:style-name="T165">lapse </text:span>consistent with the technical capacity of such technical creativity. That is, similar to what man does when creating machinery, but far superior in technical creativity.</text:p>
      <text:p text:style-name="P7">Nor do we observe spontaneous processes that have technical creativity. If so, we would have to observe all kinds of machinery of different types and functionalities, not all biological, but some resembling human-made machines, something like “transformers”, <text:span text:style-name="T201">the movie characters</text:span>, or like those of avatar, increasingly complex, appearing day to day. But no. We do not observe them in biological systems, only in our imagination and in the movies that we ourselves imagine. They may exist, but we do not observe them. <text:span text:style-name="T165">On the contrary, all evidence </text:span>indicates that the biological machinery was designed by a technical creativity far superior to that of <text:span text:style-name="T165">humans</text:span> because it has a complexity far superior to the machinery created by man.</text:p>
      <text:h text:style-name="P218" text:outline-level="4"><text:soft-page-break/>Reproduction.</text:h>
      <text:p text:style-name="P33">Technical creativity, if it really is, allows repeating over and over the same process, allows repeating the mechanism by which <text:span text:style-name="T166">it</text:span> <text:span text:style-name="T166">makes</text:span> an object, a machine, a technology. <text:span text:style-name="T166">It</text:span> allows us to reproduce the machine, the object. That ability is what gives us <text:span text:style-name="T202">the </text:span>necessary confidence in the set of reasoning<text:span text:style-name="T166">s</text:span>, mathematical models, scientific theories, in th<text:span text:style-name="T202">e</text:span> information that explain said process. <text:span text:style-name="T203">Reproduction of the object gives us t</text:span>he trust that this information, these programs, <text:span text:style-name="T166">these processes</text:span> are indeed true, <text:span text:style-name="T166">that </text:span>they are correct, that they <text:span text:style-name="T166">actually</text:span> make the desired machinery, and that <text:span text:style-name="T166">the machine</text:span> will work <text:span text:style-name="T166">in the desired </text:span>way.</text:p>
      <text:p text:style-name="P7">If we manufacture billions of cell phones <text:span text:style-name="T166">in an </text:span>almost automated <text:span text:style-name="T166">process</text:span>, that gives us confidence that the information that explains the manufacturing process and the operation of the cell phone, effectively works, that such information is indeed scientific.</text:p>
      <text:p text:style-name="P26">If my cell phone is stolen or completely destroyed, I can get another exactly the same and if I have a copy of the information I had in the cell phone, I can get another cell phone that works exactly the same <text:span text:style-name="T167">way </text:span>as the <text:span text:style-name="T167">one </text:span>that was destroyed.</text:p>
      <text:p text:style-name="P7">The same does not happen with an ant, or with a dog. If I destroy a animal I can not reproduce it. I can't get another one mathematically identical to the one that was destroyed. We don't know how to get a backup copy <text:span text:style-name="T204">of</text:span> the brain of an ant or a dog. We can't reproduce it identically because we did not design either the ant or the dog. We don't have the necessary information.</text:p>
      <text:p text:style-name="P7">The most we have achieved is the equivalent of running the copy program, we call them clones, because the result is an animal with exactly the same DNA. But we don't understand how <text:span text:style-name="T168">the program </text:span>works. We only know how to <text:span text:style-name="T168">start</text:span> it.</text:p>
      <text:p text:style-name="P27">If we understood how it works, we could build an eye, or a kidney, for you, from a drop of your blood. We can not. <text:span text:style-name="T168">We d</text:span>o not know how. Maybe one day we <text:span text:style-name="T169">will, </text:span>and <text:span text:style-name="T169">when that happens all we will have </text:span>achieved is to show that great technical creativity was required to understand the biological machinery. <text:span text:style-name="T169">W</text:span>e would be adding evidence to the argument of the existence of a creator of biological machinery.</text:p>
      <text:p text:style-name="P7">But that creator, who by logic and evidence must exist, <text:span text:style-name="T170">that is </text:span>if <text:span text:style-name="T170">we are going to call ourselves </text:span>designers, intelligent and creative, that <text:span text:style-name="T170">creator </text:span>know<text:span text:style-name="T170">s</text:span> how the little program works.</text:p>
      <text:p text:style-name="P7"><text:soft-page-break/>That creator could, if he wants, reproduce any of these biological machines that he designed, should they be destroyed, the same way we do with a cell phone. What's more, if <text:span text:style-name="T171">he wishes</text:span>, <text:span text:style-name="T171">he</text:span> could take the backup of the software, and place it in a more advanced version of the hardware, of this biological machinery. <text:span text:style-name="T171">He</text:span> could, for example, place all the software, all the memory, th<text:span text:style-name="T171">e one that a</text:span> <text:span text:style-name="T171">human</text:span> had at the time of his physical death, <text:span text:style-name="T171">and place it</text:span> in a version 2.0 <text:span text:style-name="T171">a human </text:span>body, one <text:span text:style-name="T171">with</text:span> greater durability, <text:span text:style-name="T171">a </text:span>more resistant one, one that resists, for example, fire. Sure, <text:span text:style-name="T171">in this case</text:span> we would <text:span text:style-name="T171">NOT </text:span>be talking about the creator that the bible speaks <text:span text:style-name="T171">about, </text:span>but about one imagin<text:span text:style-name="T171">ed</text:span> by a person of this century. <text:span text:style-name="T171">We would be doing something that </text:span>the bible calls sin.</text:p>
      <text:h text:style-name="P216" text:outline-level="3">Resurrection.</text:h>
      <text:h text:style-name="P218" text:outline-level="4">Future.</text:h>
      <text:p text:style-name="P6">Today, with advances <text:span text:style-name="T172">of</text:span> <text:span text:style-name="T172">human</text:span> technology, it is easy to imagine a future, <text:span text:style-name="T172">no matter how</text:span> distant, <text:span text:style-name="T172">let’s</text:span> say <text:span text:style-name="T172">of </text:span>a million years, in which it <text:span text:style-name="T172">will be</text:span> possible to make exact copies of a <text:span text:style-name="T172">very </text:span>complex biological machine: the human body. If in said future it <text:span text:style-name="T172">is </text:span>possible to obtain a backup of the position of each atom in an<text:span text:style-name="T172">y</text:span> object and reproduce said object, why not with the human body?</text:p>
      <text:p text:style-name="P7">The resulting atom-by-atom three-dimensional <text:span text:style-name="T205">3d printed human being</text:span> could remember everything the person remembered up to the time of the copy. Then, when printing is finished, the printed person could wonder: Who won the game of Russian roulette that we were <text:span text:style-name="T172">p</text:span>laying?</text:p>
      <text:p text:style-name="P28">And of course <text:span text:style-name="T173">we</text:span> can imagine a future in which the aging of <text:span text:style-name="T173">a</text:span> person <text:span text:style-name="T173">can be avoided by avoiding that, </text:span>during the mitosis of the cells of <text:span text:style-name="T173">said person</text:span>, the number of <text:span text:style-name="T173">telomeres in</text:span> <text:span text:style-name="T173">the</text:span> chromosome <text:span text:style-name="T173">gets decremented by one</text:span>, that copy counter that determines the maximum number of copies that can be made of a given cell.</text:p>
      <text:p text:style-name="P28">Technologies such as cloning, cell regeneration, three-dimensional printing and computing, allow us to imagine a future in which man, with technology created by himself, could simulate a<text:span text:style-name="T173">n</text:span> eternal life and a resurrection. There are already several movies dealing with the subject.</text:p>
      <text:p text:style-name="P29">But if this is <text:span text:style-name="T174">the </text:span>eternal life and resurrection that a man of the year 202<text:span text:style-name="T174">2 can imagine</text:span>, counted from the approximate year <text:span text:style-name="T174">that</text:span> the King of Kings was born, the Meshiakh of YHWH; <text:span text:style-name="T174">What is it like the</text:span> eternal life <text:span text:style-name="T174">and </text:span>resurrection <text:span text:style-name="T174">that was </text:span>imagined by the person <text:soft-page-break/>who designed and created this brain that can imagine and create things in the image and likeness of <text:span text:style-name="T174">his</text:span> creator?</text:p>
      <text:p text:style-name="P7">How are those things that eye did not see and ear did not hear to which Paul <text:span text:style-name="T174">refers </text:span>in the second chapter of the first letter to the Corinthians? <text:note text:id="ftn7" text:note-class="footnote"><text:note-citation>7</text:note-citation><text:note-body><text:p text:style-name="Footnote"><text:span text:style-name="T4">1 Corinthians 2:9 </text:span><text:a xlink:type="simple" xlink:href="https://www.biblegateway.com/passage/?search=1+Corinthians+2%3A9&amp;version=NKJV" text:style-name="Internet_20_link" text:visited-style-name="Visited_20_Internet_20_Link"><text:span text:style-name="Definition"><text:span text:style-name="T4">NKJV</text:span></text:span></text:a></text:p></text:note-body></text:note>, And <text:span text:style-name="T174">that </text:span>were prepared before the creation of heaven and earth, according to the first chapter of the letter to the Ephesians? <text:note text:id="ftn8" text:note-class="footnote"><text:note-citation>8</text:note-citation><text:note-body><text:p text:style-name="Footnote"><text:span text:style-name="T4">Ephesians 1:3-14 </text:span><text:a xlink:type="simple" xlink:href="https://www.biblegateway.com/passage/?search=Ephesians+1%3A3-14&amp;version=NKJV" text:style-name="Internet_20_link" text:visited-style-name="Visited_20_Internet_20_Link"><text:span text:style-name="Definition"><text:span text:style-name="T4">NKJV</text:span></text:span></text:a></text:p></text:note-body></text:note></text:p>
      <text:p text:style-name="P7">Let's see what the bible says.</text:p>
      <text:h text:style-name="P218" text:outline-level="4">Physical.</text:h>
      <text:p text:style-name="P2">The resurrection described in the bible is physical.</text:p>
      <text:p text:style-name="P132"><text:span text:style-name="T4">Yeshua, according to Luke 24, after being resurrected, appears in through his apostles and says to them: </text:span><text:span text:style-name="Bible_5f_text">”</text:span><text:span text:style-name="Bible_5f_text"><text:span text:style-name="T206">B</text:span></text:span><text:span text:style-name="Bible_5f_text">ehold My hands and My feet, that it is I Myself. Handle Me and see, for a spirit does </text:span><text:span text:style-name="Bible_5f_text"><text:span text:style-name="T175">NOT</text:span></text:span><text:span text:style-name="Bible_5f_text"> have flesh and bones as you see I </text:span><text:span text:style-name="Bible_5f_text"><text:span text:style-name="T175">HAVE</text:span></text:span><text:span text:style-name="Bible_5f_text"><text:span text:style-name="T4">” </text:span></text:span><text:span text:style-name="Bible_5f_text"><text:span text:style-name="T4"><text:note text:id="ftn9" text:note-class="footnote"><text:note-citation>9</text:note-citation><text:note-body><text:p text:style-name="Footnote"><text:span text:style-name="T4">Luke 24:39 </text:span><text:a xlink:type="simple" xlink:href="https://www.biblegateway.com/passage/?search=Luke+24%3A39&amp;version=NKJV" text:style-name="Internet_20_link" text:visited-style-name="Visited_20_Internet_20_Link"><text:span text:style-name="Definition"><text:span text:style-name="T4">NKJV</text:span></text:span></text:a></text:p></text:note-body></text:note></text:span></text:span><text:span text:style-name="T4">. And at that moment </text:span><text:span text:style-name="T8">he</text:span><text:span text:style-name="T4"> accepted and ate fish in front of them. To Thomas in John 20 he says: </text:span><text:span text:style-name="Bible_5f_text"><text:span text:style-name="T4">”</text:span></text:span><text:span text:style-name="Bible_5f_text"><text:span text:style-name="T27">R</text:span></text:span><text:span text:style-name="Bible_5f_text"><text:span text:style-name="T4">each your finger here, and look at My hands; and reach your hand here, and put it into My side. Do not be unbelieving, but believing” </text:span></text:span><text:span text:style-name="Bible_5f_text"><text:span text:style-name="T4"><text:note text:id="ftn10" text:note-class="footnote"><text:note-citation>10</text:note-citation><text:note-body><text:p text:style-name="Footnote"><text:span text:style-name="T4">John 20:27 </text:span><text:a xlink:type="simple" xlink:href="https://www.biblegateway.com/passage/?search=John+20%3A27&amp;version=NKJV" text:style-name="Internet_20_link" text:visited-style-name="Visited_20_Internet_20_Link"><text:span text:style-name="Definition"><text:span text:style-name="T4">NKJV</text:span></text:span></text:a></text:p></text:note-body></text:note></text:span></text:span><text:span text:style-name="T4">. And Thomas kneels down and says: </text:span><text:span text:style-name="Bible_5f_text"><text:span text:style-name="T4">”</text:span></text:span><text:span text:style-name="Bible_5f_text"><text:span text:style-name="T27">M</text:span></text:span><text:span text:style-name="Bible_5f_text"><text:span text:style-name="T4">y Lord and my God” </text:span></text:span><text:span text:style-name="Bible_5f_text"><text:span text:style-name="T4"><text:note text:id="ftn11" text:note-class="footnote"><text:note-citation>11</text:note-citation><text:note-body><text:p text:style-name="Footnote"><text:span text:style-name="T4">John 20:28 </text:span><text:a xlink:type="simple" xlink:href="https://www.biblegateway.com/passage/?search=John+20%3A28&amp;version=NKJV" text:style-name="Internet_20_link" text:visited-style-name="Visited_20_Internet_20_Link"><text:span text:style-name="Definition"><text:span text:style-name="T4">NKJV</text:span></text:span></text:a></text:p></text:note-body></text:note></text:span></text:span><text:span text:style-name="T4">. The bible tells us of a physical resurrection, </text:span><text:span text:style-name="T9">he </text:span><text:span text:style-name="T4">has a body, </text:span><text:span text:style-name="T9">he </text:span><text:span text:style-name="T4">can be touched, </text:span><text:span text:style-name="T9">he </text:span><text:span text:style-name="T4">can eat, the person who resurrects, it is not something abstract, it is not </text:span><text:span text:style-name="T25">just </text:span><text:span text:style-name="T4">a spirit, it is something physical and </text:span><text:span text:style-name="T9">it </text:span><text:span text:style-name="T4">has flesh and bones.</text:span></text:p>
      <text:p text:style-name="P7">It also tells us about a resurrection that has memory, they recognize <text:span text:style-name="T176">him </text:span>as the same person who was crucified, who died, and who was buried, and <text:span text:style-name="T176">that </text:span>is now among them again. They can hug him, they can touch, <text:span text:style-name="T176">he </text:span>eats fish, <text:span text:style-name="T176">he </text:span>has an interaction with them equal to the <text:span text:style-name="T176">one</text:span> before he died. He has the same physical appearance as before he died, <text:span text:style-name="T176">he has </text:span>the wounds <text:span text:style-name="T176">in</text:span> feet and hands. <text:span text:style-name="T176">The resurrected does not</text:span> return in a body of a woman or a child, or in a completely different body, or in a <text:span text:style-name="T176">chicken</text:span> or a dog. No, it is not a reincarnation. <text:span text:style-name="T176">It</text:span> is the same person. He has the same memories and they remember him. <text:span text:style-name="T176">T</text:span>hat's the resurrection which the bible <text:span text:style-name="T176">speaks</text:span> about.</text:p>
      <text:p text:style-name="P7">So if I see and talk to the dead but I can't touch them and they cannot eat fish, if it is not something physical, but purely spiritual, like the dead man seen by King Saul through a witch in the first book of Samuel, he is most likely talking to a spirit that will be anything but Holy, one of those that impersonate <text:span text:style-name="T176">the</text:span> dead, <text:span text:style-name="T176">an evil spirit, </text:span>and not simply a mental problem. <text:span text:style-name="T176">The </text:span>rising from the dead that our Lord <text:span text:style-name="T176">promises</text:span> is physical.</text:p>
      <text:h text:style-name="P218" text:outline-level="4"><text:soft-page-break/>They can't die.</text:h>
      <text:p text:style-name="P129"><text:span text:style-name="T4">Furthermore, the resurrection described in the bible is a resurrection to </text:span><text:span text:style-name="T10">not </text:span><text:span text:style-name="T4">die </text:span><text:span text:style-name="T10">again </text:span><text:span text:style-name="T4">because he can no longer die. Yeshua tells some Sadducees, in Luke 20, that: </text:span><text:span text:style-name="Bible_5f_text">”</text:span><text:span text:style-name="Bible_5f_text"><text:span text:style-name="T206">n</text:span></text:span><text:span text:style-name="Bible_5f_text">or can they die anymore, for they are equal to the angels and are sons of God, being sons of the resurrection</text:span><text:span text:style-name="Bible_5f_text"><text:span text:style-name="T4">” </text:span></text:span><text:span text:style-name="Bible_5f_text"><text:span text:style-name="T4"><text:note text:id="ftn12" text:note-class="footnote"><text:note-citation>12</text:note-citation><text:note-body><text:p text:style-name="Footnote"><text:span text:style-name="T4">Luke 20:36 </text:span><text:a xlink:type="simple" xlink:href="https://www.biblegateway.com/passage/?search=Luke+20%3A36&amp;version=NKJV" text:style-name="Internet_20_link" text:visited-style-name="Visited_20_Internet_20_Link"><text:span text:style-name="Definition"><text:span text:style-name="T4">NKJV</text:span></text:span></text:a></text:p></text:note-body></text:note></text:span></text:span><text:span text:style-name="T4">, </text:span><text:span text:style-name="T26">it </text:span><text:span text:style-name="T4">is a resurrection that is forever. That's the resurrection </text:span><text:span text:style-name="T10">our Lord talks </text:span><text:span text:style-name="T4">about.</text:span></text:p>
      <text:p text:style-name="P133"><text:span text:style-name="T4">Paul, in 1</text:span><text:span text:style-name="T11">st</text:span><text:span text:style-name="T4"> Corinthians 15, explains that </text:span><text:span text:style-name="Bible_5f_text">”</text:span><text:span text:style-name="Bible_5f_text"><text:span text:style-name="T206">S</text:span></text:span><text:span text:style-name="Bible_5f_text">o also is the resurrection of the dead. The body is sown in corruption, it is raised in incorruption</text:span><text:span text:style-name="Bible_5f_text"><text:span text:style-name="T4">” </text:span></text:span><text:span text:style-name="Bible_5f_text"><text:span text:style-name="T4"><text:note text:id="ftn13" text:note-class="footnote"><text:note-citation>13</text:note-citation><text:note-body><text:p text:style-name="Footnote"><text:span text:style-name="T4">1 Corinthians 15:42 </text:span><text:a xlink:type="simple" xlink:href="https://www.biblegateway.com/passage/?search=1+Corinthians+15%3A42&amp;version=NKJV" text:style-name="Internet_20_link" text:visited-style-name="Visited_20_Internet_20_Link"><text:span text:style-name="Definition"><text:span text:style-name="T4">NKJV</text:span></text:span></text:a></text:p></text:note-body></text:note></text:span></text:span><text:span text:style-name="T4">, it can no longer die. Plus later also in 1</text:span><text:span text:style-name="T11">st</text:span><text:span text:style-name="T4"> </text:span><text:span text:style-name="T11">C</text:span><text:span text:style-name="T4">orinthians 15, it says that: </text:span><text:span text:style-name="Bible_5f_text"><text:span text:style-name="T4">”</text:span></text:span><text:span text:style-name="Bible_5f_text"><text:span text:style-name="T27">A</text:span></text:span><text:span text:style-name="Bible_5f_text"><text:span text:style-name="T4">nd as we have borne the image of the man of dust, we shall also bear the image of the heavenly Man” </text:span></text:span><text:span text:style-name="Bible_5f_text"><text:span text:style-name="T4"><text:note text:id="ftn14" text:note-class="footnote"><text:note-citation>14</text:note-citation><text:note-body><text:p text:style-name="Footnote"><text:span text:style-name="T4">1 Corinthians 15:49 </text:span><text:a xlink:type="simple" xlink:href="https://www.biblegateway.com/passage/?search=1+Corinthians+15%3A49&amp;version=NKJV" text:style-name="Internet_20_link" text:visited-style-name="Visited_20_Internet_20_Link"><text:span text:style-name="Definition"><text:span text:style-name="T4">NKJV</text:span></text:span></text:a></text:p></text:note-body></text:note></text:span></text:span><text:span text:style-name="T4">. That is, in bodies similar to those of angels, or to that of our Lord after being resurrected. In Philippians 3, Paul explains that Jesus Christ </text:span><text:span text:style-name="Bible_5f_text"><text:span text:style-name="T4">”</text:span></text:span><text:span text:style-name="Bible_5f_text"><text:span text:style-name="T27">w</text:span></text:span><text:span text:style-name="Bible_5f_text"><text:span text:style-name="T4">ill transform our lowly body that it may be conformed to His glorious body, according to the working by which He is able even to subdue all things to Himself” </text:span></text:span><text:span text:style-name="Bible_5f_text"><text:span text:style-name="T4"><text:note text:id="ftn15" text:note-class="footnote"><text:note-citation>15</text:note-citation><text:note-body><text:p text:style-name="Footnote"><text:span text:style-name="T4">Philippians 3:21 </text:span><text:a xlink:type="simple" xlink:href="https://www.biblegateway.com/passage/?search=Philippians+3%3A21&amp;version=NKJV" text:style-name="Internet_20_link" text:visited-style-name="Visited_20_Internet_20_Link"><text:span text:style-name="Definition"><text:span text:style-name="T4">NKJV</text:span></text:span></text:a></text:p></text:note-body></text:note></text:span></text:span><text:span text:style-name="T4">. A body that can no longer die. One like his own.</text:span></text:p>
      <text:p text:style-name="P133"><text:span text:style-name="T4">In Luke 24, on the third day after Jesus was buried, some angels appear to the women who went to the grave and the </text:span><text:span text:style-name="T12">women</text:span><text:span text:style-name="T4"> are full of fear they bowed to the ground, but those men said to them, </text:span><text:span text:style-name="Bible_5f_text"><text:span text:style-name="T4">“</text:span></text:span><text:span text:style-name="Bible_5f_text">Why do you seek the living among the dead?”</text:span><text:span text:style-name="Bible_5f_text"><text:span text:style-name="T4"> </text:span></text:span><text:span text:style-name="Bible_5f_text"><text:span text:style-name="T4"><text:note text:id="ftn16" text:note-class="footnote"><text:note-citation>16</text:note-citation><text:note-body><text:p text:style-name="Footnote"><text:span text:style-name="T4">Luke 24:5 </text:span><text:a xlink:type="simple" xlink:href="https://www.biblegateway.com/passage/?search=Luke+24%3A5&amp;version=NKJV" text:style-name="Internet_20_link" text:visited-style-name="Visited_20_Internet_20_Link"><text:span text:style-name="Definition"><text:span text:style-name="T4">NKJV</text:span></text:span></text:a></text:p></text:note-body></text:note></text:span></text:span><text:span text:style-name="T4">.</text:span></text:p>
      <text:p text:style-name="P7"><text:span text:style-name="T177">The resurrected is</text:span> <text:span text:style-name="T177">a</text:span>live forever because <text:span text:style-name="T177">he</text:span> can no longer die !</text:p>
      <text:p text:style-name="P134"><text:span text:style-name="T4">So if I die, they revive me, I rewrite the divine comedy and then I die again, as probably happened to the widow's son when </text:span><text:span text:style-name="T27">E</text:span>lijah<text:span text:style-name="T4"> revives him, or the dead man who, when they are going to bury him, </text:span><text:span text:style-name="T12">accidentally </text:span><text:span text:style-name="T4">touch</text:span><text:span text:style-name="T12">es</text:span><text:span text:style-name="T4"> the bones of </text:span><text:span text:style-name="T28">a dead </text:span><text:span text:style-name="T4">Elisha, Elijah's successor, and revives, we are not speaking of the “YHWH </text:span><text:span text:style-name="T13">heelitta </text:span><text:span text:style-name="T4">min Sheol”, of </text:span><text:span text:style-name="T13">the </text:span><text:span text:style-name="T4">raising from the </text:span><text:span text:style-name="T32">grave</text:span><text:span text:style-name="T4"> that YHWH promises. The raising from the dead that our </text:span><text:span text:style-name="T13">L</text:span><text:span text:style-name="T4">ord promises is not to live for a little while after having died and then die forever. No, it is for eternal life, so as to not die </text:span><text:span text:style-name="T14">again</text:span><text:span text:style-name="T4"> because it is no longer possible </text:span><text:span text:style-name="T13">t</text:span><text:span text:style-name="T4">o die.</text:span></text:p>
      <text:h text:style-name="P218" text:outline-level="4">In the sky.</text:h>
      <text:p text:style-name="P2">Of course, the obvious question is: Well, if he's alive, where is he?</text:p>
      <text:p text:style-name="P7">I haven't seen <text:span text:style-name="T178">him</text:span>. Where is Yeshua?</text:p>
      <text:p text:style-name="P135"><text:span text:style-name="T4">Where is that body that </text:span><text:span text:style-name="T207">T</text:span>homas<text:span text:style-name="T4"> put his finger in, </text:span><text:span text:style-name="T15">that </text:span><text:span text:style-name="T4">ate fish with them, </text:span><text:span text:style-name="T15">that </text:span><text:span text:style-name="T4">talked to them and </text:span><text:span text:style-name="T15">that </text:span><text:span text:style-name="T4">interacted in the same way that he had done before </text:span><text:span text:style-name="T15">he</text:span><text:span text:style-name="T4"> die</text:span><text:span text:style-name="T29">d</text:span><text:span text:style-name="T4">?</text:span></text:p>
      <text:p text:style-name="P30"><text:soft-page-break/>And the answer is given by the bible in the first chapter <text:span text:style-name="T179">in</text:span> <text:span text:style-name="T179">the book of </text:span>Acts of The Apostles: He is in heaven. Or rather in the "shamaim", that vault that Genesis speaks of, that vault that can be seen and that has clouds and that <text:span text:style-name="T208">at</text:span> the time of Adam had waters below and waters above, and that Elohim, or God, called it heaven<text:span text:style-name="T179">s</text:span>. It is a physical heaven, <text:span text:style-name="T179">we </text:span>can see <text:span text:style-name="T179">it</text:span>, it has clouds, it is a vault, and <text:span text:style-name="T208">at</text:span> Adam's time it had waters below and waters above.</text:p>
      <text:p text:style-name="P136"><text:span text:style-name="T4">The bible says that after Yeshua was resurrected he appeared several times and in one of them described in the Acts of the Apostles, while sp</text:span><text:span text:style-name="T30">ea</text:span><text:span text:style-name="T4">k</text:span><text:span text:style-name="T16">ing</text:span><text:span text:style-name="T4"> to some of his followers, and while they were looking </text:span><text:span text:style-name="T16">at him</text:span><text:span text:style-name="T4">, Jesus was lifted up </text:span><text:span text:style-name="T16">to the sky until</text:span><text:span text:style-name="T4"> a cloud </text:span><text:span text:style-name="T16">covered</text:span><text:span text:style-name="T4"> him and they </text:span><text:span text:style-name="T16">could </text:span><text:span text:style-name="T4">no </text:span><text:span text:style-name="T16">longer</text:span><text:span text:style-name="T4"> </text:span><text:span text:style-name="T16">see him</text:span><text:span text:style-name="T4">. And while they stared at the sky, at the "shamaim", </text:span><text:span text:style-name="T16">watching </text:span><text:span text:style-name="T4">Jesus </text:span><text:span text:style-name="T16">depart</text:span><text:span text:style-name="T4">, two men dressed in white, two angels, appeared next to them and said: </text:span><text:span text:style-name="Bible_5f_text">”</text:span><text:span text:style-name="Bible_5f_text"><text:span text:style-name="T209">M</text:span></text:span><text:span text:style-name="Bible_5f_text">en of Galilee, why do you stand gazing up into heaven? This same Jesus, who was taken up from you into heaven, will so come in like manner as you saw Him go into heaven</text:span><text:span text:style-name="Bible_5f_text"><text:span text:style-name="T4">” </text:span></text:span><text:span text:style-name="Bible_5f_text"><text:span text:style-name="T4"><text:note text:id="ftn17" text:note-class="footnote"><text:note-citation>17</text:note-citation><text:note-body><text:p text:style-name="Footnote"><text:span text:style-name="T4">Acts 1:11 </text:span><text:a xlink:type="simple" xlink:href="https://www.biblegateway.com/passage/?search=Acts+1%3A11&amp;version=NKJV" text:style-name="Internet_20_link" text:visited-style-name="Visited_20_Internet_20_Link"><text:span text:style-name="Definition"><text:span text:style-name="T16">NKJV</text:span></text:span></text:a></text:p></text:note-body></text:note></text:span></text:span><text:span text:style-name="T4">. </text:span><text:span text:style-name="T16">H</text:span><text:span text:style-name="T4">e's in heaven, and he'll be back just the same way he </text:span><text:span text:style-name="T16">went there</text:span><text:span text:style-name="T4">: physically. The same, not another person, the same person, with the wounds on his feet and hands, with all his power and glory, Yeshua himself announces </text:span><text:span text:style-name="T16">that </text:span><text:span text:style-name="T4">to us in Matthew 24. He will come and reign for </text:span><text:span text:style-name="T16">a </text:span><text:span text:style-name="T4">thousand years from Israel.</text:span></text:p>
      <text:h text:style-name="P218" text:outline-level="4">For all.</text:h>
      <text:p text:style-name="P130"><text:span text:style-name="T4">This resurrection that the bible speaks of is for everyone, for everyone who ha</text:span><text:span text:style-name="T18">s </text:span><text:span text:style-name="T4">lived since Adam and Eve, </text:span><text:span text:style-name="T31">everyone who </text:span><text:span text:style-name="T18">is</text:span><text:span text:style-name="T4"> alive and </text:span><text:span text:style-name="T31">everyone who </text:span><text:span text:style-name="T4">will </text:span><text:span text:style-name="T18">ever </text:span><text:span text:style-name="T4">live. Everyone. Good </text:span><text:span text:style-name="T19">ones</text:span><text:span text:style-name="T4"> and bad </text:span><text:span text:style-name="T19">ones</text:span><text:span text:style-name="T4">. That is what the bible tells us. Yeshua tells us in John 5 that </text:span><text:span text:style-name="Bible_5f_text">”</text:span><text:span text:style-name="Bible_5f_text"><text:span text:style-name="T210">D</text:span></text:span><text:span text:style-name="Bible_5f_text">o not marvel at this; for the hour is coming in which </text:span><text:span text:style-name="Bible_5f_text"><text:span text:style-name="T180">ALL</text:span></text:span><text:span text:style-name="Bible_5f_text"> who are in the graves will hear His voice </text:span><text:span text:style-name="Bible_5f_text"><text:span text:style-name="T210">a</text:span></text:span><text:span text:style-name="Bible_5f_text">nd come forth—those who have done good, to the resurrection of life, and those who have done evil, to the resurrection of</text:span><text:span text:style-name="Bible_5f_text"><text:span text:style-name="T4">” </text:span></text:span><text:span text:style-name="Bible_5f_text"><text:span text:style-name="T4"><text:note text:id="ftn18" text:note-class="footnote"><text:note-citation>18</text:note-citation><text:note-body><text:p text:style-name="Footnote"><text:span text:style-name="T4">John 5:28-29 </text:span><text:a xlink:type="simple" xlink:href="https://www.biblegateway.com/passage/?search=John+5%3A28-29&amp;version=NKJV" text:style-name="Internet_20_link" text:visited-style-name="Visited_20_Internet_20_Link"><text:span text:style-name="Definition"><text:span text:style-name="T4">NKJV</text:span></text:span></text:a></text:p></text:note-body></text:note></text:span></text:span><text:span text:style-name="Bible_5f_text"><text:span text:style-name="T4"><text:s/>“judgment” </text:span></text:span><text:span text:style-name="Bible_5f_text"><text:span text:style-name="T4"><text:note text:id="ftn19" text:note-class="footnote"><text:note-citation>19</text:note-citation><text:note-body><text:p text:style-name="Footnote"><text:span text:style-name="T4">John 5:29 </text:span><text:a xlink:type="simple" xlink:href="https://biblehub.com/text/john/5-29.htm" text:style-name="Internet_20_link" text:visited-style-name="Visited_20_Internet_20_Link"><text:span text:style-name="Definition"><text:span text:style-name="T4">biblehub</text:span></text:span></text:a></text:p></text:note-body></text:note></text:span></text:span><text:span text:style-name="T4">.</text:span></text:p>
      <text:p text:style-name="P137"><text:span text:style-name="T4">Paul tells us in Acts of the Apostles 24 that </text:span><text:span text:style-name="Bible_5f_text"><text:span text:style-name="T4">“</text:span></text:span><text:span text:style-name="Bible_5f_text">I have hope in God, which they themselves also accept, that there will be a resurrection of the dead, both of the just and the unjust</text:span><text:span text:style-name="Bible_5f_text"><text:span text:style-name="T4">” </text:span></text:span><text:span text:style-name="Bible_5f_text"><text:span text:style-name="T4"><text:note text:id="ftn20" text:note-class="footnote"><text:note-citation>20</text:note-citation><text:note-body><text:p text:style-name="Footnote"><text:span text:style-name="T4">Acts 24:15 </text:span><text:a xlink:type="simple" xlink:href="https://www.biblegateway.com/passage/?search=Acts+24%3A15&amp;version=NKJV" text:style-name="Internet_20_link" text:visited-style-name="Visited_20_Internet_20_Link"><text:span text:style-name="Definition"><text:span text:style-name="T17">NKJV</text:span></text:span></text:a></text:p></text:note-body></text:note></text:span></text:span><text:span text:style-name="T4"><text:s/>and in Revelation 20 The bible tells us that: </text:span><text:span text:style-name="Bible_5f_text"><text:span text:style-name="T4">”</text:span></text:span><text:span text:style-name="Bible_5f_text"><text:span text:style-name="T33">T</text:span></text:span><text:span text:style-name="Bible_5f_text"><text:span text:style-name="T4">he sea gave up the dead who were in it, and Death and Hades delivered up the dead who were in them. And they were judged, each one according to his works” </text:span></text:span><text:span text:style-name="Bible_5f_text"><text:span text:style-name="T4"><text:note text:id="ftn21" text:note-class="footnote"><text:note-citation>21</text:note-citation><text:note-body><text:p text:style-name="Footnote"><text:span text:style-name="T4">Revelation 20:13 </text:span><text:a xlink:type="simple" xlink:href="https://www.biblegateway.com/passage/?search=Revelation+20%3A13&amp;version=NKJV" text:style-name="Internet_20_link" text:visited-style-name="Visited_20_Internet_20_Link"><text:span text:style-name="Definition"><text:span text:style-name="T4">NKJV</text:span></text:span></text:a></text:p></text:note-body></text:note></text:span></text:span><text:span text:style-name="T4">. </text:span><text:span text:style-name="T20">A</text:span><text:span text:style-name="T4">ll the dead </text:span><text:span text:style-name="T20">are</text:span><text:span text:style-name="T4"> resurrect</text:span><text:span text:style-name="T20">ed</text:span><text:span text:style-name="T4">. The resurrection of the bible is for everyone.</text:span></text:p>
      <text:h text:style-name="P218" text:outline-level="4"><text:soft-page-break/>Has not happened.</text:h>
      <text:p text:style-name="P138"><text:span text:style-name="T4">The resurrection that the bible speaks </text:span><text:span text:style-name="T21">about</text:span><text:span text:style-name="T4"> has not happened. The dead don't go resurrecting as they die. No, in the bible, if you you die, you cannot do anything, </text:span><text:span text:style-name="Bible_5f_text">”</text:span><text:span text:style-name="Bible_5f_text"><text:span text:style-name="T211">f</text:span></text:span><text:span text:style-name="Bible_5f_text">or there is no work or device or knowledge or wisdom in the grave where you are going</text:span><text:span text:style-name="Bible_5f_text"><text:span text:style-name="T4">” </text:span></text:span><text:span text:style-name="Bible_5f_text"><text:span text:style-name="T4"><text:note text:id="ftn22" text:note-class="footnote"><text:note-citation>22</text:note-citation><text:note-body><text:p text:style-name="Footnote"><text:span text:style-name="T4">Ecclesiastes 9:10 </text:span><text:a xlink:type="simple" xlink:href="https://www.biblegateway.com/passage/?search=Ecclesiastes+9%3A10&amp;version=NKJV" text:style-name="Internet_20_link" text:visited-style-name="Visited_20_Internet_20_Link"><text:span text:style-name="Definition"><text:span text:style-name="T4">NKJV</text:span></text:span></text:a></text:p></text:note-body></text:note></text:span></text:span><text:span text:style-name="T4">, there is no memory of God and </text:span><text:span text:style-name="T21">he </text:span><text:span text:style-name="T4">cannot be praised or known </text:span><text:span text:style-name="T4"><text:note text:id="ftn23" text:note-class="footnote"><text:note-citation>23</text:note-citation><text:note-body><text:p text:style-name="Footnote"><text:span text:style-name="T4">Psalms 6:5 </text:span><text:a xlink:type="simple" xlink:href="https://www.biblegateway.com/passage/?search=Psalms+6%3A5&amp;version=NKJV" text:style-name="Internet_20_link" text:visited-style-name="Visited_20_Internet_20_Link"><text:span text:style-name="Definition"><text:span text:style-name="T4">NKJV</text:span></text:span></text:a></text:p></text:note-body></text:note></text:span><text:span text:style-name="T4">. </text:span><text:span text:style-name="T21">A dead</text:span><text:span text:style-name="T4"> body is in the earth, in the </text:span><text:span text:style-name="T34">grave</text:span><text:span text:style-name="T4">, made dust and his spirit </text:span><text:span text:style-name="T21">has </text:span><text:span text:style-name="T4">returned to God who gave it </text:span><text:span text:style-name="T4"><text:note text:id="ftn24" text:note-class="footnote"><text:note-citation>24</text:note-citation><text:note-body><text:p text:style-name="Footnote"><text:span text:style-name="T4">Ecclesiastes 12:7 </text:span><text:a xlink:type="simple" xlink:href="https://www.biblegateway.com/passage/?search=Ecclesiastes+12%3A7&amp;version=NKJV" text:style-name="Internet_20_link" text:visited-style-name="Visited_20_Internet_20_Link"><text:span text:style-name="Definition"><text:span text:style-name="T4">NKJV</text:span></text:span></text:a></text:p></text:note-body></text:note></text:span><text:span text:style-name="T4">, </text:span><text:span text:style-name="T21">in other words</text:span><text:span text:style-name="T4"> everything returned to how it was before </text:span><text:span text:style-name="T21">that person was </text:span><text:span text:style-name="T4">alive. Or as our </text:span><text:span text:style-name="T21">L</text:span><text:span text:style-name="T4">ord says: </text:span><text:span text:style-name="T21">he</text:span><text:span text:style-name="T4"> is asleep. </text:span><text:span text:style-name="T21">A</text:span><text:span text:style-name="T4"> dead man can </text:span><text:span text:style-name="T21">only start </text:span><text:span text:style-name="T4">d</text:span><text:span text:style-name="T21">oing</text:span><text:span text:style-name="T4"> those things when he ceases to be dead, when he has returned to li</text:span><text:span text:style-name="T21">f</text:span><text:span text:style-name="T4">e, when he has risen from the grave.</text:span></text:p>
      <text:p text:style-name="P31">YHWH heelit<text:span text:style-name="T181">a</text:span> min Sheol. </text:p>
      <text:p text:style-name="P139"><text:span text:style-name="T4">This has not happened with the exception of Yeshua and a few others: more than five hundred, less than 144,000. A few. In Revelation 20, the bible tells us that these few came back to life and reigned with </text:span><text:span text:style-name="T21">Jesus </text:span><text:span text:style-name="T4">Christ for a thousand years </text:span><text:span text:style-name="T4"><text:note text:id="ftn25" text:note-class="footnote"><text:note-citation>25</text:note-citation><text:note-body><text:p text:style-name="Footnote"><text:span text:style-name="T4">Revelation 20:4 </text:span><text:a xlink:type="simple" xlink:href="https://www.biblegateway.com/passage/?search=Revelation+20%3A4&amp;version=NKJV" text:style-name="Internet_20_link" text:visited-style-name="Visited_20_Internet_20_Link"><text:span text:style-name="Definition"><text:span text:style-name="T4">NKJV</text:span></text:span></text:a></text:p></text:note-body></text:note></text:span><text:span text:style-name="T4">, and that </text:span><text:span text:style-name="Bible_5f_text">”</text:span><text:span text:style-name="Bible_5f_text"><text:span text:style-name="T212">t</text:span></text:span><text:span text:style-name="Bible_5f_text">he rest of the dead did not live again until the thousand years were finished</text:span><text:span text:style-name="Bible_5f_text"><text:span text:style-name="T4">” </text:span></text:span><text:span text:style-name="Bible_5f_text"><text:span text:style-name="T4"><text:note text:id="ftn26" text:note-class="footnote"><text:note-citation>26</text:note-citation><text:note-body><text:p text:style-name="Footnote"><text:span text:style-name="T4">Revelation 20:5 </text:span><text:a xlink:type="simple" xlink:href="https://www.biblegateway.com/passage/?search=Revelation+20%3A5&amp;version=NKJV" text:style-name="Internet_20_link" text:visited-style-name="Visited_20_Internet_20_Link"><text:span text:style-name="Definition"><text:span text:style-name="T4">NKJV</text:span></text:span></text:a></text:p></text:note-body></text:note></text:span></text:span><text:span text:style-name="T4">. One thousand years that the day of the Lord lasts. The day of Yeshua Melekh HaMashiakh. One thousand years in which there will be peace because </text:span><text:span text:style-name="T21">the </text:span><text:span text:style-name="T4">Satan will be chained. In Revelation 20 the bible also tells us that </text:span><text:span text:style-name="Bible_5f_text"><text:span text:style-name="T4">“when the thousand years have expired, Satan will be released from his prison” </text:span></text:span><text:span text:style-name="Bible_5f_text"><text:span text:style-name="T4"><text:note text:id="ftn27" text:note-class="footnote"><text:note-citation>27</text:note-citation><text:note-body><text:p text:style-name="Footnote"><text:span text:style-name="T4">Revelation 20:7 </text:span><text:a xlink:type="simple" xlink:href="https://www.biblegateway.com/passage/?search=Revelation+20%3A7&amp;version=NKJV" text:style-name="Internet_20_link" text:visited-style-name="Visited_20_Internet_20_Link"><text:span text:style-name="Definition"><text:span text:style-name="T4">NKJV</text:span></text:span></text:a></text:p></text:note-body></text:note></text:span></text:span><text:span text:style-name="T4"><text:s/>for his destruction total, and </text:span><text:span text:style-name="T22">AFTER</text:span><text:span text:style-name="T4"> that </text:span><text:span text:style-name="T22">then it happens</text:span><text:span text:style-name="T4">: </text:span><text:span text:style-name="Bible_5f_text"><text:span text:style-name="T4">”</text:span></text:span><text:span text:style-name="Bible_5f_text"><text:span text:style-name="T35">T</text:span></text:span><text:span text:style-name="Bible_5f_text"><text:span text:style-name="T4">he sea gave up the dead who were in it, and Death and Hades delivered up the dead who were in them. And they were judged, each one according to his works” </text:span></text:span><text:span text:style-name="Bible_5f_text"><text:span text:style-name="T4"><text:note text:id="ftn28" text:note-class="footnote"><text:note-citation>28</text:note-citation><text:note-body><text:p text:style-name="Footnote"><text:s/><text:span text:style-name="T181">Revelation 20:13 </text:span><text:a xlink:type="simple" xlink:href="https://www.biblegateway.com/passage/?search=Revelation+20%3A13&amp;version=NKJV" text:style-name="Internet_20_link" text:visited-style-name="Visited_20_Internet_20_Link"><text:span text:style-name="T181">NKJV</text:span></text:a></text:p></text:note-body></text:note></text:span></text:span><text:span text:style-name="T4">.</text:span></text:p>
      <text:p text:style-name="P141"><text:span text:style-name="T4">Jesus explains in John 6 that: </text:span><text:span text:style-name="Bible_5f_text">”</text:span><text:span text:style-name="Bible_5f_text"><text:span text:style-name="T213">T</text:span></text:span><text:span text:style-name="Bible_5f_text">his is the will of the Father who sent Me, that of all He has given Me I should lose nothing, but should raise it up at the last day. </text:span><text:span text:style-name="Bible_5f_text"><text:span text:style-name="T214">A</text:span></text:span><text:span text:style-name="Bible_5f_text">nd this is the will of Him who sent Me, that everyone who sees the Son and believes in Him may have everlasting life; and I will raise him up at the last day</text:span><text:span text:style-name="Bible_5f_text"><text:span text:style-name="T4">” </text:span></text:span><text:span text:style-name="Bible_5f_text"><text:span text:style-name="T4"><text:note text:id="ftn29" text:note-class="footnote"><text:note-citation>29</text:note-citation><text:note-body><text:p text:style-name="Footnote"><text:span text:style-name="T4">John 6:39-40 </text:span><text:a xlink:type="simple" xlink:href="https://www.biblegateway.com/passage/?search=John+6%3A39-40&amp;version=NKJV" text:style-name="Internet_20_link" text:visited-style-name="Visited_20_Internet_20_Link"><text:span text:style-name="Definition"><text:span text:style-name="T4">NKJV</text:span></text:span></text:a></text:p></text:note-body></text:note></text:span></text:span><text:span text:style-name="T4">. Not before. </text:span><text:span text:style-name="T36">T</text:span><text:span text:style-name="T4">he resurrection of the vast majority is until the </text:span><text:span text:style-name="T22">LAST</text:span><text:span text:style-name="T4"> day.</text:span></text:p>
      <text:p text:style-name="P7">Paul explains in Second Timothy 2 that some have strayed from the truth saying that our rising, our resurrection, has already <text:span text:style-name="T214">happened</text:span>, and they are thus upsetting the faith of some <text:note text:id="ftn30" text:note-class="footnote"><text:note-citation>30</text:note-citation><text:note-body><text:p text:style-name="Footnote"><text:span text:style-name="T4">2 Timothy 2:18 </text:span><text:a xlink:type="simple" xlink:href="https://www.biblegateway.com/passage/?search=2+Timothy+2%3A18&amp;version=NKJV" text:style-name="Internet_20_link" text:visited-style-name="Visited_20_Internet_20_Link"><text:span text:style-name="Definition"><text:span text:style-name="T4">NKJV</text:span></text:span></text:a></text:p></text:note-body></text:note>. <text:span text:style-name="T182">It </text:span>has not happened. Not for the vast majority of those who have lived, are alive and will live.</text:p>
      <text:h text:style-name="P218" text:outline-level="4"><text:span text:style-name="T182">As</text:span>leep.</text:h>
      <text:p text:style-name="P140"><text:span text:style-name="T4">According to John 11 Jesus Christ affirms that: </text:span><text:span text:style-name="Bible_5f_text">”</text:span><text:span text:style-name="Bible_5f_text"><text:span text:style-name="T215">O</text:span></text:span><text:span text:style-name="Bible_5f_text">ur friend Lazarus sleeps, but I go that I may wake him up</text:span><text:span text:style-name="Bible_5f_text"><text:span text:style-name="T4">" </text:span></text:span><text:span text:style-name="Bible_5f_text"><text:span text:style-name="T4"><text:note text:id="ftn31" text:note-class="footnote"><text:note-citation>31</text:note-citation><text:note-body><text:p text:style-name="Footnote"><text:span text:style-name="T4">John 11:11 </text:span><text:a xlink:type="simple" xlink:href="https://www.biblegateway.com/passage/?search=John+11%3A11&amp;version=NKJV" text:style-name="Internet_20_link" text:visited-style-name="Visited_20_Internet_20_Link"><text:span text:style-name="Definition"><text:span text:style-name="T4">NKJV</text:span></text:span></text:a></text:p></text:note-body></text:note></text:span></text:span><text:span text:style-name="T4"><text:s/>and then explains "Lazarus is dead" </text:span><text:span text:style-name="T4"><text:note text:id="ftn32" text:note-class="footnote"><text:note-citation>32</text:note-citation><text:note-body><text:p text:style-name="Footnote"><text:span text:style-name="T4">John 11:14 </text:span><text:a xlink:type="simple" xlink:href="https://www.biblegateway.com/passage/?search=John+11%3A14&amp;version=NKJV" text:style-name="Internet_20_link" text:visited-style-name="Visited_20_Internet_20_Link"><text:span text:style-name="Definition"><text:span text:style-name="T4">NKJV</text:span></text:span></text:a></text:p></text:note-body></text:note></text:span><text:span text:style-name="T4">. </text:span><text:span text:style-name="T22">For a </text:span><text:span text:style-name="T4">dead </text:span><text:span text:style-name="T22">one</text:span><text:span text:style-name="T4">, it is necessary to awaken </text:span><text:span text:style-name="T22">him</text:span><text:span text:style-name="T4"> so that </text:span><text:span text:style-name="T22">he</text:span><text:span text:style-name="T4"> can live again.</text:span></text:p>
      <text:p text:style-name="P141"><text:soft-page-break/><text:span text:style-name="T4">And according to Mark 5 and Luke 8 Yeshua affirms: </text:span><text:span text:style-name="Bible_5f_text">”</text:span><text:span text:style-name="Bible_5f_text"><text:span text:style-name="T216">s</text:span></text:span><text:span text:style-name="Bible_5f_text">he is not dead but sleepin</text:span><text:span text:style-name="Bible_5f_text"><text:span text:style-name="T182">g</text:span></text:span><text:span text:style-name="Bible_5f_text"><text:span text:style-name="T4">" </text:span></text:span><text:span text:style-name="Bible_5f_text"><text:span text:style-name="T4"><text:note text:id="ftn33" text:note-class="footnote"><text:note-citation>33</text:note-citation><text:note-body><text:p text:style-name="Footnote"><text:span text:style-name="T4">Mark 5:39 </text:span><text:a xlink:type="simple" xlink:href="https://www.biblegateway.com/passage/?search=Mark+5%3A39&amp;version=NET" text:style-name="Internet_20_link" text:visited-style-name="Visited_20_Internet_20_Link"><text:span text:style-name="Definition"><text:span text:style-name="T4">NET</text:span></text:span></text:a><text:span text:style-name="T4"> Luke 8:52 </text:span><text:a xlink:type="simple" xlink:href="https://www.biblegateway.com/passage/?search=Luke+8%3A52&amp;version=RSV" text:style-name="Internet_20_link" text:visited-style-name="Visited_20_Internet_20_Link"><text:span text:style-name="Definition"><text:span text:style-name="T4">RSV</text:span></text:span></text:a></text:p></text:note-body></text:note></text:span></text:span><text:span text:style-name="T4">. And then </text:span><text:span text:style-name="T22">he </text:span><text:span text:style-name="T4">revives her.</text:span></text:p>
      <text:p text:style-name="P32">Jesus Christ refers to the dead as asleep. And like all sleeping person, they have no consciousness. They are asleep. <text:span text:style-name="T182">A</text:span>sleep <text:span text:style-name="T182">ones </text:span>than he can awaken temporarily, as in the case of Lazarus, or in a permanent way, on the last day, when he promises to give them a body that cannot die, like that of Jesus Christ himself, and bring them back to life. <text:span text:style-name="T182">N</text:span>ot before. The dead <text:span text:style-name="T182">ones </text:span><text:span text:style-name="T216">are </text:span><text:span text:style-name="T182">actually alive in the eyes of</text:span> Jesus Christ but without <text:span text:style-name="T182">a </text:span>body and without consciousness, that is why he calls them asleep. He promise<text:span text:style-name="T182">s to</text:span> awaken them <text:span text:style-name="T182">so </text:span>that they <text:span text:style-name="T216">can</text:span> know him, <text:span text:style-name="T182">so </text:span>that they may have life and life in abundance. <text:span text:style-name="T183">In the mean w</text:span>hile they're asleep they can <text:span text:style-name="T183">not</text:span> <text:span text:style-name="T183">know</text:span> the <text:span text:style-name="T183">one that </text:span>never sleeps, the Father, nor <text:span text:style-name="T183">the one </text:span>who slept three days and three nights, Jesus Christ, because those who are asleep are unconscious and <text:span text:style-name="T216">can</text:span>not speak with <text:span text:style-name="T183">the </text:span>awake <text:span text:style-name="T183">ones</text:span>.</text:p>
      <text:p text:style-name="P7">The bible affirms that, before the resurrection of the dead, the sons of Adam who have died physically, are asleep. <text:span text:style-name="T183">T</text:span>hey can't do <text:span text:style-name="T183">anything</text:span>, they cannot know Jesus Christ and much less the Father.</text:p>
      <text:h text:style-name="P218" text:outline-level="4">A new <text:span text:style-name="T184">earth</text:span>.</text:h>
      <text:p text:style-name="P2">Another question that the bible answers about this supposed resurrection is: Where are those 20 to 30 billion people <text:span text:style-name="T184">that would be resurrected </text:span>going to be?</text:p>
      <text:p text:style-name="P7">In <text:span text:style-name="T184">Heaven</text:span>?</text:p>
      <text:p text:style-name="P7">No. In Revelation 21, John tells us that it will be on a new earth with new <text:span text:style-name="T184">heavens</text:span> <text:note text:id="ftn34" text:note-class="footnote"><text:note-citation>34</text:note-citation><text:note-body><text:p text:style-name="Footnote"><text:span text:style-name="T4">Revelation 21:1 </text:span><text:a xlink:type="simple" xlink:href="https://www.biblegateway.com/passage/?search=Revelation+21%3A1&amp;version=NKJV" text:style-name="Internet_20_link" text:visited-style-name="Visited_20_Internet_20_Link"><text:span text:style-name="Definition"><text:span text:style-name="T4">NKJV</text:span></text:span></text:a></text:p></text:note-body></text:note>. Apparently without seas, without sun and without moon <text:note text:id="ftn35" text:note-class="footnote"><text:note-citation>35</text:note-citation><text:note-body><text:p text:style-name="Footnote"><text:span text:style-name="T4">Revelation 21:23 </text:span><text:a xlink:type="simple" xlink:href="https://www.biblegateway.com/passage/?search=Revelation+21%3A23&amp;version=NKJV" text:style-name="Internet_20_link" text:visited-style-name="Visited_20_Internet_20_Link"><text:span text:style-name="Definition"><text:span text:style-name="T4">NKJV</text:span></text:span></text:a></text:p></text:note-body></text:note>, but right here on this very planet. A<text:span text:style-name="T184">n </text:span><text:span text:style-name="T217">E</text:span><text:span text:style-name="T184">arth</text:span> where God lives with men in a city that comes <text:span text:style-name="T184">DOWN</text:span> from heaven and that John calls the new Jerusalem. And that the nations will walk in the light of that city, and that the kings of the world will give him their riches <text:note text:id="ftn36" text:note-class="footnote"><text:note-citation>36</text:note-citation><text:note-body><text:p text:style-name="Footnote"><text:span text:style-name="T4">Revelation 21:24 </text:span><text:a xlink:type="simple" xlink:href="https://www.biblegateway.com/passage/?search=Revelation+21%3A24&amp;version=NKJV" text:style-name="Internet_20_link" text:visited-style-name="Visited_20_Internet_20_Link"><text:span text:style-name="Definition"><text:span text:style-name="T4">NKJV</text:span></text:span></text:a></text:p></text:note-body></text:note>. John says that <text:span text:style-name="T185">t</text:span>he throne of God and of the Lamb shall be in th<text:span text:style-name="T185">at</text:span> city and his servants will adore him, <text:span text:style-name="T185">that </text:span>they will see him face to face and <text:span text:style-name="T185">that </text:span>they will carry his name on their foreheads. <text:span text:style-name="T185">T</text:span>here will be no night and those who live there will not need lamplight or <text:span text:style-name="T185">sun</text:span>light because God, the Lord, will give them his light and they will reign for all the centuries <text:note text:id="ftn37" text:note-class="footnote"><text:note-citation>37</text:note-citation><text:note-body><text:p text:style-name="Footnote"><text:span text:style-name="T4">Revelation 22:3-5 </text:span><text:a xlink:type="simple" xlink:href="https://www.biblegateway.com/passage/?search=Revelation+22%3A3-5&amp;version=NET" text:style-name="Internet_20_link" text:visited-style-name="Visited_20_Internet_20_Link"><text:span text:style-name="Definition"><text:span text:style-name="T4">NET</text:span></text:span></text:a></text:p></text:note-body></text:note>.</text:p>
      <text:p text:style-name="P142"><text:span text:style-name="T4">John claims to hear a loud voice coming from the throne and saying: </text:span><text:span text:style-name="Bible_5f_text">”</text:span><text:span text:style-name="Bible_5f_text"><text:span text:style-name="T218">L</text:span></text:span><text:span text:style-name="Bible_5f_text">ook! The residence of God is among human beings. He will live among them, and they will be his people, and God himself will be with them. </text:span><text:span text:style-name="Bible_5f_text"><text:span text:style-name="T218">H</text:span></text:span><text:span text:style-name="Bible_5f_text">e will wipe away every tear from their </text:span><text:soft-page-break/><text:span text:style-name="Bible_5f_text">eyes, and death will not exist any more, or mourning, or crying, or pain, for the former things have ceased to exis</text:span><text:span text:style-name="Bible_5f_text"><text:span text:style-name="T185">t</text:span></text:span><text:span text:style-name="Bible_5f_text"><text:span text:style-name="T4">” </text:span></text:span><text:span text:style-name="Bible_5f_text"><text:span text:style-name="T4"><text:note text:id="ftn38" text:note-class="footnote"><text:note-citation>38</text:note-citation><text:note-body><text:p text:style-name="Footnote"><text:span text:style-name="T4">Revelation 22:3 </text:span><text:a xlink:type="simple" xlink:href="https://www.biblegateway.com/passage/?search=Revelation+21%3A3-4&amp;version=NET" text:style-name="Internet_20_link" text:visited-style-name="Visited_20_Internet_20_Link"><text:span text:style-name="Definition"><text:span text:style-name="T4">NET</text:span></text:span></text:a></text:p></text:note-body></text:note></text:span></text:span><text:span text:style-name="T4">.</text:span></text:p>
      <text:p text:style-name="P7">It is not in heaven. It is in a new earth with a new <text:span text:style-name="T186">heavens</text:span>. <text:span text:style-name="T186">It i</text:span>s not that the resurrected ascend to heaven, but <text:span text:style-name="T186">that </text:span>God descends to a new earth to live among men.</text:p>
      <text:h text:style-name="P218" text:outline-level="4">Basis of Faith.</text:h>
      <text:p text:style-name="P2">This resurrection that the bible describes to us, which is physical, in which you can't die, <text:span text:style-name="T186">that i</text:span>s for everyone, <text:span text:style-name="T186">that </text:span>hasn't happened, <text:span text:style-name="T186">that is</text:span> in this same planet, is the basis of <text:span text:style-name="T219">the </text:span>faith in Yeshua. <text:span text:style-name="T186">U</text:span>nfortunately for some <text:span text:style-name="T186">people </text:span>like Hitler, Pablo Escobar, or Stalin, <text:span text:style-name="T186">they will have </text:span>to wait until the raising of the dead to be able to believe in the raising of the dead. And by the grace of YHWH for <text:span text:style-name="T186">the ones who</text:span> already believe in the resurrection that the bible speaks of, the process of entering the Kingdom of God, to the Kingdom of Heaven, it has already begun.</text:p>
      <text:p text:style-name="P7">That Kingdom of Heaven that our Lord speaks <text:span text:style-name="T187">of</text:span>: It is already among you and in you, but no one can say “here it is” or “there it is” because <text:span text:style-name="T187">i</text:span>t can<text:span text:style-name="T187">not</text:span> be seen. That Kingdom of eternal life, of Absolute Truth, of Freedom of Sin, <text:span text:style-name="T187">of </text:span>Salvation from death, <text:span text:style-name="T187">of </text:span>Divine Justice in <text:span text:style-name="T187">the </text:span>hearts, of indescribable Joy, of Kindness, of Joy, of total delivery and without conditions, of Forgiveness, of Mercy, of True Love, of <text:span text:style-name="T187">unending </text:span>Peace, the Peace of the Lord, in YHWH, in Yeshua, in the Ruakh HaKodesh. A True and eternal Peace.</text:p>
      <text:p text:style-name="P7">That Kingdom of Heaven is already among you.</text:p>
      <text:h text:style-name="P218" text:outline-level="4">Possible.</text:h>
      <text:p text:style-name="P2">The answer to the question: “Is <text:span text:style-name="T188">it possible </text:span>the resurrection described in the bible?” It is obvious if we only take into account <text:span text:style-name="T188">the </text:span>fundamental aspects <text:span text:style-name="T188">of it</text:span>: which is physical, in which one cannot die, which is for everyone, which has not happened, which is on this very planet. This resurrection is imagined in futuristic movies as a real possibility. However, the resurrection described in the bible has additional characteristics:</text:p>
      <text:p text:style-name="P7">Yeshua, according to Mark 12, tells us that we will be like the angels in heaven <text:note text:id="ftn39" text:note-class="footnote"><text:note-citation>39</text:note-citation><text:note-body><text:p text:style-name="Footnote"><text:span text:style-name="T4">Mark 12:25 </text:span><text:a xlink:type="simple" xlink:href="https://www.biblegateway.com/passage/?search=Mark+12%3A25&amp;version=NKJV" text:style-name="Internet_20_link" text:visited-style-name="Visited_20_Internet_20_Link"><text:span text:style-name="Definition"><text:span text:style-name="T4">NKJV</text:span></text:span></text:a></text:p></text:note-body></text:note>, and these, according to 1 Chronicles 21, can float between heaven and earth <text:note text:id="ftn40" text:note-class="footnote"><text:note-citation>40</text:note-citation><text:note-body><text:p text:style-name="Footnote"><text:span text:style-name="T4">1 Chronicles 21:16 </text:span><text:a xlink:type="simple" xlink:href="https://www.biblegateway.com/passage/?search=1+Chronicles+21%3A16&amp;version=NKJV" text:style-name="Internet_20_link" text:visited-style-name="Visited_20_Internet_20_Link"><text:span text:style-name="Definition"><text:span text:style-name="T4">NKJV</text:span></text:span></text:a></text:p></text:note-body></text:note>. Similar to how Yeshua himself rose into <text:span text:style-name="T189">heaven</text:span>, after resurrected, according to Acts 1 <text:note text:id="ftn41" text:note-class="footnote"><text:note-citation>41</text:note-citation><text:note-body><text:p text:style-name="Footnote"><text:span text:style-name="T4">Acts 1:11 </text:span><text:a xlink:type="simple" xlink:href="https://www.biblegateway.com/passage/?search=Acts+1%3A11&amp;version=NKJV" text:style-name="Internet_20_link" text:visited-style-name="Visited_20_Internet_20_Link"><text:span text:style-name="Definition"><text:span text:style-name="T17">NKJV</text:span></text:span></text:a></text:p></text:note-body></text:note>.</text:p>
      <text:p text:style-name="P7">Furthermore, Yeshua himself, according to Luke 24 and John 20, appears in the midst of the apostles, these being behind closed doors <text:note text:id="ftn42" text:note-class="footnote"><text:note-citation>42</text:note-citation><text:note-body><text:p text:style-name="Footnote"><text:span text:style-name="T4">Luke 24:36 </text:span><text:a xlink:type="simple" xlink:href="https://www.biblegateway.com/passage/?search=Luke+24%3A36&amp;version=NKJV" text:style-name="Internet_20_link" text:visited-style-name="Visited_20_Internet_20_Link"><text:span text:style-name="Definition"><text:span text:style-name="T4">NKJV</text:span></text:span></text:a><text:span text:style-name="T4"> John 20:19 </text:span><text:a xlink:type="simple" xlink:href="https://www.biblegateway.com/passage/?search=John+20%3A19&amp;version=NKJV" text:style-name="Internet_20_link" text:visited-style-name="Visited_20_Internet_20_Link"><text:span text:style-name="Definition"><text:span text:style-name="T4">NKJV</text:span></text:span></text:a></text:p></text:note-body></text:note>, something similar to the teleportation <text:soft-page-break/>that science fiction movies show us. Thus, a resurrected person does not need to walk to go from one place to another.</text:p>
      <text:p text:style-name="P7">They can also become invisible to some eyes and at the same time visible to other eyes as happened to Balaam and his donkey <text:note text:id="ftn43" text:note-class="footnote"><text:note-citation>43</text:note-citation><text:note-body><text:p text:style-name="Footnote"><text:span text:style-name="T4">Numbers 22:31 </text:span><text:a xlink:type="simple" xlink:href="https://www.biblegateway.com/passage/?search=Numbers+22%3A31&amp;version=NKJV" text:style-name="Internet_20_link" text:visited-style-name="Visited_20_Internet_20_Link"><text:span text:style-name="Definition"><text:span text:style-name="T4">NKJV</text:span></text:span></text:a></text:p></text:note-body></text:note><text:s/>in Numbers 22 or as happened to Elisha and his servant <text:note text:id="ftn44" text:note-class="footnote"><text:note-citation>44</text:note-citation><text:note-body><text:p text:style-name="Footnote"><text:span text:style-name="T4">2 Kings 6:17 </text:span><text:a xlink:type="simple" xlink:href="https://www.biblegateway.com/passage/?search=2+Kings+6%3A17&amp;version=NKJV" text:style-name="Internet_20_link" text:visited-style-name="Visited_20_Internet_20_Link"><text:span text:style-name="Definition"><text:span text:style-name="T4">NKJV</text:span></text:span></text:a></text:p></text:note-body></text:note><text:s/>in 2nd Kings 6.</text:p>
      <text:p text:style-name="P7">And according to 1 Corinthians 6, the body of a resurrected one will not need to eat to keep <text:span text:style-name="T190">being alive</text:span> <text:note text:id="ftn45" text:note-class="footnote"><text:note-citation>45</text:note-citation><text:note-body><text:p text:style-name="Footnote"><text:span text:style-name="T4">1 Corinthians 6:13 </text:span><text:a xlink:type="simple" xlink:href="https://www.biblegateway.com/passage/?search=1+Corinthians+6%3A13&amp;version=NKJV" text:style-name="Internet_20_link" text:visited-style-name="Visited_20_Internet_20_Link"><text:span text:style-name="Definition"><text:span text:style-name="T4">NKJV</text:span></text:span></text:a></text:p></text:note-body></text:note>. Apparently it will be something optional, because our <text:span text:style-name="T190">L</text:span>ord ate grilled fish after he was resurrected <text:note text:id="ftn46" text:note-class="footnote"><text:note-citation>46</text:note-citation><text:note-body><text:p text:style-name="Footnote"><text:span text:style-name="T4">Luke 24:41-43 </text:span><text:a xlink:type="simple" xlink:href="https://www.biblegateway.com/passage/?search=Luke+24%3A41-43&amp;version=NKJV" text:style-name="Internet_20_link" text:visited-style-name="Visited_20_Internet_20_Link"><text:span text:style-name="Definition"><text:span text:style-name="T4">NKJV</text:span></text:span></text:a></text:p></text:note-body></text:note>. Something very convenient that would leave plenty of free space for all those resurrected, in that new earth with a new <text:span text:style-name="T190">heavens</text:span>, because it will not be necessary to <text:span text:style-name="T190">grow</text:span> <text:span text:style-name="T191">food </text:span><text:span text:style-name="T220">if it </text:span>is just <text:span text:style-name="T191">something you want</text:span> and not a necessity.</text:p>
      <text:p text:style-name="P7">And if the body of the resurrected is like that of the angels, it will be resistant to physical fire. In Daniel 3 an angel protects Ananias, Misael and Azariah <text:note text:id="ftn47" text:note-class="footnote"><text:note-citation>47</text:note-citation><text:note-body><text:p text:style-name="Footnote"><text:span text:style-name="T4">Daniel 3 </text:span><text:a xlink:type="simple" xlink:href="https://www.biblegateway.com/passage/?search=Daniel+3&amp;version=RSV" text:style-name="Internet_20_link" text:visited-style-name="Visited_20_Internet_20_Link"><text:span text:style-name="Definition"><text:span text:style-name="T4">RSV</text:span></text:span></text:a></text:p></text:note-body></text:note>, and in Judges 13 an angel stands above the fire when announces the birth of Samson <text:note text:id="ftn48" text:note-class="footnote"><text:note-citation>48</text:note-citation><text:note-body><text:p text:style-name="Footnote"><text:span text:style-name="T4">Judges 13 </text:span><text:a xlink:type="simple" xlink:href="https://www.biblegateway.com/passage/?search=Judges+13&amp;version=NKJV" text:style-name="Internet_20_link" text:visited-style-name="Visited_20_Internet_20_Link"><text:span text:style-name="Definition"><text:span text:style-name="T4">NKJV</text:span></text:span></text:a></text:p></text:note-body></text:note>.</text:p>
      <text:p text:style-name="P143"><text:span text:style-name="T4">Thus, the answer to the question: “Is </text:span><text:span text:style-name="T23">it possible </text:span><text:span text:style-name="T4">the resurrection described in the bible?” includes aspects that are more complicated to project to a future with technologies that most people can use in day to day </text:span><text:span text:style-name="T23">basis. </text:span><text:span text:style-name="T4">But, if the bible is true, in the future every person will have access to the explanation of these other aspects of the resurrection because the bible assures that </text:span><text:span text:style-name="Bible_5f_text">”</text:span><text:span text:style-name="Bible_5f_text"><text:span text:style-name="T220">F</text:span></text:span><text:span text:style-name="Bible_5f_text">or nothing is hidden that will not be revealed, and nothing concealed that will not be made known and brought to light</text:span><text:span text:style-name="Bible_5f_text"><text:span text:style-name="T4">" </text:span></text:span><text:span text:style-name="Bible_5f_text"><text:span text:style-name="T4"><text:note text:id="ftn49" text:note-class="footnote"><text:note-citation>49</text:note-citation><text:note-body><text:p text:style-name="Footnote"><text:span text:style-name="T4">Luke 8:17 </text:span><text:a xlink:type="simple" xlink:href="https://www.biblegateway.com/passage/?search=Luke+8%3A17&amp;version=NET" text:style-name="Internet_20_link" text:visited-style-name="Visited_20_Internet_20_Link"><text:span text:style-name="Definition"><text:span text:style-name="T4">NET</text:span></text:span></text:a></text:p></text:note-body></text:note></text:span></text:span><text:span text:style-name="T4">.</text:span></text:p>
      <text:p text:style-name="P144"><text:span text:style-name="T4">Perhaps this is why Our Lord Yeshua, according to John 6, assures that </text:span><text:span text:style-name="Bible_5f_text">”</text:span><text:span text:style-name="Bible_5f_text"><text:span text:style-name="T221">N</text:span></text:span><text:span text:style-name="Bible_5f_text">o one can come to me unless the Father who sent me</text:span><text:span text:style-name="Bible_5f_text"><text:span text:style-name="T4">” </text:span></text:span><text:span text:style-name="Bible_5f_text"><text:span text:style-name="T4"><text:note text:id="ftn50" text:note-class="footnote"><text:note-citation>50</text:note-citation><text:note-body><text:p text:style-name="Footnote"><text:span text:style-name="T4">John 6:44 </text:span><text:a xlink:type="simple" xlink:href="https://www.biblegateway.com/passage/?search=John+6%3A44&amp;version=RSV" text:style-name="Internet_20_link" text:visited-style-name="Visited_20_Internet_20_Link"><text:span text:style-name="Definition"><text:span text:style-name="T4">RSV</text:span></text:span></text:a></text:p></text:note-body></text:note></text:span></text:span><text:span text:style-name="Bible_5f_text"><text:span text:style-name="T4"><text:s/>“drag</text:span></text:span><text:span text:style-name="Bible_5f_text"><text:span text:style-name="T24">s</text:span></text:span><text:span text:style-name="Bible_5f_text"><text:span text:style-name="T4"> </text:span></text:span><text:span text:style-name="Bible_5f_text"><text:span text:style-name="T24">him </text:span></text:span><text:span text:style-name="Bible_5f_text"><text:span text:style-name="T4">first” </text:span></text:span><text:span text:style-name="Bible_5f_text"><text:span text:style-name="T4"><text:note text:id="ftn51" text:note-class="footnote"><text:note-citation>51</text:note-citation><text:note-body><text:p text:style-name="Footnote"><text:span text:style-name="T4">John 6:44 </text:span><text:a xlink:type="simple" xlink:href="https://biblehub.com/text/john/6-44.htm" text:style-name="Internet_20_link" text:visited-style-name="Visited_20_Internet_20_Link"><text:span text:style-name="Definition"><text:span text:style-name="T4">biblehub</text:span></text:span></text:a><text:span text:style-name="T4"> </text:span><text:a xlink:type="simple" xlink:href="https://biblehub.com/greek/1670.htm" text:style-name="Internet_20_link" text:visited-style-name="Visited_20_Internet_20_Link"><text:span text:style-name="Definition"><text:span text:style-name="T4">G1670</text:span></text:span></text:a></text:p></text:note-body></text:note></text:span></text:span><text:span text:style-name="T4">.</text:span></text:p>
      <text:p text:style-name="P7">So if the bible is true, no one, absolutely n<text:span text:style-name="T192">o </text:span>one, after resurrected, will be able to answer "NO" to the question:</text:p>
      <text:p text:style-name="P7">“Is the resurrection described in the bible possible?”</text:p>
      <text:h text:style-name="P217" text:outline-level="3">The <text:span text:style-name="T193">C</text:span>loth.</text:h>
      <text:p text:style-name="P36">To the image found on the piece of cloth known as The <text:span text:style-name="T193">Shroud</text:span> of Turin <text:span text:style-name="T194">they </text:span>have made technical studies of spectroscopy, thermography and infrared photography, ultra-violet photography, fluorescen<text:span text:style-name="T223">ce</text:span> spectroscopy, x-ray radiography, transmitted and reflected light photography, optical and atomic resolution microscopy with electron microscopes and x-ray scanning microscopes, carbon-14, biological studies of pollen, <text:span text:style-name="T223">studies </text:span>of <text:soft-page-break/>blood, criminalistic, forensic, artistic, cultural studies and many others. In summary is the most studied piece of cloth with <text:span text:style-name="T223">a wide arrange of</text:span> techniques and technologies known to man and has been found to <text:span text:style-name="T222">have</text:span> some features that make it different from any other image known to man.</text:p>
      <text:h text:style-name="P218" text:outline-level="4">A negative.</text:h>
      <text:p text:style-name="P37">The image of the body on the <text:span text:style-name="T193">Shroud</text:span> of Turin is the only inverted color<text:span text:style-name="T224">s</text:span> image or "photographic negative" <text:span text:style-name="T224">dated before the </text:span>1800<text:span text:style-name="T224">s</text:span> known <text:span text:style-name="T224">to</text:span> men. This was only evident until photography was invented in 1800<text:span text:style-name="T224">s</text:span> and years later Secondo Pia t<text:span text:style-name="T224">ook</text:span> a photograph of <text:span text:style-name="T224">the shroud</text:span> in 1898. <text:span text:style-name="T226">W</text:span><text:span text:style-name="T225">hile developing </text:span><text:span text:style-name="T226">the photograph,</text:span><text:span text:style-name="T225"> </text:span><text:span text:style-name="T224">he watched </text:span>the negative of the photograph <text:span text:style-name="T226">and </text:span>observed <text:span text:style-name="T224">that it was the </text:span>positive of the image on the <text:span text:style-name="T224">shroud</text:span>. There is a historical record of the <text:span text:style-name="T228">S</text:span><text:span text:style-name="T227">hroud of </text:span>Turin <text:span text:style-name="T227">since</text:span> 1357 when it was exhibited in Lirey France. If photography was invented in <text:span text:style-name="T227">the </text:span>1800<text:span text:style-name="T227">s</text:span> and there is no negative image of person, animal or thing, before <text:span text:style-name="T227">the </text:span>1800<text:span text:style-name="T227">s</text:span>, with the exception of the <text:span text:style-name="T227">Shorud of </text:span>Turin and its artistic copies: who made the <text:span text:style-name="T227">Sh</text:span><text:span text:style-name="T228">r</text:span><text:span text:style-name="T227">oud of </text:span>Turin?</text:p>
      <text:h text:style-name="P218" text:outline-level="4">Photographic realism.</text:h>
      <text:p text:style-name="P38">The degree of detail in the anatomical proportions of the human figure of the <text:span text:style-name="T228">shroud</text:span> is photo-realistic and the amount of information per image area on the <text:span text:style-name="T228">shroud</text:span> is greater than any photograph made with a modern 15 megapixel cell phone. Thus, the <text:span text:style-name="T228">shroud </text:span>presents photographic characteristics and quality but it is not a photograph. Do not There is no image prior to the invention of photography with this level of realism and detail. So who made the <text:span text:style-name="T227">Sh</text:span><text:span text:style-name="T228">r</text:span><text:span text:style-name="T227">oud of </text:span>Turin?</text:p>
      <text:h text:style-name="P218" text:outline-level="4">Oxidized microfibers.</text:h>
      <text:p text:style-name="P39">The material of the shroud where the image of the body is found is linen. One of the main components of linen is cellulose. The threads of the fabric that forms the shroud have thousands of microfibers. A <text:span text:style-name="T229">m</text:span>icrofiber is thinner than a human hair. The image of the body <text:span text:style-name="T229">in t</text:span>he shroud is formed on the surface of the outer microfibers of the shroud threads and only in the parts where said microfibers are external to the thread they form. If the microfiber penetrates the thread, in said part is not modified. They are very small dehydrations, oxidations or "aging" of the surface cellulose that makes up the shroud microfibers, which form the image of the body on the shroud. Thus, the image of the body is part of the shroud, of the microfibers of the shroud. There is no pigment in the microfibers. and there is only modifications where there is no blood. There are no modifications below the blood. The image of the body is posterior to the blood. It is as if with a laser <text:span text:style-name="T229">someone </text:span>would have modified, burned, the microfibers, aging nanometric <text:soft-page-break/>parts of each microfiber, burning the surface of each microfiber. <text:span text:style-name="T229">The burnings</text:span> have no directionality so each modification is independent of each other. The image is <text:span text:style-name="T229">on the </text:span>very surface and constitutive part of the microfibers of the threads that form the shroud. This is why the image has not moved, shifted or distorted neither by <text:span text:style-name="T229">the </text:span>fire nor by <text:span text:style-name="T229">the </text:span>water to which the shroud <text:span text:style-name="T229">has beeen exposed</text:span>. This is also why, as the shroud has aged, the image <text:span text:style-name="T229">has </text:span>lost contrast, but <text:span text:style-name="T229">the </text:span>information <text:span text:style-name="T229">itself </text:span>about the image of the body <text:span text:style-name="T229">has been preserved</text:span>. There is no image of person, animal or thing, prior to the year 1978, apart from the shroud <text:span text:style-name="T229">of </text:span>Turin, with this characteristic. And then from 1978, just some attempts to reproduce an image like the <text:span text:style-name="T229">one in the </text:span>shroud claim to have this characteristic. There is no <text:span text:style-name="T229">image</text:span> and has <text:span text:style-name="T229">never</text:span> been <text:span text:style-name="T229">a </text:span>man-made image exhibiting this feature. <text:span text:style-name="T229">It was n</text:span>ot even known that the shroud had this characteristic before 1978. Thus who made the <text:span text:style-name="T227">Sh</text:span><text:span text:style-name="T228">r</text:span><text:span text:style-name="T227">oud of </text:span>Turin?</text:p>
      <text:h text:style-name="P218" text:outline-level="4"><text:span text:style-name="T230">I</text:span>nformation <text:span text:style-name="T230">in the image</text:span>.</text:h>
      <text:p text:style-name="P38">When analyzing the image of the body in the shroud of Turin, <text:span text:style-name="T231">it is </text:span>observe<text:span text:style-name="T231">d</text:span> a correlation between “image density” and distance from the body to the fabric. At a greater distance, the image is clearer, and at a smaller distance to the <text:span text:style-name="T231">fabric</text:span>, the image is darker. This allows you to create computer images that have three-dimensional characteristics. Thus, the shroud has holographic characteristics but is not a hologram. The level of detail in the bon<text:span text:style-name="T231">e</text:span> features of the image it is comparable in some parts to an x-ray. Thus, the shroud also it has radiographic features but is not an x-ray. There is no image of a person, animal or thing, prior to the year 1978, apart from the Turin shroud, with <text:span text:style-name="T233">both</text:span> characteristic<text:span text:style-name="T233">s</text:span>. And after 1978 only some attempts to reproduce an image like the shroud <text:span text:style-name="T232">claim to have </text:span>th<text:span text:style-name="T233">ese</text:span> characteristic<text:span text:style-name="T233">s</text:span>. No photograph taken with a cellular, neither before nor after 1978 presents th<text:span text:style-name="T234">e</text:span>s<text:span text:style-name="T234">e</text:span> characteristic<text:span text:style-name="T234">s</text:span>. <text:span text:style-name="T232">I</text:span>t was not even known that the shroud had th<text:span text:style-name="T234">e</text:span>s<text:span text:style-name="T234">e</text:span> characteristic<text:span text:style-name="T234">s</text:span> before 1978. So who made the <text:span text:style-name="T227">Sh</text:span><text:span text:style-name="T228">r</text:span><text:span text:style-name="T227">oud of </text:span>Turin?</text:p>
      <text:h text:style-name="P218" text:outline-level="4">Ultraviolet light.</text:h>
      <text:p text:style-name="P40">The separation of blood in serous phase from blood in corpuscular phase only occurs at the time of death. <text:span text:style-name="T235">B</text:span>lood serum and other substances in human blood are invisible to the human eye but visible under ultra-violent light, these techniques are used in the modern crime <text:span text:style-name="T235">scene </text:span>investigation. The shroud presents this type of separation in the flank wound. If this kind of evidence was only perceivable until the invention of modern forensic techniques <text:span text:style-name="T235">using </text:span>ultra-violet light and the shroud is <text:span text:style-name="T235">from</text:span> before <text:span text:style-name="T235">the </text:span>1900<text:span text:style-name="T235">s</text:span>, who before <text:span text:style-name="T235">the </text:span>1900<text:span text:style-name="T235">s</text:span> <text:span text:style-name="T235">was so </text:span>careful to separate the two phases in the bloodstain on the side <text:span text:style-name="T235">the body</text:span> and thus differentiate it from other ante-mortem wounds in a forensic <text:s/>analysis that was only possible until the 20th century? <text:span text:style-name="T237">W</text:span>ho made the <text:span text:style-name="T227">Sh</text:span><text:span text:style-name="T228">r</text:span><text:span text:style-name="T227">oud of </text:span>Turin?</text:p>
      <text:h text:style-name="P218" text:outline-level="4"><text:soft-page-break/>Bilirubin.</text:h>
      <text:p text:style-name="P41">In cases of violent death <text:span text:style-name="T236">with torture</text:span>, hemoglobin production is very high. <text:span text:style-name="T236">W</text:span>hen hemoglobin breaks down one of the products is bilirubin. The shroud blood remains red due to high rates of bilirubin in the blood. This forensic information was only known until the 20th century, so the body that was in contact with the shroud of Turin suffered a violent death <text:span text:style-name="T236">with torture</text:span>, because no one before the 20th century could falsify a detail that <text:span text:style-name="T236">he</text:span> did not know <text:span text:style-name="T236">he</text:span> should falsify: that the blood <text:span text:style-name="T236">of a</text:span> violent death <text:span text:style-name="T236">with torture </text:span>presents high levels of bilirubin. <text:span text:style-name="T236">S</text:span>o who made the <text:span text:style-name="T227">Sh</text:span><text:span text:style-name="T228">r</text:span><text:span text:style-name="T227">oud of </text:span>Turin?</text:p>
      <text:h text:style-name="P218" text:outline-level="4">Forensic details.</text:h>
      <text:p text:style-name="P42">There are multiple forensic details that are present on the shroud of Turin and which are consistent with modern forensic science and a death by crucifixion as described in the gospels: inflammation <text:span text:style-name="T238">of the </text:span>belly, <text:span text:style-name="T239">hiden </text:span>thumb<text:span text:style-name="T239">s</text:span>, high levels of bilirubin in blood, blood phase separation in post-mortem wounds, small subcutaneous hemorrhages or hematohidrosis, the body position with rigor-mortis, threads of blood on the face and arms consistent with a crucifixion, the wound to the side, the wounds of feet and hands from a Roman crucifixion, head wounds consistent with a thorny helmet exclusive to the execution of Christ, the wounds throughout the body consistent with <text:span text:style-name="T239">a </text:span>whipping with <text:span text:style-name="T239">a</text:span> Roman flagrum, the dislocated shoulder, the portion of beard torn off, the bruises on the face, the various types of pollen from the Jerusalem area in times of spring consistent with the helmet of thorns, the flowers, oils and ointments from a burial of a wealthy Jew like Joseph of Arimathea, and many others. That is, the shroud presents all the evidence of someone who died just as <text:span text:style-name="T239">the </text:span>Jesus Christ of the gospels died. There is no other piece of cloth in the whole history of humanity, apart from the shroud of Turin, with all the criminalistics and forensic evidence consistent with the death of Jesus described in the gospel, even if some of th<text:span text:style-name="T240">e</text:span>s<text:span text:style-name="T240">e</text:span> evidence w<text:span text:style-name="T240">ere</text:span> completely invalid or unacceptable <text:span text:style-name="T240">for a hard sceptic</text:span>. So who made the <text:span text:style-name="T227">Sh</text:span><text:span text:style-name="T228">r</text:span><text:span text:style-name="T227">oud of </text:span>Turin?</text:p>
      <text:h text:style-name="P218" text:outline-level="4"><text:span text:style-name="T241">Replications</text:span>.</text:h>
      <text:p text:style-name="P43">There is no <text:span text:style-name="T241">replication</text:span> of the shroud that even meets with a tenth of the characteristics that the shroud of Turin. Perhaps the most complete (whole body) and thorough attempt (trying to imitate the characteristics that were known in 1978) has been that of Garlaschelli in 2010. This attempt could not overcome resolution, pigmentation, thermal stability and ultra-violet analysis that has overcome the shroud. That not to mention all the forensic details that the cloak presents. The truth is that today with today's technology, year 2022, counted from the approximate year of the birth of Jesus Christ, of the king of kings, of the Meshiakh of YHWH, the man has not been able to produce a <text:soft-page-break/>fabric with the characteristics of the shroud from Turin. And even if he could do it, even if he could rep<text:span text:style-name="T241">licate it</text:span> in <text:span text:style-name="T241">the</text:span> future: where, in what part of the world, where is an image of person, animal or thing, with verifiable historical record, prior to 1800, when photography was invented, <text:span text:style-name="T241">that is a</text:span> photographic negative, with photographic realism in its anatomical details? And that for not ask about its holographic, radiographic characteristics and all the forensic evidence only known and verifiable until the 20th century that was find the shroud. Where? Negative? From when? With verifiable historical record? With photo-realism? It does not exist, nor has existed in the world another linen shroud that presents the characteristics of the Turin shroud. <text:span text:style-name="T241">Period</text:span>. So if the shroud <text:span text:style-name="T241">of </text:span>Turin was not made by man, who made the shroud of Turin? Could it be that <text:span text:style-name="T241">it was made by </text:span>the same <text:span text:style-name="T241">person that has </text:span>enough technical creativity to reconstruct a human being? The creator? Because all the evidence indicates <text:span text:style-name="T241">that it was not made by </text:span>human<text:span text:style-name="T241">s</text:span>.</text:p>
      <text:h text:style-name="P216" text:outline-level="3"><text:span text:style-name="T228">P</text:span>ast.</text:h>
      <text:h text:style-name="P218" text:outline-level="4">Methods.</text:h>
      <text:p text:style-name="P2">To determine the past the human being has developed a method. It is <text:span text:style-name="T242">s</text:span>imilar to judicial systems. For each event, the historical sources, whether physical or narrative, <text:span text:style-name="T242">are studied to </text:span>determine <text:span text:style-name="T242">the </text:span>who, when, how, where, <text:span text:style-name="T242">and </text:span>why of <text:span text:style-name="T242">each</text:span> source. The credibility of <text:span text:style-name="T242">each</text:span> source <text:span text:style-name="T242">is evaluated </text:span>and then the historical sources are crossed to try to establish the <text:span text:style-name="T242">coincidences</text:span>, analyz<text:span text:style-name="T242">ing</text:span> the sources, and <text:span text:style-name="T242">then that information is used </text:span>to establish the best explanation of the past.</text:p>
      <text:p text:style-name="P7">The sources of the recent past have been made a little more credible with the possibility of man to record audio and video and easily spread it using the internet. And since the 15th century, with the invention of the printing press, the dissemination of the written medium has been much easier.</text:p>
      <text:p text:style-name="P7">Thus, the method for determining the past has benefited from the technical creativity of man, but this only affects the ability to determine the recent past. Sources for the past before the 15th century are <text:span text:style-name="T243">more scarce</text:span>.</text:p>
      <text:h text:style-name="P219" text:outline-level="4"><text:span text:style-name="T244">C</text:span><text:span text:style-name="T242">oincidences</text:span>.</text:h>
      <text:p text:style-name="P2">When a person wants to search for information on the Internet, he chooses a set of words that are <text:span text:style-name="T245">are as </text:span>specific <text:span text:style-name="T245">as possible </text:span>to the information <text:span text:style-name="T245">he is l</text:span>ooking For. If I search only for "Jose" I will not find the page of the person I am looking for, but if I search for 4 <text:soft-page-break/>words “Jose Luis Quiroga github” I will find exactly the page that I am searching despite the immense amount of information that is in Internet.</text:p>
      <text:p text:style-name="P46">With only 3 or 4 words that identify what I am looking for, <text:span text:style-name="T246">that</text:span> <text:span text:style-name="T246">make a unique </text:span>set, exclusive of the information I am looking for, I will find the information. That set of words begins to function as a key for the page <text:span text:style-name="T246">containing those</text:span> 3 or 4 words.</text:p>
      <text:p text:style-name="P7">It is the power of coincidences. Despite the vast amount of information on the Internet, it is possible to find a<text:span text:style-name="T247">n specific</text:span> page with only 3 or 4 words that are mandatory and exclusive to that page.</text:p>
      <text:p text:style-name="P47">In judicial processes, when evidence is analyzed, a similar process <text:span text:style-name="T248">is used </text:span>to try to establish the truth of an event of the <text:span text:style-name="T248">p</text:span>ast. Most processes are decided based on circumstantial evidence, that is, <text:span text:style-name="T248">that </text:span>by coincidence <text:span text:style-name="T248">it </text:span>favors or disfavors the accused. When the coincidences are too many in one way or another it is easy to make a decision. Each coincidence decreases exponentially the statistical probability of an event <text:span text:style-name="T248">different to </text:span>the one <text:span text:style-name="T248">that the </text:span>coincidence supports. The effect of cumulative coincidence<text:span text:style-name="T248">s</text:span> is of exponential <text:span text:style-name="T248">kind</text:span>.</text:p>
      <text:p text:style-name="P7">You can have different criteria to decide if something did happen, or did not happen, based solely on coincidence<text:span text:style-name="T248">s</text:span>. Th<text:span text:style-name="T248">ere </text:span>is the criteria of "preponderance" which is when the balance of coincidences is greater to one of the two options. Other criteria may be that of “clear and convincing” and “without reasonable doubt”. They all involve a level of certainty as to whether something really did happen or did not happen. But all of these imply only "believing" something. Regarding the past, we can <text:span text:style-name="T248">not </text:span>be absolutely certain of anything.</text:p>
      <text:p text:style-name="P7">In a similar way to how a judicial system seeks to establish the veracity of a past event, historians have a method <text:span text:style-name="T249">based on coincidences</text:span> to establish whether an event happened or not.</text:p>
      <text:p text:style-name="P48">In the case of history the events are generated by human beings. <text:span text:style-name="T250">And</text:span> it is precisely that exponential effect of the accumulation of coincidences, and its logical analysis, which allows us to decide <text:span text:style-name="T250">the direction in the balance </text:span>of what is possible, of what is feasible, of the best rational explanation, <text:span text:style-name="T250">is inclined to</text:span>. <text:span text:style-name="T250">It allows us to d</text:span>ecide what to believe regarding that possible and credible past.</text:p>
      <text:p text:style-name="P7"><text:soft-page-break/>Yet another reason to say that since we cannot travel to the past, or see, or listen to the past, it is IMPOSSIBLE to be certain of said past. Even our own past may not be exactly as we remember <text:span text:style-name="T251">it.</text:span></text:p>
      <text:p text:style-name="P7">Although the sources of the recent past are more credible than th<text:span text:style-name="T251">ose of</text:span> <text:span text:style-name="T251">a </text:span>distant past, we can only BELIEVE the past.</text:p>
      <text:h text:style-name="P218" text:outline-level="4"><text:span text:style-name="T252">People</text:span>.</text:h>
      <text:p text:style-name="P2">In the previous examples, the one of pages in Internet, the one of events judicial or historical, it is very important to bear in mind that the events were generated by human beings, by intelligent beings with capacity of decision, with will.</text:p>
      <text:p text:style-name="P7">People wrote those pages on the Internet, people did or didn't <text:span text:style-name="T252">do those </text:span>events of the past. This kind of approach to the "probable", <text:span text:style-name="T252">to the </text:span>“possible” is very different from assuming that the events were randomly generated <text:span text:style-name="T252">by chance</text:span>.</text:p>
      <text:p text:style-name="P49">Chance has no intelligence, no capacity for decision, no will, no intention. Chance does not lie, it does not deceive, it has no personal interests or needs or desires.</text:p>
      <text:p text:style-name="P7">I make this comment for when I refer to some religions, <text:span text:style-name="T254">some belief systems,</text:span> based on events generated by chance, by <text:span text:style-name="T253">luck</text:span>, <text:span text:style-name="T253">that are popularly regarded as </text:span>"science".</text:p>
      <text:p text:style-name="P50">The reason is very simple, a machine that is good for something does not work by <text:span text:style-name="T254">luck</text:span>, nor by chance. There is always a mechanism, a design, a logic. That's why there is no mathematical function that generates <text:span text:style-name="T254">pure</text:span><text:span text:style-name="T256">ly</text:span><text:span text:style-name="T254"> </text:span>random numbers. A computer cannot generate a sequence completely random of ones or zeros. The program does not exist. <text:span text:style-name="T254">Do </text:span>not <text:span text:style-name="T254">look for it</text:span>. You waste your time.</text:p>
      <text:p text:style-name="P7">But there are <text:span text:style-name="T256">some </text:span>religions that believe so. And they <text:span text:style-name="T254">are </text:span><text:span text:style-name="T256">regarded</text:span><text:span text:style-name="T254"> as </text:span>science<text:span text:style-name="T254">s</text:span>.</text:p>
      <text:p text:style-name="P7">Fortunately, <text:span text:style-name="T255">history</text:span> is about people.</text:p>
      <text:h text:style-name="P218" text:outline-level="4">Assuming.</text:h>
      <text:p text:style-name="P44">Mr. Cheerful has a large family and several pets.</text:p>
      <text:p text:style-name="P7">Mr. Cheerful enters the bathroom and finds that the sink faucet is leaking, the drain is blocked and the sink is filling <text:span text:style-name="T257">up</text:span>.</text:p>
      <text:p text:style-name="P51">Mr. Cheerful has a high-tech instrument that lets <text:span text:style-name="T258">him</text:span> know how much water is in a container just by pointing at it. And <text:span text:style-name="T258">he</text:span> can take the measurement every microsecond.</text:p>
      <text:p text:style-name="P7"><text:soft-page-break/>Mr. Cheerful wants to know how long the faucet has been leaking <text:span text:style-name="T258">in</text:span> his sink and reasons as follows:</text:p>
      <text:p text:style-name="P52">Assuming the sink was empty when the faucet was closed.</text:p>
      <text:p text:style-name="P7">Assuming all the water in the sink comes from the faucet.</text:p>
      <text:p text:style-name="P52">Assuming that since the faucet was closed the <text:span text:style-name="T259">drain</text:span> has not been unlocked.</text:p>
      <text:p text:style-name="P53">Assuming that no one has manipulated the faucet to open <text:span text:style-name="T260">it </text:span>or close it anymore <text:span text:style-name="T260">or anyless </text:span>than it is right now.</text:p>
      <text:p text:style-name="P53"><text:span text:style-name="T260">THEN,</text:span> with the high-tech instrument, Mr. Cheerful can measure at what rate the sink is filling because in one second <text:span text:style-name="T260">he can check </text:span>a million times the amount of water in the sink and then <text:span text:style-name="T260">he</text:span> can calculate how long the faucet has been leaking.</text:p>
      <text:p text:style-name="P7">Anyone can see that Mr. Cheerful's problem is not is in <text:span text:style-name="T261">his</text:span> high-tech instrument, nor in the technology that is used to build the instrument.</text:p>
      <text:p text:style-name="P54">The problem is in Mr. Cheerful's assumptions.</text:p>
      <text:p text:style-name="P7">There is no guarantee that one of <text:span text:style-name="T262">his</text:span> children <text:span text:style-name="T262">did</text:span> not flush the sink, or that two of them were playing paper boat, or that the cat or one of his pets opened the faucet a little <text:span text:style-name="T262">bit by</text:span> touch<text:span text:style-name="T262">ing</text:span> it <text:span text:style-name="T262">while </text:span>passing <text:span text:style-name="T262">by,</text:span> and that <text:span text:style-name="T262">therefore </text:span><text:span text:style-name="T263">N</text:span><text:span text:style-name="T262">ONE</text:span> of <text:span text:style-name="T262">his</text:span> assumptions hold.</text:p>
      <text:p text:style-name="P55">This and other problems have some procedures <text:span text:style-name="T264">regarded</text:span> as scienti<text:span text:style-name="T264">fic</text:span> but <text:span text:style-name="T264">that are </text:span>actually <text:span text:style-name="T264">PSEUDO</text:span>-scienti<text:span text:style-name="T264">fic.</text:span> <text:span text:style-name="T264">T</text:span>hat is, <text:span text:style-name="T264">they are </text:span>ALMOST scienti<text:span text:style-name="T264">fic</text:span>. At least high technology is used.</text:p>
      <text:p text:style-name="P56">For the moment I give this example to make it clear that the <text:span text:style-name="T265">so </text:span>call<text:span text:style-name="T265">ed</text:span> radiometric dating, permanently associated with the word "science", the word "certainty", and the word "we know", should be completely abandoned as ABSURD and useless. This technique that <text:span text:style-name="T265">is </text:span>supposedly used to determine the age of rocks and other objects based on the measurement of radioactive elements, does EXACTLY the <text:span text:style-name="T265">s</text:span>ame assumptions as Mr. Cheerful.</text:p>
      <text:p text:style-name="P7">For any supposed radiometric dating, we start from the following assumptions:</text:p>
      <text:p text:style-name="P7">Assuming the initial conditions are known.</text:p>
      <text:p text:style-name="P7">Assuming that there are no external effects that alter the conditions of the chemical elements measured.</text:p>
      <text:p text:style-name="P7"><text:soft-page-break/>Assuming that the rate of change, of radioactivity, of the measured chemical elements has been maintained.</text:p>
      <text:p text:style-name="P57"><text:span text:style-name="T266">THEN,</text:span> <text:span text:style-name="T266">it can be calculated the date </text:span>when these rocks or objects, contain<text:span text:style-name="T266">ing</text:span> such radioactive elements, were formed.</text:p>
      <text:p text:style-name="P7">The same force that made Nazism popular in <text:span text:style-name="T491">G</text:span>ermany makes a <text:span text:style-name="T266">majority of people to</text:span> consider radiometric dating as evidence. <text:span text:style-name="T266">It i</text:span>s not the the only case in which absurd methods <text:span text:style-name="T266">use</text:span> <text:span text:style-name="T266">hi-thech </text:span>instruments to give them credibility, but it is the most ABSURD of <text:span text:style-name="T266">them </text:span>all when it comes to determining the past.</text:p>
      <text:p text:style-name="P7">We can only believe the past.</text:p>
      <text:p text:style-name="P7">The statistical fact that radiometric dates are ignored when they do not give the expected result, it is just a confirmation that the method is absurd.</text:p>
      <text:p text:style-name="P7">Dating by radioactive elements is one of the most absurd ways of using high technology to obtain completely useless results because it assumes too many things impossible to verify.</text:p>
      <text:p text:style-name="P58">In historical methods it is better to use dating <text:span text:style-name="T268">by synchronisms</text:span>, two events recorded in writing that are related to each other. However, such dates are determined by <text:span text:style-name="T267">man</text:span> <text:span text:style-name="T267">made </text:span>records. People who may lie, cheat and have ulterior motives, or just be wrong. It is the logical analysis of historical sources which allows establishing the greater or lesser degree of credibility of each particular data. And it is in this logical analysis where the coincidences, <text:span text:style-name="T268">those</text:span> <text:span text:style-name="T268">synchronisms,</text:span> play a very important role.</text:p>
      <text:h text:style-name="P218" text:outline-level="4"><text:span text:style-name="T269">Textual</text:span>.</text:h>
      <text:p text:style-name="P45">One of the main <text:span text:style-name="T270">kind of </text:span>historical sources are the narrative <text:span text:style-name="T270">kind of </text:span>sources. The human being decides to write texts that narrate what is happening, or what <text:span text:style-name="T270">he</text:span> think<text:span text:style-name="T270">s</text:span> has happened, or what <text:span text:style-name="T270">he</text:span> want<text:span text:style-name="T270">s</text:span> <text:span text:style-name="T270">people </text:span>in <text:span text:style-name="T270">the</text:span> future <text:span text:style-name="T270">to </text:span>think <text:span text:style-name="T270">that</text:span> happened, and <text:span text:style-name="T270">he </text:span>write<text:span text:style-name="T270">s</text:span> a record of it.</text:p>
      <text:p text:style-name="P7">Among these texts that claim to record history there are some quite old:</text:p>
      <text:p text:style-name="P7">Herodotus lived in 400 BC. The 8 oldest copies that we have of his writings are from <text:span text:style-name="T271">from </text:span>900 after Christ, about 1300 years after he wrote them.</text:p>
      <text:p text:style-name="P7">Thucydides also lived in 400 BC. The 8 more copies oldest we have of his writings are also from 900 after Christ, also some 1,300 years after he wrote them.</text:p>
      <text:p text:style-name="P7"><text:soft-page-break/>Caesar lived in 50 BC. The 10 oldest copies that we have of his writings are also <text:span text:style-name="T271">from </text:span>900 after Christ, about 950 years after he wrote them.</text:p>
      <text:p text:style-name="P59">Livy, lived in 1 BC. The 19 oldest complete copies <text:span text:style-name="T272">that</text:span> we have of his writings are from about 1000 years after <text:span text:style-name="T272">he</text:span> wrote them.</text:p>
      <text:p text:style-name="P7">Tacitus, The 20 oldest copies we have of your writings are from some 1000 years after he wrote them.</text:p>
      <text:p text:style-name="P7">Suetonius. The 8 oldest copies we have of his writings are from some 800 years after he wrote them.</text:p>
      <text:p text:style-name="P7">Pliny the Younger. The 7 oldest copies we have of his writings are <text:span text:style-name="T273">from </text:span>about 700 years after he wrote them.</text:p>
      <text:p text:style-name="P7">Flavius <text:span text:style-name="T273">Jo</text:span>sephus. The few oldest incomplete copies we have of his writings are about 1000 years after he wrote them.</text:p>
      <text:p text:style-name="P7">There is only one set of narratives, which are written with the objective of registering certain events, which stands out above all other narratives ever written by man: <text:span text:style-name="T273">the ones that </text:span>we find in <text:span text:style-name="T273">the N</text:span>ew <text:span text:style-name="T273">Testament</text:span>.</text:p>
      <text:p text:style-name="P7">Of the <text:span text:style-name="T273">N</text:span>ew <text:span text:style-name="T273">T</text:span>estament there are about 6000 manuscripts from 100 years to 150 years after writing. All <text:span text:style-name="T273">of </text:span>its authors were alive when <text:span text:style-name="T273">the </text:span>events <text:span text:style-name="T273">happened</text:span>, all eyewitnesses with the exception of Luke and the author of the letter to the <text:span text:style-name="T480">H</text:span>ebrews.</text:p>
      <text:p text:style-name="P7">They were all alive when the events took place. Everyone. Matthew, Mark, Luke, John, Paul, Peter, Jacob, Jude. Everyone.</text:p>
      <text:p text:style-name="P7">Matthew, Mark, John, Peter, Jacob and Jude were disciples of Jesus Christ. They ate with him, walked with him, talked with him after <text:span text:style-name="T274">his</text:span> resurrec<text:span text:style-name="T274">tion</text:span>.</text:p>
      <text:p text:style-name="P7">But no. There are people who want to confirm everything with other sources that are not in the bible, those <text:span text:style-name="T276">for</text:span> which <text:span text:style-name="T275">there </text:span>are almost no copies and <text:span text:style-name="T276">for which their oldest copies </text:span>are from thousands of years after the events. And since you can't, they believe that everything must be a lie.</text:p>
      <text:p text:style-name="P60">If the new testament is not a valid historical source, NO narration, absolutely no other pre-print text is <text:span text:style-name="T275">a valid historical </text:span>source. Assuming that the new testament is not a valid historical source is just absurd. This is not <text:span text:style-name="T275">the way the</text:span> human being establishes historical facts.</text:p>
      <text:h text:style-name="P218" text:outline-level="4"><text:soft-page-break/>On the cross.</text:h>
      <text:p text:style-name="P2">Jesus Christ died on the cross.</text:p>
      <text:p text:style-name="P7">There is no fact of ancient history that has more corroboration, acceptance, disclosure and evidence that the death of Jesus Christ on the cross. If you do not accept that Jesus Christ died crucified should actually believe absolutely nothing of the history prior to the year fifteen hundred after Christ.</text:p>
      <text:p text:style-name="P7">People die, people get killed, the Romans crucified people, many wrote of the matter, they had no reason to lie. Easy to believe.</text:p>
      <text:p text:style-name="P61">However, there is <text:span text:style-name="T277">always the </text:span>Muslim who, because <text:span text:style-name="T277">his</text:span> <text:span text:style-name="T277">i</text:span>mam, <text:span text:style-name="T277">his</text:span> religious leader, told him that the book called <text:span text:style-name="T277">Qu</text:span>ra<text:span text:style-name="T277">n</text:span>, one that the boss claims to know, possibly, according to statistics, without knowing how to read Arabic, a book that must be different from the one that, according to the same Muslim records, dictated the slaver of blacks <text:note text:id="ftn52" text:note-class="footnote"><text:note-citation>52</text:note-citation><text:note-body><text:p text:style-name="Footnote"><text:span text:style-name="T4">Sahih al-Bukhari 7263, Sahih al-Bukhari 6161, Sunan an-nasa'i 4625, Sunan an-nasa'i 3858, </text:span><text:a xlink:type="simple" xlink:href="http://www.answeringmuslims.com/2018/04/how-muhammad-ali-was-deceived-by-islam.html" text:style-name="Internet_20_link" text:visited-style-name="Visited_20_Internet_20_Link"><text:span text:style-name="Definition"><text:span text:style-name="T4">www.answeringmuslims.com</text:span></text:span></text:a></text:p></text:note-body></text:note><text:s/>whiter than milk <text:note text:id="ftn53" text:note-class="footnote"><text:note-citation>53</text:note-citation><text:note-body><text:p text:style-name="Footnote"><text:span text:style-name="T4">Saheeh al-Bukhari 63, Saheeh Muslim 6081, Saheeh Muslim 6071, </text:span><text:a xlink:type="simple" xlink:href="http://www.answeringmuslims.com/2018/04/how-muhammad-ali-was-deceived-by-islam.html" text:style-name="Internet_20_link" text:visited-style-name="Visited_20_Internet_20_Link"><text:span text:style-name="Definition"><text:span text:style-name="T4">www.answeringmuslims.com</text:span></text:span></text:a></text:p></text:note-body></text:note><text:s/>that had sexual relations with a 9-year-old girl <text:note text:id="ftn54" text:note-class="footnote"><text:note-citation>54</text:note-citation><text:note-body><text:p text:style-name="Footnote"><text:span text:style-name="T4">Sahih al-Bukhari 3896, Sahih al-Bukhari 5158, Sahih Muslim 3310, Sahih Muslim 3311, Sunan Abu Dawud 2116, </text:span><text:a xlink:type="simple" xlink:href="http://www.answeringmuslims.com/2013/10/was-muhammad-pedophile.html" text:style-name="Internet_20_link" text:visited-style-name="Visited_20_Internet_20_Link"><text:span text:style-name="Definition"><text:span text:style-name="T4">www.answeringmuslims.com</text:span></text:span></text:a></text:p></text:note-body></text:note>, different because, according to those records, a goat ate part of what he dictated <text:note text:id="ftn55" text:note-class="footnote"><text:note-citation>55</text:note-citation><text:note-body><text:p text:style-name="Footnote"><text:span text:style-name="T4">Sunan ibn Mahah 1944, </text:span><text:a xlink:type="simple" xlink:href="http://www.answeringmuslims.com/2014/03/sheepgate-solving-mystery-of-qurans.html" text:style-name="Internet_20_link" text:visited-style-name="Visited_20_Internet_20_Link"><text:span text:style-name="Definition"><text:span text:style-name="T4">www.answeringmuslims.com</text:span></text:span></text:a></text:p></text:note-body></text:note><text:s/>and, according to those records, a Muslim leader decided to burn all the Korans different from what he wanted the original to be <text:note text:id="ftn56" text:note-class="footnote"><text:note-citation>56</text:note-citation><text:note-body><text:p text:style-name="Footnote"><text:span text:style-name="T4">Saheeh al-Bukhari 4987 </text:span><text:a xlink:type="simple" xlink:href="http://www.answeringmuslims.com/p/quran.html" text:style-name="Internet_20_link" text:visited-style-name="Visited_20_Internet_20_Link"><text:span text:style-name="Definition"><text:span text:style-name="T4">www.answeringmuslims.com</text:span></text:span></text:a></text:p></text:note-body></text:note>, that this book, <text:span text:style-name="T278">or should we say books, say</text:span> that Jesus Christ did not die on the cross but was taken to heaven alive without having died, then no, he did NOT die on the cross, and <text:span text:style-name="T278">that’s it</text:span>.</text:p>
      <text:p text:style-name="P7">However, all the historical evidence, far more than there is to any other event of antiquity, indicates the opposite.</text:p>
      <text:p text:style-name="P7">Jesus Christ died on the cross. Historical fact. More than any other of <text:span text:style-name="T279">antiquity</text:span>. More than the simple existence of Alexander the Great, Julius Caesar and Muhammad.</text:p>
      <text:h text:style-name="P218" text:outline-level="4">They believed.</text:h>
      <text:p text:style-name="P2">The believer believes that Jesus Christ <text:span text:style-name="T300">is alive because he </text:span>was physically resurrected.</text:p>
      <text:p text:style-name="P7">The first people who believed in the resurrection of <text:span text:style-name="T280">Jesus </text:span>Christ, was because they saw him, touched him, ate with him, talked with him and stick their finger to him. <text:span text:style-name="T280">He</text:span> remembered them and they remembered him.</text:p>
      <text:p text:style-name="P67">That's what they said, that's what they wrote, and they all kept that belief until <text:span text:style-name="T280">their</text:span> death. Most <text:span text:style-name="T280">were </text:span>killed JUST for believing precisely that: that <text:span text:style-name="T280">Jesus Christ</text:span> <text:span text:style-name="T300">is alive because he </text:span>had <text:span text:style-name="T280">physically </text:span>risen.</text:p>
      <text:p text:style-name="P7"><text:soft-page-break/>That was what they believed. <text:span text:style-name="T281">That t</text:span>hey had talked, touched and eaten with a physical Jesus who was the same one they had seen dead on the cross and who they had buried.</text:p>
      <text:p text:style-name="P7">Most historians, scholars, and people who study the older manuscripts accept that this was the belief of those early christians.</text:p>
      <text:p text:style-name="P67">To this day that is the belief of anyone calling <text:span text:style-name="T281">himself a</text:span> Christian. That Jesus Christ was resurrected in body and spirit. The one who doesn't believe that Jesus Christ <text:span text:style-name="T300">is alive because he </text:span><text:span text:style-name="T282">physically </text:span>rose, is not a BELIEVER in Jesus Christ. Believ<text:span text:style-name="T282">ing that</text:span> Jesus Christ <text:span text:style-name="T300">is alive because he </text:span><text:span text:style-name="T282">is physically r</text:span>isen is the basis of <text:span text:style-name="T282">the </text:span>faith in Jesus Christ.</text:p>
      <text:p text:style-name="P7">Many were persecuted for what they believed. <text:span text:style-name="T282">M</text:span>any died for it what they believed.</text:p>
      <text:p text:style-name="P7">But there is no shortage of those who say no, that this was not what they believed. Although all the evidence indicates that this was what they believed and not only that but that is precisely the DEFINITION of a believer, of a CHRISTIAN.</text:p>
      <text:p text:style-name="P67">The direct witnesses died believing that Jesus Christ <text:span text:style-name="T300">is alive because he </text:span>is <text:span text:style-name="T282">physically </text:span>alive because <text:span text:style-name="T282">he is risen.</text:span></text:p>
      <text:p text:style-name="P67">The believer believes that Jesus Christ <text:span text:style-name="T300">is alive because he</text:span> was physically resurrected. Historical fact.</text:p>
      <text:h text:style-name="P218" text:outline-level="4">Followers.</text:h>
      <text:p text:style-name="P2">The follower wants to be like Jesus Christ, he wants to live, die and rise again like Jesus Christ.</text:p>
      <text:p text:style-name="P62">Those <text:span text:style-name="T283">believers </text:span>who went out to travel the world, to tell what they had lived, seen and experienced firsthand, those who were persecuted <text:span text:style-name="T283">for</text:span> believ<text:span text:style-name="T283">ing</text:span> what they believed <text:span text:style-name="T283">by</text:span> their own countrymen, many of whom died for what they believed, <text:span text:style-name="T283">those believers that went to</text:span> jail, or were flogged, or stoned, or burned, or crucified, or beheaded, or hanged, or boiled in OIL for believing what they believed: that Jesus Christ had risen and therefore they had nothing to fear of physical death because Jesus Christ would physically resurrect them also as he had promised before he died on the cross ; those believers were not always so brave, nor so communicative, neither so travelers, nor so followers of Jesus Christ.</text:p>
      <text:p text:style-name="P63">Before the apparitions that they say they had, they hid, they did not moved, they denied him, they ran away when they came to arrest him. Even when they see <text:span text:style-name="T284">him</text:span> for the first <text:soft-page-break/>time, when they touch<text:span text:style-name="T284">ed</text:span> <text:span text:style-name="T284">him</text:span> for the first time, <text:span text:style-name="T284">t</text:span>hey <text:span text:style-name="T285">are afraid</text:span>, they <text:span text:style-name="T285">can</text:span><text:span text:style-name="T284">not</text:span> believe it. <text:span text:style-name="T285">The guy has </text:span>to ask for a piece of grilled fish and eat it in front of them. And one <text:span text:style-name="T285">person </text:span>that was not in that moment, do<text:span text:style-name="T285">es</text:span> not believe it. They tell him but he doesn't believe. <text:span text:style-name="T285">O</text:span>nly until he <text:span text:style-name="T285">sticks</text:span> his finger <text:span text:style-name="T285">to one of his wounds</text:span>, he <text:span text:style-name="T285">believes</text:span>. They were not the same before as after <text:span text:style-name="T285">the </text:span>appearances <text:span text:style-name="T285">they believed they had</text:span>.</text:p>
      <text:p text:style-name="P7">Afterwards, they are no longer afraid to die. They are no longer afraid of what they will say. <text:span text:style-name="T286">Naw they are</text:span> not afraid of persecution. They are no longer afraid of what <text:span text:style-name="T286">men</text:span> can <text:span text:style-name="T286">do to</text:span> them. And they suffer the consequences.</text:p>
      <text:p text:style-name="P64">For the vast majority of Jews of Yeshua's time, believing in a Meshiakh crucified was <text:span text:style-name="T287">astonishing</text:span>. It was an offense. <text:span text:style-name="T287">To d</text:span>ie on a tree was curse. The Messiah was someone who would physically reign from Israel above all people, language<text:span text:style-name="T288">s</text:span> and nation<text:span text:style-name="T288">s</text:span>. <text:span text:style-name="T288">Someone </text:span>that would bring peace to the whole world. Furthermore, the resurrection of the dead was an event at the end time<text:span text:style-name="T288">s</text:span> and for ALL Israelites. It was not a one-<text:span text:style-name="T288">person </text:span>event. That was not what most Jews believed. Those beliefs generated a rejection, a contempt, on the part of that majority of Israelites, towards the FEW Israelites who DID believe that Jesus Christ he was the Meshiakh and that he had risen.</text:p>
      <text:p text:style-name="P7">Shaul of Tarsus was one of those Jews. He despised and persecuted those who believed in a Meshiakh like that. Later he would be known as <text:span text:style-name="T288">Paul</text:span> the Apostle, because he changed. After an appearance, a little different to that of the previous apostles, <text:span text:style-name="T288">he</text:span> changed. He began to believe the testimony of the apostles, goes and meets with them in Jerusalem, to find out <text:span text:style-name="T288">the details of </text:span>the matter. <text:span text:style-name="T288">He</text:span> <text:span text:style-name="T288">went</text:span> to investigate, find out, confirm, make “histor<text:span text:style-name="T288">e</text:span><text:span text:style-name="T289">ó</text:span>” <text:span text:style-name="T288">to </text:span>Peter, a greek word from which the word "history" <text:span text:style-name="T288">comes from</text:span>.</text:p>
      <text:p text:style-name="P7">He also changed. He went from being a persecutor to being persecuted.</text:p>
      <text:p text:style-name="P7">Because after losing EVERYTHING: fame, wealth, power, since he was a high-rank<text:span text:style-name="T290">ed</text:span> Pharisee in the Temple, well educated and from a good family, in charge of the military part of the temple and the important task of putting<text:span text:style-name="T290"> an</text:span> an end to that <text:span text:style-name="T290">bunch</text:span> of Jews who claimed to believe in a crucified Messiah and that <text:span text:style-name="T290">claimed</text:span> that he had risen ; <text:span text:style-name="T290">a</text:span>fter starting to believe in what that <text:span text:style-name="T290">bunch</text:span> of Jews <text:span text:style-name="T290">believed</text:span>, <text:span text:style-name="T290">he had to</text:span> leave everything <text:span text:style-name="T290">behind</text:span>, lose EVERYTHING. And <text:span text:style-name="T290">he</text:span>, P<text:span text:style-name="T290">aul</text:span>, referred to everything that he had to abandon as "GARBAGE" if <text:span text:style-name="T290">he</text:span> compared it to being a follower of Jesus Christ.</text:p>
      <text:p text:style-name="P65">And after shipwrecks, being stoned, being flogged multiple times, being imprisoned several times, after assassination attempts, of conspiracies against him, <text:span text:style-name="T291">he </text:span>dies BEHEADED precisely for believing what believe.</text:p>
      <text:p text:style-name="P7"><text:soft-page-break/>He also changed.</text:p>
      <text:p text:style-name="P7">Even today, every <text:span text:style-name="T291">follower of Jesus Christ</text:span> <text:span text:style-name="T291">shows</text:span> <text:span text:style-name="T291">a</text:span> change, at least in his behavior with respect to sin, to that which is bad in the eyes of that Jesus Christ who <text:span text:style-name="T291">he claims to</text:span>follow. A Christian, if he truly believes what he claims to believe, must <text:span text:style-name="T291">be careful </text:span>of what he says, <text:span text:style-name="T291">of </text:span>what he thinks and what he does. All of this must bear witness to what <text:span text:style-name="T291">he</text:span> claims to believe. <text:span text:style-name="T291">He </text:span>must live as Jesus Christ lived.</text:p>
      <text:p text:style-name="P7">The first Christians wanted to follow Jesus Christ, that is, they wanted live, die and rise as Jesus Christ. That only happened after <text:span text:style-name="T291">they </text:span>truly believe<text:span text:style-name="T291">d</text:span> that Jesus Christ had risen.</text:p>
      <text:p text:style-name="P7">The follower wants to be like Jesus Christ, he wants to live, die and rise again like Jesus Christ. Historical fact.</text:p>
      <text:h text:style-name="P218" text:outline-level="4">Dead.</text:h>
      <text:p text:style-name="P2">The Christian leader dies executed during the first centuries.</text:p>
      <text:p text:style-name="P7">Starting with the first leader. Jesus Christ is condemned by the <text:span text:style-name="T292">Sanhedrin</text:span> of the Jewish priests, elders and teachers, to a death in the cross for answering <text:span text:style-name="Bible_5f_text">"You say that I am"</text:span> to the <text:span text:style-name="T292">question</text:span> <text:span text:style-name="Bible_5f_text">“Are you the Son of God, then?”</text:span><text:span text:style-name="Bible_5f_text"><text:note text:id="ftn57" text:note-class="footnote"><text:note-citation>57</text:note-citation><text:note-body><text:p text:style-name="Footnote"><text:span text:style-name="T4">Luke 22:70 </text:span><text:a xlink:type="simple" xlink:href="https://www.biblegateway.com/passage/?search=Luke+22%3A70&amp;version=RSV" text:style-name="Internet_20_link" text:visited-style-name="Visited_20_Internet_20_Link"><text:span text:style-name="Definition"><text:span text:style-name="T4">RSV</text:span></text:span></text:a></text:p></text:note-body></text:note></text:span>.</text:p>
      <text:p text:style-name="P7">Paul, Peter, James and the first leaders are executed for believing that Jesus Christ is King, that he is the Meshiakh of Israel, the son of God. They die without resisting. They die without being violent. <text:span text:style-name="T292">They </text:span>die following their leader, obeying their King who commands them to love their enemies, forgive them and pray for those who persecute them. <text:span text:style-name="T292">They </text:span>die following to the one <text:span text:style-name="T292">who </text:span>they believe is alive and is going to return.</text:p>
      <text:p text:style-name="P66">After the destruction of the second Temple and <text:span text:style-name="T292">the seige </text:span>of Jerusalem in the <text:span text:style-name="T292">year </text:span>70 after <text:span text:style-name="T292">Jesus </text:span>Christ the persecution <text:span text:style-name="T292">christians by the roman empire </text:span>become<text:span text:style-name="T292">s</text:span> systematic. The reluctance to make public sacrifices to <text:span text:style-name="T292">a r</text:span>oman emperor, as if he were God, or any other false <text:span text:style-name="T292">r</text:span>oman god was enough evidence for a <text:span text:style-name="T292">c</text:span>hristian, a follower of Jesus Christ, who of course refused to worship anything that was <text:span text:style-name="T292">not </text:span>the <text:span text:style-name="T292">one</text:span> true God, was sentenced to death. He normally was interrogated and, if he admitted to being a Christian, he was sentenced to death. It didn't matter if he was Jewish or not. If he was a follower of Jesus Christ and <text:span text:style-name="T293">he</text:span> considered that Jesus Christ had a superior authority to the emperor, said follower was a threat to the empire.</text:p>
      <text:p text:style-name="P7"><text:soft-page-break/>During th<text:span text:style-name="T294">o</text:span>se early centuries, being a Christian could mean suffering a violent death. Obviously the main objectives of the <text:span text:style-name="T294">r</text:span>oman <text:span text:style-name="T294">e</text:span>mpire were the most influential <text:span text:style-name="T294">ones</text:span>, the <text:span text:style-name="T294">c</text:span>hristian leaders.</text:p>
      <text:p text:style-name="P7">A follower of Jesus Christ, a <text:span text:style-name="T294">c</text:span>hristian, is one because he follows the orders of their leader. That leader died without offering resistance, without opening his mouth, like a lamb to the slaughter. That leader dies <text:span text:style-name="T294">forgiving and praying for</text:span> his executors. That leader dies doing what he orders his followers to do: love their enemies and pray and plead for those who persecute them.</text:p>
      <text:p text:style-name="P7">According to Acts 7, Stephen, the first follower killed for being a follower of Jesus Christ, dies doing the same thing <text:span text:style-name="T295">that </text:span>his leader did, praying for his <text:span text:style-name="T295">killers</text:span>.</text:p>
      <text:p text:style-name="P7">The persecution to death by the <text:span text:style-name="T295">r</text:span>oman <text:span text:style-name="T295">e</text:span>mpire begins to stop at the beginning of the 4th century when most of the growth of followers is starting to happen among people who can read greek, those who can read the new testament, those same people who belong to the empire.</text:p>
      <text:p text:style-name="P7">There is a division among those who think that a purge of the believers <text:span text:style-name="T296">is in order </text:span>and those who think that the movement should be integrated into the empire because it does not represent a threat to the <text:span text:style-name="T296">r</text:span>oman empire. The <text:span text:style-name="T296">e</text:span>mpire ends up under the rule of an emperor who knew how to befriend the <text:span text:style-name="T296">people </text:span>who believed in integration to win the decisive battle.</text:p>
      <text:p text:style-name="P7">The Christian leader is systematically executed during the first centuries. Historical fact.</text:p>
      <text:h text:style-name="P218" text:outline-level="4">Growth.</text:h>
      <text:p text:style-name="P2">Given the above logical and historical facts:</text:p>
      <text:list xml:id="list3693631400" text:style-name="L2">
        <text:list-item>
          <text:p text:style-name="P228">Jesus Christ died on the cross.</text:p>
        </text:list-item>
        <text:list-item>
          <text:p text:style-name="P229">The believer believes that Jesus Christ <text:span text:style-name="T300">is alive because he</text:span> was physically resurrected.</text:p>
        </text:list-item>
        <text:list-item>
          <text:p text:style-name="P228">The follower wants to be like Jesus Christ, wants to live, die and resurrect as Jesus Christ.</text:p>
        </text:list-item>
        <text:list-item>
          <text:p text:style-name="P228">The Christian leader dies executed during the first centuries.</text:p>
        </text:list-item>
      </text:list>
      <text:p text:style-name="P2">We have <text:span text:style-name="T297">that </text:span><text:span text:style-name="T298">in order t</text:span><text:span text:style-name="T297">o e</text:span>xplain the <text:span text:style-name="T297">GROWTH</text:span> of the number of followers of Jesus Christ in the first centuries, <text:span text:style-name="T299">it</text:span> is easier believing that Jesus Christ is alive than believing that Jesus Christ is dead.</text:p>
      <text:p text:style-name="P7"><text:soft-page-break/>The only social movement in the entire history of mankind that has grown since its inception with the systematic elimination of its leaders, without th<text:span text:style-name="T301">em</text:span> or their followers putting up violent resistance, leaders executed by the dominant system for the sole fact of believing that a dead <text:span text:style-name="T301">man </text:span>rose <text:span text:style-name="T301">from the dead just </text:span>to confirm his kingship, has been Christianity.</text:p>
      <text:p text:style-name="P7">Since the punishment for being a believer was death, the only rational explanation, is that the believer actually believed that after <text:span text:style-name="T302">his own</text:span> dea<text:span text:style-name="T302">th</text:span> he was also going to <text:span text:style-name="T302">be </text:span>resurrect<text:span text:style-name="T302">ed</text:span>, that he was also going to live again, just as his leader did and that h<text:span text:style-name="T302">is </text:span>promises will <text:span text:style-name="T302">also </text:span>happen to <text:span text:style-name="T302">him</text:span>.</text:p>
      <text:p text:style-name="P68">For the first followers of Jesus Christ to be able to obey their leader, who commanded them to love their enemies and those whom persecute them, to the point of violent death and without responding with violence, the only possible explanation is that these first followers really believed that Jesus Christ is physically alive.</text:p>
      <text:p text:style-name="P69">And for the death of a leader to INCREASE the number of believers, needs that those who did not believe before the death of the leader, those future believers, those new believers, will observe, experience something that would make them believe that the dead leader was not only convinced that he would be resurrected, but that they ALSO watch<text:span text:style-name="T304">ed</text:span>, experienced something that made them believe that <text:span text:style-name="T303">they </text:span>THE<text:span text:style-name="T303">MSELVES</text:span> would also be resurrected.</text:p>
      <text:p text:style-name="P7">If I believe that <text:span text:style-name="T304">my</text:span> leader died believing something false, if I don't have something concrete, an experience, something logical, rational, that I consider real and trustworthy for ME ALSO, that I too am going to resurrect, <text:span text:style-name="T304">it </text:span>is going to be impossible for me to be willing to die for the sole fact that the leader was willing to die for something he believed to be true, or that even I think it was true for him, but not for me too.</text:p>
      <text:p text:style-name="P7">If I only believe "poor <text:span text:style-name="T304">looney, he</text:span> was good people, it's a shame they killed him", or “how good FOR <text:span text:style-name="T305">HIM</text:span> <text:span text:style-name="T305">because he</text:span> will be resurrected, but I am not going to be resurrected”, then I will not be willing to die the same way. The movement could not GROW, INCREASE.</text:p>
      <text:p text:style-name="P70">The movement grew because those who died really believed that they were going to <text:span text:style-name="T305">resurrect</text:span>. <text:span text:style-name="T305">A</text:span>nd those who did not believe before the death of the leader, later, <text:span text:style-name="T305">a</text:span>t some point, they experienced something MORE than the simple death of a leader <text:span text:style-name="T305">that</text:span> believed something possibly false. <text:span text:style-name="T305">A</text:span>nd they ALSO began to believe that they would be <text:soft-page-break/>resurrected. Otherwise they would not have been willing to die for what they believed without violent resistance.</text:p>
      <text:p text:style-name="P70">Those new believers had to be experiencing, living, something that confirmed them experimentally, something reliable enough, enough to believe that the leader believed something true. <text:span text:style-name="T305">S</text:span>omething that it is also true for <text:span text:style-name="T305">that</text:span> new believer. That Jesus Christ, the first executed, is alive, that the dead leader will also be resurrected, and that the new believer will also be resurrected.</text:p>
      <text:p text:style-name="P71">If Jesus Christ is dead, to explain the GROWTH of <text:span text:style-name="T306">c</text:span>hristianity in the first centuries <text:span text:style-name="T306">one is forced </text:span>to believ<text:span text:style-name="T306">e</text:span> that, all the followers of Jesus Christ, all those early followers, who died believing what they believed, without opening their mouths, without opposing violent resistance, loving their enemies, praying for them, <text:span text:style-name="T306">that all of them</text:span>, were just CRAZY. And that all current believers are just as crazy for believing in such an absurdity. <text:span text:style-name="T306">It i</text:span>s required <text:span text:style-name="T306">to </text:span>assume that no authentic follower of Jesus Christ, the one who really believes that Jesus Christ is alive because he was resurrected, and wants, and tries, to live as Jesus Christ teaches us, <text:span text:style-name="T306">that none of them, </text:span>has rational capacity. <text:span text:style-name="T306">T</text:span>hat all <text:span text:style-name="T310">of</text:span> <text:span text:style-name="T307">c</text:span>hristianity, the authentic one, the one that really obeys its leader and is willing to die without offering resistance, th<text:span text:style-name="T307">e</text:span> <text:span text:style-name="T307">c</text:span>hristianity <text:span text:style-name="T307">that</text:span> <text:span text:style-name="T306">LOVES</text:span> the enemy, that <text:span text:style-name="T306">FORGIVES</text:span> his murderer<text:span text:style-name="T307">s</text:span>, <text:span text:style-name="T306">his</text:span> kill<text:span text:style-name="T306">er</text:span><text:span text:style-name="T307">s</text:span>, <text:span text:style-name="T307">that</text:span> does it <text:span text:style-name="T306">only</text:span> because <text:span text:style-name="T307">it</text:span> really believes that <text:span text:style-name="T308">Yeshua </text:span>is going to resurrect <text:span text:style-name="T310">them </text:span><text:span text:style-name="T308">all</text:span>, <text:span text:style-name="T307">t</text:span><text:span text:style-name="T306">hat </text:span><text:span text:style-name="T308">such</text:span><text:span text:style-name="T306"> christianity</text:span> <text:span text:style-name="T310">which</text:span> was born and grew up in <text:span text:style-name="T306">the</text:span> first centuries at the <text:span text:style-name="T306">expense</text:span> of dead leaders, without resisting, <text:span text:style-name="T306">that </text:span><text:span text:style-name="T307">ALL </text:span><text:span text:style-name="T308">of it, </text:span><text:span text:style-name="T306">is</text:span> composed of a list of <text:span text:style-name="T306">MENTAL people</text:span> that includes their first leader, Jesus Christ. Believing <text:span text:style-name="T307">THAT</text:span> is harder than believing that Jesus Christ is alive because he was resurrected.</text:p>
      <text:p text:style-name="P72">It is much easier to consider the possibility that Jesus Christ actually rose <text:span text:style-name="T309">from the dead</text:span>, <text:span text:style-name="T309">that</text:span> he is alive, <text:span text:style-name="T309">that </text:span>they saw him, they touched him, they ate fish with him, they continued to experience signs and wonders, which confirmed <text:span text:style-name="T309">them </text:span>that he is alive, that his promises are true, that we are going to <text:span text:style-name="T309">be </text:span>resurrect<text:span text:style-name="T309">ed</text:span>, that we will live eternally, that his spirit lives in the believer, that the same spirit that raised Jesus Christ from the dead lives in the believer, and that <text:span text:style-name="T309">THAT </text:span>is the real reason why they are willing to die loving, forgiving and praying for the one who is going to kill <text:span text:style-name="T309">them</text:span>.</text:p>
      <text:p text:style-name="P7">It is easier to consider the possibility that the movement is not just "social", but it is also from God. A movement of Sons of <text:span text:style-name="T309">the LIVING </text:span>God, from the Creator of <text:span text:style-name="T309">H</text:span>eaven and <text:span text:style-name="T309">E</text:span>arth, from the creator of these bodies in which we live and therefore can remake them, can rebuild <text:span text:style-name="T309">them</text:span>. That <text:span text:style-name="T309">He</text:span> can RESURRECT us as <text:span text:style-name="T309">He</text:span> did with h<text:span text:style-name="T309">is</text:span> son Jesus Christ.</text:p>
      <text:h text:style-name="P216" text:outline-level="3"><text:soft-page-break/>Credibility.</text:h>
      <text:p text:style-name="P2">We don't see people resurrect<text:span text:style-name="T311">ing</text:span>. The buried bodies decompose and the cremated <text:span text:style-name="T311">ones become </text:span>dust. <text:span text:style-name="T311">T</text:span>he dead are made dust in the grave, in the <text:span text:style-name="T311">tomb</text:span>. That is what we observe.</text:p>
      <text:p text:style-name="P145"><text:span text:style-name="T4">And if Jesus Christ was NOT resurrected, if he is not alive because he was resurrected, then the little book called the bible has to be thrown in the trash. All the bible would be false because everything points to that Meshiakh of Israel. Paul </text:span><text:span text:style-name="T37">himself </text:span><text:span text:style-name="T4">acknowledges this in 1 Corinthians 15 when he says that </text:span><text:span text:style-name="Bible_5f_text"><text:span text:style-name="T4">"</text:span></text:span><text:bookmark text:name="en-NKJV-28733"/><text:span text:style-name="Bible_5f_text">if Christ is not risen, then our preaching is empty and your faith is also empty</text:span><text:span text:style-name="Bible_5f_text"><text:span text:style-name="T4">” </text:span></text:span><text:span text:style-name="Bible_5f_text"><text:span text:style-name="T4"><text:note text:id="ftn58" text:note-class="footnote"><text:note-citation>58</text:note-citation><text:note-body><text:p text:style-name="Footnote"><text:span text:style-name="T4">1 Corinthians 15:14 </text:span><text:a xlink:type="simple" xlink:href="https://www.biblegateway.com/passage/?search=1+Corinthians+15%3A14&amp;version=NKJV" text:style-name="Internet_20_link" text:visited-style-name="Visited_20_Internet_20_Link"><text:span text:style-name="Definition"><text:span text:style-name="T4">NKJV</text:span></text:span></text:a></text:p></text:note-body></text:note></text:span></text:span><text:span text:style-name="T4">.</text:span></text:p>
      <text:h text:style-name="P218" text:outline-level="4">Denial.</text:h>
      <text:p text:style-name="P2">If we deny the logical:</text:p>
      <text:p text:style-name="P7">If we deny that:</text:p>
      <text:p text:style-name="P7">If we are going to call the human being intelligent, designer and creative, for all <text:span text:style-name="T312">the </text:span>planes, shoes, cell phones, cars, <text:span text:style-name="T312">for </text:span>all the technology <text:span text:style-name="T312">that humanity</text:span> has built,</text:p>
      <text:p text:style-name="P7"><text:span text:style-name="T312">Then w</text:span>e have to <text:span text:style-name="T312">admit</text:span>:</text:p>
      <text:p text:style-name="P7"><text:span text:style-name="T312">B</text:span>y logical necessity, that the complexity of the machinery that we observe in plants and animals requires a technology of someone much more intelligent, designer and creative than <text:span text:style-name="T312">men</text:span>. A creator.</text:p>
      <text:p text:style-name="P7">Because:</text:p>
      <text:p text:style-name="P73">Despite our intelligence, designs and creativity we cannot even even build a cell. The minimum part of the biological machinery and we have no <text:span text:style-name="T313">clue</text:span> how to do it.</text:p>
      <text:p text:style-name="P7">If we deny that which is logical,</text:p>
      <text:p text:style-name="P7">Well, it is practically impossible to understand the historical fact that the direct witnesses died believing that Jesus Christ is alive because <text:span text:style-name="T313">he </text:span>resurrected.</text:p>
      <text:p text:style-name="P7">BUT if we take into account that:</text:p>
      <text:list xml:id="list2504289720" text:style-name="L3">
        <text:list-item>
          <text:p text:style-name="P230">By LOGIC and by all the <text:span text:style-name="T314">EVIDENCE</text:span> that we observe in the biological machinery, in plants, animals and people, there HAS to be a creator of all this machinery.</text:p>
        </text:list-item>
        <text:list-item>
          <text:p text:style-name="P231">That the gospel accounts of the crucifixion are backed by circumstantial evidence unique in all of history of humanity: the <text:span text:style-name="T314">Shroud of</text:span> Turin. Fabric that marks a <text:soft-page-break/>unique event, not generated by man, about a single person, in the whole history of humanity and whose characteristics coincide <text:span text:style-name="T314">in</text:span> extraordinary <text:span text:style-name="T314">manner </text:span>with the description in the gospels <text:span text:style-name="T314">about</text:span> the crucifixion of Jesus Christ.</text:p>
        </text:list-item>
        <text:list-item>
          <text:p text:style-name="P231">That for the CREATOR of the human biological machinery it is perfectly possible to reproduce at will a living human body, with the memory, the thoughts, the exact spirit, at the moment of <text:span text:style-name="T315">a </text:span>previous destruction.</text:p>
        </text:list-item>
        <text:list-item>
          <text:p text:style-name="P231">And that the TESTIMONY of said resurrection is supported by the same witnesses who testify to the death of Jesus Christ in the cr<text:span text:style-name="T315">oss</text:span>, the event most supported by reliable sources in the entire ancient history of mankind.</text:p>
        </text:list-item>
      </text:list>
      <text:p text:style-name="P2"><text:span text:style-name="T316">Then</text:span>, it is much easier to believe that those direct WITNESSES, those who say who touched him, ate and talked with him, died believing that Jesus Christ is alive because he was resurrected.</text:p>
      <text:p text:style-name="P74">So, from now on, we will try to understand the extraordinary events narrated in the bible <text:span text:style-name="T316">under</text:span> the light of current technology and of what we can logically project into the future. <text:span text:style-name="T317">A</text:span>nd not <text:span text:style-name="T317">under </text:span>the light of the technology we believe the biblical authors had. <text:span text:style-name="T317">It </text:span>is <text:span text:style-name="T317">just</text:span> logical. It is a better approximation to the technological creativity of the CREATOR.</text:p>
      <text:p text:style-name="P7">That <text:span text:style-name="T318">is:</text:span> with more RESPECT for the biblical narratives. WITH MORE RESPECT. IS IT CLEAR?</text:p>
      <text:h text:style-name="P218" text:outline-level="4">Observations.</text:h>
      <text:p text:style-name="P2">In addition, there are several logical observations that argue against the falsity of the biblical testimonies about the resurrection of Jesus Christ, against being a fabrication of man.</text:p>
      <text:p text:style-name="P7">Let's see:</text:p>
      <text:h text:style-name="P220" text:outline-level="5">Sources.</text:h>
      <text:p text:style-name="P2">The differences in details between the sources is an argument against the falsity of the gospels.</text:p>
      <text:p text:style-name="P7">When several sources are exactly the same, it is possible to suspect that these sources agreed. In court proceedings this phenomenon is called “collusion”.</text:p>
      <text:p text:style-name="P7">It is normal and to be expected that there will be small differences in the details between different sources, and that are essentially the same.</text:p>
      <text:p text:style-name="P7"><text:soft-page-break/>In the 4 gospels it is observed just that: essentially they are the same, although there are differences in details.</text:p>
      <text:h text:style-name="P220" text:outline-level="5">Knowledge.</text:h>
      <text:p text:style-name="P2">All the information in the gospels of names, places, economy, politics, chronology, topography, geography indicates direct knowledge by the authors. This fact is an argument against the falsity of the gospels.</text:p>
      <text:p text:style-name="P7">The writings that are currently known as apocryphal, such as the so-called gospels of Thomas and Peter, are easily identifiable as false because they do not show knowledge or time, place, politics, or economy consistent with the alleged authors. They do not provide any information regarding the topographical, economic, political, geographical conditions. They do not give names of people or places that indicate knowledge of what was happening around the supposed author.</text:p>
      <text:p text:style-name="P7">The gospels show an extraordinary coherence, much greater than any other text from the first millennium after Jesus Christ, in all those details. This only happens with texts written by people <text:span text:style-name="T319">that</text:span> lived what they wrote and that they wrote it when the<text:span text:style-name="T319">ir</text:span> memories were clear.</text:p>
      <text:h text:style-name="P220" text:outline-level="5">Interdependent.</text:h>
      <text:p text:style-name="P2">The 4 gospels have an abundant number of events in which the <text:span text:style-name="T320">d</text:span>etails complement and support each other. So in 1 gospel the details of an event are inexplicable without the details provided by other gospels. This fact is <text:span text:style-name="T320">an </text:span>argu<text:span text:style-name="T320">ment</text:span> against the falsity of the gospels.</text:p>
      <text:p text:style-name="P77">An example is the case of Bethsaida. The only verse in all of Matthew in <text:span text:style-name="T321">which</text:span> Bethsaida is mentioned is in Matthew 11 and <text:span text:style-name="T321">it </text:span>names it as a place where great signs have <text:span text:style-name="T321">happened</text:span>. In John 1 and 12 Bethsaida is only mentioned in two verses to indicate that some disciples, Philip among the<text:span text:style-name="T321">m</text:span>, were from that city. And, by a literal reading of Mark 6, the wonder of feeding 5000 families with 5 loaves and 2 fish<text:span text:style-name="T321">es</text:span> happens before Jesus Christ and his disciples arrive<text:span text:style-name="T321">d</text:span> at Bethsaida. According to Mark 6, once the multitude is fed, Jesus sends his disciples on <text:span text:style-name="T321">a </text:span>boat to cross the lake to reach Bethsaida while he bids farewell to the crowd that had come from various cities and he catches up with them at the end <text:span text:style-name="T321">of the</text:span> night in the middle of the lake. And, by a literal reading of Luke 9, the event takes place on the outskirts of Bethsaida. Only <text:span text:style-name="T321">taking the gospels </text:span>together can we understand that Jesus and his disciples left Bethsaida because <text:span text:style-name="T321">there was </text:span><text:soft-page-break/><text:span text:style-name="T322">a </text:span>congestion of people coming and going and understand the reason why Jesus asks Philip, according to John 6, where <text:span text:style-name="T323">they could </text:span>buy bread to feed the 5,000 families: Philip was from Bethsaida. <text:span text:style-name="T323">A</text:span>nd only with John 6, which informs us that it was close to Passover time, <text:span text:style-name="T323">we can </text:span>understand why, according to Mark 6, there was such a congestion of people coming and going and the inadvertently mentioned detail that the event happened on green grass. Jewish Passover is in spring and all the men of Israel must go up to Jerusalem.</text:p>
      <text:p text:style-name="P77">The gospels are interdependent: they support and complement each other. Each match exponentially decreases the statistic<text:span text:style-name="T323">al</text:span> probability that these are planned by the authors. This type of <text:span text:style-name="T323">i</text:span>nternal evidence is exponentially cumulative.</text:p>
      <text:h text:style-name="P220" text:outline-level="5">Alive.</text:h>
      <text:p text:style-name="P2">The fact that the 4 evangelists were alive when the events took place is an argument against the falsity of the biblical testimonies about the resurrection of Jesus Christ.</text:p>
      <text:p text:style-name="P7">Myths and legends are generated with centuries of difference between the moment in which the events take place and the authors of the narrations.</text:p>
      <text:p text:style-name="P7">The fact that the <text:span text:style-name="T324">authors</text:span> were alive when the events took place it is a very strong argument against it being a legend or a myth.</text:p>
      <text:p text:style-name="P7">From the very day the witnesses spoke, ate and touched the Risen Jesus Christ <text:span text:style-name="T324">they</text:span> began to spread the story.</text:p>
      <text:p text:style-name="P7">Myths and legends begin centuries after the events.</text:p>
      <text:h text:style-name="P220" text:outline-level="5">Jerusalem.</text:h>
      <text:p text:style-name="P2">The spread of the testimony beginning in Jerusalem is an argument against the falsity of the biblical testimonies about the resurrection of Jesus Christ.</text:p>
      <text:p text:style-name="P7">The myths and legends, as well as the false narratives of the ancient world, they do not start on the scene. They start where hardly anyone or no one can testify against due to lack of information.</text:p>
      <text:p text:style-name="P7">The resurrection story begins on the scene: It begins in Jerusalem.</text:p>
      <text:h text:style-name="P220" text:outline-level="5"><text:soft-page-break/>Equal.</text:h>
      <text:p text:style-name="P75">That the testimonies we have today are equal to the oldest manuscripts is an argument against the falsity of the biblical testimonies about the resurrection of Jesus Christ.</text:p>
      <text:p text:style-name="P7">The testimony has been the same from the beginning: Jesus Christ is alive because he rose on the third day.</text:p>
      <text:p text:style-name="P78">On the third day after his death, early in the morning, some women went to the tomb and found it empty. Some angels tell <text:span text:style-name="T325">the women</text:span> to go <text:span text:style-name="T325">and</text:span> tell that the dead has risen and is alive. They, out of fear, decide not to tell anyone except the apostles. Mary Magdalene and others meet Peter and John first and tell them what happened. Some return to the tomb with Peter and John, <text:span text:style-name="T326">the rest of the women</text:span> continue to <text:span text:style-name="T326">seek for the </text:span>others <text:span text:style-name="T326">to tell them</text:span>. The two men run and reach the grave <text:span text:style-name="T326">before the women</text:span>, still incredulous of what happened, but they do not see angels only the empty tomb and the cloth with which they covered <text:span text:style-name="T326">him</text:span>. Some women stay a little longer than the <text:span text:style-name="T326">two </text:span>men and Yeshua appears <text:span text:style-name="T326">for the first time </text:span>to Mary Magdalene and the others who also stayed. They return to tell everyone that this <text:span text:style-name="T326">time</text:span> they <text:span text:style-name="T326">huged</text:span> Yeshua and they don't believe them either. That afternoon Jesus Christ appears to two men on the<text:span text:style-name="T326">ir</text:span> way to Emmaus, who only end up <text:span text:style-name="T326">r</text:span>ecogniz<text:span text:style-name="T326">ing</text:span> <text:span text:style-name="T326">him</text:span> when <text:span text:style-name="T326">they</text:span> arrive at <text:span text:style-name="T326">their</text:span> destination. At which point he disappears in front of them. They rush back to Jerusalem. <text:span text:style-name="T326">That</text:span> night they find the apostles and other followers gathered behind closed doors. They tell them what happened. They are not <text:span text:style-name="T326">buying</text:span> the story. <text:span text:style-name="T326">At</text:span> that <text:span text:style-name="T326">i</text:span>nstant, Yeshua appears <text:span text:style-name="T326">among</text:span> them. He sees that they are paralyzed with fear and invites them to touch <text:span text:style-name="T326">him</text:span> and shows them that <text:span text:style-name="T326">he</text:span> has flesh and bones, <text:span text:style-name="T326">that he </text:span>is not a spirit. They go into a state of euphoria and <text:span text:style-name="T326">t</text:span>hey just can't believe what is happening. So he eats grilled fish before them and explains the scriptures to them in the same way that <text:span text:style-name="T326">he </text:span>had done with the two travelers to Emmaus. He explains that <text:span text:style-name="T326">it</text:span> had to happen. That everything is written. <text:span text:style-name="T326">Thomas</text:span> was not there. <text:span text:style-name="T326">H</text:span>e is late. They tell <text:span text:style-name="T326">him </text:span>but <text:span text:style-name="T326">he </text:span>do<text:span text:style-name="T326">es</text:span> not believe. He says that until he touches h<text:span text:style-name="T326">is</text:span> wounds and stick<text:span text:style-name="T326">s</text:span> <text:span text:style-name="T326">his</text:span> finger <text:span text:style-name="T326">o</text:span>n <text:span text:style-name="T326">his</text:span> side <text:span text:style-name="T326">he</text:span> won't believe.</text:p>
      <text:p text:style-name="P7">And that's it. That is the testimony of that first day of the week. Jesus Christ is alive because he rose on the third day.</text:p>
      <text:p text:style-name="P7">From that day until today it has not changed. Always the same.</text:p>
      <text:p text:style-name="P7">Of course, this <text:span text:style-name="T327">narration</text:span>, which is consistent with the narrations of the gospels is mine. That is precisely the point. In the case of original sources, despite being slightly different <text:soft-page-break/>from each other, are consistent with each other, otherwise I could not draw my own version consistently with the Gospels.</text:p>
      <text:p text:style-name="P7">The false testimonies change according to the intention of the liar. Especially if the lie is very difficult to believe and you want <text:span text:style-name="T328">them</text:span> to be<text:span text:style-name="T328">lieve it</text:span>. The lie is getting bigger, or it is mutating according to the convenience of the moment.</text:p>
      <text:p text:style-name="P7">That does not happen with a truth. <text:span text:style-name="T328">If you </text:span>believe <text:span text:style-name="T328">it</text:span>, <text:span text:style-name="T328">fine, if not, it is your </text:span>lo<text:span text:style-name="T328">ss</text:span>. Which is precisely what has happened with the resurrection of Christ. He is alive because he was resurrected.</text:p>
      <text:h text:style-name="P220" text:outline-level="5">Names.</text:h>
      <text:p text:style-name="P75">Listing names of witnesses to the resurrection is an argument against the falsity of the biblical testimonies about the resurrection of Jesus Christ.</text:p>
      <text:p text:style-name="P79">The new testament gives lists of people who ate, talked and touched Jesus Christ after resurrecting. Listing names is invitation to investigate the facts, to confirm the facts. those names are given while people are still alive. <text:span text:style-name="T329">F</text:span>alse testimonials tend to be ambiguous and diffuse in the information so that they <text:span text:style-name="T329">cannot </text:span>be easily <text:span text:style-name="T329">contradicted</text:span>.</text:p>
      <text:h text:style-name="P220" text:outline-level="5">Women.</text:h>
      <text:p text:style-name="P75">The fact that the first witnesses are women is an argument against the falsity of the biblical testimonies about the resurrection of Jesus Christ.</text:p>
      <text:p text:style-name="P7">For a Jew of the time of Yeshua, the testimony of a woman had no statutory value. It wasn't relevant.</text:p>
      <text:p text:style-name="P7">The fact that the testimonies of the gospels agree that the first people to see Yeshua resurrected were women is an indication of truth in <text:span text:style-name="T330">the </text:span>testimony. This fact shows that the intention of the testimonials is not <text:span text:style-name="T330">to </text:span>convinc<text:span text:style-name="T330">e</text:span> the listener but simply <text:span text:style-name="T330">to </text:span>tell the truth. What actually happened.</text:p>
      <text:p text:style-name="P7"><text:span text:style-name="T330">To a</text:span>sk a Jewish woman what happened, <text:span text:style-name="T330">at</text:span> times of Jesus Christ, was like asking the family dog. His testimony was simply irrelevant. If the intention was to convince the other Jews relying on prejudices of the time, <text:span text:style-name="T330">they</text:span> made a lousy job. The alternative is that it <text:span text:style-name="T330">is </text:span>just <text:span text:style-name="T330">what </text:span>happened.</text:p>
      <text:h text:style-name="P220" text:outline-level="5"><text:soft-page-break/>Groups.</text:h>
      <text:p text:style-name="P75">The fact that there are appearances to groups is an argument against the falsity of the biblical testimonies about the resurrection of Jesus Christ.</text:p>
      <text:p text:style-name="P7">In several passages of the new testament the testimony is that Jesus Christ appeared to several people at the same time. They touch it, eat it, <text:span text:style-name="T331">t</text:span>hey walk<text:span text:style-name="T331">ed</text:span> and talk<text:span text:style-name="T331">ed</text:span> with him. Several people at the same time. They remember and he remembers them. He recognizes them and they recognize him. The <text:span text:style-name="T331">recall</text:span> of the apparition remains the same <text:span text:style-name="T331">through time </text:span>and the person is willing to <text:span text:style-name="T331">keep</text:span> his testimony at the cost of great suffering and even death.</text:p>
      <text:p text:style-name="P7">That doesn't happen with hallucinations. I repeat: THAT DOES NOT HAPPEN WITH HALLUCINATIONS.</text:p>
      <text:h text:style-name="P220" text:outline-level="5">They suffered.</text:h>
      <text:p text:style-name="P75">The fact that most of the first witnesses lost everything by believing in Jesus Christ is an argument against the falsity of the biblical testimonies about the resurrection of Jesus Christ.</text:p>
      <text:p text:style-name="P80">Joseph of Arimathea and Nicodemus were members of the Sanhedrin. for being believers in Yeshua <text:span text:style-name="T332">they </text:span>lost everything. They lost <text:span text:style-name="T332">their</text:span> money, <text:span text:style-name="T332">their</text:span> position and their family rejected them.</text:p>
      <text:p text:style-name="P7">Even today for a Jew, believing in Yeshua implies great sacrifices. It implies losing your previous life. In the vast majority of cases he suffers family rejection and the rejection of other Jews.</text:p>
      <text:p text:style-name="P7">But the testimony indicates that these people were willing to stand by <text:span text:style-name="T332">their</text:span> word that Yeshua is alive because he was resurrected at the cost to be imprisoned, flogged, stoned, boiled in oil, crucif<text:span text:style-name="T332">ied</text:span> or behead.</text:p>
      <text:p text:style-name="P7">That doesn't happen with someone who makes up a lie <text:span text:style-name="T332">that </text:span>to keep it means dying.</text:p>
      <text:h text:style-name="P220" text:outline-level="5">Body.</text:h>
      <text:p text:style-name="P75">The inexistence of testimonies that contradict the disappearance of the dead body of Jesus Christ is an argument against the falsity of the biblical testimonies about the resurrection of Jesus Christ.</text:p>
      <text:p text:style-name="P81"><text:soft-page-break/>Jesus Christ had anticipated his resurrection, the Jews knew of this and that is why they requested to place guards at the tomb. <text:span text:style-name="T333">To end</text:span> the testimonies of a resurrection, the only thing that <text:span text:style-name="T333">the j</text:span>ewish or <text:span text:style-name="T333">r</text:span>oman authorities had to do was <text:span text:style-name="T333">to </text:span>present the body of the deceased to stop the alleged lie. It was in the interest of both authorities to stop the movement. For the Jews for the same reason they killed him, prevent that they believed in the Son of YHWH. And for the <text:span text:style-name="T333">r</text:span>omans to avoid the <text:span text:style-name="T333">political </text:span>disturbances. But the response of the Jews was <text:span text:style-name="T333">to </text:span>persecute those who believed <text:span text:style-name="T333">the supposed lie</text:span> and the response of the <text:span text:style-name="T333">r</text:span>omans was silence.</text:p>
      <text:p text:style-name="P7">And the followers were the ones who suffered the most with <text:span text:style-name="T334">this</text:span> alleged lie. They did not even have to confess where the body was supposedly they had hidden so that they would not be persecuted, it was simply enough <text:span text:style-name="T334">for them </text:span>to <text:span text:style-name="T334">stop</text:span> believ<text:span text:style-name="T334">ing</text:span> what they believed, that Yeshua was the Meshiakh of Israel and that he is <text:span text:style-name="T334">a</text:span>live because <text:span text:style-name="T334">his is</text:span> rise<text:span text:style-name="T334">n, to stop being persecuted</text:span>. They didn't.</text:p>
      <text:p text:style-name="P82">The movement increased without even appearing <text:span text:style-name="T334">a </text:span>body impersonati<text:span text:style-name="T334">ng the dead one.</text:span></text:p>
      <text:p text:style-name="P83">Furthermore, according to the testimony of the gospels, the religious leaders implicitly accepted the disappearance of the body when they <text:span text:style-name="T334">claimed</text:span> that the disciples had stolen the body to explain <text:span text:style-name="T334">the disappearance</text:span>. If the Jews spread that lie early, the<text:span text:style-name="T335">n that </text:span>is <text:span text:style-name="T335">the</text:span> reason why later they did not try an impersonation. <text:span text:style-name="T335">If</text:span> we say that the disciples stole it and destroyed it, <text:span text:style-name="T335">then it</text:span> does not make any sense that afterwards we end up finding the body that others destroyed.</text:p>
      <text:p text:style-name="P7">The body of a dead man who was supposedly resurrected does not disappear so easily especially if his grave is guarded by those who killed <text:span text:style-name="T336">him.</text:span></text:p>
      <text:h text:style-name="P220" text:outline-level="5">Embarrassing.</text:h>
      <text:p text:style-name="P75">The fact that embarrassing events are <text:span text:style-name="T337">claimed by</text:span> the witness<text:span text:style-name="T337">es</text:span> is an argument against the falsity of the biblical testimonies about the resurrection of Jesus Christ.</text:p>
      <text:p text:style-name="P7">The testimonies of the gospels show some witnesses who abandoned their leader, who denied knowing him while they were prosecuting <text:span text:style-name="T338">him </text:span>and that even after he was resurrected they refused to believe until <text:span text:style-name="T338">they </text:span>touch<text:span text:style-name="T338">ed</text:span> his hand and foot wounds and <text:span text:style-name="T338">stick</text:span> <text:span text:style-name="T338">their</text:span> hand on the side that they had <text:span text:style-name="T338">seen</text:span> pierced by a <text:span text:style-name="T338">r</text:span>oman spear. They recognize that <text:span text:style-name="T338">he</text:span> appeared first to women and that the <text:span text:style-name="T338">men</text:span> did not believe <text:span text:style-name="T338">them</text:span> when they told <text:span text:style-name="T338">them </text:span>what happened.</text:p>
      <text:p text:style-name="P7"><text:soft-page-break/>Acknowledging embarrassing issues is a positive criterion for determining the credibility of a testimony <text:span text:style-name="T338">in</text:span> a judicial or historical <text:span text:style-name="T338">method</text:span>.</text:p>
      <text:h text:style-name="P218" text:outline-level="4"><text:span text:style-name="T340">Airplanes</text:span>.</text:h>
      <text:p text:style-name="P76">Believing in airplanes today is not <text:span text:style-name="T339">hard</text:span>, but a thousand years ago talking about a machine that flies, that has wings like birds, that is made of metal, <text:span text:style-name="T340">that </text:span>weigh<text:span text:style-name="T340">ts</text:span> tons, <text:span text:style-name="T340">that </text:span>carr<text:span text:style-name="T340">ies</text:span> people <text:span text:style-name="T340">on its inside </text:span>sitting, <text:span text:style-name="T340">that</text:span> flies ten times faster than a dove, and that some day, hundreds of thousands of such machines would be built to travel great distances, was quite difficult. Perhaps it would be necessary to see a<text:span text:style-name="T340">n</text:span> <text:span text:style-name="T340">airplan</text:span> in operation to believe it.</text:p>
      <text:p text:style-name="P7">Something like this seems to be what happened to the first believers, they saw something really extraordinary. Something that only the creator could have done. They saw a dead man who had come back to life. <text:span text:style-name="T341">Just a</text:span>s Yeshua had anticipated before he died. As it was written more than 500 years before. They ate with him, touched him, hugged him, talked to him, <text:span text:style-name="T341">and</text:span> walked with him. That's why they believed what they believed and that's why <text:span text:style-name="T341">t</text:span>hey changed how they changed.</text:p>
      <text:p text:style-name="P7">Me personally, I can<text:span text:style-name="T341">not stop</text:span> believ<text:span text:style-name="T341">ing</text:span> it anymore. It is already something real. For me it is already a faith. But the reasons stated here are not the only ones. So far the reasons have been rational. But the reasons are becoming experimental and more logical reasons are found and more physical evidence. The reasons feed off each other. <text:span text:style-name="T342">You</text:span> start a new life. <text:span text:style-name="T342">You are</text:span> born again. You begin to live what you believe. <text:span text:style-name="T342">I</text:span>t is a battle. Paul calls it the good fight.</text:p>
      <text:p text:style-name="P7">Once <text:span text:style-name="T343">I</text:span> begin to believe that the resurrection of Jesus Christ is something possible, something even feasible, <text:span text:style-name="T343">I</text:span><text:span text:style-name="T342"> </text:span>can start a radical change <text:span text:style-name="T342">in the way </text:span><text:span text:style-name="T343">I</text:span><text:span text:style-name="T342"> </text:span>see life. Because death is no longer the end, life becomes eternal, because it continues after the resurrection, and priorities change.</text:p>
      <text:p text:style-name="P7">I say "<text:span text:style-name="T343">I </text:span>can" because it depends on how much the one who is alive, the one who is in the sky that we see, the one who loves me, the one who looks for me, is finding <text:span text:style-name="T343">me</text:span>.</text:p>
      <text:p text:style-name="P7">But the promise is that <text:span text:style-name="T343">He</text:span> will find <text:span text:style-name="T343">us</text:span>, because <text:span text:style-name="T344">AFTER</text:span> the resurrection of the dead, when we <text:span text:style-name="T344">physically </text:span>meet again face to face with the people <text:span text:style-name="T343">that </text:span>we have hurt and with <text:span text:style-name="T343">those who </text:span>have hurt us, it will be impossible to say:</text:p>
      <text:p text:style-name="P7">"<text:span text:style-name="T343">No, no</text:span>. I <text:span text:style-name="T343">just </text:span>do not believe in the resurrection of the dead”.</text:p>
      <text:p text:style-name="P7"><text:soft-page-break/>After your resurrection, you will remember this video. You he will remember me and all the people with whom <text:span text:style-name="T344">you</text:span> interacted, one way or another, before <text:span text:style-name="T344">your</text:span> resurrection.</text:p>
      <text:p text:style-name="P7">We're going to see each other again.</text:p>
      <text:h text:style-name="P216" text:outline-level="3">The Believe<text:span text:style-name="T346">r</text:span>.</text:h>
      <text:p text:style-name="P146"><text:span text:style-name="T4">When they ask</text:span><text:span text:style-name="T38">ed</text:span><text:span text:style-name="T4"> Jesus Christ, according to John 6: </text:span><text:span text:style-name="Bible_5f_text"><text:span text:style-name="T4">“</text:span></text:span><text:span text:style-name="Bible_5f_text">What must we do, to be doing the works of God?”</text:span><text:span text:style-name="Bible_5f_text"><text:span text:style-name="T4"> </text:span></text:span><text:span text:style-name="Bible_5f_text"><text:span text:style-name="T4"><text:note text:id="ftn59" text:note-class="footnote"><text:note-citation>59</text:note-citation><text:note-body><text:p text:style-name="Footnote"><text:span text:style-name="T4">John 6:28 </text:span><text:a xlink:type="simple" xlink:href="https://www.biblegateway.com/passage/?search=John+6%3A28&amp;version=RSV" text:style-name="Internet_20_link" text:visited-style-name="Visited_20_Internet_20_Link"><text:span text:style-name="Definition"><text:span text:style-name="T4">RSV</text:span></text:span></text:a></text:p></text:note-body></text:note></text:span></text:span><text:span text:style-name="T4">. Yeshua answers: </text:span><text:span text:style-name="Bible_5f_text"><text:span text:style-name="T4">“</text:span></text:span><text:span text:style-name="Bible_5f_text"><text:span text:style-name="T38">T</text:span></text:span><text:span text:style-name="Bible_5f_text"><text:span text:style-name="T4">his is the work of God, that you believe in him whom he has sent” </text:span></text:span><text:span text:style-name="Bible_5f_text"><text:span text:style-name="T4"><text:note text:id="ftn60" text:note-class="footnote"><text:note-citation>60</text:note-citation><text:note-body><text:p text:style-name="Footnote"><text:span text:style-name="T4">John 6:29 </text:span><text:a xlink:type="simple" xlink:href="https://www.biblegateway.com/passage/?search=John+6%3A29&amp;version=RSV" text:style-name="Internet_20_link" text:visited-style-name="Visited_20_Internet_20_Link"><text:span text:style-name="Definition"><text:span text:style-name="T4">RSV</text:span></text:span></text:a></text:p></text:note-body></text:note></text:span></text:span><text:span text:style-name="T4">. And a little later in the same conversation </text:span><text:span text:style-name="T38">he </text:span><text:span text:style-name="T4">insists: </text:span><text:span text:style-name="Bible_5f_text"><text:span text:style-name="T4">“</text:span></text:span><text:span text:style-name="Bible_5f_text"><text:span text:style-name="T38">M</text:span></text:span><text:span text:style-name="Bible_5f_text"><text:span text:style-name="T4">ost assuredly, I say to you, he who believes in Me has everlasting life” </text:span></text:span><text:span text:style-name="Bible_5f_text"><text:span text:style-name="T4"><text:note text:id="ftn61" text:note-class="footnote"><text:note-citation>61</text:note-citation><text:note-body><text:p text:style-name="Footnote"><text:span text:style-name="T4">John 6:47 </text:span><text:a xlink:type="simple" xlink:href="https://www.biblegateway.com/passage/?search=John+6%3A47&amp;version=NKJV" text:style-name="Internet_20_link" text:visited-style-name="Visited_20_Internet_20_Link"><text:span text:style-name="Definition"><text:span text:style-name="T4">NKJV</text:span></text:span></text:a></text:p></text:note-body></text:note></text:span></text:span><text:span text:style-name="T4">.</text:span></text:p>
      <text:p text:style-name="P7">Believe in the one that God has sent. But what is the minimum to be able to call someone a believer? What is the minimum to believe in <text:span text:style-name="T347">the one </text:span>wh<text:span text:style-name="T347">o</text:span> God has sent? To work the works of God?</text:p>
      <text:p text:style-name="P147"><text:span text:style-name="T4">Paul says in 1 Corinthians 15 that: </text:span><text:span text:style-name="Bible_5f_text"><text:span text:style-name="T4">“</text:span></text:span><text:span text:style-name="Bible_5f_text"><text:span text:style-name="T38">A</text:span></text:span><text:span text:style-name="Bible_5f_text">nd if Christ is not risen, then our preaching is empty and your faith is also empty”</text:span><text:span text:style-name="Bible_5f_text"><text:span text:style-name="T4"> </text:span></text:span><text:span text:style-name="Bible_5f_text"><text:span text:style-name="T4"><text:note text:id="ftn62" text:note-class="footnote"><text:note-citation>62</text:note-citation><text:note-body><text:p text:style-name="Footnote"><text:span text:style-name="T4">1 Corinthians 15:14 </text:span><text:a xlink:type="simple" xlink:href="https://www.biblegateway.com/passage/?search=1+Corinthians+15%3A14&amp;version=NKJV" text:style-name="Internet_20_link" text:visited-style-name="Visited_20_Internet_20_Link"><text:span text:style-name="Definition"><text:span text:style-name="T4">NKJV</text:span></text:span></text:a></text:p></text:note-body></text:note></text:span></text:span><text:span text:style-name="T4">.</text:span></text:p>
      <text:p text:style-name="P147"><text:span text:style-name="T4">Which is the climax of Paul's explanation of what seems to be a kind of </text:span><text:span text:style-name="T38">song, canticle, </text:span><text:span text:style-name="T4">chant, recitation, creed, which </text:span><text:span text:style-name="T38">was</text:span><text:span text:style-name="T4"> already repeated among believers at the time of writing 1st Corinthians, a song that says: </text:span><text:span text:style-name="Bible_5f_text"><text:span text:style-name="T4">“</text:span></text:span><text:span text:style-name="Bible_5f_text"><text:span text:style-name="T38">C</text:span></text:span><text:span text:style-name="Bible_5f_text">hrist died for our sins according to the Scriptures, </text:span><text:span text:style-name="Bible_5f_text"><text:span text:style-name="T347">a</text:span></text:span><text:span text:style-name="Bible_5f_text">nd that He was buried, and that He rose again the third day according to the Scriptures”</text:span><text:span text:style-name="Bible_5f_text"><text:span text:style-name="T4"> </text:span></text:span><text:span text:style-name="Bible_5f_text"><text:span text:style-name="T4"><text:note text:id="ftn63" text:note-class="footnote"><text:note-citation>63</text:note-citation><text:note-body><text:p text:style-name="Footnote"><text:span text:style-name="T4">1 Corinthians 15:3-4 </text:span><text:a xlink:type="simple" xlink:href="https://www.biblegateway.com/passage/?search=1+Corinthians+15%3A3-4&amp;version=NKJV" text:style-name="Internet_20_link" text:visited-style-name="Visited_20_Internet_20_Link"><text:span text:style-name="Definition"><text:span text:style-name="T4">NKJV</text:span></text:span></text:a></text:p></text:note-body></text:note></text:span></text:span><text:span text:style-name="T4">.</text:span></text:p>
      <text:p text:style-name="P7">The good news, the gospel, Faith in Yeshua, is summed up in that canticle, in that recitation, in that initial creed quoted in 1st Corinthians 15.</text:p>
      <text:p text:style-name="P7">That is the base, that is the beginning, that is the foundation. <text:span text:style-name="T347">T</text:span>hat's <text:span text:style-name="T347">the </text:span>faith of the believer in Yeshua, th<text:span text:style-name="T347">e one</text:span> commonly called Christian. It's what should unite all believers regardless of their understanding of the rest of the writings and the state of their development as new creature in Christ Jesus.</text:p>
      <text:p text:style-name="P7">The believer begins to be a believer when he believes that Jesus Christ, Yeshua, is alive because he was resurrected according to the scriptures. I repeat, according to the <text:span text:style-name="T347">SCRIPTURES</text:span>.</text:p>
      <text:h text:style-name="P218" text:outline-level="4">Tanakh.</text:h>
      <text:p text:style-name="P84">The scriptures that Paul speaks of in 1 Corinthians 15, when proclaims the Christian faith by saying that <text:span text:style-name="Bible_5f_text">“</text:span><text:span text:style-name="Bible_5f_text"><text:span text:style-name="T348">C</text:span></text:span><text:span text:style-name="Bible_5f_text">hrist </text:span><text:span text:style-name="Bible_5f_text"><text:span text:style-name="T348">DIED</text:span></text:span><text:span text:style-name="Bible_5f_text"> for our </text:span><text:span text:style-name="Bible_5f_text"><text:span text:style-name="T348">SINS</text:span></text:span><text:span text:style-name="Bible_5f_text"> according to the Scriptures, </text:span><text:span text:style-name="Bible_5f_text"><text:span text:style-name="T347">a</text:span></text:span><text:span text:style-name="Bible_5f_text">nd that He </text:span><text:soft-page-break/><text:span text:style-name="Bible_5f_text">was </text:span><text:span text:style-name="Bible_5f_text"><text:span text:style-name="T348">BURIED</text:span></text:span><text:span text:style-name="Bible_5f_text">, and that He </text:span><text:span text:style-name="Bible_5f_text"><text:span text:style-name="T348">ROSE</text:span></text:span><text:span text:style-name="Bible_5f_text"> again the third day according to the </text:span><text:span text:style-name="Bible_5f_text"><text:span text:style-name="T348">SCRIPTURES”</text:span></text:span><text:span text:style-name="Bible_5f_text"> </text:span><text:span text:style-name="Bible_5f_text"><text:note text:id="ftn64" text:note-class="footnote"><text:note-citation>64</text:note-citation><text:note-body><text:p text:style-name="Footnote"><text:span text:style-name="T4">1 Corinthians 15:3-4 </text:span><text:a xlink:type="simple" xlink:href="https://www.biblegateway.com/passage/?search=1+Corinthians+15%3A3-4&amp;version=NKJV" text:style-name="Internet_20_link" text:visited-style-name="Visited_20_Internet_20_Link"><text:span text:style-name="Definition"><text:span text:style-name="T4">NKJV</text:span></text:span></text:a></text:p></text:note-body></text:note></text:span>, are the scriptures that he knew as a Pharisee, as a hebrew, as a Jew. <text:span text:style-name="T348">They </text:span>are the hebrew scriptures, the tanakh.</text:p>
      <text:p text:style-name="P149"><text:span text:style-name="T4">Jesus Christ after resurrected, according to Luke 24, explains the scriptures, the tanakh, to two disciples on their way to a village called Emmaus. Luke tells that: </text:span><text:span text:style-name="Bible_5f_text"><text:span text:style-name="T4">“</text:span></text:span><text:span text:style-name="Bible_5f_text"><text:span text:style-name="T39">T</text:span></text:span><text:span text:style-name="Bible_5f_text">hen beginning with Moses and all the prophets, he interpreted to them the things written about himself in all the scriptures</text:span><text:span text:style-name="Bible_5f_text"><text:span text:style-name="T4">” </text:span></text:span><text:span text:style-name="Bible_5f_text"><text:span text:style-name="T4"><text:note text:id="ftn65" text:note-class="footnote"><text:note-citation>65</text:note-citation><text:note-body><text:p text:style-name="Footnote"><text:span text:style-name="T4">Luke 24:27 </text:span><text:a xlink:type="simple" xlink:href="https://www.biblegateway.com/passage/?search=Luke+24%3A27&amp;version=NET" text:style-name="Internet_20_link" text:visited-style-name="Visited_20_Internet_20_Link"><text:span text:style-name="Definition"><text:span text:style-name="T4">NET</text:span></text:span></text:a></text:p></text:note-body></text:note></text:span></text:span><text:span text:style-name="T4">. And late</text:span><text:span text:style-name="T40">r</text:span><text:span text:style-name="T4"> that night when they were meeting with the apostles tells them </text:span><text:span text:style-name="Bible_5f_text"><text:span text:style-name="T4">“These are my words that I spoke to you while I was still with you, that everything written about me in the law of Moses and the prophets and the psalms must be fulfilled” </text:span></text:span><text:span text:style-name="Bible_5f_text"><text:span text:style-name="T4"><text:note text:id="ftn66" text:note-class="footnote"><text:note-citation>66</text:note-citation><text:note-body><text:p text:style-name="Footnote"><text:span text:style-name="T4">Luke 24:44 </text:span><text:a xlink:type="simple" xlink:href="https://www.biblegateway.com/passage/?search=Luke+24%3A44&amp;version=NET" text:style-name="Internet_20_link" text:visited-style-name="Visited_20_Internet_20_Link"><text:span text:style-name="Definition"><text:span text:style-name="T4">NET</text:span></text:span></text:a></text:p></text:note-body></text:note></text:span></text:span><text:span text:style-name="T4">. The word Tanakh is precisely the abbreviation of Torah, Neviim and Ketuvim, the hebrew words for the books of Moses, the books of the prophets, and </text:span><text:span text:style-name="T40">a book of</text:span><text:span text:style-name="T4"> writings that include the Psalms.</text:span></text:p>
      <text:p text:style-name="P86">These explanations that Jesus Christ makes to his disciples and apostles, and all th<text:span text:style-name="T349">e explanations that</text:span> Paul does to the Jews in different parts of the Mediterranean, are AFTER the resurrection of Jesus Christ.</text:p>
      <text:p text:style-name="P7">If a Jew does not believe that Jesus Christ was resurrected, it is impossible for him to come to understand that the entire Tanakh, absolutely ALL the Tanakh, points to his Meshiakh, the Meshiakh of Israel: from Adam and Eve, passing by patriarchs, judges, and kings, to the last of the prophets. ALL of the Tanakh points to the Meshiakh of Israel. <text:span text:style-name="T350">He </text:span>won't be able to do it because he does not have the Spirit that allows him to believe in his Meshiakh. <text:span text:style-name="T350">That is why</text:span> Jesus Christ only explained the Tanakh, and the way in which the Meshiakh of Israel completes it, explains it, fulfills it, to those who saw <text:span text:style-name="T350">Him</text:span> risen, <text:span text:style-name="T350">AFTER</text:span> seeing <text:span text:style-name="T350">Him</text:span> risen.</text:p>
      <text:p text:style-name="P7">If you are a Jew and you already believe that Jesus Christ is risen, go and read Isaiah 53, let's see if <text:span text:style-name="T350">you</text:span> don't start crying.</text:p>
      <text:h text:style-name="P218" text:outline-level="4"><text:span text:style-name="T351">Warning</text:span>.</text:h>
      <text:p text:style-name="P85">From this point on, this is a presentation of the best understanding that Jose Luis Quiroga has of the scriptures, of the bible, until today, year 202<text:span text:style-name="T352">2</text:span>, based on more than 20 years of reading the scriptures, more than 15 years of study of them, and more than 10 years of study based on the codification of the bible in hebrew and greeks <text:span text:style-name="T353">idiom</text:span>s made by <text:span text:style-name="T481">Mr </text:span>James Strong. <text:span text:style-name="T353">Study made with the intention </text:span>to clarify the inconsistencies generated by interpretations in other languages. Study that takes into account the different points of view that are found on the Internet and that makes use of <text:span text:style-name="T353">the </text:span><text:soft-page-break/>information processing techniques that the author <text:span text:style-name="T353">knows</text:span> due to his professional technical training.</text:p>
      <text:p text:style-name="P7">The author reserves the right to be COMPLETELY wrong <text:span text:style-name="T353">and to </text:span>change <text:span text:style-name="T353">his </text:span>position at any time without the slightest feeling of guilt or condemnation, if the Spirit that gives him Life shows him that this wrong.</text:p>
      <text:p text:style-name="P7">It is your responsibility, if you are really interested, to study for yourself the scriptures and come to your own conclusions.</text:p>
      <text:p text:style-name="P87">This warning is also an invitation for you <text:span text:style-name="T354">to </text:span>not only read, but also seek to understand the original scriptures <text:span text:style-name="T354">by yourself</text:span>. You don't need to speak hebrew or greek for that, you just need the Internet. A <text:span text:style-name="T354">site</text:span> that I recommend is biblehub.com because it has the entire bible encoded in Strong codes, so that the original bible can be navigated in different ways and understand the original scriptures in hebrew, the <text:span text:style-name="T354">language in which </text:span>the original hebrew authors <text:span text:style-name="T354">thought when</text:span> they wrote their books under the inspiration of the Spirit of the living God.</text:p>
      <text:h text:style-name="P216" text:outline-level="3"><text:span text:style-name="T345">Lord</text:span>.</text:h>
      <text:p text:style-name="P2">According to the bible, Yeshua is Lord.</text:p>
      <text:p text:style-name="P150"><text:span text:style-name="T4">In John 3, John the Baptist says that: </text:span><text:span text:style-name="Bible_5f_text"><text:span text:style-name="T4">“</text:span></text:span><text:span text:style-name="Bible_5f_text"><text:span text:style-name="T41">T</text:span></text:span><text:span text:style-name="Bible_5f_text">he Father loves the Son, and has given </text:span><text:span text:style-name="Bible_5f_text"><text:span text:style-name="T355">ALL</text:span></text:span><text:span text:style-name="Bible_5f_text"> things into His hand</text:span><text:span text:style-name="Bible_5f_text"><text:span text:style-name="T4">” </text:span></text:span><text:span text:style-name="Bible_5f_text"><text:span text:style-name="T4"><text:note text:id="ftn67" text:note-class="footnote"><text:note-citation>67</text:note-citation><text:note-body><text:p text:style-name="Footnote"><text:span text:style-name="T4">John 3:35 </text:span><text:a xlink:type="simple" xlink:href="https://www.biblegateway.com/passage/?search=John+3%3A35&amp;version=NKJV" text:style-name="Internet_20_link" text:visited-style-name="Visited_20_Internet_20_Link"><text:span text:style-name="Definition"><text:span text:style-name="T4">NKJV</text:span></text:span></text:a></text:p></text:note-body></text:note></text:span></text:span><text:span text:style-name="T4">.</text:span></text:p>
      <text:p text:style-name="P150"><text:span text:style-name="T4">In </text:span><text:span text:style-name="T126">H</text:span><text:span text:style-name="T4">ebrews 1 its author tells us, speaking of Jesus Christ, that: </text:span><text:span text:style-name="Bible_5f_text"><text:span text:style-name="T4">“</text:span></text:span><text:span text:style-name="Bible_5f_text"><text:span text:style-name="T41">w</text:span></text:span><text:span text:style-name="Bible_5f_text">hom He has appointed heir of </text:span><text:span text:style-name="Bible_5f_text"><text:span text:style-name="T355">ALL</text:span></text:span><text:span text:style-name="Bible_5f_text"> things, through whom also He made the </text:span><text:span text:style-name="Bible_5f_text"><text:span text:style-name="T355">WORLDS</text:span></text:span><text:span text:style-name="Bible_5f_text"><text:span text:style-name="T4">” </text:span></text:span><text:span text:style-name="Bible_5f_text"><text:span text:style-name="T4"><text:note text:id="ftn68" text:note-class="footnote"><text:note-citation>68</text:note-citation><text:note-body><text:p text:style-name="Footnote"><text:span text:style-name="T4">Hebrews 1:2 </text:span><text:a xlink:type="simple" xlink:href="https://www.biblegateway.com/passage/?search=Hebrews+1%3A2&amp;version=NKJV" text:style-name="Internet_20_link" text:visited-style-name="Visited_20_Internet_20_Link"><text:span text:style-name="Definition"><text:span text:style-name="T4">NKJV</text:span></text:span></text:a></text:p></text:note-body></text:note></text:span></text:span><text:span text:style-name="T4">.</text:span></text:p>
      <text:p text:style-name="P150"><text:span text:style-name="T4">And Paul affirms in Ephesians 10 that God's plan is that: </text:span><text:span text:style-name="Bible_5f_text"><text:span text:style-name="T4">“</text:span></text:span><text:span text:style-name="Bible_5f_text"><text:span text:style-name="T41">H</text:span></text:span><text:span text:style-name="Bible_5f_text">e might gather together in one </text:span><text:span text:style-name="Bible_5f_text"><text:span text:style-name="T355">ALL</text:span></text:span><text:span text:style-name="Bible_5f_text"> things in Christ, both which are in heaven and which are on earth</text:span><text:span text:style-name="Bible_5f_text"><text:span text:style-name="T4">” </text:span></text:span><text:span text:style-name="Bible_5f_text"><text:span text:style-name="T4"><text:note text:id="ftn69" text:note-class="footnote"><text:note-citation>69</text:note-citation><text:note-body><text:p text:style-name="Footnote"><text:span text:style-name="T4">Ephesians 1:10 </text:span><text:a xlink:type="simple" xlink:href="https://www.biblegateway.com/passage/?search=Ephesians+1%3A10&amp;version=NKJV" text:style-name="Internet_20_link" text:visited-style-name="Visited_20_Internet_20_Link"><text:span text:style-name="Definition"><text:span text:style-name="T4">NKJV</text:span></text:span></text:a></text:p></text:note-body></text:note></text:span></text:span><text:span text:style-name="T4">.</text:span></text:p>
      <text:p text:style-name="P151"><text:span text:style-name="T4">Paul also explains in Colossians 1 that Jesus Christ: </text:span><text:span text:style-name="Bible_5f_text"><text:span text:style-name="T4">“</text:span></text:span><text:span text:style-name="Bible_5f_text"><text:span text:style-name="T42">i</text:span></text:span><text:span text:style-name="Bible_5f_text">s the image of the invisible God, the firstborn over </text:span><text:span text:style-name="Bible_5f_text"><text:span text:style-name="T356">ALL</text:span></text:span><text:span text:style-name="Bible_5f_text"> creation. </text:span><text:span text:style-name="Bible_5f_text"><text:span text:style-name="T356">F</text:span></text:span><text:span text:style-name="Bible_5f_text">or by Him </text:span><text:span text:style-name="Bible_5f_text"><text:span text:style-name="T356">ALL</text:span></text:span><text:span text:style-name="Bible_5f_text"> things were created that are in heaven and that are on earth, visible and invisible, whether thrones or dominions or principalities or powers. </text:span><text:span text:style-name="Bible_5f_text"><text:span text:style-name="T356">ALL</text:span></text:span><text:span text:style-name="Bible_5f_text"> things were created through Him and for Him. </text:span><text:span text:style-name="Bible_5f_text"><text:span text:style-name="T356">A</text:span></text:span><text:span text:style-name="Bible_5f_text">nd He is before </text:span><text:span text:style-name="Bible_5f_text"><text:span text:style-name="T356">ALL</text:span></text:span><text:span text:style-name="Bible_5f_text"> things, and in Him </text:span><text:span text:style-name="Bible_5f_text"><text:span text:style-name="T356">ALL</text:span></text:span><text:span text:style-name="Bible_5f_text"> things consist</text:span><text:span text:style-name="Bible_5f_text"><text:span text:style-name="T4">” </text:span></text:span><text:span text:style-name="Bible_5f_text"><text:span text:style-name="T4"><text:note text:id="ftn70" text:note-class="footnote"><text:note-citation>70</text:note-citation><text:note-body><text:p text:style-name="Footnote"><text:span text:style-name="T4">Colossians 1:15-17 </text:span><text:a xlink:type="simple" xlink:href="https://www.biblegateway.com/passage/?search=Colossians+1%3A15-17&amp;version=NKJV" text:style-name="Internet_20_link" text:visited-style-name="Visited_20_Internet_20_Link"><text:span text:style-name="Definition"><text:span text:style-name="T4">NKJV</text:span></text:span></text:a></text:p></text:note-body></text:note></text:span></text:span><text:span text:style-name="T4">.</text:span></text:p>
      <text:p text:style-name="P7">So Jesus Christ was the first and through him everything was created, everything, everything. And everything was created for him. And <text:span text:style-name="T357">in Him</text:span> all <text:span text:style-name="T357">things consist</text:span>.</text:p>
      <text:p text:style-name="P152"><text:soft-page-break/><text:span text:style-name="T4">And according to Matthew 11 Yeshua himself tells us that: </text:span><text:span text:style-name="Bible_5f_text"><text:span text:style-name="T4">“</text:span></text:span><text:span text:style-name="Bible_5f_text"><text:span text:style-name="T43">ALL</text:span></text:span><text:span text:style-name="Bible_5f_text"> things have been delivered to Me by My Father</text:span><text:span text:style-name="Bible_5f_text"><text:span text:style-name="T4">” </text:span></text:span><text:span text:style-name="Bible_5f_text"><text:span text:style-name="T4"><text:note text:id="ftn71" text:note-class="footnote"><text:note-citation>71</text:note-citation><text:note-body><text:p text:style-name="Footnote"><text:span text:style-name="T4">Matthew 11:27 </text:span><text:a xlink:type="simple" xlink:href="https://www.biblegateway.com/passage/?search=Matthew+11%3A27&amp;version=NKJV" text:style-name="Internet_20_link" text:visited-style-name="Visited_20_Internet_20_Link"><text:span text:style-name="Definition"><text:span text:style-name="T4">NKJV</text:span></text:span></text:a></text:p></text:note-body></text:note></text:span></text:span><text:span text:style-name="T4">.</text:span></text:p>
      <text:p text:style-name="P153"><text:span text:style-name="T4">And in 1 Corinthians 15 Paul explains that God: </text:span><text:span text:style-name="Bible_5f_text"><text:span text:style-name="T4">“</text:span></text:span><text:span text:style-name="Bible_5f_text"><text:span text:style-name="T44">h</text:span></text:span><text:span text:style-name="Bible_5f_text">as put all things under His feet. But when He says ‘all things are put under Him,’ it is evident that He who put all things under Him is excepted”</text:span><text:span text:style-name="Bible_5f_text"><text:span text:style-name="T4"> </text:span></text:span><text:span text:style-name="Bible_5f_text"><text:span text:style-name="T4"><text:note text:id="ftn72" text:note-class="footnote"><text:note-citation>72</text:note-citation><text:note-body><text:p text:style-name="Footnote"><text:span text:style-name="T4">1 Corinthians 15:27 </text:span><text:a xlink:type="simple" xlink:href="https://www.biblegateway.com/passage/?search=1+Corinthians+15%3A27&amp;version=NKJV" text:style-name="Internet_20_link" text:visited-style-name="Visited_20_Internet_20_Link"><text:span text:style-name="Definition"><text:span text:style-name="T4">NKJV</text:span></text:span></text:a></text:p></text:note-body></text:note></text:span></text:span><text:span text:style-name="T4">, </text:span><text:span text:style-name="T44">meaning the Father is not under the Son’s feet.</text:span></text:p>
      <text:p text:style-name="P92"><text:span text:style-name="T358">That means </text:span>everything, everything, everything, except the Father himself. That's why in <text:span text:style-name="T358">t</text:span>he entire New Testament, <text:span text:style-name="T358">Yeshua is </text:span>call<text:span text:style-name="T358">ed</text:span> "our <text:span text:style-name="T358">L</text:span>ord."</text:p>
      <text:h text:style-name="P218" text:outline-level="4">Heaven of <text:span text:style-name="T359">the </text:span>heaven<text:span text:style-name="T359">s</text:span>.</text:h>
      <text:p text:style-name="P148"><text:span text:style-name="T4">And </text:span><text:span text:style-name="T45">just to be </text:span><text:span text:style-name="T4">clear about what is included when </text:span><text:span text:style-name="T45">it</text:span><text:span text:style-name="T4"> says "all things" in Deuteronomy 10 can be read that: </text:span><text:span text:style-name="Bible_5f_text"><text:span text:style-name="T4">“</text:span></text:span><text:span text:style-name="Bible_5f_text"><text:span text:style-name="T45">I</text:span></text:span><text:span text:style-name="Bible_5f_text">ndeed heaven and the highest heavens belong to the </text:span><text:span text:style-name="Bible_5f_text"><text:span text:style-name="T360">Lord</text:span></text:span><text:span text:style-name="Bible_5f_text"> your God, also the earth with all that is in it</text:span><text:span text:style-name="Bible_5f_text"><text:span text:style-name="T4">” </text:span></text:span><text:span text:style-name="Bible_5f_text"><text:span text:style-name="T4"><text:note text:id="ftn73" text:note-class="footnote"><text:note-citation>73</text:note-citation><text:note-body><text:p text:style-name="Footnote"><text:span text:style-name="T4">Deuteronomy 10:14 </text:span><text:a xlink:type="simple" xlink:href="https://www.biblegateway.com/passage/?search=Deuteronomy+10%3A14&amp;version=NKJV" text:style-name="Internet_20_link" text:visited-style-name="Visited_20_Internet_20_Link"><text:span text:style-name="Definition"><text:span text:style-name="T4">NKJV</text:span></text:span></text:a><text:span text:style-name="T4"> </text:span><text:a xlink:type="simple" xlink:href="https://biblehub.com/text/deuteronomy/10-14.htm" text:style-name="Internet_20_link" text:visited-style-name="Visited_20_Internet_20_Link"><text:span text:style-name="Definition"><text:span text:style-name="T4">biblehub</text:span></text:span></text:a></text:p></text:note-body></text:note></text:span></text:span><text:span text:style-name="T4">.</text:span></text:p>
      <text:p text:style-name="P91">All things are his because he made them, according to Nehemiah 9: <text:span text:style-name="Bible_5f_text">"You alone are the Lord; You have made heaven, The heaven of heavens, with all their host, The earth and everything on it, The seas and all that is in them, And You preserve them all. The host of heaven worships You” </text:span><text:span text:style-name="Bible_5f_text"><text:note text:id="ftn74" text:note-class="footnote"><text:note-citation>74</text:note-citation><text:note-body><text:p text:style-name="Footnote"><text:span text:style-name="T4">Nehemiah 9:6 </text:span><text:a xlink:type="simple" xlink:href="https://www.biblegateway.com/passage/?search=Nehemiah+9%3A6&amp;version=NKJV" text:style-name="Internet_20_link" text:visited-style-name="Visited_20_Internet_20_Link"><text:span text:style-name="Definition"><text:span text:style-name="T4">NKJV</text:span></text:span></text:a><text:span text:style-name="T4"> </text:span><text:a xlink:type="simple" xlink:href="https://biblehub.com/text/nehemiah/9-6.htm" text:style-name="Internet_20_link" text:visited-style-name="Visited_20_Internet_20_Link"><text:span text:style-name="Definition"><text:span text:style-name="T4">biblehub</text:span></text:span></text:a></text:p></text:note-body></text:note></text:span>. <text:span text:style-name="T361">N</text:span>ot He only made them but he <text:span text:style-name="T361">keeps</text:span> them running.</text:p>
      <text:p text:style-name="P157"><text:span text:style-name="T4">In 1st Kings 8 it tells us that: </text:span><text:span text:style-name="Bible_5f_text"><text:span text:style-name="T4">“</text:span></text:span><text:span text:style-name="Bible_5f_text"><text:span text:style-name="T46">B</text:span></text:span><text:span text:style-name="Bible_5f_text">ehold, heaven and the highest heaven cannot contain thee</text:span><text:span text:style-name="Bible_5f_text"><text:span text:style-name="T4">” </text:span></text:span><text:span text:style-name="Bible_5f_text"><text:span text:style-name="T4"><text:note text:id="ftn75" text:note-class="footnote"><text:note-citation>75</text:note-citation><text:note-body><text:p text:style-name="Footnote"><text:span text:style-name="T4">1 Kings 8:27 </text:span><text:a xlink:type="simple" xlink:href="https://www.biblegateway.com/passage/?search=1+Kings+8%3A27&amp;version=RSV" text:style-name="Internet_20_link" text:visited-style-name="Visited_20_Internet_20_Link"><text:span text:style-name="Definition"><text:span text:style-name="T4">RSV</text:span></text:span></text:a><text:span text:style-name="T4"> </text:span><text:a xlink:type="simple" xlink:href="https://biblehub.com/text/1_kings/8-27.htm" text:style-name="Internet_20_link" text:visited-style-name="Visited_20_Internet_20_Link"><text:span text:style-name="Definition"><text:span text:style-name="T4">biblehub</text:span></text:span></text:a></text:p></text:note-body></text:note></text:span></text:span><text:span text:style-name="T4">. </text:span><text:span text:style-name="T46">N</text:span><text:span text:style-name="T4">ot even </text:span><text:span text:style-name="T46">the </text:span><text:span text:style-name="T4">heaven of heaven</text:span><text:span text:style-name="T46">s</text:span><text:span text:style-name="T4"> can contain the Father. And he repeats it to us in 2nd Chronicles 2 </text:span><text:span text:style-name="T4"><text:note text:id="ftn76" text:note-class="footnote"><text:note-citation>76</text:note-citation><text:note-body><text:p text:style-name="Footnote"><text:span text:style-name="T4">2 Chronicles 2:6 </text:span><text:a xlink:type="simple" xlink:href="https://www.biblegateway.com/passage/?search=2+Chronicles+2%3A6&amp;version=NKJV" text:style-name="Internet_20_link" text:visited-style-name="Visited_20_Internet_20_Link"><text:span text:style-name="Definition"><text:span text:style-name="T4">NKJV</text:span></text:span></text:a><text:span text:style-name="T4"> </text:span><text:a xlink:type="simple" xlink:href="https://biblehub.com/text/2_chronicles/2-6.htm" text:style-name="Internet_20_link" text:visited-style-name="Visited_20_Internet_20_Link"><text:span text:style-name="Definition"><text:span text:style-name="T4">biblehub</text:span></text:span></text:a></text:p></text:note-body></text:note></text:span><text:span text:style-name="T4"><text:s/>and in 2nd Chronicles 6 </text:span><text:span text:style-name="T4"><text:note text:id="ftn77" text:note-class="footnote"><text:note-citation>77</text:note-citation><text:note-body><text:p text:style-name="Footnote"><text:span text:style-name="T4">2 Chronicles 6:18 </text:span><text:a xlink:type="simple" xlink:href="https://www.biblegateway.com/passage/?search=2+Chronicles+6%3A18&amp;version=NKJV" text:style-name="Internet_20_link" text:visited-style-name="Visited_20_Internet_20_Link"><text:span text:style-name="Definition"><text:span text:style-name="T4">NKJV</text:span></text:span></text:a><text:span text:style-name="T4"> </text:span><text:a xlink:type="simple" xlink:href="https://biblehub.com/text/2_chronicles/6-18.htm" text:style-name="Internet_20_link" text:visited-style-name="Visited_20_Internet_20_Link"><text:span text:style-name="Definition"><text:span text:style-name="T4">biblehub</text:span></text:span></text:a></text:p></text:note-body></text:note></text:span><text:span text:style-name="T4">.</text:span></text:p>
      <text:p text:style-name="P7">And in psalm 68 he also tells us about the heaven of heavens <text:note text:id="ftn78" text:note-class="footnote"><text:note-citation>78</text:note-citation><text:note-body><text:p text:style-name="Footnote"><text:span text:style-name="T4">Psalm 68:33 </text:span><text:a xlink:type="simple" xlink:href="https://www.biblegateway.com/passage/?search=Psalms+68%3A33&amp;version=NKJV" text:style-name="Internet_20_link" text:visited-style-name="Visited_20_Internet_20_Link"><text:span text:style-name="Definition"><text:span text:style-name="T4">NKJV</text:span></text:span></text:a><text:span text:style-name="T4"> </text:span><text:a xlink:type="simple" xlink:href="https://biblehub.com/text/psalms/68-33.htm" text:style-name="Internet_20_link" text:visited-style-name="Visited_20_Internet_20_Link"><text:span text:style-name="Definition"><text:span text:style-name="T4">biblehub</text:span></text:span></text:a></text:p></text:note-body></text:note>. And in Psalm 148 says that: <text:span text:style-name="Bible_5f_text">"Praise Him, you heavens of heavens, And you waters above the heavens!” </text:span><text:span text:style-name="Bible_5f_text"><text:note text:id="ftn79" text:note-class="footnote"><text:note-citation>79</text:note-citation><text:note-body><text:p text:style-name="Footnote"><text:span text:style-name="T4">Psalm 148:4 </text:span><text:a xlink:type="simple" xlink:href="https://www.biblegateway.com/passage/?search=Psalms+148%3A4&amp;version=NKJV" text:style-name="Internet_20_link" text:visited-style-name="Visited_20_Internet_20_Link"><text:span text:style-name="Definition"><text:span text:style-name="T4">NKJV</text:span></text:span></text:a><text:span text:style-name="T4"> </text:span><text:a xlink:type="simple" xlink:href="https://biblehub.com/text/psalms/148-4.htm" text:style-name="Internet_20_link" text:visited-style-name="Visited_20_Internet_20_Link"><text:span text:style-name="Definition"><text:span text:style-name="T4">biblehub</text:span></text:span></text:a></text:p></text:note-body></text:note></text:span>.</text:p>
      <text:p text:style-name="P7">In several of them a difference is made between the heavens and the heaven of the <text:span text:style-name="T361">h</text:span>eavens. And according to Nehemiah, YHWH, the Father, also made them and not only <text:span text:style-name="T361">made </text:span>them <text:span text:style-name="T361">but </text:span>He "<text:span text:style-name="T361">preserves</text:span>" them.</text:p>
      <text:h text:style-name="P218" text:outline-level="4">Angels.</text:h>
      <text:p text:style-name="P2">Of course the angels are part of "all things" and since Yeshua, according to Mark 12, tells us that we will be like the angels in heaven <text:note text:id="ftn80" text:note-class="footnote"><text:note-citation>80</text:note-citation><text:note-body><text:p text:style-name="Footnote"><text:span text:style-name="T4">Mark 12:25 </text:span><text:a xlink:type="simple" xlink:href="https://www.biblegateway.com/passage/?search=Mark+12%3A25&amp;version=NKJV" text:style-name="Internet_20_link" text:visited-style-name="Visited_20_Internet_20_Link"><text:span text:style-name="Definition"><text:span text:style-name="T4">NKJV</text:span></text:span></text:a></text:p></text:note-body></text:note>. It seems like a good idea to know what the bible says about these characters.</text:p>
      <text:p text:style-name="P158"><text:span text:style-name="T4">The angels, or messengers of YHWH, according to the bible, look and act exactly like men. According to Genesis 18, when Abraham was in front of his </text:span><text:span text:style-name="T47">tent</text:span><text:span text:style-name="T4">, some men suddenly appear, next to him, that he recognizes and calls them YHWH and then the </text:span><text:soft-page-break/><text:span text:style-name="T4">bible calls them with the </text:span><text:span text:style-name="T47">h</text:span><text:span text:style-name="T4">ebrew word for angels. In this passage of the bible we can see that these characters talk, eat and walk </text:span><text:span text:style-name="T4"><text:note text:id="ftn81" text:note-class="footnote"><text:note-citation>81</text:note-citation><text:note-body><text:p text:style-name="Footnote"><text:span text:style-name="T4">Genesis 18 </text:span><text:a xlink:type="simple" xlink:href="https://www.biblegateway.com/passage/?search=Genesis+18&amp;version=NET" text:style-name="Internet_20_link" text:visited-style-name="Visited_20_Internet_20_Link"><text:span text:style-name="Definition"><text:span text:style-name="T4">NET</text:span></text:span></text:a></text:p></text:note-body></text:note></text:span><text:span text:style-name="T4"><text:s/>and that the bible uses the </text:span><text:span text:style-name="T47">h</text:span><text:span text:style-name="T4">ebrew words </text:span><text:span text:style-name="T47">for</text:span><text:span text:style-name="T4"> "men", "YHWH" and "angels" to refer to them. In Genesis 19, just before the destruction of Sodom and Gomorrah, we see that they can also have sex and in Genesis 32 an angel fights with Jacob </text:span><text:span text:style-name="T4"><text:note text:id="ftn82" text:note-class="footnote"><text:note-citation>82</text:note-citation><text:note-body><text:p text:style-name="Footnote"><text:span text:style-name="T4">Genesis 32:24 </text:span><text:a xlink:type="simple" xlink:href="https://www.biblegateway.com/passage/?search=Genesis+32%3A24&amp;version=NKJV" text:style-name="Internet_20_link" text:visited-style-name="Visited_20_Internet_20_Link"><text:span text:style-name="Definition"><text:span text:style-name="T4">NKJV</text:span></text:span></text:a></text:p></text:note-body></text:note></text:span><text:span text:style-name="T4">. The angel touches him and Jacob is left lame. In 1 Kings 19 an angel touches Elijah several times </text:span><text:span text:style-name="T4"><text:note text:id="ftn83" text:note-class="footnote"><text:note-citation>83</text:note-citation><text:note-body><text:p text:style-name="Footnote"><text:span text:style-name="T4">1 Kings 19:4-7 </text:span><text:a xlink:type="simple" xlink:href="https://www.biblegateway.com/passage/?search=1+Kings+19%3A4+-7&amp;version=RSV" text:style-name="Internet_20_link" text:visited-style-name="Visited_20_Internet_20_Link"><text:span text:style-name="Definition"><text:span text:style-name="T4">RSV</text:span></text:span></text:a></text:p></text:note-body></text:note></text:span><text:span text:style-name="T4">. And in Zechariah 4 an angel shakes Zechariah to wake him up </text:span><text:span text:style-name="T4"><text:note text:id="ftn84" text:note-class="footnote"><text:note-citation>84</text:note-citation><text:note-body><text:p text:style-name="Footnote"><text:span text:style-name="T4">Zechariah 4:1 </text:span><text:a xlink:type="simple" xlink:href="https://www.biblegateway.com/passage/?search=Zacharias+4&amp;version=NET" text:style-name="Internet_20_link" text:visited-style-name="Visited_20_Internet_20_Link"><text:span text:style-name="Definition"><text:span text:style-name="T4">NET</text:span></text:span></text:a></text:p></text:note-body></text:note></text:span><text:span text:style-name="T4">. Angels have a physical body. Such as Jesus Christ after resurrected. Philippians 3 says that Jesus Christ </text:span><text:span text:style-name="Bible_5f_text"><text:span text:style-name="T4">“</text:span></text:span><text:span text:style-name="Bible_5f_text"><text:span text:style-name="T48">w</text:span></text:span><text:span text:style-name="Bible_5f_text">ill transform our lowly body that it may be conformed to His glorious body</text:span><text:span text:style-name="Bible_5f_text"><text:span text:style-name="T4">" </text:span></text:span><text:span text:style-name="Bible_5f_text"><text:span text:style-name="T4"><text:note text:id="ftn85" text:note-class="footnote"><text:note-citation>85</text:note-citation><text:note-body><text:p text:style-name="Footnote"><text:span text:style-name="T4">Philippians 3:21 </text:span><text:a xlink:type="simple" xlink:href="https://www.biblegateway.com/passage/?search=Philippians+3%3A21&amp;version=NKJV" text:style-name="Internet_20_link" text:visited-style-name="Visited_20_Internet_20_Link"><text:span text:style-name="Definition"><text:span text:style-name="T4">NKJV</text:span></text:span></text:a></text:p></text:note-body></text:note></text:span></text:span><text:span text:style-name="T4">. And they can also kill </text:span><text:span text:style-name="T48">people</text:span><text:span text:style-name="T4">. In 2nd Kings 19 a single angel kills 185 thousand people in one night </text:span><text:span text:style-name="T4"><text:note text:id="ftn86" text:note-class="footnote"><text:note-citation>86</text:note-citation><text:note-body><text:p text:style-name="Footnote"><text:span text:style-name="T4">2 Kings 19:35 </text:span><text:a xlink:type="simple" xlink:href="https://www.biblegateway.com/passage/?search=2+Kings+19%3A35&amp;version=NKJV" text:style-name="Internet_20_link" text:visited-style-name="Visited_20_Internet_20_Link"><text:span text:style-name="Definition"><text:span text:style-name="T4">NKJV</text:span></text:span></text:a></text:p></text:note-body></text:note></text:span><text:span text:style-name="T4">.</text:span></text:p>
      <text:p text:style-name="P7">But remember that it is not the only thing they can do. According to 1 Chronicles 21, <text:span text:style-name="T362">they </text:span>can float between heaven and earth <text:note text:id="ftn87" text:note-class="footnote"><text:note-citation>87</text:note-citation><text:note-body><text:p text:style-name="Footnote"><text:span text:style-name="T4">1 Chronicles 21:16 </text:span><text:a xlink:type="simple" xlink:href="https://www.biblegateway.com/passage/?search=1+Chronicles+21%3A16&amp;version=NKJV" text:style-name="Internet_20_link" text:visited-style-name="Visited_20_Internet_20_Link"><text:span text:style-name="Definition"><text:span text:style-name="T4">NKJV</text:span></text:span></text:a></text:p></text:note-body></text:note>. <text:span text:style-name="T362">S</text:span>imilar to how Yeshua himself <text:span text:style-name="T362">was lifted </text:span>to heaven, after being resurrected, according to Acts 1 <text:note text:id="ftn88" text:note-class="footnote"><text:note-citation>88</text:note-citation><text:note-body><text:p text:style-name="Footnote"><text:span text:style-name="T4">Acts 1:11 </text:span><text:a xlink:type="simple" xlink:href="https://www.biblegateway.com/passage/?search=Acts+1%3A11&amp;version=NKJV" text:style-name="Internet_20_link" text:visited-style-name="Visited_20_Internet_20_Link"><text:span text:style-name="Definition"><text:span text:style-name="T17">NKJV</text:span></text:span></text:a></text:p></text:note-body></text:note>.</text:p>
      <text:p text:style-name="P7">Angels can appear from one moment to another in a<text:span text:style-name="T362">ny</text:span> place, <text:span text:style-name="T362">just </text:span>like Yeshua himself, according to Luke 24 and John 20, who appears in the midst of the apostles, being these behind closed doors <text:note text:id="ftn89" text:note-class="footnote"><text:note-citation>89</text:note-citation><text:note-body><text:p text:style-name="Footnote"><text:span text:style-name="T4">Luke 24:36 </text:span><text:a xlink:type="simple" xlink:href="https://www.biblegateway.com/passage/?search=Luke+24%3A36&amp;version=NKJV" text:style-name="Internet_20_link" text:visited-style-name="Visited_20_Internet_20_Link"><text:span text:style-name="Definition"><text:span text:style-name="T4">NKJV</text:span></text:span></text:a><text:span text:style-name="T4"> John 20:19 </text:span><text:a xlink:type="simple" xlink:href="https://www.biblegateway.com/passage/?search=John+20%3A19&amp;version=NKJV" text:style-name="Internet_20_link" text:visited-style-name="Visited_20_Internet_20_Link"><text:span text:style-name="Definition"><text:span text:style-name="T4">NKJV</text:span></text:span></text:a></text:p></text:note-body></text:note>. Something similar to the teleportation shown by science fiction movies. Thus, angels apparently do not need to walk to get from one place to another.</text:p>
      <text:p text:style-name="P159"><text:span text:style-name="T4">They can also become invisible to some eyes and at the same time visible to other eyes as happened to Balaam and his donkey </text:span><text:span text:style-name="T4"><text:note text:id="ftn90" text:note-class="footnote"><text:note-citation>90</text:note-citation><text:note-body><text:p text:style-name="Footnote"><text:span text:style-name="T4">Numbers 22:31 </text:span><text:a xlink:type="simple" xlink:href="https://www.biblegateway.com/passage/?search=Numbers+22%3A31&amp;version=NKJV" text:style-name="Internet_20_link" text:visited-style-name="Visited_20_Internet_20_Link"><text:span text:style-name="Definition"><text:span text:style-name="T4">NKJV</text:span></text:span></text:a></text:p></text:note-body></text:note></text:span><text:span text:style-name="T4"><text:s/>in Numbers 22 or as happened to Elisha and his servant in 2nd Kings 6. When </text:span><text:span text:style-name="Bible_5f_text"><text:span text:style-name="T4">“</text:span></text:span><text:span text:style-name="Bible_5f_text"><text:span text:style-name="T49">E</text:span></text:span><text:span text:style-name="Bible_5f_text">lisha prayed, and said, ‘</text:span><text:span text:style-name="Bible_5f_text"><text:span text:style-name="T360">Lord</text:span></text:span><text:span text:style-name="Bible_5f_text">, I pray, open his eyes that he may see’ </text:span><text:span text:style-name="Bible_5f_text"><text:span text:style-name="T4">”</text:span></text:span><text:span text:style-name="T4"> and YHWH opens the eyes of the servant, and he sees that </text:span><text:span text:style-name="Bible_5f_text"><text:span text:style-name="T4">“the mountain was full of horses and chariots of fire all around Elisha” </text:span></text:span><text:span text:style-name="Bible_5f_text"><text:span text:style-name="T4"><text:note text:id="ftn91" text:note-class="footnote"><text:note-citation>91</text:note-citation><text:note-body><text:p text:style-name="Footnote"><text:span text:style-name="T4">2 Kings 6:17 </text:span><text:a xlink:type="simple" xlink:href="https://www.biblegateway.com/passage/?search=2+Kings+6%3A17&amp;version=NKJV" text:style-name="Internet_20_link" text:visited-style-name="Visited_20_Internet_20_Link"><text:span text:style-name="Definition"><text:span text:style-name="T4">NKJV</text:span></text:span></text:a></text:p></text:note-body></text:note></text:span></text:span><text:span text:style-name="T4">.</text:span></text:p>
      <text:p text:style-name="P159"><text:span text:style-name="T4">Furthermore, John says of his vision of Heaven in Revelation 5 that: </text:span><text:span text:style-name="Bible_5f_text"><text:span text:style-name="T4">“</text:span></text:span><text:span text:style-name="Bible_5f_text"><text:span text:style-name="T49">I</text:span></text:span><text:span text:style-name="Bible_5f_text"> looked and heard the voice of many angels in a circle around the throne, as well as the living creatures and the elders. Their number was ten thousand times ten thousand</text:span><text:span text:style-name="Bible_5f_text"><text:span text:style-name="T4">" </text:span></text:span><text:span text:style-name="Bible_5f_text"><text:span text:style-name="T4"><text:note text:id="ftn92" text:note-class="footnote"><text:note-citation>92</text:note-citation><text:note-body><text:p text:style-name="Footnote"><text:span text:style-name="T4">Revelation 5:11 </text:span><text:a xlink:type="simple" xlink:href="https://www.biblegateway.com/passage/?search=Revelation+5%3A11&amp;version=NET" text:style-name="Internet_20_link" text:visited-style-name="Visited_20_Internet_20_Link"><text:span text:style-name="Definition"><text:span text:style-name="T4">NET</text:span></text:span></text:a></text:p></text:note-body></text:note></text:span></text:span><text:span text:style-name="T4">, so there are quite a few angels. In fact, according to Jeremiah 33 neither they can't even be counted </text:span><text:span text:style-name="T4"><text:note text:id="ftn93" text:note-class="footnote"><text:note-citation>93</text:note-citation><text:note-body><text:p text:style-name="Footnote"><text:span text:style-name="T4">Jeremiah 33:22 </text:span><text:a xlink:type="simple" xlink:href="https://www.biblegateway.com/passage/?search=Jeremiah+33%3A22&amp;version=NKJV" text:style-name="Internet_20_link" text:visited-style-name="Visited_20_Internet_20_Link"><text:span text:style-name="Definition"><text:span text:style-name="T4">NKJV</text:span></text:span></text:a></text:p></text:note-body></text:note></text:span><text:span text:style-name="T4">.</text:span></text:p>
      <text:p text:style-name="P160"><text:span text:style-name="T4">In Nehemiah 9 we are told that: </text:span><text:span text:style-name="Bible_5f_text"><text:span text:style-name="T4">“you keep giving all of them life, and the army of heaven continuously worships you” </text:span></text:span><text:span text:style-name="Bible_5f_text"><text:span text:style-name="T4"><text:note text:id="ftn94" text:note-class="footnote"><text:note-citation>94</text:note-citation><text:note-body><text:p text:style-name="Footnote"><text:span text:style-name="T4">Nehemiah 9:6 </text:span><text:a xlink:type="simple" xlink:href="https://www.biblegateway.com/passage/?search=Nehemiah+9%3A6&amp;version=ISV" text:style-name="Internet_20_link" text:visited-style-name="Visited_20_Internet_20_Link"><text:span text:style-name="Definition"><text:span text:style-name="T51">ISV</text:span></text:span></text:a></text:p></text:note-body></text:note></text:span></text:span><text:span text:style-name="T4">. And Jesus Christ, according to Matthew 26, tells Peter </text:span><text:span text:style-name="T50">who</text:span><text:span text:style-name="T4"> tries to defend </text:span><text:span text:style-name="T50">Jesus </text:span><text:span text:style-name="T4">when they </text:span><text:span text:style-name="T50">come</text:span><text:span text:style-name="T4"> to arrest </text:span><text:span text:style-name="T50">Him</text:span><text:span text:style-name="T4">: </text:span><text:span text:style-name="Bible_5f_text"><text:span text:style-name="T4">“</text:span></text:span><text:span text:style-name="Bible_5f_text"><text:span text:style-name="T50">D</text:span></text:span><text:span text:style-name="Bible_5f_text">o you think that I cannot appeal to my Father, and he will at once send me more than twelve legions of angels?</text:span><text:span text:style-name="Bible_5f_text"><text:span text:style-name="T4">” </text:span></text:span><text:span text:style-name="Bible_5f_text"><text:span text:style-name="T4"><text:note text:id="ftn95" text:note-class="footnote"><text:note-citation>95</text:note-citation><text:note-body><text:p text:style-name="Footnote"><text:span text:style-name="T4">Matthew 26:53 </text:span><text:a xlink:type="simple" xlink:href="https://www.biblegateway.com/passage/?search=Matthew+26%3A53&amp;version=RSV" text:style-name="Internet_20_link" text:visited-style-name="Visited_20_Internet_20_Link"><text:span text:style-name="Definition"><text:span text:style-name="T4">RSV</text:span></text:span></text:a></text:p></text:note-body></text:note></text:span></text:span><text:span text:style-name="T4">. </text:span><text:span text:style-name="T50">A</text:span><text:span text:style-name="T4">rmies and legions </text:span><text:span text:style-name="T50">of</text:span><text:span text:style-name="T4"> </text:span><text:span text:style-name="T50">angels</text:span><text:span text:style-name="T4">. They are definitely organized.</text:span></text:p>
      <text:p text:style-name="P7"><text:soft-page-break/>In Joshua 5 we are told that: <text:span text:style-name="Bible_5f_text">“the Commander of the Lord’s army said to Joshua, ‘Take your sandal off your foot, for the place where you stand is holy.’ And Joshua did so” </text:span><text:span text:style-name="Bible_5f_text"><text:note text:id="ftn96" text:note-class="footnote"><text:note-citation>96</text:note-citation><text:note-body><text:p text:style-name="Footnote"><text:span text:style-name="T4">Joshua 5:15 </text:span><text:a xlink:type="simple" xlink:href="https://www.biblegateway.com/passage/?search=Joshua+5%3A15&amp;version=NKJV" text:style-name="Internet_20_link" text:visited-style-name="Visited_20_Internet_20_Link"><text:span text:style-name="Definition"><text:span text:style-name="T4">NKJV</text:span></text:span></text:a></text:p></text:note-body></text:note></text:span>. They have a Chief of their army.</text:p>
      <text:p text:style-name="P7">And the author of <text:span text:style-name="T480">H</text:span>ebrews explains to us in <text:span text:style-name="T480">H</text:span>ebrews 1 that Yeshua, Jesus Christ, was made superior to the angels and inherited a name more excellent than <text:span text:style-name="T363">theirs</text:span>, because God never said of an angel: <text:span text:style-name="Bible_5f_text">“You are My Son, Today I have begotten You”</text:span>, and he never said of an angel <text:span text:style-name="Bible_5f_text">“I will be to Him a Father, And He shall be to Me a Son”</text:span> and furthermore God commands: <text:span text:style-name="Bible_5f_text">“all the angels of God worship Him” </text:span><text:span text:style-name="Bible_5f_text"><text:note text:id="ftn97" text:note-class="footnote"><text:note-citation>97</text:note-citation><text:note-body><text:p text:style-name="Footnote"><text:span text:style-name="T4">Hebrews 1:4-6 </text:span><text:a xlink:type="simple" xlink:href="https://www.biblegateway.com/passage/?search=Hebrews+1%3A4-6&amp;version=NKJV" text:style-name="Internet_20_link" text:visited-style-name="Visited_20_Internet_20_Link"><text:span text:style-name="Definition"><text:span text:style-name="T4">NKJV</text:span></text:span></text:a></text:p></text:note-body></text:note></text:span><text:s/><text:span text:style-name="T363">quoting</text:span> Psalms 2 <text:note text:id="ftn98" text:note-class="footnote"><text:note-citation>98</text:note-citation><text:note-body><text:p text:style-name="Footnote"><text:span text:style-name="T4">Psalms 2:7 </text:span><text:a xlink:type="simple" xlink:href="https://www.biblegateway.com/passage/?search=Psalms+2%3A7&amp;version=NKJV" text:style-name="Internet_20_link" text:visited-style-name="Visited_20_Internet_20_Link"><text:span text:style-name="Definition"><text:span text:style-name="T4">NKJV</text:span></text:span></text:a></text:p></text:note-body></text:note>, 1st Chronicles 17 <text:note text:id="ftn99" text:note-class="footnote"><text:note-citation>99</text:note-citation><text:note-body><text:p text:style-name="Footnote"><text:span text:style-name="T4">1 Chronicles 17:13 </text:span><text:a xlink:type="simple" xlink:href="https://www.biblegateway.com/passage/?search=1+Chronicles+17%3A13&amp;version=NKJV" text:style-name="Internet_20_link" text:visited-style-name="Visited_20_Internet_20_Link"><text:span text:style-name="Definition"><text:span text:style-name="T4">NKJV</text:span></text:span></text:a></text:p></text:note-body></text:note><text:s/>and 2nd Samuel 7 <text:note text:id="ftn100" text:note-class="footnote"><text:note-citation>100</text:note-citation><text:note-body><text:p text:style-name="Footnote"><text:span text:style-name="T4">2 Samuel 7:14 </text:span><text:a xlink:type="simple" xlink:href="https://www.biblegateway.com/passage/?search=2+Samuel+7%3A14&amp;version=NKJV" text:style-name="Internet_20_link" text:visited-style-name="Visited_20_Internet_20_Link"><text:span text:style-name="Definition"><text:span text:style-name="T4">NKJV</text:span></text:span></text:a></text:p></text:note-body></text:note>.</text:p>
      <text:p text:style-name="P7">Yeshua is Lord of everything, everything, everything, except the Father who was the one He gave h<text:span text:style-name="T363">im</text:span> everything, everything, everything.</text:p>
      <text:p text:style-name="P7">What angels do NOT have are wings. <text:span text:style-name="T364">N</text:span>owhere in the bible we are told that angels have wings. <text:span text:style-name="T364">A</text:span>ngels are indistinguishable <text:span text:style-name="T364">in </text:span>appearance <text:span text:style-name="T364">from</text:span> a descendant of Adam and Eve, of a person born on this planet. According to <text:span text:style-name="T480">H</text:span>ebrews 13: “some have unwittingly entertained angels” <text:note text:id="ftn101" text:note-class="footnote"><text:note-citation>101</text:note-citation><text:note-body><text:p text:style-name="Footnote"><text:span text:style-name="T4">Hebrews 13:2 </text:span><text:a xlink:type="simple" xlink:href="https://www.biblegateway.com/passage/?search=Hebrews+13%3A2&amp;version=NKJV" text:style-name="Internet_20_link" text:visited-style-name="Visited_20_Internet_20_Link"><text:span text:style-name="Definition"><text:span text:style-name="T4">NKJV</text:span></text:span></text:a></text:p></text:note-body></text:note>. They are indistinguishable.</text:p>
      <text:h text:style-name="P218" text:outline-level="4"><text:span text:style-name="T364">Wings</text:span>.</text:h>
      <text:p text:style-name="P88">Those who do have wings are the Serafim of Isaiah 6, the Cherubim of Ezekiel and the living creatures or animals of Revelation 4. 3 different names for the same creatures that surround the throne of God <text:note text:id="ftn102" text:note-class="footnote"><text:note-citation>102</text:note-citation><text:note-body><text:p text:style-name="Footnote"><text:span text:style-name="T4">Isaiah 6:2 </text:span><text:a xlink:type="simple" xlink:href="https://www.biblegateway.com/passage/?search=Isaiah+6%3A2&amp;version=NKJV" text:style-name="Internet_20_link" text:visited-style-name="Visited_20_Internet_20_Link"><text:span text:style-name="Definition"><text:span text:style-name="T4">NKJV</text:span></text:span></text:a><text:span text:style-name="T4"> Ezekiel 10:19 </text:span><text:a xlink:type="simple" xlink:href="https://www.biblegateway.com/passage/?search=Ezekiel+10%3A19&amp;version=NKJV" text:style-name="Internet_20_link" text:visited-style-name="Visited_20_Internet_20_Link"><text:span text:style-name="Definition"><text:span text:style-name="T4">NKJV</text:span></text:span></text:a><text:span text:style-name="T4"> Revelation 4:8 </text:span><text:a xlink:type="simple" xlink:href="https://www.biblegateway.com/passage/?search=Revelation+4%3A8&amp;version=RSV" text:style-name="Internet_20_link" text:visited-style-name="Visited_20_Internet_20_Link"><text:span text:style-name="Definition"><text:span text:style-name="T4">RSV</text:span></text:span></text:a></text:p></text:note-body></text:note>. But another meaning of the <text:span text:style-name="T364">h</text:span>ebrew word is “extremity” <text:note text:id="ftn103" text:note-class="footnote"><text:note-citation>103</text:note-citation><text:note-body><text:p text:style-name="Footnote"><text:a xlink:type="simple" xlink:href="https://biblehub.com/hebrew/3671.htm" text:style-name="Internet_20_link" text:visited-style-name="Visited_20_Internet_20_Link"><text:span text:style-name="Definition"><text:span text:style-name="T4">H3671</text:span></text:span></text:a></text:p></text:note-body></text:note>, so they can easily be something other than wings as we see in birds.</text:p>
      <text:p text:style-name="P93">In these 4 creatures, that John <text:span text:style-name="T365">tells us about,</text:span> it seems that the 6 extremities <text:note text:id="ftn104" text:note-class="footnote"><text:note-citation>104</text:note-citation><text:note-body><text:p text:style-name="Footnote"><text:span text:style-name="T4">Revelation 4:8 </text:span><text:a xlink:type="simple" xlink:href="https://www.biblegateway.com/passage/?search=Revelation+4%3A8&amp;version=RSV" text:style-name="Internet_20_link" text:visited-style-name="Visited_20_Internet_20_Link"><text:span text:style-name="Definition"><text:span text:style-name="T4">RSV</text:span></text:span></text:a></text:p></text:note-body></text:note><text:span text:style-name="T365"><text:s/></text:span>correspond with those of Isaiah <text:note text:id="ftn105" text:note-class="footnote"><text:note-citation>105</text:note-citation><text:note-body><text:p text:style-name="Footnote"><text:span text:style-name="T4">Isaiah 6:2 </text:span><text:a xlink:type="simple" xlink:href="https://www.biblegateway.com/passage/?search=Isaiah+6%3A2&amp;version=NKJV" text:style-name="Internet_20_link" text:visited-style-name="Visited_20_Internet_20_Link"><text:span text:style-name="Definition"><text:span text:style-name="T4">NKJV</text:span></text:span></text:a></text:p></text:note-body></text:note><text:s/>and with those of Ezekiel <text:note text:id="ftn106" text:note-class="footnote"><text:note-citation>106</text:note-citation><text:note-body><text:p text:style-name="Footnote"><text:span text:style-name="T4">Ezekiel 1:6-7 </text:span><text:a xlink:type="simple" xlink:href="https://www.biblegateway.com/passage/?search=Ezekiel+1%3A6-7&amp;version=KJV" text:style-name="Internet_20_link" text:visited-style-name="Visited_20_Internet_20_Link"><text:span text:style-name="Definition"><text:span text:style-name="T4">KJV</text:span></text:span></text:a></text:p></text:note-body></text:note><text:s/>if 2 are calf feet with some wing structure, 2 are arms with some wing structure and 2 are wings as we see in <text:span text:style-name="T365">e</text:span>agles.</text:p>
      <text:p text:style-name="P7">These creatures seem to be simple animals more than any other <text:span text:style-name="T365">thing</text:span>. These creatures do not appear to be very intelligent or have awareness. The most they do is repeat a phrase like parrots <text:note text:id="ftn107" text:note-class="footnote"><text:note-citation>107</text:note-citation><text:note-body><text:p text:style-name="Footnote"><text:span text:style-name="T4">Revelation 4:8 </text:span><text:a xlink:type="simple" xlink:href="https://www.biblegateway.com/passage/?search=Revelation+4%3A8&amp;version=KJV" text:style-name="Internet_20_link" text:visited-style-name="Visited_20_Internet_20_Link"><text:span text:style-name="Definition"><text:span text:style-name="T4">KJV</text:span></text:span></text:a><text:span text:style-name="T4"> Isaiah 6:7 </text:span><text:a xlink:type="simple" xlink:href="https://www.biblegateway.com/passage/?search=isaias+6%3A7&amp;version=KJV" text:style-name="Internet_20_link" text:visited-style-name="Visited_20_Internet_20_Link"><text:span text:style-name="Definition"><text:span text:style-name="T4">KJV</text:span></text:span></text:a></text:p></text:note-body></text:note>, or pass an object <text:note text:id="ftn108" text:note-class="footnote"><text:note-citation>108</text:note-citation><text:note-body><text:p text:style-name="Footnote"><text:span text:style-name="T4">Revelation 15:7 </text:span><text:a xlink:type="simple" xlink:href="https://www.biblegateway.com/passage/?search=Revelation+15%3A7&amp;version=KJV" text:style-name="Internet_20_link" text:visited-style-name="Visited_20_Internet_20_Link"><text:span text:style-name="Definition"><text:span text:style-name="T4">KJV</text:span></text:span></text:a><text:span text:style-name="T4"> Isaiah 6:6 </text:span><text:a xlink:type="simple" xlink:href="https://www.biblegateway.com/passage/?search=isaias+6%3A6&amp;version=KJV" text:style-name="Internet_20_link" text:visited-style-name="Visited_20_Internet_20_Link"><text:span text:style-name="Definition"><text:span text:style-name="T4">KJV</text:span></text:span></text:a><text:span text:style-name="T4"> Ezekiel 10:7 </text:span><text:a xlink:type="simple" xlink:href="https://www.biblegateway.com/passage/?search=Ezekiel+10%3A7&amp;version=KJV" text:style-name="Internet_20_link" text:visited-style-name="Visited_20_Internet_20_Link"><text:span text:style-name="Definition"><text:span text:style-name="T4">KJV</text:span></text:span></text:a></text:p></text:note-body></text:note>. Also when they do this, it only happens in <text:span text:style-name="T365">a </text:span>vision and not in a narrative that describes physical events. <text:span text:style-name="T365">I</text:span>n these tasks, as intelligent as a dog or a parrot. <text:span text:style-name="T365">I</text:span>n fact some <text:span text:style-name="T365">times they</text:span> function as watchdogs according to Genesis 3 <text:note text:id="ftn109" text:note-class="footnote"><text:note-citation>109</text:note-citation><text:note-body><text:p text:style-name="Footnote"><text:span text:style-name="T4">Genesis 3:24 </text:span><text:a xlink:type="simple" xlink:href="https://www.biblegateway.com/passage/?search=Genesis+3%3A24&amp;version=KJV" text:style-name="Internet_20_link" text:visited-style-name="Visited_20_Internet_20_Link"><text:span text:style-name="Definition"><text:span text:style-name="T4">KJV</text:span></text:span></text:a></text:p></text:note-body></text:note>. <text:span text:style-name="T366">O</text:span>r protectors, according to Ezekiel 28 <text:note text:id="ftn110" text:note-class="footnote"><text:note-citation>110</text:note-citation><text:note-body><text:p text:style-name="Footnote"><text:span text:style-name="T4">Ezekiel 28:14 </text:span><text:a xlink:type="simple" xlink:href="https://www.biblegateway.com/passage/?search=Ezekiel+28%3A14&amp;version=KJV" text:style-name="Internet_20_link" text:visited-style-name="Visited_20_Internet_20_Link"><text:span text:style-name="Definition"><text:span text:style-name="T4">KJV</text:span></text:span></text:a></text:p></text:note-body></text:note>, which directly compares the king of Tyre, and the Satan indirectly, with one of these animals, perhaps because the Satan was from the heavenly council, that is, very close to YHWH.</text:p>
      <text:p text:style-name="P7"><text:soft-page-break/>The translation of Seraf, the singular of Serafim, is serpent. An animal. And 3 of the total of 4 faces that the Cherubim have are of an animal: one is <text:span text:style-name="T366">of</text:span> an eagle, one is <text:span text:style-name="T366">of </text:span>a calf and one is <text:span text:style-name="T366">of </text:span>a lion. And his legs are from calf, although they also appear to have some wing structure. Also, according to Psalm 18, YHWH likes to ride them <text:note text:id="ftn111" text:note-class="footnote"><text:note-citation>111</text:note-citation><text:note-body><text:p text:style-name="Footnote"><text:span text:style-name="T4">Psalms 18:10 </text:span><text:a xlink:type="simple" xlink:href="https://www.biblegateway.com/passage/?search=salmo+18%3A10&amp;version=KJV" text:style-name="Internet_20_link" text:visited-style-name="Visited_20_Internet_20_Link"><text:span text:style-name="Definition"><text:span text:style-name="T4">KJV</text:span></text:span></text:a></text:p></text:note-body></text:note>.</text:p>
      <text:p text:style-name="P161"><text:span text:style-name="T4">Powerful animals, very intelligent, for animals, and very beautiful, but animals after all. Some kind of heavenly pets. Creatures that only the creator could have designed because according to Ezekiel they seem to have the body of a man </text:span><text:span text:style-name="T4"><text:note text:id="ftn112" text:note-class="footnote"><text:note-citation>112</text:note-citation><text:note-body><text:p text:style-name="Footnote"><text:span text:style-name="T4">Ezekiel 1:5 </text:span><text:a xlink:type="simple" xlink:href="https://www.biblegateway.com/passage/?search=Ezekiel+1%3A5&amp;version=KJV" text:style-name="Internet_20_link" text:visited-style-name="Visited_20_Internet_20_Link"><text:span text:style-name="Definition"><text:span text:style-name="T4">KJV</text:span></text:span></text:a></text:p></text:note-body></text:note></text:span><text:span text:style-name="T4"><text:s/>and have extraordinary capacities like changing </text:span><text:span text:style-name="T52">their</text:span><text:span text:style-name="T4"> face to any of 4 possible </text:span><text:span text:style-name="T4"><text:note text:id="ftn113" text:note-class="footnote"><text:note-citation>113</text:note-citation><text:note-body><text:p text:style-name="Footnote"><text:span text:style-name="T4">Ezekiel 1:10 </text:span><text:a xlink:type="simple" xlink:href="https://www.biblegateway.com/passage/?search=Ezekiel+1%3A10&amp;version=KJV" text:style-name="Internet_20_link" text:visited-style-name="Visited_20_Internet_20_Link"><text:span text:style-name="Definition"><text:span text:style-name="T4">KJV</text:span></text:span></text:a></text:p></text:note-body></text:note></text:span><text:span text:style-name="T4">. A kind of biological transformer</text:span><text:span text:style-name="T52">s</text:span><text:span text:style-name="T4">. They emit light that comes from their interior that appears to be like </text:span><text:bookmark text:name="en-KJV-20478"/>burning coals of fire<text:span text:style-name="T4"> </text:span><text:span text:style-name="T4"><text:note text:id="ftn114" text:note-class="footnote"><text:note-citation>114</text:note-citation><text:note-body><text:p text:style-name="Footnote"><text:span text:style-name="T4">Ezekiel 1:13 </text:span><text:a xlink:type="simple" xlink:href="https://www.biblegateway.com/passage/?search=Ezekiel+1%3A13&amp;version=KJV" text:style-name="Internet_20_link" text:visited-style-name="Visited_20_Internet_20_Link"><text:span text:style-name="Definition"><text:span text:style-name="T4">KJV</text:span></text:span></text:a></text:p></text:note-body></text:note></text:span><text:span text:style-name="T4">. One of the</text:span><text:span text:style-name="T52">m</text:span><text:span text:style-name="T4"> even take with their hand of said fire inside them and give it to a man dressed in linen </text:span><text:span text:style-name="T4"><text:note text:id="ftn115" text:note-class="footnote"><text:note-citation>115</text:note-citation><text:note-body><text:p text:style-name="Footnote"><text:span text:style-name="T4">Ezekiel 10:7 </text:span><text:a xlink:type="simple" xlink:href="https://www.biblegateway.com/passage/?search=Ezekiel+10%3A7&amp;version=KJV" text:style-name="Internet_20_link" text:visited-style-name="Visited_20_Internet_20_Link"><text:span text:style-name="Definition"><text:span text:style-name="T4">KJV</text:span></text:span></text:a></text:p></text:note-body></text:note></text:span><text:span text:style-name="T4">. And, according to Ezekiel 1, they run like the lightning </text:span><text:span text:style-name="T4"><text:note text:id="ftn116" text:note-class="footnote"><text:note-citation>116</text:note-citation><text:note-body><text:p text:style-name="Footnote"><text:span text:style-name="T4">Ezekiel 1:14 </text:span><text:a xlink:type="simple" xlink:href="https://www.biblegateway.com/passage/?search=Ezekiel+1%3A14&amp;version=KJV" text:style-name="Internet_20_link" text:visited-style-name="Visited_20_Internet_20_Link"><text:span text:style-name="Definition"><text:span text:style-name="T4">KJV</text:span></text:span></text:a></text:p></text:note-body></text:note></text:span><text:span text:style-name="T4">.</text:span></text:p>
      <text:p text:style-name="P7">Powerful animals but animals after all.</text:p>
      <text:h text:style-name="P218" text:outline-level="4">Creation.</text:h>
      <text:p text:style-name="P2">The bible describes creation, or what the author of <text:span text:style-name="T480">H</text:span>ebrews 9 calls “THIS creation” <text:note text:id="ftn117" text:note-class="footnote"><text:note-citation>117</text:note-citation><text:note-body><text:p text:style-name="Footnote"><text:span text:style-name="T4">Hebrews 9:11 </text:span><text:a xlink:type="simple" xlink:href="https://www.biblegateway.com/passage/?search=Hebrews+9%3A11&amp;version=MEV" text:style-name="Internet_20_link" text:visited-style-name="Visited_20_Internet_20_Link"><text:span text:style-name="Definition"><text:span text:style-name="T53">MEV</text:span></text:span></text:a><text:span text:style-name="T4"> </text:span><text:a xlink:type="simple" xlink:href="https://biblehub.com/text/hebrews/9-11.htm" text:style-name="Internet_20_link" text:visited-style-name="Visited_20_Internet_20_Link"><text:span text:style-name="Definition"><text:span text:style-name="T4">biblehub</text:span></text:span></text:a><text:span text:style-name="T4"> </text:span><text:a xlink:type="simple" xlink:href="https://biblehub.com/greek/3778.htm" text:style-name="Internet_20_link" text:visited-style-name="Visited_20_Internet_20_Link"><text:span text:style-name="Definition"><text:span text:style-name="T4">G3778</text:span></text:span></text:a></text:p></text:note-body></text:note>, in Genesis 1 and Genesis 2.</text:p>
      <text:p text:style-name="P94">Many people try to reconcile what the text of Genesis says with the ideas of a religion that passes itself off as science. <text:span text:style-name="T367">O</text:span>r with preconceived ideas of what the text narrates.</text:p>
      <text:p text:style-name="P7">But there is really no need if we read the text as it is.</text:p>
      <text:p text:style-name="P7">And if we do not deny what is logically obvious: That there HAS to be a creator.</text:p>
      <text:p text:style-name="P7">And let's remember that it HAS to exist because</text:p>
      <text:p text:style-name="P7">If we are going to call the human being intelligent, designer and creative, for all planes, shoes, cell phones, cars, <text:span text:style-name="T368">for </text:span>all the technology, <text:span text:style-name="T368">that men</text:span> has built,</text:p>
      <text:p text:style-name="P7">We have to</text:p>
      <text:p text:style-name="P94">To admit, by logical necessity, that the complexity of the <text:span text:style-name="T368">biological </text:span>machinery that we observe in plants and animals requires a technology of someone much more intelligent, designer and creative than <text:span text:style-name="T367">the human </text:span>being. A creator.</text:p>
      <text:p text:style-name="P7">It is simple observation and logic.</text:p>
      <text:p text:style-name="P95"><text:soft-page-break/><text:span text:style-name="T368">That is why,</text:span> <text:span text:style-name="T368">let us </text:span>remember that in this video we seek to understand the extraordinary events narrated in the bible <text:span text:style-name="T368">under</text:span> the light of current technology and tha<text:span text:style-name="T368">t which</text:span> we can logically project into the future. <text:span text:style-name="T368">A</text:span>nd not <text:span text:style-name="T368">under</text:span> the light of the technology <text:span text:style-name="T368">that </text:span>we believe the biblical authors had. <text:span text:style-name="T368">That’</text:span>s <text:span text:style-name="T368">the</text:span> logical <text:span text:style-name="T368">thing to do</text:span>. It is a better approximation to the techn<text:span text:style-name="T368">ical</text:span> creativity of the Creator. The evidence shows us that it is much more advanced.</text:p>
      <text:p text:style-name="P7">Doing this and studying a bit of the original <text:span text:style-name="T369">h</text:span>ebrew, the description of Genesis 1 and Genesis 2 can be understood consistently with futuristic projections of the current technology of man.</text:p>
      <text:p text:style-name="P162"><text:span text:style-name="T4">The first verse </text:span><text:span text:style-name="T54">specifies</text:span><text:span text:style-name="T4"> </text:span><text:span text:style-name="T54">for </text:span><text:span text:style-name="T4">us that it is going to speak </text:span><text:span text:style-name="T54">about</text:span><text:span text:style-name="T4"> two parts: the shamayim, translated as the heavens, and the earth. </text:span><text:span text:style-name="Bible_5f_text"><text:span text:style-name="T4">“</text:span></text:span><text:span text:style-name="Bible_5f_text"><text:span text:style-name="T54">I</text:span></text:span><text:span text:style-name="Bible_5f_text">n the beginning God created the heaven and the earth</text:span><text:span text:style-name="Bible_5f_text"><text:span text:style-name="T4">” </text:span></text:span><text:span text:style-name="Bible_5f_text"><text:span text:style-name="T4"><text:note text:id="ftn118" text:note-class="footnote"><text:note-citation>118</text:note-citation><text:note-body><text:p text:style-name="Footnote"><text:span text:style-name="T4">Genesis 1:1 </text:span><text:a xlink:type="simple" xlink:href="https://www.biblegateway.com/passage/?search=Genesis+1%3A1&amp;version=KJV" text:style-name="Internet_20_link" text:visited-style-name="Visited_20_Internet_20_Link"><text:span text:style-name="Definition"><text:span text:style-name="T4">KJV</text:span></text:span></text:a></text:p></text:note-body></text:note></text:span></text:span><text:span text:style-name="T4">.</text:span></text:p>
      <text:p text:style-name="P7">Here it is important to clarify that the <text:span text:style-name="T370">h</text:span>ebrew word <text:span text:style-name="T370">for</text:span> creat<text:span text:style-name="T370">ing</text:span> also accepts the idea <text:span text:style-name="T370">of b</text:span>uilding, organizing, shaping, assembling.</text:p>
      <text:p text:style-name="P163"><text:span text:style-name="T4">In the next verse we see that there were things pre-existing to </text:span><text:span text:style-name="T55">what</text:span><text:span text:style-name="T4"> he is </text:span><text:span text:style-name="T55">about </text:span><text:span text:style-name="T4">to create, organize or assemble: </text:span><text:span text:style-name="Bible_5f_text"><text:span text:style-name="T4">“</text:span></text:span><text:span text:style-name="Bible_5f_text"><text:span text:style-name="T55">A</text:span></text:span><text:span text:style-name="Bible_5f_text">nd the earth was without form, and void; and darkness was upon the face of the deep. And the Spirit of God moved upon the face of the waters</text:span><text:span text:style-name="Bible_5f_text"><text:span text:style-name="T4">” </text:span></text:span><text:span text:style-name="Bible_5f_text"><text:span text:style-name="T4"><text:note text:id="ftn119" text:note-class="footnote"><text:note-citation>119</text:note-citation><text:note-body><text:p text:style-name="Footnote"><text:span text:style-name="T4">Genesis 1:2 </text:span><text:a xlink:type="simple" xlink:href="https://www.biblegateway.com/passage/?search=Genesis+1%3A2&amp;version=KJV" text:style-name="Internet_20_link" text:visited-style-name="Visited_20_Internet_20_Link"><text:span text:style-name="Definition"><text:span text:style-name="T4">KJV</text:span></text:span></text:a></text:p></text:note-body></text:note></text:span></text:span><text:span text:style-name="T4">. </text:span><text:span text:style-name="T55">T</text:span><text:span text:style-name="T4">here was already a</text:span><text:span text:style-name="T55">n</text:span><text:span text:style-name="T4"> “</text:span><text:span text:style-name="T55">earth without form</text:span><text:span text:style-name="T4">”, a “</text:span><text:span text:style-name="T55">deep</text:span><text:span text:style-name="T4">” and some “waters”. </text:span><text:span text:style-name="T55">A</text:span><text:span text:style-name="T4">nd everything was dark and messy. It is not difficult to imagine a planet full of water but empty and dark from the lack of a transparent atmosphere.</text:span></text:p>
      <text:p text:style-name="P7"><text:span text:style-name="T371">It is evident t</text:span>he multiple interdependence of plants, animals and <text:span text:style-name="T371">the </text:span>environment. The functioning of the biological machinery depends mutually, in multiple ways, <text:span text:style-name="T371">of</text:span> other biological machines, <text:span text:style-name="T371">that is why they are </text:span>called “ecosystems”. But there is also a dependency on the <text:span text:style-name="T371">enviroment</text:span>. The biological machinery of this planet can only function at certain temperatures, certain atmospheric pressures, some only in presence of oxygen, of air, because they need to breathe, many <text:span text:style-name="T371">of </text:span>the<text:span text:style-name="T371">m</text:span> need to consume water to continue functioning. <text:span text:style-name="T371">The </text:span>whole <text:span text:style-name="T371">biological </text:span>system of the planet depends on characteristics <text:span text:style-name="T371">present </text:span>only <text:span text:style-name="T371">on </text:span>this planet.</text:p>
      <text:p text:style-name="P7">Thus, it is not difficult to imagine that everything had to be put in operation in a period of time that would allow the global system start without <text:span text:style-name="T371">collapsing</text:span>. A span of time like <text:span text:style-name="T371">the one</text:span> described in Genesis 1 and 2: 6 spins of the planet on its axis. 6 days. <text:span text:style-name="T371">Period</text:span>.</text:p>
      <text:h text:style-name="P220" text:outline-level="5"><text:soft-page-break/>Day 1.</text:h>
      <text:p text:style-name="P154"><text:span text:style-name="T4">The third verse of the bible tells us what Elohim did on the first day: </text:span><text:span text:style-name="Bible_5f_text"><text:span text:style-name="T4">“</text:span></text:span><text:span text:style-name="Bible_5f_text"><text:span text:style-name="T56">A</text:span></text:span><text:span text:style-name="Bible_5f_text">nd God said, Let there be light: and there was light</text:span><text:span text:style-name="Bible_5f_text"><text:span text:style-name="T4">” </text:span></text:span><text:span text:style-name="Bible_5f_text"><text:span text:style-name="T4"><text:note text:id="ftn120" text:note-class="footnote"><text:note-citation>120</text:note-citation><text:note-body><text:p text:style-name="Footnote"><text:span text:style-name="T4">Genesis 1:3 </text:span><text:a xlink:type="simple" xlink:href="https://www.biblegateway.com/passage/?search=Genesis+1%3A3&amp;version=KJV" text:style-name="Internet_20_link" text:visited-style-name="Visited_20_Internet_20_Link"><text:span text:style-name="Definition"><text:span text:style-name="T4">KJV</text:span></text:span></text:a></text:p></text:note-body></text:note></text:span></text:span><text:span text:style-name="T4">. </text:span><text:span text:style-name="T56">If</text:span><text:span text:style-name="T4"> we follow the established context, it is the moment in which the creator gives </text:span><text:span text:style-name="T56">the command </text:span><text:span text:style-name="T4">to use </text:span><text:span text:style-name="T56">His</text:span><text:span text:style-name="T4"> highly advanced technology to generate an atmosphere that allow</text:span><text:span text:style-name="T56">s</text:span><text:span text:style-name="T4"> the passage of light </text:span><text:span text:style-name="T56">so that it is possible to </text:span><text:span text:style-name="T4">begin to differentiate day from </text:span><text:span text:style-name="T56">night</text:span><text:span text:style-name="T4">. The process starts and it takes no more than one rotation of this planet on its axis before it is possible to distinguish the two states: one </text:span><text:span text:style-name="T56">of </text:span><text:span text:style-name="T4">light and one </text:span><text:span text:style-name="T56">of </text:span><text:span text:style-name="T4">dark</text:span><text:span text:style-name="T56">ness</text:span><text:span text:style-name="T4">.</text:span></text:p>
      <text:h text:style-name="P220" text:outline-level="5">Day 2.</text:h>
      <text:p text:style-name="P155"><text:span text:style-name="T4">The sixth verse sums up the second day for us: </text:span><text:span text:style-name="Bible_5f_text"><text:span text:style-name="T4">”</text:span></text:span><text:span text:style-name="Bible_5f_text"><text:span text:style-name="T57">Le</text:span></text:span><text:span text:style-name="Bible_5f_text"><text:span text:style-name="T4">t there be an expanse in the midst of the waters, and let it separate the waters from the waters” </text:span></text:span><text:span text:style-name="Bible_5f_text"><text:span text:style-name="T4"><text:note text:id="ftn121" text:note-class="footnote"><text:note-citation>121</text:note-citation><text:note-body><text:p text:style-name="Footnote"><text:span text:style-name="T4">Genesis 1:6 </text:span><text:a xlink:type="simple" xlink:href="https://www.biblegateway.com/passage/?search=Genesis+1%3A6&amp;version=MEV" text:style-name="Internet_20_link" text:visited-style-name="Visited_20_Internet_20_Link"><text:span text:style-name="Definition"><text:span text:style-name="T57">MEV</text:span></text:span></text:a></text:p></text:note-body></text:note></text:span></text:span><text:span text:style-name="T4">. Following the given context, it is the moment in which the order to create, according to a pre-established design, a separation of waters, one body of water is </text:span><text:span text:style-name="T57">under the expanse </text:span><text:span text:style-name="T4">directly on the planet and the other body of water above </text:span><text:span text:style-name="T57">the expanse</text:span><text:span text:style-name="T4"> in an outer orbit. To the space between the two masses of water, to that </text:span><text:span text:style-name="T57">expanse</text:span><text:span text:style-name="T4">, he calls </text:span><text:span text:style-name="T57">it </text:span><text:span text:style-name="T4">"shamaim" which </text:span><text:span text:style-name="T57">is </text:span><text:span text:style-name="T4">translate</text:span><text:span text:style-name="T57">d</text:span><text:span text:style-name="T4"> "heavens".</text:span></text:p>
      <text:h text:style-name="P220" text:outline-level="5">Day 3.</text:h>
      <text:p text:style-name="P89">On the third day Elohim separates the dry from the lower body of water, the <text:span text:style-name="T372">one </text:span>under the heavens. If the text is reconciled with the physical evidence that we <text:span text:style-name="T372">observe</text:span> even today, even after the times of Noah, the process generates a granite shell around the planet <text:span text:style-name="T372">that</text:span> has an interconnected subterranean ocean below and with large shallow lakes <text:span text:style-name="T372">over</text:span> said shell. Upon said shell of granite, the creator appears, or using cinematographic terminology: tele-generated by globalized parallel atomic copy, all vegetation, all the plants, already mature, with which he had thought to start the reproductive process of the plant kingdom.</text:p>
      <text:h text:style-name="P220" text:outline-level="5">Day 4.</text:h>
      <text:p text:style-name="P156"><text:span text:style-name="T4">The fourth day </text:span><text:span text:style-name="T58">He </text:span><text:span text:style-name="T4">modifies the atmosphere enough so that it can be observe</text:span><text:span text:style-name="T58">d</text:span><text:span text:style-name="T4"> the sun during the day and the moon and stars at night. It is </text:span><text:span text:style-name="T58">to be </text:span><text:span text:style-name="T4">observe</text:span><text:span text:style-name="T58">d</text:span><text:span text:style-name="T4"> that objects external to the atmosphere already physically existed. The plasma candle </text:span><text:span text:style-name="T59">that </text:span><text:span text:style-name="T4">we call the sun and the quasi-spherical object that reflects the light coming from the sun that we call moon, they already physically existed. What he </text:span><text:span text:style-name="T59">creates</text:span><text:span text:style-name="T4"> at this moment, what he shapes, organizes, arranges, are the lights, or </text:span><text:span text:style-name="T59">l</text:span>uminaries<text:span text:style-name="T4"> in some translations. He creates them through the physical transformations in temperature, distance, rotation, and so on, which are necessary </text:span><text:span text:style-name="T59">to</text:span><text:span text:style-name="T4"> keep the biological machinery on the planet running.</text:span></text:p>
      <text:h text:style-name="P220" text:outline-level="5"><text:soft-page-break/>Day 5.</text:h>
      <text:p text:style-name="P90">On the fifth day Elohim gives the <text:span text:style-name="T373">command</text:span> to create all the aquatic animals adults and adult birds with which <text:span text:style-name="T373">He</text:span> decided, during the design stage, start the reproductive process of these animals. And he did it <text:span text:style-name="T373">in</text:span> similar <text:span text:style-name="T373">manner </text:span>to how he created all the vegetation on the planet: by globalized parallel atomic tele-copying, <text:span text:style-name="T373">in </text:span>cinematographic terminology. In other words, a three-dimensional and parallel atomic copy-paste.</text:p>
      <text:h text:style-name="P220" text:outline-level="5">Day 6.</text:h>
      <text:p text:style-name="P90">On the sixth day he made the rest of the adult animals, the terrestrial ones, and the first man. <text:span text:style-name="T373">He did it i</text:span>n a similar way to how <text:span text:style-name="T373">He</text:span> create<text:span text:style-name="T373">d</text:span> plants, aquatic animals and birds, similarly as a human being of <text:span text:style-name="T373">today</text:span> creates a document on <text:span text:style-name="T373">his</text:span> computer. He tells him "<text:span text:style-name="T373">sonny,</text:span> create document". In this case everything was done through another son, the master copy: the son of God, the Lord of Lords, the King of Kings, The Only Begotten Son of God, The First and the Last, The Meshiakh of Israel: Yeshua HaMashiakh, Our Savior Jesus Christ. <text:span text:style-name="T373">T</text:span>hat could have done early in the morning in a nanosecond. He left homework to <text:span text:style-name="T373">his</text:span> creation, Adam, to give names to domestic animals and ONLY domestic animals. Both, those of the air and those of the field, but only the domestic ones, <text:span text:style-name="T373">the </text:span>logical <text:span text:style-name="T373">thing to do</text:span>. The <text:span text:style-name="T374">h</text:span>ebrew word <text:span text:style-name="T411">coded as </text:span>H929 <text:note text:id="ftn122" text:note-class="footnote"><text:note-citation>122</text:note-citation><text:note-body><text:p text:style-name="Footnote"><text:a xlink:type="simple" xlink:href="https://biblehub.com/hebrew/929.htm" text:style-name="Internet_20_link" text:visited-style-name="Visited_20_Internet_20_Link"><text:span text:style-name="Definition"><text:span text:style-name="T4">H929</text:span></text:span></text:a></text:p></text:note-body></text:note><text:s/>indicates <text:span text:style-name="T374">so</text:span>. And then, over the evening, when Adam had already done his homework, Elohim puts him to sleep and <text:span text:style-name="T374">c</text:span>reate<text:span text:style-name="T374">s</text:span> <text:span text:style-name="T374">his</text:span> partner.</text:p>
      <text:h text:style-name="P220" text:outline-level="5">Easy.</text:h>
      <text:p text:style-name="P2">If we really accept the logical. <text:span text:style-name="T375">That</text:span>:</text:p>
      <text:p text:style-name="P7">If we are going to call the human being intelligent, designer and creative, for all planes, shoes, cell phones, cars, <text:span text:style-name="T375">for </text:span>all the technology <text:span text:style-name="T375">that he</text:span> has built,</text:p>
      <text:p text:style-name="P7">We have to</text:p>
      <text:p text:style-name="P7">To admit, by logical necessity, that the complexity of the <text:span text:style-name="T375">biological </text:span>machinery that we observe in plants and animals requires a technology of someone much more intelligent, designer and creative than <text:span text:style-name="T375">the </text:span>being human. A creator.</text:p>
      <text:p text:style-name="P96">If we really accept that there HAS to be, by logical necessity, a creator with a technology that we can barely imagine.</text:p>
      <text:p text:style-name="P96">And if we read Genesis 1 and 2 as they are written, and not as we were taught read them, or how we want to read them so that they fit our preconceived ideas, it is not so difficult to believe them.</text:p>
      <text:p text:style-name="P7"><text:soft-page-break/>Today, with today's technology, imagining that of the creator, it is not <text:span text:style-name="T375">so h</text:span>ard to believe the first two chapters of Genesis.</text:p>
      <text:p text:style-name="P96">The bible is a practical book. It tells us about what we can see, about what that we can touch, of what is within our reach, of what we can check. Not <text:span text:style-name="T375">about </text:span>alpha centaur<text:span text:style-name="T375">i</text:span> and <text:span text:style-name="T375">about</text:span> galaxies billions of light years <text:span text:style-name="T375">far away</text:span>.</text:p>
      <text:h text:style-name="P218" text:outline-level="4">The <text:span text:style-name="T375">previous</text:span>.</text:h>
      <text:p text:style-name="P2">But according to the same scriptures, according to the bible, there are things that <text:span text:style-name="T375">existed</text:span> before the creation described in Genesis 1 and 2.</text:p>
      <text:h text:style-name="P221" text:outline-level="5">Elohim.</text:h>
      <text:p text:style-name="P2">The very word Elohim, who is the Creator, according to Genesis 1 and 2, already <text:s/><text:span text:style-name="T376">already </text:span>existed since he is the creator. Thus, Elohim is not part of what <text:span text:style-name="T376">was </text:span>created in Genesis 1 and 2. <text:span text:style-name="T376">He</text:span> <text:span text:style-name="T376">already </text:span>was. <text:span text:style-name="T376">He</text:span> already existed. It's obvious but you have to mention it because there are people who like to deny the obvious.</text:p>
      <text:h text:style-name="P220" text:outline-level="5">Yeshua.</text:h>
      <text:p text:style-name="P165"><text:span text:style-name="T4">Yeshua, our Lord Jesus Christ, even if not everyone is aware that </text:span><text:span text:style-name="T60">He</text:span><text:span text:style-name="T4"> is their lord, or do not want to recognize </text:span><text:span text:style-name="T60">H</text:span><text:span text:style-name="T4">im as such, is neither part of THIS creation nor of anything created. According to John 1, </text:span><text:span text:style-name="Bible_5f_text"><text:span text:style-name="T4">”</text:span></text:span><text:span text:style-name="Bible_5f_text"><text:span text:style-name="T61">I</text:span></text:span><text:span text:style-name="Bible_5f_text"><text:span text:style-name="T4">n the beginning was the Word, and the Word was with God, and the Word was God. The same was in the beginning with God. All things were made by him ; and without him was not any thing made that was made. In him was life; and the life was the light of men” </text:span></text:span><text:span text:style-name="Bible_5f_text"><text:span text:style-name="T4"><text:note text:id="ftn123" text:note-class="footnote"><text:note-citation>123</text:note-citation><text:note-body><text:p text:style-name="Footnote"><text:s/><text:span text:style-name="T378">John 1:1-4 </text:span><text:a xlink:type="simple" xlink:href="https://www.biblegateway.com/passage/?search=John+1%3A1-4&amp;version=KJV" text:style-name="Internet_20_link" text:visited-style-name="Visited_20_Internet_20_Link"><text:span text:style-name="T378">KJV</text:span></text:a></text:p></text:note-body></text:note></text:span></text:span><text:span text:style-name="T4">, and then tells us that: </text:span><text:span text:style-name="Bible_5f_text"><text:span text:style-name="T4">”</text:span></text:span><text:span text:style-name="Bible_5f_text"><text:span text:style-name="T61">An</text:span></text:span><text:span text:style-name="Bible_5f_text"><text:span text:style-name="T4">d the Word was made flesh, and dwelt among us, (and we beheld his glory, the glory as of the only begotten of the Father,) full of grace and truth" </text:span></text:span><text:span text:style-name="Bible_5f_text"><text:span text:style-name="T4"><text:note text:id="ftn124" text:note-class="footnote"><text:note-citation>124</text:note-citation><text:note-body><text:p text:style-name="Footnote"><text:s/><text:span text:style-name="T378">John 1:14 </text:span><text:a xlink:type="simple" xlink:href="https://www.biblegateway.com/passage/?search=John+1%3A14&amp;version=KJV" text:style-name="Internet_20_link" text:visited-style-name="Visited_20_Internet_20_Link"><text:span text:style-name="T378">KJV</text:span></text:a></text:p></text:note-body></text:note></text:span></text:span><text:span text:style-name="T4">. And he ends up identifying the Word with Jesus Christ saying </text:span><text:span text:style-name="Bible_5f_text"><text:span text:style-name="T4">“</text:span></text:span><text:span text:style-name="Bible_5f_text"><text:span text:style-name="T61">g</text:span></text:span><text:span text:style-name="Bible_5f_text">race and truth came by Jesus Christ</text:span><text:span text:style-name="Bible_5f_text"><text:span text:style-name="T4">” </text:span></text:span><text:span text:style-name="Bible_5f_text"><text:span text:style-name="T4"><text:note text:id="ftn125" text:note-class="footnote"><text:note-citation>125</text:note-citation><text:note-body><text:p text:style-name="P164"><text:s/>John 1:<text:span text:style-name="T378">17</text:span> <text:a xlink:type="simple" xlink:href="https://www.biblegateway.com/passage/?search=John+1%3A17&amp;version=KJV" text:style-name="Internet_20_link" text:visited-style-name="Visited_20_Internet_20_Link"><text:span text:style-name="T377">KJV</text:span></text:a></text:p></text:note-body></text:note></text:span></text:span><text:span text:style-name="T4">. All things were made by through Yeshua and without Him nothing was made that was made. Yeshua is prior to </text:span><text:span text:style-name="T61">anything created </text:span><text:span text:style-name="T4">including THIS creation.</text:span></text:p>
      <text:h text:style-name="P220" text:outline-level="5">The Sons of Elohim.</text:h>
      <text:p text:style-name="P2">The "beni-haelohim", the sons of Elohim <text:note text:id="ftn126" text:note-class="footnote"><text:note-citation>126</text:note-citation><text:note-body><text:p text:style-name="Footnote"><text:span text:style-name="T4">Job 1:6 </text:span><text:a xlink:type="simple" xlink:href="https://biblehub.com/text/job/1-6.htm" text:style-name="Internet_20_link" text:visited-style-name="Visited_20_Internet_20_Link"><text:span text:style-name="Definition"><text:span text:style-name="T4">biblehub</text:span></text:span></text:a></text:p></text:note-body></text:note>, the union of the words H1121 and H430 of the Strong code are not part of <text:span text:style-name="T379">THIS</text:span> creation. Nowhere in Genesis 1 and 2 does this expression appear. The Satan is part of this group and so are the angels. <text:span text:style-name="T379">T</text:span>he book of job indicates so. The bible refers to men as the sons of Adam, not like the sons of Elohim. Thus, the sons of Elohim do not part of THIS creation.</text:p>
      <text:h text:style-name="P220" text:outline-level="5"><text:soft-page-break/>The Angels.</text:h>
      <text:p text:style-name="P97">Nowhere in the creation account <text:span text:style-name="T379">of</text:span> Genesis 1 and 2 appears the <text:span text:style-name="T379">h</text:span>ebrew word <text:span text:style-name="T411">coded as </text:span>H4397 <text:note text:id="ftn127" text:note-class="footnote"><text:note-citation>127</text:note-citation><text:note-body><text:p text:style-name="Footnote"><text:a xlink:type="simple" xlink:href="https://biblehub.com/hebrew/4397.htm" text:style-name="Internet_20_link" text:visited-style-name="Visited_20_Internet_20_Link"><text:span text:style-name="Definition"><text:span text:style-name="T4">H4397</text:span></text:span></text:a></text:p></text:note-body></text:note>, the word “malakh” in the singular, or “malakhim” in the plural, used in the bible for “angel” or “messenger”. In addition, in Psalm 8, the word Elohim is also used, that which is <text:span text:style-name="T379">for </text:span>the Creator, to refer to the angels as a whole <text:note text:id="ftn128" text:note-class="footnote"><text:note-citation>128</text:note-citation><text:note-body><text:p text:style-name="Footnote"><text:span text:style-name="T4">Psalms 8:5 </text:span><text:a xlink:type="simple" xlink:href="https://biblehub.com/text/psalms/8-5.htm" text:style-name="Internet_20_link" text:visited-style-name="Visited_20_Internet_20_Link"><text:span text:style-name="Definition"><text:span text:style-name="T4">biblehub</text:span></text:span></text:a></text:p></text:note-body></text:note>. The angels are not part of THIS creation.</text:p>
      <text:h text:style-name="P220" text:outline-level="5">The Satan and company.</text:h>
      <text:p text:style-name="P2">The "bení-haelohim" who <text:span text:style-name="T379">were</text:span> not <text:span text:style-name="T382">any </text:span><text:span text:style-name="T379">good</text:span> <text:span text:style-name="T382">little </text:span>angel<text:span text:style-name="T379">s</text:span>, all those children of Elohim who opposed YHWH, Jehovah, Elohim, when he created the being human, they are not part of THIS creation either. Among them is <text:span text:style-name="T379">the </text:span>Satan, the ancient serpent, the devil, the first liar and the first murderer, all titles of the person who is only named in the bible by these titles. The same one that initiates the little problem of disobedience <text:span text:style-name="T379">when he deceived E</text:span>ve. <text:span text:style-name="T379">The</text:span> Satan and company are not part of THIS creation because they are a subset of the beni-haelohim who are not part of of THIS creation.</text:p>
      <text:h text:style-name="P220" text:outline-level="5">The Winged Ones.</text:h>
      <text:p text:style-name="P97">The Serafim of Isaiah 6, the Cherubim of Ezekiel and the living creatures or animals of Revelation 4, those of which we have already spoken, they were <text:span text:style-name="T379">already </text:span>created. These mighty animals that are ridden by YHWH and that have 6 extremities and 4 possible faces, these <text:span text:style-name="T379">kind</text:span> of biological transformers that are celestial pets, <text:span text:style-name="T379">they </text:span>were already created when Elohim created this heaven and this earth.</text:p>
      <text:h text:style-name="P220" text:outline-level="5">The stars.</text:h>
      <text:p text:style-name="P2">Neither do the stars. The only occurrence of the word used in the bible for “star”, the word H3556 <text:note text:id="ftn129" text:note-class="footnote"><text:note-citation>129</text:note-citation><text:note-body><text:p text:style-name="Footnote"><text:a xlink:type="simple" xlink:href="https://biblehub.com/hebrew/3556.htm" text:style-name="Internet_20_link" text:visited-style-name="Visited_20_Internet_20_Link"><text:span text:style-name="Definition"><text:span text:style-name="T4">H3556</text:span></text:span></text:a></text:p></text:note-body></text:note>, is under the verb GOVERN, NOT under the verb CREATE. This is an example of how even translators are carried away by preconceived ideas. The lesser star, <text:span text:style-name="T380">that is</text:span> the light of the moon, governs the night and the "kakobim", <text:span text:style-name="T380">which</text:span> <text:span text:style-name="T380">means</text:span>, the stars. The stars are also not part of what was created in Genesis 1 and 2. This is perfectly consistent with the fact that the "heavens" of the Genesis also have a heaven, which was also created by YHWH, <text:span text:style-name="T380">but </text:span>BEFORE THIS creation.</text:p>
      <text:h text:style-name="P220" text:outline-level="5">A part of the armies of Heaven.</text:h>
      <text:p text:style-name="P2">The armies of heaven include the sons of Elohim, Satan and company, the angels, the stars and all the animals that fly in the sky. And since only the last ones are part of THIS creation, good part of the armies of heaven are NOT part of THIS creation. In Genesis 1 were completed YES, when the animals that fly in the sky <text:span text:style-name="T380">were made</text:span>, but before THIS <text:soft-page-break/>creation there was already a good part of the armies of heaven. The <text:span text:style-name="T411">h</text:span>ebrew word for “armies”, the word <text:span text:style-name="T411">coded as </text:span>H6635 <text:note text:id="ftn130" text:note-class="footnote"><text:note-citation>130</text:note-citation><text:note-body><text:p text:style-name="Footnote"><text:a xlink:type="simple" xlink:href="https://biblehub.com/hebrew/6635.htm" text:style-name="Internet_20_link" text:visited-style-name="Visited_20_Internet_20_Link"><text:span text:style-name="Definition"><text:span text:style-name="T4">H6635</text:span></text:span></text:a></text:p></text:note-body></text:note>, the word “tsaba” only appears ONE time in Genesis 1, and appears AFTER the creation of man, and in the context of FINISH<text:span text:style-name="T380">ING</text:span> the “armies” of what is on earth and in the heavens, th<text:span text:style-name="T380">ose that</text:span> have just been created. A good part of the armies of the heavens already existed BEFORE THIS creation.</text:p>
      <text:h text:style-name="P220" text:outline-level="5">Heaven of Heavens.</text:h>
      <text:p text:style-name="P2">The expression heaven of heaven<text:span text:style-name="T381">s</text:span> <text:span text:style-name="T381">appears a few times </text:span>in the bible. <text:span text:style-name="T381">It </text:span>is the union of the word H8064 in the singular with the same in the plural <text:note text:id="ftn131" text:note-class="footnote"><text:note-citation>131</text:note-citation><text:note-body><text:p text:style-name="Footnote"><text:a xlink:type="simple" xlink:href="https://biblehub.com/hebrew/8064.htm" text:style-name="Internet_20_link" text:visited-style-name="Visited_20_Internet_20_Link"><text:span text:style-name="Definition"><text:span text:style-name="T4">H8064</text:span></text:span></text:a></text:p></text:note-body></text:note>. Shami-hashamayim and on various occasions it is used in contrast to the plural only referring to the shamayim created in Genesis 1, as used for example in Deuteronomy 10 <text:note text:id="ftn132" text:note-class="footnote"><text:note-citation>132</text:note-citation><text:note-body><text:p text:style-name="Footnote"><text:span text:style-name="T4">Deuteronomy 10:14 </text:span><text:a xlink:type="simple" xlink:href="https://www.biblegateway.com/passage/?search=Deuteronomy+10%3A14&amp;version=KJV" text:style-name="Internet_20_link" text:visited-style-name="Visited_20_Internet_20_Link"><text:span text:style-name="Definition"><text:span text:style-name="T4">KJV</text:span></text:span></text:a><text:span text:style-name="T4"> </text:span><text:a xlink:type="simple" xlink:href="https://biblehub.com/text/deuteronomy/10-14.htm" text:style-name="Internet_20_link" text:visited-style-name="Visited_20_Internet_20_Link"><text:span text:style-name="Definition"><text:span text:style-name="T4">biblehub</text:span></text:span></text:a></text:p></text:note-body></text:note>. First in the plural and then the combination separated by a vev, the <text:span text:style-name="T381">h</text:span>ebrew letter used to separate phrases. The shamaim is part of THIS creation, the one narrated in Genesis 1 and 2. The <text:span text:style-name="T381">heaven</text:span> of the heavens <text:span text:style-name="T381">is NOT</text:span>. That <text:span text:style-name="T382">heaven </text:span>already was, already existed. In it were the sons of Elohim, Satan and company, the angels and the stars. Well, the Satan and company were not yet the Satan and company, <text:span text:style-name="T382">they were </text:span>still <text:span text:style-name="T382">good little</text:span> angels, they had not <text:span text:style-name="T382">yet opposed the Creator</text:span>. But the idea is clear.</text:p>
      <text:h text:style-name="P218" text:outline-level="4">Consistency.</text:h>
      <text:p text:style-name="P2">What was created in Genesis 1 and 2 is what we see on this planet: plants, animals, people, the earth and the skies, those that if we look <text:span text:style-name="T383">up,</text:span> we can see that they have clouds, and that in Noah's time they had waters above. The bible is practical, it does not tell us about other planets or things to which man has no access. The theme of Genesis 1 and 2 is limited to THIS creation.</text:p>
      <text:p text:style-name="P7">Of course this is only ONE way to coherently understand the bible with what the technical creativity of man that we use in day to day <text:span text:style-name="T383">basis </text:span>allows us to project logically. Because if we compare it with the technical creativity necessary for all the biological machinery that we observe in everyday life: plants, animals and people, it is rationally undeniable that there HAS to be <text:span text:style-name="T383">a Creator </text:span>much <text:span text:style-name="T383">more </text:span>intelligent and creative than the human being. That Elohim of Genesis 1. This is just what seems to be the most literal of all ways <text:span text:style-name="T383">to</text:span> understand a text that ha<text:span text:style-name="T383">d</text:span> to be designed for all ages and all times.</text:p>
      <text:p text:style-name="P25">Technical creativity is the best criterion to distinguish a religion <text:span text:style-name="T384">from</text:span> a science. Yes, Christianity is a Faith. <text:span text:style-name="T384">It</text:span> has never denied it. Yes, claims to be the only true faith because it comes from the only <text:span text:style-name="T384">True </text:span>God. But it is much more logical and coherent, with that <text:soft-page-break/>technical creativity that we observe, tha<text:span text:style-name="T384">n</text:span> the rest of religions, including some pretending to be science<text:span text:style-name="T384">s</text:span>.</text:p>
      <text:p text:style-name="P7">According to the bible, Yeshua is Lord of Lords over EVERYTHING, everything, everything including everything prior to THIS creation, because th<text:span text:style-name="T385">o</text:span>se things <text:span text:style-name="T385">were </text:span>ALSO created by Yeshua and were given to him by his Father.</text:p>
      <text:p text:style-name="P7">This way of understanding the bible does not contradict anything that is written on it and seems to be the most literal of all.</text:p>
      <text:h text:style-name="P216" text:outline-level="3">Savio<text:span text:style-name="T386">u</text:span>r.</text:h>
      <text:p text:style-name="P166"><text:span text:style-name="T4">According to the bible, in Luke 2, it is said of Yeshua that: </text:span><text:span text:style-name="Bible_5f_text"><text:span text:style-name="T4">“</text:span></text:span><text:span text:style-name="Bible_5f_text"><text:span text:style-name="T62">F</text:span></text:span><text:span text:style-name="Bible_5f_text">or unto you is born this day in the city of David a </text:span><text:span text:style-name="Bible_5f_text"><text:span text:style-name="T386">SAVIOUR</text:span></text:span><text:span text:style-name="Bible_5f_text">, which is Christ the Lord</text:span><text:span text:style-name="Bible_5f_text"><text:span text:style-name="T4">” </text:span></text:span><text:span text:style-name="Bible_5f_text"><text:span text:style-name="T4"><text:note text:id="ftn133" text:note-class="footnote"><text:note-citation>133</text:note-citation><text:note-body><text:p text:style-name="Footnote"><text:span text:style-name="T4">Luke 2:11 </text:span><text:a xlink:type="simple" xlink:href="https://www.biblegateway.com/passage/?search=Luke+2%3A11&amp;version=KJV" text:style-name="Internet_20_link" text:visited-style-name="Visited_20_Internet_20_Link"><text:span text:style-name="Definition"><text:span text:style-name="T4">KJV</text:span></text:span></text:a></text:p></text:note-body></text:note></text:span></text:span><text:span text:style-name="T4">, and in John 4 some Samaritans say of Jesus Christ that: </text:span><text:span text:style-name="Bible_5f_text"><text:span text:style-name="T4">“</text:span></text:span><text:span text:style-name="Bible_5f_text"><text:span text:style-name="T62">w</text:span></text:span><text:span text:style-name="Bible_5f_text"><text:span text:style-name="T4">e have heard him ourselves, and know that this is indeed the Christ, the </text:span></text:span><text:span text:style-name="Bible_5f_text"><text:span text:style-name="T62">SAVIOUR</text:span></text:span><text:span text:style-name="Bible_5f_text"><text:span text:style-name="T4"> of the world” </text:span></text:span><text:span text:style-name="Bible_5f_text"><text:span text:style-name="T4"><text:note text:id="ftn134" text:note-class="footnote"><text:note-citation>134</text:note-citation><text:note-body><text:p text:style-name="Footnote"><text:span text:style-name="T4">John 4:42 </text:span><text:a xlink:type="simple" xlink:href="https://www.biblegateway.com/passage/?search=John+4%3A42&amp;version=KJV" text:style-name="Internet_20_link" text:visited-style-name="Visited_20_Internet_20_Link"><text:span text:style-name="Definition"><text:span text:style-name="T4">KJV</text:span></text:span></text:a></text:p></text:note-body></text:note></text:span></text:span><text:span text:style-name="T4">.</text:span></text:p>
      <text:p text:style-name="P7">Thus, according to the bible, Jesus Christ is Savior.</text:p>
      <text:p text:style-name="P7">But savior from what? What <text:span text:style-name="T387">did He </text:span>save us <text:span text:style-name="T387">from</text:span>?</text:p>
      <text:p text:style-name="P7">There are only two ways to see existence:</text:p>
      <text:list xml:id="list1212288949" text:style-name="L4">
        <text:list-item>
          <text:p text:style-name="P232">Physical death is the end. <text:span text:style-name="T387">Period</text:span>. It's all over and it's for forever. Physical death is eternal. Or exclusively</text:p>
        </text:list-item>
        <text:list-item>
          <text:p text:style-name="P232">Physical death is NOT the end. Jesus Christ was physically resurrected, is alive, and physical life is eternal because we are going to see each other again after the PHYSICAL resurrection of the PHYSICAL dead. <text:span text:style-name="T387">A</text:span>nd that physical resurrection is to never die again physically because <text:span text:style-name="T387">it is not possible to</text:span> die physically, that is what Jesus Christ affirms.</text:p>
        </text:list-item>
      </text:list>
      <text:p text:style-name="P2">Thus, Jesus Christ saves us from death.</text:p>
      <text:p text:style-name="P7">To make the concept clear from the biblical point of view, let us see that the bible tells us.</text:p>
      <text:h text:style-name="P218" text:outline-level="4">Life.</text:h>
      <text:p text:style-name="P2">In various parts of the gospels our Lord Jesus Christ, Yeshua, refers to life:</text:p>
      <text:p text:style-name="P168"><text:span text:style-name="T4">In John 14 he says: </text:span><text:span text:style-name="Bible_5f_text"><text:span text:style-name="T4">“</text:span></text:span><text:span text:style-name="Bible_5f_text"><text:span text:style-name="T63">I</text:span></text:span><text:span text:style-name="Bible_5f_text"> am the way, the truth, and the life</text:span><text:span text:style-name="Bible_5f_text"><text:span text:style-name="T4">" </text:span></text:span><text:span text:style-name="Bible_5f_text"><text:span text:style-name="T4"><text:note text:id="ftn135" text:note-class="footnote"><text:note-citation>135</text:note-citation><text:note-body><text:p text:style-name="Footnote"><text:span text:style-name="T4">John 14:6 </text:span><text:a xlink:type="simple" xlink:href="https://www.biblegateway.com/passage/?search=John+14%3A6&amp;version=NKJV" text:style-name="Internet_20_link" text:visited-style-name="Visited_20_Internet_20_Link"><text:span text:style-name="Definition"><text:span text:style-name="T4">NKJV</text:span></text:span></text:a></text:p></text:note-body></text:note></text:span></text:span><text:span text:style-name="T4">.</text:span></text:p>
      <text:p text:style-name="P168"><text:soft-page-break/><text:span text:style-name="T4">In John 11 he states: </text:span><text:span text:style-name="Bible_5f_text"><text:span text:style-name="T4">“</text:span></text:span><text:span text:style-name="Bible_5f_text"><text:span text:style-name="T63">I</text:span></text:span><text:span text:style-name="Bible_5f_text"> am the resurrection and the life. He who believes in Me, though he may die, he shall live</text:span><text:span text:style-name="Bible_5f_text"><text:span text:style-name="T4">” </text:span></text:span><text:span text:style-name="Bible_5f_text"><text:span text:style-name="T4"><text:note text:id="ftn136" text:note-class="footnote"><text:note-citation>136</text:note-citation><text:note-body><text:p text:style-name="Footnote"><text:span text:style-name="T4">John 11:25 </text:span><text:a xlink:type="simple" xlink:href="https://www.biblegateway.com/passage/?search=John+11%3A25&amp;version=NKJV" text:style-name="Internet_20_link" text:visited-style-name="Visited_20_Internet_20_Link"><text:span text:style-name="Definition"><text:span text:style-name="T4">NKJV</text:span></text:span></text:a></text:p></text:note-body></text:note></text:span></text:span><text:span text:style-name="T4">.</text:span></text:p>
      <text:p text:style-name="P168"><text:span text:style-name="T4">In John 8: </text:span><text:span text:style-name="Bible_5f_text"><text:span text:style-name="T4">“</text:span></text:span><text:span text:style-name="Bible_5f_text"><text:span text:style-name="T63">I</text:span></text:span><text:span text:style-name="Bible_5f_text"> am the light of the world. He who follows Me shall not walk in darkness, but have the light of life</text:span><text:span text:style-name="Bible_5f_text"><text:span text:style-name="T4">” </text:span></text:span><text:span text:style-name="Bible_5f_text"><text:span text:style-name="T4"><text:note text:id="ftn137" text:note-class="footnote"><text:note-citation>137</text:note-citation><text:note-body><text:p text:style-name="Footnote"><text:span text:style-name="T4">John 8:12 </text:span><text:a xlink:type="simple" xlink:href="https://www.biblegateway.com/passage/?search=John+8%3A12&amp;version=NKJV" text:style-name="Internet_20_link" text:visited-style-name="Visited_20_Internet_20_Link"><text:span text:style-name="Definition"><text:span text:style-name="T4">NKJV</text:span></text:span></text:a></text:p></text:note-body></text:note></text:span></text:span><text:span text:style-name="T4">.</text:span></text:p>
      <text:p text:style-name="P168"><text:span text:style-name="T4">In John 6: </text:span><text:span text:style-name="Bible_5f_text"><text:span text:style-name="T4">“</text:span></text:span><text:span text:style-name="Bible_5f_text"><text:span text:style-name="T63">I</text:span></text:span><text:span text:style-name="Bible_5f_text"> am the bread of life</text:span><text:span text:style-name="Bible_5f_text"><text:span text:style-name="T4">” </text:span></text:span><text:span text:style-name="Bible_5f_text"><text:span text:style-name="T4"><text:note text:id="ftn138" text:note-class="footnote"><text:note-citation>138</text:note-citation><text:note-body><text:p text:style-name="Footnote"><text:span text:style-name="T4">John 6:35 </text:span><text:a xlink:type="simple" xlink:href="https://www.biblegateway.com/passage/?search=John+6%3A35&amp;version=NKJV" text:style-name="Internet_20_link" text:visited-style-name="Visited_20_Internet_20_Link"><text:span text:style-name="Definition"><text:span text:style-name="T4">NKJV</text:span></text:span></text:a></text:p></text:note-body></text:note></text:span></text:span><text:span text:style-name="T4">.</text:span></text:p>
      <text:p text:style-name="P168"><text:span text:style-name="T4">In John 17: </text:span><text:span text:style-name="Bible_5f_text"><text:span text:style-name="T4">“</text:span></text:span><text:span text:style-name="Bible_5f_text"><text:span text:style-name="T63">A</text:span></text:span><text:span text:style-name="Bible_5f_text">nd this is eternal life, that they may know You, the only true God, and Jesus Christ whom You have sent</text:span><text:span text:style-name="Bible_5f_text"><text:span text:style-name="T4">” </text:span></text:span><text:span text:style-name="Bible_5f_text"><text:span text:style-name="T4"><text:note text:id="ftn139" text:note-class="footnote"><text:note-citation>139</text:note-citation><text:note-body><text:p text:style-name="Footnote"><text:span text:style-name="T4">John 17:3 </text:span><text:a xlink:type="simple" xlink:href="https://www.biblegateway.com/passage/?search=John+17%3A3&amp;version=NKJV" text:style-name="Internet_20_link" text:visited-style-name="Visited_20_Internet_20_Link"><text:span text:style-name="Definition"><text:span text:style-name="T4">NKJV</text:span></text:span></text:a></text:p></text:note-body></text:note></text:span></text:span><text:span text:style-name="T4">.</text:span></text:p>
      <text:p text:style-name="P7">In short, Life, according to the bible in the voice of Jesus Christ, is Himself, Jesus Christ, Yeshua. And as 1st John 2 says:</text:p>
      <text:p text:style-name="P169"><text:span text:style-name="Bible_5f_text"><text:span text:style-name="T4">“</text:span></text:span><text:span text:style-name="Bible_5f_text"><text:span text:style-name="T64">T</text:span></text:span><text:span text:style-name="Bible_5f_text">he one who says ‘I have come to know God’ and yet does not keep his commandments is a liar, and the truth is not in such a person. </text:span><text:span text:style-name="Bible_5f_text"><text:span text:style-name="T388">B</text:span></text:span><text:span text:style-name="Bible_5f_text">ut whoever obeys his word, truly in this person the love of God has been perfected. By this we know that we are in him. </text:span><text:span text:style-name="Bible_5f_text"><text:span text:style-name="T388">T</text:span></text:span><text:span text:style-name="Bible_5f_text">he one who says he resides in God ought himself to walk just as Jesus walked</text:span><text:span text:style-name="Bible_5f_text"><text:span text:style-name="T4">" </text:span></text:span><text:span text:style-name="Bible_5f_text"><text:span text:style-name="T4"><text:note text:id="ftn140" text:note-class="footnote"><text:note-citation>140</text:note-citation><text:note-body><text:p text:style-name="Footnote"><text:span text:style-name="T4">1 John 2:4-6 </text:span><text:a xlink:type="simple" xlink:href="https://www.biblegateway.com/passage/?search=1+John+2%3A4-6&amp;version=NET" text:style-name="Internet_20_link" text:visited-style-name="Visited_20_Internet_20_Link"><text:span text:style-name="Definition"><text:span text:style-name="T4">NET</text:span></text:span></text:a></text:p></text:note-body></text:note></text:span></text:span><text:span text:style-name="T4">. </text:span><text:span text:style-name="T64">That means</text:span><text:span text:style-name="T4">: loving.</text:span></text:p>
      <text:p text:style-name="P100">This physical life that Jesus speaks of is eternal, it does not end with physical death because it continues after the resurrection of the dead. <text:span text:style-name="T389">It is o</text:span>nly interrupted.</text:p>
      <text:p text:style-name="P170"><text:span text:style-name="T4">Paul explains in Philippians 3 that Jesus Christ </text:span><text:span text:style-name="Bible_5f_text"><text:span text:style-name="T4">“</text:span></text:span><text:span text:style-name="Bible_5f_text"><text:span text:style-name="T65">w</text:span></text:span><text:span text:style-name="Bible_5f_text"><text:span text:style-name="T4">ill transform these humble bodies of ours into the likeness of his glorious body" </text:span></text:span><text:span text:style-name="Bible_5f_text"><text:span text:style-name="T4"><text:note text:id="ftn141" text:note-class="footnote"><text:note-citation>141</text:note-citation><text:note-body><text:p text:style-name="Footnote"><text:span text:style-name="T4">Philippians 3:21 </text:span><text:a xlink:type="simple" xlink:href="https://www.biblegateway.com/passage/?search=Philippians+3%3A21&amp;version=NET" text:style-name="Internet_20_link" text:visited-style-name="Visited_20_Internet_20_Link"><text:span text:style-name="Definition"><text:span text:style-name="T65">NET</text:span></text:span></text:a></text:p></text:note-body></text:note></text:span></text:span><text:span text:style-name="T4">. Th</text:span><text:span text:style-name="T65">at</text:span><text:span text:style-name="T4"> one who ate roasted fish according to Luke 24, which can be touched, and which went up to heaven and they saw him until a cloud covered him according to Acts 1.</text:span></text:p>
      <text:p text:style-name="P7">If <text:span text:style-name="T390">that</text:span> <text:span text:style-name="T390">is believed</text:span>, <text:span text:style-name="T390">real life starts</text:span>. <text:span text:style-name="T390">People</text:span> begin to live according to what is believed. That physical life continues and that the manner of to stay alive is to follow Yeshua, YHWH, through his Spirit that lives in us, his Ruakh Hakodesh. To live as Yeshua lives. <text:span text:style-name="T390">L</text:span>oving. Following the Law, the Precepts, the Commandments. <text:span text:style-name="T390">L</text:span>oving them to be able follow them. Doing what is good according to YHWH, not according to my heart.</text:p>
      <text:p text:style-name="P7">YHWH himself explains through his prophet Ezekiel that:</text:p>
      <text:p text:style-name="P101"><text:span text:style-name="Bible_5f_text">"If the wicked person turns from all the sin he has committed and observes all my statutes and does what is just and right, he will surely live; he will </text:span><text:span text:style-name="Bible_5f_text"><text:span text:style-name="T391">NOT</text:span></text:span><text:span text:style-name="Bible_5f_text"> </text:span><text:span text:style-name="Bible_5f_text"><text:span text:style-name="T391">DIE</text:span></text:span><text:span text:style-name="Bible_5f_text">. None of the sins he has committed will be held against him; because of the righteousness he has done, he </text:span><text:span text:style-name="Bible_5f_text"><text:span text:style-name="T391">WILL</text:span></text:span><text:span text:style-name="Bible_5f_text"> </text:span><text:span text:style-name="Bible_5f_text"><text:span text:style-name="T391">LIVE</text:span></text:span><text:span text:style-name="Bible_5f_text">. Do I actually delight in the death of the wicked, declares the Sovereign Lord? Do I not prefer that he turn from his wicked conduct and live?</text:span></text:p>
      <text:p text:style-name="P101"><text:soft-page-break/><text:span text:style-name="Bible_5f_text"/></text:p>
      <text:p text:style-name="P101"><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text:span><text:span text:style-name="Bible_5f_text"><text:span text:style-name="T391">WIL DIE</text:span></text:span><text:span text:style-name="Bible_5f_text">” </text:span><text:span text:style-name="Bible_5f_text"><text:note text:id="ftn142" text:note-class="footnote"><text:note-citation>142</text:note-citation><text:note-body><text:p text:style-name="Footnote"><text:span text:style-name="T4">Ezekiel 18:21-24 </text:span><text:a xlink:type="simple" xlink:href="https://www.biblegateway.com/passage/?search=Ezekiel+18%3A21-24&amp;version=NET" text:style-name="Internet_20_link" text:visited-style-name="Visited_20_Internet_20_Link"><text:span text:style-name="Definition"><text:span text:style-name="T4">NET</text:span></text:span></text:a></text:p></text:note-body></text:note></text:span>.</text:p>
      <text:p text:style-name="P7">He who does good lives and he who does evil dies. <text:span text:style-name="T391">To </text:span>follow Christ, to live as Yeshua lives, is to do what is good, is to be alive. Yeshua is the Life. His Spirit gives us Life.</text:p>
      <text:p text:style-name="P101">But it is impossible to live as Yeshua lives if <text:span text:style-name="T391">it is</text:span> believe<text:span text:style-name="T391">d</text:span> that he is dead, that <text:span text:style-name="T391">He did not rise from the dead</text:span>. That physical death is the end.</text:p>
      <text:p text:style-name="P7">If we believe that physical death is the end, we are still dead spiritually, because according to the bible we are born to this physical life spiritually dead. We are born without a relationship with the Father. Relationship that only faith in Jesus Christ can begin.</text:p>
      <text:p text:style-name="P102">If we believe that physical death is not the end, <text:span text:style-name="T392">the</text:span> transformation of the mind has already begun, we are already born again to a spiritual life and all things are made new.</text:p>
      <text:p text:style-name="P189"><text:span text:style-name="T4">Only the resurrection of Yeshua allows us to see the existence in the second form because it is the only example of which there is authentic evidence. The problem is that no one, absolutely no one, can </text:span><text:span text:style-name="T66">make</text:span><text:span text:style-name="T4"> someone believe the latter, only the Father can do that. Jesus Christ himself explains </text:span><text:span text:style-name="T66">it to us </text:span><text:span text:style-name="T4">in John 6: </text:span><text:span text:style-name="Bible_5f_text"><text:span text:style-name="T4">”</text:span></text:span><text:span text:style-name="Bible_5f_text"><text:span text:style-name="T98">No</text:span></text:span><text:span text:style-name="Bible_5f_text"><text:span text:style-name="T4"> one can come to me unless the Father who sent me” </text:span></text:span><text:span text:style-name="Bible_5f_text"><text:span text:style-name="T4"><text:note text:id="ftn143" text:note-class="footnote"><text:note-citation>143</text:note-citation><text:note-body><text:p text:style-name="Footnote"><text:span text:style-name="T4">John 6:44 </text:span><text:a xlink:type="simple" xlink:href="https://www.biblegateway.com/passage/?search=John+6%3A44&amp;version=WEB" text:style-name="Internet_20_link" text:visited-style-name="Visited_20_Internet_20_Link"><text:span text:style-name="Definition"><text:span text:style-name="T98">WEB</text:span></text:span></text:a></text:p></text:note-body></text:note></text:span></text:span><text:span text:style-name="Bible_5f_text"><text:span text:style-name="T4"><text:s/>“drags him first” </text:span></text:span><text:span text:style-name="Bible_5f_text"><text:span text:style-name="T4"><text:note text:id="ftn144" text:note-class="footnote"><text:note-citation>144</text:note-citation><text:note-body><text:p text:style-name="Footnote"><text:span text:style-name="T4">John 6:44 </text:span><text:a xlink:type="simple" xlink:href="https://biblehub.com/text/john/6-44.htm" text:style-name="Internet_20_link" text:visited-style-name="Visited_20_Internet_20_Link"><text:span text:style-name="Definition"><text:span text:style-name="T4">biblehub</text:span></text:span></text:a><text:span text:style-name="T4"> </text:span><text:a xlink:type="simple" xlink:href="https://biblehub.com/greek/1670.htm" text:style-name="Internet_20_link" text:visited-style-name="Visited_20_Internet_20_Link"><text:span text:style-name="Definition"><text:span text:style-name="T4">G1670</text:span></text:span></text:a></text:p></text:note-body></text:note></text:span></text:span><text:span text:style-name="T4">.</text:span></text:p>
      <text:p text:style-name="P7">Some <text:span text:style-name="T393">will</text:span> only begin to believe in the resurrection of the dead <text:span text:style-name="T393">AFTER</text:span> they <text:span text:style-name="T393">have been</text:span> resurrected. But it's always better to be alive than dead.</text:p>
      <text:h text:style-name="P218" text:outline-level="4">Death.</text:h>
      <text:p text:style-name="P98">Death is the absence of life, the non-existence of life. If i death is defined in this way, we can say that just as we have <text:span text:style-name="T395">a </text:span>physical life, <text:span text:style-name="T395">en </text:span>emotional life, <text:span text:style-name="T395">a </text:span>mental life and, for those born in Christ, a spiritual life, an eternal life, likewise we have a respective death for each absence of each <text:span text:style-name="T394">one </text:span>of these <text:span text:style-name="T394">kinds of life</text:span>. A physical death, <text:span text:style-name="T394">an</text:span> emotional death, a mental death and a spiritual death.</text:p>
      <text:p text:style-name="P99">According to the bible, all descendants of Adam are born spiritually dead. We are born without the spirit of Yeshua, who is Life <text:span text:style-name="T395">itself</text:span>. Who gives us that spiritual life. Who gives us a relationship with the <text:span text:style-name="T395">F</text:span>ather.</text:p>
      <text:p text:style-name="P7"><text:soft-page-break/>According to the bible, when Jehovah created man he created him with this relationship, alive not only physically but also spiritually, but warned him <text:span text:style-name="Bible_5f_text">“saying, Of every tree of the garden thou mayest freely eat: But of the tree of the knowledge of good and evil, thou shalt not eat of it: for in the day that thou eatest thereof thou shalt surely die” </text:span><text:span text:style-name="Bible_5f_text"><text:note text:id="ftn145" text:note-class="footnote"><text:note-citation>145</text:note-citation><text:note-body><text:p text:style-name="Footnote"><text:span text:style-name="T4">Genesis 2:16-17 </text:span><text:a xlink:type="simple" xlink:href="https://www.biblegateway.com/passage/?search=Genesis+2%3A16-17&amp;version=KJV" text:style-name="Internet_20_link" text:visited-style-name="Visited_20_Internet_20_Link"><text:span text:style-name="Definition"><text:span text:style-name="T4">KJV</text:span></text:span></text:a></text:p></text:note-body></text:note></text:span>.</text:p>
      <text:p text:style-name="P7">According to John 8, Jesus Christ identifies his opponent, <text:span text:style-name="T396">the </text:span>Satan, if we translate into <text:span text:style-name="T397">h</text:span>ebrew, with the father of lies, with the murderer from the beginning, with the devil. According to Matthew 23, with the serpent and the viper <text:note text:id="ftn146" text:note-class="footnote"><text:note-citation>146</text:note-citation><text:note-body><text:p text:style-name="Footnote"><text:span text:style-name="T4">Matthew 23:33 </text:span><text:a xlink:type="simple" xlink:href="https://www.biblegateway.com/passage/?search=Matthew+23%3A33&amp;version=NKJV" text:style-name="Internet_20_link" text:visited-style-name="Visited_20_Internet_20_Link"><text:span text:style-name="Definition"><text:span text:style-name="T4">NKJV</text:span></text:span></text:a></text:p></text:note-body></text:note>. And according to Revelation 20, with the dragon, the devil and the ancient serpent <text:note text:id="ftn147" text:note-class="footnote"><text:note-citation>147</text:note-citation><text:note-body><text:p text:style-name="Footnote"><text:span text:style-name="T4">Revelation 20:2 </text:span><text:a xlink:type="simple" xlink:href="https://www.biblegateway.com/passage/?search=Revelation+20%3A2&amp;version=NKJV" text:style-name="Internet_20_link" text:visited-style-name="Visited_20_Internet_20_Link"><text:span text:style-name="Definition"><text:span text:style-name="T4">NKJV</text:span></text:span></text:a></text:p></text:note-body></text:note>.</text:p>
      <text:p text:style-name="P171"><text:span text:style-name="T4">The first serpent mentioned in the bible, that is, the father of the lie and murderer from that beginning, that father of the Pharisees and scribes who opposed Jesus Christ deceives Eve. </text:span><text:span text:style-name="T67">He</text:span><text:span text:style-name="T4"> tells </text:span><text:span text:style-name="T68">her</text:span><text:span text:style-name="T4">: </text:span><text:span text:style-name="Bible_5f_text"><text:span text:style-name="T4">"</text:span></text:span><text:span text:style-name="Bible_5f_text">Has God indeed said, ‘You shall not eat of every tree of the garden’?</text:span><text:span text:style-name="Bible_5f_text"><text:span text:style-name="T4">” </text:span></text:span><text:span text:style-name="Bible_5f_text"><text:span text:style-name="T4"><text:note text:id="ftn148" text:note-class="footnote"><text:note-citation>148</text:note-citation><text:note-body><text:p text:style-name="Footnote"><text:span text:style-name="T4">Genesis 3:1 </text:span><text:a xlink:type="simple" xlink:href="https://www.biblegateway.com/passage/?search=Genesis+3%3A1&amp;version=NKJV" text:style-name="Internet_20_link" text:visited-style-name="Visited_20_Internet_20_Link"><text:span text:style-name="Definition"><text:span text:style-name="T4">NKJV</text:span></text:span></text:a></text:p></text:note-body></text:note></text:span></text:span><text:span text:style-name="T4">. He exaggerates what YHWH has said and then lies: </text:span><text:span text:style-name="Bible_5f_text"><text:span text:style-name="T4">“</text:span></text:span><text:span text:style-name="Bible_5f_text"><text:span text:style-name="T67">Y</text:span></text:span><text:span text:style-name="Bible_5f_text"><text:span text:style-name="T4">ou will not surely die. </text:span></text:span><text:span text:style-name="Bible_5f_text"><text:span text:style-name="T67">F</text:span></text:span><text:span text:style-name="Bible_5f_text"><text:span text:style-name="T4">or God knows that in the day you eat of it your eyes will be opened, and you will be like God, knowing good and evil” </text:span></text:span><text:span text:style-name="Bible_5f_text"><text:span text:style-name="T4"><text:note text:id="ftn149" text:note-class="footnote"><text:note-citation>149</text:note-citation><text:note-body><text:p text:style-name="Footnote"><text:span text:style-name="T4">Genesis 3:4-5 </text:span><text:a xlink:type="simple" xlink:href="https://www.biblegateway.com/passage/?search=Genesis+3%3A4-5&amp;version=NKJV" text:style-name="Internet_20_link" text:visited-style-name="Visited_20_Internet_20_Link"><text:span text:style-name="Definition"><text:span text:style-name="T4">NKJV</text:span></text:span></text:a></text:p></text:note-body></text:note></text:span></text:span><text:span text:style-name="T4">.</text:span></text:p>
      <text:p text:style-name="P103">Eve eats the fruit, Adam eats the fruit, and YHWH expels them from Eden. They lose access to the Tree of Life, and what happens? They die. <text:span text:style-name="T398">They </text:span>no longer have relationship with the Father, they can no longer eat from the Tree of Life and die. They die spiritually and the consequence of spiritual death is physical death. Maybe not immediately but it is the end result. Adam ends up living 930 years and dies. He eventually physically dies too. Spiritual death results in physical death.</text:p>
      <text:p text:style-name="P7">The text of Genesis from the second chapter, fourth verse, change. <text:span text:style-name="T399">It s</text:span>top<text:span text:style-name="T399">s</text:span> using the word Elohim and start<text:span text:style-name="T399">s</text:span> using the word YHWH. The narrative ceases to be strictly sequential, day by day, and becomes be more generic and less chronological. More allegorical and less literal.</text:p>
      <text:p text:style-name="P7">But it can be read literally.</text:p>
      <text:p text:style-name="P7">It is not difficult for a 21st century person to imagine a <text:span text:style-name="T399">real </text:span>snake speak<text:span text:style-name="T399">ing</text:span> if you have the technology to make it speak. Moses, according to Jesus Christ, in John 5, was the one who wrote the text. And when Moses wrote this, he had already seen bushes speak, and walking sticks become serpents, and seas split in two, and bread fall from the sky for months. So writing about a snake talking to a woman, was not a fairy tale for Moses. If he really lived what he says he lived. And, if Jesus Christ is alive because he was resurrected, the text was written by Moses, it is true, and Moses lived what he said that <text:span text:style-name="T400">he</text:span> lived.</text:p>
      <text:p text:style-name="P104"><text:soft-page-break/>And, when YHWH speaks to the serpent, he is speaking to the one who manipulated the snake. Similar to when Jesus speaks to the legion of <text:span text:style-name="T401">evil </text:span>spirits that manipulated the man of the province of the Gadarenes, according to Mark 5 <text:note text:id="ftn150" text:note-class="footnote"><text:note-citation>150</text:note-citation><text:note-body><text:p text:style-name="Footnote"><text:span text:style-name="T4">Mark 5:9 </text:span><text:a xlink:type="simple" xlink:href="https://www.biblegateway.com/passage/?search=Mark+5%3A9&amp;version=KJV" text:style-name="Internet_20_link" text:visited-style-name="Visited_20_Internet_20_Link"><text:span text:style-name="Definition"><text:span text:style-name="T4">KJV</text:span></text:span></text:a></text:p></text:note-body></text:note>. To <text:span text:style-name="T401">the </text:span>man as such, <text:span text:style-name="T401">Jesus only</text:span> speaks to him AFTER having expelled the unclean <text:span text:style-name="T401">evil </text:span>spirits.</text:p>
      <text:p text:style-name="P172"><text:span text:style-name="T4">In Genesis 3, YHWH says to the serpent: </text:span><text:span text:style-name="Bible_5f_text"><text:span text:style-name="T4">“</text:span></text:span><text:span text:style-name="Bible_5f_text"><text:span text:style-name="T69">B</text:span></text:span><text:span text:style-name="Bible_5f_text">ecause thou hast done this, thou art cursed above all cattle, and above every beast of the field; upon thy belly shalt thou go, and dust shalt thou eat all the days of thy life</text:span><text:span text:style-name="Bible_5f_text"><text:span text:style-name="T4">" </text:span></text:span><text:span text:style-name="Bible_5f_text"><text:span text:style-name="T4"><text:note text:id="ftn151" text:note-class="footnote"><text:note-citation>151</text:note-citation><text:note-body><text:p text:style-name="Footnote"><text:span text:style-name="T4">Genesis 3:14 </text:span><text:a xlink:type="simple" xlink:href="https://www.biblegateway.com/passage/?search=Genesis+3%3A14&amp;version=KJV" text:style-name="Internet_20_link" text:visited-style-name="Visited_20_Internet_20_Link"><text:span text:style-name="Definition"><text:span text:style-name="T4">KJV</text:span></text:span></text:a></text:p></text:note-body></text:note></text:span></text:span><text:span text:style-name="T4">. </text:span><text:span text:style-name="T69">Just as </text:span><text:span text:style-name="T4">say</text:span><text:span text:style-name="T69">ing</text:span><text:span text:style-name="T4">, since you think you are </text:span><text:span text:style-name="T69">so much a</text:span><text:span text:style-name="T4"> snake, you're going to </text:span><text:span text:style-name="T69">BE</text:span><text:span text:style-name="T4"> one. He </text:span><text:span text:style-name="T69">is </text:span><text:span text:style-name="T4">tell</text:span><text:span text:style-name="T69">ing it to the</text:span><text:span text:style-name="T4"> Satan, the father of lie</text:span><text:span text:style-name="T69">rs</text:span><text:span text:style-name="T4">. And from then on </text:span><text:span text:style-name="T69">he</text:span><text:span text:style-name="T4"> kept the title. </text:span><text:span text:style-name="T69">T</text:span><text:span text:style-name="T4">itle that Jesus Christ uses with the Pharisees who opposed him: serpents, vipers.</text:span></text:p>
      <text:p text:style-name="P7">The text can be read literally if we can believe the context, if we can believe that Moses lived what he said he lived. If we can imagine the necessary technology. And if we do NOT think <text:span text:style-name="T402">that </text:span>we are smarter or <text:span text:style-name="T402">more </text:span>evolved than <text:span text:style-name="T402">the one who</text:span> wrote it.</text:p>
      <text:p text:style-name="P7">And according to Paul, everything is going according to plan. In 1 Corinthians 15 he tells us: <text:span text:style-name="Bible_5f_text">“since by man came death, by Man also came the resurrection of the dead” </text:span><text:span text:style-name="Bible_5f_text"><text:note text:id="ftn152" text:note-class="footnote"><text:note-citation>152</text:note-citation><text:note-body><text:p text:style-name="Footnote"><text:span text:style-name="T4">1 Corinthians 15:21 </text:span><text:a xlink:type="simple" xlink:href="https://www.biblegateway.com/passage/?search=1+Corinthians+15%3A21&amp;version=NKJV" text:style-name="Internet_20_link" text:visited-style-name="Visited_20_Internet_20_Link"><text:span text:style-name="Definition"><text:span text:style-name="T4">NKJV</text:span></text:span></text:a></text:p></text:note-body></text:note></text:span>.</text:p>
      <text:p text:style-name="P7">Yeshua brings us the resurrection. Yeshua is the Life. Yeshua saved us from death.</text:p>
      <text:p text:style-name="P105">It is NOT <text:span text:style-name="T404">AVOIDING</text:span> death that <text:span text:style-name="T403">He </text:span>saves us, because we are born spiritually dead and we are going to die physically anyway<text:span text:style-name="T403">s</text:span>. It is <text:span text:style-name="T403">TAKING US OUT</text:span> <text:span text:style-name="T403">of</text:span> death that <text:span text:style-name="T403">He </text:span>saves us.</text:p>
      <text:p text:style-name="P7">He first saves us from spiritual death by giving us Life through his Holy Spirit. And then he will save us from physical death, when <text:span text:style-name="T403">He</text:span> <text:span text:style-name="T403">will </text:span>resurrect <text:span text:style-name="T403">us ALL</text:span> on the last day.</text:p>
      <text:h text:style-name="P218" text:outline-level="4">Liberator.</text:h>
      <text:p text:style-name="P167"><text:span text:style-name="T4">According to John 8, Jesus Christ affirms that: </text:span><text:span text:style-name="Bible_5f_text"><text:span text:style-name="T4">“</text:span></text:span><text:span text:style-name="Bible_5f_text"><text:span text:style-name="T70">M</text:span></text:span><text:span text:style-name="Bible_5f_text">ost assuredly, I say to you, whoever commits sin is a </text:span><text:span text:style-name="Bible_5f_text"><text:span text:style-name="T405">SLAVE</text:span></text:span><text:span text:style-name="Bible_5f_text"> of sin</text:span><text:span text:style-name="Bible_5f_text"><text:span text:style-name="T4">” </text:span></text:span><text:span text:style-name="Bible_5f_text"><text:span text:style-name="T4"><text:note text:id="ftn153" text:note-class="footnote"><text:note-citation>153</text:note-citation><text:note-body><text:p text:style-name="Footnote"><text:span text:style-name="T4">John 8:34 </text:span><text:a xlink:type="simple" xlink:href="https://www.biblegateway.com/passage/?search=John+8%3A34&amp;version=NKJV" text:style-name="Internet_20_link" text:visited-style-name="Visited_20_Internet_20_Link"><text:span text:style-name="Definition"><text:span text:style-name="T4">NKJV</text:span></text:span></text:a></text:p></text:note-body></text:note></text:span></text:span><text:span text:style-name="T4"><text:s/>and that: </text:span><text:span text:style-name="Bible_5f_text"><text:span text:style-name="T4">“</text:span></text:span><text:span text:style-name="Bible_5f_text"><text:span text:style-name="T70">i</text:span></text:span><text:span text:style-name="Bible_5f_text"><text:span text:style-name="T4">f the Son sets you </text:span></text:span><text:span text:style-name="Bible_5f_text"><text:span text:style-name="T71">FREE</text:span></text:span><text:span text:style-name="Bible_5f_text"><text:span text:style-name="T4">, you are truly </text:span></text:span><text:span text:style-name="Bible_5f_text"><text:span text:style-name="T71">FREE</text:span></text:span><text:span text:style-name="Bible_5f_text"><text:span text:style-name="T4">” </text:span></text:span><text:span text:style-name="Bible_5f_text"><text:span text:style-name="T4"><text:note text:id="ftn154" text:note-class="footnote"><text:note-citation>154</text:note-citation><text:note-body><text:p text:style-name="Footnote"><text:span text:style-name="T4">John 8:36 </text:span><text:a xlink:type="simple" xlink:href="https://www.biblegateway.com/passage/?search=John+8%3A36&amp;version=NLT" text:style-name="Internet_20_link" text:visited-style-name="Visited_20_Internet_20_Link"><text:span text:style-name="Definition"><text:span text:style-name="T70">NLT</text:span></text:span></text:a></text:p></text:note-body></text:note></text:span></text:span><text:span text:style-name="T4">.</text:span></text:p>
      <text:p text:style-name="P7">Paul also explains it in Romans 6: <text:span text:style-name="Bible_5f_text">“Do you not know that if you present yourselves as obedient slaves, you are slaves of the one you obey, either of sin resulting in death, or obedience resulting in righteousness?” </text:span><text:span text:style-name="Bible_5f_text"><text:note text:id="ftn155" text:note-class="footnote"><text:note-citation>155</text:note-citation><text:note-body><text:p text:style-name="Footnote"><text:span text:style-name="T4">Romans 6:16 </text:span><text:a xlink:type="simple" xlink:href="https://www.biblegateway.com/passage/?search=Romans+6%3A16&amp;version=NET" text:style-name="Internet_20_link" text:visited-style-name="Visited_20_Internet_20_Link"><text:span text:style-name="Definition"><text:span text:style-name="T4">NET</text:span></text:span></text:a></text:p></text:note-body></text:note></text:span>. And he goes on to say, <text:span text:style-name="Bible_5f_text">"But now having been set free from sin, and having become slaves of God, you have your fruit to holiness, and the end, everlasting life. For the wages of sin is death, but the gift of God is eternal life </text:span><text:soft-page-break/><text:span text:style-name="Bible_5f_text">in Christ Jesus our Lord” </text:span><text:span text:style-name="Bible_5f_text"><text:note text:id="ftn156" text:note-class="footnote"><text:note-citation>156</text:note-citation><text:note-body><text:p text:style-name="Footnote"><text:span text:style-name="T4">Romans 6:22-23 </text:span><text:a xlink:type="simple" xlink:href="https://www.biblegateway.com/passage/?search=Romans+6%3A22-23&amp;version=NKJV" text:style-name="Internet_20_link" text:visited-style-name="Visited_20_Internet_20_Link"><text:span text:style-name="Definition"><text:span text:style-name="T4">NKJV</text:span></text:span></text:a></text:p></text:note-body></text:note></text:span>. And he adds in Romans 8 that <text:span text:style-name="Bible_5f_text">“the law of the Spirit of life in Christ Jesus has made me free from the law of sin and death” </text:span><text:span text:style-name="Bible_5f_text"><text:note text:id="ftn157" text:note-class="footnote"><text:note-citation>157</text:note-citation><text:note-body><text:p text:style-name="Footnote"><text:span text:style-name="T4">Romans 8:2 </text:span><text:a xlink:type="simple" xlink:href="https://www.biblegateway.com/passage/?search=Romans+8%3A2&amp;version=NKJV" text:style-name="Internet_20_link" text:visited-style-name="Visited_20_Internet_20_Link"><text:span text:style-name="Definition"><text:span text:style-name="T4">NKJV</text:span></text:span></text:a></text:p></text:note-body></text:note></text:span>.</text:p>
      <text:p text:style-name="P106">Thus, Yeshua frees us from the power that sin has in us. <text:span text:style-name="T406">It</text:span> is a power from which we cannot escape ourselves. <text:span text:style-name="T406">Everyone</text:span> <text:span text:style-name="T406">r</text:span>ealize<text:span text:style-name="T406">s</text:span> that we are all sinners. We call it, <text:span text:style-name="T406">quote, </text:span><text:s/>“the human condition”. We say, <text:span text:style-name="T406">quote</text:span>: “everyone makes mistakes”.</text:p>
      <text:p text:style-name="P7">Paul also explains <text:span text:style-name="T407">it </text:span>in Romans 7 <text:span text:style-name="T407">saying</text:span>: <text:span text:style-name="Bible_5f_text">"I know that in me (that is, in my flesh) nothing good dwells; for to will is present with me, but how to perform what is good I do not find. For the good that I will to do, I do not do; but the evil I will not to do, that I practice. Now if I do what I will not to do, it is no longer I who do it, but sin that dwells in me” </text:span><text:span text:style-name="Bible_5f_text"><text:note text:id="ftn158" text:note-class="footnote"><text:note-citation>158</text:note-citation><text:note-body><text:p text:style-name="Footnote"><text:span text:style-name="T4">Romans 7:18-</text:span><text:span text:style-name="T72">20</text:span><text:span text:style-name="T4"> </text:span><text:a xlink:type="simple" xlink:href="https://www.biblegateway.com/passage/?search=Romans+7%3A18-20&amp;version=NKJV" text:style-name="Internet_20_link" text:visited-style-name="Visited_20_Internet_20_Link"><text:span text:style-name="Definition"><text:span text:style-name="T4">NKJV</text:span></text:span></text:a></text:p></text:note-body></text:note></text:span>. And he adds: <text:span text:style-name="Bible_5f_text">“O wretched man that I am! Who will deliver me from this body of death? I thank God—through Jesus Christ our Lord!" </text:span><text:span text:style-name="Bible_5f_text"><text:note text:id="ftn159" text:note-class="footnote"><text:note-citation>159</text:note-citation><text:note-body><text:p text:style-name="Footnote"><text:span text:style-name="T4">Romans 7:24-25 </text:span><text:a xlink:type="simple" xlink:href="https://www.biblegateway.com/passage/?search=Romans+7%3A24-25&amp;version=NKJV" text:style-name="Internet_20_link" text:visited-style-name="Visited_20_Internet_20_Link"><text:span text:style-name="Definition"><text:span text:style-name="T4">NKJV</text:span></text:span></text:a></text:p></text:note-body></text:note></text:span>.</text:p>
      <text:p text:style-name="P7">Thus, we pass from a slavery to sin, from which we cannot get out <text:span text:style-name="T408">by ourselves</text:span>, and is therefore forced, into <text:span text:style-name="T408">a </text:span>voluntary slavery to Jesus Christ. If we willingly choose Jesus Christ as our Master, our King, our Lord, is because we obey what he commands us: to love God above all things, to love our neighbor as we love ourselves, and love each other as Jesus Christ loves us.</text:p>
      <text:p text:style-name="P173"><text:span text:style-name="T4">The slavery allowed in the bible is not what we know as slavery today. In Leviticus 19, YHWH commands the people of Israel: </text:span><text:span text:style-name="Bible_5f_text"><text:span text:style-name="T4">“</text:span></text:span><text:span text:style-name="Bible_5f_text"><text:span text:style-name="T73">t</text:span></text:span><text:span text:style-name="Bible_5f_text">hou shalt love thy neighbour as thyself: I am the </text:span><text:span text:style-name="Bible_5f_text"><text:span text:style-name="T360">Lord</text:span></text:span><text:span text:style-name="Bible_5f_text"><text:span text:style-name="T4">” </text:span></text:span><text:span text:style-name="Bible_5f_text"><text:span text:style-name="T4"><text:note text:id="ftn160" text:note-class="footnote"><text:note-citation>160</text:note-citation><text:note-body><text:p text:style-name="Footnote"><text:span text:style-name="T4">Leviticus 19:18 </text:span><text:a xlink:type="simple" xlink:href="https://www.biblegateway.com/passage/?search=Leviticus+19%3A18&amp;version=KJV" text:style-name="Internet_20_link" text:visited-style-name="Visited_20_Internet_20_Link"><text:span text:style-name="Definition"><text:span text:style-name="T4">KJV</text:span></text:span></text:a></text:p></text:note-body></text:note></text:span></text:span><text:span text:style-name="T4">. And Jesus Christ explains that the neighbor, in that law that orders to love the neighbor, is anyone, even slaves. Those of which, in Galatians 4, Paul says that: </text:span><text:span text:style-name="Bible_5f_text"><text:span text:style-name="T4">"the heir, as long as he is a child, does not differ at all from a slave” </text:span></text:span><text:span text:style-name="Bible_5f_text"><text:span text:style-name="T4"><text:note text:id="ftn161" text:note-class="footnote"><text:note-citation>161</text:note-citation><text:note-body><text:p text:style-name="Footnote"><text:span text:style-name="T4">Galatians 4:1 </text:span><text:a xlink:type="simple" xlink:href="https://www.biblegateway.com/passage/?search=Galatians+4&amp;version=NKJV" text:style-name="Internet_20_link" text:visited-style-name="Visited_20_Internet_20_Link"><text:span text:style-name="Definition"><text:span text:style-name="T4">NKJV</text:span></text:span></text:a></text:p></text:note-body></text:note></text:span></text:span><text:span text:style-name="T4">. Those who in NOTHING differ from the heir as a child. Those of whom, according to Deuteronomy 23, YHWH commands that: </text:span><text:span text:style-name="Bible_5f_text"><text:span text:style-name="T4">"You shall not give back to his master the slave who has escaped from his master to you” </text:span></text:span><text:span text:style-name="Bible_5f_text"><text:span text:style-name="T4"><text:note text:id="ftn162" text:note-class="footnote"><text:note-citation>162</text:note-citation><text:note-body><text:p text:style-name="Footnote"><text:span text:style-name="T4">Deuteronomy 23:15 </text:span><text:a xlink:type="simple" xlink:href="https://www.biblegateway.com/passage/?search=Deuteronomy+23%3A15&amp;version=NKJV" text:style-name="Internet_20_link" text:visited-style-name="Visited_20_Internet_20_Link"><text:span text:style-name="Definition"><text:span text:style-name="T4">NKJV</text:span></text:span></text:a></text:p></text:note-body></text:note></text:span></text:span><text:span text:style-name="T4">. Those who actually belong to YHWH just as all of Israel and every creature on this planet belongs to him. Those who, according to Exodus 21, should be set free if </text:span><text:span text:style-name="T73">by </text:span><text:span text:style-name="T4">the master's fault lo</text:span><text:span text:style-name="T73">o</text:span><text:span text:style-name="T4">s</text:span><text:span text:style-name="T73">e</text:span><text:span text:style-name="T4"> an eye </text:span><text:span text:style-name="T4"><text:note text:id="ftn163" text:note-class="footnote"><text:note-citation>163</text:note-citation><text:note-body><text:p text:style-name="Footnote"><text:span text:style-name="T4">Exodus 21:26 </text:span><text:a xlink:type="simple" xlink:href="https://www.biblegateway.com/passage/?search=Exodus+21%3A26&amp;version=NKJV" text:style-name="Internet_20_link" text:visited-style-name="Visited_20_Internet_20_Link"><text:span text:style-name="Definition"><text:span text:style-name="T4">NKJV</text:span></text:span></text:a></text:p></text:note-body></text:note></text:span><text:span text:style-name="T4">, and also, according to Leviticus 24, it would be done to the master as he did to the slave: an eye for an eye, a tooth for a tooth, </text:span><text:span text:style-name="T73">a </text:span><text:span text:style-name="T4">life for life </text:span><text:span text:style-name="T4"><text:note text:id="ftn164" text:note-class="footnote"><text:note-citation>164</text:note-citation><text:note-body><text:p text:style-name="Footnote"><text:span text:style-name="T4">Leviticus 24:19-21 </text:span><text:a xlink:type="simple" xlink:href="https://www.biblegateway.com/passage/?search=Leviticus+24%3A19-21&amp;version=KJV" text:style-name="Internet_20_link" text:visited-style-name="Visited_20_Internet_20_Link"><text:span text:style-name="Definition"><text:span text:style-name="T4">KJV</text:span></text:span></text:a></text:p></text:note-body></text:note></text:span><text:span text:style-name="T4">.</text:span></text:p>
      <text:p text:style-name="P174"><text:span text:style-name="T4">In Jesus Christ ALL believers are made free from sin, not just slaves, to freely become slaves of Jesus Christ. Paul explains in Galatians 3: </text:span><text:span text:style-name="Bible_5f_text"><text:span text:style-name="T4">“</text:span></text:span><text:span text:style-name="Bible_5f_text"><text:span text:style-name="T74">T</text:span></text:span><text:span text:style-name="Bible_5f_text">here is neither Jew nor greek, there is neither slave nor free, there is neither male nor female; for you are all one in Christ Jesus</text:span><text:span text:style-name="Bible_5f_text"><text:span text:style-name="T4">” </text:span></text:span><text:span text:style-name="Bible_5f_text"><text:span text:style-name="T4"><text:note text:id="ftn165" text:note-class="footnote"><text:note-citation>165</text:note-citation><text:note-body><text:p text:style-name="Footnote"><text:span text:style-name="T4">Galatians 3:28 </text:span><text:a xlink:type="simple" xlink:href="https://www.biblegateway.com/passage/?search=Galatians+3%3A28&amp;version=NKJV" text:style-name="Internet_20_link" text:visited-style-name="Visited_20_Internet_20_Link"><text:span text:style-name="Definition"><text:span text:style-name="T4">NKJV</text:span></text:span></text:a></text:p></text:note-body></text:note></text:span></text:span><text:span text:style-name="T4">. And in 1st Corinthians 7 Paul explains that: he </text:span><text:span text:style-name="Bible_5f_text"><text:span text:style-name="T4">“who is called in the </text:span></text:span><text:soft-page-break/><text:span text:style-name="Bible_5f_text"><text:span text:style-name="T4">Lord while a </text:span></text:span><text:span text:style-name="Bible_5f_text"><text:span text:style-name="T74">SLAVE</text:span></text:span><text:span text:style-name="Bible_5f_text"><text:span text:style-name="T4"> is the Lord’s </text:span></text:span><text:span text:style-name="Bible_5f_text"><text:span text:style-name="T74">FREEDMAN</text:span></text:span><text:span text:style-name="Bible_5f_text"><text:span text:style-name="T4">. Likewise he who is called while </text:span></text:span><text:span text:style-name="Bible_5f_text"><text:span text:style-name="T74">FREE</text:span></text:span><text:span text:style-name="Bible_5f_text"><text:span text:style-name="T4"> is Christ’s </text:span></text:span><text:span text:style-name="Bible_5f_text"><text:span text:style-name="T74">SLAVE”</text:span></text:span><text:span text:style-name="Bible_5f_text"><text:span text:style-name="T4"> </text:span></text:span><text:span text:style-name="Bible_5f_text"><text:span text:style-name="T4"><text:note text:id="ftn166" text:note-class="footnote"><text:note-citation>166</text:note-citation><text:note-body><text:p text:style-name="Footnote"><text:span text:style-name="T4">1 Corinthians 7:22 </text:span><text:a xlink:type="simple" xlink:href="https://www.biblegateway.com/passage/?search=1+Corinthians+7%3A22&amp;version=NKJV" text:style-name="Internet_20_link" text:visited-style-name="Visited_20_Internet_20_Link"><text:span text:style-name="Definition"><text:span text:style-name="T4">NKJV</text:span></text:span></text:a></text:p></text:note-body></text:note></text:span></text:span><text:span text:style-name="T4">.</text:span></text:p>
      <text:p text:style-name="P7">We are all equal in Christ Jesus: willing<text:span text:style-name="T409">ly</text:span> slaves of Jesus Christ to be TRULY FREE.</text:p>
      <text:p text:style-name="P7">It is God who, through Yeshua, frees us from slavery to sin by changing our hearts so that we freely become slaves of Jesus Christ and obey his commandment <text:span text:style-name="T410">of</text:span> lov<text:span text:style-name="T410">ing</text:span> him above all things for our own good.</text:p>
      <text:h text:style-name="P218" text:outline-level="4">Principalities and powers.</text:h>
      <text:p text:style-name="P2">But let's remember that it all started when the serpent tricked Eve. That serpent that the bible also calls the Satan. <text:span text:style-name="T411">W</text:span>ord that it is just a transliteration of the <text:span text:style-name="T411">h</text:span>ebrew word that <text:span text:style-name="T411">means</text:span> “opposer”.</text:p>
      <text:p text:style-name="P7">According to Job 1, the Satan was, at least in Job's day, a “beni-haelohim”, a son of God <text:note text:id="ftn167" text:note-class="footnote"><text:note-citation>167</text:note-citation><text:note-body><text:p text:style-name="Footnote"><text:span text:style-name="T4">Job 1:6 </text:span><text:a xlink:type="simple" xlink:href="https://biblehub.com/text/job/1-6.htm" text:style-name="Internet_20_link" text:visited-style-name="Visited_20_Internet_20_Link"><text:span text:style-name="Definition"><text:span text:style-name="T4">biblehub</text:span></text:span></text:a></text:p></text:note-body></text:note>. <text:span text:style-name="T411">The </text:span>Satan was a son of Elohim, the one who created the heavens and the earth. <text:span text:style-name="T411">The </text:span>Satan was a son of the creator. The <text:span text:style-name="T411">h</text:span>ebrew words <text:span text:style-name="T411">coded as </text:span>H1121 and H430 of the Strong's code, the words for “ben”, <text:span text:style-name="T412">meaning </text:span>“son”, and “elohim”, <text:span text:style-name="T412">meaning </text:span>“God”, indicate <text:span text:style-name="T412">so</text:span> <text:note text:id="ftn168" text:note-class="footnote"><text:note-citation>168</text:note-citation><text:note-body><text:p text:style-name="Footnote"><text:a xlink:type="simple" xlink:href="https://biblehub.com/hebrew/1121.htm" text:style-name="Internet_20_link" text:visited-style-name="Visited_20_Internet_20_Link"><text:span text:style-name="Definition"><text:span text:style-name="T4">H1121</text:span></text:span></text:a><text:span text:style-name="T4"> </text:span><text:a xlink:type="simple" xlink:href="https://biblehub.com/hebrew/430.htm" text:style-name="Internet_20_link" text:visited-style-name="Visited_20_Internet_20_Link"><text:span text:style-name="Definition"><text:span text:style-name="T4">H430</text:span></text:span></text:a></text:p></text:note-body></text:note>.</text:p>
      <text:p text:style-name="P175"><text:span text:style-name="T4">Job 1 says that </text:span><text:span text:style-name="Bible_5f_text"><text:span text:style-name="T4">“</text:span></text:span><text:span text:style-name="Bible_5f_text"><text:span text:style-name="T75">n</text:span></text:span><text:span text:style-name="Bible_5f_text">ow there was a day when the sons of God came to present themselves before the </text:span><text:span text:style-name="Bible_5f_text"><text:span text:style-name="T360">Lord</text:span></text:span><text:span text:style-name="Bible_5f_text">, and Satan came also among them</text:span><text:span text:style-name="Bible_5f_text"><text:span text:style-name="T4">” </text:span></text:span><text:span text:style-name="Bible_5f_text"><text:span text:style-name="T4"><text:note text:id="ftn169" text:note-class="footnote"><text:note-citation>169</text:note-citation><text:note-body><text:p text:style-name="Footnote"><text:span text:style-name="T4">Job 1:6 </text:span><text:a xlink:type="simple" xlink:href="https://www.biblegateway.com/passage/?search=Job+1%3A6&amp;version=KJV" text:style-name="Internet_20_link" text:visited-style-name="Visited_20_Internet_20_Link"><text:span text:style-name="Definition"><text:span text:style-name="T4">KJV</text:span></text:span></text:a></text:p></text:note-body></text:note></text:span></text:span><text:span text:style-name="T4">. Satan was like the rest of the children of Elohim, like the angels. </text:span><text:span text:style-name="T75">T</text:span><text:span text:style-name="T4">hose who have body and spirit and relationship with Jehovah. Those who can speak eat, have sex and are indistinguishable in appearance from a man, of a son of Adam. </text:span><text:span text:style-name="T75">The </text:span><text:span text:style-name="T4">Satan </text:span><text:span text:style-name="T75">e</text:span><text:span text:style-name="T4">ven has a conversation with Jehovah.</text:span></text:p>
      <text:p text:style-name="P7">Job 1 narrates that:</text:p>
      <text:p text:style-name="P110"><text:span text:style-name="Bible_5f_text">“Yahweh said to Satan, ‘Where have you come from?’</text:span></text:p>
      <text:p text:style-name="P110"><text:span text:style-name="Bible_5f_text">Then Satan answered Yahweh, and said, ‘From going back and forth in the earth, and from walking up and down in it.’</text:span></text:p>
      <text:p text:style-name="P110"><text:span text:style-name="Bible_5f_text">Yahweh said to Satan, ‘Have you considered my servant, Job? For there is no one like him in the earth, a blameless and an upright man, one who fears God, and turns away from evil.’</text:span></text:p>
      <text:p text:style-name="P110"><text:span text:style-name="Bible_5f_text">Then Satan answered Yahweh, and said, ‘Does Job fear God for nothing? Haven’t you made a hedge around him, and around his house, and around all that he has, on every </text:span><text:soft-page-break/><text:span text:style-name="Bible_5f_text">side? You have blessed the work of his hands, and his substance is increased in the land. But stretch out your hand now, and touch all that he has, and he will renounce you to your face.’</text:span></text:p>
      <text:p text:style-name="P110"><text:span text:style-name="Bible_5f_text">Yahweh said to Satan, ‘Behold, all that he has is in your power. Only on himself don’t stretch out your hand.’</text:span></text:p>
      <text:p text:style-name="P110"><text:span text:style-name="Bible_5f_text">So Satan went out from the presence of Yahweh” </text:span><text:span text:style-name="Bible_5f_text"><text:note text:id="ftn170" text:note-class="footnote"><text:note-citation>170</text:note-citation><text:note-body><text:p text:style-name="Footnote"><text:span text:style-name="T4">Job 1:7-12 </text:span><text:a xlink:type="simple" xlink:href="https://www.biblegateway.com/passage/?search=Job+1%3A7-12&amp;version=WEB" text:style-name="Internet_20_link" text:visited-style-name="Visited_20_Internet_20_Link"><text:span text:style-name="Definition"><text:span text:style-name="T76">WEB</text:span></text:span></text:a></text:p></text:note-body></text:note></text:span>.</text:p>
      <text:p text:style-name="P7">That is, a dialogue similar to the one that Abraham <text:span text:style-name="T413">had</text:span> with YHWH, that is, Jehovah, <text:span text:style-name="T414">or </text:span>God, according to Genesis 18 <text:note text:id="ftn171" text:note-class="footnote"><text:note-citation>171</text:note-citation><text:note-body><text:p text:style-name="Footnote"><text:span text:style-name="T4">Genesis 18 </text:span><text:a xlink:type="simple" xlink:href="https://www.biblegateway.com/passage/?search=Genesis+18&amp;version=KJV" text:style-name="Internet_20_link" text:visited-style-name="Visited_20_Internet_20_Link"><text:span text:style-name="Definition"><text:span text:style-name="T4">KJV</text:span></text:span></text:a></text:p></text:note-body></text:note>. And <text:span text:style-name="T413">keep in mind </text:span>that Satan and company <text:span text:style-name="T413">had </text:span>already done <text:span text:style-name="T414">tricks</text:span> several times.</text:p>
      <text:p text:style-name="P176"><text:span text:style-name="T4">According to Genesis 6, apparently long before Job, some of these children did not behave very well because: </text:span><text:span text:style-name="Bible_5f_text"><text:span text:style-name="T4">"When men began to multiply on the surface of the ground, and daughters were born to them, God’s sons saw that men’s daughters were beautiful, and they took any that they wanted for themselves as wives” </text:span></text:span><text:span text:style-name="Bible_5f_text"><text:span text:style-name="T4"><text:note text:id="ftn172" text:note-class="footnote"><text:note-citation>172</text:note-citation><text:note-body><text:p text:style-name="Footnote"><text:span text:style-name="T4">Genesis 6:1-2 </text:span><text:a xlink:type="simple" xlink:href="https://www.biblegateway.com/passage/?search=Genesis+6%3A1-2&amp;version=WEB" text:style-name="Internet_20_link" text:visited-style-name="Visited_20_Internet_20_Link"><text:span text:style-name="Definition"><text:span text:style-name="T77">WEB</text:span></text:span></text:a></text:p></text:note-body></text:note></text:span></text:span><text:span text:style-name="T4">. Y that </text:span><text:span text:style-name="Bible_5f_text"><text:span text:style-name="T4">"</text:span></text:span><text:bookmark text:name="en-WEB-142"/><text:span text:style-name="Bible_5f_text">God’s sons came in to men’s daughters and had children with them</text:span><text:span text:style-name="Bible_5f_text"><text:span text:style-name="T4">” </text:span></text:span><text:span text:style-name="Bible_5f_text"><text:span text:style-name="T4"><text:note text:id="ftn173" text:note-class="footnote"><text:note-citation>173</text:note-citation><text:note-body><text:p text:style-name="Footnote"><text:span text:style-name="T4">Genesis 6:4 </text:span><text:a xlink:type="simple" xlink:href="https://www.biblegateway.com/passage/?search=Genesis+6%3A4&amp;version=WEB" text:style-name="Internet_20_link" text:visited-style-name="Visited_20_Internet_20_Link"><text:span text:style-name="Definition"><text:span text:style-name="T77">WEB</text:span></text:span></text:a></text:p></text:note-body></text:note></text:span></text:span><text:span text:style-name="T4">.</text:span></text:p>
      <text:p text:style-name="P7"><text:span text:style-name="T414">T</text:span>hat <text:span text:style-name="T414">is to say that the </text:span>Satan and other sons of God began to have sons with the daughters of men.</text:p>
      <text:p text:style-name="P176"><text:span text:style-name="T4">There would be no need to differentiate between "sons of God" and "sons of men” if it were a cross between sons and daughters of men. Sons of men with daughters of men was just what God wanted from a beginning, that's why he said to Adam and Eve: </text:span><text:span text:style-name="Bible_5f_text"><text:span text:style-name="T4">“</text:span></text:span><text:span text:style-name="Bible_5f_text"><text:span text:style-name="T77">B</text:span></text:span><text:span text:style-name="Bible_5f_text">e fruitful, multiply, fill the earth</text:span><text:span text:style-name="Bible_5f_text"><text:span text:style-name="T4">” </text:span></text:span><text:span text:style-name="Bible_5f_text"><text:span text:style-name="T4"><text:note text:id="ftn174" text:note-class="footnote"><text:note-citation>174</text:note-citation><text:note-body><text:p text:style-name="Footnote"><text:span text:style-name="T4">Genesis 1:28 </text:span><text:a xlink:type="simple" xlink:href="https://www.biblegateway.com/passage/?search=Genesis+1%3A28&amp;version=WEB" text:style-name="Internet_20_link" text:visited-style-name="Visited_20_Internet_20_Link"><text:span text:style-name="Definition"><text:span text:style-name="T77">WEB</text:span></text:span></text:a></text:p></text:note-body></text:note></text:span></text:span><text:span text:style-name="T4">.</text:span></text:p>
      <text:p text:style-name="P111">No. <text:span text:style-name="T414">The </text:span>Satan not only deceived Eve, but there were also other little children of Elohim who were carried away by lust, one of the Satan's favorite themes, and things got complicated. These little children of Elohim they end up crossing with the daughters of men, <text:span text:style-name="T414">having children with them.</text:span></text:p>
      <text:p text:style-name="P112"><text:span text:style-name="T415">C</text:span>hildren who obviously cannot be called angels because they never really were messengers of God but opponents of God. That's why the bible does not refer to them as malakh, the hebrew word for angels or messengers of YHWH, but as sons of Elohim. <text:span text:style-name="T416">R</text:span>ebellious sons who from the beginning became opposed to the creation of Elohim.</text:p>
      <text:p text:style-name="P177"><text:span text:style-name="T4">The result of all this disobedience both in the earth as it is in heaven was that, according to Genesis 6: </text:span><text:span text:style-name="Bible_5f_text"><text:span text:style-name="T4">“</text:span></text:span><text:span text:style-name="Bible_5f_text"><text:span text:style-name="T78">Y</text:span></text:span><text:span text:style-name="Bible_5f_text">ahweh saw that the wickedness of man was great in the earth, and that </text:span><text:soft-page-break/><text:span text:style-name="Bible_5f_text">every imagination of the thoughts of man’s heart was continually only evil</text:span><text:span text:style-name="Bible_5f_text"><text:span text:style-name="T4">” </text:span></text:span><text:span text:style-name="Bible_5f_text"><text:span text:style-name="T4"><text:note text:id="ftn175" text:note-class="footnote"><text:note-citation>175</text:note-citation><text:note-body><text:p text:style-name="Footnote"><text:span text:style-name="T4">Genesis 6:5 </text:span><text:a xlink:type="simple" xlink:href="https://www.biblegateway.com/passage/?search=Genesis+6%3A5&amp;version=WEB" text:style-name="Internet_20_link" text:visited-style-name="Visited_20_Internet_20_Link"><text:span text:style-name="Definition"><text:span text:style-name="T78">WEB</text:span></text:span></text:a></text:p></text:note-body></text:note></text:span></text:span><text:span text:style-name="T4">. </text:span><text:span text:style-name="T79">His </text:span><text:span text:style-name="T4">creation </text:span><text:span text:style-name="T79">got </text:span><text:span text:style-name="T4">spoiled.</text:span></text:p>
      <text:p text:style-name="P113">And since <text:span text:style-name="T417">H</text:span>e already knew about the <text:span text:style-name="T419">little problem</text:span> since before creating man, <text:span text:style-name="T417">H</text:span>e continued with the plan as it was before creation. And <text:span text:style-name="T417">H</text:span>e gave a hint. He did with Noah something similar to what <text:span text:style-name="T417">H</text:span>e intended to do definitively with Yeshua: a <text:span text:style-name="T418">reboot</text:span>. And <text:span text:style-name="T417">H</text:span>e sent the famous global <text:span text:style-name="T417">flood</text:span>.</text:p>
      <text:p text:style-name="P7">The <text:span text:style-name="T419">little problem</text:span> obviously continued, because the final solution was Yeshua.</text:p>
      <text:p text:style-name="P7">A little while after Noah, apparently also many years before Job, the influence and dominance of <text:span text:style-name="T420">the </text:span>Satan and company continued. Of course without offspring on earth, but they kept messing with the sons of Adam. The result was what the bible describes as the Tower of Babel. But <text:span text:style-name="T419">that </text:span>now it is easier to locate as tower of Éridu. <text:span text:style-name="T419">B</text:span>ecause it<text:span text:style-name="T419">s</text:span> remains <text:span text:style-name="T419">are found </text:span>in what is now known as Éridu. Even using the famous search engine and its mapping mechanism <text:span text:style-name="T419">anyone </text:span>can locate the site where <text:span text:style-name="T419">they</text:span> started build<text:span text:style-name="T419">ing</text:span> the <text:span text:style-name="T419">tower</text:span>.</text:p>
      <text:p text:style-name="P7">From that dominion and influence of <text:span text:style-name="T420">the </text:span>Satan and company, from <text:span text:style-name="T420">the </text:span>slavery to sin, of the current world system, ONLY the Spirit of Yeshua <text:span text:style-name="T420">can set us free</text:span>. The one that Yeshua left us after <text:span text:style-name="T420">H</text:span>is resurrection. <text:span text:style-name="T420">W</text:span>e start to <text:span text:style-name="T421">be free</text:span> when we are born again. When we start to believe that He is really alive because <text:span text:style-name="T421">H</text:span>e was resurrected. He gives us the power to fight these principalities and powers that want<text:span text:style-name="T421">ed</text:span> to see us eternally dead. It is a battle that <text:span text:style-name="T421">takes place</text:span> in the heart and mind of every believer.</text:p>
      <text:p text:style-name="P178"><text:span text:style-name="T4">Paul explains in Ephesians that: </text:span><text:span text:style-name="Bible_5f_text"><text:span text:style-name="T4">“</text:span></text:span><text:span text:style-name="Bible_5f_text"><text:span text:style-name="T80">o</text:span></text:span><text:span text:style-name="Bible_5f_text">ur wrestling is not against flesh and blood, but against the principalities, against the powers, against the world’s rulers of the darkness of this age, and against the spiritual forces of wickedness in the heavenly places</text:span><text:span text:style-name="Bible_5f_text"><text:span text:style-name="T4">” </text:span></text:span><text:span text:style-name="Bible_5f_text"><text:span text:style-name="T4"><text:note text:id="ftn176" text:note-class="footnote"><text:note-citation>176</text:note-citation><text:note-body><text:p text:style-name="Footnote"><text:span text:style-name="T4">Ephesians 6:12 </text:span><text:a xlink:type="simple" xlink:href="https://www.biblegateway.com/passage/?search=Ephesians+6%3A12&amp;version=WEB" text:style-name="Internet_20_link" text:visited-style-name="Visited_20_Internet_20_Link"><text:span text:style-name="Definition"><text:span text:style-name="T80">WEB</text:span></text:span></text:a></text:p></text:note-body></text:note></text:span></text:span><text:span text:style-name="T4">.</text:span></text:p>
      <text:p text:style-name="P179"><text:span text:style-name="T4">And 1 John 5 explains that: </text:span><text:span text:style-name="Bible_5f_text"><text:span text:style-name="T4">“</text:span></text:span><text:span text:style-name="Bible_5f_text"><text:span text:style-name="T81">t</text:span></text:span><text:span text:style-name="Bible_5f_text">he whole world lies in the power of the evil one</text:span><text:span text:style-name="Bible_5f_text"><text:span text:style-name="T4">” </text:span></text:span><text:span text:style-name="Bible_5f_text"><text:span text:style-name="T4"><text:note text:id="ftn177" text:note-class="footnote"><text:note-citation>177</text:note-citation><text:note-body><text:p text:style-name="Footnote"><text:span text:style-name="T4">1 John 5:19 </text:span><text:a xlink:type="simple" xlink:href="https://www.biblegateway.com/passage/?search=1+John+5%3A19&amp;version=WEB" text:style-name="Internet_20_link" text:visited-style-name="Visited_20_Internet_20_Link"><text:span text:style-name="Definition"><text:span text:style-name="T81">WEB</text:span></text:span></text:a></text:p></text:note-body></text:note></text:span></text:span><text:span text:style-name="T4">.</text:span></text:p>
      <text:p text:style-name="P180"><text:span text:style-name="T4">And Yeshua explains in John 17 about his followers that: </text:span><text:span text:style-name="Bible_5f_text"><text:span text:style-name="T4">“</text:span></text:span><text:span text:style-name="Bible_5f_text"><text:span text:style-name="T82">I</text:span></text:span><text:span text:style-name="Bible_5f_text"> have given them your word. The world hated them, because they are not of the world, even as I am not of the world. </text:span><text:span text:style-name="Bible_5f_text"><text:span text:style-name="T422">I</text:span></text:span><text:span text:style-name="Bible_5f_text"> pray not that you would take them from the world, but that you would keep them from the evil one. </text:span><text:span text:style-name="Bible_5f_text"><text:span text:style-name="T422">T</text:span></text:span><text:span text:style-name="Bible_5f_text">hey are not of the world even as I am not of the world</text:span><text:span text:style-name="Bible_5f_text"><text:span text:style-name="T4">” </text:span></text:span><text:span text:style-name="Bible_5f_text"><text:span text:style-name="T4"><text:note text:id="ftn178" text:note-class="footnote"><text:note-citation>178</text:note-citation><text:note-body><text:p text:style-name="Footnote"><text:span text:style-name="T4">John 17:14-16 </text:span><text:a xlink:type="simple" xlink:href="https://www.biblegateway.com/passage/?search=John+17%3A14-16&amp;version=WEB" text:style-name="Internet_20_link" text:visited-style-name="Visited_20_Internet_20_Link"><text:span text:style-name="Definition"><text:span text:style-name="T82">WEB</text:span></text:span></text:a></text:p></text:note-body></text:note></text:span></text:span><text:span text:style-name="T4">. Once someone begins to follow Yeshua, he ceases to be of the world, </text:span><text:span text:style-name="T83">he </text:span><text:span text:style-name="T4">cease</text:span><text:span text:style-name="T83">s</text:span><text:span text:style-name="T4"> to be under the bondage of sin. He is </text:span><text:span text:style-name="T83">liberated</text:span><text:span text:style-name="T4"> by our liberator and begins to have the power to </text:span><text:span text:style-name="T83">fight</text:span><text:span text:style-name="T4"> principalities and heavenly powers.</text:span></text:p>
      <text:p text:style-name="P181"><text:soft-page-break/><text:span text:style-name="T4">And Paul in Romans 8 tells us that </text:span><text:span text:style-name="Bible_5f_text"><text:span text:style-name="T4">“</text:span></text:span><text:span text:style-name="Bible_5f_text"><text:span text:style-name="T84">n</text:span></text:span><text:span text:style-name="Bible_5f_text">either death, nor life, nor angels, nor principalities, nor things present, nor things to come, nor powers, </text:span><text:span text:style-name="Bible_5f_text"><text:span text:style-name="T423">n</text:span></text:span><text:span text:style-name="Bible_5f_text">or height, nor depth, nor any other created thing will be able to separate us from God’s love which is in Christ Jesus our Lord</text:span><text:span text:style-name="Bible_5f_text"><text:span text:style-name="T4">” </text:span></text:span><text:span text:style-name="Bible_5f_text"><text:span text:style-name="T4"><text:note text:id="ftn179" text:note-class="footnote"><text:note-citation>179</text:note-citation><text:note-body><text:p text:style-name="Footnote"><text:span text:style-name="T4">Romans 8:38-39 </text:span><text:a xlink:type="simple" xlink:href="https://www.biblegateway.com/passage/?search=Romans+8%3A38-39&amp;version=WEB" text:style-name="Internet_20_link" text:visited-style-name="Visited_20_Internet_20_Link"><text:span text:style-name="Definition"><text:span text:style-name="T84">WEB</text:span></text:span></text:a></text:p></text:note-body></text:note></text:span></text:span><text:span text:style-name="T4">. </text:span><text:span text:style-name="T85">That is to say: </text:span><text:span text:style-name="T4">nothing, </text:span><text:span text:style-name="T85">absolutely</text:span><text:span text:style-name="T4"> nothing can separate us from the love of </text:span><text:span text:style-name="T85">Jesus </text:span><text:span text:style-name="T4">Christ. </text:span><text:span text:style-name="T85">Which </text:span><text:span text:style-name="T4">reminds me of Psalm 136. Go look it up.</text:span></text:p>
      <text:p text:style-name="P182"><text:span text:style-name="T4">Ephesians 1 speaks of the power of God and </text:span><text:span text:style-name="Bible_5f_text"><text:span text:style-name="T4">“</text:span></text:span><text:span text:style-name="Bible_5f_text"><text:span text:style-name="T86">t</text:span></text:span><text:span text:style-name="Bible_5f_text"><text:span text:style-name="T4">he exceeding greatness of his power toward us who believe”</text:span></text:span><text:span text:style-name="T4">. And he adds that: </text:span><text:span text:style-name="Bible_5f_text"><text:span text:style-name="T4">“</text:span></text:span><text:span text:style-name="Bible_5f_text"><text:span text:style-name="T86">w</text:span></text:span><text:span text:style-name="Bible_5f_text">hich he worked in Christ, when he raised him from the dead and made him to sit at his right hand in the heavenly places, </text:span><text:span text:style-name="Bible_5f_text"><text:span text:style-name="T424">f</text:span></text:span><text:span text:style-name="Bible_5f_text">ar above all rule, authority, power, dominion, and every name that is named, not only in this age, but also in that which is to come. </text:span><text:span text:style-name="Bible_5f_text"><text:span text:style-name="T424">H</text:span></text:span><text:span text:style-name="Bible_5f_text">e put all things in subjection under his feet</text:span><text:span text:style-name="Bible_5f_text"><text:span text:style-name="T4">” </text:span></text:span><text:span text:style-name="Bible_5f_text"><text:span text:style-name="T4"><text:note text:id="ftn180" text:note-class="footnote"><text:note-citation>180</text:note-citation><text:note-body><text:p text:style-name="Footnote"><text:span text:style-name="T4">Ephesians 1:19-22 </text:span><text:a xlink:type="simple" xlink:href="https://www.biblegateway.com/passage/?search=Ephesians+1%3A19-22&amp;version=WEB" text:style-name="Internet_20_link" text:visited-style-name="Visited_20_Internet_20_Link"><text:span text:style-name="Definition"><text:span text:style-name="T86">WEB</text:span></text:span></text:a></text:p></text:note-body></text:note></text:span></text:span><text:span text:style-name="T4">. That is to say, Satan and company are under the feet of the Holy Spirit who lives in all true believer</text:span><text:span text:style-name="T86">s</text:span><text:span text:style-name="T4">.</text:span></text:p>
      <text:p text:style-name="P182"><text:span text:style-name="T4">Colossians 2 explains that Yeshua, Jesus Christ, </text:span><text:span text:style-name="Bible_5f_text"><text:span text:style-name="T4">“</text:span></text:span><text:span text:style-name="Bible_5f_text"><text:span text:style-name="T86">s</text:span></text:span><text:span text:style-name="Bible_5f_text">tripped the principalities and the powers, he made a show of them openly, triumphing over them</text:span><text:span text:style-name="Bible_5f_text"><text:span text:style-name="T4">” </text:span></text:span><text:span text:style-name="Bible_5f_text"><text:span text:style-name="T4"><text:note text:id="ftn181" text:note-class="footnote"><text:note-citation>181</text:note-citation><text:note-body><text:p text:style-name="Footnote"><text:span text:style-name="T4">Colossians 2:15 </text:span><text:a xlink:type="simple" xlink:href="https://www.biblegateway.com/passage/?search=Colossians+2%3A15&amp;version=WEB" text:style-name="Internet_20_link" text:visited-style-name="Visited_20_Internet_20_Link"><text:span text:style-name="Definition"><text:span text:style-name="T86">WEB</text:span></text:span></text:a></text:p></text:note-body></text:note></text:span></text:span><text:span text:style-name="T4">.</text:span></text:p>
      <text:p text:style-name="P114">It is to be expected that no one <text:span text:style-name="T424">will</text:span> happy that <text:span text:style-name="T424">someone</text:span> <text:span text:style-name="T424">else </text:span>put<text:span text:style-name="T424">s</text:span> <text:span text:style-name="T424">his</text:span> <text:span text:style-name="T424">foot</text:span> <text:span text:style-name="T424">on him</text:span>, and <text:span text:style-name="T424">the</text:span> Satan and company, those that the bible calls <text:span text:style-name="T424">c</text:span>elestial principalities and powers were no exception. They thought that <text:span text:style-name="T424">the idea of </text:span>Adam and offspring was a bad idea and opposed YHWH's plan from the beginning. <text:span text:style-name="T424">And</text:span> <text:span text:style-name="T424">t</text:span>hey sought to damage it and <text:span text:style-name="T424">tare</text:span> it <text:span text:style-name="T425">down</text:span> <text:span text:style-name="T424">by any means</text:span>.</text:p>
      <text:p text:style-name="P183"><text:span text:style-name="T4">But YHWH, who knows </text:span><text:span text:style-name="T87">it</text:span><text:span text:style-name="T4"> all, counted on that from the beginning and </text:span><text:span text:style-name="T87">kept it to himself</text:span><text:span text:style-name="T4">. Paul explains in Romans 16 that: </text:span><text:span text:style-name="Bible_5f_text"><text:span text:style-name="T4">“</text:span></text:span><text:span text:style-name="Bible_5f_text">the revelation of the mystery kept secret since the world began</text:span><text:span text:style-name="Bible_5f_text"><text:span text:style-name="T4">”</text:span></text:span><text:span text:style-name="T4">, that mystery </text:span><text:span text:style-name="T87">has </text:span><text:span text:style-name="Bible_5f_text"><text:span text:style-name="T87">“n</text:span></text:span><text:span text:style-name="Bible_5f_text"><text:span text:style-name="T4">ow made manifest”</text:span></text:span><text:span text:style-name="T4"> </text:span><text:span text:style-name="T87">and </text:span><text:span text:style-name="Bible_5f_text"><text:span text:style-name="T87">“made known to all nations”</text:span></text:span><text:span text:style-name="T87"> </text:span><text:span text:style-name="T4">with Jesus Christ and his Resurrection. All according to </text:span><text:span text:style-name="Bible_5f_text"><text:span text:style-name="T4">“</text:span></text:span><text:span text:style-name="Bible_5f_text"><text:span text:style-name="T87">t</text:span></text:span><text:span text:style-name="Bible_5f_text"><text:span text:style-name="T4">he prophetic Scriptures”</text:span></text:span><text:span text:style-name="T4"> </text:span><text:span text:style-name="T87">and</text:span><text:span text:style-name="T4"> </text:span><text:span text:style-name="Bible_5f_text"><text:span text:style-name="T4">“according to the commandment of the everlasting God"</text:span></text:span><text:span text:style-name="T4">. And he ends by saying that </text:span><text:span text:style-name="Bible_5f_text"><text:span text:style-name="T4">“</text:span></text:span><text:span text:style-name="Bible_5f_text"><text:span text:style-name="T87">t</text:span></text:span><text:span text:style-name="Bible_5f_text"><text:span text:style-name="T4">o God, alone wise, </text:span></text:span><text:span text:style-name="Bible_5f_text"><text:span text:style-name="T87">be </text:span></text:span><text:span text:style-name="Bible_5f_text"><text:span text:style-name="T4">glory through Jesus Christ forever. </text:span></text:span><text:span text:style-name="Bible_5f_text"><text:span text:style-name="T87">Amen</text:span></text:span><text:span text:style-name="Bible_5f_text"><text:span text:style-name="T4">” </text:span></text:span><text:span text:style-name="Bible_5f_text"><text:span text:style-name="T4"><text:note text:id="ftn182" text:note-class="footnote"><text:note-citation>182</text:note-citation><text:note-body><text:p text:style-name="Footnote"><text:span text:style-name="T4">Romans 16:24-27 </text:span><text:a xlink:type="simple" xlink:href="https://www.biblegateway.com/passage/?search=Romans+16%3A24-27&amp;version=WEB" text:style-name="Internet_20_link" text:visited-style-name="Visited_20_Internet_20_Link"><text:span text:style-name="Definition"><text:span text:style-name="T87">WEB</text:span></text:span></text:a></text:p></text:note-body></text:note></text:span></text:span><text:span text:style-name="T4">.</text:span></text:p>
      <text:p text:style-name="P7">There are two kingdoms:</text:p>
      <text:list xml:id="list3700692264" text:style-name="L5">
        <text:list-item>
          <text:p text:style-name="P233">In the hearts and minds of believers in Yeshua, <text:span text:style-name="T426">where </text:span>the Holy spirit of Yeshua reigns.</text:p>
        </text:list-item>
        <text:list-item>
          <text:p text:style-name="P233">And in the hearts and minds of those who have not been born again, <text:span text:style-name="T426">where</text:span> reign the spirits of the principalities and powers that are in rebellion against the Creator, spirits that the bible calls evil and impure, or demons.</text:p>
        </text:list-item>
      </text:list>
      <text:p text:style-name="P107">Yeshua HaMashiakh gives us <text:span text:style-name="T427">H</text:span>is spirit to be able to fight <text:span text:style-name="T427">the heavenly </text:span>principalities and powers.</text:p>
      <text:h text:style-name="P218" text:outline-level="4"><text:soft-page-break/>One of two.</text:h>
      <text:p text:style-name="P108">According to the bible, the person who does not believe in Yeshua is spiritually dead. All those who do not follow <text:span text:style-name="T428">H</text:span>im, who do not live as <text:span text:style-name="T428">H</text:span>e taught, they are actually dead.</text:p>
      <text:p text:style-name="P184"><text:span text:style-name="T4">Jesus explains in John 5 that: </text:span><text:span text:style-name="Bible_5f_text"><text:span text:style-name="T4">“</text:span></text:span><text:span text:style-name="Bible_5f_text"><text:span text:style-name="T88">M</text:span></text:span><text:span text:style-name="Bible_5f_text">ost certainly I tell you, he who hears my word and believes him who sent me has eternal life, and doesn’t come into judgment, but has passed out of death into life</text:span><text:span text:style-name="Bible_5f_text"><text:span text:style-name="T4">" </text:span></text:span><text:span text:style-name="Bible_5f_text"><text:span text:style-name="T4"><text:note text:id="ftn183" text:note-class="footnote"><text:note-citation>183</text:note-citation><text:note-body><text:p text:style-name="Footnote"><text:span text:style-name="T4">John 5:24 </text:span><text:a xlink:type="simple" xlink:href="https://www.biblegateway.com/passage/?search=John+5%3A24&amp;version=WEB" text:style-name="Internet_20_link" text:visited-style-name="Visited_20_Internet_20_Link"><text:span text:style-name="Definition"><text:span text:style-name="T88">WEB</text:span></text:span></text:a></text:p></text:note-body></text:note></text:span></text:span><text:span text:style-name="T4">.</text:span></text:p>
      <text:p text:style-name="P184"><text:span text:style-name="T4">And in Matthew 8 someone says to him, </text:span><text:span text:style-name="Bible_5f_text"><text:span text:style-name="T4">“</text:span></text:span><text:span text:style-name="Bible_5f_text"><text:span text:style-name="T88">L</text:span></text:span><text:span text:style-name="Bible_5f_text">ord, allow me first to go and bury my father</text:span><text:span text:style-name="Bible_5f_text"><text:span text:style-name="T4">"</text:span></text:span><text:span text:style-name="T4"> and Jesus replies: </text:span><text:span text:style-name="Bible_5f_text"><text:span text:style-name="T4">“</text:span></text:span><text:span text:style-name="Bible_5f_text"><text:span text:style-name="T88">F</text:span></text:span><text:span text:style-name="Bible_5f_text"><text:span text:style-name="T4">ollow me, and leave the dead to bury their own dead" </text:span></text:span><text:span text:style-name="Bible_5f_text"><text:span text:style-name="T4"><text:note text:id="ftn184" text:note-class="footnote"><text:note-citation>184</text:note-citation><text:note-body><text:p text:style-name="Footnote"><text:span text:style-name="T4">Matthew 8:21-22 </text:span><text:a xlink:type="simple" xlink:href="https://www.biblegateway.com/passage/?search=Matthew+8%3A21-22&amp;version=WEB" text:style-name="Internet_20_link" text:visited-style-name="Visited_20_Internet_20_Link"><text:span text:style-name="Definition"><text:span text:style-name="T88">WEB</text:span></text:span></text:a></text:p></text:note-body></text:note></text:span></text:span><text:span text:style-name="T4">.</text:span></text:p>
      <text:p text:style-name="P7">He who does not know Jesus is dead. Dead to true life. To eternal life.</text:p>
      <text:p text:style-name="P109">Of course <text:span text:style-name="T429">one </text:span>ha<text:span text:style-name="T429">s</text:span> a physical life, an emotional life, an intellectual or mental life, but <text:span text:style-name="T429">one </text:span>do<text:span text:style-name="T429">es</text:span>n't have a<text:span text:style-name="T428">n</text:span> spiritual life, a transcendental life, an eternal life. It ends with death. That is what <text:span text:style-name="T428">one </text:span>believe<text:span text:style-name="T428">s.</text:span> <text:span text:style-name="T429">A</text:span>nd <text:span text:style-name="T428">one </text:span>live<text:span text:style-name="T428">s</text:span> according to that. <text:span text:style-name="T428">One</text:span> is dead. There is no relationship with the creator.</text:p>
      <text:p text:style-name="P185"><text:span text:style-name="T4">Paul explains in Ephesians 2 that: </text:span><text:span text:style-name="Bible_5f_text"><text:span text:style-name="T4">“</text:span></text:span><text:span text:style-name="Bible_5f_text"><text:span text:style-name="T89">y</text:span></text:span><text:span text:style-name="Bible_5f_text">ou were dead in transgressions and sins, </text:span><text:span text:style-name="Bible_5f_text"><text:span text:style-name="T430">i</text:span></text:span><text:span text:style-name="Bible_5f_text">n which you once walked according to the course of this world, according to the prince of the power of the air, the spirit who now works in the children of disobedienc</text:span><text:span text:style-name="Bible_5f_text"><text:span text:style-name="T430">e</text:span></text:span><text:span text:style-name="Bible_5f_text"><text:span text:style-name="T4">" </text:span></text:span><text:span text:style-name="Bible_5f_text"><text:span text:style-name="T4"><text:note text:id="ftn185" text:note-class="footnote"><text:note-citation>185</text:note-citation><text:note-body><text:p text:style-name="Footnote"><text:span text:style-name="T4">Ephesians 2:1-2 </text:span><text:a xlink:type="simple" xlink:href="https://www.biblegateway.com/passage/?search=Ephesians+2%3A1-2&amp;version=WEB" text:style-name="Internet_20_link" text:visited-style-name="Visited_20_Internet_20_Link"><text:span text:style-name="Definition"><text:span text:style-name="T89">WEB</text:span></text:span></text:a></text:p></text:note-body></text:note></text:span></text:span><text:span text:style-name="T4">.</text:span></text:p>
      <text:p text:style-name="P7">In other words, we were spiritually dead for being children of <text:span text:style-name="T430">the </text:span>Satan, like some Pharisees of the time of Jesus.</text:p>
      <text:p text:style-name="P115">But, what <text:span text:style-name="T430">is that course </text:span>of this world that those who disobey God <text:span text:style-name="T430">walk accordingly</text:span>?</text:p>
      <text:p text:style-name="P7">In 1 John 2 it says:</text:p>
      <text:p text:style-name="P185"><text:span text:style-name="Bible_5f_text"><text:span text:style-name="T4">“</text:span></text:span><text:span text:style-name="Bible_5f_text"><text:span text:style-name="T89">D</text:span></text:span><text:span text:style-name="Bible_5f_text">on’t love the world or the things that are in the world. If anyone loves the world, the Father’s love isn’t in him. </text:span><text:span text:style-name="Bible_5f_text"><text:span text:style-name="T430">F</text:span></text:span><text:span text:style-name="Bible_5f_text">or all that is in the world, the lust of the flesh, the lust of the eyes, and the pride of life, isn’t the Father’s, but is the world’s. </text:span><text:span text:style-name="Bible_5f_text"><text:span text:style-name="T430">T</text:span></text:span><text:span text:style-name="Bible_5f_text">he world is passing away with its lusts, but he who does God’s will remains forever</text:span><text:span text:style-name="Bible_5f_text"><text:span text:style-name="T4">" </text:span></text:span><text:span text:style-name="Bible_5f_text"><text:span text:style-name="T4"><text:note text:id="ftn186" text:note-class="footnote"><text:note-citation>186</text:note-citation><text:note-body><text:p text:style-name="Footnote"><text:span text:style-name="T4">1 John 2:15-17 </text:span><text:a xlink:type="simple" xlink:href="https://www.biblegateway.com/passage/?search=1+John+2%3A15-17&amp;version=WEB" text:style-name="Internet_20_link" text:visited-style-name="Visited_20_Internet_20_Link"><text:span text:style-name="Definition"><text:span text:style-name="T89">WEB</text:span></text:span></text:a></text:p></text:note-body></text:note></text:span></text:span><text:span text:style-name="T4">.</text:span></text:p>
      <text:p text:style-name="P7"><text:span text:style-name="T430">In other words </text:span><text:span text:style-name="T431">it is either </text:span>the world or YHWH, there <text:span text:style-name="T430">is</text:span> no <text:span text:style-name="T430">midle</text:span>.</text:p>
      <text:p text:style-name="P7">According to John 10 Yeshua affirms that to his sheep, to those who believe in Him:</text:p>
      <text:p text:style-name="P186"><text:span text:style-name="Bible_5f_text"><text:span text:style-name="T4">“</text:span></text:span><text:span text:style-name="Bible_5f_text"><text:span text:style-name="T90">I</text:span></text:span><text:span text:style-name="Bible_5f_text"> give them eternal life, and they will never perish; no one will snatch them from my hand</text:span><text:span text:style-name="Bible_5f_text"><text:span text:style-name="T4">" </text:span></text:span><text:span text:style-name="Bible_5f_text"><text:span text:style-name="T4"><text:note text:id="ftn187" text:note-class="footnote"><text:note-citation>187</text:note-citation><text:note-body><text:p text:style-name="Footnote"><text:span text:style-name="T4">John 10:28 </text:span><text:a xlink:type="simple" xlink:href="https://www.biblegateway.com/passage/?search=John+10%3A28&amp;version=NET" text:style-name="Internet_20_link" text:visited-style-name="Visited_20_Internet_20_Link"><text:span text:style-name="Definition"><text:span text:style-name="T90">NET</text:span></text:span></text:a></text:p></text:note-body></text:note></text:span></text:span><text:span text:style-name="T4">.</text:span></text:p>
      <text:p text:style-name="P7">And according to John 6 Jesus states:</text:p>
      <text:p text:style-name="P187"><text:soft-page-break/><text:span text:style-name="Bible_5f_text"><text:span text:style-name="T4">“</text:span></text:span><text:span text:style-name="Bible_5f_text"><text:span text:style-name="T91">E</text:span></text:span><text:span text:style-name="Bible_5f_text">veryone whom the Father gives me will come to me, and the one who comes to me I will never send away</text:span><text:span text:style-name="Bible_5f_text"><text:span text:style-name="T4">" </text:span></text:span><text:span text:style-name="Bible_5f_text"><text:span text:style-name="T4"><text:note text:id="ftn188" text:note-class="footnote"><text:note-citation>188</text:note-citation><text:note-body><text:p text:style-name="Footnote"><text:span text:style-name="T4">John 6:37 </text:span><text:a xlink:type="simple" xlink:href="https://www.biblegateway.com/passage/?search=John+6%3A37&amp;version=NET" text:style-name="Internet_20_link" text:visited-style-name="Visited_20_Internet_20_Link"><text:span text:style-name="Definition"><text:span text:style-name="T91">NET</text:span></text:span></text:a></text:p></text:note-body></text:note></text:span></text:span><text:span text:style-name="T4">.</text:span></text:p>
      <text:p text:style-name="P7">And in John 6 he also states: <text:span text:style-name="Bible_5f_text">"Now this is the will of the one who sent me: that I should not lose one person of every one he has given me, but raise them all up at the LAST day"</text:span>. And he reaffirms: <text:span text:style-name="Bible_5f_text">"For this is the will of my Father: for everyone who looks on the Son and believes in him to have eternal life, and I will raise him up at the LAST day" </text:span><text:span text:style-name="Bible_5f_text"><text:note text:id="ftn189" text:note-class="footnote"><text:note-citation>189</text:note-citation><text:note-body><text:p text:style-name="Footnote"><text:span text:style-name="T4">John 6:39-40 </text:span><text:a xlink:type="simple" xlink:href="https://www.biblegateway.com/passage/?search=John+6%3A39-40&amp;version=NET" text:style-name="Internet_20_link" text:visited-style-name="Visited_20_Internet_20_Link"><text:span text:style-name="Definition"><text:span text:style-name="T91">NET</text:span></text:span></text:a></text:p></text:note-body></text:note></text:span>.</text:p>
      <text:p text:style-name="P7">In other words, first the Father gives them to <text:span text:style-name="T432">Him</text:span> and then <text:span text:style-name="T432">nobody takes</text:span> them away nor <text:span text:style-name="T432">He </text:span>throw<text:span text:style-name="T432">s</text:span> them out. <text:span text:style-name="T432">A</text:span>nd the thing continues is at the end, on the <text:span text:style-name="T432">LAST</text:span> day. Not before.</text:p>
      <text:h text:style-name="P218" text:outline-level="4">Sleep<text:span text:style-name="T433">ing</text:span>.</text:h>
      <text:p text:style-name="P2">And <text:span text:style-name="T433">in the </text:span>meanwhile?</text:p>
      <text:p text:style-name="P190"><text:span text:style-name="T4">Well, according to John 11, Jesus Christ affirms that: </text:span><text:span text:style-name="Bible_5f_text"><text:span text:style-name="T4">“</text:span></text:span><text:span text:style-name="Bible_5f_text"><text:span text:style-name="T92">O</text:span></text:span><text:span text:style-name="Bible_5f_text">ur friend, Lazarus, has fallen asleep, but I am going so that I may awake him out of sleep</text:span><text:span text:style-name="Bible_5f_text"><text:span text:style-name="T4">" </text:span></text:span><text:span text:style-name="Bible_5f_text"><text:span text:style-name="T4"><text:note text:id="ftn190" text:note-class="footnote"><text:note-citation>190</text:note-citation><text:note-body><text:p text:style-name="Footnote"><text:span text:style-name="T4">John 11:11 </text:span><text:a xlink:type="simple" xlink:href="https://www.biblegateway.com/passage/?search=John+11%3A11&amp;version=WEB" text:style-name="Internet_20_link" text:visited-style-name="Visited_20_Internet_20_Link"><text:span text:style-name="Definition"><text:span text:style-name="T92">WEB</text:span></text:span></text:a></text:p></text:note-body></text:note></text:span></text:span><text:span text:style-name="T4"><text:s/>and then explains </text:span><text:span text:style-name="Bible_5f_text"><text:span text:style-name="T4">“</text:span></text:span><text:span text:style-name="Bible_5f_text"><text:span text:style-name="T92">L</text:span></text:span><text:span text:style-name="Bible_5f_text"><text:span text:style-name="T4">azarus is dead" </text:span></text:span><text:span text:style-name="Bible_5f_text"><text:span text:style-name="T4"><text:note text:id="ftn191" text:note-class="footnote"><text:note-citation>191</text:note-citation><text:note-body><text:p text:style-name="Footnote"><text:span text:style-name="T4">John 11:14 </text:span><text:a xlink:type="simple" xlink:href="https://www.biblegateway.com/passage/?search=John+11%3A14&amp;version=WEB" text:style-name="Internet_20_link" text:visited-style-name="Visited_20_Internet_20_Link"><text:span text:style-name="Definition"><text:span text:style-name="T92">WEB</text:span></text:span></text:a></text:p></text:note-body></text:note></text:span></text:span><text:span text:style-name="T4">.</text:span></text:p>
      <text:p text:style-name="P190"><text:span text:style-name="T4">And according to Mark 5 and Luke 8 Yeshua affirms: </text:span><text:span text:style-name="Bible_5f_text"><text:span text:style-name="T4">“</text:span></text:span><text:span text:style-name="Bible_5f_text"><text:span text:style-name="T92">S</text:span></text:span><text:span text:style-name="Bible_5f_text">he isn’t dead, but sleeping</text:span><text:span text:style-name="Bible_5f_text"><text:span text:style-name="T4">" </text:span></text:span><text:span text:style-name="Bible_5f_text"><text:span text:style-name="T4"><text:note text:id="ftn192" text:note-class="footnote"><text:note-citation>192</text:note-citation><text:note-body><text:p text:style-name="Footnote"><text:span text:style-name="T4">Mark 5:39 </text:span><text:a xlink:type="simple" xlink:href="https://www.biblegateway.com/passage/?search=Mark+5%3A39&amp;version=WEB" text:style-name="Internet_20_link" text:visited-style-name="Visited_20_Internet_20_Link"><text:span text:style-name="Definition"><text:span text:style-name="T92">WEB</text:span></text:span></text:a><text:span text:style-name="T4"> Luke 8:52 </text:span><text:a xlink:type="simple" xlink:href="https://www.biblegateway.com/passage/?search=Luke+8%3A52&amp;version=WEB" text:style-name="Internet_20_link" text:visited-style-name="Visited_20_Internet_20_Link"><text:span text:style-name="Definition"><text:span text:style-name="T92">WEB</text:span></text:span></text:a></text:p></text:note-body></text:note></text:span></text:span><text:span text:style-name="T4">.</text:span></text:p>
      <text:p text:style-name="P7">In other words, in the meantime, the body <text:span text:style-name="T434">becomes</text:span> dust in the grave and the spirit asleep with the one who never sleeps, YHWH, <text:span text:style-name="T434">who </text:span>watches over <text:span text:style-name="T434">it</text:span>.</text:p>
      <text:p text:style-name="P190"><text:span text:style-name="T4">According to Ecclesiastes 9 in that dream, </text:span><text:span text:style-name="Bible_5f_text"><text:span text:style-name="T4">“</text:span></text:span><text:span text:style-name="Bible_5f_text"><text:span text:style-name="T92">t</text:span></text:span><text:span text:style-name="Bible_5f_text">here is no work, nor plan, nor knowledge, nor wisdom, in Sheol, where you are going</text:span><text:span text:style-name="Bible_5f_text"><text:span text:style-name="T4">" </text:span></text:span><text:span text:style-name="Bible_5f_text"><text:span text:style-name="T4"><text:note text:id="ftn193" text:note-class="footnote"><text:note-citation>193</text:note-citation><text:note-body><text:p text:style-name="Footnote"><text:span text:style-name="T4">Ecclesiastes 9:10 </text:span><text:a xlink:type="simple" xlink:href="https://www.biblegateway.com/passage/?search=Ecclesiastes+9%3A10&amp;version=WEB" text:style-name="Internet_20_link" text:visited-style-name="Visited_20_Internet_20_Link"><text:span text:style-name="Definition"><text:span text:style-name="T92">WEB</text:span></text:span></text:a></text:p></text:note-body></text:note></text:span></text:span><text:span text:style-name="T4">. And Ecclesiastes 12, refers to death, as the moment when </text:span><text:span text:style-name="Bible_5f_text"><text:span text:style-name="T4">“the dust RETURNS to the earth as it WAS, and the spirit RETURNS to God who GAVE it” </text:span></text:span><text:span text:style-name="Bible_5f_text"><text:span text:style-name="T4"><text:note text:id="ftn194" text:note-class="footnote"><text:note-citation>194</text:note-citation><text:note-body><text:p text:style-name="Footnote"><text:span text:style-name="T4">Ecclesiastes 12:7 </text:span><text:a xlink:type="simple" xlink:href="https://www.biblegateway.com/passage/?search=Ecclesiastes+12%3A7&amp;version=WEB" text:style-name="Internet_20_link" text:visited-style-name="Visited_20_Internet_20_Link"><text:span text:style-name="Definition"><text:span text:style-name="T92">WEB</text:span></text:span></text:a></text:p></text:note-body></text:note></text:span></text:span><text:span text:style-name="T4">. Things go back to the way they were BEFORE they were alive: the dust turned to dust and the spirit with God. That's why there are no works, </text:span><text:span text:style-name="T93">one </text:span><text:span text:style-name="T4">can do nothing, no </text:span><text:span text:style-name="T93">plans</text:span><text:span text:style-name="T4">, there is nothing to </text:span><text:span text:style-name="T93">plan</text:span><text:span text:style-name="T4">, no knowledge, nothing can be known, not even God.</text:span></text:p>
      <text:p text:style-name="P7">The comparison of Jesus Christ has two parts. One refers to the <text:span text:style-name="T435">fact that when someone </text:span>sleep<text:span text:style-name="T435">s there is</text:span> no consci<text:span text:style-name="T435">ousness</text:span>, <text:span text:style-name="T435">one</text:span> can’t do anything. The other refers <text:span text:style-name="T435">to the fact that </text:span><text:span text:style-name="T436">the person</text:span><text:span text:style-name="T435"> can be waken</text:span><text:span text:style-name="T437">ed</text:span><text:span text:style-name="T435"> up.</text:span> It is not an irreversible situation. <text:span text:style-name="T435">A</text:span>nd god it can wake people up temporarily to go back to sleep late<text:span text:style-name="T435">r</text:span> or <text:span text:style-name="T435">He</text:span> can do it permanently as <text:span text:style-name="T435">in </text:span>not to go<text:span text:style-name="T435">ing</text:span> back to sleep <text:span text:style-name="T436">ever again</text:span>, <text:span text:style-name="T435">just</text:span> as He promises to do it on the <text:span text:style-name="T435">LAST</text:span> day.</text:p>
      <text:p text:style-name="P191"><text:soft-page-break/><text:span text:style-name="T4">In the bible we have several examples of people who </text:span><text:span text:style-name="T94">were </text:span><text:span text:style-name="T4">temporarily awakened, even for times longer than </text:span><text:span text:style-name="T94">what </text:span><text:span text:style-name="T4">Adam lived. According to John 21 when </text:span><text:span text:style-name="T94">H</text:span><text:span text:style-name="T4">e says to Peter: </text:span><text:span text:style-name="Bible_5f_text"><text:span text:style-name="T4">“</text:span></text:span><text:span text:style-name="Bible_5f_text"><text:span text:style-name="T94">I</text:span></text:span><text:span text:style-name="Bible_5f_text">f I desire that he stay until I come, what is that to you? You follow me</text:span><text:span text:style-name="Bible_5f_text"><text:span text:style-name="T4">" </text:span></text:span><text:span text:style-name="Bible_5f_text"><text:span text:style-name="T4"><text:note text:id="ftn195" text:note-class="footnote"><text:note-citation>195</text:note-citation><text:note-body><text:p text:style-name="Footnote"><text:span text:style-name="T4">John 21:22 </text:span><text:a xlink:type="simple" xlink:href="https://www.biblegateway.com/passage/?search=John+21%3A22&amp;version=WEB" text:style-name="Internet_20_link" text:visited-style-name="Visited_20_Internet_20_Link"><text:span text:style-name="Definition"><text:span text:style-name="T94">WEB</text:span></text:span></text:a></text:p></text:note-body></text:note></text:span></text:span><text:span text:style-name="T4">. </text:span><text:span text:style-name="T94">S</text:span><text:span text:style-name="T4">ituation that </text:span><text:span text:style-name="T94">becomes</text:span><text:span text:style-name="T4"> real when Peter, according to Luke 9, tells Jesus Christ: </text:span><text:span text:style-name="Bible_5f_text"><text:span text:style-name="T4">“</text:span></text:span><text:span text:style-name="Bible_5f_text"><text:span text:style-name="T94">M</text:span></text:span><text:span text:style-name="Bible_5f_text"><text:span text:style-name="T4">aster, it is good for us to be here. Let’s make three tents: one for you, one for Moses, and one for Elijah” </text:span></text:span><text:span text:style-name="Bible_5f_text"><text:span text:style-name="T4"><text:note text:id="ftn196" text:note-class="footnote"><text:note-citation>196</text:note-citation><text:note-body><text:p text:style-name="Footnote"><text:span text:style-name="T4">Luke 9:33 </text:span><text:a xlink:type="simple" xlink:href="https://www.biblegateway.com/passage/?search=Luke+9%3A33&amp;version=WEB" text:style-name="Internet_20_link" text:visited-style-name="Visited_20_Internet_20_Link"><text:span text:style-name="Definition"><text:span text:style-name="T94">WEB</text:span></text:span></text:a></text:p></text:note-body></text:note></text:span></text:span><text:span text:style-name="T4">. Peter offers to build 3 tabernacles, or tents, because they were in the Jewish festival of Sukot, 2 of them for Moses and Elijah, </text:span><text:span text:style-name="T94">event</text:span><text:span text:style-name="T4"> commonly known as the transfiguration of Jesus Christ. </text:span><text:span text:style-name="T94">They</text:span><text:span text:style-name="T4"> </text:span><text:span text:style-name="T94">were</text:span><text:span text:style-name="T4"> physically present and so Peter offers to build two </text:span><text:span text:style-name="T94">tents</text:span><text:span text:style-name="T4"> and use them to celebrate Sukkot.</text:span></text:p>
      <text:p text:style-name="P192"><text:span text:style-name="T4">But the first to obtain a definitive physical resurrection, one that it is to not die </text:span><text:span text:style-name="T95">again</text:span><text:span text:style-name="T4">, because you can no longer die, it is Jesus Christ. Pablo explains in Colossians 1 that Jesus Christ </text:span><text:span text:style-name="Bible_5f_text"><text:span text:style-name="T4">“</text:span></text:span><text:span text:style-name="Bible_5f_text"><text:span text:style-name="T95">i</text:span></text:span><text:span text:style-name="Bible_5f_text">s the beginning, the firstborn from the dead, that in all things he might have the preeminence</text:span><text:span text:style-name="Bible_5f_text"><text:span text:style-name="T4">” </text:span></text:span><text:span text:style-name="Bible_5f_text"><text:span text:style-name="T4"><text:note text:id="ftn197" text:note-class="footnote"><text:note-citation>197</text:note-citation><text:note-body><text:p text:style-name="Footnote"><text:span text:style-name="T4">Colossians 1:18 </text:span><text:a xlink:type="simple" xlink:href="https://www.biblegateway.com/passage/?search=Colossians+1%3A18&amp;version=WEB" text:style-name="Internet_20_link" text:visited-style-name="Visited_20_Internet_20_Link"><text:span text:style-name="Definition"><text:span text:style-name="T95">WEB</text:span></text:span></text:a></text:p></text:note-body></text:note></text:span></text:span><text:span text:style-name="T4">.</text:span></text:p>
      <text:p text:style-name="P193"><text:span text:style-name="T4">Jesus Christ sleeps for 3 days and three nights to fulfill the scriptures, before waking up, before </text:span><text:span text:style-name="T96">resurrection</text:span><text:span text:style-name="T4">. That's why the promise </text:span><text:span text:style-name="T96">that</text:span><text:span text:style-name="T4"> Jesus Christ </text:span><text:span text:style-name="T96">makes to</text:span><text:span text:style-name="T4"> the thief who was crucified with him when he tells him that: </text:span><text:span text:style-name="Bible_5f_text"><text:span text:style-name="T4">“</text:span></text:span><text:span text:style-name="Bible_5f_text"><text:span text:style-name="T96">A</text:span></text:span><text:span text:style-name="Bible_5f_text">ssuredly I tell you, today you will be with me in Paradise</text:span><text:span text:style-name="Bible_5f_text"><text:span text:style-name="T4">” </text:span></text:span><text:span text:style-name="Bible_5f_text"><text:span text:style-name="T4"><text:note text:id="ftn198" text:note-class="footnote"><text:note-citation>198</text:note-citation><text:note-body><text:p text:style-name="Footnote"><text:span text:style-name="T4">Luke 23:43 </text:span><text:a xlink:type="simple" xlink:href="https://www.biblegateway.com/passage/?search=Luke+23%3A43&amp;version=WEB" text:style-name="Internet_20_link" text:visited-style-name="Visited_20_Internet_20_Link"><text:span text:style-name="Definition"><text:span text:style-name="T96">WEB</text:span></text:span></text:a></text:p></text:note-body></text:note></text:span></text:span><text:span text:style-name="T4"><text:s/>refers to a future moment but not an immediate one, because the next three days and three nights Jesus Christ was going to be asleep in Sheol, which is no paradise.</text:span></text:p>
      <text:p text:style-name="P7">It is possible that said thief is one of those that Matthew 27 speaks to us about when says that: <text:span text:style-name="Bible_5f_text">"The tombs were opened, and many BODIES of the saints who had fallen ASLEEP were RAISED; and COMING </text:span><text:span text:style-name="Bible_5f_text"><text:span text:style-name="T439">out</text:span></text:span><text:span text:style-name="Bible_5f_text"> of the tombs AFTER his resurrection, </text:span><text:span text:style-name="Bible_5f_text"><text:span text:style-name="T439">they</text:span></text:span><text:span text:style-name="Bible_5f_text"> </text:span><text:span text:style-name="Bible_5f_text"><text:span text:style-name="T439">entered</text:span></text:span><text:span text:style-name="Bible_5f_text"> into the holy city and </text:span><text:span text:style-name="Bible_5f_text"><text:span text:style-name="T439">APPEARED</text:span></text:span><text:span text:style-name="Bible_5f_text"> to many” </text:span><text:span text:style-name="Bible_5f_text"><text:note text:id="ftn199" text:note-class="footnote"><text:note-citation>199</text:note-citation><text:note-body><text:p text:style-name="Footnote"><text:span text:style-name="T4">Matthew 27:52-53 </text:span><text:a xlink:type="simple" xlink:href="https://www.biblegateway.com/passage/?search=Matthew+27%3A52-53&amp;version=WEB" text:style-name="Internet_20_link" text:visited-style-name="Visited_20_Internet_20_Link"><text:span text:style-name="Definition"><text:span text:style-name="T96">WEB</text:span></text:span></text:a></text:p></text:note-body></text:note></text:span>, but the bible does not specify it. What show<text:span text:style-name="T438">s</text:span> us this passage is that the dead are asleep, unconscious, and <text:span text:style-name="T438">they can </text:span>only COME and APPEAR to the living AFTER they <text:span text:style-name="T438">RAISE from</text:span> the graves, when they cease to be ASLEEP, when they wake up, when they <text:span text:style-name="T439">are </text:span>RISEN, when they resurrect with a physical BODY, be it temporary or definitely. Not before.</text:p>
      <text:p text:style-name="P194"><text:span text:style-name="T4">Paul in 2nd Corinthians 5 explains the resurrection, that moment in which we will be awakened to be </text:span><text:span text:style-name="T97">in the presence of</text:span><text:span text:style-name="T4"> Jesus Christ, with a comparison. He says: </text:span><text:span text:style-name="Bible_5f_text"><text:span text:style-name="T4">“</text:span></text:span><text:span text:style-name="Bible_5f_text"><text:span text:style-name="T97">w</text:span></text:span><text:span text:style-name="Bible_5f_text">e know that if the earthly house of our tent is dissolved, we have a building from God, a house not made with hands, eternal, in the heavens. </text:span><text:span text:style-name="Bible_5f_text"><text:span text:style-name="T440">F</text:span></text:span><text:span text:style-name="Bible_5f_text">or most certainly in this we groan, longing to be clothed with our habitation which is from heaven</text:span><text:span text:style-name="Bible_5f_text"><text:span text:style-name="T4">” </text:span></text:span><text:span text:style-name="Bible_5f_text"><text:span text:style-name="T4"><text:note text:id="ftn200" text:note-class="footnote"><text:note-citation>200</text:note-citation><text:note-body><text:p text:style-name="Footnote"><text:span text:style-name="T4">2 Corinthians 5:1-2 </text:span><text:a xlink:type="simple" xlink:href="https://www.biblegateway.com/passage/?search=2+Corinthians+5%3A1-2&amp;version=WEB" text:style-name="Internet_20_link" text:visited-style-name="Visited_20_Internet_20_Link"><text:span text:style-name="Definition"><text:span text:style-name="T97">WEB</text:span></text:span></text:a></text:p></text:note-body></text:note></text:span></text:span><text:span text:style-name="T4">. Paul compares this body to a temporary house that will be replaced by a permanent one that was made in </text:span><text:soft-page-break/><text:span text:style-name="T4">heaven. </text:span><text:span text:style-name="T97">T</text:span><text:span text:style-name="T4">his body will be replaced by a permanent body to inhabit a new earth with <text:s/>new heaven</text:span><text:span text:style-name="T97">s.</text:span><text:span text:style-name="T4"> But </text:span><text:span text:style-name="T97">in the </text:span><text:span text:style-name="T4">meanwhile </text:span><text:span text:style-name="T97">we will be s</text:span><text:span text:style-name="T98">leeping</text:span><text:span text:style-name="T4">.</text:span></text:p>
      <text:h text:style-name="P218" text:outline-level="4">Everyone.</text:h>
      <text:p text:style-name="P188"><text:span text:style-name="T4">And how am I born to that life eternal life? It is not so easy because according to John 6 Jesus Christ affirms: </text:span><text:span text:style-name="Bible_5f_text">”</text:span><text:span text:style-name="Bible_5f_text"><text:span text:style-name="T441">No</text:span></text:span><text:span text:style-name="Bible_5f_text"> one can come to me unless the Father who sent me</text:span><text:span text:style-name="Bible_5f_text"><text:span text:style-name="T4">” </text:span></text:span><text:span text:style-name="Bible_5f_text"><text:span text:style-name="T4"><text:note text:id="ftn201" text:note-class="footnote"><text:note-citation>201</text:note-citation><text:note-body><text:p text:style-name="Footnote"><text:span text:style-name="T4">John 6:44 </text:span><text:a xlink:type="simple" xlink:href="https://www.biblegateway.com/passage/?search=John+6%3A44&amp;version=WEB" text:style-name="Internet_20_link" text:visited-style-name="Visited_20_Internet_20_Link"><text:span text:style-name="Definition"><text:span text:style-name="T98">WEB</text:span></text:span></text:a></text:p></text:note-body></text:note></text:span></text:span><text:span text:style-name="Bible_5f_text"><text:span text:style-name="T4"><text:s/>“drags him first” </text:span></text:span><text:span text:style-name="Bible_5f_text"><text:span text:style-name="T4"><text:note text:id="ftn202" text:note-class="footnote"><text:note-citation>202</text:note-citation><text:note-body><text:p text:style-name="Footnote"><text:span text:style-name="T4">John 6:44 </text:span><text:a xlink:type="simple" xlink:href="https://biblehub.com/text/john/6-44.htm" text:style-name="Internet_20_link" text:visited-style-name="Visited_20_Internet_20_Link"><text:span text:style-name="Definition"><text:span text:style-name="T4">biblehub</text:span></text:span></text:a><text:span text:style-name="T4"> </text:span><text:a xlink:type="simple" xlink:href="https://biblehub.com/greek/1670.htm" text:style-name="Internet_20_link" text:visited-style-name="Visited_20_Internet_20_Link"><text:span text:style-name="Definition"><text:span text:style-name="T4">G1670</text:span></text:span></text:a></text:p></text:note-body></text:note></text:span></text:span><text:span text:style-name="T4">.</text:span></text:p>
      <text:p text:style-name="P189"><text:span text:style-name="T4">And Jesus Christ explains in John 14: </text:span><text:span text:style-name="Bible_5f_text"><text:span text:style-name="T4">“</text:span></text:span><text:span text:style-name="Bible_5f_text"><text:span text:style-name="T98">N</text:span></text:span><text:span text:style-name="Bible_5f_text">o one comes to the Father, except through me</text:span><text:span text:style-name="Bible_5f_text"><text:span text:style-name="T4">" </text:span></text:span><text:span text:style-name="Bible_5f_text"><text:span text:style-name="T4"><text:note text:id="ftn203" text:note-class="footnote"><text:note-citation>203</text:note-citation><text:note-body><text:p text:style-name="Footnote"><text:span text:style-name="T4">John 14:6 </text:span><text:a xlink:type="simple" xlink:href="https://www.biblegateway.com/passage/?search=John+14%3A6&amp;version=WEB" text:style-name="Internet_20_link" text:visited-style-name="Visited_20_Internet_20_Link"><text:span text:style-name="Definition"><text:span text:style-name="T98">WEB</text:span></text:span></text:a></text:p></text:note-body></text:note></text:span></text:span><text:span text:style-name="T4">.</text:span></text:p>
      <text:p text:style-name="P7">In other words, first the Father gives them to Jesus Christ and then <text:span text:style-name="T441">through</text:span> that way we reach the Father.</text:p>
      <text:p text:style-name="P7">So we are in the hands of YHWH. Of the <text:span text:style-name="T441">F</text:span>ather.</text:p>
      <text:p text:style-name="P7">But there is good news because according to John 5, our Lord Yeshua states:</text:p>
      <text:p text:style-name="P7"><text:span text:style-name="Bible_5f_text">“Don’t marvel at this, for the hour comes in which all who are in the tombs will hear his voice, and will come out; those who have done good, to the resurrection of life; and those who have done evil, to the resurrection of” </text:span><text:span text:style-name="Bible_5f_text"><text:note text:id="ftn204" text:note-class="footnote"><text:note-citation>204</text:note-citation><text:note-body><text:p text:style-name="Footnote"><text:span text:style-name="T4">John 5:28-29 </text:span><text:a xlink:type="simple" xlink:href="https://www.biblegateway.com/passage/?search=John+5%3A28-29&amp;version=WEB" text:style-name="Internet_20_link" text:visited-style-name="Visited_20_Internet_20_Link"><text:span text:style-name="Definition"><text:span text:style-name="T98">WEB</text:span></text:span></text:a></text:p></text:note-body></text:note></text:span><text:span text:style-name="Bible_5f_text"><text:s/>“judgment” </text:span><text:span text:style-name="Bible_5f_text"><text:note text:id="ftn205" text:note-class="footnote"><text:note-citation>205</text:note-citation><text:note-body><text:p text:style-name="Footnote"><text:span text:style-name="T4">John 5:29 </text:span><text:a xlink:type="simple" xlink:href="https://biblehub.com/text/john/5-29.htm" text:style-name="Internet_20_link" text:visited-style-name="Visited_20_Internet_20_Link"><text:span text:style-name="Definition"><text:span text:style-name="T4">biblehub</text:span></text:span></text:a></text:p></text:note-body></text:note></text:span>.</text:p>
      <text:p text:style-name="P195"><text:span text:style-name="T4">Furthermore, Paul explains in 1 Timothy 2 that God </text:span><text:span text:style-name="Bible_5f_text"><text:span text:style-name="T4">“</text:span></text:span><text:span text:style-name="Bible_5f_text">desires </text:span><text:span text:style-name="Bible_5f_text"><text:span text:style-name="T442">ALL</text:span></text:span><text:span text:style-name="Bible_5f_text"> people to be saved and come to full knowledge of the truth</text:span><text:span text:style-name="Bible_5f_text"><text:span text:style-name="T4">" </text:span></text:span><text:span text:style-name="Bible_5f_text"><text:span text:style-name="T4"><text:note text:id="ftn206" text:note-class="footnote"><text:note-citation>206</text:note-citation><text:note-body><text:p text:style-name="Footnote"><text:span text:style-name="T4">1 Timothy 2:4 </text:span><text:a xlink:type="simple" xlink:href="https://www.biblegateway.com/passage/?search=1+Timothy+2%3A4&amp;version=WEB" text:style-name="Internet_20_link" text:visited-style-name="Visited_20_Internet_20_Link"><text:span text:style-name="Definition"><text:span text:style-name="T99">WEB</text:span></text:span></text:a></text:p></text:note-body></text:note></text:span></text:span><text:span text:style-name="T4"><text:s/>and that Jesus Christ </text:span><text:span text:style-name="Bible_5f_text"><text:span text:style-name="T4">“</text:span></text:span><text:span text:style-name="Bible_5f_text"><text:span text:style-name="T99">w</text:span></text:span><text:span text:style-name="Bible_5f_text"><text:span text:style-name="T4">ho gave himself as a ransom for </text:span></text:span><text:span text:style-name="Bible_5f_text"><text:span text:style-name="T99">ALL</text:span></text:span><text:span text:style-name="Bible_5f_text"><text:span text:style-name="T4">, the testimony in its own times" </text:span></text:span><text:span text:style-name="Bible_5f_text"><text:span text:style-name="T4"><text:note text:id="ftn207" text:note-class="footnote"><text:note-citation>207</text:note-citation><text:note-body><text:p text:style-name="Footnote"><text:span text:style-name="T4">1 Timothy 2:6 </text:span><text:a xlink:type="simple" xlink:href="https://www.biblegateway.com/passage/?search=1+Timothy+2%3A6&amp;version=WEB" text:style-name="Internet_20_link" text:visited-style-name="Visited_20_Internet_20_Link"><text:span text:style-name="Definition"><text:span text:style-name="T99">WEB</text:span></text:span></text:a></text:p></text:note-body></text:note></text:span></text:span><text:span text:style-name="T4">.</text:span></text:p>
      <text:p text:style-name="P195"><text:span text:style-name="T4">And in 1 Corinthians 15 Paul explains that “</text:span><text:span text:style-name="T99">F</text:span>or as in Adam <text:span text:style-name="T442">ALL</text:span> die, even so in Christ <text:span text:style-name="T442">ALL</text:span> shall be made alive<text:span text:style-name="T4">" </text:span><text:span text:style-name="T4"><text:note text:id="ftn208" text:note-class="footnote"><text:note-citation>208</text:note-citation><text:note-body><text:p text:style-name="Footnote"><text:span text:style-name="T4">1 Corinthians 15:22 </text:span><text:a xlink:type="simple" xlink:href="https://www.biblegateway.com/passage/?search=1+Corinthians+15%3A22&amp;version=NKJV" text:style-name="Internet_20_link" text:visited-style-name="Visited_20_Internet_20_Link"><text:span text:style-name="Definition"><text:span text:style-name="T4">NKJV</text:span></text:span></text:a></text:p></text:note-body></text:note></text:span><text:span text:style-name="T4">.</text:span></text:p>
      <text:p text:style-name="P195"><text:span text:style-name="T4">Because as explained in Romans 11: </text:span><text:span text:style-name="Bible_5f_text"><text:span text:style-name="T4">“</text:span></text:span><text:span text:style-name="Bible_5f_text">God has committed them </text:span><text:span text:style-name="Bible_5f_text"><text:span text:style-name="T442">ALL</text:span></text:span><text:span text:style-name="Bible_5f_text"> to disobedience, that He might have mercy on </text:span><text:span text:style-name="Bible_5f_text"><text:span text:style-name="T442">ALL</text:span></text:span><text:span text:style-name="Bible_5f_text"><text:span text:style-name="T4">" </text:span></text:span><text:span text:style-name="Bible_5f_text"><text:span text:style-name="T4"><text:note text:id="ftn209" text:note-class="footnote"><text:note-citation>209</text:note-citation><text:note-body><text:p text:style-name="Footnote"><text:span text:style-name="T4">Romans 11:32 </text:span><text:a xlink:type="simple" xlink:href="https://www.biblegateway.com/passage/?search=Romans+11%3A32&amp;version=NKJV" text:style-name="Internet_20_link" text:visited-style-name="Visited_20_Internet_20_Link"><text:span text:style-name="Definition"><text:span text:style-name="T4">NKJV</text:span></text:span></text:a></text:p></text:note-body></text:note></text:span></text:span><text:span text:style-name="T4"><text:s/>and that: </text:span><text:span text:style-name="Bible_5f_text"><text:span text:style-name="T4">“</text:span></text:span><text:span text:style-name="Bible_5f_text"><text:span text:style-name="T99">F</text:span></text:span><text:span text:style-name="Bible_5f_text"><text:span text:style-name="T4">or of Him and through Him and to Him </text:span></text:span><text:span text:style-name="Bible_5f_text"><text:span text:style-name="T99">are ALL</text:span></text:span><text:span text:style-name="Bible_5f_text"><text:span text:style-name="T4"> things, to whom </text:span></text:span><text:span text:style-name="Bible_5f_text"><text:span text:style-name="T99">be </text:span></text:span><text:span text:style-name="Bible_5f_text"><text:span text:style-name="T4">glory forever. Amen" </text:span></text:span><text:span text:style-name="Bible_5f_text"><text:span text:style-name="T4"><text:note text:id="ftn210" text:note-class="footnote"><text:note-citation>210</text:note-citation><text:note-body><text:p text:style-name="Footnote"><text:span text:style-name="T4">Romans 11:36 </text:span><text:a xlink:type="simple" xlink:href="https://www.biblegateway.com/passage/?search=Romans+11%3A36&amp;version=NKJV" text:style-name="Internet_20_link" text:visited-style-name="Visited_20_Internet_20_Link"><text:span text:style-name="Definition"><text:span text:style-name="T4">NKJV</text:span></text:span></text:a></text:p></text:note-body></text:note></text:span></text:span><text:span text:style-name="T4">.</text:span></text:p>
      <text:p text:style-name="P196"><text:span text:style-name="T4">And Jesus Christ in Matthew 11 says that: </text:span><text:span text:style-name="Bible_5f_text"><text:span text:style-name="T4">“</text:span></text:span><text:span text:style-name="Bible_5f_text"><text:span text:style-name="T100">ALL</text:span></text:span><text:span text:style-name="Bible_5f_text"> things have been delivered to Me by My Father</text:span><text:span text:style-name="Bible_5f_text"><text:span text:style-name="T4">" </text:span></text:span><text:span text:style-name="Bible_5f_text"><text:span text:style-name="T4"><text:note text:id="ftn211" text:note-class="footnote"><text:note-citation>211</text:note-citation><text:note-body><text:p text:style-name="Footnote"><text:span text:style-name="T4">Matthew 11:27 </text:span><text:a xlink:type="simple" xlink:href="https://www.biblegateway.com/passage/?search=Matthew+11%3A27&amp;version=NKJV" text:style-name="Internet_20_link" text:visited-style-name="Visited_20_Internet_20_Link"><text:span text:style-name="Definition"><text:span text:style-name="T4">NKJV</text:span></text:span></text:a></text:p></text:note-body></text:note></text:span></text:span><text:span text:style-name="T4">. And in John 17 he affirms that: </text:span><text:span text:style-name="Bible_5f_text"><text:span text:style-name="T4">“</text:span></text:span><text:span text:style-name="Bible_5f_text"><text:span text:style-name="T100">y</text:span></text:span><text:span text:style-name="Bible_5f_text"><text:span text:style-name="T4">ou gave him authority over </text:span></text:span><text:span text:style-name="Bible_5f_text"><text:span text:style-name="T100">ALL</text:span></text:span><text:span text:style-name="Bible_5f_text"><text:span text:style-name="T4"> flesh, so he will give eternal life to </text:span></text:span><text:span text:style-name="Bible_5f_text"><text:span text:style-name="T100">ALL</text:span></text:span><text:span text:style-name="Bible_5f_text"><text:span text:style-name="T4"> whom you have given him" </text:span></text:span><text:span text:style-name="Bible_5f_text"><text:span text:style-name="T4"><text:note text:id="ftn212" text:note-class="footnote"><text:note-citation>212</text:note-citation><text:note-body><text:p text:style-name="Footnote"><text:span text:style-name="T4">John 17:2 </text:span><text:a xlink:type="simple" xlink:href="https://www.biblegateway.com/passage/?search=John+17%3A2&amp;version=WEB" text:style-name="Internet_20_link" text:visited-style-name="Visited_20_Internet_20_Link"><text:span text:style-name="Definition"><text:span text:style-name="T100">WEB</text:span></text:span></text:a></text:p></text:note-body></text:note></text:span></text:span><text:span text:style-name="T4">.</text:span></text:p>
      <text:p text:style-name="P7">And John in Revelation 5 says that: <text:span text:style-name="Bible_5f_text">"And </text:span><text:span text:style-name="Bible_5f_text"><text:span text:style-name="T443">EVERY</text:span></text:span><text:span text:style-name="Bible_5f_text"> creature which is in heaven, and on the earth, and under the earth, and such as are in the sea, and </text:span><text:span text:style-name="Bible_5f_text"><text:span text:style-name="T443">ALL</text:span></text:span><text:span text:style-name="Bible_5f_text"> that are in them, heard I saying, Blessing, and honour, and glory, and power, be unto him that sitteth upon the throne, and unto the Lamb for ever and ever" </text:span><text:span text:style-name="Bible_5f_text"><text:note text:id="ftn213" text:note-class="footnote"><text:note-citation>213</text:note-citation><text:note-body><text:p text:style-name="Footnote"><text:span text:style-name="T4">Revelation 5:13 </text:span><text:a xlink:type="simple" xlink:href="https://www.biblegateway.com/passage/?search=Revelation+5%3A13&amp;version=KJV" text:style-name="Internet_20_link" text:visited-style-name="Visited_20_Internet_20_Link"><text:span text:style-name="Definition"><text:span text:style-name="T4">KJV</text:span></text:span></text:a></text:p></text:note-body></text:note></text:span>.</text:p>
      <text:p text:style-name="P197"><text:soft-page-break/><text:span text:style-name="T4">And Paul quotes Isaiah 45 in Romans 14 saying, </text:span><text:span text:style-name="Bible_5f_text"><text:span text:style-name="T4">“</text:span></text:span><text:span text:style-name="Bible_5f_text"><text:span text:style-name="T101">A</text:span></text:span><text:span text:style-name="Bible_5f_text">s I live, saith the Lord, </text:span><text:span text:style-name="Bible_5f_text"><text:span text:style-name="T444">EVERY</text:span></text:span><text:span text:style-name="Bible_5f_text"> knee shall bow to me, and </text:span><text:span text:style-name="Bible_5f_text"><text:span text:style-name="T444">EVERY</text:span></text:span><text:span text:style-name="Bible_5f_text"> tongue shall confess to God</text:span><text:span text:style-name="Bible_5f_text"><text:span text:style-name="T4">" </text:span></text:span><text:span text:style-name="Bible_5f_text"><text:span text:style-name="T4"><text:note text:id="ftn214" text:note-class="footnote"><text:note-citation>214</text:note-citation><text:note-body><text:p text:style-name="Footnote"><text:span text:style-name="T4">Romans 14:11 </text:span><text:a xlink:type="simple" xlink:href="https://www.biblegateway.com/passage/?search=Romans+14%3A11&amp;version=KJV" text:style-name="Internet_20_link" text:visited-style-name="Visited_20_Internet_20_Link"><text:span text:style-name="T101">KJV</text:span></text:a><text:span text:style-name="T4"> Isaiah 45:23 </text:span><text:a xlink:type="simple" xlink:href="https://www.biblegateway.com/passage/?search=Isa.45.23&amp;version=KJV" text:style-name="Internet_20_link" text:visited-style-name="Visited_20_Internet_20_Link"><text:span text:style-name="Definition"><text:span text:style-name="T4">KJV</text:span></text:span></text:a></text:p></text:note-body></text:note></text:span></text:span><text:span text:style-name="T4">.</text:span></text:p>
      <text:p text:style-name="P7">Let us hope that at least after the resurrection of the dead and during that eternal judgment that awaits those who did evil, all those "ALL" include you ; and Elohim, YHWH, the creator of heaven and earth, don't end up being a liar.</text:p>
      <text:h text:style-name="P216" text:outline-level="3">Just.</text:h>
      <text:p text:style-name="P2">The justice described in the bible may be one of the most difficult to understand or one of the easiest to understand.</text:p>
      <text:p text:style-name="P7">It all depends on what we believe before reading the text.</text:p>
      <text:p text:style-name="P116">If we believe that physical death IS the end, that there is no physic<text:span text:style-name="T445">al</text:span> resurrection of the dead, <text:span text:style-name="T445">it </text:span>is very difficult to understand. But if we believe that physical death is NOT the end and that there IS a physical resurrection of the dead, of ALL the dead, and we read the text letting the text <text:span text:style-name="T445">itself to </text:span>define the concepts of good, bad, obedience, disobedience, life and death <text:span text:style-name="T445">it </text:span>is very easy to understand.</text:p>
      <text:h text:style-name="P218" text:outline-level="4">Justice.</text:h>
      <text:p text:style-name="P2">YHWH himself explains through his prophet Ezekiel that:</text:p>
      <text:p text:style-name="P2"><text:span text:style-name="Bible_5f_text">“If the wicked person turns from all the sin he has committed and observes all my statutes and does what is just and right, he will surely live; he will not die. None of the sins he has committed will be held against him; because of the righteousness he has done, he will live. Do I actually delight in the death of the wicked, declares the Sovereign Lord? Do I not prefer that he turn from his wicked conduct and live?</text:span></text:p>
      <text:p text:style-name="P2"><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will die” </text:span><text:span text:style-name="Bible_5f_text"><text:note text:id="ftn215" text:note-class="footnote"><text:note-citation>215</text:note-citation><text:note-body><text:p text:style-name="Footnote"><text:span text:style-name="T4">Ezekiel 18:21-24 </text:span><text:a xlink:type="simple" xlink:href="https://www.biblegateway.com/passage/?search=Ezekiel+18%3A21-24&amp;version=NET" text:style-name="Internet_20_link" text:visited-style-name="Visited_20_Internet_20_Link"><text:span text:style-name="T102">NET</text:span></text:a></text:p></text:note-body></text:note></text:span>.</text:p>
      <text:p text:style-name="P7"><text:span text:style-name="T446">It’</text:span>s easy: He who does good lives. He who does evil dies.</text:p>
      <text:p text:style-name="P198"><text:span text:style-name="T4">YHWH also explains his justice through Moses. In Deuteronomy 30 tells us that: </text:span><text:span text:style-name="Bible_5f_text"><text:span text:style-name="T4">“</text:span></text:span><text:span text:style-name="Bible_5f_text"><text:span text:style-name="T103">S</text:span></text:span><text:span text:style-name="Bible_5f_text">ee, I have set before thee this day life and good, and death and evil</text:span><text:span text:style-name="Bible_5f_text"><text:span text:style-name="T4">” </text:span></text:span><text:span text:style-name="Bible_5f_text"><text:span text:style-name="T4"><text:note text:id="ftn216" text:note-class="footnote"><text:note-citation>216</text:note-citation><text:note-body><text:p text:style-name="Footnote"><text:span text:style-name="T4">Deuteronomy 30:15 </text:span><text:a xlink:type="simple" xlink:href="https://www.biblegateway.com/passage/?search=Deuteronomy+30%3A15&amp;version=KJV" text:style-name="Internet_20_link" text:visited-style-name="Visited_20_Internet_20_Link"><text:span text:style-name="Definition"><text:span text:style-name="T4">KJV</text:span></text:span></text:a></text:p></text:note-body></text:note></text:span></text:span><text:span text:style-name="T4">. And </text:span><text:span text:style-name="T103">H</text:span><text:span text:style-name="T4">e also says: <text:s/></text:span><text:soft-page-break/><text:span text:style-name="Bible_5f_text"><text:span text:style-name="T4">“</text:span></text:span><text:span text:style-name="Bible_5f_text"><text:span text:style-name="T103">I</text:span></text:span><text:span text:style-name="Bible_5f_text"><text:span text:style-name="T4"> call heaven and earth to record this day against you, that I have set before you life and death, blessing and cursing: therefore choose life” </text:span></text:span><text:span text:style-name="Bible_5f_text"><text:span text:style-name="T4"><text:note text:id="ftn217" text:note-class="footnote"><text:note-citation>217</text:note-citation><text:note-body><text:p text:style-name="Footnote"><text:span text:style-name="T4">Deuteronomy 30:19 </text:span><text:a xlink:type="simple" xlink:href="https://www.biblegateway.com/passage/?search=Deuteronomy+30%3A19&amp;version=KJV" text:style-name="Internet_20_link" text:visited-style-name="Visited_20_Internet_20_Link"><text:span text:style-name="Definition"><text:span text:style-name="T4">KJV</text:span></text:span></text:a></text:p></text:note-body></text:note></text:span></text:span><text:span text:style-name="T4">.</text:span></text:p>
      <text:p text:style-name="P7">In Jeremiah 17 also YHWH says that: <text:span text:style-name="Bible_5f_text">"The heart is deceitful above all things, and desperately wicked: who can know it? I the Lord search the heart, I try the reins, even to give every man according to his ways, and according to the fruit of his doings” </text:span><text:span text:style-name="Bible_5f_text"><text:note text:id="ftn218" text:note-class="footnote"><text:note-citation>218</text:note-citation><text:note-body><text:p text:style-name="Footnote"><text:span text:style-name="T4">Jeremiah 17:9-10 </text:span><text:a xlink:type="simple" xlink:href="https://www.biblegateway.com/passage/?search=Jeremiah+17%3A9-10&amp;version=KJV" text:style-name="Internet_20_link" text:visited-style-name="Visited_20_Internet_20_Link"><text:span text:style-name="Definition"><text:span text:style-name="T4">KJV</text:span></text:span></text:a></text:p></text:note-body></text:note></text:span>. And a little later in Jeremiah 18: <text:span text:style-name="Bible_5f_text">“</text:span><text:span text:style-name="Bible_5f_text"><text:span text:style-name="T447">i</text:span></text:span><text:span text:style-name="Bible_5f_text">f that nation, against whom I have pronounced, turn from their evil, I will repent of the evil that I thought to do unto them. And at what instant I shall speak concerning a nation, and concerning a kingdom, to build and to plant it; If it do evil in my sight, that it obey not my voice, then I will repent of the good, wherewith I said I would benefit them" </text:span><text:span text:style-name="Bible_5f_text"><text:note text:id="ftn219" text:note-class="footnote"><text:note-citation>219</text:note-citation><text:note-body><text:p text:style-name="Footnote"><text:span text:style-name="T4">Jeremiah 18:8-10 </text:span><text:a xlink:type="simple" xlink:href="https://www.biblegateway.com/passage/?search=Jeremiah+18%3A8-10&amp;version=KJV" text:style-name="Internet_20_link" text:visited-style-name="Visited_20_Internet_20_Link"><text:span text:style-name="Definition"><text:span text:style-name="T4">KJV</text:span></text:span></text:a></text:p></text:note-body></text:note></text:span>.</text:p>
      <text:p text:style-name="P7">In other words, the thing works for people as well as for nations. If you do what is good, you live; if you do what is bad, you die.</text:p>
      <text:h text:style-name="P218" text:outline-level="4"><text:span text:style-name="T456">The</text:span> good <text:span text:style-name="T456">guy</text:span>.</text:h>
      <text:p text:style-name="P2">The question is who <text:span text:style-name="T456">does</text:span> good?</text:p>
      <text:p text:style-name="P199"><text:span text:style-name="T4">When the rich young man addresses Jesus Christ as "good teacher" in Mark 10, Jesus Christ asks him: </text:span><text:span text:style-name="Bible_5f_text"><text:span text:style-name="T4">“</text:span></text:span><text:span text:style-name="Bible_5f_text"><text:span text:style-name="T104">W</text:span></text:span><text:span text:style-name="Bible_5f_text">hy do you call me good? No one is good except one: God</text:span><text:span text:style-name="Bible_5f_text"><text:span text:style-name="T4">” </text:span></text:span><text:span text:style-name="Bible_5f_text"><text:span text:style-name="T4"><text:note text:id="ftn220" text:note-class="footnote"><text:note-citation>220</text:note-citation><text:note-body><text:p text:style-name="Footnote"><text:span text:style-name="T4">Mark 10:18 </text:span><text:a xlink:type="simple" xlink:href="https://www.biblegateway.com/passage/?search=Mark+10%3A18&amp;version=WEB" text:style-name="Internet_20_link" text:visited-style-name="Visited_20_Internet_20_Link"><text:span text:style-name="Definition"><text:span text:style-name="T104">WEB</text:span></text:span></text:a></text:p></text:note-body></text:note></text:span></text:span><text:span text:style-name="T4">. Consistent with Paul's explanation in Romans 11: </text:span><text:span text:style-name="Bible_5f_text"><text:span text:style-name="T4">“</text:span></text:span><text:span text:style-name="Bible_5f_text"><text:span text:style-name="T104">F</text:span></text:span><text:span text:style-name="Bible_5f_text"><text:span text:style-name="T4">or God has bound </text:span></text:span><text:span text:style-name="Bible_5f_text"><text:span text:style-name="T104">ALL</text:span></text:span><text:span text:style-name="Bible_5f_text"><text:span text:style-name="T4"> to disobedience, that he might have mercy on </text:span></text:span><text:span text:style-name="Bible_5f_text"><text:span text:style-name="T104">ALL</text:span></text:span><text:span text:style-name="Bible_5f_text"><text:span text:style-name="T4">" </text:span></text:span><text:span text:style-name="Bible_5f_text"><text:span text:style-name="T4"><text:note text:id="ftn221" text:note-class="footnote"><text:note-citation>221</text:note-citation><text:note-body><text:p text:style-name="Footnote"><text:span text:style-name="T4">Romans 11:32 </text:span><text:a xlink:type="simple" xlink:href="https://www.biblegateway.com/passage/?search=Romans+11%3A32&amp;version=WEB" text:style-name="Internet_20_link" text:visited-style-name="Visited_20_Internet_20_Link"><text:span text:style-name="Definition"><text:span text:style-name="T104">WEB</text:span></text:span></text:a></text:p></text:note-body></text:note></text:span></text:span><text:span text:style-name="T4">. And with 1st Corinthians 15 in which Paul explains that </text:span><text:span text:style-name="Bible_5f_text"><text:span text:style-name="T4">“</text:span></text:span><text:span text:style-name="Bible_5f_text"><text:span text:style-name="T104">f</text:span></text:span><text:span text:style-name="Bible_5f_text"><text:span text:style-name="T4">or as in Adam </text:span></text:span><text:span text:style-name="Bible_5f_text"><text:span text:style-name="T104">ALL</text:span></text:span><text:span text:style-name="Bible_5f_text"><text:span text:style-name="T4"> die, so also in Christ </text:span></text:span><text:span text:style-name="Bible_5f_text"><text:span text:style-name="T104">ALL</text:span></text:span><text:span text:style-name="Bible_5f_text"><text:span text:style-name="T4"> will be made alive" </text:span></text:span><text:span text:style-name="Bible_5f_text"><text:span text:style-name="T4"><text:note text:id="ftn222" text:note-class="footnote"><text:note-citation>222</text:note-citation><text:note-body><text:p text:style-name="Footnote"><text:span text:style-name="T4">1 Corinthians 15:22 </text:span><text:a xlink:type="simple" xlink:href="https://www.biblegateway.com/passage/?search=1+Corinthians+15%3A22&amp;version=WEB" text:style-name="Internet_20_link" text:visited-style-name="Visited_20_Internet_20_Link"><text:span text:style-name="Definition"><text:span text:style-name="T104">WEB</text:span></text:span></text:a></text:p></text:note-body></text:note></text:span></text:span><text:span text:style-name="T4">. And with Psalm 14 which says: </text:span><text:span text:style-name="Bible_5f_text"><text:span text:style-name="T4">“The Lord looked down from heaven upon the children of men, to see if there were any that did understand, and seek God. They are all gone aside, they are all together become filthy: there is none that doeth good, no, not one” </text:span></text:span><text:span text:style-name="Bible_5f_text"><text:span text:style-name="T4"><text:note text:id="ftn223" text:note-class="footnote"><text:note-citation>223</text:note-citation><text:note-body><text:p text:style-name="Footnote"><text:span text:style-name="T4">Psalm 14:2-3 </text:span><text:a xlink:type="simple" xlink:href="https://www.biblegateway.com/passage/?search=Psalms+14%3A2-3&amp;version=KJV" text:style-name="Internet_20_link" text:visited-style-name="Visited_20_Internet_20_Link"><text:span text:style-name="Definition"><text:span text:style-name="T4">KJV</text:span></text:span></text:a></text:p></text:note-body></text:note></text:span></text:span><text:span text:style-name="T4">.</text:span></text:p>
      <text:p text:style-name="P7">Thus, according to the bible, sinners, those who do evil, <text:span text:style-name="T448">it is </text:span>ALL <text:span text:style-name="T448">of us</text:span>, absolutely everyone since Adam and the consequence is death. Precisely for this reason <text:span text:style-name="T448">we ALL</text:span> need a savior. <text:span text:style-name="T448">A</text:span>mong men there is no good one, not even one.</text:p>
      <text:p text:style-name="P7">And what was that so terrible that Adam did?</text:p>
      <text:p text:style-name="P7">In Genesis 3, God tells Adam: <text:span text:style-name="Bible_5f_text">"of the tree of the knowledge of good and evil you shall not eat, for in the day that you eat of it you shall surely die” </text:span><text:span text:style-name="Bible_5f_text"><text:note text:id="ftn224" text:note-class="footnote"><text:note-citation>224</text:note-citation><text:note-body><text:p text:style-name="Footnote"><text:span text:style-name="T4">Genesis 2:17 </text:span><text:a xlink:type="simple" xlink:href="https://www.biblegateway.com/passage/?search=Genesis+2%3A17&amp;version=NKJV" text:style-name="Internet_20_link" text:visited-style-name="Visited_20_Internet_20_Link"><text:span text:style-name="Definition"><text:span text:style-name="T4">2015</text:span></text:span></text:a></text:p></text:note-body></text:note></text:span>. From the tree of the knowledge of good and evil. Seek<text:span text:style-name="T449">ing</text:span> <text:span text:style-name="T449">to </text:span>know good and evil.</text:p>
      <text:p text:style-name="P7"><text:soft-page-break/>From a strictly logical, strictly rational, point of view, it is Impossible to distinguish the good from the bad without knowing the truth. If I <text:span text:style-name="T450">do not </text:span>know the truth, if I don't have access to the truth, how can I distinguish good from bad? Impossible.</text:p>
      <text:p text:style-name="P200"><text:span text:style-name="T4">Jesus Christ identifies himself as The Truth. He says in John 14 </text:span><text:span text:style-name="Bible_5f_text"><text:span text:style-name="T4">“</text:span></text:span><text:span text:style-name="Bible_5f_text"><text:span text:style-name="T105">I</text:span></text:span><text:span text:style-name="Bible_5f_text"> am the way, the truth, and the life</text:span><text:span text:style-name="Bible_5f_text"><text:span text:style-name="T4">” </text:span></text:span><text:span text:style-name="Bible_5f_text"><text:span text:style-name="T4"><text:note text:id="ftn225" text:note-class="footnote"><text:note-citation>225</text:note-citation><text:note-body><text:p text:style-name="Footnote"><text:span text:style-name="T4">John 14:6 </text:span><text:a xlink:type="simple" xlink:href="https://www.biblegateway.com/passage/?search=John+14%3A6&amp;version=WEB" text:style-name="Internet_20_link" text:visited-style-name="Visited_20_Internet_20_Link"><text:span text:style-name="Definition"><text:span text:style-name="T105">WEB</text:span></text:span></text:a></text:p></text:note-body></text:note></text:span></text:span><text:span text:style-name="T4">. Th</text:span><text:span text:style-name="T106">us</text:span><text:span text:style-name="T4"> without The Truth, without Jesus Christ, it is impossible to distinguish between good and bad. That is why Jesus Christ tells us, according to John 8, that: </text:span><text:span text:style-name="Bible_5f_text"><text:span text:style-name="T4">“If you remain in my word, then you are truly my disciples. You will know the truth, and the truth will make you free” </text:span></text:span><text:span text:style-name="Bible_5f_text"><text:span text:style-name="T4"><text:note text:id="ftn226" text:note-class="footnote"><text:note-citation>226</text:note-citation><text:note-body><text:p text:style-name="Footnote"><text:span text:style-name="T4">John 8:31-32 </text:span><text:a xlink:type="simple" xlink:href="https://www.biblegateway.com/passage/?search=John+8%3A31-32&amp;version=WEB" text:style-name="Internet_20_link" text:visited-style-name="Visited_20_Internet_20_Link"><text:span text:style-name="Definition"><text:span text:style-name="T106">WEB</text:span></text:span></text:a></text:p></text:note-body></text:note></text:span></text:span><text:span text:style-name="T4">.</text:span></text:p>
      <text:p text:style-name="P7">If we do not know Jesus Christ, if we do not know The Truth, we are not <text:span text:style-name="T451">TRULY</text:span> free. It is possible to choose, to <text:span text:style-name="T451">decide</text:span>, but it is not possible choose CORRECTLY. You are not truly free. <text:span text:style-name="T451">You are </text:span>a slave to a lie. That physical death is the end. <text:span text:style-name="T451">T</text:span>hat there is <text:span text:style-name="T451">no </text:span>physical resurrection. We are slaves to sin, we can only "err <text:span text:style-name="T452">the </text:span>objective”, we are not TRULY free.</text:p>
      <text:p text:style-name="P201"><text:span text:style-name="T4">It doesn't seem like it, but without Jesus Christ </text:span><text:span text:style-name="T107">it happens to us </text:span><text:span text:style-name="T4">what happened to the people of Israel in the time of the Judges. According to Judges 21, when already having the commandments and all the law of the Torah, </text:span><text:span text:style-name="Bible_5f_text"><text:span text:style-name="T4">“</text:span></text:span><text:span text:style-name="Bible_5f_text"><text:span text:style-name="T107">e</text:span></text:span><text:span text:style-name="Bible_5f_text">very man did that which was right in his own eyes</text:span><text:span text:style-name="Bible_5f_text"><text:span text:style-name="T4">” </text:span></text:span><text:span text:style-name="Bible_5f_text"><text:span text:style-name="T4"><text:note text:id="ftn227" text:note-class="footnote"><text:note-citation>227</text:note-citation><text:note-body><text:p text:style-name="Footnote"><text:span text:style-name="T4">Judges 21:25 </text:span><text:a xlink:type="simple" xlink:href="https://www.biblegateway.com/passage/?search=Judges+21%3A25&amp;version=KJV" text:style-name="Internet_20_link" text:visited-style-name="Visited_20_Internet_20_Link"><text:span text:style-name="Definition"><text:span text:style-name="T4">KJV</text:span></text:span></text:a></text:p></text:note-body></text:note></text:span></text:span><text:span text:style-name="T4">. And without Jesus Christ, </text:span><text:span text:style-name="T107">it still happens to us</text:span><text:span text:style-name="T4">. When is abortion good? When is it good to change gender? Is homosexual marriage good? Was YHWH good in sending Shaul to kill all the people of Amalek? Is the law written in Deuteronomy </text:span><text:span text:style-name="T107">good</text:span><text:span text:style-name="T4">? Why do</text:span><text:span text:style-name="T107">es</text:span><text:span text:style-name="T4">n't </text:span><text:span text:style-name="T107">it</text:span><text:span text:style-name="T4"> ban slavery? We choose, we judge, without The Truth, without Jesus Christ in the heart, and we end up doing the </text:span><text:span text:style-name="T107">same thing of </text:span><text:span text:style-name="T4">Judges 21: </text:span><text:span text:style-name="Bible_5f_text"><text:span text:style-name="T4">“</text:span></text:span><text:span text:style-name="Bible_5f_text"><text:span text:style-name="T107">e</text:span></text:span><text:span text:style-name="Bible_5f_text"><text:span text:style-name="T4">very man did that which was right in his own eyes” </text:span></text:span><text:span text:style-name="Bible_5f_text"><text:span text:style-name="T4"><text:note text:id="ftn228" text:note-class="footnote"><text:note-citation>228</text:note-citation><text:note-body><text:p text:style-name="Footnote"><text:span text:style-name="T4">Judges 21:25 </text:span><text:a xlink:type="simple" xlink:href="https://www.biblegateway.com/passage/?search=Judges+21%3A25&amp;version=KJV" text:style-name="Internet_20_link" text:visited-style-name="Visited_20_Internet_20_Link"><text:span text:style-name="Definition"><text:span text:style-name="T4">KJV</text:span></text:span></text:a></text:p></text:note-body></text:note></text:span></text:span><text:span text:style-name="T4">.</text:span></text:p>
      <text:p text:style-name="P7">And what we believe as true, as certain, as real, determines the the way we think, speak and act. <text:span text:style-name="T453">Our p</text:span>riorities, wishes and objectives are aligned with what we believe. That is why John explains in 1st John 2 that: <text:span text:style-name="Bible_5f_text">“Don’t love the world or the things that are in the world. If anyone loves the world, the Father’s love isn’t in him. For all that is in the world, the lust of the flesh, the lust of the eyes, and the pride of life, isn’t the Father’s, but is the world’s” </text:span><text:span text:style-name="Bible_5f_text"><text:note text:id="ftn229" text:note-class="footnote"><text:note-citation>229</text:note-citation><text:note-body><text:p text:style-name="Footnote"><text:span text:style-name="T4">1 John 2:15-16 </text:span><text:a xlink:type="simple" xlink:href="https://www.biblegateway.com/passage/?search=1+John+2%3A15-16&amp;version=WEB" text:style-name="Internet_20_link" text:visited-style-name="Visited_20_Internet_20_Link"><text:span text:style-name="Definition"><text:span text:style-name="T108">WEB</text:span></text:span></text:a></text:p></text:note-body></text:note></text:span>. <text:span text:style-name="T453">P</text:span>leasure, money and social power are the priorities of those who belong to the world. <text:span text:style-name="T453">Those</text:span> change when <text:span text:style-name="T453">we know </text:span>Jesus Christ, the Truth <text:span text:style-name="T453">himself</text:span>. That's why Yeshua also says in John 11 that: <text:span text:style-name="Bible_5f_text">"I am the resurrection and the life” </text:span><text:span text:style-name="Bible_5f_text"><text:note text:id="ftn230" text:note-class="footnote"><text:note-citation>230</text:note-citation><text:note-body><text:p text:style-name="Footnote"><text:span text:style-name="T4">John 11:25 </text:span><text:a xlink:type="simple" xlink:href="https://www.biblegateway.com/passage/?search=John+11%3A25&amp;version=KJV" text:style-name="Internet_20_link" text:visited-style-name="Visited_20_Internet_20_Link"><text:span text:style-name="Definition"><text:span text:style-name="T4">KJV</text:span></text:span></text:a></text:p></text:note-body></text:note></text:span>.</text:p>
      <text:p text:style-name="P202"><text:span text:style-name="T4">When you begin to believe in his resurrection, things begin to change. Paul explains in Romans 10 that </text:span><text:span text:style-name="Bible_5f_text"><text:span text:style-name="T4">“</text:span></text:span><text:span text:style-name="Bible_5f_text"><text:span text:style-name="T109">i</text:span></text:span><text:span text:style-name="Bible_5f_text">f you will confess with your mouth that Jesus is Lord, and believe in your heart that God raised him from the dead, you will be saved</text:span><text:span text:style-name="Bible_5f_text"><text:span text:style-name="T4">” </text:span></text:span><text:span text:style-name="Bible_5f_text"><text:span text:style-name="T4"><text:note text:id="ftn231" text:note-class="footnote"><text:note-citation>231</text:note-citation><text:note-body><text:p text:style-name="Footnote"><text:span text:style-name="T4">Romans 10:9 </text:span><text:a xlink:type="simple" xlink:href="https://www.biblegateway.com/passage/?search=Romans+10%3A9&amp;version=WEB" text:style-name="Internet_20_link" text:visited-style-name="Visited_20_Internet_20_Link"><text:span text:style-name="Definition"><text:span text:style-name="T109">WEB</text:span></text:span></text:a></text:p></text:note-body></text:note></text:span></text:span><text:span text:style-name="T4">. Believe IN THE </text:span><text:soft-page-break/><text:span text:style-name="T4">HEART, not from the mouth </text:span><text:span text:style-name="T109">to the </text:span><text:span text:style-name="T4">outside, that Jesus Christ was resurrected, allows the process to begin.</text:span></text:p>
      <text:h text:style-name="P218" text:outline-level="4"><text:span text:style-name="T454">Doing</text:span> good.</text:h>
      <text:p text:style-name="P2">Doing good seems very easy, Jesus Christ explains it, according to Matthew 22: <text:span text:style-name="Bible_5f_text">“You shall love the Lord your God with all your heart, with all your soul, and with all your mind. This is the first and great commandment. A second likewise is this, You shall love your neighbor as yourself. The whole law and the prophets depend on these two commandments” </text:span><text:span text:style-name="Bible_5f_text"><text:note text:id="ftn232" text:note-class="footnote"><text:note-citation>232</text:note-citation><text:note-body><text:p text:style-name="Footnote"><text:span text:style-name="T4">Matthew 22:37-40 </text:span><text:a xlink:type="simple" xlink:href="https://www.biblegateway.com/passage/?search=Matthew+22%3A37-40&amp;version=WEB" text:style-name="Internet_20_link" text:visited-style-name="Visited_20_Internet_20_Link"><text:span text:style-name="Definition"><text:span text:style-name="T110">WEB</text:span></text:span></text:a></text:p></text:note-body></text:note></text:span>. And he adds, according to John 13: <text:span text:style-name="Bible_5f_text">“A new commandment I give to you, that you love one another. Just as I have loved you, you also love one another” </text:span><text:span text:style-name="Bible_5f_text"><text:note text:id="ftn233" text:note-class="footnote"><text:note-citation>233</text:note-citation><text:note-body><text:p text:style-name="Footnote"><text:span text:style-name="T4">John 13:34 </text:span><text:a xlink:type="simple" xlink:href="https://www.biblegateway.com/passage/?search=John+13%3A34&amp;version=WEB" text:style-name="Internet_20_link" text:visited-style-name="Visited_20_Internet_20_Link"><text:span text:style-name="Definition"><text:span text:style-name="T110">WEB</text:span></text:span></text:a></text:p></text:note-body></text:note></text:span>.</text:p>
      <text:p text:style-name="P7"><text:span text:style-name="T455">It looks</text:span> easy. Love God above all things, love your neighbor <text:span text:style-name="T457">as yourself</text:span>, love as Yeshua loves us. Easy. Love, love, love.</text:p>
      <text:p text:style-name="P7">To do good is to love.</text:p>
      <text:p text:style-name="P7">It is in practice that things are not so easy because according to Matthew 5, Yeshua makes it a little more difficult than what was written by Moses. Yeshua says that <text:span text:style-name="Bible_5f_text">“You have heard that it was said to the ancient ones, ‘You shall not murder;’ and ‘Whoever murders will be in danger of the judgment.’ But I tell you that everyone who is angry with his brother without a cause will be in danger of the judgment. Whoever says to his brother, ‘Raca!’ will be in danger of the council. Whoever says, ‘You fool!’ will be in danger of the fire of Gehenna“ </text:span><text:span text:style-name="Bible_5f_text"><text:note text:id="ftn234" text:note-class="footnote"><text:note-citation>234</text:note-citation><text:note-body><text:p text:style-name="Footnote"><text:span text:style-name="T4">Matthew 5:21-22 </text:span><text:a xlink:type="simple" xlink:href="https://www.biblegateway.com/passage/?search=Matthew+5%3A21-22&amp;version=WEB" text:style-name="Internet_20_link" text:visited-style-name="Visited_20_Internet_20_Link"><text:span text:style-name="Definition"><text:span text:style-name="T110">WEB</text:span></text:span></text:a></text:p></text:note-body></text:note></text:span>. And he adds: <text:span text:style-name="Bible_5f_text">“You have heard that it was said, ‘You shall not commit adultery’ ; but I tell you that everyone who gazes at a woman to lust after her has committed adultery with her already in his heart” </text:span><text:span text:style-name="Bible_5f_text"><text:note text:id="ftn235" text:note-class="footnote"><text:note-citation>235</text:note-citation><text:note-body><text:p text:style-name="Footnote"><text:span text:style-name="T4">Matthew 5:27-28 </text:span><text:a xlink:type="simple" xlink:href="https://www.biblegateway.com/passage/?search=Matthew+5%3A27-28&amp;version=WEB" text:style-name="Internet_20_link" text:visited-style-name="Visited_20_Internet_20_Link"><text:span text:style-name="Definition"><text:span text:style-name="T110">WEB</text:span></text:span></text:a></text:p></text:note-body></text:note></text:span>. <text:span text:style-name="T457">As</text:span> <text:span text:style-name="T457">saying</text:span> that <text:span text:style-name="T457">we </text:span>sin with what <text:span text:style-name="T457">we</text:span> sa<text:span text:style-name="T457">y</text:span>, with <text:span text:style-name="T457">our </text:span>thoughts, with <text:span text:style-name="T457">our</text:span> feelings, with <text:span text:style-name="T457">our</text:span> heart. It's not just what <text:span text:style-name="T457">we</text:span> do. <text:span text:style-name="T457">It is</text:span> <text:span text:style-name="T457">what</text:span> comes <text:span text:style-name="T457">out from </text:span>the heart. Yeshua explains in Matthew 15 that: <text:span text:style-name="Bible_5f_text">“the things which proceed out of the mouth come out of the heart, and they defile the man. For out of the heart come evil thoughts, murders, adulteries, sexual sins, thefts, false testimony, and blasphemies” </text:span><text:span text:style-name="Bible_5f_text"><text:note text:id="ftn236" text:note-class="footnote"><text:note-citation>236</text:note-citation><text:note-body><text:p text:style-name="Footnote"><text:span text:style-name="T4">Matthew 15:18-19 </text:span><text:a xlink:type="simple" xlink:href="https://www.biblegateway.com/passage/?search=Matthew+15%3A18-19&amp;version=WEB" text:style-name="Internet_20_link" text:visited-style-name="Visited_20_Internet_20_Link"><text:span text:style-name="Definition"><text:span text:style-name="T110">WEB</text:span></text:span></text:a></text:p></text:note-body></text:note></text:span>.</text:p>
      <text:p text:style-name="P7">Yeshua demands more than the law written by Moses. According to Matthew 5, Yeshua <text:span text:style-name="T458">demands</text:span> loving the enemy, turning the other cheek, <text:span text:style-name="T458">giving anything</text:span> they ask <text:span text:style-name="T458">for</text:span>, go the extra mile, be like Heavenly Father who is perfect. <text:span text:style-name="T458">To be</text:span> holy.</text:p>
      <text:p text:style-name="P7">To be good is to be Holy and Perfect like the Heavenly Father.</text:p>
      <text:p text:style-name="P7"><text:soft-page-break/><text:span text:style-name="T459">Now, t</text:span>hose are big words. That is why Yeshua says that he did not come to <text:span text:style-name="T459">cancel</text:span> the law but to complete it. To <text:span text:style-name="T459">make</text:span> it <text:span text:style-name="T459">even </text:span>more perfect.</text:p>
      <text:p text:style-name="P7">That is why Peter asks him <text:span text:style-name="Bible_5f_text">"Who then can be saved?"</text:span>, and Yeshua replies: <text:span text:style-name="Bible_5f_text">"With men this is impossible, but with God all things are possible” </text:span><text:span text:style-name="Bible_5f_text"><text:note text:id="ftn237" text:note-class="footnote"><text:note-citation>237</text:note-citation><text:note-body><text:p text:style-name="Footnote"><text:span text:style-name="T4">Matthew 19:25 </text:span><text:a xlink:type="simple" xlink:href="https://www.biblegateway.com/passage/?search=Matthew+19%3A25-26&amp;version=WEB" text:style-name="Internet_20_link" text:visited-style-name="Visited_20_Internet_20_Link"><text:span text:style-name="Definition"><text:span text:style-name="T111">WEB</text:span></text:span></text:a></text:p></text:note-body></text:note></text:span>.</text:p>
      <text:h text:style-name="P218" text:outline-level="4">The bad guys.</text:h>
      <text:p text:style-name="P2">The good is God. The good thing is to love as God loves, to be Holy and Perfect.</text:p>
      <text:p text:style-name="P7">We have all sinned, we all have sin. All men have done evil.</text:p>
      <text:p text:style-name="P7">And according to the bible, what happens to the one who does evil? What <text:span text:style-name="T460">happens to bad people</text:span>? They die. In fact they are already dead. It is precisely <text:span text:style-name="T461">because they are </text:span>spiritually dead, for not knowing Yeshua, who is Life itself, for not being able to live as Jesus Christ lived, that they cannot do what is good. And the consequence of spiritual death is physical death. That was the consequence for Adam and that is the fate of sinners, of all Adam's descendants.</text:p>
      <text:p text:style-name="P117">With the exception of a few of the last generation descended from Adam, we are ALL going to physically die. Because there is sin in EVERYONE. <text:span text:style-name="T461">It i</text:span>s <text:span text:style-name="T461">with</text:span>in <text:span text:style-name="T461">the flesh</text:span> itself. In genetics itself. <text:span text:style-name="T462">That </text:span>one that comes from Adam. There is a physical <text:span text:style-name="T462">propagation</text:span> of evil, through the flesh, and a spiritual propagation, through the social system, what the bible calls the world. That is why the bible speaks of a creation <text:span text:style-name="T462">in collapse</text:span>, <text:span text:style-name="T462">a fallen creation</text:span>. Spiritual death is nullable when you begin to spiritually know Jesus Christ. And physical death will be nullable AFTER of the resurrection of the dead. Jesus Christ saves us from death <text:span text:style-name="T462">by TAKING</text:span> US OUT of death, both physical and spiritual.</text:p>
      <text:p text:style-name="P203"><text:span text:style-name="T4">Psalm 37 says that the wicked wither, that they will be </text:span>cut off<text:span text:style-name="T4">, </text:span><text:span text:style-name="T112">that they will be no more, </text:span><text:span text:style-name="T4">that </text:span><text:span text:style-name="T112">you</text:span><text:span text:style-name="T4"> </text:span><text:span text:style-name="T112">will</text:span><text:span text:style-name="T4"> look for them and </text:span><text:span text:style-name="T112">will </text:span><text:span text:style-name="T4">not find them, that their day </text:span><text:span text:style-name="T112">comes</text:span><text:span text:style-name="T4">, that their sword will enter their own hearts, </text:span><text:span text:style-name="T112">that their arms will be broken, </text:span><text:span text:style-name="T4">that they will perish, that they </text:span><text:span text:style-name="T112">vanish</text:span><text:span text:style-name="T4"> like smoke, that they will be </text:span><text:span text:style-name="T113">destroyed</text:span><text:span text:style-name="T4"> </text:span><text:span text:style-name="T4"><text:note text:id="ftn238" text:note-class="footnote"><text:note-citation>238</text:note-citation><text:note-body><text:p text:style-name="Footnote"><text:span text:style-name="T4">Psalm 37 </text:span><text:a xlink:type="simple" xlink:href="https://www.biblegateway.com/passage/?search=Psalm+37&amp;version=WEB" text:style-name="Internet_20_link" text:visited-style-name="Visited_20_Internet_20_Link"><text:span text:style-name="T113">WEB</text:span></text:a></text:p></text:note-body></text:note></text:span><text:span text:style-name="T4">. Obviously that has not happened yet. There are still a lot of bad guys out there.</text:span></text:p>
      <text:p text:style-name="P7">Psalm 9 has a similar tone, it speaks of the destruction of the wicked forever and ever. Other psalms calling for or announcing destruction of the wicked are Psalm 10, 12, 18, 21, 28, 52, 58, 59, 63, 73, 92. In short, there are several psalms that speak of the destruction of the wicked.</text:p>
      <text:p text:style-name="P118"><text:soft-page-break/>There are several psalms in which the psalmist asks God for physi<text:span text:style-name="T463">cal</text:span> suffering of the wicked. Some in tones of revenge and torture. <text:span text:style-name="T464">W</text:span>hich shows us that even psalmists saw themselves as good people, the bad <text:span text:style-name="T464">guys </text:span>are the others, and that, according to the bible, it is valid to ask practically anything to God. Including the suffering of others people or the death of oneself. It is valid as long as God is asked <text:span text:style-name="T464">for it </text:span>and <text:span text:style-name="T464">it is </text:span>not th<text:span text:style-name="T464">ought</text:span> about taking actions <text:span text:style-name="T464">by</text:span> yourself. <text:span text:style-name="T464">L</text:span>eav<text:span text:style-name="T464">ing</text:span> things in hands of God's justice.</text:p>
      <text:p text:style-name="P7">There are several <text:span text:style-name="T464">pasages</text:span> in the book of Revelation <text:span text:style-name="T464">that talk about</text:span> the destruction of the wicked.</text:p>
      <text:p text:style-name="P7">Revelation 11, just after blowing the seventh trumpet, tells us that: <text:span text:style-name="Bible_5f_text">“The nations were angry, and your wrath came, as did the time for the dead to be judged, and to give your bondservants the prophets, their reward, as well as to the saints, and those who fear your name, to the small and the great, and to </text:span><text:span text:style-name="Bible_5f_text"><text:span text:style-name="T465">DESTROY</text:span></text:span><text:span text:style-name="Bible_5f_text"> those who destroy the earth” </text:span><text:span text:style-name="Bible_5f_text"><text:note text:id="ftn239" text:note-class="footnote"><text:note-citation>239</text:note-citation><text:note-body><text:p text:style-name="Footnote"><text:span text:style-name="T4">Revelation 11:18 </text:span><text:a xlink:type="simple" xlink:href="https://www.biblegateway.com/passage/?search=Revelation+11%3A18&amp;version=WEB" text:style-name="Internet_20_link" text:visited-style-name="Visited_20_Internet_20_Link"><text:span text:style-name="Definition"><text:span text:style-name="T114">WEB</text:span></text:span></text:a></text:p></text:note-body></text:note></text:span>.</text:p>
      <text:p text:style-name="P7">In Revelation 20 when it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40" text:note-class="footnote"><text:note-citation>240</text:note-citation><text:note-body><text:p text:style-name="Footnote"><text:span text:style-name="T4">Revelation 20:7-9 </text:span><text:a xlink:type="simple" xlink:href="https://www.biblegateway.com/passage/?search=Revelation+20%3A7-9&amp;version=WEB" text:style-name="Internet_20_link" text:visited-style-name="Visited_20_Internet_20_Link"><text:span text:style-name="Definition"><text:span text:style-name="T115">WEB</text:span></text:span></text:a></text:p></text:note-body></text:note></text:span>.</text:p>
      <text:p text:style-name="P7">Revelation 21 says that: <text:span text:style-name="Bible_5f_text">“But for the cowardly, unbelieving, sinners, abominable, murderers, sexually immoral, sorcerers, idolaters, and all liars, their part is in the lake that burns with fire and sulfur, which is the second death” </text:span><text:span text:style-name="Bible_5f_text"><text:note text:id="ftn241" text:note-class="footnote"><text:note-citation>241</text:note-citation><text:note-body><text:p text:style-name="Footnote"><text:span text:style-name="T4">Revelation 21:8 </text:span><text:a xlink:type="simple" xlink:href="https://www.biblegateway.com/passage/?search=Revelation+21%3A8&amp;version=WEB" text:style-name="Internet_20_link" text:visited-style-name="Visited_20_Internet_20_Link"><text:span text:style-name="Definition"><text:span text:style-name="T115">WEB</text:span></text:span></text:a></text:p></text:note-body></text:note></text:span>.</text:p>
      <text:p text:style-name="P7">The point is that God promises to destroy the wicked. <text:span text:style-name="T466">T</text:span>hat the day will come <text:span text:style-name="T466">when you will look for them </text:span>and <text:span text:style-name="T466">will not</text:span> find them.</text:p>
      <text:h text:style-name="P218" text:outline-level="4">Fire.</text:h>
      <text:p text:style-name="P2">YHWH's, God's, favorite way of ending the bad guys is with fire.</text:p>
      <text:p text:style-name="P204"><text:span text:style-name="T4">In Genesis 19 it says that: </text:span><text:span text:style-name="Bible_5f_text"><text:span text:style-name="T4">“Then Yahweh rained on Sodom and on Gomorrah sulfur and </text:span></text:span><text:span text:style-name="Bible_5f_text"><text:span text:style-name="T116">FIRE</text:span></text:span><text:span text:style-name="Bible_5f_text"><text:span text:style-name="T4"> from Yahweh out of the sky” </text:span></text:span><text:span text:style-name="Bible_5f_text"><text:span text:style-name="T4"><text:note text:id="ftn242" text:note-class="footnote"><text:note-citation>242</text:note-citation><text:note-body><text:p text:style-name="Footnote"><text:span text:style-name="T4">Genesis 19:24 </text:span><text:a xlink:type="simple" xlink:href="https://www.biblegateway.com/passage/?search=Genesis+19%3A24&amp;version=WEB" text:style-name="Internet_20_link" text:visited-style-name="Visited_20_Internet_20_Link"><text:span text:style-name="Definition"><text:span text:style-name="T116">WEB</text:span></text:span></text:a></text:p></text:note-body></text:note></text:span></text:span><text:span text:style-name="T4">. In Ezekiel 38: </text:span><text:span text:style-name="Bible_5f_text"><text:span text:style-name="T4">“I will rain on him, and on his hordes, and on the many peoples who are with him, an overflowing shower, with great hailstones, </text:span></text:span><text:span text:style-name="Bible_5f_text"><text:span text:style-name="T116">FIRE</text:span></text:span><text:span text:style-name="Bible_5f_text"><text:span text:style-name="T4">, and sulfur” </text:span></text:span><text:span text:style-name="Bible_5f_text"><text:span text:style-name="T4"><text:note text:id="ftn243" text:note-class="footnote"><text:note-citation>243</text:note-citation><text:note-body><text:p text:style-name="Footnote"><text:span text:style-name="T4">Ezekiel 38:22 </text:span><text:a xlink:type="simple" xlink:href="https://www.biblegateway.com/passage/?search=Ezekiel+38%3A22&amp;version=WEB" text:style-name="Internet_20_link" text:visited-style-name="Visited_20_Internet_20_Link"><text:span text:style-name="Definition"><text:span text:style-name="T116">WEB</text:span></text:span></text:a></text:p></text:note-body></text:note></text:span></text:span><text:span text:style-name="T4">. </text:span><text:span text:style-name="T116">I</text:span><text:span text:style-name="T4">n Amos 1 and 2 we see that Jehovah says that: </text:span><text:span text:style-name="Bible_5f_text"><text:span text:style-name="T4">“I will send a </text:span></text:span><text:span text:style-name="Bible_5f_text"><text:span text:style-name="T116">FIRE</text:span></text:span><text:span text:style-name="Bible_5f_text"><text:span text:style-name="T4"> into the house of Hazael”</text:span></text:span><text:span text:style-name="T4">, </text:span><text:span text:style-name="T116">and </text:span><text:span text:style-name="Bible_5f_text"><text:span text:style-name="T4">“I will send a </text:span></text:span><text:span text:style-name="Bible_5f_text"><text:span text:style-name="T116">FIRE</text:span></text:span><text:span text:style-name="Bible_5f_text"><text:span text:style-name="T4"> on the wall of Gaza”</text:span></text:span><text:span text:style-name="T4">, </text:span><text:span text:style-name="T116">and </text:span><text:span text:style-name="Bible_5f_text"><text:span text:style-name="T4">“I will send a </text:span></text:span><text:span text:style-name="Bible_5f_text"><text:span text:style-name="T116">FIRE</text:span></text:span><text:span text:style-name="Bible_5f_text"><text:span text:style-name="T4"> on the wall of Tyrus”</text:span></text:span><text:span text:style-name="T4">, </text:span><text:span text:style-name="T116">and </text:span><text:span text:style-name="Bible_5f_text"><text:span text:style-name="T4">“I will send a </text:span></text:span><text:span text:style-name="Bible_5f_text"><text:span text:style-name="T116">FIRE</text:span></text:span><text:span text:style-name="Bible_5f_text"><text:span text:style-name="T4"> upon Teman”</text:span></text:span><text:span text:style-name="T4">, </text:span><text:soft-page-break/><text:span text:style-name="T116">and </text:span><text:span text:style-name="Bible_5f_text"><text:span text:style-name="T4">“I will send a </text:span></text:span><text:span text:style-name="Bible_5f_text"><text:span text:style-name="T116">FIRE</text:span></text:span><text:span text:style-name="Bible_5f_text"><text:span text:style-name="T4"> upon Moab”</text:span></text:span><text:span text:style-name="T4">, </text:span><text:span text:style-name="T116">and </text:span><text:span text:style-name="Bible_5f_text"><text:span text:style-name="T4">“I will send a </text:span></text:span><text:span text:style-name="Bible_5f_text"><text:span text:style-name="T116">FIRE</text:span></text:span><text:span text:style-name="Bible_5f_text"><text:span text:style-name="T4"> upon Judah”</text:span></text:span><text:span text:style-name="T4">. In Revelation 20 says that </text:span><text:span text:style-name="Bible_5f_text"><text:span text:style-name="T4">“</text:span></text:span><text:span text:style-name="Bible_5f_text"><text:span text:style-name="T116">FIRE</text:span></text:span><text:span text:style-name="Bible_5f_text"><text:span text:style-name="T4"> came down out of heaven from God and devoured them” </text:span></text:span><text:span text:style-name="Bible_5f_text"><text:span text:style-name="T4"><text:note text:id="ftn244" text:note-class="footnote"><text:note-citation>244</text:note-citation><text:note-body><text:p text:style-name="Footnote"><text:span text:style-name="T4">Revelation 20:7-9 </text:span><text:a xlink:type="simple" xlink:href="https://www.biblegateway.com/passage/?search=Revelation+20%3A7-9&amp;version=WEB" text:style-name="Internet_20_link" text:visited-style-name="Visited_20_Internet_20_Link"><text:span text:style-name="Definition"><text:span text:style-name="T116">WEB</text:span></text:span></text:a></text:p></text:note-body></text:note></text:span></text:span><text:span text:style-name="T4">. Revelation 21 says that: </text:span><text:span text:style-name="Bible_5f_text"><text:span text:style-name="T4">“</text:span></text:span><text:span text:style-name="Bible_5f_text"><text:span text:style-name="T116">t</text:span></text:span><text:span text:style-name="Bible_5f_text">he fearful, and unbelieving, and the abominable, and murderers, and whoremongers, and sorcerers, and idolaters, and all liars, shall have their part in the lake which burneth with </text:span><text:span text:style-name="Bible_5f_text"><text:span text:style-name="T467">FIRE</text:span></text:span><text:span text:style-name="Bible_5f_text"> and brimstone: which is the second death</text:span><text:span text:style-name="Bible_5f_text"><text:span text:style-name="T4">” </text:span></text:span><text:span text:style-name="Bible_5f_text"><text:span text:style-name="T4"><text:note text:id="ftn245" text:note-class="footnote"><text:note-citation>245</text:note-citation><text:note-body><text:p text:style-name="Footnote"><text:span text:style-name="T4">Revelation 21:8 </text:span><text:a xlink:type="simple" xlink:href="https://www.biblegateway.com/passage/?search=Revelation+21%3A8&amp;version=KJV" text:style-name="Internet_20_link" text:visited-style-name="Visited_20_Internet_20_Link"><text:span text:style-name="Definition"><text:span text:style-name="T4">KJV</text:span></text:span></text:a></text:p></text:note-body></text:note></text:span></text:span><text:span text:style-name="T4">. In 2nd Peter 2 says that: </text:span><text:span text:style-name="Bible_5f_text"><text:span text:style-name="T4">“</text:span></text:span><text:span text:style-name="Bible_5f_text"><text:span text:style-name="T116">B</text:span></text:span><text:span text:style-name="Bible_5f_text"><text:span text:style-name="T4">ut the heavens and the earth, which are now, by the same word are kept in store, reserved unto </text:span></text:span><text:span text:style-name="Bible_5f_text"><text:span text:style-name="T116">FIRE</text:span></text:span><text:span text:style-name="Bible_5f_text"><text:span text:style-name="T4"> against the day of judgment and perdition of ungodly men” </text:span></text:span><text:span text:style-name="Bible_5f_text"><text:span text:style-name="T4"><text:note text:id="ftn246" text:note-class="footnote"><text:note-citation>246</text:note-citation><text:note-body><text:p text:style-name="Footnote"><text:span text:style-name="T4">2 Peter 3:7 </text:span><text:a xlink:type="simple" xlink:href="https://www.biblegateway.com/passage/?search=2+Peter+3%3A7&amp;version=KJV" text:style-name="Internet_20_link" text:visited-style-name="Visited_20_Internet_20_Link"><text:span text:style-name="Definition"><text:span text:style-name="T4">KJV</text:span></text:span></text:a></text:p></text:note-body></text:note></text:span></text:span><text:span text:style-name="T4">. Definitely God likes fire. And sometimes sulfur </text:span><text:span text:style-name="T116">and brimstone</text:span><text:span text:style-name="T4">.</text:span></text:p>
      <text:p text:style-name="P205"><text:span text:style-name="T4">The bible also tells us in 1st John 4 that: </text:span><text:span text:style-name="Bible_5f_text"><text:span text:style-name="T4">“</text:span></text:span><text:span text:style-name="Bible_5f_text"><text:span text:style-name="T117">H</text:span></text:span><text:span text:style-name="Bible_5f_text">e who doesn’t love doesn’t know God, for God is love</text:span><text:span text:style-name="Bible_5f_text"><text:span text:style-name="T4">” </text:span></text:span><text:span text:style-name="Bible_5f_text"><text:span text:style-name="T4"><text:note text:id="ftn247" text:note-class="footnote"><text:note-citation>247</text:note-citation><text:note-body><text:p text:style-name="Footnote"><text:span text:style-name="T4">1 John 4:8 </text:span><text:a xlink:type="simple" xlink:href="https://www.biblegateway.com/passage/?search=+1+John+4%3A8&amp;version=WEB" text:style-name="Internet_20_link" text:visited-style-name="Visited_20_Internet_20_Link"><text:span text:style-name="Definition"><text:span text:style-name="T117">WEB</text:span></text:span></text:a></text:p></text:note-body></text:note></text:span></text:span><text:span text:style-name="T4">. And in </text:span><text:span text:style-name="T126">H</text:span><text:span text:style-name="T4">ebrews 12: </text:span><text:span text:style-name="Bible_5f_text"><text:span text:style-name="T4">“</text:span></text:span><text:span text:style-name="Bible_5f_text"><text:span text:style-name="T117">f</text:span></text:span><text:span text:style-name="Bible_5f_text"><text:span text:style-name="T4">or our God is a consuming fire” </text:span></text:span><text:span text:style-name="Bible_5f_text"><text:span text:style-name="T4"><text:note text:id="ftn248" text:note-class="footnote"><text:note-citation>248</text:note-citation><text:note-body><text:p text:style-name="Footnote"><text:span text:style-name="T4">Hebrews 12:29 </text:span><text:a xlink:type="simple" xlink:href="https://www.biblegateway.com/passage/?search=Hebrews+12%3A29&amp;version=WEB" text:style-name="Internet_20_link" text:visited-style-name="Visited_20_Internet_20_Link"><text:span text:style-name="Definition"><text:span text:style-name="T117">WEB</text:span></text:span></text:a></text:p></text:note-body></text:note></text:span></text:span><text:span text:style-name="T4">. </text:span><text:span text:style-name="T117">Which</text:span><text:span text:style-name="T4"> mean</text:span><text:span text:style-name="T117">s </text:span><text:span text:style-name="T4">that God is love and fire at the same time.</text:span></text:p>
      <text:p text:style-name="P7">And according to Isaiah 9 Jehovah <text:span text:style-name="T468">declares</text:span> that <text:span text:style-name="Bible_5f_text">“for the passion of YHWH </text:span><text:span text:style-name="Bible_5f_text"><text:span text:style-name="T468">tzabaot the whole</text:span></text:span><text:span text:style-name="Bible_5f_text"> earth is on fire and the peoples are the fuel. Fire from man to brother leaving no one” </text:span><text:span text:style-name="Bible_5f_text"><text:note text:id="ftn249" text:note-class="footnote"><text:note-citation>249</text:note-citation><text:note-body><text:p text:style-name="Footnote"><text:span text:style-name="T4">Isaiah 9:19 </text:span><text:a xlink:type="simple" xlink:href="https://biblehub.com/text/isaiah/9-19.htm" text:style-name="Internet_20_link" text:visited-style-name="Visited_20_Internet_20_Link"><text:span text:style-name="Definition"><text:span text:style-name="T4">biblehub</text:span></text:span></text:a><text:span text:style-name="T4"> (traducido por el autor)</text:span></text:p></text:note-body></text:note></text:span>. ALL the earth. And the PEOPLE are THE FUEL. And the fire spreads from man to brother! <text:span text:style-name="T469">Just as saying:</text:span> TREMENDOUS FIRE!</text:p>
      <text:p text:style-name="P206"><text:span text:style-name="T4">The interesting thing is that this is perfectly consistent with the intentions that Yeshua says he has in Luke 12 when he states that: </text:span><text:span text:style-name="Bible_5f_text"><text:span text:style-name="T4">“</text:span></text:span><text:span text:style-name="Bible_5f_text"><text:span text:style-name="T118">I</text:span></text:span><text:span text:style-name="Bible_5f_text"> came to throw </text:span><text:span text:style-name="Bible_5f_text"><text:span text:style-name="T468">FIRE</text:span></text:span><text:span text:style-name="Bible_5f_text"> on the earth. I wish it were already kindled</text:span><text:span text:style-name="Bible_5f_text"><text:span text:style-name="T4">" </text:span></text:span><text:span text:style-name="Bible_5f_text"><text:span text:style-name="T4"><text:note text:id="ftn250" text:note-class="footnote"><text:note-citation>250</text:note-citation><text:note-body><text:p text:style-name="Footnote"><text:span text:style-name="T4">Luke 12:49 </text:span><text:a xlink:type="simple" xlink:href="https://www.biblegateway.com/passage/?search=Luke+12%3A49&amp;version=WEB" text:style-name="Internet_20_link" text:visited-style-name="Visited_20_Internet_20_Link"><text:span text:style-name="Definition"><text:span text:style-name="T118">WEB</text:span></text:span></text:a></text:p></text:note-body></text:note></text:span></text:span><text:span text:style-name="T4">. And with Mark 9 when Yeshua states: </text:span><text:span text:style-name="Bible_5f_text"><text:span text:style-name="T4">“</text:span></text:span><text:span text:style-name="Bible_5f_text"><text:span text:style-name="T118">F</text:span></text:span><text:span text:style-name="Bible_5f_text"><text:span text:style-name="T4">or everyone will be salted with </text:span></text:span><text:span text:style-name="Bible_5f_text"><text:span text:style-name="T118">FIRE</text:span></text:span><text:span text:style-name="Bible_5f_text"><text:span text:style-name="T4">” </text:span></text:span><text:span text:style-name="Bible_5f_text"><text:span text:style-name="T4"><text:note text:id="ftn251" text:note-class="footnote"><text:note-citation>251</text:note-citation><text:note-body><text:p text:style-name="Footnote"><text:span text:style-name="T4">Mark 9:49 </text:span><text:a xlink:type="simple" xlink:href="https://www.biblegateway.com/passage/?search=Mark+9%3A49&amp;version=WEB" text:style-name="Internet_20_link" text:visited-style-name="Visited_20_Internet_20_Link"><text:span text:style-name="Definition"><text:span text:style-name="T118">WEB</text:span></text:span></text:a></text:p></text:note-body></text:note></text:span></text:span><text:span text:style-name="T4">. </text:span><text:span text:style-name="T118">Which means that the pyromaniac</text:span><text:span text:style-name="T4"> is Jesus Christ!</text:span></text:p>
      <text:h text:style-name="P220" text:outline-level="5">Spiritual.</text:h>
      <text:p text:style-name="P207"><text:span text:style-name="T4">John the Baptist, according to Matthew 3, explains to us about Jesus Christ that: </text:span><text:span text:style-name="Bible_5f_text"><text:span text:style-name="T4">“</text:span></text:span><text:span text:style-name="Bible_5f_text"><text:span text:style-name="T119">H</text:span></text:span><text:span text:style-name="Bible_5f_text">e will baptize you in the Holy Spirit. </text:span><text:span text:style-name="Bible_5f_text"><text:span text:style-name="T469">H</text:span></text:span><text:span text:style-name="Bible_5f_text">is winnowing fork is in his hand, and he will thoroughly cleanse his threshing floor. He will gather his wheat into the barn, but the chaff he will burn up with unquenchable </text:span><text:span text:style-name="Bible_5f_text"><text:span text:style-name="T469">FIRE</text:span></text:span><text:span text:style-name="Bible_5f_text"><text:span text:style-name="T4">” </text:span></text:span><text:span text:style-name="Bible_5f_text"><text:span text:style-name="T4"><text:note text:id="ftn252" text:note-class="footnote"><text:note-citation>252</text:note-citation><text:note-body><text:p text:style-name="Footnote"><text:span text:style-name="T4">Matthew 3:11-12 </text:span><text:a xlink:type="simple" xlink:href="https://www.biblegateway.com/passage/?search=Matthew+3%3A11-12&amp;version=WEB" text:style-name="Internet_20_link" text:visited-style-name="Visited_20_Internet_20_Link"><text:span text:style-name="Definition"><text:span text:style-name="T119">WEB</text:span></text:span></text:a></text:p></text:note-body></text:note></text:span></text:span><text:span text:style-name="T4">. In a FIRE that will NEVER go out. Jehovah, in Malachi 3, warns us: </text:span><text:span text:style-name="Bible_5f_text"><text:span text:style-name="T4">“</text:span></text:span><text:span text:style-name="Bible_5f_text"><text:span text:style-name="T120">w</text:span></text:span><text:span text:style-name="Bible_5f_text"><text:span text:style-name="T4">ho can endure the day of his coming? And who will stand when he appears? For he is like a refiner’s </text:span></text:span><text:span text:style-name="Bible_5f_text"><text:span text:style-name="T120">FIRE</text:span></text:span><text:span text:style-name="Bible_5f_text"><text:span text:style-name="T4">, and like launderers’ soap” </text:span></text:span><text:span text:style-name="Bible_5f_text"><text:span text:style-name="T4"><text:note text:id="ftn253" text:note-class="footnote"><text:note-citation>253</text:note-citation><text:note-body><text:p text:style-name="Footnote"><text:span text:style-name="T4">Malachi 3:2 </text:span><text:a xlink:type="simple" xlink:href="https://www.biblegateway.com/passage/?search=Malachi+3%3A2&amp;version=WEB" text:style-name="Internet_20_link" text:visited-style-name="Visited_20_Internet_20_Link"><text:span text:style-name="Definition"><text:span text:style-name="T120">WEB</text:span></text:span></text:a></text:p></text:note-body></text:note></text:span></text:span><text:span text:style-name="T4">.</text:span></text:p>
      <text:p text:style-name="P208"><text:span text:style-name="T4">Jesus Christ himself tells us about the Valley of Hinnom, the Ge Hinom in </text:span><text:span text:style-name="T121">h</text:span><text:span text:style-name="T4">ebrew, </text:span><text:span text:style-name="T121">the</text:span><text:span text:style-name="T4"> Ge-Henna in the </text:span><text:span text:style-name="T121">g</text:span><text:span text:style-name="T4">reek transliteration. Translated “INFERNO” in latin and then “INF</text:span><text:span text:style-name="T121">I</text:span><text:span text:style-name="T4">ERNO” in spanish, also translated into germanic languages as “hel” or “helle” and later translated into english as “</text:span><text:span text:style-name="T121">HELL</text:span><text:span text:style-name="T4">”. A valley where </text:span><text:span text:style-name="T121">in the </text:span><text:span text:style-name="T4">times of King Josiah, the </text:span><text:span text:style-name="T126">h</text:span><text:span text:style-name="T121">ebrews</text:span><text:span text:style-name="T4">, the Israelites, sacrific</text:span><text:span text:style-name="T121">ed</text:span><text:span text:style-name="T4"> their children by passing them through fire to </text:span><text:span text:style-name="T121">some</text:span><text:span text:style-name="T4"> god Moloch </text:span><text:span text:style-name="T4"><text:note text:id="ftn254" text:note-class="footnote"><text:note-citation>254</text:note-citation><text:note-body><text:p text:style-name="Footnote"><text:span text:style-name="T4">2 Kings 23:10 </text:span><text:a xlink:type="simple" xlink:href="https://www.biblegateway.com/passage/?search=2+Kings+23%3A10&amp;version=KJV" text:style-name="Internet_20_link" text:visited-style-name="Visited_20_Internet_20_Link"><text:span text:style-name="Definition"><text:span text:style-name="T4">KJV</text:span></text:span></text:a><text:span text:style-name="T4"> Jeremiah 7:31 </text:span><text:a xlink:type="simple" xlink:href="https://www.biblegateway.com/passage/?search=Jeremiah+7%3A31&amp;version=KJV" text:style-name="Internet_20_link" text:visited-style-name="Visited_20_Internet_20_Link"><text:span text:style-name="Definition"><text:span text:style-name="T4">KJV</text:span></text:span></text:a></text:p></text:note-body></text:note></text:span><text:span text:style-name="T4">. </text:span><text:span text:style-name="T121">U</text:span><text:span text:style-name="T4">sing said valley as a reference, Jesus Christ tells us according to Matthew 5 that: </text:span><text:span text:style-name="Bible_5f_text"><text:span text:style-name="T4">“</text:span></text:span><text:span text:style-name="Bible_5f_text"><text:span text:style-name="T121">W</text:span></text:span><text:span text:style-name="Bible_5f_text">hoever says, ‘You fool!’ will be in danger of the fire of Gehenna”</text:span><text:span text:style-name="Bible_5f_text"><text:span text:style-name="T4"> </text:span></text:span><text:soft-page-break/><text:span text:style-name="Bible_5f_text"><text:span text:style-name="T4"><text:note text:id="ftn255" text:note-class="footnote"><text:note-citation>255</text:note-citation><text:note-body><text:p text:style-name="Footnote"><text:span text:style-name="T4">Matthew 5:22 </text:span><text:a xlink:type="simple" xlink:href="https://www.biblegateway.com/passage/?search=Matthew+5%3A22&amp;version=WEB" text:style-name="Internet_20_link" text:visited-style-name="Visited_20_Internet_20_Link"><text:span text:style-name="Definition"><text:span text:style-name="T121">WEB</text:span></text:span></text:a></text:p></text:note-body></text:note></text:span></text:span><text:span text:style-name="T4">, and that: </text:span><text:span text:style-name="Bible_5f_text"><text:span text:style-name="T4">“everyone who gazes at a woman to lust after her has committed adultery with her already in his heart. If your right eye causes you to stumble, pluck it out and throw it away from you. For it is more profitable for you that one of your members should perish than for your whole body to be cast into Gehenna” </text:span></text:span><text:span text:style-name="Bible_5f_text"><text:span text:style-name="T4"><text:note text:id="ftn256" text:note-class="footnote"><text:note-citation>256</text:note-citation><text:note-body><text:p text:style-name="Footnote"><text:span text:style-name="T4">Matthew 5:29 </text:span><text:a xlink:type="simple" xlink:href="https://www.biblegateway.com/passage/?search=Matthew+5%3A28-29&amp;version=WEB" text:style-name="Internet_20_link" text:visited-style-name="Visited_20_Internet_20_Link"><text:span text:style-name="Definition"><text:span text:style-name="T121">WEB</text:span></text:span></text:a></text:p></text:note-body></text:note></text:span></text:span><text:span text:style-name="T4">. And according to Matthew 18, Jesus Christ says that said fire is ETERNAL </text:span><text:span text:style-name="T4"><text:note text:id="ftn257" text:note-class="footnote"><text:note-citation>257</text:note-citation><text:note-body><text:p text:style-name="Footnote"><text:span text:style-name="T4">Matthew 18:8 </text:span><text:a xlink:type="simple" xlink:href="https://www.biblegateway.com/passage/?search=Matthew+18%3A8&amp;version=WEB" text:style-name="Internet_20_link" text:visited-style-name="Visited_20_Internet_20_Link"><text:span text:style-name="Definition"><text:span text:style-name="T121">WEB</text:span></text:span></text:a></text:p></text:note-body></text:note></text:span><text:span text:style-name="T4">.</text:span></text:p>
      <text:p text:style-name="P7">The Son, Jesus Christ, also likes fire to put an end to <text:span text:style-name="T470">the </text:span>bad <text:span text:style-name="T470">guys</text:span>. And not just any fire but an ETERNAL one. And if <text:span text:style-name="T470">you</text:span> <text:span text:style-name="T470">gaze</text:span> greedily: <text:span text:style-name="T471">already trouble</text:span>.</text:p>
      <text:p text:style-name="P7">Jehovah, YHWH, the Father, according to Isaiah 33, says that: <text:span text:style-name="Bible_5f_text">“Now I will arise, says Yahweh. Now I will lift myself up. Now I will be exalted. You will conceive chaff. You will give birth to stubble. Your breath is a </text:span><text:span text:style-name="Bible_5f_text"><text:span text:style-name="T471">FIRE</text:span></text:span><text:span text:style-name="Bible_5f_text"> that will devour you. The peoples will be like the burning of lime, like thorns that are cut down and burned in the </text:span><text:span text:style-name="Bible_5f_text"><text:span text:style-name="T471">FIRE</text:span></text:span><text:span text:style-name="Bible_5f_text">. Hear, you who are far off, what I have done; and, you who are near, acknowledge my might. The sinners in Zion are afraid. Trembling has seized the godless ones. Who among us can live with the devouring </text:span><text:span text:style-name="Bible_5f_text"><text:span text:style-name="T471">FIRE</text:span></text:span><text:span text:style-name="Bible_5f_text">? Who among us can live with everlasting burning?” </text:span><text:span text:style-name="Bible_5f_text"><text:note text:id="ftn258" text:note-class="footnote"><text:note-citation>258</text:note-citation><text:note-body><text:p text:style-name="Footnote"><text:span text:style-name="T4">Isaiah 33:10-14 </text:span><text:a xlink:type="simple" xlink:href="https://www.biblegateway.com/passage/?search=Isaiah+33%3A10-14&amp;version=WEB" text:style-name="Internet_20_link" text:visited-style-name="Visited_20_Internet_20_Link"><text:span text:style-name="Definition"><text:span text:style-name="T122">WEB</text:span></text:span></text:a></text:p></text:note-body></text:note></text:span>. No one wants to live in the middle of a fire that does not go out. Especially the bad <text:span text:style-name="T471">guys</text:span>.</text:p>
      <text:p text:style-name="P209"><text:span text:style-name="T4">And according to Jude 1 the thing has already started because it speaks of the non-believers of the time in the following terms: </text:span><text:span text:style-name="Bible_5f_text"><text:span text:style-name="T4">“</text:span></text:span><text:span text:style-name="Bible_5f_text"><text:span text:style-name="T122">a</text:span></text:span><text:span text:style-name="Bible_5f_text">nd some save, snatching them out of the </text:span><text:span text:style-name="Bible_5f_text"><text:span text:style-name="T471">FIRE</text:span></text:span><text:span text:style-name="Bible_5f_text"> with fear, hating even the clothing stained by the flesh</text:span><text:span text:style-name="Bible_5f_text"><text:span text:style-name="T4">” </text:span></text:span><text:span text:style-name="Bible_5f_text"><text:span text:style-name="T4"><text:note text:id="ftn259" text:note-class="footnote"><text:note-citation>259</text:note-citation><text:note-body><text:p text:style-name="Footnote"><text:span text:style-name="T4">Jude 1:23 </text:span><text:a xlink:type="simple" xlink:href="https://www.biblegateway.com/passage/?search=Jude+1%3A23&amp;version=WEB" text:style-name="Internet_20_link" text:visited-style-name="Visited_20_Internet_20_Link"><text:span text:style-name="Definition"><text:span text:style-name="T122">WEB</text:span></text:span></text:a></text:p></text:note-body></text:note></text:span></text:span><text:span text:style-name="T4">.</text:span></text:p>
      <text:p text:style-name="P119">On the one hand we have that the Holy Spirit is like a fire, that consumes everything, which is love, which is transmitted from believer to non-believer, which will never go out, that burns all peoples and nations, that transforms the person, which cleanses the person like a purifying fire, or like bleach that removes stains, that the bad <text:span text:style-name="T472">guys</text:span> <text:span text:style-name="T472">are </text:span>fill<text:span text:style-name="T472">ed with fear</text:span> and tremble to think of it, that Jesus Christ was the one who brought <text:span text:style-name="T472">it </text:span>and <text:span text:style-name="T472">that </text:span>he is going to set the whole earth on fire. One way to end the <text:span text:style-name="T472">bad guys</text:span> is by turning them good <text:span text:style-name="T472">guys </text:span>through his Holy Spirit. Starting off of a creature that does evil God makes a new creature that does the good, transforming the first into the second through its Holy Spirit.</text:p>
      <text:p text:style-name="P7">It is noteworthy that this fire of the Holy Spirit is one that will never <text:span text:style-name="T473">go out, a fire that </text:span>is eternal.</text:p>
      <text:h text:style-name="P220" text:outline-level="5"><text:soft-page-break/>Physical.</text:h>
      <text:p text:style-name="P2">On the other hand we have that Sodom and Gomorrah were not consumed by a spiritual fire, but by a physical one. A physical fire was the one that also consumed Tyre, Bozrah, Kerioth, and Jerusalem.</text:p>
      <text:p text:style-name="P210"><text:span text:style-name="T4">And the fire that Peter talks about in 2nd Peter 3 when he says that: </text:span><text:span text:style-name="Bible_5f_text"><text:span text:style-name="T4">“</text:span></text:span><text:span text:style-name="Bible_5f_text"><text:span text:style-name="T123">B</text:span></text:span><text:span text:style-name="Bible_5f_text">ut the heavens that exist now and the earth, by the same word have been stored up for </text:span><text:span text:style-name="Bible_5f_text"><text:span text:style-name="T474">FIRE</text:span></text:span><text:span text:style-name="Bible_5f_text">, being reserved against the day of judgment and destruction of ungodly men</text:span><text:span text:style-name="Bible_5f_text"><text:span text:style-name="T4">” </text:span></text:span><text:span text:style-name="Bible_5f_text"><text:span text:style-name="T4"><text:note text:id="ftn260" text:note-class="footnote"><text:note-citation>260</text:note-citation><text:note-body><text:p text:style-name="Footnote"><text:span text:style-name="T4">2 Peter 3:7 </text:span><text:a xlink:type="simple" xlink:href="https://www.biblegateway.com/passage/?search=2+Peter+3%3A7&amp;version=WEB" text:style-name="Internet_20_link" text:visited-style-name="Visited_20_Internet_20_Link"><text:span text:style-name="Definition"><text:span text:style-name="T123">WEB</text:span></text:span></text:a></text:p></text:note-body></text:note></text:span></text:span><text:span text:style-name="T4">, is a fire that seems to be very physical because he compares the situation with what happened in times of Noah. Situation that was definitely very physical.</text:span></text:p>
      <text:p text:style-name="P7">Furthermore, Peter says that: <text:span text:style-name="Bible_5f_text">“But 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text:span><text:span text:style-name="Bible_5f_text"><text:span text:style-name="T474">H</text:span></text:span><text:span text:style-name="Bible_5f_text">is promise, we look for new heavens and a new earth, in which righteousness dwells” </text:span><text:span text:style-name="Bible_5f_text"><text:note text:id="ftn261" text:note-class="footnote"><text:note-citation>261</text:note-citation><text:note-body><text:p text:style-name="Footnote"><text:span text:style-name="T4">2 Peter 3:10-13 </text:span><text:a xlink:type="simple" xlink:href="https://www.biblegateway.com/passage/?search=2+Peter+3%3A10-13&amp;version=WEB" text:style-name="Internet_20_link" text:visited-style-name="Visited_20_Internet_20_Link"><text:span text:style-name="Definition"><text:span text:style-name="T123">WEB</text:span></text:span></text:a></text:p></text:note-body></text:note></text:span>. <text:span text:style-name="T475">Elements dissolved</text:span>, works of the earth <text:span text:style-name="T475">burned up</text:span>, molten elements <text:span text:style-name="T475">with heat </text:span>and then <text:span text:style-name="T475">a </text:span>new <text:span text:style-name="T475">earth with </text:span>a new <text:span text:style-name="T475">heavens</text:span>. <text:span text:style-name="T475">It cannot be said clearer</text:span>. <text:span text:style-name="T475">S</text:span>omething very physical <text:span text:style-name="T475">happens </text:span>that ends everything by fire, not by water, so as not to break the promise that God made to Noah.</text:p>
      <text:p text:style-name="P211"><text:span text:style-name="T4">If what is described in Isaiah 30 is physical when it says that: </text:span><text:span text:style-name="Bible_5f_text"><text:span text:style-name="T4">“</text:span></text:span><text:span text:style-name="Bible_5f_text">the light of the moon will be like the light of the sun, and the light of the sun will be seven times brighter, like the light of seven days</text:span><text:span text:style-name="Bible_5f_text"><text:span text:style-name="T4">” </text:span></text:span><text:span text:style-name="Bible_5f_text"><text:span text:style-name="T4"><text:note text:id="ftn262" text:note-class="footnote"><text:note-citation>262</text:note-citation><text:note-body><text:p text:style-name="Footnote"><text:span text:style-name="T4">Isaiah 30:26 </text:span><text:a xlink:type="simple" xlink:href="https://www.biblegateway.com/passage/?search=Isaiah+30%3A26&amp;version=WEB" text:style-name="Internet_20_link" text:visited-style-name="Visited_20_Internet_20_Link"><text:span text:style-name="Definition"><text:span text:style-name="T124">WEB</text:span></text:span></text:a></text:p></text:note-body></text:note></text:span></text:span><text:span text:style-name="T4">, it is easily understandable </text:span><text:span text:style-name="T124">how</text:span><text:span text:style-name="T4"> this entire planet is consumed by the fire. If the moon becomes like the sun and the sun increases its energy 7 times this planet becomes a ball of fire. </text:span><text:span text:style-name="T124">A</text:span><text:span text:style-name="T4">nd the prophecy of Zephaniah 1 would be literal: </text:span><text:span text:style-name="Bible_5f_text"><text:span text:style-name="T4">"I will utterly sweep away everything from the surface of the earth, says Yahweh. I will sweep away man and animal. I will sweep away the birds of the sky, the fish of the sea, and the heaps of rubble with the wicked. I will cut off man from the surface of the earth, says Yahweh” </text:span></text:span><text:span text:style-name="Bible_5f_text"><text:span text:style-name="T4"><text:note text:id="ftn263" text:note-class="footnote"><text:note-citation>263</text:note-citation><text:note-body><text:p text:style-name="Footnote"><text:span text:style-name="T4">Zephaniah 1:2-3 </text:span><text:a xlink:type="simple" xlink:href="https://www.biblegateway.com/passage/?search=Zephaniah+1%3A2-3&amp;version=WEB" text:style-name="Internet_20_link" text:visited-style-name="Visited_20_Internet_20_Link"><text:span text:style-name="Definition"><text:span text:style-name="T124">WEB</text:span></text:span></text:a></text:p></text:note-body></text:note></text:span></text:span><text:span text:style-name="T4">.</text:span></text:p>
      <text:p text:style-name="P120">This moment would be the moment when all <text:span text:style-name="T476">of Adam’s </text:span>offspring <text:span text:style-name="T476">is</text:span> finished. No more sons of sons of sons of Adam. <text:span text:style-name="T476">T</text:span>his would be the time in which a few will not die because they will be directly transformed, according to Paul in 1 Corinthians 15 <text:note text:id="ftn264" text:note-class="footnote"><text:note-citation>264</text:note-citation><text:note-body><text:p text:style-name="Footnote"><text:span text:style-name="T4">1 Corinthians 15:51 </text:span><text:a xlink:type="simple" xlink:href="https://www.biblegateway.com/passage/?search=1+Corinthians+15%3A51&amp;version=NKJV" text:style-name="Internet_20_link" text:visited-style-name="Visited_20_Internet_20_Link"><text:span text:style-name="Definition"><text:span text:style-name="T4">NKJV</text:span></text:span></text:a></text:p></text:note-body></text:note>.</text:p>
      <text:p text:style-name="P120"><text:soft-page-break/>This moment would correspond to the one described in Revelation 20 when, <text:span text:style-name="T476">s</text:span>peaking of the thousand-year reign of Jesus Christ on earth, <text:span text:style-name="T476">it</text:span>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65" text:note-class="footnote"><text:note-citation>265</text:note-citation><text:note-body><text:p text:style-name="Footnote"><text:span text:style-name="T4">Revelation 20:7-9 </text:span><text:a xlink:type="simple" xlink:href="https://www.biblegateway.com/passage/?search=Revelation+20%3A7-9&amp;version=WEB" text:style-name="Internet_20_link" text:visited-style-name="Visited_20_Internet_20_Link"><text:span text:style-name="Definition"><text:span text:style-name="T125">WEB</text:span></text:span></text:a></text:p></text:note-body></text:note></text:span>. would correspond because after that you don't see this <text:span text:style-name="T476">earth</text:span> <text:span text:style-name="T476">with these heavens</text:span> again but a new <text:span text:style-name="T476">earth</text:span> and new <text:span text:style-name="T476">heavens</text:span>. <text:span text:style-name="T476">N</text:span>ew physical heaven<text:span text:style-name="T476">s</text:span> and a new physical earth, because the spiritual ones are already being built with all the born again <text:span text:style-name="T476">b</text:span>elievers. Those who are going to live in that new <text:span text:style-name="T476">earth </text:span>with that new <text:span text:style-name="T476">heavens</text:span>, also physical, when they are resurrected physically.</text:p>
      <text:p text:style-name="P212"><text:span text:style-name="T4">Moment also described in Ezekiel 38, when he says that Gog will say to himself: </text:span><text:span text:style-name="Bible_5f_text"><text:span text:style-name="T4">“</text:span></text:span><text:span text:style-name="Bible_5f_text"><text:span text:style-name="T125">I</text:span></text:span><text:span text:style-name="Bible_5f_text"> will go to those who are at rest, who dwell securely, all of them dwelling without walls, and having neither bars nor gates</text:span><text:span text:style-name="Bible_5f_text"><text:span text:style-name="T4">” </text:span></text:span><text:span text:style-name="Bible_5f_text"><text:span text:style-name="T4"><text:note text:id="ftn266" text:note-class="footnote"><text:note-citation>266</text:note-citation><text:note-body><text:p text:style-name="Footnote"><text:span text:style-name="T4">Ezekiel 38:11 </text:span><text:a xlink:type="simple" xlink:href="https://www.biblegateway.com/passage/?search=Ezekiel+38%3A11&amp;version=WEB" text:style-name="Internet_20_link" text:visited-style-name="Visited_20_Internet_20_Link"><text:span text:style-name="Definition"><text:span text:style-name="T125">WEB</text:span></text:span></text:a></text:p></text:note-body></text:note></text:span></text:span><text:span text:style-name="T4">. And that in the end everything ends with: </text:span><text:span text:style-name="Bible_5f_text"><text:span text:style-name="T4">“</text:span></text:span><text:span text:style-name="Bible_5f_text"><text:span text:style-name="T125">o</text:span></text:span><text:span text:style-name="Bible_5f_text"><text:span text:style-name="T4">verflowing shower, with great hailstones, fire, and sulfur” </text:span></text:span><text:span text:style-name="Bible_5f_text"><text:span text:style-name="T4"><text:note text:id="ftn267" text:note-class="footnote"><text:note-citation>267</text:note-citation><text:note-body><text:p text:style-name="Footnote"><text:span text:style-name="T4">Ezekiel 38:22 </text:span><text:a xlink:type="simple" xlink:href="https://www.biblegateway.com/passage/?search=Ezekiel+38%3A22&amp;version=WEB" text:style-name="Internet_20_link" text:visited-style-name="Visited_20_Internet_20_Link"><text:span text:style-name="Definition"><text:span text:style-name="T125">WEB</text:span></text:span></text:a></text:p></text:note-body></text:note></text:span></text:span><text:span text:style-name="T4">. Just </text:span><text:span text:style-name="T125">like it all </text:span><text:span text:style-name="T4">ends in Revelation 20. It makes sense that if </text:span><text:span text:style-name="T125">there is </text:span><text:span text:style-name="T4">a thousand years of peace, </text:span><text:span text:style-name="T125">of </text:span><text:span text:style-name="T4">tranquility, in which one lives confidently, there </text:span><text:span text:style-name="T125">will be</text:span><text:span text:style-name="T4"> no walls </text:span><text:span text:style-name="T125">n</text:span><text:span text:style-name="T4">or locks.</text:span></text:p>
      <text:p text:style-name="P7">Moment that is the end, end, of the children, of the children, of the children of Adam. It doesn't go anymore. No more offspring of Adam. <text:span text:style-name="T476">M</text:span>oment that is right before the resurrection of the dead.</text:p>
      <text:p text:style-name="P7">We can conclude that God also likes physical fire to end with the bad guys. Of course, none of the physical fires mention<text:span text:style-name="T476">ed in</text:span> the bible, and that we know are physical, have been eternal. <text:span text:style-name="T476">E</text:span>very <text:span text:style-name="T476">single </text:span>one has finished. They have all turned off.</text:p>
      <text:h text:style-name="P216" text:outline-level="3"><text:span text:style-name="T477">All flesh</text:span>.</text:h>
      <text:p text:style-name="P121">By now it should be clear that, to the best of my knowledge, the bible teaches that, after the resurrection of the dead, when ALL dead <text:span text:style-name="T477">are</text:span> resurrected in a new PHYSICAL earth with a new PHYSICAL heaven, on this <text:span text:style-name="T477">very</text:span> planet, ALL, absolutely ALL risen will be able to confess with their mouth that Yeshua is Lord, and believe in their hearts that Yeshua was resurrected, they have <text:span text:style-name="T477">Him</text:span> right in front of them, and <text:span text:style-name="T477">t</text:span>herefore, those who did not start before their physical death, will begin to be new creatures in Jesus Christ and <text:span text:style-name="T477">their </text:span>eternal Life will begin.</text:p>
      <text:p text:style-name="P7"><text:soft-page-break/>One of the doctrines most rejected by most believers in Yeshua, in Jesus Christ, is the doctrine commonly known as “Christian universalism”. In this video it will be called simply “absolute reconciliation”.</text:p>
      <text:p text:style-name="P7">The way I understand the teachings of the <text:span text:style-name="T478">bible</text:span> is a way of absolute reconciliation. And since it generates so much rejection, and is so emphatically pointed out by some as contrary to scripture, <text:span text:style-name="T478">I think is</text:span> necessary to make an analysis of the reasons why I believe <text:span text:style-name="T478">that it</text:span> is exactly what the <text:span text:style-name="T478">bible</text:span> teaches.</text:p>
      <text:h text:style-name="P218" text:outline-level="4">Hell.</text:h>
      <text:p text:style-name="P2">The word "hell" does not appear anywhere in the olde<text:span text:style-name="T479">st</text:span> manuscripts because these are written in <text:span text:style-name="T479">h</text:span>ebrew and <text:span text:style-name="T479">g</text:span>reek. <text:span text:style-name="T479">A</text:span>nd this word is neither <text:span text:style-name="T479">g</text:span>reek nor <text:span text:style-name="T479">h</text:span>ebrew.</text:p>
      <text:h text:style-name="P220" text:outline-level="5">Jesus Christ.</text:h>
      <text:p text:style-name="P2">In the Gospels there are only two greek words which, in the words of Jesus Christ, have been translated as "hell": The word G86, the “Hadés”, and the word G1067, the “Ge-Henna”, according to the code of the <text:span text:style-name="T481">Mr</text:span> James Strong.</text:p>
      <text:h text:style-name="P222" text:outline-level="6">Hades. <text:span text:style-name="T490">Code</text:span> G86.</text:h>
      <text:p text:style-name="P122">The word G86 sounds "had<text:span text:style-name="T482">é</text:span>s", although many people pronounce it “h<text:span text:style-name="T482">á</text:span>des”, and refers to the place where the dead go. The translation to the greek of the old testament, of the Tanakh, of the <text:span text:style-name="T480">h</text:span>ebrew scriptures, known as the Septuagint, a translation made by <text:span text:style-name="T480">h</text:span>ebrews between 300 and 200 before Jesus Christ, uses this word, the "had<text:span text:style-name="T482">é</text:span>s", to translate the hebrew word “Sheol” into greek.</text:p>
      <text:p text:style-name="P7">The word "Sheol", the word H7585, means the place where the dead, <text:span text:style-name="T483">that is</text:span> the tomb, the sepulchre, the <text:span text:style-name="T484">grave, or the pit</text:span>.</text:p>
      <text:p text:style-name="P123">"<text:span text:style-name="T484">Grave</text:span>" or "<text:span text:style-name="T484">pit</text:span>" is precisely the most frequent translation into <text:span text:style-name="T485">english</text:span> in the <text:span text:style-name="T485">Geneva</text:span> of the <text:span text:style-name="T485">60 ocurrences of the </text:span>word H7585 <text:span text:style-name="T485">in</text:span> the Tanakh, with more than <text:span text:style-name="T485">37</text:span> occurrences translated in this way. <text:span text:style-name="T486">Well, the actual translation is ‘graue’, with an ‘u’, because is old english. But you get the idea.</text:span></text:p>
      <text:p text:style-name="P7">Then the most appropriate translation of the greek word "Hades" would be the word: "<text:span text:style-name="T487">grave”</text:span>, unless you mean the pagan idea of the greeks of an underworld where the greek god Hades reigns, in <text:span text:style-name="T488">which</text:span> case, the ideal would be a transliteration of the word<text:span text:style-name="T489">.</text:span></text:p>
      <text:h text:style-name="P222" text:outline-level="6"><text:soft-page-break/>Ge-Henna. <text:span text:style-name="T490">Code</text:span> G1067.</text:h>
      <text:p text:style-name="P2">The greek word G1067 sounds "Ge-Henna" and is a transliteration of the hebrew “Ge Hinom” to greek. "Ge" means valley and "Hinom" is <text:span text:style-name="T490">a proper </text:span>name. According to 2 Kings 23 and Jeremiah 7, in the time of King Josiah, the <text:span text:style-name="T480">h</text:span>ebrews, the Israelites, came sacrificing their children in the valley of Hinnom passing them through fire to a certain god Moloch, and Josiah, who according to the bible was a good king, he finished the <text:span text:style-name="T490">problem</text:span>.</text:p>
      <text:p text:style-name="P7">Then the most appropriate translation of the greek word "Ge-Henna" would be the phrase: “Valley of Hinnom” <text:span text:style-name="T490">or just a transliteration of the word.</text:span></text:p>
      <text:h text:style-name="P218" text:outline-level="4">Sheol. <text:span text:style-name="T490">Code</text:span> H7585.</text:h>
      <text:p text:style-name="P2">The first of the two greek words used by Jesus Christ, according to the gospels, and translated as "hell", it is "Hades". since "Hades," in early greek translations, is simply a translation of the word "Sheol", this is the first word that will <text:span text:style-name="T490">be </text:span>analyze<text:span text:style-name="T490">d</text:span>.</text:p>
      <text:p text:style-name="P7">The hebrew word "Sheol" of the old testament was translated in the Septuagint into greek as "hades" and this was later translated into latin as "inferno" and also translated into germanic languages as “hel” or “helle” and later translated into english as “hell” and from the latin into spanish as "<text:span text:style-name="T491">infierno</text:span>".</text:p>
      <text:p text:style-name="P125">The "Sheol" of the old testament, of the hebrew scriptures, has certain characteristics that are deduced from the context in which the word is used.</text:p>
      <text:h text:style-name="P220" text:outline-level="5">Everyone.</text:h>
      <text:p text:style-name="P2">From Genesis 37, it is understood that Jacob, Israel himself, went to “Sheol” when he died <text:note text:id="ftn268" text:note-class="footnote"><text:note-citation>268</text:note-citation><text:note-body><text:p text:style-name="Footnote"><text:span text:style-name="T4">Genesis 37:35 </text:span><text:a xlink:type="simple" xlink:href="https://biblehub.com/text/genesis/37-35.htm" text:style-name="Internet_20_link" text:visited-style-name="Visited_20_Internet_20_Link"><text:span text:style-name="Definition"><text:span text:style-name="T4">biblehub</text:span></text:span></text:a></text:p></text:note-body></text:note>. From Job 14, it follows that Job, a righteous man according to the creator himself, would also go to "Sheol" if he died in that moment <text:note text:id="ftn269" text:note-class="footnote"><text:note-citation>269</text:note-citation><text:note-body><text:p text:style-name="Footnote"><text:span text:style-name="T4">Job 14:13 </text:span><text:a xlink:type="simple" xlink:href="https://biblehub.com/text/job/14-13.htm" text:style-name="Internet_20_link" text:visited-style-name="Visited_20_Internet_20_Link"><text:span text:style-name="Definition"><text:span text:style-name="T4">biblehub</text:span></text:span></text:a></text:p></text:note-body></text:note>. From Job 21, the wicked go down quietly to “Sheol” <text:note text:id="ftn270" text:note-class="footnote"><text:note-citation>270</text:note-citation><text:note-body><text:p text:style-name="Footnote"><text:span text:style-name="T4">Job 21:13 </text:span><text:a xlink:type="simple" xlink:href="https://biblehub.com/text/job/21-13.htm" text:style-name="Internet_20_link" text:visited-style-name="Visited_20_Internet_20_Link"><text:span text:style-name="Definition"><text:span text:style-name="T4">biblehub</text:span></text:span></text:a></text:p></text:note-body></text:note>. From Psalm 16, 18 and 86, David, the man according to heart of God, went to “Sheol” when he died <text:note text:id="ftn271" text:note-class="footnote"><text:note-citation>271</text:note-citation><text:note-body><text:p text:style-name="Footnote"><text:span text:style-name="T4">Psalm 16:10 </text:span><text:a xlink:type="simple" xlink:href="https://biblehub.com/text/psalms/16-10.htm" text:style-name="Internet_20_link" text:visited-style-name="Visited_20_Internet_20_Link"><text:span text:style-name="Definition"><text:span text:style-name="T4">biblehub</text:span></text:span></text:a></text:p></text:note-body></text:note>.</text:p>
      <text:p text:style-name="P7">According to the old testament ALL the dead go to "Sheol", both those we consider good, and those we consider bad. ALL the dead go to “Sheol”.</text:p>
      <text:h text:style-name="P220" text:outline-level="5"><text:span text:style-name="T492">Raise</text:span>.</text:h>
      <text:p text:style-name="P2">From 1st Samuel 2, it is understood that YHWH is the one who <text:span text:style-name="T492">takes</text:span> down <text:span text:style-name="T492">to </text:span>"Sheol" and also raises the dead from <text:span text:style-name="T493">it</text:span> <text:note text:id="ftn272" text:note-class="footnote"><text:note-citation>272</text:note-citation><text:note-body><text:p text:style-name="Footnote"><text:span text:style-name="T4">1 Samuel 2:6 </text:span><text:a xlink:type="simple" xlink:href="https://biblehub.com/text/1_samuel/2-6.htm" text:style-name="Internet_20_link" text:visited-style-name="Visited_20_Internet_20_Link"><text:span text:style-name="Definition"><text:span text:style-name="T4">biblehub</text:span></text:span></text:a></text:p></text:note-body></text:note>. From Amos 9, no one can hide in “Sheol” because YHWH takes them out, <text:span text:style-name="T493">He </text:span>raises them up, out of “Sheol” <text:note text:id="ftn273" text:note-class="footnote"><text:note-citation>273</text:note-citation><text:note-body><text:p text:style-name="Footnote"><text:span text:style-name="T4">Amos 9:2 </text:span><text:a xlink:type="simple" xlink:href="https://biblehub.com/text/amos/9-2.htm" text:style-name="Internet_20_link" text:visited-style-name="Visited_20_Internet_20_Link"><text:span text:style-name="Definition"><text:span text:style-name="T4">biblehub</text:span></text:span></text:a></text:p></text:note-body></text:note>. From Psalm 16, YHWH <text:soft-page-break/>does not leave his friend in “Sheol” <text:note text:id="ftn274" text:note-class="footnote"><text:note-citation>274</text:note-citation><text:note-body><text:p text:style-name="P213">Psalm 16:10 <text:a xlink:type="simple" xlink:href="https://biblehub.com/text/psalms/16-10.htm" text:style-name="Internet_20_link" text:visited-style-name="Visited_20_Internet_20_Link">biblehub</text:a></text:p></text:note-body></text:note>. Of the Psalm 30, same, YHWH rises from “Sheol” <text:note text:id="ftn275" text:note-class="footnote"><text:note-citation>275</text:note-citation><text:note-body><text:p text:style-name="Footnote"><text:span text:style-name="T4">Psalm 30:3 </text:span><text:a xlink:type="simple" xlink:href="https://biblehub.com/text/psalms/30-3.htm" text:style-name="Internet_20_link" text:visited-style-name="Visited_20_Internet_20_Link"><text:span text:style-name="Definition"><text:span text:style-name="T4">biblehub</text:span></text:span></text:a></text:p></text:note-body></text:note>. From Hosea 13, YHWH rescues from “Sheol” and death no longer has a sting <text:note text:id="ftn276" text:note-class="footnote"><text:note-citation>276</text:note-citation><text:note-body><text:p text:style-name="Footnote"><text:span text:style-name="T4">Hosea 13:14 </text:span><text:a xlink:type="simple" xlink:href="https://biblehub.com/text/hosea/13-14.htm" text:style-name="Internet_20_link" text:visited-style-name="Visited_20_Internet_20_Link"><text:span text:style-name="Definition"><text:span text:style-name="T4">biblehub</text:span></text:span></text:a></text:p></text:note-body></text:note>.</text:p>
      <text:p text:style-name="P7">According to the Tanakh, the Old Testament, the hebrew scriptures, of the "Sheol" <text:span text:style-name="T493">people can get out</text:span>. <text:span text:style-name="T493">They</text:span> come out when YHWH takes <text:span text:style-name="T493">them</text:span> out of “Sheol”. When YHWH raises the person from “Sheol”. Jesus Christ went to Sheol when he died and left Sheol when he was resurrected.</text:p>
      <text:h text:style-name="P220" text:outline-level="5"><text:span text:style-name="T494">Nothing</text:span>.</text:h>
      <text:p text:style-name="P2">From 1 Samuel 2, it is understood that there is no life in "Sheol", it seems obvious but <text:span text:style-name="T495">it </text:span><text:span text:style-name="T496">seems</text:span><text:span text:style-name="T495"> </text:span>some <text:span text:style-name="T495">people forget it</text:span> <text:note text:id="ftn277" text:note-class="footnote"><text:note-citation>277</text:note-citation><text:note-body><text:p text:style-name="Footnote"><text:span text:style-name="T4">1 Samuel 2:6 </text:span><text:a xlink:type="simple" xlink:href="https://biblehub.com/text/1_samuel/2-6.htm" text:style-name="Internet_20_link" text:visited-style-name="Visited_20_Internet_20_Link"><text:span text:style-name="Definition"><text:span text:style-name="T4">biblehub</text:span></text:span></text:a></text:p></text:note-body></text:note>. From Job 14, in "Sheol" the wrath of YHWH <text:span text:style-name="T497">cannot be felt</text:span> <text:note text:id="ftn278" text:note-class="footnote"><text:note-citation>278</text:note-citation><text:note-body><text:p text:style-name="Footnote"><text:span text:style-name="T4">Job 14:13 </text:span><text:a xlink:type="simple" xlink:href="https://biblehub.com/text/job/14-13.htm" text:style-name="Internet_20_link" text:visited-style-name="Visited_20_Internet_20_Link"><text:span text:style-name="Definition"><text:span text:style-name="T4">biblehub</text:span></text:span></text:a></text:p></text:note-body></text:note>. From Proverbs 15, there are no thoughts in the “Sheol” <text:note text:id="ftn279" text:note-class="footnote"><text:note-citation>279</text:note-citation><text:note-body><text:p text:style-name="Footnote"><text:span text:style-name="T4">Proverbs 15:11 </text:span><text:a xlink:type="simple" xlink:href="https://biblehub.com/text/proverbs/15-11.htm" text:style-name="Internet_20_link" text:visited-style-name="Visited_20_Internet_20_Link"><text:span text:style-name="Definition"><text:span text:style-name="T4">biblehub</text:span></text:span></text:a></text:p></text:note-body></text:note>. From Psalm 6, there are no memories in “Sheol” <text:note text:id="ftn280" text:note-class="footnote"><text:note-citation>280</text:note-citation><text:note-body><text:p text:style-name="Footnote"><text:span text:style-name="T4">Psalm 6:5 </text:span><text:a xlink:type="simple" xlink:href="https://biblehub.com/text/psalms/6-5.htm" text:style-name="Internet_20_link" text:visited-style-name="Visited_20_Internet_20_Link"><text:span text:style-name="Definition"><text:span text:style-name="T4">biblehub</text:span></text:span></text:a></text:p></text:note-body></text:note>. From Psalm 30, there is no life in "Sheol", it seems obvious but to some it is forgets them <text:note text:id="ftn281" text:note-class="footnote"><text:note-citation>281</text:note-citation><text:note-body><text:p text:style-name="Footnote"><text:span text:style-name="T4">Psalm 30:3 </text:span><text:a xlink:type="simple" xlink:href="https://biblehub.com/text/psalms/30-3.htm" text:style-name="Internet_20_link" text:visited-style-name="Visited_20_Internet_20_Link"><text:span text:style-name="Definition"><text:span text:style-name="T4">biblehub</text:span></text:span></text:a></text:p></text:note-body></text:note>. From Ecclesiastes 9, in "Sheol" nothing is done, nor one thinks, nor is there knowledge, nor wisdom <text:note text:id="ftn282" text:note-class="footnote"><text:note-citation>282</text:note-citation><text:note-body><text:p text:style-name="Footnote"><text:span text:style-name="T4">Ecclesiastes 9:10 </text:span><text:a xlink:type="simple" xlink:href="https://biblehub.com/text/ecclesiastes/9-10.htm" text:style-name="Internet_20_link" text:visited-style-name="Visited_20_Internet_20_Link"><text:span text:style-name="Definition"><text:span text:style-name="T4">biblehub</text:span></text:span></text:a></text:p></text:note-body></text:note>.</text:p>
      <text:p text:style-name="P7">According to the Tanakh, the hebrew scriptures, in "Sheol" nothing happens, <text:span text:style-name="T497">you are</text:span> dead, <text:span text:style-name="T497">that’s it. P</text:span>eriod.</text:p>
      <text:h text:style-name="P220" text:outline-level="5">Different.</text:h>
      <text:p text:style-name="P124">Only by making an analysis of the old testament we see that there are great differences between what the bible <text:span text:style-name="T498">theaches </text:span>about "Sheol" and the popular concept of "Hell".</text:p>
      <text:p text:style-name="P126">The current popular concept of "hell" has so many similarities with the greek concept of the underworld dominated by the greek god "Hades", that it is difficult to think that it is not the same concept. Underworld <text:span text:style-name="T499">that</text:span>, by the time of the Septuagint translation, had already adopted the name of the god "Hades" who governed it according to greek mythology. This greek concept is obviously not hebrew. not a concept that Jesus Christ <text:span text:style-name="T499">would</text:span> use <text:span text:style-name="T500">in a hebrew context</text:span>. This concept ends up passing to the Romans in the latin word “inferno” and from these to the current popular concept of "hell".</text:p>
      <text:p text:style-name="P7">The concepts were mixed because, at the time, <text:span text:style-name="T501">at the</text:span> translation Septuagint, the best greek translation of the hebrew <text:span text:style-name="T501">word </text:span>"Sheol" was "Hades" and the Septuagint translation was the basis for the other translations.</text:p>
      <text:p text:style-name="P127">The word "Hades" is used consistently in the New Testament with the concept of "Sheol" of the old testament, and NOT with the greek concept for “Hades” which of <text:soft-page-break/>course is NOT hebrew and would NOT be used by Jesus Christ <text:span text:style-name="T501">to teach about </text:span><text:span text:style-name="T502">scripture</text:span><text:span text:style-name="T501">.</text:span> <text:span text:style-name="T501">He was after all </text:span>the most hebrew of all <text:span text:style-name="T480">h</text:span>ebrews.</text:p>
      <text:p text:style-name="P7">Some of the verses of the new testament that ratify the concept of "Sheol" of the old testament, <text:span text:style-name="T503">have </text:span>already <text:span text:style-name="T503">been </text:span>mentioned in this presentation, and they are in the mouth of Jesus Christ.</text:p>
      <text:p text:style-name="P7">In John 11 Jesus affirms that: <text:span text:style-name="Bible_5f_text">“</text:span><text:span text:style-name="Bible_5f_text"><text:span text:style-name="T434">O</text:span></text:span><text:span text:style-name="Bible_5f_text">ur friend, Lazarus, has fallen asleep, but I am going so that I may awake him out of sleep" </text:span><text:span text:style-name="Bible_5f_text"><text:note text:id="ftn283" text:note-class="footnote"><text:note-citation>283</text:note-citation><text:note-body><text:p text:style-name="Footnote"><text:span text:style-name="T4">John 11:11 </text:span><text:a xlink:type="simple" xlink:href="https://www.biblegateway.com/passage/?search=John+11%3A11&amp;version=WEB" text:style-name="Internet_20_link" text:visited-style-name="Visited_20_Internet_20_Link"><text:span text:style-name="Definition"><text:span text:style-name="T92">WEB</text:span></text:span></text:a></text:p></text:note-body></text:note></text:span><text:s/>and then explains <text:span text:style-name="Bible_5f_text">“</text:span><text:span text:style-name="Bible_5f_text"><text:span text:style-name="T434">L</text:span></text:span><text:span text:style-name="Bible_5f_text">azarus is dead" </text:span><text:span text:style-name="Bible_5f_text"><text:note text:id="ftn284" text:note-class="footnote"><text:note-citation>284</text:note-citation><text:note-body><text:p text:style-name="Footnote"><text:span text:style-name="T4">John 11:14 </text:span><text:a xlink:type="simple" xlink:href="https://www.biblegateway.com/passage/?search=John+11%3A14&amp;version=WEB" text:style-name="Internet_20_link" text:visited-style-name="Visited_20_Internet_20_Link"><text:span text:style-name="Definition"><text:span text:style-name="T92">WEB</text:span></text:span></text:a></text:p></text:note-body></text:note></text:span>. In Mark 5 and Luke 8 Yeshua affirms: <text:span text:style-name="Bible_5f_text">“</text:span><text:span text:style-name="Bible_5f_text"><text:span text:style-name="T434">S</text:span></text:span><text:span text:style-name="Bible_5f_text">he isn’t dead, but sleeping" </text:span><text:span text:style-name="Bible_5f_text"><text:note text:id="ftn285" text:note-class="footnote"><text:note-citation>285</text:note-citation><text:note-body><text:p text:style-name="Footnote"><text:span text:style-name="T4">Mark 5:39 </text:span><text:a xlink:type="simple" xlink:href="https://www.biblegateway.com/passage/?search=Mark+5%3A39&amp;version=WEB" text:style-name="Internet_20_link" text:visited-style-name="Visited_20_Internet_20_Link"><text:span text:style-name="Definition"><text:span text:style-name="T92">WEB</text:span></text:span></text:a><text:span text:style-name="T4"> Luke 8:52 </text:span><text:a xlink:type="simple" xlink:href="https://www.biblegateway.com/passage/?search=Luke+8%3A52&amp;version=WEB" text:style-name="Internet_20_link" text:visited-style-name="Visited_20_Internet_20_Link"><text:span text:style-name="Definition"><text:span text:style-name="T92">WEB</text:span></text:span></text:a></text:p></text:note-body></text:note></text:span>.</text:p>
      <text:p text:style-name="P7">Matthew 27 also uses the same terminology <text:note text:id="ftn286" text:note-class="footnote"><text:note-citation>286</text:note-citation><text:note-body><text:p text:style-name="Footnote"><text:span text:style-name="T4">Matthew 27:52 </text:span><text:a xlink:type="simple" xlink:href="https://biblehub.com/text/matthew/27-52.htm" text:style-name="Internet_20_link" text:visited-style-name="Visited_20_Internet_20_Link"><text:span text:style-name="Definition"><text:span text:style-name="T4">biblehub</text:span></text:span></text:a></text:p></text:note-body></text:note>. And Paul uses the same terminology in 1 Corinthians 11 <text:note text:id="ftn287" text:note-class="footnote"><text:note-citation>287</text:note-citation><text:note-body><text:p text:style-name="Footnote"><text:span text:style-name="T4">1 Corinthians 11:30 </text:span><text:a xlink:type="simple" xlink:href="https://biblehub.com/text/1_corinthians/11-30.htm" text:style-name="Internet_20_link" text:visited-style-name="Visited_20_Internet_20_Link"><text:span text:style-name="Definition"><text:span text:style-name="T4">biblehub</text:span></text:span></text:a></text:p></text:note-body></text:note><text:s/>and 1 Thessalonians 4 <text:note text:id="ftn288" text:note-class="footnote"><text:note-citation>288</text:note-citation><text:note-body><text:p text:style-name="Footnote"><text:span text:style-name="T4">1 Thessalonians 4:13 </text:span><text:a xlink:type="simple" xlink:href="https://biblehub.com/text/1_thessalonians/4-13.htm" text:style-name="Internet_20_link" text:visited-style-name="Visited_20_Internet_20_Link"><text:span text:style-name="Definition"><text:span text:style-name="T4">biblehub</text:span></text:span></text:a></text:p></text:note-body></text:note>.</text:p>
      <text:p text:style-name="P7">In Acts 2, Jesus Christ comes out of the hebrew “Sheol” <text:note text:id="ftn289" text:note-class="footnote"><text:note-citation>289</text:note-citation><text:note-body><text:p text:style-name="Footnote"><text:span text:style-name="T4">Acts 2:27 </text:span><text:a xlink:type="simple" xlink:href="https://biblehub.com/text/acts/2-27.htm" text:style-name="Internet_20_link" text:visited-style-name="Visited_20_Internet_20_Link"><text:span text:style-name="Definition"><text:span text:style-name="T4">biblehub</text:span></text:span></text:a></text:p></text:note-body></text:note>. Peter quoted by Luke speaks to a crowd and he quotes King David. <text:span text:style-name="T504">T</text:span>he word in Acts is obviously "Hades" but we know from the context that <text:span text:style-name="T504">he</text:span> is quoting from the old testament the word "Sheol".</text:p>
      <text:p text:style-name="P128">It is noteworthy that some would like to put Jesus Christ preaching the gospel in "Sheol" because of the verse in 1st Peter that says he preach<text:span text:style-name="T505">ed</text:span> the gospel to the dead <text:note text:id="ftn290" text:note-class="footnote"><text:note-citation>290</text:note-citation><text:note-body><text:p text:style-name="Footnote"><text:span text:style-name="T4">1 Peter 4:6 </text:span><text:a xlink:type="simple" xlink:href="https://biblehub.com/text/1_peter/4-6.htm" text:style-name="Internet_20_link" text:visited-style-name="Visited_20_Internet_20_Link"><text:span text:style-name="Definition"><text:span text:style-name="T4">biblehub</text:span></text:span></text:a></text:p></text:note-body></text:note>, but nowhere in the context appears the word G86, the "Hadés". And obviously, "the dead”, in this context, have the same sense that uses Jesus Christ <text:span text:style-name="T505">himself </text:span>when referring to people who are physically ALIVE but DEAD spiritually, because otherwise it would not be a hebrew concept, of the hebrew scriptures. And Jesus Christ came to fulfill the prophecies, to confirm, to fill <text:span text:style-name="T505">them up</text:span>, to complete, to give FULLNESS, to the HEBREW writings. It is <text:span text:style-name="T506">obvious</text:span> that Jesus Christ preached the gospel to the dead because they were all spiritually dead before Jesus Christ.</text:p>
      <text:p text:style-name="P7">The new testament ratifies the old. Jesus Christ was in <text:span text:style-name="T507">the </text:span>grave, dead, doing nothing and now he is alive because he came out of the grave upon resurrection. And, according to Jesus Christ, when <text:span text:style-name="T507">someone</text:span> is resurrected, it is <text:span text:style-name="T507">to</text:span> not die <text:span text:style-name="T507">again </text:span>because you can no longer die.</text:p>
      <text:p text:style-name="P7">The only thing the "Sheol" of the hebrew scriptures has in common with the popular "hell" is that <text:span text:style-name="T508">they </text:span>both have dead <text:span text:style-name="T508">people</text:span>, but they are not even the same dead <text:span text:style-name="T508">people</text:span>.</text:p>
      <text:h text:style-name="P218" text:outline-level="4">Ge-Henna. <text:span text:style-name="T509">Code</text:span> G1067.</text:h>
      <text:p text:style-name="P2">The second and last of the two greek words used by Jesus Christ, according to the gospels, and translated as "hell", <text:span text:style-name="T511">it’s</text:span> the "Ge-Henna".</text:p>
      <text:p text:style-name="P7"><text:soft-page-break/>The Ge-Henna, that is, the valley of Hinnom described by Jesus Christ in 11 verses from the Gospels of Matthew, Mark, and Luke, and named <text:span text:style-name="T511">one single</text:span> time in the letter of James, the one that ended up being translated as "hell", has a series of characteristics that are deduced by the context in which the word is used.</text:p>
      <text:h text:style-name="P220" text:outline-level="5">It's <text:span text:style-name="T511">of </text:span>fire.</text:h>
      <text:p text:style-name="P2">From Matthew 5 <text:note text:id="ftn291" text:note-class="footnote"><text:note-citation>291</text:note-citation><text:note-body><text:p text:style-name="Footnote"><text:span text:style-name="T4">Matthew 5:22 </text:span><text:a xlink:type="simple" xlink:href="https://biblehub.com/text/matthew/5-22.htm" text:style-name="Internet_20_link" text:visited-style-name="Visited_20_Internet_20_Link"><text:span text:style-name="Definition"><text:span text:style-name="T4">biblehub</text:span></text:span></text:a></text:p></text:note-body></text:note>, from Matthew 18 <text:note text:id="ftn292" text:note-class="footnote"><text:note-citation>292</text:note-citation><text:note-body><text:p text:style-name="Footnote"><text:span text:style-name="T4">Matthew 18:8 </text:span><text:a xlink:type="simple" xlink:href="https://biblehub.com/text/matthew/18-8.htm" text:style-name="Internet_20_link" text:visited-style-name="Visited_20_Internet_20_Link"><text:span text:style-name="Definition"><text:span text:style-name="T4">biblehub</text:span></text:span></text:a><text:span text:style-name="T4"> Matthew 18:9 </text:span><text:a xlink:type="simple" xlink:href="https://biblehub.com/text/matthew/18-9.htm" text:style-name="Internet_20_link" text:visited-style-name="Visited_20_Internet_20_Link"><text:span text:style-name="Definition"><text:span text:style-name="T4">biblehub</text:span></text:span></text:a></text:p></text:note-body></text:note><text:s/>and from Mark 9 <text:note text:id="ftn293" text:note-class="footnote"><text:note-citation>293</text:note-citation><text:note-body><text:p text:style-name="Footnote"><text:span text:style-name="T4">Mark 9:43 </text:span><text:a xlink:type="simple" xlink:href="https://biblehub.com/text/mark/9-43.htm" text:style-name="Internet_20_link" text:visited-style-name="Visited_20_Internet_20_Link"><text:span text:style-name="Definition"><text:span text:style-name="T4">biblehub</text:span></text:span></text:a><text:span text:style-name="T4"> Mark 9:48 </text:span><text:a xlink:type="simple" xlink:href="https://biblehub.com/text/mark/9-48.htm" text:style-name="Internet_20_link" text:visited-style-name="Visited_20_Internet_20_Link"><text:span text:style-name="Definition"><text:span text:style-name="T4">biblehub</text:span></text:span></text:a></text:p></text:note-body></text:note>, it is understood <text:span text:style-name="T511">t</text:span>hat <text:span text:style-name="T511">the</text:span> valley is of fire. <text:span text:style-name="T511">Jesus Christ speaks of a</text:span> valley <text:span text:style-name="T511">made of </text:span>fire.</text:p>
      <text:h text:style-name="P220" text:outline-level="5">It does not turn off.</text:h>
      <text:p text:style-name="P2">From Mark 9 <text:note text:id="ftn294" text:note-class="footnote"><text:note-citation>294</text:note-citation><text:note-body><text:p text:style-name="Footnote"><text:span text:style-name="T4">Mark 9:43 </text:span><text:a xlink:type="simple" xlink:href="https://biblehub.com/text/mark/9-43.htm" text:style-name="Internet_20_link" text:visited-style-name="Visited_20_Internet_20_Link"><text:span text:style-name="Definition"><text:span text:style-name="T4">biblehub</text:span></text:span></text:a><text:span text:style-name="T4"> Mark 9:48 </text:span><text:a xlink:type="simple" xlink:href="https://biblehub.com/text/mark/9-48.htm" text:style-name="Internet_20_link" text:visited-style-name="Visited_20_Internet_20_Link"><text:span text:style-name="Definition"><text:span text:style-name="T4">biblehub</text:span></text:span></text:a></text:p></text:note-body></text:note>, it is understood that <text:span text:style-name="T511">the</text:span> fire <text:span text:style-name="T511">of that valley </text:span>does not go out. In this chapter <text:span text:style-name="T511">it is made</text:span> clear the biblical reference to Isaiah 66 <text:note text:id="ftn295" text:note-class="footnote"><text:note-citation>295</text:note-citation><text:note-body><text:p text:style-name="Footnote"><text:span text:style-name="T4">Isaiah 66:24 </text:span><text:a xlink:type="simple" xlink:href="https://biblehub.com/text/isaiah/66-24.htm" text:style-name="Internet_20_link" text:visited-style-name="Visited_20_Internet_20_Link"><text:span text:style-name="Definition"><text:span text:style-name="T4">biblehub</text:span></text:span></text:a></text:p></text:note-body></text:note><text:s/>because it uses the same terminology. In hebrew it is the phrase “does not quench”.</text:p>
      <text:h text:style-name="P220" text:outline-level="5">Life.</text:h>
      <text:p text:style-name="P2">From Matthew 18 <text:note text:id="ftn296" text:note-class="footnote"><text:note-citation>296</text:note-citation><text:note-body><text:p text:style-name="Footnote"><text:span text:style-name="T4">Matthew 18:9 </text:span><text:a xlink:type="simple" xlink:href="https://biblehub.com/text/matthew/18-9.htm" text:style-name="Internet_20_link" text:visited-style-name="Visited_20_Internet_20_Link"><text:span text:style-name="Definition"><text:span text:style-name="T4">biblehub</text:span></text:span></text:a></text:p></text:note-body></text:note><text:s/>and Mark 9 <text:note text:id="ftn297" text:note-class="footnote"><text:note-citation>297</text:note-citation><text:note-body><text:p text:style-name="Footnote"><text:span text:style-name="T4">Mark 9:43 </text:span><text:a xlink:type="simple" xlink:href="https://biblehub.com/text/mark/9-43.htm" text:style-name="Internet_20_link" text:visited-style-name="Visited_20_Internet_20_Link"><text:span text:style-name="Definition"><text:span text:style-name="T4">biblehub</text:span></text:span></text:a><text:span text:style-name="T4"> Mark 9:45 </text:span><text:a xlink:type="simple" xlink:href="https://biblehub.com/text/mark/9-45.htm" text:style-name="Internet_20_link" text:visited-style-name="Visited_20_Internet_20_Link"><text:span text:style-name="Definition"><text:span text:style-name="T4">biblehub</text:span></text:span></text:a></text:p></text:note-body></text:note>, it is understood that entering the Life and being placed in this valley are two exclusive things. <text:span text:style-name="T511">They also show us </text:span>that before being able to enter Life it was impossible to be thrown into this valley. And let us remember that our Lord says <text:span text:style-name="Bible_5f_text">“I am the way, the truth and the life” </text:span><text:span text:style-name="Bible_5f_text"><text:note text:id="ftn298" text:note-class="footnote"><text:note-citation>298</text:note-citation><text:note-body><text:p text:style-name="Footnote"><text:span text:style-name="T4">John 14:6 </text:span><text:a xlink:type="simple" xlink:href="https://www.biblegateway.com/passage/?search=John+14%3A6&amp;version=WEB" text:style-name="Internet_20_link" text:visited-style-name="Visited_20_Internet_20_Link"><text:span text:style-name="Definition"><text:span text:style-name="T127">WEB</text:span></text:span></text:a></text:p></text:note-body></text:note></text:span>, <text:span text:style-name="T511">H</text:span>e is the Life, before Jesus Christ <text:span text:style-name="T511">it</text:span> was Impossible to enter Life. Then before Jesus Christ, it was impossible <text:span text:style-name="T511">to </text:span>put someone in this valley.</text:p>
      <text:h text:style-name="P220" text:outline-level="5">God's Kingdom.</text:h>
      <text:p text:style-name="P225"><text:span text:style-name="T4">From Mark 9 </text:span><text:span text:style-name="T4"><text:note text:id="ftn299" text:note-class="footnote"><text:note-citation>299</text:note-citation><text:note-body><text:p text:style-name="Footnote"><text:span text:style-name="T4">Mark 9:47 </text:span><text:a xlink:type="simple" xlink:href="https://biblehub.com/text/mark/9-47.htm" text:style-name="Internet_20_link" text:visited-style-name="Visited_20_Internet_20_Link"><text:span text:style-name="Definition"><text:span text:style-name="T4">biblehub</text:span></text:span></text:a></text:p></text:note-body></text:note></text:span><text:span text:style-name="T4">, it is understood that entering the Kingdom of God and being placed in this valley are two exclusive things. It also tells us that before enter</text:span><text:span text:style-name="T127">ing</text:span><text:span text:style-name="T4"> God’</text:span><text:span text:style-name="T127">s Kingdom </text:span><text:span text:style-name="T4">it was impossible to be thrown into this valley. When Jesus Christ sends out 70 of his disciples, in Luke 10, he says </text:span><text:span text:style-name="Bible_5f_text"><text:span text:style-name="T4">“</text:span></text:span><text:span text:style-name="Bible_5f_text"><text:span text:style-name="T127">H</text:span></text:span><text:span text:style-name="Bible_5f_text">eal the sick who are there, and tell them, ‘God’s Kingdom has come near to you’</text:span><text:span text:style-name="Bible_5f_text"><text:span text:style-name="T4">” </text:span></text:span><text:span text:style-name="Bible_5f_text"><text:span text:style-name="T4"><text:note text:id="ftn300" text:note-class="footnote"><text:note-citation>300</text:note-citation><text:note-body><text:p text:style-name="Footnote"><text:span text:style-name="T4">Luke 10:9 </text:span><text:a xlink:type="simple" xlink:href="https://www.biblegateway.com/passage/?search=Luke+10%3A9&amp;version=WEB" text:style-name="Internet_20_link" text:visited-style-name="Visited_20_Internet_20_Link"><text:span text:style-name="Definition"><text:span text:style-name="T127">WEB</text:span></text:span></text:a></text:p></text:note-body></text:note></text:span></text:span><text:span text:style-name="T4">, in Luke 11, </text:span><text:span text:style-name="T127">H</text:span><text:span text:style-name="T4">e tells those who accused him of obtaining his power from Beelzebub, who: </text:span><text:span text:style-name="Bible_5f_text"><text:span text:style-name="T4">“</text:span></text:span><text:span text:style-name="Bible_5f_text"><text:span text:style-name="T128">i</text:span></text:span><text:span text:style-name="Bible_5f_text"><text:span text:style-name="T4">f I by God’s finger cast out demons, then God’s Kingdom has come to you” </text:span></text:span><text:span text:style-name="Bible_5f_text"><text:span text:style-name="T4"><text:note text:id="ftn301" text:note-class="footnote"><text:note-citation>301</text:note-citation><text:note-body><text:p text:style-name="Footnote"><text:span text:style-name="T4">Luke 11:20 </text:span><text:a xlink:type="simple" xlink:href="https://www.biblegateway.com/passage/?search=Luke+11%3A20&amp;version=WEB" text:style-name="Internet_20_link" text:visited-style-name="Visited_20_Internet_20_Link"><text:span text:style-name="Definition"><text:span text:style-name="T127">WEB</text:span></text:span></text:a></text:p></text:note-body></text:note></text:span></text:span><text:span text:style-name="T4">, in Luke 17, </text:span><text:span text:style-name="Bible_5f_text"><text:span text:style-name="T4">“</text:span></text:span><text:span text:style-name="Bible_5f_text"><text:span text:style-name="T128">B</text:span></text:span><text:span text:style-name="Bible_5f_text"><text:span text:style-name="T4">eing asked by the Pharisees when God’s Kingdom would come, he answered them, ‘God’s Kingdom doesn’t come with observation; neither will they say, Look, here! or, Look, there! for behold, God’s Kingdom is within you’” </text:span></text:span><text:span text:style-name="Bible_5f_text"><text:span text:style-name="T4"><text:note text:id="ftn302" text:note-class="footnote"><text:note-citation>302</text:note-citation><text:note-body><text:p text:style-name="Footnote"><text:span text:style-name="T4">Luke 17:20-21 </text:span><text:a xlink:type="simple" xlink:href="https://www.biblegateway.com/passage/?search=Luke+17%3A20-21&amp;version=WEB" text:style-name="Internet_20_link" text:visited-style-name="Visited_20_Internet_20_Link"><text:span text:style-name="Definition"><text:span text:style-name="T128">WEB</text:span></text:span></text:a></text:p></text:note-body></text:note></text:span></text:span><text:span text:style-name="T4">. And Paul saying goodbye to those of Ephesus says </text:span><text:span text:style-name="Bible_5f_text"><text:span text:style-name="T4">“</text:span></text:span><text:span text:style-name="Bible_5f_text"><text:span text:style-name="T128">N</text:span></text:span><text:span text:style-name="Bible_5f_text"><text:span text:style-name="T4">ow, behold, I know that you all, among whom I went about preaching God’s Kingdom, will see my face no more” </text:span></text:span><text:span text:style-name="Bible_5f_text"><text:span text:style-name="T4"><text:note text:id="ftn303" text:note-class="footnote"><text:note-citation>303</text:note-citation><text:note-body><text:p text:style-name="Footnote"><text:span text:style-name="T4">Acts 20:25 </text:span><text:a xlink:type="simple" xlink:href="https://www.biblegateway.com/passage/?search=Acts+20%3A25&amp;version=WEB" text:style-name="Internet_20_link" text:visited-style-name="Visited_20_Internet_20_Link"><text:span text:style-name="Definition"><text:span text:style-name="T128">WEB</text:span></text:span></text:a></text:p></text:note-body></text:note></text:span></text:span><text:span text:style-name="T4">. Before Jesus Christ the Kingdom of God had not arrived, then before Jesus Christ it was impossible to put someone in this Valley.</text:span></text:p>
      <text:h text:style-name="P220" text:outline-level="5"><text:soft-page-break/>Eternal.</text:h>
      <text:p text:style-name="P2">From Matthew 18 <text:note text:id="ftn304" text:note-class="footnote"><text:note-citation>304</text:note-citation><text:note-body><text:p text:style-name="Footnote"><text:span text:style-name="T4">Matthew 18:8 </text:span><text:a xlink:type="simple" xlink:href="https://biblehub.com/text/matthew/18-8.htm" text:style-name="Internet_20_link" text:visited-style-name="Visited_20_Internet_20_Link"><text:span text:style-name="Definition"><text:span text:style-name="T4">biblehub</text:span></text:span></text:a><text:span text:style-name="T4"> Matthew 18:9 </text:span><text:a xlink:type="simple" xlink:href="https://biblehub.com/text/matthew/18-9.htm" text:style-name="Internet_20_link" text:visited-style-name="Visited_20_Internet_20_Link"><text:span text:style-name="Definition"><text:span text:style-name="T4">biblehub</text:span></text:span></text:a></text:p></text:note-body></text:note>, it is understood that the fire of that valley is eternal. Here the word is G166 <text:note text:id="ftn305" text:note-class="footnote"><text:note-citation>305</text:note-citation><text:note-body><text:p text:style-name="Footnote"><text:a xlink:type="simple" xlink:href="https://biblehub.com/greek/166.htm" text:style-name="Internet_20_link" text:visited-style-name="Visited_20_Internet_20_Link"><text:span text:style-name="Definition"><text:span text:style-name="T4">G166</text:span></text:span></text:a></text:p></text:note-body></text:note>, “aiónios”, which is the same used for eternal life.</text:p>
      <text:h text:style-name="P220" text:outline-level="5">Everyone.</text:h>
      <text:p text:style-name="P2">From Mark 9 <text:note text:id="ftn306" text:note-class="footnote"><text:note-citation>306</text:note-citation><text:note-body><text:p text:style-name="Footnote"><text:span text:style-name="T4">Mark 9:49 </text:span><text:a xlink:type="simple" xlink:href="https://biblehub.com/text/mark/9-49.htm" text:style-name="Internet_20_link" text:visited-style-name="Visited_20_Internet_20_Link"><text:span text:style-name="Definition"><text:span text:style-name="T4">biblehub</text:span></text:span></text:a></text:p></text:note-body></text:note>, it is understood that everyone will be salted with the same fire of that valley.</text:p>
      <text:h text:style-name="P220" text:outline-level="5">Judgment.</text:h>
      <text:p text:style-name="P2">From Matthew 23 <text:note text:id="ftn307" text:note-class="footnote"><text:note-citation>307</text:note-citation><text:note-body><text:p text:style-name="Footnote"><text:span text:style-name="T4">Matthew 23:33 </text:span><text:a xlink:type="simple" xlink:href="https://biblehub.com/text/matthew/23-33.htm" text:style-name="Internet_20_link" text:visited-style-name="Visited_20_Internet_20_Link"><text:span text:style-name="Definition"><text:span text:style-name="T4">biblehub</text:span></text:span></text:a></text:p></text:note-body></text:note>, it is understood that a judgment is executed in that valley.</text:p>
      <text:h text:style-name="P220" text:outline-level="5">Before.</text:h>
      <text:p text:style-name="P223">From Matthew 23 <text:note text:id="ftn308" text:note-class="footnote"><text:note-citation>308</text:note-citation><text:note-body><text:p text:style-name="Footnote"><text:span text:style-name="T4">Matthew 23:15 </text:span><text:a xlink:type="simple" xlink:href="https://biblehub.com/text/matthew/23-15.htm" text:style-name="Internet_20_link" text:visited-style-name="Visited_20_Internet_20_Link"><text:span text:style-name="Definition"><text:span text:style-name="T4">biblehub</text:span></text:span></text:a><text:span text:style-name="T4"> Matthew 23:33 </text:span><text:a xlink:type="simple" xlink:href="https://biblehub.com/text/matthew/23-33.htm" text:style-name="Internet_20_link" text:visited-style-name="Visited_20_Internet_20_Link"><text:span text:style-name="Definition"><text:span text:style-name="T4">biblehub</text:span></text:span></text:a></text:p></text:note-body></text:note>, from Mark 9 <text:note text:id="ftn309" text:note-class="footnote"><text:note-citation>309</text:note-citation><text:note-body><text:p text:style-name="Footnote"><text:span text:style-name="T4">Mark 9:49 </text:span><text:a xlink:type="simple" xlink:href="https://biblehub.com/text/mark/9-49.htm" text:style-name="Internet_20_link" text:visited-style-name="Visited_20_Internet_20_Link"><text:span text:style-name="Definition"><text:span text:style-name="T4">biblehub</text:span></text:span></text:a></text:p></text:note-body></text:note><text:s/>and from James 3 <text:note text:id="ftn310" text:note-class="footnote"><text:note-citation>310</text:note-citation><text:note-body><text:p text:style-name="Footnote"><text:span text:style-name="T4">James 3:6 </text:span><text:a xlink:type="simple" xlink:href="https://biblehub.com/text/james/3-6.htm" text:style-name="Internet_20_link" text:visited-style-name="Visited_20_Internet_20_Link"><text:span text:style-name="Definition"><text:span text:style-name="T4">biblehub</text:span></text:span></text:a></text:p></text:note-body></text:note>, it is understood that at the time of Jesus Christ there were already people who were affected <text:span text:style-name="T512">by</text:span> that valley and didn't even know it. <text:span text:style-name="T512">It</text:span> was already acting. <text:span text:style-name="T512">It</text:span> acts from before physical death. And therefore since before the physical resurrection.</text:p>
      <text:h text:style-name="P220" text:outline-level="5">Later.</text:h>
      <text:p text:style-name="P2">From Luke 12 <text:note text:id="ftn311" text:note-class="footnote"><text:note-citation>311</text:note-citation><text:note-body><text:p text:style-name="Footnote"><text:span text:style-name="T4">Luke 12:5 </text:span><text:a xlink:type="simple" xlink:href="https://biblehub.com/text/luke/12-5.htm" text:style-name="Internet_20_link" text:visited-style-name="Visited_20_Internet_20_Link"><text:span text:style-name="Definition"><text:span text:style-name="T5">biblehub</text:span></text:span></text:a></text:p></text:note-body></text:note>, it is understood that this valley also acts after physical resurrection.</text:p>
      <text:h text:style-name="P220" text:outline-level="5">The worm does not die.</text:h>
      <text:p text:style-name="P2">From Mark 9 <text:note text:id="ftn312" text:note-class="footnote"><text:note-citation>312</text:note-citation><text:note-body><text:p text:style-name="Footnote"><text:span text:style-name="T4">Mark 9:43 </text:span><text:a xlink:type="simple" xlink:href="https://biblehub.com/text/mark/9-43.htm" text:style-name="Internet_20_link" text:visited-style-name="Visited_20_Internet_20_Link"><text:span text:style-name="Definition"><text:span text:style-name="T4">biblehub</text:span></text:span></text:a><text:span text:style-name="T4"> Mark 9:48 </text:span><text:a xlink:type="simple" xlink:href="https://biblehub.com/text/mark/9-48.htm" text:style-name="Internet_20_link" text:visited-style-name="Visited_20_Internet_20_Link"><text:span text:style-name="Definition"><text:span text:style-name="T4">biblehub</text:span></text:span></text:a></text:p></text:note-body></text:note>, it is understood that in that valley the worm does not die. In this chapter <text:span text:style-name="T513">it is made</text:span> clear the biblical reference to Isaiah 66 <text:note text:id="ftn313" text:note-class="footnote"><text:note-citation>313</text:note-citation><text:note-body><text:p text:style-name="Footnote"><text:span text:style-name="T4">Isaiah 66:24 </text:span><text:a xlink:type="simple" xlink:href="https://biblehub.com/text/isaiah/66-24.htm" text:style-name="Internet_20_link" text:visited-style-name="Visited_20_Internet_20_Link"><text:span text:style-name="Definition"><text:span text:style-name="T4">biblehub</text:span></text:span></text:a></text:p></text:note-body></text:note><text:s/>because it uses the same terminology. The worm of Isaiah 66 is the word H8438 <text:note text:id="ftn314" text:note-class="footnote"><text:note-citation>314</text:note-citation><text:note-body><text:p text:style-name="Footnote"><text:a xlink:type="simple" xlink:href="https://biblehub.com/hebrew/8438.htm" text:style-name="Internet_20_link" text:visited-style-name="Visited_20_Internet_20_Link"><text:span text:style-name="Definition"><text:span text:style-name="T4">H8438</text:span></text:span></text:a></text:p></text:note-body></text:note><text:s/>that refers to the “coccus-ilicis” that was used both for medicinal purposes and to prepare a scarlet dye. This word appears in almost all the cloth parts of the tabernacle of Moses and in the clothing of the priests of the tabernacle <text:note text:id="ftn315" text:note-class="footnote"><text:note-citation>315</text:note-citation><text:note-body><text:p text:style-name="Footnote"><text:a xlink:type="simple" xlink:href="https://biblehub.com/hebrew/8438.htm" text:style-name="Internet_20_link" text:visited-style-name="Visited_20_Internet_20_Link"><text:span text:style-name="Definition"><text:span text:style-name="T4">H8438</text:span></text:span></text:a><text:span text:style-name="T4"> </text:span><text:a xlink:type="simple" xlink:href="https://biblehub.com/hebrew/strongs_8438.htm" text:style-name="Internet_20_link" text:visited-style-name="Visited_20_Internet_20_Link"><text:span text:style-name="Definition"><text:span text:style-name="T4">biblehub</text:span></text:span></text:a></text:p></text:note-body></text:note>. It is also the word used in psalm 22 <text:note text:id="ftn316" text:note-class="footnote"><text:note-citation>316</text:note-citation><text:note-body><text:p text:style-name="Footnote"><text:span text:style-name="T4">Psalm 22:6 </text:span><text:a xlink:type="simple" xlink:href="https://biblehub.com/text/psalms/22-6.htm" text:style-name="Internet_20_link" text:visited-style-name="Visited_20_Internet_20_Link"><text:span text:style-name="Definition"><text:span text:style-name="T4">biblehub</text:span></text:span></text:a></text:p></text:note-body></text:note><text:s/>quoted by our Lord on the cross. And it is the same with which, in Isaiah 41, God calls "worm" to Jacob <text:note text:id="ftn317" text:note-class="footnote"><text:note-citation>317</text:note-citation><text:note-body><text:p text:style-name="Footnote"><text:span text:style-name="T4">Isaiah 41:14 </text:span><text:a xlink:type="simple" xlink:href="https://biblehub.com/text/isaiah/41-14.htm" text:style-name="Internet_20_link" text:visited-style-name="Visited_20_Internet_20_Link"><text:span text:style-name="Definition"><text:span text:style-name="T4">biblehub</text:span></text:span></text:a></text:p></text:note-body></text:note>. Tabernacle, priest clothes, Jesus Christ, Jacob. All the same “worm” from Isaiah 66.</text:p>
      <text:p text:style-name="P7">Paul in 2nd Corinthians 5 <text:note text:id="ftn318" text:note-class="footnote"><text:note-citation>318</text:note-citation><text:note-body><text:p text:style-name="Footnote"><text:span text:style-name="T4">1 Corinthians 5:1-5 </text:span><text:a xlink:type="simple" xlink:href="https://www.biblegateway.com/passage/?search=2+Corinthians+5%3A1-5&amp;version=KJV" text:style-name="Internet_20_link" text:visited-style-name="Visited_20_Internet_20_Link"><text:span text:style-name="Definition"><text:span text:style-name="T4">KJV</text:span></text:span></text:a></text:p></text:note-body></text:note><text:s/>compares our body to a tent, with a tabernacle, because just as the presence of God was in the tabernacle of Moses, the Holy Spirit lives in the body of the believers. He also compares it to a dress that is clothed <text:span text:style-name="T513">with the</text:span> purity <text:span text:style-name="T513">of the </text:span>Holy Spirit.</text:p>
      <text:p text:style-name="P7"><text:soft-page-break/>These observations allow us to conclude that the "worm does not die" refers to the body of the person who is in that valley. The valley is NOT <text:span text:style-name="T513">the </text:span>cause of death of the person's body, of physical death.</text:p>
      <text:h text:style-name="P220" text:outline-level="5">Destroyer.</text:h>
      <text:p text:style-name="P226"><text:span text:style-name="T4">From Matthew 10 </text:span><text:span text:style-name="T4"><text:note text:id="ftn319" text:note-class="footnote"><text:note-citation>319</text:note-citation><text:note-body><text:p text:style-name="Footnote"><text:span text:style-name="T4">Matthew 10:28 </text:span><text:a xlink:type="simple" xlink:href="https://biblehub.com/text/matthew/10-28.htm" text:style-name="Internet_20_link" text:visited-style-name="Visited_20_Internet_20_Link"><text:span text:style-name="Definition"><text:span text:style-name="T4">biblehub</text:span></text:span></text:a><text:span text:style-name="T4"> </text:span><text:a xlink:type="simple" xlink:href="https://biblehub.com/greek/622.htm" text:style-name="Internet_20_link" text:visited-style-name="Visited_20_Internet_20_Link"><text:span text:style-name="Definition"><text:span text:style-name="T4">G622</text:span></text:span></text:a></text:p></text:note-body></text:note></text:span><text:span text:style-name="T4">, it is understood that there is a person who can use that valley to destroy body and spirit. The word for destroy is the G622 </text:span><text:span text:style-name="T4"><text:note text:id="ftn320" text:note-class="footnote"><text:note-citation>320</text:note-citation><text:note-body><text:p text:style-name="Footnote"><text:a xlink:type="simple" xlink:href="https://biblehub.com/greek/622.htm" text:style-name="Internet_20_link" text:visited-style-name="Visited_20_Internet_20_Link"><text:span text:style-name="Definition"><text:span text:style-name="T4">G622</text:span></text:span></text:a><text:span text:style-name="T4"> </text:span><text:a xlink:type="simple" xlink:href="https://biblehub.com/greek/strongs_622.htm" text:style-name="Internet_20_link" text:visited-style-name="Visited_20_Internet_20_Link"><text:span text:style-name="Definition"><text:span text:style-name="T4">biblehub</text:span></text:span></text:a></text:p></text:note-body></text:note></text:span><text:span text:style-name="T4"><text:s/>which is not only used in the sense of “kill</text:span><text:span text:style-name="T129">ing</text:span><text:span text:style-name="T4">” but also in the sense of being ruined, or lost. For example it is used in Matthew 15 when our Lord says that </text:span><text:span text:style-name="Bible_5f_text"><text:span text:style-name="T4">“</text:span></text:span><text:span text:style-name="Bible_5f_text"><text:span text:style-name="T129">I</text:span></text:span><text:span text:style-name="Bible_5f_text"> wasn’t sent to anyone but the lost sheep of the house of Israel</text:span><text:span text:style-name="Bible_5f_text"><text:span text:style-name="T4">” </text:span></text:span><text:span text:style-name="Bible_5f_text"><text:span text:style-name="T4"><text:note text:id="ftn321" text:note-class="footnote"><text:note-citation>321</text:note-citation><text:note-body><text:p text:style-name="Footnote"><text:span text:style-name="T4">Matthew 15:24 </text:span><text:a xlink:type="simple" xlink:href="https://www.biblegateway.com/passage/?search=Matthew+15%3A24&amp;version=WEB" text:style-name="Internet_20_link" text:visited-style-name="Visited_20_Internet_20_Link"><text:span text:style-name="T129">WEB</text:span></text:a><text:span text:style-name="T4"> </text:span><text:a xlink:type="simple" xlink:href="https://biblehub.com/text/matthew/15-24.htm" text:style-name="Internet_20_link" text:visited-style-name="Visited_20_Internet_20_Link"><text:span text:style-name="Definition"><text:span text:style-name="T4">biblehub</text:span></text:span></text:a></text:p></text:note-body></text:note></text:span></text:span><text:span text:style-name="T4">. Here obviously these little sheep have </text:span><text:span text:style-name="T129">not </text:span><text:span text:style-name="T4">been killed but they are "destroyed", “ruined”, “degraded”, “lost” in perdition. </text:span><text:span text:style-name="T129">T</text:span><text:span text:style-name="T4">hat valley destroys, ruins, ends, degrades body and spirit but </text:span><text:span text:style-name="T130">NOT to an irreversible </text:span><text:span text:style-name="T129">state </text:span><text:span text:style-name="T4">because “the worm does not die”.</text:span></text:p>
      <text:h text:style-name="P220" text:outline-level="5">Different.</text:h>
      <text:p text:style-name="P2">Taking all the characteristics of the Valley of Hinnom, the most important <text:span text:style-name="T514">difference</text:span> with the popular hell is that the valley of Hinnom only acts over those who are PHYSICALLY ALIVE. Either before or after the physical resurrection but only acts on LIVING people who have a physical body.</text:p>
      <text:p text:style-name="P7">It obviously has several features similar to those of the popular “hell”: it is made of fire, <text:span text:style-name="T514">the</text:span> fire does not go out, it is eternal, it executes a judgment, it also acts after the resurrection and <text:span text:style-name="T514">it </text:span>is destructive. But it only acts on physical beings and the destructive effect is reversible.</text:p>
      <text:p text:style-name="P269">This concept of the Valley of Hinnom that we see reflected in these features also has other differences from the popular “hell”: it acts from before physical death, it only exists since Jesus Christ began to preach the Kingdom of God, and the fire that forms it, <text:span text:style-name="T515">salts</text:span>, sprink<text:span text:style-name="T517">les</text:span><text:span text:style-name="T516"> over</text:span>, ALL <text:span text:style-name="T515">people </text:span>physically alive but spiritually dead.</text:p>
      <text:p text:style-name="P267">It is similar but different. This is a spiritual concept with physical effects, such as sin, which is also a<text:span text:style-name="T516">n</text:span> spiritual concept with physical effects.</text:p>
      <text:p text:style-name="P267">This concept is perfectly consistent with what was observed when <text:span text:style-name="T516">we </text:span>spoke of divine justice: with the intentions that Yeshua claims to have in Luke 12 when he states that: <text:span text:style-name="Bible_5f_text">“</text:span><text:span text:style-name="Bible_5f_text"><text:span text:style-name="T468">I</text:span></text:span><text:span text:style-name="Bible_5f_text"> came to throw </text:span><text:span text:style-name="Bible_5f_text"><text:span text:style-name="T468">FIRE</text:span></text:span><text:span text:style-name="Bible_5f_text"> on the earth. I wish it were already kindled" </text:span><text:span text:style-name="Bible_5f_text"><text:note text:id="ftn0" text:note-class="footnote"><text:note-citation>322</text:note-citation><text:note-body><text:p text:style-name="Footnote"><text:span text:style-name="T4">Luke 12:49 </text:span><text:a xlink:type="simple" xlink:href="https://www.biblegateway.com/passage/?search=Luke+12%3A49&amp;version=WEB" text:style-name="Internet_20_link" text:visited-style-name="Visited_20_Internet_20_Link"><text:span text:style-name="Definition"><text:span text:style-name="T118">WEB</text:span></text:span></text:a></text:p></text:note-body></text:note></text:span>. <text:span text:style-name="T516">As said the pyromaniac </text:span>is Jesus Christ.</text:p>
      <text:p text:style-name="P274"><text:soft-page-break/><text:span text:style-name="T4">John the Baptist, according to Matthew 3, explains to us about Jesus Christ that: </text:span><text:span text:style-name="Bible_5f_text"><text:span text:style-name="T4">“He will baptize you in the Holy Spirit. His winnowing fork is in his hand, and he will thoroughly cleanse his threshing floor. He will gather his wheat into the barn, but the chaff he will burn up with unquenchable fire” </text:span></text:span><text:span text:style-name="Bible_5f_text"><text:span text:style-name="T4"><text:note text:id="ftn323" text:note-class="footnote"><text:note-citation>323</text:note-citation><text:note-body><text:p text:style-name="Footnote"><text:span text:style-name="T4">Matthew 3:11-12 </text:span><text:a xlink:type="simple" xlink:href="https://www.biblegateway.com/passage/?search=Matthew+3%3A11-12&amp;version=WEB" text:style-name="Internet_20_link" text:visited-style-name="Visited_20_Internet_20_Link"><text:span text:style-name="Definition"><text:span text:style-name="T131">WEB</text:span></text:span></text:a></text:p></text:note-body></text:note></text:span></text:span><text:span text:style-name="T4">. Jehovah, in Malachi 3, warns us: </text:span><text:span text:style-name="Bible_5f_text"><text:span text:style-name="T4">“</text:span></text:span><text:span text:style-name="Bible_5f_text"><text:span text:style-name="T131">w</text:span></text:span><text:span text:style-name="Bible_5f_text">ho can endure the day of his coming? And who will stand when he appears? For he is like a refiner’s fire, and like launderers’ soap</text:span><text:span text:style-name="Bible_5f_text"><text:span text:style-name="T4">” </text:span></text:span><text:span text:style-name="Bible_5f_text"><text:span text:style-name="T4"><text:note text:id="ftn324" text:note-class="footnote"><text:note-citation>324</text:note-citation><text:note-body><text:p text:style-name="Footnote"><text:span text:style-name="T4">Malachi 3:2 </text:span><text:a xlink:type="simple" xlink:href="https://www.biblegateway.com/passage/?search=Malachi+3%3A2&amp;version=WEB" text:style-name="Internet_20_link" text:visited-style-name="Visited_20_Internet_20_Link"><text:span text:style-name="Definition"><text:span text:style-name="T131">WEB</text:span></text:span></text:a></text:p></text:note-body></text:note></text:span></text:span><text:span text:style-name="T4">.</text:span></text:p>
      <text:p text:style-name="P268">This fire divides those who are initially saved from those who are initially condemned. Paul explains it in 2nd Corinthians 2 of the as follows: <text:span text:style-name="Bible_5f_text">“But thanks be to God who always leads us in triumphal procession in Christ and who makes known through us the fragrance that consists of the knowledge of him in every place. For we are a sweet aroma of Christ to God among those who are being saved and among those who are perishing, to the latter an odor from death to death, but to the former a fragrance from life to life. And who is adequate for these things? For we are not like so many others, hucksters who peddle the word of God for profit, but we are speaking in Christ before God as persons of sincerity, as persons sent from God” </text:span><text:span text:style-name="Bible_5f_text"><text:note text:id="ftn325" text:note-class="footnote"><text:note-citation>325</text:note-citation><text:note-body><text:p text:style-name="Footnote"><text:span text:style-name="T4">2 Corinthians 2:14-17 </text:span><text:a xlink:type="simple" xlink:href="https://www.biblegateway.com/passage/?search=2+Corinthians+2%3A14-17&amp;version=NET" text:style-name="Internet_20_link" text:visited-style-name="Visited_20_Internet_20_Link"><text:span text:style-name="Definition"><text:span text:style-name="T4">NET</text:span></text:span></text:a></text:p></text:note-body></text:note></text:span>. In this case the fire is compared to a fragrance, for some mortal, for others fragrance of life.</text:p>
      <text:p text:style-name="P275"><text:span text:style-name="T4">It is a fire that </text:span><text:span text:style-name="T132">ends</text:span><text:span text:style-name="T4"> the bad guys, it </text:span><text:span text:style-name="T132">ends</text:span><text:span text:style-name="T4"> some before physical death and others after the physical resurrection, because </text:span><text:span text:style-name="Bible_5f_text"><text:span text:style-name="T4">“</text:span></text:span><text:span text:style-name="Bible_5f_text"><text:span text:style-name="T132">m</text:span></text:span><text:span text:style-name="Bible_5f_text">any will be last who are first, and first who are last</text:span><text:span text:style-name="Bible_5f_text"><text:span text:style-name="T4">” </text:span></text:span><text:span text:style-name="Bible_5f_text"><text:span text:style-name="T4"><text:note text:id="ftn326" text:note-class="footnote"><text:note-citation>326</text:note-citation><text:note-body><text:p text:style-name="Footnote"><text:span text:style-name="T4">Matthew 19:30 </text:span><text:a xlink:type="simple" xlink:href="https://www.biblegateway.com/passage/?search=Matthew+19%3A30&amp;version=WEB" text:style-name="Internet_20_link" text:visited-style-name="Visited_20_Internet_20_Link"><text:span text:style-name="Definition"><text:span text:style-name="T132">WEB</text:span></text:span></text:a></text:p></text:note-body></text:note></text:span></text:span><text:span text:style-name="T4">.</text:span></text:p>
      <text:p text:style-name="P275"><text:span text:style-name="T4">God's love is a consuming fire, his Spirit is a fire of Life, that consumes death, a fire of Truth, that puts an end to lies, a Holy fire, which ends sin. If I resist that fire, if I </text:span><text:span text:style-name="T132">am </text:span><text:span text:style-name="T4">attach</text:span><text:span text:style-name="T132">ed</text:span><text:span text:style-name="T4"> to my spiritual death, to my lie, to my sin, </text:span><text:span text:style-name="T132">it </text:span><text:span text:style-name="T4">is going to destroy, it will ruin me, degrade. If I join that fire, I become part of it and I will have Life, Truth and Holiness. Or as Jesus Christ says in Matthew 16: </text:span><text:span text:style-name="Bible_5f_text"><text:span text:style-name="T4">“</text:span></text:span><text:span text:style-name="Bible_5f_text"><text:span text:style-name="T132">F</text:span></text:span><text:span text:style-name="Bible_5f_text">or whoever desires to save his life will lose it, and whoever will lose his life for my sake will find it</text:span><text:span text:style-name="Bible_5f_text"><text:span text:style-name="T4">” </text:span></text:span><text:span text:style-name="Bible_5f_text"><text:span text:style-name="T4"><text:note text:id="ftn327" text:note-class="footnote"><text:note-citation>327</text:note-citation><text:note-body><text:p text:style-name="Footnote"><text:span text:style-name="T4">Matthew 16:25 </text:span><text:a xlink:type="simple" xlink:href="https://www.biblegateway.com/passage/?search=Matthew+16%3A25&amp;version=WEB" text:style-name="Internet_20_link" text:visited-style-name="Visited_20_Internet_20_Link"><text:span text:style-name="Definition"><text:span text:style-name="T132">WEB</text:span></text:span></text:a></text:p></text:note-body></text:note></text:span></text:span><text:span text:style-name="T4">.</text:span></text:p>
      <text:p text:style-name="P7">Once this fire is done with each one of us, the only thing <text:span text:style-name="T517">that</text:span> will we see of the sinner, of the one who rebelled against God, of the dead spirit that was sprinkled with this fire of <text:span text:style-name="T517">L</text:span>ife when he heard the good news of the resurrection, the only thing we will see will be the body of that person, of the <text:span text:style-name="T517">dead one</text:span>, and the memories of that person.</text:p>
      <text:p text:style-name="P7">Once that fire does the hot update, without <text:span text:style-name="T517">halting</text:span>, <text:span text:style-name="T517">while running, </text:span>of the operating system, of the person, the only thing that will remain of the old person, from the old operating system, <text:span text:style-name="T517">will</text:span> be his memories and the body it inhabited.</text:p>
      <text:p text:style-name="P7"><text:soft-page-break/>That fire will be that new operating system, that new holy person, that Holy Spirit, in the image and likeness of Yeshua HaMashiakh, of our savior Jesus Christ. A fire that will never stop burning. And if the update does not end before physical death, it just continues after the physical resurrection.</text:p>
      <text:p text:style-name="P275"><text:span text:style-name="T4">Once the update is finished, the only thing we </text:span><text:span text:style-name="T132">will be able to</text:span><text:span text:style-name="T4"> do is </text:span><text:span text:style-name="T132">to </text:span><text:span text:style-name="T4">look at that body, remember what that person did, shake your head and think "how wretched". Or as Isaiah 66 </text:span><text:span text:style-name="T132">puts it</text:span><text:span text:style-name="T4">: </text:span><text:span text:style-name="Bible_5f_text"><text:span text:style-name="T4">“</text:span></text:span><text:span text:style-name="Bible_5f_text"><text:span text:style-name="T132">A</text:span></text:span><text:span text:style-name="Bible_5f_text">nd they shall go forth, and look upon the carcases of the men that have transgressed against me: for their worm shall not die, neither shall their fire be quenched; and they shall be an abhorring unto all flesh</text:span><text:span text:style-name="Bible_5f_text"><text:span text:style-name="T4">” </text:span></text:span><text:span text:style-name="Bible_5f_text"><text:span text:style-name="T4"><text:note text:id="ftn328" text:note-class="footnote"><text:note-citation>328</text:note-citation><text:note-body><text:p text:style-name="Footnote"><text:span text:style-name="T4">Isaiah 66:24 </text:span><text:a xlink:type="simple" xlink:href="https://www.biblegateway.com/passage/?search=Isaiah+66%3A24&amp;version=KJV" text:style-name="Internet_20_link" text:visited-style-name="Visited_20_Internet_20_Link"><text:span text:style-name="Definition"><text:span text:style-name="T4">KJV</text:span></text:span></text:a></text:p></text:note-body></text:note></text:span></text:span><text:span text:style-name="T4">. TO ALL flesh, including mine, </text:span><text:span text:style-name="T132">and yours, </text:span><text:span text:style-name="T4">already resurrected.</text:span></text:p>
      <text:p text:style-name="P7">Neither the popular hell, nor the popular heaven, exist in the scriptures, in the bible thought in hebrew. But we can say that the valley of Hinnom is: a hell for the bad guys and a heaven for the good guys ; a hell for the one who is lost and a heaven for the one who is saved ; <text:span text:style-name="T518">a </text:span>hell for the one who denies Jesus Christ and a heaven for the one who accepts him. <text:span text:style-name="T518">A</text:span>nd <text:span text:style-name="T518">NO</text:span> son of Adam starts out <text:span text:style-name="T519">being </text:span>good, saved, holy <text:span text:style-name="T521">or saint</text:span>.</text:p>
      <text:p text:style-name="P7">Either I am fire or I burn. And no child of Adam starts out <text:span text:style-name="T520">being </text:span>fire.</text:p>
      <text:h text:style-name="P218" text:outline-level="4">Eternal death.</text:h>
      <text:p text:style-name="P224">There is not a single verse in the bible, neither in hebrew nor in greek that has the phrase "eternal death". Nothing, zero, none. <text:span text:style-name="T522">It d</text:span>oes not exist <text:span text:style-name="T522">a single</text:span> verse that has the sequence in greek of the words G2288, thanatos, death, followed by G166, aiónios, eternal. Nor is there any verse that has the sequence H4194 H5769 or H4193 H5769, the possible sequences for "eternal death" in hebrew. None, nothing, zero. <text:span text:style-name="T522">N</text:span>ot one <text:span text:style-name="T522">single </text:span>verse.</text:p>
      <text:p text:style-name="P7">The emphasis is on ETERNAL LIFE. 37 verses in the New Testament have the phrase in greek "ETERNAL LIFE", that is to say the word G2222, zoe, followed by the word G166, aiónios, and more than 50 verses refer to that life, to LIFE in Christ Jesus, to eternal life, <text:span text:style-name="T523">wether before</text:span> or <text:span text:style-name="T523">after</text:span> the resurrection of the dead.</text:p>
      <text:p text:style-name="P7">Even <text:span text:style-name="T524">so, </text:span>the only verse in which the phrase "eternal punishment" appears, in some translations of Matthew 25, it is arguable that it means a punishment in the normal sense of the word, but a correction. <text:span text:style-name="T524">A firely one</text:span>.</text:p>
      <text:p text:style-name="P270">In the greek the word translated as "punishment" or "torment" is the word G2851 kolasis. Kolasis means correction according to the <text:span text:style-name="T525">Mr </text:span>Strong’<text:span text:style-name="T525">s code</text:span>. In addition, it <text:soft-page-break/>comes from the word G2849 kolazó, which some scholars argue that it was used for the word “prune”, as when a tree is pruned. Which reminds me of the burning bush that <text:span text:style-name="T525">never </text:span>consumes that Moses saw. That is to say, the phrase, arguably, should <text:span text:style-name="T525">be </text:span>translate<text:span text:style-name="T525">d</text:span> as "eternal correction”. <text:span text:style-name="T524">A firely one</text:span>.</text:p>
      <text:p text:style-name="P7">In any case, the sequence G2851 followed by G166 only appears in one verse. ONE <text:span text:style-name="T526">single </text:span>verse in the entire New Testament. <text:span text:style-name="T526">A</text:span> single verse for the greek phrase that some translate as "punishment eternal".</text:p>
      <text:p text:style-name="P271">The other word used to denote God's punishment is the word G3709, orgé, which translates “<text:span text:style-name="T526">wrath</text:span>”. This word followed by the word for eternity, the G166, does not appear even once in the entire New Testament. <text:span text:style-name="T526">An</text:span> "eternal wrath" in the greek New Testament does not appear, not once, nothing, ZERO. On the contrary, in several parts the bible tells us that the wrath of God lasts only an instant, a moment and that God is very slow to anger. <text:span text:style-name="T526">A</text:span>nd <text:span text:style-name="T526">in </text:span>various parts of the bible tells us that God's mercy and love is ETERNAL.</text:p>
      <text:p text:style-name="P7">The emphasis in the New Testament is on ETERNAL LIFE and ETERNAL LOVE.</text:p>
      <text:h text:style-name="P218" text:outline-level="4">Eternal punishment.</text:h>
      <text:p text:style-name="P2">Psalm 37 says that the wicked dry up, wither, that they will be destroyed, that they are going to look for them and they are not going to find them, that their day, that their sword will enter their own hearts, that they will perish, that they dissipate like smoke, that they will be eliminated, that they will be exterminated, that are going to disappear <text:note text:id="ftn329" text:note-class="footnote"><text:note-citation>329</text:note-citation><text:note-body><text:p text:style-name="Footnote"><text:span text:style-name="T4">Psalm 37 </text:span><text:a xlink:type="simple" xlink:href="https://www.biblegateway.com/passage/?search=Psalm+37&amp;version=NKJV" text:style-name="Internet_20_link" text:visited-style-name="Visited_20_Internet_20_Link"><text:span text:style-name="Definition"><text:span text:style-name="T4">NKJV</text:span></text:span></text:a></text:p></text:note-body></text:note>. And Psalm 14 says that: “The LORD looked from heaven over the sons of men to see if there were any sensible to seek God. But they had all gone astray; to one they had corrupted. There was no one who did good; there wasn't even one” <text:note text:id="ftn330" text:note-class="footnote"><text:note-citation>330</text:note-citation><text:note-body><text:p text:style-name="Footnote"><text:span text:style-name="T4">Psalm 14:2-3 </text:span><text:a xlink:type="simple" xlink:href="https://www.biblegateway.com/passage/?search=Psalm+14%3A2-3&amp;version=NKJV" text:style-name="Internet_20_link" text:visited-style-name="Visited_20_Internet_20_Link"><text:span text:style-name="Definition"><text:span text:style-name="T4">NKJV</text:span></text:span></text:a></text:p></text:note-body></text:note>. The mechanism by which God makes all things new it is by means of an eternal fire, the fire of his Holy Spirit. The good ends evil, love ends hate.</text:p>
      <text:p text:style-name="P7">Although the biblical punishment for those who do evil, for the wicked, is the death, the bible does NOT speak of an "eternal death" or a "punishment eternal” for that wicked one. "Eternal death" is NOT the phrase used by the bible to refer to what happens to the wicked because Jesus Christ came, died and rose again just to get us out of death, both the spiritual and the physical. There is death and there is punishment, only they are not eternal.</text:p>
      <text:p text:style-name="P7"><text:soft-page-break/>But LET'S ASSUME, LET'S ACCEPT, LET'S BELIEVE, that YES, that when the bible says that the bad ones dry up, wither, that they will be destroyed, that they will search and they will not find them, that their day is coming, that their sword will enter their own heart, that they will perish, that they dissipate like the smoke, that they will be eliminated, that they will be exterminated, that they will disappear, it refers to the fact that they die eternally and that is their punishment eternal.</text:p>
      <text:p text:style-name="P7">Let us see how one can understand an eternal destruction, a death, between quotation marks, “eternal”, a punishment, in quotation marks, “eternal”, in the context of what the living God promises: an ETERNAL LIFE.</text:p>
      <text:p text:style-name="P7">The destruction, the disappearance of the wicked, of the one who is already dead spiritually, of that which is dying physically, that destruction definitive, total and ETERNAL, begins when you are born again, when that evil, that spiritual dead, is made a new creature by the Father Celestial, and the spiritual dead begin their ETERNAL destruction. Not anymore the wicked live, the spiritual dead, because their destruction began eternal, thus suffering its PUNISHMENT, in quotes, "eternal". now live Jesus Christ in him and began the ETERNAL life of the NEW CREATURE. Christ that lives in that new creature begins to live eternal Life in the eternal fire of the Holy Spirit that destroys, ends, disappears, vanishes, nail the sting of death into the wicked, into the wickedness that was in the spiritual dead leading him to his ETERNAL destruction, to his PUNISHMENT, in quotes, "eternal".</text:p>
      <text:p text:style-name="P7">At the moment of being born again, the old self, the evil one, begins its final journey to eternal destruction, and the new me, the new creature, begins his final journey to an eternal life. That trip is in the middle of the eternal fire, and the old me, the evil one, will not like it, but the new I, the good one, will like it more and more. In the end, that wicked man stops exist because it suffers eternal punishment, is eternally destroyed, and all person, the entire NEW CREATURE is transformed into, the Good, the Holy, the Worthy, the Deserving, Jesus Christ Himself, in that body of the old I.</text:p>
      <text:p text:style-name="P7">Transformation is a process where not everything is burned and not everything is turned. The new creature is born in the old creature and grows until completely transform it into the new creature.</text:p>
      <text:p text:style-name="P7">In some believers in Yeshua, the part that will be transformed is precisely the one who believes that the Creator of heaven and earth that he changed his heart of stone for one of flesh, so that wanted to repent of his sins, and seek, and choose, and accept Jesus <text:soft-page-break/>Christ, and thus be able to love his Creator above all things, that this Creator, who also created all the others, was left great, or it will be great, to transform the hearts of others who they have also refused to accept it, or choose it, or seek it at a time dice. That part will suffer the eternal punishment of the fire of the valley of Hinnom that will destroy her forever. That part will suffer, in quotes, “a eternal death," when the believer, either before or after his physical resurrection, be aware of the falsity of what you believed.</text:p>
      <text:p text:style-name="P7">The evil that we have inside, that enemy of God that we have inside, is being transformed into a new creature, NEW eye, by the spirit of the living God who now lives in every believer, that if he can believe that ALL of us will be transformed, because he is going to see it with his own eyes: we are going to see each other again and embrace as brothers in Jesus Christ. That is the biblical promise of the God who does not lie.</text:p>
      <text:h text:style-name="P218" text:outline-level="4">Lake of fire.</text:h>
      <text:p text:style-name="P2">The lake of fire, mentioned in the last chapters of the book of revelation, is a third option that is commonly related to the popular "hell". Interestingly this lake has NEVER been translated as hell. Neither in the first translations nor in the modern ones. The reason is that the hebrew word "Sheol" is the true origin of the appearances of the word “Hades” in the greek translations of the hebrew scriptures, now known as the Old Testament, for its appearance in the Septuagint from before Jesus Christ. And when I know the new testament wrote in greek this word, the "Hadés", never it was the “limné-tou-pyros”, that is, the lake of fire. Hades was the “Hadés” and the “limné-tou-pyros” was the “limné-tou-pyros”. Never was opportunity for them to mingle.</text:p>
      <text:p text:style-name="P7">So why did the lake of fire also end up being a popular "hell"?</text:p>
      <text:p text:style-name="P7">According to the book of revelation, the man is thrown into the lake of fire. false prophet, and the beast or monster, and the Satan or dragon or devil or ancient serpent, and death is thrown, and Hades is thrown, that which comes from "Sheol", or grave, and are also thrown partially, or as the bible says "they will have their share", cowards, the unbelievers, the abominable, the murderers, the fornicators, the sorcerers, idolaters and liars.</text:p>
      <text:p text:style-name="P7">It looks like it, but it isn't.</text:p>
      <text:p text:style-name="P7">The bible narrates that "Sheol" and death will be thrown into this lake. This fact tells us that it is a spiritual concept, not a physical one.</text:p>
      <text:p text:style-name="P7"><text:soft-page-break/>This lake of fire is the "eternal punishment", in quotes, for the evil, death and the grave. It is the end of the grave. Is the end of death, that is to say that there is no more death, neither spiritual nor physical.</text:p>
      <text:p text:style-name="P7">The lake of fire is the second death for those who were still dead spiritually, those who had died physically but the destruction eternal of his wickedness has not ended. So it's already started process.</text:p>
      <text:p text:style-name="P7">The only ones who are not affected by this second death are the first resurrected, those who were already fully alive physically and spiritually. Those who had already suffered the eternal destruction of their wickedness and that is why they were the first fruits, the first to be resurrected. This second death does not affect them because they are already fully alive both physically and spiritually. and let's remember who is resurrected so as not to die because one can no longer die.</text:p>
      <text:p text:style-name="P7">The first resurrected are a few. 144 thousand saints, men, all Israelites, descendants of Abraham, who reigned with Christ for a thousand years, from Jerusalem in the temple described in the book of Ezekiel. Temple to be built at the beginning of the thousand years, when I return our Lord. They are a FEW because many are called but few the elect of Abraham's descendants. A few who will not have relations with women during those thousand years, because they are already resurrected and the women who live during those thousand years are not still risen. It is a forbidden cross between two kinds of bodies different.</text:p>
      <text:p text:style-name="P7">The rest, you and I, who are not descendants of Abraham, after the thousand years and after the resurrection of the dead: pal laguito de fire, sooner than later, at least in part. For more believer, follower and disciple of Yeshua that you believe, however registered in the book of life, my brother HAS SIN, he has at least a lie, and that part of him goes to the lake of fire in chapter 21, if not they sent it complete in chapter 20 of the book of Revelation.</text:p>
      <text:p text:style-name="P7">Only until the end will all things be known and that is what the lake is for of fire, to purify all those little lies, purifying them as purifies the silver: to the FIRE. And the fire BURNS. It's exactly the same fire of Ge-Henna, of Ge Hinom, of the valley of Hinnom. Either you are fire or you burning. And no one starts out as fire.</text:p>
      <text:p text:style-name="P7">After the resurrection of ALL the dead, when we meet with all those who hurt us and with all those we did to damage we will have to admit what we did. At that time it will <text:soft-page-break/>be It is impossible to deny the Truth, to deny Jesus Christ, to deny reality. And how they say "The truth hurts", or in this case BURN.</text:p>
      <text:p text:style-name="P7">It is the absolute reconciliation before the impossibility of denying our lie, our spiritual death, our sin. and that little fire BURN, end evil. Kill that evil, that spiritual dead that we are you and I without the FIRE of the Holy Spirit.</text:p>
      <text:h text:style-name="P218" text:outline-level="4">Excluded.</text:h>
      <text:p text:style-name="P2">According to the Reina Valera 2015 translation, in 2nd Thessalonians 1, the wicked “shall be punished with eternal perdition, EXCLUDED from the presence of the Lord and from the glory of his power” <text:note text:id="ftn331" text:note-class="footnote"><text:note-citation>331</text:note-citation><text:note-body><text:p text:style-name="Footnote"><text:span text:style-name="T4">2 Thessalonians 1:9 </text:span><text:a xlink:type="simple" xlink:href="https://www.biblegateway.com/passage/?search=2+Thessalonians+1%3A9&amp;version=NKJV" text:style-name="Internet_20_link" text:visited-style-name="Visited_20_Internet_20_Link"><text:span text:style-name="Definition"><text:span text:style-name="T4">NKJV</text:span></text:span></text:a></text:p></text:note-body></text:note>, but according to the Reina Valera 1909 translation, that is, exactly the same version of translation, but only about a hundred years ago, the bad guys ”will be punished with eternal perdition BY the presence of the Lord, and BY the glory of his power” <text:note text:id="ftn332" text:note-class="footnote"><text:note-citation>332</text:note-citation><text:note-body><text:p text:style-name="Footnote"><text:span text:style-name="T4">2 Thessalonians 1:9 </text:span><text:a xlink:type="simple" xlink:href="https://www.biblegateway.com/passage/?search=2+Thessalonians+1%3A9&amp;version=KJV" text:style-name="Internet_20_link" text:visited-style-name="Visited_20_Internet_20_Link"><text:span text:style-name="Definition"><text:span text:style-name="T4">KJV</text:span></text:span></text:a></text:p></text:note-body></text:note>. That is to say that in 2015 they are “excluded” of the presence and in 1909 it is precisely BY the presence, they are in the presence. Completely the opposite.</text:p>
      <text:p text:style-name="P7">Which one do we believe? It is in these cases when you have to resort to the most close to the originals <text:note text:id="ftn333" text:note-class="footnote"><text:note-citation>333</text:note-citation><text:note-body><text:p text:style-name="Footnote"><text:span text:style-name="T4">2 Thessalonians 1:9 </text:span><text:a xlink:type="simple" xlink:href="https://biblehub.com/text/2_thessalonians/1-9.htm" text:style-name="Internet_20_link" text:visited-style-name="Visited_20_Internet_20_Link"><text:span text:style-name="Definition"><text:span text:style-name="T4">biblehub</text:span></text:span></text:a></text:p></text:note-body></text:note>.</text:p>
      <text:p text:style-name="P7">This is the only case, the only verse in the entire bible, in which the word G575, the word “apo”, which literally means “of”, mysteriously in the vast majority of translations of 2 Thessalonians 1, appears accompanied by words that are not in the original greek. Words like “excluded”, or “separated”, or “thrown away”, or "far" or "away". In the original there is no word that correspond to nothing like it.</text:p>
      <text:p text:style-name="P7">In the more than 650 occurrences, LISTEN WELL more than 650 occurrences, in the greek of the word G575, the word that means “of”, there is NO another that the same thing happens to it: that without any modifying word that accompanies is translated as “excluded from”, or “separated from”, or “thrown far from".</text:p>
      <text:p text:style-name="P7">For example in Acts 19 when it says that "More some hardening and not believing, cursing the Way before the multitude, departing from them, Paul separated the disciples” <text:note text:id="ftn334" text:note-class="footnote"><text:note-citation>334</text:note-citation><text:note-body><text:p text:style-name="Footnote"><text:span text:style-name="T4">Acts 19:9 </text:span><text:a xlink:type="simple" xlink:href="https://biblehub.com/text/acts/19-9.htm" text:style-name="Internet_20_link" text:visited-style-name="Visited_20_Internet_20_Link"><text:span text:style-name="Definition"><text:span text:style-name="T4">biblehub</text:span></text:span></text:a></text:p></text:note-body></text:note>, Paul "departs from" them, and in the greek the word G868 appears, which It means precisely "to move away", or "to move away", to modify the "of" and indicate this separation.</text:p>
      <text:p text:style-name="P7">The same happens with every other occurrence of the word G575. When translates "beware of" is the word G4337 modifying the G575, when translates "far from" is the <text:soft-page-break/>word G3112 or G4206 modifying it, when translated "deliver us from" is the word G4506. and so with all the other occurrences.</text:p>
      <text:p text:style-name="P7">In 2 Thessalonians 1 when translated “excluded from” <text:note text:id="ftn335" text:note-class="footnote"><text:note-citation>335</text:note-citation><text:note-body><text:p text:style-name="Footnote"><text:span text:style-name="T4">2 Thessalonians 1:9 </text:span><text:a xlink:type="simple" xlink:href="https://biblehub.com/text/2_thessalonians/1-9.htm" text:style-name="Internet_20_link" text:visited-style-name="Visited_20_Internet_20_Link"><text:span text:style-name="Definition"><text:span text:style-name="T4">biblehub</text:span></text:span></text:a></text:p></text:note-body></text:note><text:s/>the only modifier word is the word G3639, which means “ruin”, or "destruction". That is to say that the literal translation would be: “destruction eternal from the presence of the Lord.” It is the presence of the Lord that destroy forever. However, in some translations it appears mysteriously the word “excluded”, which would be the word G1576, or a combination of the word G1544 with the G1854. But these words do not appear nowhere in the original greek of the verse in question of 2 Thessalonians 1. It is the ONLY case in the more than 650 occurrences something like this happens.</text:p>
      <text:p text:style-name="P7">This situation is a sign that: no matter how well-intentioned a translation, the preconceptions, the prejudices, of the translator are reflected in the translation.</text:p>
      <text:p text:style-name="P7">And thanks to the fact that YHWH is pouring out his spirit on all peoples and nations using the Internet, now anyone can interpret correctly the first language to learn to interpret: the language in which our Lord Jesus Christ thought, spoke and prayed, his followers and ALL the authors of what is now known as the New Testament when they wrote it: the same as the Old Testament. The The second thing to learn to interpret is the language in which finally finished writing. Both are relatively easy to interpret using the Internet and some other open program. Both necessary for the Holy Spirit to enable you to understand, discern, interpret, what Paul explains not only in this case, very important, but also with respect to other cases that are also very important, such as the case of "speaking in tongues." This way we avoid ending up “spinning in longas” or "trampling the tongues", as some do, and believing that what they do it's biblical. The problem is not in what they do but in believing that it is biblical.</text:p>
      <text:p text:style-name="P7">Thus, between these two translations of the Reina Valera, the translation that best reflects the meaning of the verse in greek is that of the Queen Valera Antigua 1909: the wicked “will be punished with eternal perdition BY the presence of the Lord, and BY the glory of his power” <text:note text:id="ftn336" text:note-class="footnote"><text:note-citation>336</text:note-citation><text:note-body><text:p text:style-name="Footnote"><text:span text:style-name="T4">2 Thessalonians 1:9 </text:span><text:a xlink:type="simple" xlink:href="https://www.biblegateway.com/passage/?search=2+Thessalonians+1%3A9&amp;version=KJV" text:style-name="Internet_20_link" text:visited-style-name="Visited_20_Internet_20_Link"><text:span text:style-name="Definition"><text:span text:style-name="T4">KJV</text:span></text:span></text:a></text:p></text:note-body></text:note>. will be punished “FOR” the presence, “FOR” the glory of God. that punishment it comes “FROM” his presence, “FROM” his glory.</text:p>
      <text:p text:style-name="P7">This is completely the OPPOSITE of the sense that most of the translations in most languages. It is precisely IN the presence and IN his glory the punishment is given.</text:p>
      <text:p text:style-name="P7">God shows up and his presence destroys evil. overcome evil with kindness as Paul says. In the presence of the FIRE of the Holy Spirit the evil of a person is destroyed and this <text:soft-page-break/>becomes a Ge-Henna of FIRE for that evil, it becomes a lake of FIRE for the evil that dwells in the physical body of that person. And the fire BURNS. Before or after physical resurrection of the person, but BURN.</text:p>
      <text:p text:style-name="P7">Either I am fire or I burn. And no child of Adam starts out fire.</text:p>
      <text:h text:style-name="P218" text:outline-level="4">The rich and poor Lazarus.</text:h>
      <text:p text:style-name="P2">The famous parable of Jesus Christ known as "The rich and the poor Lazarus,” found in Luke 16, is popularly cited as a example of what the popular hell and popular punishment is literally like eternal <text:note text:id="ftn337" text:note-class="footnote"><text:note-citation>337</text:note-citation><text:note-body><text:p text:style-name="Footnote"><text:span text:style-name="T4">Luke 16:14-31 </text:span><text:a xlink:type="simple" xlink:href="https://www.biblegateway.com/passage/?search=Luke+16%3A14-31&amp;version=KJV" text:style-name="Internet_20_link" text:visited-style-name="Visited_20_Internet_20_Link"><text:span text:style-name="Definition"><text:span text:style-name="T4">KJV</text:span></text:span></text:a></text:p></text:note-body></text:note>.</text:p>
      <text:p text:style-name="P7">Some observations for those who know or are interested in reading it:</text:p>
      <text:list xml:id="list1244702159" text:style-name="L6">
        <text:list-item>
          <text:p text:style-name="P234">The parable is addressed to some Pharisees, who because of what he tells them Jesus Christ it seems that they liked to repudiate their wives and marry multiple times.</text:p>
        </text:list-item>
        <text:list-item>
          <text:p text:style-name="P234">The authority in the parable is not YHWH, the Heavenly Father, but Abraham. Who those Pharisees were proud to be decendents.</text:p>
        </text:list-item>
        <text:list-item>
          <text:p text:style-name="P234">The parable ends by saying: “But Abraham said to him: If they do not listen to Moses and the prophets, neither will they be persuaded, if someone shall rise from the dead” <text:note text:id="ftn338" text:note-class="footnote"><text:note-citation>338</text:note-citation><text:note-body><text:p text:style-name="Footnote"><text:span text:style-name="T4">Luke 16:31 </text:span><text:a xlink:type="simple" xlink:href="https://www.biblegateway.com/passage/?search=Luke+16%3A31&amp;version=KJV" text:style-name="Internet_20_link" text:visited-style-name="Visited_20_Internet_20_Link"><text:span text:style-name="Definition"><text:span text:style-name="T4">KJV</text:span></text:span></text:a></text:p></text:note-body></text:note>.</text:p>
        </text:list-item>
        <text:list-item>
          <text:p text:style-name="P234">The parable cannot refer to a time after the resurrection of the dead because the rich man's brothers follow physically alive. And therefore much less at a later time to the final judgment that follows the resurrection of the dead.</text:p>
        </text:list-item>
      </text:list>
      <text:p text:style-name="P2">That is to say that the whole parabola is nothing more than a parallel in which the The rich man represents the Pharisees, the poor Lazarus the pagans, and the The rich man's brothers are the Jewish followers of the Pharisees. He is a announcement of Jesus Christ to the Pharisees of what was going to happen to them: that they would not believe in the one who is going to rise from the dead, that is Jesus Christ himself, the one who speaks, and that this will lead to a separation abysmal with those who did believe in him, most of them pagans who were despised by those Pharisees, those spiritual poor represented for Lazarus.</text:p>
      <text:p text:style-name="P7">A separation like the one experienced by the Jews and the Pharisees who did not they believed in their Meshiakh and the pagans who did believe in Jesus Christ. The pagan ends up being an Israelite in the bosom of Abraham, just as Paul explains in Romans 11, and the Pharisee expelled from God's people living a spiritual equivalent to the greek "hades" for almost 2000 years.</text:p>
      <text:p text:style-name="P7"><text:soft-page-break/>This is the only passage in the bible where the word G86, hades, does not it is used in the hebrew sense of "Sheol." The explanation is that this parable is an adaptation that Jesus Christ makes of a popular tale greek, which in turn is an adaptation of a popular Egyptian tale, to make a prophecy to some rebellious <text:span text:style-name="T480">h</text:span>ebrews. Prophecy that has been fulfilled in the last almost 2000 years.</text:p>
      <text:h text:style-name="P218" text:outline-level="4">Free will.</text:h>
      <text:p text:style-name="P2">From a strictly logical, strictly rational point of view, it is Impossible to distinguish the good from the bad without knowing the truth. If not I know the truth, if I don't have access to the truth, how can I distinguish the good from the bad? Impossible.</text:p>
      <text:p text:style-name="P7">Jesus Christ identifies himself as The Truth. He says in John 14 “I am the way, the truth and the life” <text:note text:id="ftn339" text:note-class="footnote"><text:note-citation>339</text:note-citation><text:note-body><text:p text:style-name="Footnote"><text:span text:style-name="T4">John 14:6 </text:span><text:a xlink:type="simple" xlink:href="https://www.biblegateway.com/passage/?search=John+14%3A6&amp;version=NKJV" text:style-name="Internet_20_link" text:visited-style-name="Visited_20_Internet_20_Link"><text:span text:style-name="Definition"><text:span text:style-name="T4">NKJV</text:span></text:span></text:a></text:p></text:note-body></text:note>. Then without The Truth, without Jesus Christ, it is impossible to distinguish between good and bad. That is why Jesus Christ tells us, according to John 8, that: “If you remain in my word will truly be my disciples; and they will know the truth, and the truth will set you free” <text:note text:id="ftn340" text:note-class="footnote"><text:note-citation>340</text:note-citation><text:note-body><text:p text:style-name="Footnote"><text:span text:style-name="T4">John 8:31-32 </text:span><text:a xlink:type="simple" xlink:href="https://www.biblegateway.com/passage/?search=John+8%3A31-32&amp;version=NKJV" text:style-name="Internet_20_link" text:visited-style-name="Visited_20_Internet_20_Link"><text:span text:style-name="Definition"><text:span text:style-name="T4">NKJV</text:span></text:span></text:a></text:p></text:note-body></text:note>.</text:p>
      <text:p text:style-name="P7">If we do not know Jesus Christ, if we do not know The Truth, we are not Truly free. It is possible to choose, to choose, but it is not possible choose correctly. You are not TRULY free.</text:p>
      <text:p text:style-name="P7">Paul further explains in Romans 9 <text:note text:id="ftn341" text:note-class="footnote"><text:note-citation>341</text:note-citation><text:note-body><text:p text:style-name="Footnote"><text:span text:style-name="T4">Romans 9:10-21 </text:span><text:a xlink:type="simple" xlink:href="https://www.biblegateway.com/passage/?search=Romans+9%3A10-21&amp;version=NKJV" text:style-name="Internet_20_link" text:visited-style-name="Visited_20_Internet_20_Link"><text:span text:style-name="Definition"><text:span text:style-name="T4">NKJV</text:span></text:span></text:a></text:p></text:note-body></text:note>: “And not only this, but also when Rebekah conceived of a man, Isaac our father, and although his children had not yet been born nor had done right or wrong-so that God's purpose depended on his choice, not of works but of the one who calls—she was told, “The the older shall serve the younger,” as it is written, Jacob have I loved, but Esau I abhorred What then shall we say? Is there injustice in God? From no way! For he says to Moses: I will have mercy on whoever has mercy, and I will pity those who pity me. For that reason, not it depends on the one who wants or on the one who runs but on GOD who has mercy. Because the Scripture says to Pharaoh: For this very thing you I raised, to show in you my power and so that my name may be proclaimed for ALL the earth. So that whoever WANTS, has mercy; but who LOVES, hardens. Then you will tell me: "Why still blame? For who has RESISTED her will? First of all, oh man, who are you to contradict God? Will the glass say formed to the one who formed him: "Why did you make me like this?" Or does he not have authority the potter over the clay to make a vessel from the same mass for honorable use and another for common use?</text:p>
      <text:p text:style-name="P7"><text:soft-page-break/>As who says the thing depends is on God, not on one. not that i choose God but he chooses me, and thanks to that, later I I can choose him.</text:p>
      <text:p text:style-name="P7">In Exodus we see that it is YHWH who hardens Pharaoh's heart. Ever since Exodus 4, when Moses hadn't even gotten to Egypt to see to Pharaoh, just after it seemed that God was making terquito to Moses, YHWH says to Moses: "When you are back in Egypt, do in the presence of Pharaoh all the signs that I have set in your hand. However, I will harden his heart, and he will not let go of the town” <text:note text:id="ftn342" text:note-class="footnote"><text:note-citation>342</text:note-citation><text:note-body><text:p text:style-name="Footnote"><text:span text:style-name="T4">Exodus 4:21 </text:span><text:a xlink:type="simple" xlink:href="https://www.biblegateway.com/passage/?search=Exodus+4%3A21&amp;version=NKJV" text:style-name="Internet_20_link" text:visited-style-name="Visited_20_Internet_20_Link"><text:span text:style-name="Definition"><text:span text:style-name="T4">NKJV</text:span></text:span></text:a></text:p></text:note-body></text:note>. Then the bible repeats us 8 times, almost one by plague, that “I will harden Pharaoh’s heart” <text:note text:id="ftn343" text:note-class="footnote"><text:note-citation>343</text:note-citation><text:note-body><text:p text:style-name="Footnote"><text:span text:style-name="T4">Exodus 7:3 </text:span><text:a xlink:type="simple" xlink:href="https://www.biblegateway.com/passage/?search=Exodus+7%3A3&amp;version=NKJV" text:style-name="Internet_20_link" text:visited-style-name="Visited_20_Internet_20_Link"><text:span text:style-name="Definition"><text:span text:style-name="T4">NKJV</text:span></text:span></text:a><text:span text:style-name="T4"> Exodus 14:4 </text:span><text:a xlink:type="simple" xlink:href="https://www.biblegateway.com/passage/?search=Exodus+14%3A4&amp;version=NKJV" text:style-name="Internet_20_link" text:visited-style-name="Visited_20_Internet_20_Link"><text:span text:style-name="Definition"><text:span text:style-name="T4">NKJV</text:span></text:span></text:a><text:span text:style-name="T4"> Exodus 14:17 </text:span><text:a xlink:type="simple" xlink:href="https://www.biblegateway.com/passage/?search=Exodus+14%3A17&amp;version=NKJV" text:style-name="Internet_20_link" text:visited-style-name="Visited_20_Internet_20_Link"><text:span text:style-name="Definition"><text:span text:style-name="T4">NKJV</text:span></text:span></text:a></text:p></text:note-body></text:note><text:s/>and that “the Lord hardened Pharaoh's heart” <text:note text:id="ftn344" text:note-class="footnote"><text:note-citation>344</text:note-citation><text:note-body><text:p text:style-name="Footnote"><text:span text:style-name="T4">Exodus 9:12 </text:span><text:a xlink:type="simple" xlink:href="https://www.biblegateway.com/passage/?search=Exodus+9%3A12&amp;version=NKJV" text:style-name="Internet_20_link" text:visited-style-name="Visited_20_Internet_20_Link"><text:span text:style-name="Definition"><text:span text:style-name="T4">NKJV</text:span></text:span></text:a><text:span text:style-name="T4"> Exodus 10:20 </text:span><text:a xlink:type="simple" xlink:href="https://www.biblegateway.com/passage/?search=Exodus+10%3A20&amp;version=NKJV" text:style-name="Internet_20_link" text:visited-style-name="Visited_20_Internet_20_Link"><text:span text:style-name="Definition"><text:span text:style-name="T4">NKJV</text:span></text:span></text:a><text:span text:style-name="T4"> Exodus 10:27 </text:span><text:a xlink:type="simple" xlink:href="https://www.biblegateway.com/passage/?search=Exodus+10%3A27&amp;version=NKJV" text:style-name="Internet_20_link" text:visited-style-name="Visited_20_Internet_20_Link"><text:span text:style-name="Definition"><text:span text:style-name="T4">NKJV</text:span></text:span></text:a><text:span text:style-name="T4"> Exodus 11:10 </text:span><text:a xlink:type="simple" xlink:href="https://www.biblegateway.com/passage/?search=Exodus+11%3A10&amp;version=NKJV" text:style-name="Internet_20_link" text:visited-style-name="Visited_20_Internet_20_Link"><text:span text:style-name="Definition"><text:span text:style-name="T4">NKJV</text:span></text:span></text:a><text:span text:style-name="T4"> Exodus 14:8 </text:span><text:a xlink:type="simple" xlink:href="https://www.biblegateway.com/passage/?search=Exodus+14%3A8&amp;version=NKJV" text:style-name="Internet_20_link" text:visited-style-name="Visited_20_Internet_20_Link"><text:span text:style-name="Definition"><text:span text:style-name="T4">NKJV</text:span></text:span></text:a></text:p></text:note-body></text:note>, so that the thing remains clear. It is YHWH who hardens Pharaoh's heart.</text:p>
      <text:p text:style-name="P7">In Jeremiah 24, Jehovah promises that: “I will give you a heart so that you may know me, for I am the LORD. They will be my people, and I I will be their God, because they will return to me with all their hearts” <text:note text:id="ftn345" text:note-class="footnote"><text:note-citation>345</text:note-citation><text:note-body><text:p text:style-name="Footnote"><text:span text:style-name="T4">Jeremiah 24:7 </text:span><text:a xlink:type="simple" xlink:href="https://www.biblegateway.com/passage/?search=Jeremiah+24%3A7&amp;version=NKJV" text:style-name="Internet_20_link" text:visited-style-name="Visited_20_Internet_20_Link"><text:span text:style-name="Definition"><text:span text:style-name="T4">NKJV</text:span></text:span></text:a></text:p></text:note-body></text:note>. in Jeremiah 32, Jehovah promises that: “I will give you one heart and one I only walk, so that they may fear me perpetually, for their own good and for the good of their children after them. I will make a pact with them eternal; I will not give up doing them good. I will put my fear in the heart of them, so that they do not depart from me” <text:note text:id="ftn346" text:note-class="footnote"><text:note-citation>346</text:note-citation><text:note-body><text:p text:style-name="Footnote"><text:span text:style-name="T4">Jeremiah 32:39-40 </text:span><text:a xlink:type="simple" xlink:href="https://www.biblegateway.com/passage/?search=Jeremiah+32%3A39-40&amp;version=NKJV" text:style-name="Internet_20_link" text:visited-style-name="Visited_20_Internet_20_Link"><text:span text:style-name="Definition"><text:span text:style-name="T4">NKJV</text:span></text:span></text:a></text:p></text:note-body></text:note>. In Ezekiel 36, YHWH promises that: “I will give you a NEW heart and put a NEW spirit inside of you. I WILL REMOVE the heart of stone from their flesh and GIVE them a heart of meat I will put my Spirit within you and I WILL make walk according to my laws, that they keep my decrees and that they put them by work” <text:note text:id="ftn347" text:note-class="footnote"><text:note-citation>347</text:note-citation><text:note-body><text:p text:style-name="Footnote"><text:span text:style-name="T4">Ezekiel 36:26-27 </text:span><text:a xlink:type="simple" xlink:href="https://www.biblegateway.com/passage/?search=Ezekiel+36%3A26-27&amp;version=NKJV" text:style-name="Internet_20_link" text:visited-style-name="Visited_20_Internet_20_Link"><text:span text:style-name="Definition"><text:span text:style-name="T4">NKJV</text:span></text:span></text:a></text:p></text:note-body></text:note>.</text:p>
      <text:p text:style-name="P7">It is Yahweh who changes the heart. He puts his spirit within us and He makes us obey his laws.</text:p>
      <text:p text:style-name="P7">And you will tell me, what can YHWH blame man if no one can resist? at your will? And God himself answers us in Isaiah: "How they upset things! Will the potter be considered like the clay? does it that has been made will say of the one who made it: 'He did not make me'? will say what has been formed from him who formed him: 'He has no understanding'?” <text:note text:id="ftn348" text:note-class="footnote"><text:note-citation>348</text:note-citation><text:note-body><text:p text:style-name="Footnote"><text:span text:style-name="T4">Isaiah 29:16 </text:span><text:a xlink:type="simple" xlink:href="https://www.biblegateway.com/passage/?search=Isaiah+29%3A16&amp;version=NKJV" text:style-name="Internet_20_link" text:visited-style-name="Visited_20_Internet_20_Link"><text:span text:style-name="Definition"><text:span text:style-name="T4">NKJV</text:span></text:span></text:a></text:p></text:note-body></text:note><text:s/>“Woe to him who contends with his Maker, being nothing but a piece of POT among the POTTS of earth! Will the clay say to the one who shapes it: 'What are you doing?' or 'Your work doesn't have handles'?” <text:note text:id="ftn349" text:note-class="footnote"><text:note-citation>349</text:note-citation><text:note-body><text:p text:style-name="Footnote"><text:span text:style-name="T4">Isaiah 45:9 </text:span><text:a xlink:type="simple" xlink:href="https://www.biblegateway.com/passage/?search=Isaiah+45%3A9&amp;version=NKJV" text:style-name="Internet_20_link" text:visited-style-name="Visited_20_Internet_20_Link"><text:span text:style-name="Definition"><text:span text:style-name="T4">NKJV</text:span></text:span></text:a></text:p></text:note-body></text:note>.</text:p>
      <text:p text:style-name="P7">He is the one who is doing us, he knows what he is doing and he does it in accordance at your will. Or whatever he wants, period. Don't claim. Thanks.</text:p>
      <text:p text:style-name="P7"><text:soft-page-break/>Paul explains in Romans 8 that "the creation has been subjected to the vanity, not by its own will, but because of him who fastened, in hope” <text:note text:id="ftn350" text:note-class="footnote"><text:note-citation>350</text:note-citation><text:note-body><text:p text:style-name="Footnote"><text:span text:style-name="T4">Romans 8:20 </text:span><text:a xlink:type="simple" xlink:href="https://www.biblegateway.com/passage/?search=Romans+8%3A20&amp;version=NKJV" text:style-name="Internet_20_link" text:visited-style-name="Visited_20_Internet_20_Link"><text:span text:style-name="Definition"><text:span text:style-name="T4">NKJV</text:span></text:span></text:a></text:p></text:note-body></text:note>. It is because of the potter. then also explains, in Romans 11, that: “God shut up ALL under disobedience to have mercy on ALL” <text:note text:id="ftn351" text:note-class="footnote"><text:note-citation>351</text:note-citation><text:note-body><text:p text:style-name="Footnote"><text:span text:style-name="T4">Romans 11:32 </text:span><text:a xlink:type="simple" xlink:href="https://www.biblegateway.com/passage/?search=Romans+11%3A32&amp;version=NKJV" text:style-name="Internet_20_link" text:visited-style-name="Visited_20_Internet_20_Link"><text:span text:style-name="Definition"><text:span text:style-name="T4">NKJV</text:span></text:span></text:a></text:p></text:note-body></text:note>.</text:p>
      <text:p text:style-name="P7">Fortunately, Jesus Christ came to set the captives free. paul in Ephesians 2 explains that: "thanks be to God because, although they were slaves of the sin, have obeyed from the heart that form of teaching to which have given themselves and, once freed from sin, have been made servants of justice” <text:note text:id="ftn352" text:note-class="footnote"><text:note-citation>352</text:note-citation><text:note-body><text:p text:style-name="Footnote"><text:span text:style-name="T4">Romans 6:17-18 </text:span><text:a xlink:type="simple" xlink:href="https://www.biblegateway.com/passage/?search=Romans+6%3A17-18&amp;version=NKJV" text:style-name="Internet_20_link" text:visited-style-name="Visited_20_Internet_20_Link"><text:span text:style-name="Definition"><text:span text:style-name="T4">NKJV</text:span></text:span></text:a></text:p></text:note-body></text:note>.</text:p>
      <text:p text:style-name="P7">He who is a slave to sin is not free. We were slaves to sin. The who is born again is born into the slavery of Jesus Christ, into the gentle yoke of Jesus Christ becomes a slave of his own free will, after They changed the heart so that he could do it, he becomes a slave of La Truth and this makes you free, TRULY FREE.</text:p>
      <text:p text:style-name="P7">Some Jews, according to John 8, tell Jesus Christ that: "We are descendants of Abraham and we have never been slaves to anyone. How you say: 'They will become free'? Jesus answered them: 'Verily, verily. Truly I say to you that everyone who practices sin is a slave to sin'” <text:note text:id="ftn353" text:note-class="footnote"><text:note-citation>353</text:note-citation><text:note-body><text:p text:style-name="Footnote"><text:span text:style-name="T4">John 8:33-34 </text:span><text:a xlink:type="simple" xlink:href="https://www.biblegateway.com/passage/?search=John+8%3A33-34&amp;version=NKJV" text:style-name="Internet_20_link" text:visited-style-name="Visited_20_Internet_20_Link"><text:span text:style-name="Definition"><text:span text:style-name="T4">NKJV</text:span></text:span></text:a></text:p></text:note-body></text:note><text:s/>“So, if the Son sets you free, they will be TRULY free” <text:note text:id="ftn354" text:note-class="footnote"><text:note-citation>354</text:note-citation><text:note-body><text:p text:style-name="Footnote"><text:span text:style-name="T4">John 8:36 </text:span><text:a xlink:type="simple" xlink:href="https://www.biblegateway.com/passage/?search=John+8%3A36&amp;version=NKJV" text:style-name="Internet_20_link" text:visited-style-name="Visited_20_Internet_20_Link"><text:span text:style-name="Definition"><text:span text:style-name="T4">NKJV</text:span></text:span></text:a></text:p></text:note-body></text:note>.</text:p>
      <text:p text:style-name="P7">Without Jesus Christ that "free will" is not so "free". I didn't even we can choose him without the intervention of the Father, that is why the same Yeshua, according to John 6, assures that "No one can come to me, if the Father who sent me no” <text:note text:id="ftn355" text:note-class="footnote"><text:note-citation>355</text:note-citation><text:note-body><text:p text:style-name="Footnote"><text:span text:style-name="T4">John 6:44 </text:span><text:a xlink:type="simple" xlink:href="https://www.biblegateway.com/passage/?search=John+6%3A44&amp;version=KJV" text:style-name="Internet_20_link" text:visited-style-name="Visited_20_Internet_20_Link"><text:span text:style-name="Definition"><text:span text:style-name="T4">KJV</text:span></text:span></text:a></text:p></text:note-body></text:note><text:s/>“drags it first” <text:note text:id="ftn356" text:note-class="footnote"><text:note-citation>356</text:note-citation><text:note-body><text:p text:style-name="Footnote"><text:span text:style-name="T4">John 6:44 </text:span><text:a xlink:type="simple" xlink:href="https://biblehub.com/text/john/6-44.htm" text:style-name="Internet_20_link" text:visited-style-name="Visited_20_Internet_20_Link"><text:span text:style-name="Definition"><text:span text:style-name="T4">biblehub</text:span></text:span></text:a><text:span text:style-name="T4"> </text:span><text:a xlink:type="simple" xlink:href="https://biblehub.com/greek/1670.htm" text:style-name="Internet_20_link" text:visited-style-name="Visited_20_Internet_20_Link"><text:span text:style-name="Definition"><text:span text:style-name="T4">G1670</text:span></text:span></text:a></text:p></text:note-body></text:note>.</text:p>
      <text:p text:style-name="P7">Heavenly Father drags us in first, changes our hearts, and then if we can choose Jesus Christ. Jehovah himself announces it to us from the principle: “The LORD your God will circumcise your heart and the heart of your descendants, that you love the LORD your God with all your heart and with all your soul, so that you may live” <text:note text:id="ftn357" text:note-class="footnote"><text:note-citation>357</text:note-citation><text:note-body><text:p text:style-name="Footnote"><text:span text:style-name="T4">Deuteronomy 30:6 </text:span><text:a xlink:type="simple" xlink:href="https://www.biblegateway.com/passage/?search=Deuteronomy+30%3A6&amp;version=NKJV" text:style-name="Internet_20_link" text:visited-style-name="Visited_20_Internet_20_Link"><text:span text:style-name="Definition"><text:span text:style-name="T4">NKJV</text:span></text:span></text:a></text:p></text:note-body></text:note>. he us circumcise the heart, thanks to that we can repent, return to God, choose Jesus Christ, receive him who is Life itself, and live eternally in union with the living God.</text:p>
      <text:p text:style-name="P7">Jesus Christ tells us, according to John 8, that: “they will know the truth, and the truth will set you free” <text:note text:id="ftn358" text:note-class="footnote"><text:note-citation>358</text:note-citation><text:note-body><text:p text:style-name="Footnote"><text:span text:style-name="T4">John 8:31-32 </text:span><text:a xlink:type="simple" xlink:href="https://www.biblegateway.com/passage/?search=John+8%3A31-32&amp;version=NKJV" text:style-name="Internet_20_link" text:visited-style-name="Visited_20_Internet_20_Link"><text:span text:style-name="Definition"><text:span text:style-name="T4">NKJV</text:span></text:span></text:a></text:p></text:note-body></text:note>. He is the truth. Thus, freedom TRUE freedom, is proportional to that knowledge of the truth, of Jesus Christ. The more we know Jesus Christ the more truly free we are. But TRUE will be that free will. And no one is born knowing Jesus Christ, you have to be born again to begin to know him. There true Life begins, the eternal in Christ Jesus.</text:p>
      <text:h text:style-name="P218" text:outline-level="4"><text:soft-page-break/>bible.</text:h>
      <text:p text:style-name="P2">A majority of Christians, those who believe that "Christ was killed for our sins according to the Scriptures; and that he was buried, and that he was raised on the third day, according to the Scriptures” <text:note text:id="ftn359" text:note-class="footnote"><text:note-citation>359</text:note-citation><text:note-body><text:p text:style-name="Footnote"><text:span text:style-name="T4">1 Corinthians 15:3-4 </text:span><text:a xlink:type="simple" xlink:href="https://www.biblegateway.com/passage/?search=1+Corinthians+15%3A3-4&amp;version=KJV" text:style-name="Internet_20_link" text:visited-style-name="Visited_20_Internet_20_Link"><text:span text:style-name="Definition"><text:span text:style-name="T4">KJV</text:span></text:span></text:a></text:p></text:note-body></text:note>, ACCORDING TO THE SCRIPTURES, they also believe that there is physical torment, conscious and eternal for a part of humanity.</text:p>
      <text:p text:style-name="P7">Everything in the believer's life must be ACCORDING TO THE SCRIPTURES. So Let's see what the scriptures teach of an absolute reconciliation.</text:p>
      <text:h text:style-name="P220" text:outline-level="5">Adam.</text:h>
      <text:p text:style-name="P2">The creation was finished in 6 days because on the 7th God rested. He says Genesis 1 that: “And God saw everything that he had made, and, behold, it was good in a big way. And the evening and the morning were the sixth day” <text:note text:id="ftn360" text:note-class="footnote"><text:note-citation>360</text:note-citation><text:note-body><text:p text:style-name="Footnote"><text:span text:style-name="T4">Genesis 1:31 </text:span><text:a xlink:type="simple" xlink:href="https://www.biblegateway.com/passage/?search=Genesis+1%3A31&amp;version=KJV" text:style-name="Internet_20_link" text:visited-style-name="Visited_20_Internet_20_Link"><text:span text:style-name="Definition"><text:span text:style-name="T4">KJV</text:span></text:span></text:a></text:p></text:note-body></text:note>. Y Paul explains in Colossians 1 that by Christ "ALL the things that are in heaven and that are on earth, visible and invisible; be thrones, be dominions, be principalities, be powers; EVERYTHING was created by him and for him. And he is before ALL things, and by him ALL things hold together” <text:note text:id="ftn361" text:note-class="footnote"><text:note-citation>361</text:note-citation><text:note-body><text:p text:style-name="Footnote"><text:span text:style-name="T4">Colossians 1:16-17 </text:span><text:a xlink:type="simple" xlink:href="https://www.biblegateway.com/passage/?search=Colossians+1%3A16-17&amp;version=KJV" text:style-name="Internet_20_link" text:visited-style-name="Visited_20_Internet_20_Link"><text:span text:style-name="Definition"><text:span text:style-name="T4">KJV</text:span></text:span></text:a></text:p></text:note-body></text:note>. this obviously includes Adam and his offspring. He adds that: “it pleased the Father that in he might inhabit all fullness, and by him reconcile all things unto himself, pacifying by the blood of his cross, so what is on earth as what is in heaven” <text:note text:id="ftn362" text:note-class="footnote"><text:note-citation>362</text:note-citation><text:note-body><text:p text:style-name="Footnote"><text:span text:style-name="T4">Colossians 1:19-20 </text:span><text:a xlink:type="simple" xlink:href="https://www.biblegateway.com/passage/?search=Colossians+1%3A19-20&amp;version=KJV" text:style-name="Internet_20_link" text:visited-style-name="Visited_20_Internet_20_Link"><text:span text:style-name="Definition"><text:span text:style-name="T4">KJV</text:span></text:span></text:a></text:p></text:note-body></text:note>. Jesus Christ reconciles ALL things himself, not just part, not just a small percentage, not just a few how many chosen PLEASED the Father through Jesus Christ to reconcile ALL the stuff. The solution is much bigger than the problem. Paul explains it in Romans 5 “But not as the crime, such was the gift: because if by the crime of that one (ADAM) the many died, MUCH MORE ABOUNDED the grace of God to many, and the gift by grace to one man, JESUS ​​CHRIST” <text:note text:id="ftn363" text:note-class="footnote"><text:note-citation>363</text:note-citation><text:note-body><text:p text:style-name="Footnote"><text:span text:style-name="T4">Romans 5:15 </text:span><text:a xlink:type="simple" xlink:href="https://www.biblegateway.com/passage/?search=Romans+5%3A15&amp;version=KJV" text:style-name="Internet_20_link" text:visited-style-name="Visited_20_Internet_20_Link"><text:span text:style-name="Definition"><text:span text:style-name="T4">KJV</text:span></text:span></text:a></text:p></text:note-body></text:note>. Jesus Christ, the solution, is much bigger than the problem: Adam. Why did grace abound so much more? Well, because the raw material of Jesus Christ are a hand of sinners and lost in the perdition that he transforms into saints and righteous through his Spirit Holy, while Adam was one and very well made, according to his creator himself, and who sinned because the Ancient Serpent, the Satan, deceived his companion Eva, they took him by his weak point. the solution is much bigger than the problem. And if the problem brought down EVERYONE, the solution also promises to transform EVERYONE. 1st Corinthians 15: “so As in Adam ALL die, so also in Christ ALL will be quickened” <text:note text:id="ftn364" text:note-class="footnote"><text:note-citation>364</text:note-citation><text:note-body><text:p text:style-name="Footnote"><text:span text:style-name="T4">1 Corinthians 15:22 </text:span><text:a xlink:type="simple" xlink:href="https://www.biblegateway.com/passage/?search=1+Corinthians+15%3A22&amp;version=KJV" text:style-name="Internet_20_link" text:visited-style-name="Visited_20_Internet_20_Link"><text:span text:style-name="Definition"><text:span text:style-name="T4">KJV</text:span></text:span></text:a></text:p></text:note-body></text:note>.</text:p>
      <text:h text:style-name="P220" text:outline-level="5">Abraham.</text:h>
      <text:p text:style-name="P2">The promise that YHWH makes to Abram in Genesis 12 is that: “In you all the families of the earth will be blessed” <text:note text:id="ftn365" text:note-class="footnote"><text:note-citation>365</text:note-citation><text:note-body><text:p text:style-name="Footnote"><text:span text:style-name="T4">Genesis 12:3 </text:span><text:a xlink:type="simple" xlink:href="https://www.biblegateway.com/passage/?search=Genesis+12%3A3&amp;version=NKJV" text:style-name="Internet_20_link" text:visited-style-name="Visited_20_Internet_20_Link"><text:span text:style-name="Definition"><text:span text:style-name="T4">NKJV</text:span></text:span></text:a></text:p></text:note-body></text:note>. This was when Abram was 75 years old and still had no children. Later promises him a son and as time passes and nothing happens, Abram <text:soft-page-break/>decides help God and has Ishmael with his wife's slave. and Jehovah, in Genesis 18, just before destroying Sodom with fire falling from the heaven, confirms his plan: “in him they shall be blessed ALL the nations of the earth” <text:note text:id="ftn366" text:note-class="footnote"><text:note-citation>366</text:note-citation><text:note-body><text:p text:style-name="Footnote"><text:span text:style-name="T4">Genesis 18:18 </text:span><text:a xlink:type="simple" xlink:href="https://www.biblegateway.com/passage/?search=Genesis+18%3A18&amp;version=NKJV" text:style-name="Internet_20_link" text:visited-style-name="Visited_20_Internet_20_Link"><text:span text:style-name="Definition"><text:span text:style-name="T4">NKJV</text:span></text:span></text:a></text:p></text:note-body></text:note>. But he wasn't born yet Isaac. And it also seems that Sodom is not part of that "ALL" nations and families of the earth. In Genesis 22, he confirms the promise to Abraham when Isaac was already young and he almost killed him by order of Jehovah. Clarifying that it is in his seed that "they will be Blessed are ALL the nations of the earth” <text:note text:id="ftn367" text:note-class="footnote"><text:note-citation>367</text:note-citation><text:note-body><text:p text:style-name="Footnote"><text:span text:style-name="T4">Genesis 22:18 </text:span><text:a xlink:type="simple" xlink:href="https://www.biblegateway.com/passage/?search=Genesis+22%3A18&amp;version=NKJV" text:style-name="Internet_20_link" text:visited-style-name="Visited_20_Internet_20_Link"><text:span text:style-name="Definition"><text:span text:style-name="T4">NKJV</text:span></text:span></text:a></text:p></text:note-body></text:note>. Years later, when Isaac was already married, God repeats the promise to Isaac in Genesis 26 “In your offspring all nations shall be blessed. the earth” <text:note text:id="ftn368" text:note-class="footnote"><text:note-citation>368</text:note-citation><text:note-body><text:p text:style-name="Footnote"><text:span text:style-name="T4">Genesis 26:4 </text:span><text:a xlink:type="simple" xlink:href="https://www.biblegateway.com/passage/?search=Genesis+26%3A4&amp;version=NKJV" text:style-name="Internet_20_link" text:visited-style-name="Visited_20_Internet_20_Link"><text:span text:style-name="Definition"><text:span text:style-name="T4">NKJV</text:span></text:span></text:a></text:p></text:note-body></text:note>. And to Jacob, who would later be called Israel, being young and still single, but having stolen his blessing, read inheritance, to his older brother, Jehovah also speaks to him and tells him “In your descendants all the families of the earth” <text:note text:id="ftn369" text:note-class="footnote"><text:note-citation>369</text:note-citation><text:note-body><text:p text:style-name="Footnote"><text:span text:style-name="T4">Genesis 28:14 </text:span><text:a xlink:type="simple" xlink:href="https://www.biblegateway.com/passage/?search=Genesis+28%3A14&amp;version=NKJV" text:style-name="Internet_20_link" text:visited-style-name="Visited_20_Internet_20_Link"><text:span text:style-name="Definition"><text:span text:style-name="T4">NKJV</text:span></text:span></text:a></text:p></text:note-body></text:note>.</text:p>
      <text:p text:style-name="P7">Families, nations, ALL. But that same God is the one who later sends Saul kill even the cat, literally, of the descendants of Amalek, that is, that family is not part of that "ALL". Sure are not the only ones, there are also the Amorites, the Hittites, the Perizzites, the Canaanite, Hivite, Jebusite, and a few other families and nations that nor do they seem very blessed by that same God who promises to bless ALL families and nations, because throughout history ordain destroy them and ERASE them from the face of the EARTH. And if its inhabitants go to suffer a conscious, permanent and eternal torture, for the centuries of the centuries, after the resurrection of the dead, because that is what doesn't sound like a blessing.</text:p>
      <text:p text:style-name="P7">The problem is the same as Adam's, trying to eat from the tree of KNOWLEDGE of good and evil without knowing the TRUTH, without knowing Jesus Christ. And to know Jesus Christ is to live with Him and in Him. But everything begins by believing in Him. Jesus Christ is a descendant of Jacob, of Israel, who is the grandson of Abraham, the one of the promise. And if Jesus Christ rose, EVERYONE is going to rise on the last day and by it ALL the things of the heaven and earth will be reconciled. “In you all will be blessed the families of the earth” <text:note text:id="ftn370" text:note-class="footnote"><text:note-citation>370</text:note-citation><text:note-body><text:p text:style-name="Footnote"><text:span text:style-name="T4">Genesis 12:3 </text:span><text:a xlink:type="simple" xlink:href="https://www.biblegateway.com/passage/?search=Genesis+12%3A3&amp;version=NKJV" text:style-name="Internet_20_link" text:visited-style-name="Visited_20_Internet_20_Link"><text:span text:style-name="Definition"><text:span text:style-name="T4">NKJV</text:span></text:span></text:a></text:p></text:note-body></text:note>.</text:p>
      <text:h text:style-name="P220" text:outline-level="5">Moses.</text:h>
      <text:p text:style-name="P2">Moses writes in the book of Genesis about Jacob and Esau that: BEFORE before they were born, God had already decided that “the eldest will serve the minor” <text:note text:id="ftn371" text:note-class="footnote"><text:note-citation>371</text:note-citation><text:note-body><text:p text:style-name="Footnote"><text:span text:style-name="T4">Genesis 25:23 </text:span><text:a xlink:type="simple" xlink:href="https://www.biblegateway.com/passage/?search=Genesis+25%3A23&amp;version=KJV" text:style-name="Internet_20_link" text:visited-style-name="Visited_20_Internet_20_Link"><text:span text:style-name="Definition"><text:span text:style-name="T4">KJV</text:span></text:span></text:a></text:p></text:note-body></text:note>. And that it is written "I loved Jacob, and Esau hated” <text:note text:id="ftn372" text:note-class="footnote"><text:note-citation>372</text:note-citation><text:note-body><text:p text:style-name="Footnote"><text:span text:style-name="T4">Malachi 1:2-3 </text:span><text:a xlink:type="simple" xlink:href="https://www.biblegateway.com/passage/?search=Malachi+1%3A2-3&amp;version=KJV" text:style-name="Internet_20_link" text:visited-style-name="Visited_20_Internet_20_Link"><text:span text:style-name="Definition"><text:span text:style-name="T4">KJV</text:span></text:span></text:a></text:p></text:note-body></text:note>. Before neither Jacob nor Esau had done anything good or bad, God had already decided. God decides BEFORE that things happen.</text:p>
      <text:p text:style-name="P7"><text:soft-page-break/>Moses writes in Exodus 4 that: when Moses had not even gone out to Egypt to see the Pharaoh, YHWH has already announced that the Pharaoh: "does not he will let the people go” <text:note text:id="ftn373" text:note-class="footnote"><text:note-citation>373</text:note-citation><text:note-body><text:p text:style-name="Footnote"><text:span text:style-name="T4">Exodus 4:21 </text:span><text:a xlink:type="simple" xlink:href="https://www.biblegateway.com/passage/?search=Exodus+4%3A21&amp;version=NKJV" text:style-name="Internet_20_link" text:visited-style-name="Visited_20_Internet_20_Link"><text:span text:style-name="Definition"><text:span text:style-name="T4">NKJV</text:span></text:span></text:a></text:p></text:note-body></text:note>. because "I will harden Pharaoh's heart" <text:note text:id="ftn374" text:note-class="footnote"><text:note-citation>374</text:note-citation><text:note-body><text:p text:style-name="Footnote"><text:span text:style-name="T4">Exodus 7:3 </text:span><text:a xlink:type="simple" xlink:href="https://www.biblegateway.com/passage/?search=Exodus+7%3A3&amp;version=NKJV" text:style-name="Internet_20_link" text:visited-style-name="Visited_20_Internet_20_Link"><text:span text:style-name="Definition"><text:span text:style-name="T4">NKJV</text:span></text:span></text:a><text:span text:style-name="T4"> Exodus 14:4 </text:span><text:a xlink:type="simple" xlink:href="https://www.biblegateway.com/passage/?search=Exodus+14%3A4&amp;version=NKJV" text:style-name="Internet_20_link" text:visited-style-name="Visited_20_Internet_20_Link"><text:span text:style-name="Definition"><text:span text:style-name="T4">NKJV</text:span></text:span></text:a><text:span text:style-name="T4"> Exodus 14:17 </text:span><text:a xlink:type="simple" xlink:href="https://www.biblegateway.com/passage/?search=Exodus+14%3A17&amp;version=NKJV" text:style-name="Internet_20_link" text:visited-style-name="Visited_20_Internet_20_Link"><text:span text:style-name="Definition"><text:span text:style-name="T4">NKJV</text:span></text:span></text:a></text:p></text:note-body></text:note>. YHWH has already decided to harden Pharaoh's heart so that don't let the people go. God decides BEFORE things happen.</text:p>
      <text:p text:style-name="P7">And Paul explains to us in Romans 11, “For God shut up ALL under disobedience to have mercy on ALL. oh depth of the riches, wisdom and knowledge of God! How incomprehensible are his judgments and how inscrutable his ways! Because: Who understood the mind of the Lord? Or who became his adviser?. Or who has given to him first to be rewarded for him?. For from him and through him and to him are ALL things. A he be the glory forever. Amen” <text:note text:id="ftn375" text:note-class="footnote"><text:note-citation>375</text:note-citation><text:note-body><text:p text:style-name="Footnote"><text:span text:style-name="T4">Romans 11:32-36 </text:span><text:a xlink:type="simple" xlink:href="https://www.biblegateway.com/passage/?search=Romans+11%3A32-36&amp;version=NKJV" text:style-name="Internet_20_link" text:visited-style-name="Visited_20_Internet_20_Link"><text:span text:style-name="Definition"><text:span text:style-name="T4">NKJV</text:span></text:span></text:a></text:p></text:note-body></text:note>. It was God himself who locked up EVERYONE in disobedience. God decides BEFORE they happen things.</text:p>
      <text:p text:style-name="P7">Jehovah announces from the beginning what happens at the end, because he already he knows it and decided it from the beginning.</text:p>
      <text:p text:style-name="P7">In Deuteronomy 29 and 30, another of the books written by Moses, YHWH announces that after Israel conquers the promised land and obey, he will become disobedient, and that after he disobeys, he, Yahweh will scatter them, cast them out, and banish them through all the nations of the earth, and that after they repent, being in all these nations and peoples, he will gather them again even when were in the farthest parts under the sky <text:note text:id="ftn376" text:note-class="footnote"><text:note-citation>376</text:note-citation><text:note-body><text:p text:style-name="Footnote"><text:span text:style-name="T4">Deuteronomy 29-30:5 </text:span><text:a xlink:type="simple" xlink:href="https://www.biblegateway.com/passage/?search=Deuteronomy+29-30%3A5&amp;version=NKJV" text:style-name="Internet_20_link" text:visited-style-name="Visited_20_Internet_20_Link"><text:span text:style-name="Definition"><text:span text:style-name="T4">NKJV</text:span></text:span></text:a></text:p></text:note-body></text:note>.</text:p>
      <text:p text:style-name="P7">That is to say, Moses writes what Jehovah commands him to announce: all the history of Israel from Moses to 1948 when he did exactly that and YHWH formed the present nation of Israel in one day. thing that was unimaginable just some 200 years ago to anyone who did not believe in the creator God of heaven and earth.</text:p>
      <text:p text:style-name="P7">And just after announcing all this, in the same Deuteronomy written by Moses, YHWH, God, tells us that: “The LORD your God circumcise your heart and the hearts of your descendants, so that you love to the LORD your God with all your heart and with all your soul, so that alive” <text:note text:id="ftn377" text:note-class="footnote"><text:note-citation>377</text:note-citation><text:note-body><text:p text:style-name="Footnote"><text:span text:style-name="T4">Deuteronomy 30:6 </text:span><text:a xlink:type="simple" xlink:href="https://www.biblegateway.com/passage/?search=Deuteronomy+30%3A6&amp;version=NKJV" text:style-name="Internet_20_link" text:visited-style-name="Visited_20_Internet_20_Link"><text:span text:style-name="Definition"><text:span text:style-name="T4">NKJV</text:span></text:span></text:a></text:p></text:note-body></text:note>. Who is he who circumcises the heart? Jehovah. Jehovah is who changes hearts So that? So that they obey him and live. Y What does he announce later, also in Deuteronomy 30? what: “You will listen again to the voice of the LORD, and you will put do all his commandments that I command you today” <text:note text:id="ftn378" text:note-class="footnote"><text:note-citation>378</text:note-citation><text:note-body><text:p text:style-name="Footnote"><text:span text:style-name="T4">Deuteronomy 30:8 </text:span><text:a xlink:type="simple" xlink:href="https://www.biblegateway.com/passage/?search=Deuteronomy+30%3A8&amp;version=NKJV" text:style-name="Internet_20_link" text:visited-style-name="Visited_20_Internet_20_Link"><text:span text:style-name="Definition"><text:span text:style-name="T4">NKJV</text:span></text:span></text:a></text:p></text:note-body></text:note>. Funny undeserved. Undeserved gift. For love of himself. the same as he did with the pagans by giving us his Holy Spirit through the death of Jesus Christ on the cross.</text:p>
      <text:p text:style-name="P7"><text:soft-page-break/>"God locked ALL under disobedience to have mercy on ALL” <text:note text:id="ftn379" text:note-class="footnote"><text:note-citation>379</text:note-citation><text:note-body><text:p text:style-name="Footnote"><text:span text:style-name="T4">Romans 11:32 </text:span><text:a xlink:type="simple" xlink:href="https://www.biblegateway.com/passage/?search=Romans+11%3A32&amp;version=NKJV" text:style-name="Internet_20_link" text:visited-style-name="Visited_20_Internet_20_Link"><text:span text:style-name="Definition"><text:span text:style-name="T4">NKJV</text:span></text:span></text:a></text:p></text:note-body></text:note><text:s/>through his son Jesus Christ.</text:p>
      <text:p text:style-name="P7">In the end everything will be as announced from the beginning. like that bush fire that Moses saw. We will be branches of a bush, of a vine true, burning with the holy fire of the Holy Spirit, which is not quench, that burns for all eternity, and that sanctifies us to be one in the Son and in the Father.</text:p>
      <text:p text:style-name="P7">We did not choose YHWH, it was HE who chose us from the beginning. He was the one who loved us first, ALL, all, all.</text:p>
      <text:h text:style-name="P220" text:outline-level="5">Psalmists.</text:h>
      <text:p text:style-name="P2">Throughout all the Psalms, the biblical teaching exposed in this video.</text:p>
      <text:p text:style-name="P7">Psalm 37 says that the wicked dry up, wither, that they will be destroyed, that they are going to look for them and they are not going to find them, that their day, that their sword will enter their own hearts, that they will perish, that they dissipate like smoke, that they will be eliminated, that they will be exterminated, that they will disappear <text:note text:id="ftn380" text:note-class="footnote"><text:note-citation>380</text:note-citation><text:note-body><text:p text:style-name="Footnote"><text:span text:style-name="T4">Psalm 37 </text:span><text:a xlink:type="simple" xlink:href="https://www.biblegateway.com/passage/?search=Psalm+37&amp;version=NKJV" text:style-name="Internet_20_link" text:visited-style-name="Visited_20_Internet_20_Link"><text:span text:style-name="Definition"><text:span text:style-name="T4">NKJV</text:span></text:span></text:a></text:p></text:note-body></text:note>.</text:p>
      <text:p text:style-name="P7">Psalm 9 has a similar tone, it speaks of the destruction of the wicked for ever and ever. Other psalms calling for or announcing destruction of the wicked are Psalm 10, 12, 18, 21, 28, 52, 58, 59, 63, 73. In short, there are several psalms that speak of the destruction of the wicked.</text:p>
      <text:p text:style-name="P7">There are others who tell us about the mechanism. It is by fire that the silver. Psalm 66 says of the people of Israel that: “Because You tested us, O God: Test us as silver is refined. Us you put in the network; You put tightness in our loins. men did you climb on our head; We entered FIRE and waters, and brought us out full” <text:note text:id="ftn381" text:note-class="footnote"><text:note-citation>381</text:note-citation><text:note-body><text:p text:style-name="Footnote"><text:span text:style-name="T4">Psalm 66:10-12 </text:span><text:a xlink:type="simple" xlink:href="https://www.biblegateway.com/passage/?search=Psalm+66%3A10-12&amp;version=KJV" text:style-name="Internet_20_link" text:visited-style-name="Visited_20_Internet_20_Link"><text:span text:style-name="Definition"><text:span text:style-name="T4">KJV</text:span></text:span></text:a></text:p></text:note-body></text:note>. And Psalm 21 says of the enemies of God that: “Your hand will reach out to all your enemies; your right hand will reach those who hate you. Put them like a furnace of FIRE in the time of thy wrath: the LORD shall destroy them in his wrath, and FIRE will consume. You shall destroy his fruit from the earth, and his seed from among the sons of men” <text:note text:id="ftn382" text:note-class="footnote"><text:note-citation>382</text:note-citation><text:note-body><text:p text:style-name="Footnote"><text:span text:style-name="T4">Psalm 21:8-10 </text:span><text:a xlink:type="simple" xlink:href="https://www.biblegateway.com/passage/?search=Psalm+21%3A8-10&amp;version=KJV" text:style-name="Internet_20_link" text:visited-style-name="Visited_20_Internet_20_Link"><text:span text:style-name="Definition"><text:span text:style-name="T4">KJV</text:span></text:span></text:a></text:p></text:note-body></text:note>. Psalms 18, 29, 50, 68, 83, 89, 97, 104, 140 <text:note text:id="ftn383" text:note-class="footnote"><text:note-citation>383</text:note-citation><text:note-body><text:p text:style-name="Footnote"><text:span text:style-name="T4">Psalm 18:8 </text:span><text:a xlink:type="simple" xlink:href="https://www.biblegateway.com/passage/?search=Psalm+18%3A8&amp;version=KJV" text:style-name="Internet_20_link" text:visited-style-name="Visited_20_Internet_20_Link"><text:span text:style-name="Definition"><text:span text:style-name="T4">KJV</text:span></text:span></text:a><text:span text:style-name="T4"> Psalm 29:7 </text:span><text:a xlink:type="simple" xlink:href="https://www.biblegateway.com/passage/?search=Psalm+29%3A7&amp;version=KJV" text:style-name="Internet_20_link" text:visited-style-name="Visited_20_Internet_20_Link"><text:span text:style-name="Definition"><text:span text:style-name="T4">KJV</text:span></text:span></text:a><text:span text:style-name="T4"> Psalm 50:3 </text:span><text:a xlink:type="simple" xlink:href="https://www.biblegateway.com/passage/?search=Psalm+50%3A3&amp;version=KJV" text:style-name="Internet_20_link" text:visited-style-name="Visited_20_Internet_20_Link"><text:span text:style-name="Definition"><text:span text:style-name="T4">KJV</text:span></text:span></text:a><text:span text:style-name="T4"> Psalm 68:2 </text:span><text:a xlink:type="simple" xlink:href="https://www.biblegateway.com/passage/?search=Psalm+68%3A2&amp;version=KJV" text:style-name="Internet_20_link" text:visited-style-name="Visited_20_Internet_20_Link"><text:span text:style-name="Definition"><text:span text:style-name="T4">KJV</text:span></text:span></text:a><text:span text:style-name="T4"> Psalm 83:14 </text:span><text:a xlink:type="simple" xlink:href="https://www.biblegateway.com/passage/?search=Psalm+83%3A14&amp;version=KJV" text:style-name="Internet_20_link" text:visited-style-name="Visited_20_Internet_20_Link"><text:span text:style-name="Definition"><text:span text:style-name="T4">KJV</text:span></text:span></text:a><text:span text:style-name="T4"> Psalm 89:46 </text:span><text:a xlink:type="simple" xlink:href="https://www.biblegateway.com/passage/?search=Psalm+89%3A46&amp;version=KJV" text:style-name="Internet_20_link" text:visited-style-name="Visited_20_Internet_20_Link"><text:span text:style-name="Definition"><text:span text:style-name="T4">KJV</text:span></text:span></text:a><text:span text:style-name="T4"> Psalm 97:3 </text:span><text:a xlink:type="simple" xlink:href="https://www.biblegateway.com/passage/?search=Psalm+97%3A3&amp;version=KJV" text:style-name="Internet_20_link" text:visited-style-name="Visited_20_Internet_20_Link"><text:span text:style-name="Definition"><text:span text:style-name="T4">KJV</text:span></text:span></text:a><text:span text:style-name="T4"> Psalm 104:4 </text:span><text:a xlink:type="simple" xlink:href="https://www.biblegateway.com/passage/?search=Psalm+104%3A4&amp;version=KJV" text:style-name="Internet_20_link" text:visited-style-name="Visited_20_Internet_20_Link"><text:span text:style-name="Definition"><text:span text:style-name="T4">KJV</text:span></text:span></text:a><text:span text:style-name="T4"> Psalm 140:10 </text:span><text:a xlink:type="simple" xlink:href="https://www.biblegateway.com/passage/?search=Psalm+140%3A10&amp;version=KJV" text:style-name="Internet_20_link" text:visited-style-name="Visited_20_Internet_20_Link"><text:span text:style-name="Definition"><text:span text:style-name="T4">KJV</text:span></text:span></text:a></text:p></text:note-body></text:note><text:s/>and others refer to YHWH's fire that destroys the wicked and the enemies of God. Let us remember we are ALL, because there is no good one!</text:p>
      <text:p text:style-name="P7">And what is the result of said destruction? Psalm 45 says that: “I will make the memory of your name perpetual in ALL generations: For which the peoples will praise you <text:soft-page-break/>forever and forever. always” <text:note text:id="ftn384" text:note-class="footnote"><text:note-citation>384</text:note-citation><text:note-body><text:p text:style-name="Footnote"><text:span text:style-name="T4">Psalm 45:17 </text:span><text:a xlink:type="simple" xlink:href="https://www.biblegateway.com/passage/?search=Psalm+45%3A17&amp;version=KJV" text:style-name="Internet_20_link" text:visited-style-name="Visited_20_Internet_20_Link"><text:span text:style-name="Definition"><text:span text:style-name="T4">KJV</text:span></text:span></text:a></text:p></text:note-body></text:note>. And Psalm 22: “Remember they have, and ALL the ends of the earth shall return to the LORD; and they will humble themselves before you ALL the families of the nations” <text:note text:id="ftn385" text:note-class="footnote"><text:note-citation>385</text:note-citation><text:note-body><text:p text:style-name="Footnote"><text:span text:style-name="T4">Psalm 22:27 </text:span><text:a xlink:type="simple" xlink:href="https://www.biblegateway.com/passage/?search=Psalm+22%3A27&amp;version=KJV" text:style-name="Internet_20_link" text:visited-style-name="Visited_20_Internet_20_Link"><text:span text:style-name="Definition"><text:span text:style-name="T4">KJV</text:span></text:span></text:a></text:p></text:note-body></text:note>. And Psalm 47 “ALL peoples, clap your hands; Shout out to God with a shout of joy." <text:note text:id="ftn386" text:note-class="footnote"><text:note-citation>386</text:note-citation><text:note-body><text:p text:style-name="Footnote"><text:span text:style-name="T4">Psalm 47:1 </text:span><text:a xlink:type="simple" xlink:href="https://www.biblegateway.com/passage/?search=Psalm+47%3A1&amp;version=KJV" text:style-name="Internet_20_link" text:visited-style-name="Visited_20_Internet_20_Link"><text:span text:style-name="Definition"><text:span text:style-name="T4">KJV</text:span></text:span></text:a></text:p></text:note-body></text:note>. And Psalm 65 “You hear the prayer: It will come to you ALL FLESH” <text:note text:id="ftn387" text:note-class="footnote"><text:note-citation>387</text:note-citation><text:note-body><text:p text:style-name="Footnote"><text:span text:style-name="T4">Psalm 65:2 </text:span><text:a xlink:type="simple" xlink:href="https://www.biblegateway.com/passage/?search=Psalm+65%3A2&amp;version=KJV" text:style-name="Internet_20_link" text:visited-style-name="Visited_20_Internet_20_Link"><text:span text:style-name="Definition"><text:span text:style-name="T4">KJV</text:span></text:span></text:a></text:p></text:note-body></text:note>. And Psalm 67: “Praise you peoples, Oh God; Praise all peoples” <text:note text:id="ftn388" text:note-class="footnote"><text:note-citation>388</text:note-citation><text:note-body><text:p text:style-name="Footnote"><text:span text:style-name="T4">Psalm 67:3 </text:span><text:a xlink:type="simple" xlink:href="https://www.biblegateway.com/passage/?search=Psalm+67%3A3&amp;version=KJV" text:style-name="Internet_20_link" text:visited-style-name="Visited_20_Internet_20_Link"><text:span text:style-name="Definition"><text:span text:style-name="T4">KJV</text:span></text:span></text:a></text:p></text:note-body></text:note>. And Psalm 72 “And kneel down unto him ALL kings; they will serve you ALL peoples” <text:note text:id="ftn389" text:note-class="footnote"><text:note-citation>389</text:note-citation><text:note-body><text:p text:style-name="Footnote"><text:span text:style-name="T4">Psalm 72:11 </text:span><text:a xlink:type="simple" xlink:href="https://www.biblegateway.com/passage/?search=Psalm+72%3A11&amp;version=KJV" text:style-name="Internet_20_link" text:visited-style-name="Visited_20_Internet_20_Link"><text:span text:style-name="Definition"><text:span text:style-name="T4">KJV</text:span></text:span></text:a></text:p></text:note-body></text:note>. And Psalm 96 “Sing to the Lord new song; Sing to Jehovah, ALL the earth” <text:note text:id="ftn390" text:note-class="footnote"><text:note-citation>390</text:note-citation><text:note-body><text:p text:style-name="Footnote"><text:span text:style-name="T4">Psalm 96:1 </text:span><text:a xlink:type="simple" xlink:href="https://www.biblegateway.com/passage/?search=Psalm+96%3A1&amp;version=KJV" text:style-name="Internet_20_link" text:visited-style-name="Visited_20_Internet_20_Link"><text:span text:style-name="Definition"><text:span text:style-name="T4">KJV</text:span></text:span></text:a></text:p></text:note-body></text:note>. And Psalm 97 "The heavens denounced his justice, AND ALL peoples saw his glory” <text:note text:id="ftn391" text:note-class="footnote"><text:note-citation>391</text:note-citation><text:note-body><text:p text:style-name="Footnote"><text:span text:style-name="T4">Psalm 97:6 </text:span><text:a xlink:type="simple" xlink:href="https://www.biblegateway.com/passage/?search=Psalm+97%3A6&amp;version=KJV" text:style-name="Internet_20_link" text:visited-style-name="Visited_20_Internet_20_Link"><text:span text:style-name="Definition"><text:span text:style-name="T4">KJV</text:span></text:span></text:a></text:p></text:note-body></text:note>. And Psalm 98 “Sing for joy to the Lord, All the land; Raise your voice, and applaud, and salmead” <text:note text:id="ftn392" text:note-class="footnote"><text:note-citation>392</text:note-citation><text:note-body><text:p text:style-name="Footnote"><text:span text:style-name="T4">Psalm 98:4 </text:span><text:a xlink:type="simple" xlink:href="https://www.biblegateway.com/passage/?search=Psalm+98%3A4&amp;version=KJV" text:style-name="Internet_20_link" text:visited-style-name="Visited_20_Internet_20_Link"><text:span text:style-name="Definition"><text:span text:style-name="T4">KJV</text:span></text:span></text:a></text:p></text:note-body></text:note>. And the Psalm 99 “The Lord is great in Zion, and exalted above ALL peoples” <text:note text:id="ftn393" text:note-class="footnote"><text:note-citation>393</text:note-citation><text:note-body><text:p text:style-name="Footnote"><text:span text:style-name="T4">Psalm 99:2 </text:span><text:a xlink:type="simple" xlink:href="https://www.biblegateway.com/passage/?search=Psalm+99%3A2&amp;version=KJV" text:style-name="Internet_20_link" text:visited-style-name="Visited_20_Internet_20_Link"><text:span text:style-name="Definition"><text:span text:style-name="T4">KJV</text:span></text:span></text:a></text:p></text:note-body></text:note>. And Psalm 102 “Then The nations shall fear the name of the LORD, AND ALL the kings of the earth your glory” <text:note text:id="ftn394" text:note-class="footnote"><text:note-citation>394</text:note-citation><text:note-body><text:p text:style-name="Footnote"><text:span text:style-name="T4">Psalm 102:15 </text:span><text:a xlink:type="simple" xlink:href="https://www.biblegateway.com/passage/?search=Psalm+102%3A15&amp;version=KJV" text:style-name="Internet_20_link" text:visited-style-name="Visited_20_Internet_20_Link"><text:span text:style-name="Definition"><text:span text:style-name="T4">KJV</text:span></text:span></text:a></text:p></text:note-body></text:note>. And Psalm 117 “Praise the Lord, nations ALL; ALL peoples, praise him” <text:note text:id="ftn395" text:note-class="footnote"><text:note-citation>395</text:note-citation><text:note-body><text:p text:style-name="Footnote"><text:span text:style-name="T4">Psalm 117:1 </text:span><text:a xlink:type="simple" xlink:href="https://www.biblegateway.com/passage/?search=Psalm+117%3A1&amp;version=KJV" text:style-name="Internet_20_link" text:visited-style-name="Visited_20_Internet_20_Link"><text:span text:style-name="Definition"><text:span text:style-name="T4">KJV</text:span></text:span></text:a></text:p></text:note-body></text:note>. And Psalm 136 “He gives maintenance to ALL FLESH, For forever is his mercy” <text:note text:id="ftn396" text:note-class="footnote"><text:note-citation>396</text:note-citation><text:note-body><text:p text:style-name="Footnote"><text:span text:style-name="T4">Psalm 136:25 </text:span><text:a xlink:type="simple" xlink:href="https://www.biblegateway.com/passage/?search=Psalm+136%3A25&amp;version=KJV" text:style-name="Internet_20_link" text:visited-style-name="Visited_20_Internet_20_Link"><text:span text:style-name="Definition"><text:span text:style-name="T4">KJV</text:span></text:span></text:a></text:p></text:note-body></text:note>. And Psalm 145 “The praise of Jehovah will speak my mouth; And bless ALL FLESH his holy name for ever and forever” <text:note text:id="ftn397" text:note-class="footnote"><text:note-citation>397</text:note-citation><text:note-body><text:p text:style-name="Footnote"><text:span text:style-name="T4">Psalm 145:21 </text:span><text:a xlink:type="simple" xlink:href="https://www.biblegateway.com/passage/?search=Psalm+145%3A21&amp;version=KJV" text:style-name="Internet_20_link" text:visited-style-name="Visited_20_Internet_20_Link"><text:span text:style-name="Definition"><text:span text:style-name="T4">KJV</text:span></text:span></text:a></text:p></text:note-body></text:note>. And Psalm 148 “The kings of the earth and ALL towns; The princes and ALL the judges of the earth” <text:note text:id="ftn398" text:note-class="footnote"><text:note-citation>398</text:note-citation><text:note-body><text:p text:style-name="Footnote"><text:span text:style-name="T4">Psalm 148:11 </text:span><text:a xlink:type="simple" xlink:href="https://www.biblegateway.com/passage/?search=Psalm+148%3A11&amp;version=KJV" text:style-name="Internet_20_link" text:visited-style-name="Visited_20_Internet_20_Link"><text:span text:style-name="Definition"><text:span text:style-name="T4">KJV</text:span></text:span></text:a></text:p></text:note-body></text:note>. Goes being clear? Or we have to read all the psalms. It's ALL MEAT. That is the promise.</text:p>
      <text:p text:style-name="P7">Obviously this can only be fulfilled after the physical resurrection of ALL the dead. Otherwise it would be “few”, or “some”, or the "majority", or "all" of a given moment, and not all, all, ALL, those who have lived, are alive and will live physically in this planet. And everyone, everyone, EVERYONE is what the God of EVERYONE promises, everyone, everyone.</text:p>
      <text:h text:style-name="P220" text:outline-level="5">Isaiah.</text:h>
      <text:p text:style-name="P2">The song in Isaiah 25 says that: "And the Lord of hosts will do in this mountain to ALL the towns a treat for the fattened, a treat for purified, from thick marrow, from purified liquids. and will undo in this mount the mask of the coverage with which ALL the peoples, and the covering that is spread over ALL the people. WILL DESTROY death FOREVER; and the Lord will wipe away all tear from ALL faces: and he shall take away the reproach of his people from ALL the earth: for the LORD has spoken. And it shall be said in that day: Behold this is our God, we have waited for him, and he will save us; this is Jehovah whom we have waited for, we will rejoice and rejoice in his health.” <text:note text:id="ftn399" text:note-class="footnote"><text:note-citation>399</text:note-citation><text:note-body><text:p text:style-name="Footnote"><text:span text:style-name="T4">Isaiah 25:6-9 </text:span><text:a xlink:type="simple" xlink:href="https://www.biblegateway.com/passage/?search=Isaiah+25%3A6-9&amp;version=KJV" text:style-name="Internet_20_link" text:visited-style-name="Visited_20_Internet_20_Link"><text:span text:style-name="Definition"><text:span text:style-name="T4">KJV</text:span></text:span></text:a><text:span text:style-name="T4"> </text:span><text:a xlink:type="simple" xlink:href="https://biblehub.com/text/isaiah/25-9.htm" text:style-name="Internet_20_link" text:visited-style-name="Visited_20_Internet_20_Link"><text:span text:style-name="Definition"><text:span text:style-name="T4">biblehub</text:span></text:span></text:a></text:p></text:note-body></text:note>.</text:p>
      <text:p text:style-name="P7"><text:soft-page-break/>Treat purified, first purifies us. It will undo the mask, the lie that covers all peoples. Will destroy death forever and then will wipe away every tear from ALL faces. And then we'll enjoy and we will rejoice in his Yeshua, in his Savior. That is the hebrew word.</text:p>
      <text:p text:style-name="P7">In Isaiah 52 “The Lord hath made bare the arm of his holiness before the eyes of ALL peoples; and ALL the ends of the earth will see the health of our God” <text:note text:id="ftn400" text:note-class="footnote"><text:note-citation>400</text:note-citation><text:note-body><text:p text:style-name="Footnote"><text:span text:style-name="T4">Isaiah 52:10 </text:span><text:a xlink:type="simple" xlink:href="https://www.biblegateway.com/passage/?search=Isaiah+52%3A10&amp;version=KJV" text:style-name="Internet_20_link" text:visited-style-name="Visited_20_Internet_20_Link"><text:span text:style-name="Definition"><text:span text:style-name="T4">KJV</text:span></text:span></text:a><text:span text:style-name="T4"> </text:span><text:a xlink:type="simple" xlink:href="https://biblehub.com/text/isaiah/52-10.htm" text:style-name="Internet_20_link" text:visited-style-name="Visited_20_Internet_20_Link"><text:span text:style-name="Definition"><text:span text:style-name="T4">biblehub</text:span></text:span></text:a></text:p></text:note-body></text:note>. And that health is the word Yeshua, the proper name of our savior Jesus Christ in hebrew. All the ends of the earth will see Yeshua.</text:p>
      <text:p text:style-name="P7">In Isaiah 40 “And the glory of the Lord shall be revealed, and ALL MEAT will see it together; that the mouth of the Lord spoke” <text:note text:id="ftn401" text:note-class="footnote"><text:note-citation>401</text:note-citation><text:note-body><text:p text:style-name="Footnote"><text:span text:style-name="T4">Isaiah 40:5 </text:span><text:a xlink:type="simple" xlink:href="https://www.biblegateway.com/passage/?search=Isaiah+40%3A5&amp;version=KJV" text:style-name="Internet_20_link" text:visited-style-name="Visited_20_Internet_20_Link"><text:span text:style-name="Definition"><text:span text:style-name="T4">KJV</text:span></text:span></text:a></text:p></text:note-body></text:note>.</text:p>
      <text:p text:style-name="P7">Another way of spiritually saying exactly the same thing is in Isaiah 9, where Jehovah states that “for the passion of Jehovah of hosts the land is on fire and the towns are the fuel. fire of man to brother without leaving anyone” <text:note text:id="ftn402" text:note-class="footnote"><text:note-citation>402</text:note-citation><text:note-body><text:p text:style-name="Footnote"><text:span text:style-name="T4">Isaiah 9:19 </text:span><text:a xlink:type="simple" xlink:href="https://biblehub.com/text/isaiah/9-19.htm" text:style-name="Internet_20_link" text:visited-style-name="Visited_20_Internet_20_Link"><text:span text:style-name="Definition"><text:span text:style-name="T4">biblehub</text:span></text:span></text:a><text:span text:style-name="T4"> (traducido por el autor)</text:span></text:p></text:note-body></text:note>. These types of statements spiritual causes interesting reactions, Isaiah 33 tells us that: “Sinners were astonished in Zion, awe seized to the hypocrites. Who among us shall dwell with the devouring fire? Who among us will live with the eternal flames?" <text:note text:id="ftn403" text:note-class="footnote"><text:note-citation>403</text:note-citation><text:note-body><text:p text:style-name="Footnote"><text:span text:style-name="T4">Isaiah 33:14 </text:span><text:a xlink:type="simple" xlink:href="https://www.biblegateway.com/passage/?search=Isaiah+33%3A14&amp;version=KJV" text:style-name="Internet_20_link" text:visited-style-name="Visited_20_Internet_20_Link"><text:span text:style-name="Definition"><text:span text:style-name="T4">KJV</text:span></text:span></text:a></text:p></text:note-body></text:note>. An gigantic valley of fire A Ge-Henna of fire. A lake of fire.</text:p>
      <text:p text:style-name="P7">Of course, this can only happen if what Isaiah 26 affirms is true, and only until it is fulfilled, that: “Your dead will live; together with my dead body they will rise again. Awake and sing, you dwellers of the dust! because your dew, which dew of vegetables; and the earth will cast the dead” <text:note text:id="ftn404" text:note-class="footnote"><text:note-citation>404</text:note-citation><text:note-body><text:p text:style-name="Footnote"><text:span text:style-name="T4">Isaiah 26:19 </text:span><text:a xlink:type="simple" xlink:href="https://www.biblegateway.com/passage/?search=Isaiah+26%3A19&amp;version=KJV" text:style-name="Internet_20_link" text:visited-style-name="Visited_20_Internet_20_Link"><text:span text:style-name="Definition"><text:span text:style-name="T4">KJV</text:span></text:span></text:a></text:p></text:note-body></text:note>. After the earth casts its dead. Later of the resurrection of the dead. And then yes, when those dwellers wake up from the dust, sing and praise their Savior. because he tells us Jehovah in Isaiah 45 that: “Look unto me, and be saved, ALL the ends of the earth: because I am God, and there is no other. for me i did oath, from my mouth came a word in justice, and it will not be revoked. What To me EVERY knee shall bow, EVERY tongue shall swear. And say of me: Surely in the Lord is justice and strength: unto him shall they come, and ALL who rage against him will be put to shame” <text:note text:id="ftn405" text:note-class="footnote"><text:note-citation>405</text:note-citation><text:note-body><text:p text:style-name="Footnote"><text:span text:style-name="T4">Isaiah 45:22-24 </text:span><text:a xlink:type="simple" xlink:href="https://www.biblegateway.com/passage/?search=Isaiah+45%3A22-24&amp;version=KJV" text:style-name="Internet_20_link" text:visited-style-name="Visited_20_Internet_20_Link"><text:span text:style-name="Definition"><text:span text:style-name="T4">KJV</text:span></text:span></text:a></text:p></text:note-body></text:note>. I mean EVERYONE, everyone, everyone will bend the knee, of their own free will, for love of the that saved them.</text:p>
      <text:h text:style-name="P220" text:outline-level="5">Jeremiah.</text:h>
      <text:p text:style-name="P2">In Jeremiah 24, Jehovah says that: “I will give you a heart so that you may know me, for I am the LORD: and they shall be my people, and I will be their God; for they will turn to me with all their hearts” [^ 403]. And in Jeremiah 31 Jehovah also says that: “I will put my law in his bowels, and I will write it on their hearts; and I will be their God, and <text:soft-page-break/>they they shall be by people” <text:note text:id="ftn406" text:note-class="footnote"><text:note-citation>406</text:note-citation><text:note-body><text:p text:style-name="Footnote"><text:span text:style-name="T4">Jeremiah 31:33 </text:span><text:a xlink:type="simple" xlink:href="https://www.biblegateway.com/passage/?search=Jeremiah+31%3A33&amp;version=KJV" text:style-name="Internet_20_link" text:visited-style-name="Visited_20_Internet_20_Link"><text:span text:style-name="Definition"><text:span text:style-name="T4">KJV</text:span></text:span></text:a></text:p></text:note-body></text:note>. And in Jeremiah 32 Jehovah says: “I will give them a heart, and a way, so that they will fear me forever, that they may be well, and their children after they. And I will make an everlasting covenant with them, that I will not return behind doing them good, and I will put my fear in their hearts, let them not depart from me” <text:note text:id="ftn407" text:note-class="footnote"><text:note-citation>407</text:note-citation><text:note-body><text:p text:style-name="Footnote"><text:span text:style-name="T4">Jeremiah 32:39-40 </text:span><text:a xlink:type="simple" xlink:href="https://www.biblegateway.com/passage/?search=Jeremiah+32%3A39-40&amp;version=KJV" text:style-name="Internet_20_link" text:visited-style-name="Visited_20_Internet_20_Link"><text:span text:style-name="Definition"><text:span text:style-name="T4">KJV</text:span></text:span></text:a></text:p></text:note-body></text:note>. As who says first YHWH gives a heart, he writes his law on the heart, he gives a way, he puts his fear in the heart, and THEN, man can turn, repent, obey, love YHWH. It is Jehovah who makes one want to do All those things.</text:p>
      <text:p text:style-name="P7">After that, in Jeremiah 33, Jehovah promises that: “And I will cleanse them from ALL their wickedness with which they sinned against me; and I will forgive ALL your sins with which they sinned against me, and with which they rebelled against me. and it will be to me me by name of joy, praise and glory, among ALL peoples of the earth, who will have heard ALL the good that I do them; and they will fear and they will tremble at ALL the good and at ALL the peace that I will make them” <text:note text:id="ftn408" text:note-class="footnote"><text:note-citation>408</text:note-citation><text:note-body><text:p text:style-name="Footnote"><text:span text:style-name="T4">Jeremiah 33:8-9 </text:span><text:a xlink:type="simple" xlink:href="https://www.biblegateway.com/passage/?search=Jeremiah+33%3A8-9&amp;version=KJV" text:style-name="Internet_20_link" text:visited-style-name="Visited_20_Internet_20_Link"><text:span text:style-name="Definition"><text:span text:style-name="T4">KJV</text:span></text:span></text:a></text:p></text:note-body></text:note>.</text:p>
      <text:p text:style-name="P7">First he himself cleanses us from ALL the evil with which we sin and THEN He forgives us ALL our sins. And above all it gives us so much peace and it does us so much good that ALL the peoples of the earth will tremble with all the good and all the peace that it will bring us.</text:p>
      <text:p text:style-name="P7">To think that Adam shot all humanity but Christ only reconciled, or only saved, or could only attract a few, because the rest did not accepted, or did not trust him, is like thinking that a mother who decides change diapers to her newborn baby, because she pooped, after change your mind and decide not to change it, or it's too big for you to change it, because your baby started crying, or because you kicked him, or because I piss her off in the process. It is thinking that the will of the baby will win at the will of the mother. And of course the comparison is an exaggeration because proportionally the will of God is incomprehensibly more bigger than ours, and a mother's just one more time bigger than the baby's. And God's love for us is also great larger than that of the mother for her baby.</text:p>
      <text:p text:style-name="P7">He is in control, Jehovah is God of everything. He owns the sky and the earth. EVERY knee will bow because he is going to give us a heart that he wants to double it for love of him.</text:p>
      <text:h text:style-name="P220" text:outline-level="5">Ezekiel.</text:h>
      <text:p text:style-name="P2">Jehovah says in Ezekiel 11 that: “I have given them a heart, and I will give a new spirit into her entrails; and I will remove the heart of stone from their flesh, and I will give them hearts of flesh; So that they walk in my ordinances, and keep my judgments and <text:soft-page-break/>fulfill them, and be my people, and I be them by God” <text:note text:id="ftn409" text:note-class="footnote"><text:note-citation>409</text:note-citation><text:note-body><text:p text:style-name="Footnote"><text:span text:style-name="T4">Ezekiel 11:19-20 </text:span><text:a xlink:type="simple" xlink:href="https://www.biblegateway.com/passage/?search=Ezekiel+11%3A19-20&amp;version=KJV" text:style-name="Internet_20_link" text:visited-style-name="Visited_20_Internet_20_Link"><text:span text:style-name="Definition"><text:span text:style-name="T4">KJV</text:span></text:span></text:a></text:p></text:note-body></text:note>. And in Ezekiel 36 he says that: “And I will give a new heart, and I will put a new spirit within you; Y I will remove the heart of stone from your flesh, and I will give you a heart of meat. And I will put my spirit within you, and cause you to walk in my commandments, and keep my rights, and do them” <text:note text:id="ftn410" text:note-class="footnote"><text:note-citation>410</text:note-citation><text:note-body><text:p text:style-name="Footnote"><text:span text:style-name="T4">Ezekiel 36:26-27 </text:span><text:a xlink:type="simple" xlink:href="https://www.biblegateway.com/passage/?search=Ezekiel+36%3A26-27&amp;version=KJV" text:style-name="Internet_20_link" text:visited-style-name="Visited_20_Internet_20_Link"><text:span text:style-name="Definition"><text:span text:style-name="T4">KJV</text:span></text:span></text:a></text:p></text:note-body></text:note>. Y In Ezekiel 37 it says that: "And I will put my spirit in you, and you shall live” <text:note text:id="ftn411" text:note-class="footnote"><text:note-citation>411</text:note-citation><text:note-body><text:p text:style-name="Footnote"><text:span text:style-name="T4">Ezekiel 37:14 </text:span><text:a xlink:type="simple" xlink:href="https://www.biblegateway.com/passage/?search=Ezekiel+37%3A14&amp;version=KJV" text:style-name="Internet_20_link" text:visited-style-name="Visited_20_Internet_20_Link"><text:span text:style-name="Definition"><text:span text:style-name="T4">KJV</text:span></text:span></text:a></text:p></text:note-body></text:note>. It is Jehovah who gives a heart capable of walk in their ordinances. He removes the old heart of stone and gives us a new one of meat. Then he puts his spirit on us and it is Jehovah who DOES that we walk in his commandments and do them.</text:p>
      <text:p text:style-name="P7">The bible likes to repeat to make things clear.</text:p>
      <text:p text:style-name="P7">It also tells us about the mechanism. In Ezekiel 22 it says that: “As one who joins silver and metal and iron and lead and tin in the middle of the furnace, to kindle FIRE in it to melt; so you I will gather in my wrath and in my wrath, and will make rest, and will melt you. I I will gather and blow on you in the FIRE of my wrath, and in the midst of him you will be melted. As silver is melted in the middle of the furnace, so you will be melted in the midst of it; and you will know that I, the Lord, have poured out my anger against you” <text:note text:id="ftn412" text:note-class="footnote"><text:note-citation>412</text:note-citation><text:note-body><text:p text:style-name="Footnote"><text:span text:style-name="T4">Ezekiel 22:20-22 </text:span><text:a xlink:type="simple" xlink:href="https://www.biblegateway.com/passage/?search=Ezekiel+22%3A20-22&amp;version=KJV" text:style-name="Internet_20_link" text:visited-style-name="Visited_20_Internet_20_Link"><text:span text:style-name="Definition"><text:span text:style-name="T4">KJV</text:span></text:span></text:a></text:p></text:note-body></text:note>. It is with fire. The same one from which we John the Baptist speaks.</text:p>
      <text:h text:style-name="P220" text:outline-level="5">Daniel.</text:h>
      <text:p text:style-name="P2">In the vision of Daniel 7, a son of man "was given dominion, glory and kingdom, so that ALL peoples, nations and tongues served him; his dominion is eternal dominion, which will never pass away, and his kingdom one that will not be destroyed” <text:note text:id="ftn413" text:note-class="footnote"><text:note-citation>413</text:note-citation><text:note-body><text:p text:style-name="Footnote"><text:span text:style-name="T4">Daniel 7:14 </text:span><text:a xlink:type="simple" xlink:href="https://www.biblegateway.com/passage/?search=Daniel+7%3A14&amp;version=ASV" text:style-name="Internet_20_link" text:visited-style-name="Visited_20_Internet_20_Link"><text:span text:style-name="Definition"><text:span text:style-name="T4">ASV</text:span></text:span></text:a></text:p></text:note-body></text:note>. It says ALL, but some they believe that it is a part, a majority, a selection, but not all. Some believe that there is no Sodom, or even all of Israel, only part. And according to this same vision at the end, "the kingdom, and the dominion and the majesty of the kingdoms under ALL heaven, be given to the people of the saints of the Most High, whose kingdom is a kingdom eternal, and ALL dominions shall serve and obey him” <text:note text:id="ftn414" text:note-class="footnote"><text:note-citation>414</text:note-citation><text:note-body><text:p text:style-name="Footnote"><text:span text:style-name="T4">Daniel 7:27 </text:span><text:a xlink:type="simple" xlink:href="https://www.biblegateway.com/passage/?search=Daniel+7%3A27&amp;version=ASV" text:style-name="Internet_20_link" text:visited-style-name="Visited_20_Internet_20_Link"><text:span text:style-name="Definition"><text:span text:style-name="T4">ASV</text:span></text:span></text:a></text:p></text:note-body></text:note>. Is all, everyone, everyone.</text:p>
      <text:p text:style-name="P7">But some believe that it is the kingdom of some, that there are domains that do not will do, that love does not overcome hate in some cases. that goodness does not defeat evil in some cases. That the will of some is greater than that of the creator of heaven and earth. He did not want. of bad There if God can't do anything.</text:p>
      <text:p text:style-name="P7">It is like thinking that a barely crawling baby heading for a fire and that I, loving father of the baby, warned him and pointed out the fire, I warn him of the danger, but the baby is still on his way to the fire and he doesn't understand me, or he doesn't want to understand me, or he doesn't pay attention to me, or he doesn't obeys me, and then I in <text:soft-page-break/>my "great love" for my baby and my "great respect” for his decision and for his will, I decide to let him follow his path. I love him so much that I let him get into the fire. Absurd right?, but that's what some believe.</text:p>
      <text:p text:style-name="P7">Of course it is not a fair comparison, because God allows us even die, and then resurrects us ALL. And he gives his Spirit to ALL of us. Of course not all at the same time, some who were the first will be the last and others who were last have been first. some later of the physical resurrection.</text:p>
      <text:h text:style-name="P220" text:outline-level="5">All 12.</text:h>
      <text:p text:style-name="P2">Hosea 6 says that “Come, let us return to the Lord: that he caught up, and will heal us; he wounded, and he will bandage us. will give us life after two days: on the third day he will resurrect us and we will live In front of him. And we shall know, and continue to know Jehovah: as the dawn is prepared for its departure, and it will come to us like the rain, like the latter and former rain to the earth” <text:note text:id="ftn415" text:note-class="footnote"><text:note-citation>415</text:note-citation><text:note-body><text:p text:style-name="Footnote"><text:span text:style-name="T4">Hosea 6:1-3 </text:span><text:a xlink:type="simple" xlink:href="https://www.biblegateway.com/passage/?search=Hosea+6%3A1-3&amp;version=KJV" text:style-name="Internet_20_link" text:visited-style-name="Visited_20_Internet_20_Link"><text:span text:style-name="Definition"><text:span text:style-name="T4">KJV</text:span></text:span></text:a></text:p></text:note-body></text:note>. But no, some they think that this is only for Israel and not for the millions of pagans that we end up believing in the Meshiakh of Israel. And in Hosea 13 “Of the hand of the grave I will redeem them, I will deliver them from death. Oh death, I I will be your death and I will be your destruction, oh tomb” <text:note text:id="ftn416" text:note-class="footnote"><text:note-citation>416</text:note-citation><text:note-body><text:p text:style-name="Footnote"><text:span text:style-name="T4">Hosea 13:14 </text:span><text:a xlink:type="simple" xlink:href="https://www.biblegateway.com/passage/?search=Hosea+13%3A14&amp;version=KJV" text:style-name="Internet_20_link" text:visited-style-name="Visited_20_Internet_20_Link"><text:span text:style-name="Definition"><text:span text:style-name="T4">KJV</text:span></text:span></text:a></text:p></text:note-body></text:note>. and Paul explains in 1 Corinthians 15 that this text refers to the resurrection of the dead and life in the Holy Spirit. The one that is for EVERYONE. As YHWH himself explains in Joel 2: “I will pour my Spirit over ALL FLESH” <text:note text:id="ftn417" text:note-class="footnote"><text:note-citation>417</text:note-citation><text:note-body><text:p text:style-name="Footnote"><text:span text:style-name="T4">Joel 2:28-29 </text:span><text:a xlink:type="simple" xlink:href="https://www.biblegateway.com/passage/?search=Joel+2%3A28-29&amp;version=KJV" text:style-name="Internet_20_link" text:visited-style-name="Visited_20_Internet_20_Link"><text:span text:style-name="Definition"><text:span text:style-name="T4">KJV</text:span></text:span></text:a></text:p></text:note-body></text:note>. ALL MEAT.</text:p>
      <text:p text:style-name="P7">And in Obadiah the same Yahweh says "near is the day of Jehovah above ALL peoples” <text:note text:id="ftn418" text:note-class="footnote"><text:note-citation>418</text:note-citation><text:note-body><text:p text:style-name="Footnote"><text:span text:style-name="T4">Obadiah 1:15 </text:span><text:a xlink:type="simple" xlink:href="https://www.biblegateway.com/passage/?search=Obadiah+1%3A15&amp;version=KJV" text:style-name="Internet_20_link" text:visited-style-name="Visited_20_Internet_20_Link"><text:span text:style-name="Definition"><text:span text:style-name="T4">KJV</text:span></text:span></text:a></text:p></text:note-body></text:note>. No one escapes, he explains it to us also Jehovah in Amos 9 “Though they dig down to Sheol, there my hand will take them. If they go up to the heavens, from there I will make them go down. 3 If they hide on the top of Carmel, there I will find them and take them. Although they hide from my eyes at the bottom of the sea, there I will send the serpent and it will bite them” <text:note text:id="ftn419" text:note-class="footnote"><text:note-citation>419</text:note-citation><text:note-body><text:p text:style-name="Footnote"><text:span text:style-name="T4">Amos 9:2-3 </text:span><text:a xlink:type="simple" xlink:href="https://www.biblegateway.com/passage/?search=Amos+9%3A2-3&amp;version=NKJV" text:style-name="Internet_20_link" text:visited-style-name="Visited_20_Internet_20_Link"><text:span text:style-name="Definition"><text:span text:style-name="T4">NKJV</text:span></text:span></text:a></text:p></text:note-body></text:note>. And he tells us that when he builds the fallen tabernacle of David he does “so that those upon whom my name is called possess the rest of Edom, and ALL the nations” <text:note text:id="ftn420" text:note-class="footnote"><text:note-citation>420</text:note-citation><text:note-body><text:p text:style-name="Footnote"><text:span text:style-name="T4">Amos 9:12 </text:span><text:a xlink:type="simple" xlink:href="https://www.biblegateway.com/passage/?search=Amos+9%3A12&amp;version=ASV" text:style-name="Internet_20_link" text:visited-style-name="Visited_20_Internet_20_Link"><text:span text:style-name="Definition"><text:span text:style-name="T4">ASV</text:span></text:span></text:a></text:p></text:note-body></text:note>. in Micah it also says that “Hear, ALL peoples; she is attentive, earth, and how much there is in you; and the Lord God, the Lord from the holy temple of him, be a witness against you For behold, the LORD comes out of his place, and will come down and shall tread the heights of the earth. And the mountains will melt under him, and the valleys shall cleft like wax before FIRE, like the waters running off a precipice” <text:note text:id="ftn421" text:note-class="footnote"><text:note-citation>421</text:note-citation><text:note-body><text:p text:style-name="Footnote"><text:span text:style-name="T4">Micah 1:2-4 </text:span><text:a xlink:type="simple" xlink:href="https://www.biblegateway.com/passage/?search=Micah+1%3A2-4&amp;version=ASV" text:style-name="Internet_20_link" text:visited-style-name="Visited_20_Internet_20_Link"><text:span text:style-name="Definition"><text:span text:style-name="T4">ASV</text:span></text:span></text:a></text:p></text:note-body></text:note>. Fire is for EVERYONE. In Nahum 1 states “The mountains quake at his presence, and the hills melt; The earth is moved at his presence, and the <text:soft-page-break/>world, and ALL who dwell in it. Who will stand before his gonna? And who will be left standing in the heat of her anger? Her anger spills like FIRE, and by it the rocks are split” <text:note text:id="ftn422" text:note-class="footnote"><text:note-citation>422</text:note-citation><text:note-body><text:p text:style-name="Footnote"><text:span text:style-name="T4">Nahum 1:5-6 </text:span><text:a xlink:type="simple" xlink:href="https://www.biblegateway.com/passage/?search=Nahum+1%3A5-6&amp;version=ASV" text:style-name="Internet_20_link" text:visited-style-name="Visited_20_Internet_20_Link"><text:span text:style-name="Definition"><text:span text:style-name="T4">ASV</text:span></text:span></text:a></text:p></text:note-body></text:note>.</text:p>
      <text:p text:style-name="P7">But some think "that's not with me", "that's for others", "I I am very good because Christ lives in me”, and “I accepted it”, and “I I decided”, and “I looked for it”, and they seem to forget that it is not about what they do or do not do but what God does in them.</text:p>
      <text:p text:style-name="P7">In Zephaniah 1, Jehovah tells us that “I will destroy completed ALL things on the face of the earth, saith the Lord. I will destroy men and beasts; I will destroy the birds of the sky and the fish of the sea, and I will cut off the wicked; and I will scrape the men off the face of the earth, saith Jehovah” <text:note text:id="ftn423" text:note-class="footnote"><text:note-citation>423</text:note-citation><text:note-body><text:p text:style-name="Footnote"><text:span text:style-name="T4">Zephaniah 1:2-3 </text:span><text:a xlink:type="simple" xlink:href="https://www.biblegateway.com/passage/?search=Zephaniah+1%3A2-3&amp;version=ASV" text:style-name="Internet_20_link" text:visited-style-name="Visited_20_Internet_20_Link"><text:span text:style-name="Definition"><text:span text:style-name="T4">ASV</text:span></text:span></text:a></text:p></text:note-body></text:note>. That's why we are creatures news in Christ Jesus. Either before or after the physical resurrection of ALL the dead. Because the old is destroyed physically and spiritually and forever. ETERNALLY. That's why in Zephaniah 3 affirms that “I will restore purity of lips to the peoples, so that ALL call on the name of Jehovah, so that they may serve him as a common consent” <text:note text:id="ftn424" text:note-class="footnote"><text:note-citation>424</text:note-citation><text:note-body><text:p text:style-name="Footnote"><text:span text:style-name="T4">Zephaniah 3:9 </text:span><text:a xlink:type="simple" xlink:href="https://www.biblegateway.com/passage/?search=Zephaniah+3%3A9&amp;version=ASV" text:style-name="Internet_20_link" text:visited-style-name="Visited_20_Internet_20_Link"><text:span text:style-name="Definition"><text:span text:style-name="T4">ASV</text:span></text:span></text:a></text:p></text:note-body></text:note>. By mutual agreement. For your own good. Who does the matter? Jehovah restores purity of lips. What for the bring back? That they may call on the name of Jehovah. Who? EVERYONE.</text:p>
      <text:p text:style-name="P7">The bible likes to repeat. So that things are clear.</text:p>
      <text:p text:style-name="P7">In Haggai 2 we are told that: “For thus saith the Lord of armies: In a little while I will shake the heavens and the earth, the sea and dry land; and I will shake ALL nations, and the Desired of ALL nations; and I will fill this house with glory, he said Jehovah of hosts. Mine is the silver, and mine is the gold, saith the Lord of the armies. The last glory of this house will be greater than the first, saith the Lord of hosts; and I will give peace in this place, saith the Lord of hosts” <text:note text:id="ftn425" text:note-class="footnote"><text:note-citation>425</text:note-citation><text:note-body><text:p text:style-name="Footnote"><text:span text:style-name="T4">Haggai 2:6-9 </text:span><text:a xlink:type="simple" xlink:href="https://www.biblegateway.com/passage/?search=Haggai+2%3A6-9&amp;version=ASV" text:style-name="Internet_20_link" text:visited-style-name="Visited_20_Internet_20_Link"><text:span text:style-name="Definition"><text:span text:style-name="T4">ASV</text:span></text:span></text:a></text:p></text:note-body></text:note>. How many? ALL. Y will give what? Peace. But no. It just can't be. There must be some mistake. That some think. finally what? Do we believe the scriptures or not?</text:p>
      <text:p text:style-name="P7">In Zechariah 9, speaking of a just and saving King who comes humble riding on a donkey, white is hen puts it, tells us that: “His dominion shall be from sea to sea, and from the river to the ends of the earth” <text:note text:id="ftn426" text:note-class="footnote"><text:note-citation>426</text:note-citation><text:note-body><text:p text:style-name="Footnote"><text:span text:style-name="T4">Zechariah 9:10 </text:span><text:a xlink:type="simple" xlink:href="https://www.biblegateway.com/passage/?search=Zechariah+9%3A10&amp;version=ASV" text:style-name="Internet_20_link" text:visited-style-name="Visited_20_Internet_20_Link"><text:span text:style-name="Definition"><text:span text:style-name="T4">ASV</text:span></text:span></text:a></text:p></text:note-body></text:note>. And no, he doesn't say ALL, but he says even PURPOSES.</text:p>
      <text:p text:style-name="P7">And in Malachi, also speaking of his Meshiakh, he tells us that: “And who will be able to bear the time of his coming? or who can stand when he shows up? Because he is like purifying FIRE, and like laundry soap” <text:note text:id="ftn427" text:note-class="footnote"><text:note-citation>427</text:note-citation><text:note-body><text:p text:style-name="Footnote"><text:span text:style-name="T4">Malachi 3:2 </text:span><text:a xlink:type="simple" xlink:href="https://www.biblegateway.com/passage/?search=Malachi+3%3A2&amp;version=ASV" text:style-name="Internet_20_link" text:visited-style-name="Visited_20_Internet_20_Link"><text:span text:style-name="Definition"><text:span text:style-name="T4">ASV</text:span></text:span></text:a></text:p></text:note-body></text:note>. And he reaffirms in Malachi 4 that: “For I have here comes the day burning like an oven, and ALL the proud and ALL those who <text:soft-page-break/>do evil will be stubble; that day to come will burn them, ha saith the LORD of hosts, and will leave them neither root nor branch” <text:note text:id="ftn428" text:note-class="footnote"><text:note-citation>428</text:note-citation><text:note-body><text:p text:style-name="Footnote"><text:span text:style-name="T4">Malachi 4:1 </text:span><text:a xlink:type="simple" xlink:href="https://www.biblegateway.com/passage/?search=Malachi+4%3A1&amp;version=ASV" text:style-name="Internet_20_link" text:visited-style-name="Visited_20_Internet_20_Link"><text:span text:style-name="Definition"><text:span text:style-name="T4">ASV</text:span></text:span></text:a></text:p></text:note-body></text:note>.</text:p>
      <text:p text:style-name="P7">Jehovah using the 12 minor prophets, returns and repeats the same idea. They are ALL, all, all.</text:p>
      <text:h text:style-name="P220" text:outline-level="5">Jesus Christ.</text:h>
      <text:p text:style-name="P2">In Matthew 5 and in Luke 6, Jesus Christ tells us not to get angry, not to look with greed, not divorce, if you say "yes" let it be "yes" and if you say “no” let it be “no”, of not resisting the bad guy, of turning the other cheek, of deliver not only the tunic that they want to take but also the mantle, to carry two miles the load that he was forced to carry one mile, if They ask you to give, not to refuse to lend, to love the enemy, to pray for those who persecute him <text:note text:id="ftn429" text:note-class="footnote"><text:note-citation>429</text:note-citation><text:note-body><text:p text:style-name="Footnote"><text:span text:style-name="T4">Matthew 5 </text:span><text:a xlink:type="simple" xlink:href="https://www.biblegateway.com/passage/?search=Matthew+5&amp;version=NKJV" text:style-name="Internet_20_link" text:visited-style-name="Visited_20_Internet_20_Link"><text:span text:style-name="Definition"><text:span text:style-name="T4">NKJV</text:span></text:span></text:a></text:p></text:note-body></text:note>, to do good to him who hates them, to bless the one who curses them, to pray for the one who mistreats them, not to ask someone to take what is theirs, to lend without expecting profit <text:note text:id="ftn430" text:note-class="footnote"><text:note-citation>430</text:note-citation><text:note-body><text:p text:style-name="Footnote"><text:span text:style-name="T4">Luke 6 </text:span><text:a xlink:type="simple" xlink:href="https://www.biblegateway.com/passage/?search=Luke+6&amp;version=NKJV" text:style-name="Internet_20_link" text:visited-style-name="Visited_20_Internet_20_Link"><text:span text:style-name="Definition"><text:span text:style-name="T4">NKJV</text:span></text:span></text:a></text:p></text:note-body></text:note>. And he explains that “so that they be children of their Father which is in heaven, because he makes his sun rise on evil and good, and makes it rain on the just and the unjust. Because if love those who love them, what reward will they have? don't they do the same also the publicans? And if they greet only their brothers, what do you do more? Do not the Gentiles do that? Be ye therefore perfect, as your Father who is in heaven is perfect” <text:note text:id="ftn431" text:note-class="footnote"><text:note-citation>431</text:note-citation><text:note-body><text:p text:style-name="Footnote"><text:span text:style-name="T4">Matthew 5:45-47 </text:span><text:a xlink:type="simple" xlink:href="https://www.biblegateway.com/passage/?search=Matthew+5%3A45-48&amp;version=NKJV" text:style-name="Internet_20_link" text:visited-style-name="Visited_20_Internet_20_Link"><text:span text:style-name="Definition"><text:span text:style-name="T4">NKJV</text:span></text:span></text:a></text:p></text:note-body></text:note>. Perfect like their Father. Not only is it what he asks of us is also what he himself does. God loves his enemies, God turns the other cheek, God goes the extra mile, God gives if ask, God gives more than what they want to take away.</text:p>
      <text:p text:style-name="P7">Why do some think that God does not do what he requires of his creatures? That God does not love his enemies, that which was every believer before being believer? Or that they were NEVER enemies of God? because NOBODY It starts with being a friend of God.</text:p>
      <text:p text:style-name="P7">Jesus Christ in Luke 15 asks us "Which man of you, having hundred sheep, if he loses one of them, he does not leave the ninety-nine in the desert, and goes after the one that is lost, UNTIL he finds it?” <text:note text:id="ftn432" text:note-class="footnote"><text:note-citation>432</text:note-citation><text:note-body><text:p text:style-name="Footnote"><text:span text:style-name="T4">Luke 15:4 </text:span><text:a xlink:type="simple" xlink:href="https://www.biblegateway.com/passage/?search=Luke+15%3A4&amp;version=ASV" text:style-name="Internet_20_link" text:visited-style-name="Visited_20_Internet_20_Link"><text:span text:style-name="Definition"><text:span text:style-name="T4">ASV</text:span></text:span></text:a></text:p></text:note-body></text:note>. Jesus Christ, in John 10, tells us that "I am the good Shepherd; the good shepherd the life of him GIVES for the sheep” [^ 431]. He affirms us that he would do just that: look for the lost sheep, that lost in the PERDITION, until he finds it. Eye UNTIL you find it.</text:p>
      <text:p text:style-name="P7">That is why he also affirms, in John 12, that: “And I, when raised from the earth, I will draw ALL to myself” <text:note text:id="ftn433" text:note-class="footnote"><text:note-citation>433</text:note-citation><text:note-body><text:p text:style-name="Footnote"><text:span text:style-name="T4">John 12:32 </text:span><text:a xlink:type="simple" xlink:href="https://www.biblegateway.com/passage/?search=John+12%3A32&amp;version=NKJV" text:style-name="Internet_20_link" text:visited-style-name="Visited_20_Internet_20_Link"><text:span text:style-name="Definition"><text:span text:style-name="T4">NKJV</text:span></text:span></text:a></text:p></text:note-body></text:note>.</text:p>
      <text:p text:style-name="P7">If God says EVERYONE is EVERYONE.</text:p>
      <text:p text:style-name="P7"><text:soft-page-break/>Jesus Christ affirms in Matthew 11 that: “ALL things have been delivered by my Father” <text:note text:id="ftn434" text:note-class="footnote"><text:note-citation>434</text:note-citation><text:note-body><text:p text:style-name="Footnote"><text:span text:style-name="T4">Matthew 11:24 </text:span><text:a xlink:type="simple" xlink:href="https://www.biblegateway.com/passage/?search=Matthew+11%3A27&amp;version=NKJV" text:style-name="Internet_20_link" text:visited-style-name="Visited_20_Internet_20_Link"><text:span text:style-name="Definition"><text:span text:style-name="T4">NKJV</text:span></text:span></text:a></text:p></text:note-body></text:note>. And in John 6, Jesus Christ affirms that: “ALL that the Father gives me will come to me; and whoever comes to me NEVER I will kick out Because I have come down from heaven not to do the my will but the will of him who sent me. And this is the will of the one who sent me: that I lose NOTHING of EVERYTHING he has given me” <text:note text:id="ftn435" text:note-class="footnote"><text:note-citation>435</text:note-citation><text:note-body><text:p text:style-name="Footnote"><text:span text:style-name="T4">John 6:37-40 </text:span><text:a xlink:type="simple" xlink:href="https://www.biblegateway.com/passage/?search=John+6%3A37-40&amp;version=NKJV" text:style-name="Internet_20_link" text:visited-style-name="Visited_20_Internet_20_Link"><text:span text:style-name="Definition"><text:span text:style-name="T4">NKJV</text:span></text:span></text:a></text:p></text:note-body></text:note>.</text:p>
      <text:p text:style-name="P7">EVERYTHING was given to him and the will of the one who sent it is that he not lose NOTHING of EVERYTHING that was delivered. And EVERYTHING the Father gives him will go him and will NEVER kick him out.</text:p>
      <text:p text:style-name="P7">But no, there are some who say they believe and love the heavenly Father, and have chosen, and chosen, and trusted, on their own, but that of that "EVERYONE", that if not, that if it can not be. because they think the will of the CLAY POT will win over the will of the POTTER!</text:p>
      <text:p text:style-name="P7">Fortunately YHWH is not a God of confusion.</text:p>
      <text:h text:style-name="P220" text:outline-level="5">Pablo.</text:h>
      <text:p text:style-name="P2">If it is true that while we were still sinners, Christ died for us <text:note text:id="ftn436" text:note-class="footnote"><text:note-citation>436</text:note-citation><text:note-body><text:p text:style-name="Footnote"><text:span text:style-name="T4">Romans 5:8 </text:span><text:a xlink:type="simple" xlink:href="https://www.biblegateway.com/passage/?search=Romans+5%3A8&amp;version=KJV" text:style-name="Internet_20_link" text:visited-style-name="Visited_20_Internet_20_Link"><text:span text:style-name="Definition"><text:span text:style-name="T4">KJV</text:span></text:span></text:a></text:p></text:note-body></text:note>, if it is true that we were slaves of the sin <text:note text:id="ftn437" text:note-class="footnote"><text:note-citation>437</text:note-citation><text:note-body><text:p text:style-name="Footnote"><text:span text:style-name="T4">Romans 6:17 </text:span><text:a xlink:type="simple" xlink:href="https://www.biblegateway.com/passage/?search=Romans+6%3A17&amp;version=NKJV" text:style-name="Internet_20_link" text:visited-style-name="Visited_20_Internet_20_Link"><text:span text:style-name="Definition"><text:span text:style-name="T4">NKJV</text:span></text:span></text:a></text:p></text:note-body></text:note>, dominated by the spirit that controls those who disobey to God <text:note text:id="ftn438" text:note-class="footnote"><text:note-citation>438</text:note-citation><text:note-body><text:p text:style-name="Footnote"><text:span text:style-name="T4">Ephesians 2:2 </text:span><text:a xlink:type="simple" xlink:href="https://www.biblegateway.com/passage/?search=Ephesians+2%3A2&amp;version=KJV" text:style-name="Internet_20_link" text:visited-style-name="Visited_20_Internet_20_Link"><text:span text:style-name="Definition"><text:span text:style-name="T4">KJV</text:span></text:span></text:a></text:p></text:note-body></text:note>, if it is true that it is not by works so that no one can boast <text:note text:id="ftn439" text:note-class="footnote"><text:note-citation>439</text:note-citation><text:note-body><text:p text:style-name="Footnote"><text:span text:style-name="T4">Ephesians 2:9 </text:span><text:a xlink:type="simple" xlink:href="https://www.biblegateway.com/passage/?search=Ephesians+2&amp;version=KJV" text:style-name="Internet_20_link" text:visited-style-name="Visited_20_Internet_20_Link"><text:span text:style-name="Definition"><text:span text:style-name="T4">KJV</text:span></text:span></text:a></text:p></text:note-body></text:note>, and that from the vile of this world and from the despised he chose God, and what is not, to undo what is, and what is foolish God chose the world to shame the wise; and the weakness of God chose the world, to shame the strong <text:note text:id="ftn440" text:note-class="footnote"><text:note-citation>440</text:note-citation><text:note-body><text:p text:style-name="Footnote"><text:span text:style-name="T4">1 Corinthians 1 27-29 </text:span><text:a xlink:type="simple" xlink:href="https://www.biblegateway.com/passage/?search=1+Corinthians+1%3A27-29&amp;version=KJV" text:style-name="Internet_20_link" text:visited-style-name="Visited_20_Internet_20_Link"><text:span text:style-name="Definition"><text:span text:style-name="T4">KJV</text:span></text:span></text:a></text:p></text:note-body></text:note>; if all that What Paul says is true, if you really believe it: Who do you think you are? what you were before you became a Christian, or what you did, or did to trust, or what you regretted, or what you decided, or achieved, or chose, or accepted, or sought, to deserve that the God creator of Heaven and Earth CHOSE you to believe in his Son Jesus Christ and accept him before physical death? Don't you think that The same God who chose from the worst of this world can also choose when he pleases the one who has not yet chosen? Even after the physical resurrection of ALL the dead?</text:p>
      <text:p text:style-name="P7">Because that is what Paul is talking about.</text:p>
      <text:p text:style-name="P7">1 Timothy 2 says that God wants “ALL men to be saved, and that come to the knowledge of the truth. Because there is a God, likewise a mediator between God and men, the man Christ Jesus; The who gave himself a ransom for ALL, as a testimony in his time” <text:note text:id="ftn441" text:note-class="footnote"><text:note-citation>441</text:note-citation><text:note-body><text:p text:style-name="Footnote"><text:span text:style-name="T4">1 Timothy 2:4-6 </text:span><text:a xlink:type="simple" xlink:href="https://www.biblegateway.com/passage/?search=1+Timothy+2%3A4-6&amp;version=KJV" text:style-name="Internet_20_link" text:visited-style-name="Visited_20_Internet_20_Link"><text:span text:style-name="Definition"><text:span text:style-name="T4">KJV</text:span></text:span></text:a></text:p></text:note-body></text:note>.</text:p>
      <text:p text:style-name="P7"><text:soft-page-break/>1st Corinthians 15 says that “as in Adam ALL die, so also in Christ ALL will be made alive” <text:note text:id="ftn442" text:note-class="footnote"><text:note-citation>442</text:note-citation><text:note-body><text:p text:style-name="Footnote"><text:span text:style-name="T4">1 Corinthians 15:22 </text:span><text:a xlink:type="simple" xlink:href="https://www.biblegateway.com/passage/?search=1+Corinthians+15%3A22&amp;version=KJV" text:style-name="Internet_20_link" text:visited-style-name="Visited_20_Internet_20_Link"><text:span text:style-name="Definition"><text:span text:style-name="T4">KJV</text:span></text:span></text:a></text:p></text:note-body></text:note>.</text:p>
      <text:p text:style-name="P7">Romans 11 says "because God shut up ALL in unbelief, that he might have mercy of ALL” <text:note text:id="ftn443" text:note-class="footnote"><text:note-citation>443</text:note-citation><text:note-body><text:p text:style-name="Footnote"><text:span text:style-name="T4">Romans 11:32 </text:span><text:a xlink:type="simple" xlink:href="https://www.biblegateway.com/passage/?search=Romans+11%3A32&amp;version=KJV" text:style-name="Internet_20_link" text:visited-style-name="Visited_20_Internet_20_Link"><text:span text:style-name="Definition"><text:span text:style-name="T4">KJV</text:span></text:span></text:a></text:p></text:note-body></text:note>. And he adds “because of him, and through him, and in him, are ALL things” <text:note text:id="ftn444" text:note-class="footnote"><text:note-citation>444</text:note-citation><text:note-body><text:p text:style-name="Footnote"><text:span text:style-name="T4">Romans 11:36 </text:span><text:a xlink:type="simple" xlink:href="https://www.biblegateway.com/passage/?search=Romans+11%3A36&amp;version=KJV" text:style-name="Internet_20_link" text:visited-style-name="Visited_20_Internet_20_Link"><text:span text:style-name="Definition"><text:span text:style-name="T4">KJV</text:span></text:span></text:a></text:p></text:note-body></text:note>.</text:p>
      <text:p text:style-name="P7">Ephesians 1 says "by way of a plan for the fulfillment of the times: that in Christ ALL the things, both those that are in the heavens and those that are in the earth” <text:note text:id="ftn445" text:note-class="footnote"><text:note-citation>445</text:note-citation><text:note-body><text:p text:style-name="Footnote"><text:span text:style-name="T4">Ephesians 1:10 </text:span><text:a xlink:type="simple" xlink:href="https://www.biblegateway.com/passage/?search=Ephesians+1%3A10&amp;version=NKJV" text:style-name="Internet_20_link" text:visited-style-name="Visited_20_Internet_20_Link"><text:span text:style-name="Definition"><text:span text:style-name="T4">NKJV</text:span></text:span></text:a></text:p></text:note-body></text:note>. And he adds “ALL things God has put under his feet. and made him head over ALL things” <text:note text:id="ftn446" text:note-class="footnote"><text:note-citation>446</text:note-citation><text:note-body><text:p text:style-name="Footnote"><text:span text:style-name="T4">Ephesians 1:22 </text:span><text:a xlink:type="simple" xlink:href="https://www.biblegateway.com/passage/?search=Ephesians+1%3A22&amp;version=NKJV" text:style-name="Internet_20_link" text:visited-style-name="Visited_20_Internet_20_Link"><text:span text:style-name="Definition"><text:span text:style-name="T4">NKJV</text:span></text:span></text:a></text:p></text:note-body></text:note>.</text:p>
      <text:p text:style-name="P7">Titus 2 says "because the grace of God which brings salvation to ALL men” <text:note text:id="ftn447" text:note-class="footnote"><text:note-citation>447</text:note-citation><text:note-body><text:p text:style-name="Footnote"><text:span text:style-name="T4">Titus 2:11 </text:span><text:a xlink:type="simple" xlink:href="https://www.biblegateway.com/passage/?search=Titus+2%3A11&amp;version=KJV" text:style-name="Internet_20_link" text:visited-style-name="Visited_20_Internet_20_Link"><text:span text:style-name="Definition"><text:span text:style-name="T4">KJV</text:span></text:span></text:a></text:p></text:note-body></text:note>.</text:p>
      <text:p text:style-name="P7">1 Timothy 4 says “for we hope in the living God, who is the Savior of ALL men, ESPECIALLY those who they believe” <text:note text:id="ftn448" text:note-class="footnote"><text:note-citation>448</text:note-citation><text:note-body><text:p text:style-name="Footnote"><text:span text:style-name="T4">1 Timothy 4:10 </text:span><text:a xlink:type="simple" xlink:href="https://www.biblegateway.com/passage/?search=1+Timothy+4%3A10&amp;version=NKJV" text:style-name="Internet_20_link" text:visited-style-name="Visited_20_Internet_20_Link"><text:span text:style-name="Definition"><text:span text:style-name="T4">NKJV</text:span></text:span></text:a></text:p></text:note-body></text:note>.</text:p>
      <text:p text:style-name="P7">Philippians 3 says "which will transform the body of the our humiliation, that it may be like unto his glorious body, by the power with which he can also subject himself to ALL things” <text:note text:id="ftn449" text:note-class="footnote"><text:note-citation>449</text:note-citation><text:note-body><text:p text:style-name="Footnote"><text:span text:style-name="T4">Philippians 3:21 </text:span><text:a xlink:type="simple" xlink:href="https://www.biblegateway.com/passage/?search=Philippians+3%3A21&amp;version=ASV" text:style-name="Internet_20_link" text:visited-style-name="Visited_20_Internet_20_Link"><text:span text:style-name="Definition"><text:span text:style-name="T4">ASV</text:span></text:span></text:a></text:p></text:note-body></text:note>.</text:p>
      <text:p text:style-name="P7">Philippians 2 says "so that in the name of Jesus bend EVERY knee of those in heaven, and on earth, and under the ground” <text:note text:id="ftn450" text:note-class="footnote"><text:note-citation>450</text:note-citation><text:note-body><text:p text:style-name="Footnote"><text:span text:style-name="T4">Philippians 2:10 </text:span><text:a xlink:type="simple" xlink:href="https://www.biblegateway.com/passage/?search=Philippians+2%3A10&amp;version=ASV" text:style-name="Internet_20_link" text:visited-style-name="Visited_20_Internet_20_Link"><text:span text:style-name="Definition"><text:span text:style-name="T4">ASV</text:span></text:span></text:a></text:p></text:note-body></text:note>.</text:p>
      <text:p text:style-name="P7">Colossians 1 says "because it pleased the Father that in him all fullness dwell, and through him RECONCILE I get ALL things, both those that are on earth and those that they are in heaven, making PEACE through the blood of their cross” <text:note text:id="ftn451" text:note-class="footnote"><text:note-citation>451</text:note-citation><text:note-body><text:p text:style-name="Footnote"><text:span text:style-name="T4">Colossians 1:19-20 </text:span><text:a xlink:type="simple" xlink:href="https://www.biblegateway.com/passage/?search=Colossians+1%3A19-20&amp;version=ASV" text:style-name="Internet_20_link" text:visited-style-name="Visited_20_Internet_20_Link"><text:span text:style-name="Definition"><text:span text:style-name="T4">ASV</text:span></text:span></text:a></text:p></text:note-body></text:note>.</text:p>
      <text:p text:style-name="P7">Romans 5 says "just as Adam's crime brought ALL men, so also the righteous act of Jesus Christ makes EVERYONE righteous men that they may have life” <text:note text:id="ftn452" text:note-class="footnote"><text:note-citation>452</text:note-citation><text:note-body><text:p text:style-name="Footnote"><text:span text:style-name="T4">Romans 5:18 </text:span><text:a xlink:type="simple" xlink:href="https://www.biblegateway.com/passage/?search=Romans+5%3A18&amp;version=NET" text:style-name="Internet_20_link" text:visited-style-name="Visited_20_Internet_20_Link"><text:span text:style-name="Definition"><text:span text:style-name="T4">NET</text:span></text:span></text:a></text:p></text:note-body></text:note>.</text:p>
      <text:p text:style-name="P7">Romans 14 says, “As I live, saith the Lord, ALL knee, and EVERY tongue shall confess to God” <text:note text:id="ftn453" text:note-class="footnote"><text:note-citation>453</text:note-citation><text:note-body><text:p text:style-name="Footnote"><text:span text:style-name="T4">Romans 14:11 </text:span><text:a xlink:type="simple" xlink:href="https://www.biblegateway.com/passage/?search=Romans+14%3A11&amp;version=NKJV" text:style-name="Internet_20_link" text:visited-style-name="Visited_20_Internet_20_Link"><text:span text:style-name="Definition"><text:span text:style-name="T4">NKJV</text:span></text:span></text:a></text:p></text:note-body></text:note>.</text:p>
      <text:p text:style-name="P7">Ephesians 4 says "He who went down is the same who also ascended by above ALL the heavens to fill ALL” <text:note text:id="ftn454" text:note-class="footnote"><text:note-citation>454</text:note-citation><text:note-body><text:p text:style-name="Footnote"><text:span text:style-name="T4">Ephesians 4:10 </text:span><text:a xlink:type="simple" xlink:href="https://www.biblegateway.com/passage/?search=Ephesians+4%3A10&amp;version=NKJV" text:style-name="Internet_20_link" text:visited-style-name="Visited_20_Internet_20_Link"><text:span text:style-name="Definition"><text:span text:style-name="T4">NKJV</text:span></text:span></text:a></text:p></text:note-body></text:note>.</text:p>
      <text:h text:style-name="P220" text:outline-level="5">Peter.</text:h>
      <text:p text:style-name="P2">In 1st Peter 4 it says “Beloved, do not be surprised at the testing FIRE that it has happened to you, as if something strange had happened to you” <text:note text:id="ftn455" text:note-class="footnote"><text:note-citation>455</text:note-citation><text:note-body><text:p text:style-name="Footnote"><text:span text:style-name="T4">1 Peter 4:12 </text:span><text:a xlink:type="simple" xlink:href="https://www.biblegateway.com/passage/?search=1+Peter+4%3A12&amp;version=ASV" text:style-name="Internet_20_link" text:visited-style-name="Visited_20_Internet_20_Link"><text:span text:style-name="Definition"><text:span text:style-name="T4">ASV</text:span></text:span></text:a></text:p></text:note-body></text:note>. Y adds “if anyone suffers as a Christian, do not be ashamed, but glorify God for it. 'Cause it's time that the JUDGMENT begins with the house of God; and if you first start with us, what will be the end of those who do not obey the gospel of God?" <text:note text:id="ftn456" text:note-class="footnote"><text:note-citation>456</text:note-citation><text:note-body><text:p text:style-name="Footnote"><text:span text:style-name="T4">1 Peter 4:16-17 </text:span><text:a xlink:type="simple" xlink:href="https://www.biblegateway.com/passage/?search=1+Peter+4%3A16-17&amp;version=ASV" text:style-name="Internet_20_link" text:visited-style-name="Visited_20_Internet_20_Link"><text:span text:style-name="Definition"><text:span text:style-name="T4">ASV</text:span></text:span></text:a></text:p></text:note-body></text:note>. The fire, that of the Ge-<text:soft-page-break/>Henna, that which they translated "hell" is for everyone, don't be surprised by that. The trial, that of Ge-Henna, that which is translated "hell", begins with the believers, for God's House. Only that for the believer, neither to the fire, nor to the judgment, it is called Ge-Henna, but it is called the Holy Spirit. This is so, because the effect is the opposite. In the case of the Holy Spirit it is Life and Life in abundance.</text:p>
      <text:p text:style-name="P7">Of course, the fire is not only spiritual. In 2nd Peter 3 it says that "the day from the Lord he will come as a thief in the night; in which the heavens will pass with a great noise, and the burning elements will be destroyed, and the earth and the works that are in it will be burned. Since all these things must be undone, how should ye not walk in holy and pious way of life, waiting and hastening for the coming of the day of God, in which the heavens, being set on fire, will be undone, and the elements, being burned, will melt! But we We await, according to his promises, new heavens and a new earth, in the which justice dwells” <text:note text:id="ftn457" text:note-class="footnote"><text:note-citation>457</text:note-citation><text:note-body><text:p text:style-name="Footnote"><text:span text:style-name="T4">2 Peter 3:10-13 </text:span><text:a xlink:type="simple" xlink:href="https://www.biblegateway.com/passage/?search=2+Peter+3%3A10-13&amp;version=ASV" text:style-name="Internet_20_link" text:visited-style-name="Visited_20_Internet_20_Link"><text:span text:style-name="Definition"><text:span text:style-name="T4">ASV</text:span></text:span></text:a></text:p></text:note-body></text:note>.</text:p>
      <text:p text:style-name="P7">According to Jesus Christ, after the resurrection we will be like the angels <text:note text:id="ftn458" text:note-class="footnote"><text:note-citation>458</text:note-citation><text:note-body><text:p text:style-name="Footnote"><text:span text:style-name="T4">Luke 20:36 </text:span><text:a xlink:type="simple" xlink:href="https://www.biblegateway.com/passage/?search=Luke+20%3A36&amp;version=NKJV" text:style-name="Internet_20_link" text:visited-style-name="Visited_20_Internet_20_Link"><text:span text:style-name="Definition"><text:span text:style-name="T4">NKJV</text:span></text:span></text:a></text:p></text:note-body></text:note>, and according to Daniel 3 <text:note text:id="ftn459" text:note-class="footnote"><text:note-citation>459</text:note-citation><text:note-body><text:p text:style-name="Footnote"><text:span text:style-name="T4">Daniel 3 </text:span><text:a xlink:type="simple" xlink:href="https://www.biblegateway.com/passage/?search=Daniel+3&amp;version=KJV" text:style-name="Internet_20_link" text:visited-style-name="Visited_20_Internet_20_Link"><text:span text:style-name="Definition"><text:span text:style-name="T4">KJV</text:span></text:span></text:a></text:p></text:note-body></text:note><text:s/>and Judges 13 <text:note text:id="ftn460" text:note-class="footnote"><text:note-citation>460</text:note-citation><text:note-body><text:p text:style-name="Footnote"><text:span text:style-name="T4">Judges 13 </text:span><text:a xlink:type="simple" xlink:href="https://www.biblegateway.com/passage/?search=Judges+13&amp;version=KJV" text:style-name="Internet_20_link" text:visited-style-name="Visited_20_Internet_20_Link"><text:span text:style-name="Definition"><text:span text:style-name="T4">KJV</text:span></text:span></text:a></text:p></text:note-body></text:note>, the body of the angels is resistant to physical fire. So an eternal physical fire is the least of a revenant's worries. In that new land with that new heaven, we will ALL have a body like that of the angels, that said Jesus Christ.</text:p>
      <text:p text:style-name="P7">What if everyone who does not believe in Jesus Christ should worry about, all those infidels, all those unjust, all those wicked, is of that spiritual fire that promises to destroy them, finish them, disappear them, vanish them, to the point that they are going to look for them and they are not going to find them <text:note text:id="ftn461" text:note-class="footnote"><text:note-citation>461</text:note-citation><text:note-body><text:p text:style-name="Footnote"><text:span text:style-name="T4">Psalm 37 </text:span><text:a xlink:type="simple" xlink:href="https://www.biblegateway.com/passage/?search=Psalm+37&amp;version=KJV" text:style-name="Internet_20_link" text:visited-style-name="Visited_20_Internet_20_Link"><text:span text:style-name="Definition"><text:span text:style-name="T4">KJV</text:span></text:span></text:a></text:p></text:note-body></text:note>. "Because whoever wants to save his life will lose it, and whoever loses his life for my sake will find it” <text:note text:id="ftn462" text:note-class="footnote"><text:note-citation>462</text:note-citation><text:note-body><text:p text:style-name="Footnote"><text:span text:style-name="T4">Matthew 16:25 </text:span><text:a xlink:type="simple" xlink:href="https://www.biblegateway.com/passage/?search=Matthew+16%3A25&amp;version=NKJV" text:style-name="Internet_20_link" text:visited-style-name="Visited_20_Internet_20_Link"><text:span text:style-name="Definition"><text:span text:style-name="T4">NKJV</text:span></text:span></text:a></text:p></text:note-body></text:note>.</text:p>
      <text:p text:style-name="P7">This earth and this sky will pass away. It's in that new land with that sky where ALL will be made alive, both physically and spiritually. That is what Peter expects and what he should expect every believer in Jesus Christ.</text:p>
      <text:p text:style-name="P7">In 2nd Peter 3 it says that: the Lord "does not want anyone to perish but may ALL proceed to repentance” <text:note text:id="ftn463" text:note-class="footnote"><text:note-citation>463</text:note-citation><text:note-body><text:p text:style-name="Footnote"><text:span text:style-name="T4">2 Peter 3:9 </text:span><text:a xlink:type="simple" xlink:href="https://www.biblegateway.com/passage/?search=2+Peter+3%3A9&amp;version=NKJV" text:style-name="Internet_20_link" text:visited-style-name="Visited_20_Internet_20_Link"><text:span text:style-name="Definition"><text:span text:style-name="T4">NKJV</text:span></text:span></text:a></text:p></text:note-body></text:note>. Why do some believe that their "want" to remain spiritually dead is greater than the "want" of YHWH? The only explanation is that they are still partially dead, spiritually, to The Truth.</text:p>
      <text:p text:style-name="P7">God does not save by avoiding death. God saves BY RAISING US out of death. Some bring them out of spiritual death first, so that they can be repent, and then brings them out of physical death. And others take them out first from physical death and then brings <text:soft-page-break/>them out of spiritual death, so that they can repent. But a is EVERYONE, everyone, everyone, who He brings us out of both physical death and spiritual death.</text:p>
      <text:h text:style-name="P220" text:outline-level="5">John.</text:h>
      <text:p text:style-name="P2">Revelation 4 says that: “Lord, you are worthy to receive glory and honor and virtue: because you created ALL things, and by your will have being and were created” <text:note text:id="ftn464" text:note-class="footnote"><text:note-citation>464</text:note-citation><text:note-body><text:p text:style-name="Footnote"><text:span text:style-name="T4">Revelation 4:11 </text:span><text:a xlink:type="simple" xlink:href="https://www.biblegateway.com/passage/?search=Revelation+4%3A11&amp;version=KJV" text:style-name="Internet_20_link" text:visited-style-name="Visited_20_Internet_20_Link"><text:span text:style-name="Definition"><text:span text:style-name="T4">KJV</text:span></text:span></text:a></text:p></text:note-body></text:note>.</text:p>
      <text:p text:style-name="P7">In Revelation 5 John says that “And I heard EVERY creature that is in heaven and on earth and under the earth and in the sea, and to ALL things that are in them, saying, 'To him who sits on the throne and to the Lamb be blessing and honor and glory and power forever and ever'” <text:note text:id="ftn465" text:note-class="footnote"><text:note-citation>465</text:note-citation><text:note-body><text:p text:style-name="Footnote"><text:span text:style-name="T4">Revelation 5:13 </text:span><text:a xlink:type="simple" xlink:href="https://www.biblegateway.com/passage/?search=Revelation+5%3A13&amp;version=NKJV" text:style-name="Internet_20_link" text:visited-style-name="Visited_20_Internet_20_Link"><text:span text:style-name="Definition"><text:span text:style-name="T4">NKJV</text:span></text:span></text:a></text:p></text:note-body></text:note>. But some imagine "EVERY creature" does not include the majority of men, because the most will be somewhere else saying who knows what. like who says the stars YES, because "ALL things" includes the stars, but the one who didn't want NO. Because they believe that the will of the CLAY POT will win at the will of the POTTER!</text:p>
      <text:p text:style-name="P7">Revelation 15 says: “Who will not fear you, O Lord, and will make your name great? because you are only holy; therefore ALL the Nations will come and worship before you, because your judgments are manifested” <text:note text:id="ftn466" text:note-class="footnote"><text:note-citation>466</text:note-citation><text:note-body><text:p text:style-name="Footnote"><text:span text:style-name="T4">Revelation 15:4 </text:span><text:a xlink:type="simple" xlink:href="https://www.biblegateway.com/passage/?search=Revelation+15%3A4&amp;version=KJV" text:style-name="Internet_20_link" text:visited-style-name="Visited_20_Internet_20_Link"><text:span text:style-name="Definition"><text:span text:style-name="T4">KJV</text:span></text:span></text:a></text:p></text:note-body></text:note>.</text:p>
      <text:p text:style-name="P7">Revelation 21 says: “He who sat on the throne He said, 'Behold, I am making ALL things new. And he said: “Write, because these words are faithful and true'” <text:note text:id="ftn467" text:note-class="footnote"><text:note-citation>467</text:note-citation><text:note-body><text:p text:style-name="Footnote"><text:span text:style-name="T4">Revelation 21:5 </text:span><text:a xlink:type="simple" xlink:href="https://www.biblegateway.com/passage/?search=Revelation+21%3A5&amp;version=NKJV" text:style-name="Internet_20_link" text:visited-style-name="Visited_20_Internet_20_Link"><text:span text:style-name="Definition"><text:span text:style-name="T4">NKJV</text:span></text:span></text:a></text:p></text:note-body></text:note>. He makes new ALL things. New creatures. Ones that can carry out the will of the creator. And these words are FAITHFUL and TRUE.</text:p>
      <text:h text:style-name="P218" text:outline-level="4">It is written.</text:h>
      <text:p text:style-name="P2">It is written: "The Father loves the Son, and gave ALL things into his hand" <text:note text:id="ftn468" text:note-class="footnote"><text:note-citation>468</text:note-citation><text:note-body><text:p text:style-name="Footnote"><text:span text:style-name="T4">John 3:35 </text:span><text:a xlink:type="simple" xlink:href="https://www.biblegateway.com/passage/?search=juan+3%3A35&amp;version=KJV" text:style-name="Internet_20_link" text:visited-style-name="Visited_20_Internet_20_Link"><text:span text:style-name="Definition"><text:span text:style-name="T4">KJV</text:span></text:span></text:a></text:p></text:note-body></text:note>.</text:p>
      <text:p text:style-name="P7">It is written: “ALL things were made by him; and without him NOTHING which is done, was done” <text:note text:id="ftn469" text:note-class="footnote"><text:note-citation>469</text:note-citation><text:note-body><text:p text:style-name="Footnote"><text:span text:style-name="T4">John 1:3 </text:span><text:a xlink:type="simple" xlink:href="https://www.biblegateway.com/passage/?search=John+1%3A3&amp;version=KJV" text:style-name="Internet_20_link" text:visited-style-name="Visited_20_Internet_20_Link"><text:span text:style-name="Definition"><text:span text:style-name="T4">KJV</text:span></text:span></text:a></text:p></text:note-body></text:note>.</text:p>
      <text:p text:style-name="P7">It is written: “Through the Son, whom he made heir of ALL, by whom also he made the universe: Who being the splendor of his glory, and the express image of his person, and upholding ALL things by the word of his power” <text:note text:id="ftn470" text:note-class="footnote"><text:note-citation>470</text:note-citation><text:note-body><text:p text:style-name="Footnote"><text:span text:style-name="T4">Hebrews 1:2-3 </text:span><text:a xlink:type="simple" xlink:href="https://www.biblegateway.com/passage/?search=Hebrews+1%3A2-3&amp;version=KJV" text:style-name="Internet_20_link" text:visited-style-name="Visited_20_Internet_20_Link"><text:span text:style-name="Definition"><text:span text:style-name="T4">KJV</text:span></text:span></text:a></text:p></text:note-body></text:note>.</text:p>
      <text:p text:style-name="P7">It is written: “ALL things you have put under his feet. Because in As he subjected ALL things to him, he left NOTHING that is not subject to him. <text:note text:id="ftn471" text:note-class="footnote"><text:note-citation>471</text:note-citation><text:note-body><text:p text:style-name="Footnote"><text:span text:style-name="T4">Hebrews 2:8 </text:span><text:a xlink:type="simple" xlink:href="https://www.biblegateway.com/passage/?search=Hebrews+2%3A8&amp;version=KJV" text:style-name="Internet_20_link" text:visited-style-name="Visited_20_Internet_20_Link"><text:span text:style-name="Definition"><text:span text:style-name="T4">KJV</text:span></text:span></text:a></text:p></text:note-body></text:note>.</text:p>
      <text:p text:style-name="P7"><text:soft-page-break/>So far very few believers in Yeshua, Jesus Christ; would argue that these verses “ALL” means “ALL” and that “ALL” means “ALL” and that “NADA” means “NOTHING”.</text:p>
      <text:p text:style-name="P7">It is written: Jesus Christ “is the image of God invisible, the firstborn of ALL creatures. Because they were raised by him ALL things that are in heaven, and that are on earth, visible and invisible; be thrones, be dominions, be principalities, be powers; EVERYTHING was created by him and for him. and he is before ALL things, and by him ALL things hold together: and he is the head of the body that is the church; he who is the beginning, the firstborn of the dead, so that in EVERYTHING it has primacy. Because he pleased the Father, that in him all fullness dwell, and through him RECONCILE ALL things to himself, making peace by the blood of his cross, so what is in the earth as that which is in heaven” <text:note text:id="ftn472" text:note-class="footnote"><text:note-citation>472</text:note-citation><text:note-body><text:p text:style-name="Footnote"><text:span text:style-name="T4">Colossians 1:15-20 </text:span><text:a xlink:type="simple" xlink:href="https://www.biblegateway.com/passage/?search=Colossians+1%3A15-20&amp;version=KJV" text:style-name="Internet_20_link" text:visited-style-name="Visited_20_Internet_20_Link"><text:span text:style-name="Definition"><text:span text:style-name="T4">KJV</text:span></text:span></text:a></text:p></text:note-body></text:note>.</text:p>
      <text:p text:style-name="P7">In this text from Colossians 1, some believers would begin to think that “TODO” means “ALL” and that “TODAS” means “ALL” except in the last “ALL”. Because if that "reconcile" is of ALL things, that would include ALL creatures, and that would include ALL sinners. And that would be too much.</text:p>
      <text:p text:style-name="P7">It is written: “Christ has risen from the dead; first fruits of which they slept is done. For since death entered through a man, also by a man the resurrection of the dead. Because just like in Adam ALL die, so also in Christ ALL will be made alive. Plus each one in his order: Christ the firstfruits; then those who belong to Christ, at his coming. Then the end; when he will deliver the kingdom to God and the Father, when he will have removed ALL empire, and ALL power and authority. Because it is he must reign, until he has put ALL his enemies under his feet. And the last enemy that will be undone will be death. Because ALL things he subjected under his feet. And when he says: ALL things are subjected to him, of course he is excepted who subjected to him Everything. But after ALL things were subjected to him, then also the same Son will be subject to him who subjected him to him ALL things, so that God may be ALL things in ALL” <text:note text:id="ftn473" text:note-class="footnote"><text:note-citation>473</text:note-citation><text:note-body><text:p text:style-name="Footnote"><text:span text:style-name="T4">1 Corinthians 15:20-28 </text:span><text:a xlink:type="simple" xlink:href="https://www.biblegateway.com/passage/?search=1+Corinthians+15%3A20-28&amp;version=KJV" text:style-name="Internet_20_link" text:visited-style-name="Visited_20_Internet_20_Link"><text:span text:style-name="Definition"><text:span text:style-name="T4">KJV</text:span></text:span></text:a></text:p></text:note-body></text:note>.</text:p>
      <text:p text:style-name="P7">But no. In this text from 1 Corinthians 15, some believers have to start juggling so that “ALL” means “SOME” or “FEW” and “ALL” means “SOME” or “FEW”. And of course they are included in those “SOME” or “FEW”.</text:p>
      <text:p text:style-name="P7">It is written: "God shut up ALL in unbelief, to have mercy of ALL. Oh depth of riches of wisdom and of the science of God! How incomprehensible are his judgments, and His ways past finding out! For who understood the mind of the Lord? either who was your <text:soft-page-break/>adviser? Or who gave him first, that it be paid out? For of him, and through him, and in him, are ALL things.” to him be glory for ever and ever <text:note text:id="ftn474" text:note-class="footnote"><text:note-citation>474</text:note-citation><text:note-body><text:p text:style-name="Footnote"><text:span text:style-name="T4">Romans 11:32-36 </text:span><text:a xlink:type="simple" xlink:href="https://www.biblegateway.com/passage/?search=Romans+11%3A32-36&amp;version=KJV" text:style-name="Internet_20_link" text:visited-style-name="Visited_20_Internet_20_Link"><text:span text:style-name="Definition"><text:span text:style-name="T4">KJV</text:span></text:span></text:a></text:p></text:note-body></text:note>.</text:p>
      <text:p text:style-name="P7">But no. Some believers believe that in this text from Romans 11, the Most of the glory goes to someone else.</text:p>
      <text:p text:style-name="P7">It is written: The Father of glory showed his power “in Christ, raising him from the dead, and placing him at his right hand in the heaven, ABOVE ALL principality, and power, and might, and lordship, and (ABOVE) EVERY name that is named, not only in this age, but even in the to come: And he put ALL things under his feet, and gave it up head over ALL things to the church, which is his body, the fullness of Him who fills ALL things in ALL” <text:note text:id="ftn475" text:note-class="footnote"><text:note-citation>475</text:note-citation><text:note-body><text:p text:style-name="Footnote"><text:span text:style-name="T4">Ephesians 1:20-23 </text:span><text:a xlink:type="simple" xlink:href="https://www.biblegateway.com/passage/?search=Ephesians+1%3A20-23&amp;version=KJV" text:style-name="Internet_20_link" text:visited-style-name="Visited_20_Internet_20_Link"><text:span text:style-name="Definition"><text:span text:style-name="T4">KJV</text:span></text:span></text:a></text:p></text:note-body></text:note>.</text:p>
      <text:p text:style-name="P7">It is written: “ALL that the Father gives me will come to me; and the one to me comes I will NEVER throw him out. Because I have descended from heaven not for do my will but the will of him who sent me. And this is the will of the one who sent me: that I not lose ANYTHING of EVERYTHING that he has given, but raise him up on the last day. This is my will Father: that EVERYONE who looks to the Son and believes in him may have eternal life, and may I raise him up on the last day” <text:note text:id="ftn476" text:note-class="footnote"><text:note-citation>476</text:note-citation><text:note-body><text:p text:style-name="Footnote"><text:span text:style-name="T4">John 6:37-40 </text:span><text:a xlink:type="simple" xlink:href="https://www.biblegateway.com/passage/?search=John+6%3A37-40&amp;version=NKJV" text:style-name="Internet_20_link" text:visited-style-name="Visited_20_Internet_20_Link"><text:span text:style-name="Definition"><text:span text:style-name="T4">NKJV</text:span></text:span></text:a></text:p></text:note-body></text:note>.</text:p>
      <text:p text:style-name="P7">It is written: “As you have given him the power of ALL flesh, that he may give eternal life to ALL whom you have given him” <text:note text:id="ftn477" text:note-class="footnote"><text:note-citation>477</text:note-citation><text:note-body><text:p text:style-name="Footnote"><text:span text:style-name="T4">John 17:2 </text:span><text:a xlink:type="simple" xlink:href="https://www.biblegateway.com/passage/?search=juan+17%3A2&amp;version=KJV" text:style-name="Internet_20_link" text:visited-style-name="Visited_20_Internet_20_Link"><text:span text:style-name="Definition"><text:span text:style-name="T4">KJV</text:span></text:span></text:a></text:p></text:note-body></text:note>.</text:p>
      <text:p text:style-name="P7">It is written: God “wants ALL men to be saved” <text:note text:id="ftn478" text:note-class="footnote"><text:note-citation>478</text:note-citation><text:note-body><text:p text:style-name="Footnote"><text:span text:style-name="T4">1 Timothy 2:4 </text:span><text:a xlink:type="simple" xlink:href="https://www.biblegateway.com/passage/?search=1+Timothy+2%3A4&amp;version=KJV" text:style-name="Internet_20_link" text:visited-style-name="Visited_20_Internet_20_Link"><text:span text:style-name="Definition"><text:span text:style-name="T4">KJV</text:span></text:span></text:a></text:p></text:note-body></text:note>.</text:p>
      <text:p text:style-name="P7">It is written: Jesus Christ “gave himself as a ransom for ALL” <text:note text:id="ftn479" text:note-class="footnote"><text:note-citation>479</text:note-citation><text:note-body><text:p text:style-name="Footnote"><text:span text:style-name="T4">1 Timothy 2:6 </text:span><text:a xlink:type="simple" xlink:href="https://www.biblegateway.com/passage/?search=1+Timothy+2%3A6&amp;version=KJV" text:style-name="Internet_20_link" text:visited-style-name="Visited_20_Internet_20_Link"><text:span text:style-name="Definition"><text:span text:style-name="T4">KJV</text:span></text:span></text:a></text:p></text:note-body></text:note>.</text:p>
      <text:p text:style-name="P7">It is written: The Lord “does not want ANYONE to be lost but that ALL proceed to repentance”<text:note text:id="ftn480" text:note-class="footnote"><text:note-citation>480</text:note-citation><text:note-body><text:p text:style-name="Footnote"><text:span text:style-name="T4">2 Peter 3:9 </text:span><text:a xlink:type="simple" xlink:href="https://www.biblegateway.com/passage/?search=2+Peter+3%3A9&amp;version=NKJV" text:style-name="Internet_20_link" text:visited-style-name="Visited_20_Internet_20_Link"><text:span text:style-name="Definition"><text:span text:style-name="T4">NKJV</text:span></text:span></text:a></text:p></text:note-body></text:note>.</text:p>
      <text:p text:style-name="P7">It is written: “ALL flesh shall see the salvation of God” <text:note text:id="ftn481" text:note-class="footnote"><text:note-citation>481</text:note-citation><text:note-body><text:p text:style-name="Footnote"><text:span text:style-name="T4">Luke 3:6 </text:span><text:a xlink:type="simple" xlink:href="https://www.biblegateway.com/passage/?search=Luke+3%3A6&amp;version=NKJV" text:style-name="Internet_20_link" text:visited-style-name="Visited_20_Internet_20_Link"><text:span text:style-name="Definition"><text:span text:style-name="T4">NKJV</text:span></text:span></text:a></text:p></text:note-body></text:note>.</text:p>
      <text:p text:style-name="P7">It is written: “Sing to the Lord, ALL the earth! Advertise from day to day his salvation” <text:note text:id="ftn482" text:note-class="footnote"><text:note-citation>482</text:note-citation><text:note-body><text:p text:style-name="Footnote"><text:span text:style-name="T4">1 Chronicles 16:23 </text:span><text:a xlink:type="simple" xlink:href="https://www.biblegateway.com/passage/?search=1+Chronicles+16%3A23&amp;version=NKJV" text:style-name="Internet_20_link" text:visited-style-name="Visited_20_Internet_20_Link"><text:span text:style-name="Definition"><text:span text:style-name="T4">NKJV</text:span></text:span></text:a></text:p></text:note-body></text:note>.</text:p>
      <text:p text:style-name="P7">It is written: “The Lord has revealed the arm of his holiness before the eyes of ALL nations. ALL the ends of the earth will see the salvation of our God” <text:note text:id="ftn483" text:note-class="footnote"><text:note-citation>483</text:note-citation><text:note-body><text:p text:style-name="Footnote"><text:span text:style-name="T4">Isaiah 52:10 </text:span><text:a xlink:type="simple" xlink:href="https://www.biblegateway.com/passage/?search=Isaiah+52%3A10&amp;version=NKJV" text:style-name="Internet_20_link" text:visited-style-name="Visited_20_Internet_20_Link"><text:span text:style-name="Definition"><text:span text:style-name="T4">NKJV</text:span></text:span></text:a></text:p></text:note-body></text:note>.</text:p>
      <text:p text:style-name="P7">It is written: “ALL the ends of the earth have seen the victory of our God” <text:note text:id="ftn484" text:note-class="footnote"><text:note-citation>484</text:note-citation><text:note-body><text:p text:style-name="Footnote"><text:span text:style-name="T4">Psalms 98:3 </text:span><text:a xlink:type="simple" xlink:href="https://www.biblegateway.com/passage/?search=Psalms+98%3A3&amp;version=NKJV" text:style-name="Internet_20_link" text:visited-style-name="Visited_20_Internet_20_Link"><text:span text:style-name="Definition"><text:span text:style-name="T4">NKJV</text:span></text:span></text:a></text:p></text:note-body></text:note>.</text:p>
      <text:p text:style-name="P7">It is written: “The glory of the Lord shall be revealed, and ALL flesh he will see it together” <text:note text:id="ftn485" text:note-class="footnote"><text:note-citation>485</text:note-citation><text:note-body><text:p text:style-name="Footnote"><text:span text:style-name="T4">Isaiah 40:5 </text:span><text:a xlink:type="simple" xlink:href="https://www.biblegateway.com/passage/?search=Isaiah+40%3A5&amp;version=KJV" text:style-name="Internet_20_link" text:visited-style-name="Visited_20_Internet_20_Link"><text:span text:style-name="Definition"><text:span text:style-name="T4">KJV</text:span></text:span></text:a></text:p></text:note-body></text:note>.</text:p>
      <text:p text:style-name="P7"><text:soft-page-break/>It is written: Jesus Christ knew “that the Father had given him ALL things in the hands” <text:note text:id="ftn486" text:note-class="footnote"><text:note-citation>486</text:note-citation><text:note-body><text:p text:style-name="Footnote"><text:span text:style-name="T4">John 13:3 </text:span><text:a xlink:type="simple" xlink:href="https://www.biblegateway.com/passage/?search=John+13%3A3&amp;version=KJV" text:style-name="Internet_20_link" text:visited-style-name="Visited_20_Internet_20_Link"><text:span text:style-name="Definition"><text:span text:style-name="T4">KJV</text:span></text:span></text:a></text:p></text:note-body></text:note>.</text:p>
      <text:p text:style-name="P7">It is written: Jesus Christ said: “When I am lifted up from earth, I will draw ALL to myself” <text:note text:id="ftn487" text:note-class="footnote"><text:note-citation>487</text:note-citation><text:note-body><text:p text:style-name="Footnote"><text:span text:style-name="T4">John 12:32 </text:span><text:a xlink:type="simple" xlink:href="https://www.biblegateway.com/passage/?search=John+12%3A32&amp;version=NKJV" text:style-name="Internet_20_link" text:visited-style-name="Visited_20_Internet_20_Link"><text:span text:style-name="Definition"><text:span text:style-name="T4">NKJV</text:span></text:span></text:a></text:p></text:note-body></text:note>.</text:p>
      <text:p text:style-name="P7">It is written: ”we work hard and fight, because We hope in the living God, who is the Savior of ALL men, ESPECIALLY those who believe” <text:note text:id="ftn488" text:note-class="footnote"><text:note-citation>488</text:note-citation><text:note-body><text:p text:style-name="Footnote"><text:span text:style-name="T4">1 Timothy 4:10 </text:span><text:a xlink:type="simple" xlink:href="https://www.biblegateway.com/passage/?search=1+Timothy+4%3A10&amp;version=NKJV" text:style-name="Internet_20_link" text:visited-style-name="Visited_20_Internet_20_Link"><text:span text:style-name="Definition"><text:span text:style-name="T4">NKJV</text:span></text:span></text:a></text:p></text:note-body></text:note>.</text:p>
      <text:p text:style-name="P7">It is written: God's plan is that: "in Christ they be gathered under one head ALL things, both that which are in heaven and that which are they are on earth” <text:note text:id="ftn489" text:note-class="footnote"><text:note-citation>489</text:note-citation><text:note-body><text:p text:style-name="Footnote"><text:span text:style-name="T4">Ephesians 1:10 </text:span><text:a xlink:type="simple" xlink:href="https://www.biblegateway.com/passage/?search=Ephesians+1%3A10&amp;version=NKJV" text:style-name="Internet_20_link" text:visited-style-name="Visited_20_Internet_20_Link"><text:span text:style-name="Definition"><text:span text:style-name="T4">NKJV</text:span></text:span></text:a></text:p></text:note-body></text:note>.</text:p>
      <text:p text:style-name="P7">It is written: “God also highly exalted him, and gave him a name that is above ALL names; So that in the name of Jesus bend EVERY knee of them that are in heaven, and of them that in the earth, and of those under the earth; And EVERY tongue confess that Jesus Christ is Lord, to the glory of God the Father” <text:note text:id="ftn490" text:note-class="footnote"><text:note-citation>490</text:note-citation><text:note-body><text:p text:style-name="Footnote"><text:span text:style-name="T4">Philippians 2:9-11 </text:span><text:a xlink:type="simple" xlink:href="https://www.biblegateway.com/passage/?search=Philippians+2%3A9-11&amp;version=KJV" text:style-name="Internet_20_link" text:visited-style-name="Visited_20_Internet_20_Link"><text:span text:style-name="Definition"><text:span text:style-name="T4">KJV</text:span></text:span></text:a></text:p></text:note-body></text:note>.</text:p>
      <text:p text:style-name="P7">It is written: Jehovah says “by myself I HAVE SWORN IT; came out of my mouth word in righteousness, and it shall not be revoked: that shall bow before me EVERY knee, and EVERY tongue shall swear” <text:note text:id="ftn491" text:note-class="footnote"><text:note-citation>491</text:note-citation><text:note-body><text:p text:style-name="Footnote"><text:span text:style-name="T4">Isaiah 45:23 </text:span><text:a xlink:type="simple" xlink:href="https://www.biblegateway.com/passage/?search=Isaiah+45%3A23&amp;version=NKJV" text:style-name="Internet_20_link" text:visited-style-name="Visited_20_Internet_20_Link"><text:span text:style-name="Definition"><text:span text:style-name="T4">NKJV</text:span></text:span></text:a></text:p></text:note-body></text:note>.</text:p>
      <text:p text:style-name="P7">The Creator God of Heaven and Earth SWEARS by himself in Isaiah and Paul reminds us in Romans:</text:p>
      <text:p text:style-name="P7">It is written: “I SWEAR ON MY LIFE, says the Lord, that before me ALL they will bow the knee and ALL will praise God” <text:note text:id="ftn492" text:note-class="footnote"><text:note-citation>492</text:note-citation><text:note-body><text:p text:style-name="Footnote"><text:span text:style-name="T4">Romans 14 </text:span><text:a xlink:type="simple" xlink:href="https://www.biblegateway.com/passage/?search=Romans+14%3A11&amp;version=NET" text:style-name="Internet_20_link" text:visited-style-name="Visited_20_Internet_20_Link"><text:span text:style-name="Definition"><text:span text:style-name="T4">NET</text:span></text:span></text:a></text:p></text:note-body></text:note>.</text:p>
      <text:p text:style-name="P7">Why do some think that the victory of Jesus Christ on the Cross is as a victory of a roman caesar? What at the end of time some resurrected will have to bend that knee against their will, it's going to be like when the older brother bends the younger brother's arm and force him to say something? It's like imagining the newly risen forced to bend the knee against his will and to Jesus Christ saying: “Who is the king of kings? Who? WHO? Who is the winner? AHA ! Now PAL HELL!”</text:p>
      <text:p text:style-name="P7">That is NOT the victory of Jesus Christ in ANY of his subjects. Everyone those of us who have him as King do it of our own free will after the Heavenly Father exchanges our stone heart for a tender one that I may love him above all things for our own good. That was his promise and he is keeping it.</text:p>
      <text:p text:style-name="P7">It is written: “And I heard EVERY creature that is in heaven, and on the earth, and under the earth, and which is in the sea, and ALL things that are in them, saying, To him that <text:soft-page-break/>sitteth on the throne, and to him Lamb, be the blessing, and the honor, and the glory, and the power, to always ever” <text:note text:id="ftn493" text:note-class="footnote"><text:note-citation>493</text:note-citation><text:note-body><text:p text:style-name="Footnote"><text:span text:style-name="T4">Revelation 5:13 </text:span><text:a xlink:type="simple" xlink:href="https://www.biblegateway.com/passage/?search=Revelation+5%3A13&amp;version=KJV" text:style-name="Internet_20_link" text:visited-style-name="Visited_20_Internet_20_Link"><text:span text:style-name="Definition"><text:span text:style-name="T4">KJV</text:span></text:span></text:a></text:p></text:note-body></text:note>.</text:p>
      <text:p text:style-name="P7">Anyway. We could end up studying the whole bible. The point is that the promise is for everyone. Obviously that hasn't happened yet because Those who think that the thing is only for a few would no longer exist, among which, of course, are themselves.</text:p>
      <text:p text:style-name="P7">In addition, the promise of physical and spiritual resurrection is for everyone and that has not happened either, however that is the promise of the living God, of the Creator of Heaven and earth: EVERYONE, ABSOLUTELY EVERYONE. And God he is not a man to lie.</text:p>
      <text:p text:style-name="P7">THIS is the good news. The really GOOD NEWS.</text:p>
      <text:h text:style-name="P216" text:outline-level="3">The return.</text:h>
      <text:p text:style-name="P2">According to the bible, Jesus Christ announces that he is going to return and in the same moment when his disciples see him for the last time, two men, two angels, dressed in white remind them of the same.</text:p>
      <text:p text:style-name="P7">In Acts 1, after the crucifixion and resurrection of Jesus Christ says that:</text:p>
      <text:p text:style-name="P7">“Those who were assembled asked him, saying:</text:p>
      <text:p text:style-name="P7">Lord, will you restore the kingdom to Israel at this time?</text:p>
      <text:p text:style-name="P7">He answered them:</text:p>
      <text:p text:style-name="P7">—It is not for you to know neither the times nor the occasions that the Father arranged by his own authority. But they will receive power when the Holy Spirit has come upon you, and you will be my witnesses in Jerusalem, in all Judea, in Samaria and to the ends of the earth.</text:p>
      <text:p text:style-name="P7">After saying this, and while they saw him, he was lifted up; and one cloud received him hiding him from their eyes. and how they were looking up at the sky as he was leaving, here are two men dressed in white appeared next to them, and they said:</text:p>
      <text:p text:style-name="P7">"Men of Galilee, why do you stand looking up at the sky?" East Jesus, who was taken from you up to heaven, will come from the same the way they have seen him go to heaven” <text:note text:id="ftn494" text:note-class="footnote"><text:note-citation>494</text:note-citation><text:note-body><text:p text:style-name="Footnote"><text:span text:style-name="T4">Acts 1:6-11 </text:span><text:a xlink:type="simple" xlink:href="https://www.biblegateway.com/passage/?search=Acts+1%3A6-11&amp;version=NKJV" text:style-name="Internet_20_link" text:visited-style-name="Visited_20_Internet_20_Link"><text:span text:style-name="Definition"><text:span text:style-name="T4">NKJV</text:span></text:span></text:a></text:p></text:note-body></text:note>.</text:p>
      <text:p text:style-name="P7">And in 2 Peter 3, Peter warns us that:</text:p>
      <text:p text:style-name="P7"><text:soft-page-break/>“Know that in the last days scoffers will come with their ridicule, who will proceed according to their low passions and say: "Where is the promise of his coming? Because since the day our fathers slept all things remain the same, just as from the beginning of the creation". Well, of their own free will they overlook this: that by the word of God the heavens existed from ancient times, and the land that arose from the water and was settled in the midst of the water. For this the The world of that time was destroyed, flooded with water“ <text:note text:id="ftn495" text:note-class="footnote"><text:note-citation>495</text:note-citation><text:note-body><text:p text:style-name="Footnote"><text:span text:style-name="T4">2 Peter 3:3-6 </text:span><text:a xlink:type="simple" xlink:href="https://www.biblegateway.com/passage/?search=2+Peter+3%3A3-6&amp;version=NKJV" text:style-name="Internet_20_link" text:visited-style-name="Visited_20_Internet_20_Link"><text:span text:style-name="Definition"><text:span text:style-name="T4">NKJV</text:span></text:span></text:a></text:p></text:note-body></text:note>.</text:p>
      <text:p text:style-name="P7">And when the disciples ask Jesus Christ, what sign will there be of your coming? According to Matthew 24 and 25, the answer has several parts. And by the answers that Jesus Christ gives the thing seems quite dramatic and unpleasant.</text:p>
      <text:p text:style-name="P7">This is the good news that doesn't seem so good. The return of Son of Man is good news for everyone who does NOT love the world. The world, according to the bible, is the current system, the one that is under the dominion of Satan, as far as God allows it. for the world and for everyone who loves the world, the return of the Son of Man are bad news.</text:p>
      <text:p text:style-name="P7">The return of the Son of Man is related in the books of the prophets, in the gospels, some passages, from Paul's letters, from the letters of Peter, and the book of Revelation. the way to understand the sequence of events describing the return of the Son of Man there has to be a coherence between all of them.</text:p>
      <text:p text:style-name="P7">The general context is a time when the Meshiakh of Israel will reign over all nations and there will be peace in all the earth. This is the main excuse that many Jews still have to say that Jesus Christ cannot be the Meshiakh. Where is the King of the planet? Where is that global peace, of all the nations and peoples of the land, promised in the hebrew scriptures?</text:p>
      <text:h text:style-name="P218" text:outline-level="4">Caveat.</text:h>
      <text:p text:style-name="P2">Until now, your host, that is to say, Jose Luis Quiroga, can say that you are fairly confident, say more than 95 percent, of that EVERYTHING presented up to now is true, it is biblical, it is what the scriptures teach. The rest is reserved, let's say that 5 per cent, to be completely wrong. But his doubts are very little.</text:p>
      <text:p text:style-name="P7">As far as this part of the future is concerned, the sequence of events having to do with the return of the son of man, his host, myself Jose Luis Quiroga, must admit that his confidence is reduced to 70 percent. And in some respects, the minority, say 4 of the 22 <text:soft-page-break/>chapters of the book of Revelation, there are great doubts as to how understand them coherently with the rest of the prophetic books and with the whole bible. In these 4 chapters: 12, 13, 17 and 18, trust is not reaches 10 percent. The problem is always in the details. Y there are details that are simply not clear.</text:p>
      <text:p text:style-name="P7">Having made this warning, let's continue with the parts in which there is a 70 percent confidence.</text:p>
      <text:h text:style-name="P218" text:outline-level="4">Jesus Christ.</text:h>
      <text:p text:style-name="P2">When the disciples ask Jesus Christ: What sign will there be of your coming? In Matthew 24 <text:note text:id="ftn496" text:note-class="footnote"><text:note-citation>496</text:note-citation><text:note-body><text:p text:style-name="Footnote"><text:span text:style-name="T4">Matthew 24:3 </text:span><text:a xlink:type="simple" xlink:href="https://www.biblegateway.com/passage/?search=Matthew+24%3A3&amp;version=KJV" text:style-name="Internet_20_link" text:visited-style-name="Visited_20_Internet_20_Link"><text:span text:style-name="Definition"><text:span text:style-name="T4">KJV</text:span></text:span></text:a></text:p></text:note-body></text:note>, he answers that: “Like the lightning that comes from the east and shows itself to the west, so also will the coming of the Son of man” <text:note text:id="ftn497" text:note-class="footnote"><text:note-citation>497</text:note-citation><text:note-body><text:p text:style-name="Footnote"><text:span text:style-name="T4">Matthew 24:27 </text:span><text:a xlink:type="simple" xlink:href="https://www.biblegateway.com/passage/?search=Matthew+24%3A27&amp;version=KJV" text:style-name="Internet_20_link" text:visited-style-name="Visited_20_Internet_20_Link"><text:span text:style-name="Definition"><text:span text:style-name="T4">KJV</text:span></text:span></text:a></text:p></text:note-body></text:note>. In Luke 17 he answers something similar: “As the lightning that flashes illuminates the sky of a end to end, so also shall the Son of Man be in his day” <text:note text:id="ftn498" text:note-class="footnote"><text:note-citation>498</text:note-citation><text:note-body><text:p text:style-name="Footnote"><text:span text:style-name="T4">Luke 17:24 </text:span><text:a xlink:type="simple" xlink:href="https://www.biblegateway.com/passage/?search=Luke+17%3A24&amp;version=NKJV" text:style-name="Internet_20_link" text:visited-style-name="Visited_20_Internet_20_Link"><text:span text:style-name="Definition"><text:span text:style-name="T4">NKJV</text:span></text:span></text:a></text:p></text:note-body></text:note>.</text:p>
      <text:p text:style-name="P7">It also says in Matthew 24 that: "As in the days before the deluge were eating and drinking, marrying and giving in marriage, until the day that Noah entered the ark, and they knew not until the deluge and took them all away, so also will the coming of the Son of the men. Then there will be two in the field; the one will be taken, and the other shall be left: Two women grinding a grinder; one will be taken, and the other will be left. Watch then, because you do not know what hour your Lord will come” <text:note text:id="ftn499" text:note-class="footnote"><text:note-citation>499</text:note-citation><text:note-body><text:p text:style-name="Footnote"><text:span text:style-name="T4">Matthew 24:38-42 </text:span><text:a xlink:type="simple" xlink:href="https://www.biblegateway.com/passage/?search=Matthew+24%3A38-42&amp;version=KJV" text:style-name="Internet_20_link" text:visited-style-name="Visited_20_Internet_20_Link"><text:span text:style-name="Definition"><text:span text:style-name="T4">KJV</text:span></text:span></text:a></text:p></text:note-body></text:note>. And in Luke 17 adds: “It will also be as it was in the days of Lot: They ate, drank, bought, sold, planted, and built; but the day when Lot went out of Sodom, it rained fire and brimstone from heaven, and destroyed everyone. So it will be on the day when the Son of God is revealed. Man” <text:note text:id="ftn500" text:note-class="footnote"><text:note-citation>500</text:note-citation><text:note-body><text:p text:style-name="Footnote"><text:span text:style-name="T4">Luke 17:28-30 </text:span><text:a xlink:type="simple" xlink:href="https://www.biblegateway.com/passage/?search=Luke+17%3A28-30&amp;version=NKJV" text:style-name="Internet_20_link" text:visited-style-name="Visited_20_Internet_20_Link"><text:span text:style-name="Definition"><text:span text:style-name="T4">NKJV</text:span></text:span></text:a></text:p></text:note-body></text:note>. “On that night there will be two in one bed; the one will be taken and the other will be left” <text:note text:id="ftn501" text:note-class="footnote"><text:note-citation>501</text:note-citation><text:note-body><text:p text:style-name="Footnote"><text:span text:style-name="T4">Luke 17:34 </text:span><text:a xlink:type="simple" xlink:href="https://www.biblegateway.com/passage/?search=Luke+17%3A34&amp;version=NKJV" text:style-name="Internet_20_link" text:visited-style-name="Visited_20_Internet_20_Link"><text:span text:style-name="Definition"><text:span text:style-name="T4">NKJV</text:span></text:span></text:a></text:p></text:note-body></text:note>.</text:p>
      <text:p text:style-name="P7">When Jesus Christ returns, it will be any moment, in an instant, and people will lead a life in which they drink, buy, sell, plant, they build and marry. Maybe that's why we see what he announced Peter in 2nd Peter 3 what would happen, that some mockers say: "Where is the promise of his coming? Because since the day our fathers slept all things remain the same, just as from the beginning of creation” <text:note text:id="ftn502" text:note-class="footnote"><text:note-citation>502</text:note-citation><text:note-body><text:p text:style-name="Footnote"><text:span text:style-name="T4">2 Peter 3:4 </text:span><text:a xlink:type="simple" xlink:href="https://www.biblegateway.com/passage/?search=2+Peter+3%3A4&amp;version=NKJV" text:style-name="Internet_20_link" text:visited-style-name="Visited_20_Internet_20_Link"><text:span text:style-name="Definition"><text:span text:style-name="T4">NKJV</text:span></text:span></text:a></text:p></text:note-body></text:note>.</text:p>
      <text:h text:style-name="P218" text:outline-level="4">Peace.</text:h>
      <text:p text:style-name="P2">In Isaiah 2 it says that: “And it shall come to pass in the last days, that the mountain of the house of the Lord shall be confirmed as the chief of the mountains, and he shall be exalted above the hills, and all nations shall stream to him. Y Many peoples will come <text:soft-page-break/>and say, Come, and let us go up to the mountain of the Lord, to the house of the God of Jacob; and he will teach us in his ways, and we will walk for their paths. For out of Zion shall go forth the law, and the word out of Jerusalem. of Jehovah. And he will judge between the nations, and will rebuke many peoples; Y They will beat their swords into plowshares, and their spears into pruning hooks: they will not lift up sword people against people, nor will they rehearse for war anymore” <text:note text:id="ftn503" text:note-class="footnote"><text:note-citation>503</text:note-citation><text:note-body><text:p text:style-name="Footnote"><text:span text:style-name="T4">Isaiah 2:2-4 </text:span><text:a xlink:type="simple" xlink:href="https://www.biblegateway.com/passage/?search=Isaiah+2%3A2-4&amp;version=KJV" text:style-name="Internet_20_link" text:visited-style-name="Visited_20_Internet_20_Link"><text:span text:style-name="Definition"><text:span text:style-name="T4">KJV</text:span></text:span></text:a></text:p></text:note-body></text:note>.</text:p>
      <text:p text:style-name="P7">In Isaiah 9 it says that: "For a child is born to us, son it is given to us; and the principality upon his shoulder: and his name shall be called Admirable, Counselor, Mighty God, Eternal Father, Prince of PEACE. It dilated of his empire and peace will have no end, on the throne of David, and over his kingdom, arranging and confirming it in judgment and in justice from now to FOREVER. The zeal of Jehovah of armies will do this” <text:note text:id="ftn504" text:note-class="footnote"><text:note-citation>504</text:note-citation><text:note-body><text:p text:style-name="Footnote"><text:span text:style-name="T4">Isaiah 9:6-7 </text:span><text:a xlink:type="simple" xlink:href="https://www.biblegateway.com/passage/?search=Isaiah+9%3A6-7&amp;version=KJV" text:style-name="Internet_20_link" text:visited-style-name="Visited_20_Internet_20_Link"><text:span text:style-name="Definition"><text:span text:style-name="T4">KJV</text:span></text:span></text:a></text:p></text:note-body></text:note>.</text:p>
      <text:p text:style-name="P7">In Jeremiah 33, Jehovah promises Israel that “I will cleanse you from all your wickedness with which they sinned against me; and I will forgive all your sins with you they have sinned against me, and with which they have rebelled against me. And it will be me for name of joy, praise and glory, among all the peoples of the earth, that they will have heard all the good that I do them; and they will fear and they will tremble from all the good and from ALL the PEACE that I will make them” <text:note text:id="ftn505" text:note-class="footnote"><text:note-citation>505</text:note-citation><text:note-body><text:p text:style-name="Footnote"><text:span text:style-name="T4">Jeremiah 33:8-9 </text:span><text:a xlink:type="simple" xlink:href="https://www.biblegateway.com/passage/?search=Jeremiah+33%3A8-9&amp;version=KJV" text:style-name="Internet_20_link" text:visited-style-name="Visited_20_Internet_20_Link"><text:span text:style-name="Definition"><text:span text:style-name="T4">KJV</text:span></text:span></text:a></text:p></text:note-body></text:note>.</text:p>
      <text:p text:style-name="P7">In Zechariah 14 that: “And the Lord shall be king over all land. In that day Jehovah will be one, and one will name her” [^ 505].</text:p>
      <text:p text:style-name="P7">This was what the Israelites of the time of Jesus Christ were waiting for the Meshiakh of Israel. That he was the king of all nations and that there would be peace. That is the apology that some still insist on Jews, some genetic descendants of Abraham, to deny Yeshua as his Meshiakh.</text:p>
      <text:p text:style-name="P7">In Zechariah 14 Jehovah also says that: BEFORE he reigns, "I I will gather ALL nations to battle against Jerusalem; and the city will be taken, and the houses shall be plundered, and the women forced: and half of the city will go into captivity, but the rest of the people will not be cut down of the city” <text:note text:id="ftn506" text:note-class="footnote"><text:note-citation>506</text:note-citation><text:note-body><text:p text:style-name="Footnote"><text:span text:style-name="T4">Zechariah 14:2 </text:span><text:a xlink:type="simple" xlink:href="https://www.biblegateway.com/passage/?search=Zechariah+14%3A2&amp;version=KJV" text:style-name="Internet_20_link" text:visited-style-name="Visited_20_Internet_20_Link"><text:span text:style-name="Definition"><text:span text:style-name="T4">KJV</text:span></text:span></text:a></text:p></text:note-body></text:note>. And when he is REIGNING, "ALL that are left of the nations that came against Jerusalem shall rise from year to year to TO WORSHIP the King, the LORD of hosts, and to celebrate the feast of the Cabins” <text:note text:id="ftn507" text:note-class="footnote"><text:note-citation>507</text:note-citation><text:note-body><text:p text:style-name="Footnote"><text:span text:style-name="T4">Zechariah 14:16 </text:span><text:a xlink:type="simple" xlink:href="https://www.biblegateway.com/passage/?search=Zechariah+14%3A16&amp;version=KJV" text:style-name="Internet_20_link" text:visited-style-name="Visited_20_Internet_20_Link"><text:span text:style-name="Definition"><text:span text:style-name="T4">KJV</text:span></text:span></text:a></text:p></text:note-body></text:note>.</text:p>
      <text:p text:style-name="P7">And the country or nation that does not send emissaries every year to adore the King in the Sukkot festival, the festival of Tabernacles, pailas and tuqui tuqui, nothing of rains</text:p>
      <text:p text:style-name="P7"><text:soft-page-break/>When Jesus Christ, Yeshua, the Meshiakh of Israel returns there will be PEACE and the will be the King of ALL the nations from Israel, the one who is already here, that which is already a nation since 1948.</text:p>
      <text:h text:style-name="P218" text:outline-level="4">Temple.</text:h>
      <text:p text:style-name="P2">In Ezekiel, 8 chapters are dedicated to describing what the temple will be like. be built when the Meshiakh of Israel reigns over all nations. One of the most interesting features of the temple described in Ezekiel is that it has no walls or walls indicating separation between types of people as if the temple had them before Jesus Christ. Said temple, the one from the times of Jesus Christ, separated the genetic descendants of Abraham from the rest of the people: the pagans. The temple described in Ezekiel also does not have a veil that separates to the Holy of Holies as a place to which only the supreme priest. In this future temple EVERYONE will have access to the holy of the saints.</text:p>
      <text:p text:style-name="P7">This future temple is so important to the bible that only the Tabernacle of the Meeting, which was built as YHWH showed Moses on Mount Horeb, also known as Mount Sinai, that tent that the Israelites carried for 40 years in the desert following a pillar of cloud by day, and a pillar of fire by night, only that Tabernacle of the Meeting has more pages in the bible dedicated to describe and explain it than the future temple described in Ezekiel. That future temple seems to be, according to the number of pages dedicated in the bible, more important than the previous ones.</text:p>
      <text:p text:style-name="P7">Jeremiah 33 <text:note text:id="ftn508" text:note-class="footnote"><text:note-citation>508</text:note-citation><text:note-body><text:p text:style-name="Footnote"><text:span text:style-name="T4">Jeremiah 33:11 </text:span><text:a xlink:type="simple" xlink:href="https://www.biblegateway.com/passage/?search=Jeremiah+33%3A11&amp;version=KJV" text:style-name="Internet_20_link" text:visited-style-name="Visited_20_Internet_20_Link"><text:span text:style-name="Definition"><text:span text:style-name="T4">KJV</text:span></text:span></text:a></text:p></text:note-body></text:note><text:s/>and Isaiah 66 <text:note text:id="ftn509" text:note-class="footnote"><text:note-citation>509</text:note-citation><text:note-body><text:p text:style-name="Footnote"><text:span text:style-name="T4">Isaiah 66:20 </text:span><text:a xlink:type="simple" xlink:href="https://www.biblegateway.com/passage/?search=Isaiah+66%3A20&amp;version=KJV" text:style-name="Internet_20_link" text:visited-style-name="Visited_20_Internet_20_Link"><text:span text:style-name="Definition"><text:span text:style-name="T4">KJV</text:span></text:span></text:a></text:p></text:note-body></text:note><text:s/>speak of the time when Jehovah will bring the Israelites back to their land and that the people they shall bring praises and presents to the house of the Lord, to that temple which Ezekiel describes in chapters 40 to 48 of his book.</text:p>
      <text:p text:style-name="P7">In that future temple, according to Ezekiel 46, offering sacrifices will be made daily. He says that: "You shall sacrifice to the Lord daily as a burnt offering lamb a year old without blemish, every morning you will sacrifice it. And with him every morning you shall make a present of the sixth part of an ephah, and the third part of a hin of oil to mix with the flower flour: present to Jehovah continually by a perpetual statute. They will therefore offer the lamb, and the present and the oil, every morning as a burnt offering continuous” <text:note text:id="ftn510" text:note-class="footnote"><text:note-citation>510</text:note-citation><text:note-body><text:p text:style-name="Footnote"><text:span text:style-name="T4">Ezekiel 46:13-15 </text:span><text:a xlink:type="simple" xlink:href="https://www.biblegateway.com/passage/?search=Ezekiel+46%3A13-15&amp;version=KJV" text:style-name="Internet_20_link" text:visited-style-name="Visited_20_Internet_20_Link"><text:span text:style-name="Definition"><text:span text:style-name="T4">KJV</text:span></text:span></text:a></text:p></text:note-body></text:note>.</text:p>
      <text:p text:style-name="P7">Another interesting feature of this temple, according to Ezekiel 47 <text:note text:id="ftn511" text:note-class="footnote"><text:note-citation>511</text:note-citation><text:note-body><text:p text:style-name="Footnote"><text:span text:style-name="T4">Ezekiel 47 </text:span><text:a xlink:type="simple" xlink:href="https://www.biblegateway.com/passage/?search=Ezekiel+47&amp;version=KJV" text:style-name="Internet_20_link" text:visited-style-name="Visited_20_Internet_20_Link"><text:span text:style-name="Definition"><text:span text:style-name="T4">KJV</text:span></text:span></text:a></text:p></text:note-body></text:note>, is that water comes out of the sanctuary of the temple that when it comes out of the temple is a small water source that has a low flow but at As it moves away from the temple, the flow <text:soft-page-break/>increases until it becomes a river that reaches the dead sea. River that, because it is fresh water, makes the dead sea ceases to be dead and people will be able to fish in that lake that It is now called the "Dead Sea". Also, on the banks of the river trees will grow that will always bear fruit in time that can be eaten and the leaves of said trees will never fall and will be medicinal. Perhaps because they are medicinal is that they will never fall. They will be so desired that the people will rip them off before they fall. And whoever bathes or swims in that river or in what is now the "dead sea" will heal and live.</text:p>
      <text:p text:style-name="P7">That future temple is a temple such as has never been seen on this planet.</text:p>
      <text:h text:style-name="P218" text:outline-level="4">A thousand years.</text:h>
      <text:p text:style-name="P2">In all the prophecies of the bible the numbers are interpreted as numbers. In Jose's dreams 11 stars are 11 brothers <text:note text:id="ftn512" text:note-class="footnote"><text:note-citation>512</text:note-citation><text:note-body><text:p text:style-name="Footnote"><text:span text:style-name="T4">Genesis 37:9-10 </text:span><text:a xlink:type="simple" xlink:href="https://www.biblegateway.com/passage/?search=Genesis+37%3A9-10&amp;version=KJV" text:style-name="Internet_20_link" text:visited-style-name="Visited_20_Internet_20_Link"><text:span text:style-name="Definition"><text:span text:style-name="T4">KJV</text:span></text:span></text:a></text:p></text:note-body></text:note>, 3 shoots are 3 days <text:note text:id="ftn513" text:note-class="footnote"><text:note-citation>513</text:note-citation><text:note-body><text:p text:style-name="Footnote"><text:span text:style-name="T4">Genesis 40:12 </text:span><text:a xlink:type="simple" xlink:href="https://www.biblegateway.com/passage/?search=Genesis+40%3A12&amp;version=KJV" text:style-name="Internet_20_link" text:visited-style-name="Visited_20_Internet_20_Link"><text:span text:style-name="Definition"><text:span text:style-name="T4">KJV</text:span></text:span></text:a></text:p></text:note-body></text:note>, 3 baskets are 3 days <text:note text:id="ftn514" text:note-class="footnote"><text:note-citation>514</text:note-citation><text:note-body><text:p text:style-name="Footnote"><text:span text:style-name="T4">Genesis 40:18 </text:span><text:a xlink:type="simple" xlink:href="https://www.biblegateway.com/passage/?search=Genesis+40%3A18&amp;version=KJV" text:style-name="Internet_20_link" text:visited-style-name="Visited_20_Internet_20_Link"><text:span text:style-name="Definition"><text:span text:style-name="T4">KJV</text:span></text:span></text:a></text:p></text:note-body></text:note>, 7 cows are 7 years, 7 spikes are 7 years <text:note text:id="ftn515" text:note-class="footnote"><text:note-citation>515</text:note-citation><text:note-body><text:p text:style-name="Footnote"><text:span text:style-name="T4">Genesis 41:26 </text:span><text:a xlink:type="simple" xlink:href="https://www.biblegateway.com/passage/?search=Genesis+41%3A26&amp;version=KJV" text:style-name="Internet_20_link" text:visited-style-name="Visited_20_Internet_20_Link"><text:span text:style-name="Definition"><text:span text:style-name="T4">KJV</text:span></text:span></text:a></text:p></text:note-body></text:note>. In the visions of Daniel 4 beasts are 4 empires <text:note text:id="ftn516" text:note-class="footnote"><text:note-citation>516</text:note-citation><text:note-body><text:p text:style-name="Footnote"><text:span text:style-name="T4">Daniel 7:17 </text:span><text:a xlink:type="simple" xlink:href="https://www.biblegateway.com/passage/?search=Daniel+7%3A17&amp;version=KJV" text:style-name="Internet_20_link" text:visited-style-name="Visited_20_Internet_20_Link"><text:span text:style-name="Definition"><text:span text:style-name="T4">KJV</text:span></text:span></text:a></text:p></text:note-body></text:note>, 10 horns are 10 kings <text:note text:id="ftn517" text:note-class="footnote"><text:note-citation>517</text:note-citation><text:note-body><text:p text:style-name="Footnote"><text:span text:style-name="T4">Daniel 7:24 </text:span><text:a xlink:type="simple" xlink:href="https://www.biblegateway.com/passage/?search=Daniel+7%3A24&amp;version=KJV" text:style-name="Internet_20_link" text:visited-style-name="Visited_20_Internet_20_Link"><text:span text:style-name="Definition"><text:span text:style-name="T4">KJV</text:span></text:span></text:a></text:p></text:note-body></text:note>, 70 weeks are 70 groups of 7 years <text:note text:id="ftn518" text:note-class="footnote"><text:note-citation>518</text:note-citation><text:note-body><text:p text:style-name="Footnote"><text:span text:style-name="T4">Daniel 9:26 </text:span><text:a xlink:type="simple" xlink:href="https://www.biblegateway.com/passage/?search=Daniel+9%3A26&amp;version=KJV" text:style-name="Internet_20_link" text:visited-style-name="Visited_20_Internet_20_Link"><text:span text:style-name="Definition"><text:span text:style-name="T4">KJV</text:span></text:span></text:a></text:p></text:note-body></text:note>, 1290 days are 1290 years, 1335 days are 1335 years <text:note text:id="ftn519" text:note-class="footnote"><text:note-citation>519</text:note-citation><text:note-body><text:p text:style-name="Footnote"><text:span text:style-name="T4">Daniel 12:11-12 </text:span><text:a xlink:type="simple" xlink:href="https://www.biblegateway.com/passage/?search=Daniel+12%3A11-12&amp;version=KJV" text:style-name="Internet_20_link" text:visited-style-name="Visited_20_Internet_20_Link"><text:span text:style-name="Definition"><text:span text:style-name="T4">KJV</text:span></text:span></text:a></text:p></text:note-body></text:note>. It never happens that 11 means many, or some, or few. 11 is 11, not 5, not 3, not 20.</text:p>
      <text:p text:style-name="P7">The book of revelation is no exception: the 7 stars are 7 angels, the 7 lampstands are 7 churches <text:note text:id="ftn520" text:note-class="footnote"><text:note-citation>520</text:note-citation><text:note-body><text:p text:style-name="Footnote"><text:span text:style-name="T4">Revelation 1:20 </text:span><text:a xlink:type="simple" xlink:href="https://www.biblegateway.com/passage/?search=Revelation+1%3A20&amp;version=KJV" text:style-name="Internet_20_link" text:visited-style-name="Visited_20_Internet_20_Link"><text:span text:style-name="Definition"><text:span text:style-name="T4">KJV</text:span></text:span></text:a></text:p></text:note-body></text:note>, the 7 seals are 7 processes or plagues <text:note text:id="ftn521" text:note-class="footnote"><text:note-citation>521</text:note-citation><text:note-body><text:p text:style-name="Footnote"><text:span text:style-name="T4">Revelation 6 </text:span><text:a xlink:type="simple" xlink:href="https://www.biblegateway.com/passage/?search=Revelation+6&amp;version=KJV" text:style-name="Internet_20_link" text:visited-style-name="Visited_20_Internet_20_Link"><text:span text:style-name="Definition"><text:span text:style-name="T4">KJV</text:span></text:span></text:a></text:p></text:note-body></text:note>, the 7 trumpets are 7 processes <text:note text:id="ftn522" text:note-class="footnote"><text:note-citation>522</text:note-citation><text:note-body><text:p text:style-name="Footnote"><text:span text:style-name="T4">Revelation 8 </text:span><text:a xlink:type="simple" xlink:href="https://www.biblegateway.com/passage/?search=Revelation+8&amp;version=KJV" text:style-name="Internet_20_link" text:visited-style-name="Visited_20_Internet_20_Link"><text:span text:style-name="Definition"><text:span text:style-name="T4">KJV</text:span></text:span></text:a></text:p></text:note-body></text:note><text:s/>and the 7 cups are 7 processes <text:note text:id="ftn523" text:note-class="footnote"><text:note-citation>523</text:note-citation><text:note-body><text:p text:style-name="Footnote"><text:span text:style-name="T4">Revelation 16 </text:span><text:a xlink:type="simple" xlink:href="https://www.biblegateway.com/passage/?search=Revelation+16&amp;version=KJV" text:style-name="Internet_20_link" text:visited-style-name="Visited_20_Internet_20_Link"><text:span text:style-name="Definition"><text:span text:style-name="T4">KJV</text:span></text:span></text:a></text:p></text:note-body></text:note>. Even in Revelation 17 the angel explains to John that the 7 heads are 7 mountains and 7 kings <text:note text:id="ftn524" text:note-class="footnote"><text:note-citation>524</text:note-citation><text:note-body><text:p text:style-name="Footnote"><text:span text:style-name="T4">Revelation 17:9-10 </text:span><text:a xlink:type="simple" xlink:href="https://www.biblegateway.com/passage/?search=Revelation+17%3A9-10&amp;version=KJV" text:style-name="Internet_20_link" text:visited-style-name="Visited_20_Internet_20_Link"><text:span text:style-name="Definition"><text:span text:style-name="T4">KJV</text:span></text:span></text:a></text:p></text:note-body></text:note><text:s/>and the 10 horns are 10 kings <text:note text:id="ftn525" text:note-class="footnote"><text:note-citation>525</text:note-citation><text:note-body><text:p text:style-name="Footnote"><text:span text:style-name="T4">Revelation 17:12 </text:span><text:a xlink:type="simple" xlink:href="https://www.biblegateway.com/passage/?search=Revelation+17%3A12&amp;version=KJV" text:style-name="Internet_20_link" text:visited-style-name="Visited_20_Internet_20_Link"><text:span text:style-name="Definition"><text:span text:style-name="T4">KJV</text:span></text:span></text:a></text:p></text:note-body></text:note>.</text:p>
      <text:p text:style-name="P7">In the same way, the correct interpretation of Revelation 20, as well some do not want to accept it, is that when it says "a thousand years" it is just that: “THOUSAND YEARS” <text:note text:id="ftn526" text:note-class="footnote"><text:note-citation>526</text:note-citation><text:note-body><text:p text:style-name="Footnote"><text:span text:style-name="T4">Revelation 20 </text:span><text:a xlink:type="simple" xlink:href="https://www.biblegateway.com/passage/?search=Revelation+20&amp;version=KJV" text:style-name="Internet_20_link" text:visited-style-name="Visited_20_Internet_20_Link"><text:span text:style-name="Definition"><text:span text:style-name="T4">KJV</text:span></text:span></text:a></text:p></text:note-body></text:note>. A thousand are a thousand, they are not 2 thousand, nor 4 thousand, not 3 thousand, not a little bit, not for a long time.</text:p>
      <text:p text:style-name="P7">These thousand years are a time of PEACE, in which according to Isaiah 65 a person who dies at the age of 100 is considered a child and people will live like the days of the trees <text:note text:id="ftn527" text:note-class="footnote"><text:note-citation>527</text:note-citation><text:note-body><text:p text:style-name="Footnote"><text:span text:style-name="T4">Isaiah 65:20,22 </text:span><text:a xlink:type="simple" xlink:href="https://www.biblegateway.com/passage/?search=Isaiah+65%3A20%2C22&amp;version=NKJV" text:style-name="Internet_20_link" text:visited-style-name="Visited_20_Internet_20_Link"><text:span text:style-name="Definition"><text:span text:style-name="T4">NKJV</text:span></text:span></text:a></text:p></text:note-body></text:note><text:s/>and “the wolf and the lamb shall be grazing together, and the lion will eat straw like the ox; and to the snake dust will be their food” <text:note text:id="ftn528" text:note-class="footnote"><text:note-citation>528</text:note-citation><text:note-body><text:p text:style-name="Footnote"><text:span text:style-name="T4">Isaiah 65:25 </text:span><text:a xlink:type="simple" xlink:href="https://www.biblegateway.com/passage/?search=Isaiah+65%3A25&amp;version=KJV" text:style-name="Internet_20_link" text:visited-style-name="Visited_20_Internet_20_Link"><text:span text:style-name="Definition"><text:span text:style-name="T4">KJV</text:span></text:span></text:a></text:p></text:note-body></text:note>, according to Revelation 20, it will be a thousand years of PEACE because Satan, also called "the ancient serpent" or "devil" he will be chained in the abyss <text:note text:id="ftn529" text:note-class="footnote"><text:note-citation>529</text:note-citation><text:note-body><text:p text:style-name="Footnote"><text:span text:style-name="T4">Revelation 20:2 </text:span><text:a xlink:type="simple" xlink:href="https://www.biblegateway.com/passage/?search=Revelation+20%3A2&amp;version=KJV" text:style-name="Internet_20_link" text:visited-style-name="Visited_20_Internet_20_Link"><text:span text:style-name="Definition"><text:span text:style-name="T4">KJV</text:span></text:span></text:a></text:p></text:note-body></text:note>. Peace because the one who prevents it does not can act by being chained.</text:p>
      <text:p text:style-name="P7"><text:soft-page-break/>According to Revelation 20, “when the thousand years are fulfilled, Satan will be released from his prison” <text:note text:id="ftn530" text:note-class="footnote"><text:note-citation>530</text:note-citation><text:note-body><text:p text:style-name="Footnote"><text:span text:style-name="T4">Revelation 20:7 </text:span><text:a xlink:type="simple" xlink:href="https://www.biblegateway.com/passage/?search=Revelation+20%3A7&amp;version=KJV" text:style-name="Internet_20_link" text:visited-style-name="Visited_20_Internet_20_Link"><text:span text:style-name="Definition"><text:span text:style-name="T4">KJV</text:span></text:span></text:a></text:p></text:note-body></text:note><text:s/>and will deceive the nations and surround the city loved by God, but fire will fall from heaven and will be defeated.</text:p>
      <text:p text:style-name="P7">At the end of these thousand years, peace ends, there is a short war between those who follow the Lamb, Jesus Christ, and those who follow Satan, Gog and Magog, but soon everything is destroyed by the fire that falls from the heaven.</text:p>
      <text:p text:style-name="P7">Said physical fire that falls from the sky destroys those who were left deceive by Satan. The rest of the people, those who were not deceived by Satan, they will be transformed directly, without dying, to his glorious body, that which is not affected by physical fire, as Paul explains in 1st Corinthians 15 <text:note text:id="ftn531" text:note-class="footnote"><text:note-citation>531</text:note-citation><text:note-body><text:p text:style-name="Footnote"><text:span text:style-name="T4">1 Corinthians 15:51-52 </text:span><text:a xlink:type="simple" xlink:href="https://www.biblegateway.com/passage/?search=1+Corinthians+15%3A51-52&amp;version=NKJV" text:style-name="Internet_20_link" text:visited-style-name="Visited_20_Internet_20_Link"><text:span text:style-name="Definition"><text:span text:style-name="T4">NKJV</text:span></text:span></text:a></text:p></text:note-body></text:note>.</text:p>
      <text:p text:style-name="P7">At that time, the fire will also consume the entire planet, this sky physical and this physical earth that we see today, as told to us by 2nd Peter 3: “Then the heavens will pass away with great noise; the elements, burning, will be undone; and the earth and the works that are in it will be consumed. since all these things must be undone, what kind of people must be you in holy and pious conduct, waiting and hastening for the coming of the day of God! For that day's sake the heavens, being lit, they will be undone; and the elements, being scorched, will be melted. According to God's promises we expect new heavens and earth new in whom justice dwells” <text:note text:id="ftn532" text:note-class="footnote"><text:note-citation>532</text:note-citation><text:note-body><text:p text:style-name="Footnote"><text:span text:style-name="T4">2 Peter 3:10-13 </text:span><text:a xlink:type="simple" xlink:href="https://www.biblegateway.com/passage/?search=2+Peter+3%3A10-13&amp;version=NKJV" text:style-name="Internet_20_link" text:visited-style-name="Visited_20_Internet_20_Link"><text:span text:style-name="Definition"><text:span text:style-name="T4">NKJV</text:span></text:span></text:a></text:p></text:note-body></text:note>. It also announces Isaiah 65 saying "For behold, I create new heavens and new earth: and of the first there will be no memory, nor will more come to thought” <text:note text:id="ftn533" text:note-class="footnote"><text:note-citation>533</text:note-citation><text:note-body><text:p text:style-name="Footnote"><text:span text:style-name="T4">Isaiah 65:17 </text:span><text:a xlink:type="simple" xlink:href="https://www.biblegateway.com/passage/?search=Isaiah+65%3A17&amp;version=KJV" text:style-name="Internet_20_link" text:visited-style-name="Visited_20_Internet_20_Link"><text:span text:style-name="Definition"><text:span text:style-name="T4">KJV</text:span></text:span></text:a></text:p></text:note-body></text:note>. And Revelation 21 saying: “And I saw a new heaven, and a new earth: because the first heaven and the first land they left, and the sea is no more” <text:note text:id="ftn534" text:note-class="footnote"><text:note-citation>534</text:note-citation><text:note-body><text:p text:style-name="Footnote"><text:span text:style-name="T4">Revelation 21:1 </text:span><text:a xlink:type="simple" xlink:href="https://www.biblegateway.com/passage/?search=Revelation+21%3A1&amp;version=KJV" text:style-name="Internet_20_link" text:visited-style-name="Visited_20_Internet_20_Link"><text:span text:style-name="Definition"><text:span text:style-name="T4">KJV</text:span></text:span></text:a></text:p></text:note-body></text:note>. And in Zephaniah 1 also announces saying: "I will completely destroy all things on the face of the earth, saith the Lord. I will destroy men and beasts; I will destroy the birds of the sky, and the fish of the sea, and the stumbling blocks with the wicked; and I will cut down men from off the face of the earth, he says Jehovah” <text:note text:id="ftn535" text:note-class="footnote"><text:note-citation>535</text:note-citation><text:note-body><text:p text:style-name="Footnote"><text:span text:style-name="T4">Zephaniah 1:2-3 </text:span><text:a xlink:type="simple" xlink:href="https://www.biblegateway.com/passage/?search=Zephaniah+1%3A2-3&amp;version=KJV" text:style-name="Internet_20_link" text:visited-style-name="Visited_20_Internet_20_Link"><text:span text:style-name="Definition"><text:span text:style-name="T4">KJV</text:span></text:span></text:a></text:p></text:note-body></text:note>.</text:p>
      <text:p text:style-name="P7">This is the moment when Adam's offspring ends. Not anymore but children of children of Adam. End, end, no more.</text:p>
      <text:p text:style-name="P7">From this moment on, the new earth with the new heaven, that Kingdom of Heaven, that Kingdom of God, which Jehovah began to build spiritually since Jesus Christ began to announce the Kingdom of Heavens, it begins to be a new earth and a new PHYSICAL sky too. A Kingdom of Heaven also PHYSICAL here on this planet. a kingdom of God in whom the Lord will dwell among men forever and forever.</text:p>
      <text:p text:style-name="P7"><text:soft-page-break/>Paul explains in 1 Corinthians 15 quoting Hosea 13 saying "Where is, oh die, your victory? where is he death, your sting?” <text:note text:id="ftn536" text:note-class="footnote"><text:note-citation>536</text:note-citation><text:note-body><text:p text:style-name="Footnote"><text:span text:style-name="T4">1 Corinthians 15:55 </text:span><text:a xlink:type="simple" xlink:href="https://www.biblegateway.com/passage/?search=1+Corinthians+15%3A55&amp;version=NKJV" text:style-name="Internet_20_link" text:visited-style-name="Visited_20_Internet_20_Link"><text:span text:style-name="Definition"><text:span text:style-name="T4">NKJV</text:span></text:span></text:a><text:span text:style-name="T4"> Hosea 13:14 </text:span><text:a xlink:type="simple" xlink:href="https://www.biblegateway.com/passage/?search=Hosea+13%3A14&amp;version=NKJV" text:style-name="Internet_20_link" text:visited-style-name="Visited_20_Internet_20_Link"><text:span text:style-name="Definition"><text:span text:style-name="T4">NKJV</text:span></text:span></text:a></text:p></text:note-body></text:note>. And in Isaiah 25 this moment is announced saying “He will destroy death forever; and the Lord will wipe away all tear from all faces: and he will remove the reproach of his people from all the earth: because Jehovah hath said it” <text:note text:id="ftn537" text:note-class="footnote"><text:note-citation>537</text:note-citation><text:note-body><text:p text:style-name="Footnote"><text:span text:style-name="T4">Isaiah 25:8 </text:span><text:a xlink:type="simple" xlink:href="https://www.biblegateway.com/passage/?search=Isaiah+25%3A8&amp;version=KJV" text:style-name="Internet_20_link" text:visited-style-name="Visited_20_Internet_20_Link"><text:span text:style-name="Definition"><text:span text:style-name="T4">KJV</text:span></text:span></text:a></text:p></text:note-body></text:note>.</text:p>
      <text:p text:style-name="P7">It is at the end of those thousand years that the physical resurrection of the dead, that of ALL the dead, with the exception of 144,000 who already they were resurrected. It is after those thousand years when they are resurrected even the ones that have just been destroyed by the physical fire that I destroy the previous physical heaven and earth. That's what it says Revelation 20: “WHEN THE THOUSAND YEARS ARE FINISHED” <text:note text:id="ftn538" text:note-class="footnote"><text:note-citation>538</text:note-citation><text:note-body><text:p text:style-name="Footnote"><text:span text:style-name="T4">Revelation 20:7 </text:span><text:a xlink:type="simple" xlink:href="https://www.biblegateway.com/passage/?search=Revelation+20%3A7&amp;version=NKJV" text:style-name="Internet_20_link" text:visited-style-name="Visited_20_Internet_20_Link"><text:span text:style-name="Definition"><text:span text:style-name="T4">NKJV</text:span></text:span></text:a></text:p></text:note-body></text:note>. It's AFTER those thousand years when the announcement of Jesus Christ that says: “Do not be astonished at this, for the hour will come when ALL who are in the graves will hear his voice and come out, who did good for the resurrection of life but those who practiced evil for the resurrection of” <text:note text:id="ftn539" text:note-class="footnote"><text:note-citation>539</text:note-citation><text:note-body><text:p text:style-name="Footnote"><text:span text:style-name="T4">John 5:28-29 </text:span><text:a xlink:type="simple" xlink:href="https://www.biblegateway.com/passage/?search=John+5%3A28-29&amp;version=NKJV" text:style-name="Internet_20_link" text:visited-style-name="Visited_20_Internet_20_Link"><text:span text:style-name="Definition"><text:span text:style-name="T4">NKJV</text:span></text:span></text:a></text:p></text:note-body></text:note><text:s/>“judgment” <text:note text:id="ftn540" text:note-class="footnote"><text:note-citation>540</text:note-citation><text:note-body><text:p text:style-name="Footnote"><text:span text:style-name="T4">John 5:29 </text:span><text:a xlink:type="simple" xlink:href="https://biblehub.com/text/john/5-29.htm" text:style-name="Internet_20_link" text:visited-style-name="Visited_20_Internet_20_Link"><text:span text:style-name="Definition"><text:span text:style-name="T4">biblehub</text:span></text:span></text:a></text:p></text:note-body></text:note>. and what John describes in Revelation 20 saying: “And the sea gave up the dead that were in it, and Death and Hades gave up the dead that were in them; and they were judged, each one according to his works” <text:note text:id="ftn541" text:note-class="footnote"><text:note-citation>541</text:note-citation><text:note-body><text:p text:style-name="Footnote"><text:span text:style-name="T4">Revelation 20:13 </text:span><text:a xlink:type="simple" xlink:href="https://www.biblegateway.com/passage/?search=Revelation+20%3A13&amp;version=NKJV" text:style-name="Internet_20_link" text:visited-style-name="Visited_20_Internet_20_Link"><text:span text:style-name="Definition"><text:span text:style-name="T4">NKJV</text:span></text:span></text:a></text:p></text:note-body></text:note>.</text:p>
      <text:h text:style-name="P218" text:outline-level="4">144,000</text:h>
      <text:p text:style-name="P2">The firstfruits in Christ are first in the Spirit and then also physically in the resurrection. All born again, all born in the Spirit is spiritual firstfruits in Christ, but has not risen physically yet.</text:p>
      <text:p text:style-name="P7">When Matthew 27 speaks to us of the death of Jesus Christ, he also speaks to us of some physical first fruits, he says: “they opened tombs, and many bodies of saints who had fallen asleep, they raised; And coming out of the tombs, after his resurrection, they came to the holy city, and appeared to many” <text:note text:id="ftn542" text:note-class="footnote"><text:note-citation>542</text:note-citation><text:note-body><text:p text:style-name="Footnote"><text:span text:style-name="T4">Matthew 27:52-53 </text:span><text:a xlink:type="simple" xlink:href="https://www.biblegateway.com/passage/?search=Matthew+27%3A52-53&amp;version=KJV" text:style-name="Internet_20_link" text:visited-style-name="Visited_20_Internet_20_Link"><text:span text:style-name="Definition"><text:span text:style-name="T4">KJV</text:span></text:span></text:a></text:p></text:note-body></text:note>.</text:p>
      <text:p text:style-name="P7">Jesus Christ tells us about these FEW when speaking to the Israelites tells them in Matthew 7 that: “For narrow is the gate, and Narrow is the road that leads to life, and there are few who find it." <text:note text:id="ftn543" text:note-class="footnote"><text:note-citation>543</text:note-citation><text:note-body><text:p text:style-name="Footnote"><text:span text:style-name="T4">Matthew 7:14 </text:span><text:a xlink:type="simple" xlink:href="https://www.biblegateway.com/passage/?search=Matthew+7%3A14&amp;version=KJV" text:style-name="Internet_20_link" text:visited-style-name="Visited_20_Internet_20_Link"><text:span text:style-name="Definition"><text:span text:style-name="T4">KJV</text:span></text:span></text:a></text:p></text:note-body></text:note>, or in Matthew 20 when it says that: “because many are called, but FEW are chosen” <text:note text:id="ftn544" text:note-class="footnote"><text:note-citation>544</text:note-citation><text:note-body><text:p text:style-name="Footnote"><text:span text:style-name="T4">Matthew 20:16 </text:span><text:a xlink:type="simple" xlink:href="https://www.biblegateway.com/passage/?search=Matthew+20%3A16&amp;version=KJV" text:style-name="Internet_20_link" text:visited-style-name="Visited_20_Internet_20_Link"><text:span text:style-name="Definition"><text:span text:style-name="T4">KJV</text:span></text:span></text:a></text:p></text:note-body></text:note>.</text:p>
      <text:p text:style-name="P7">In Revelation 14 we are told of these 144,000 that: “These are the ones who with women were not contaminated; because they are virgins. These, the ones They follow the Lamb wherever he goes. These were purchased from among men for first fruits to God and to <text:soft-page-break/>the Lamb. And in their mouths has not been found guile; because they are without blemish before the throne of God” <text:note text:id="ftn545" text:note-class="footnote"><text:note-citation>545</text:note-citation><text:note-body><text:p text:style-name="Footnote"><text:span text:style-name="T4">Revelation 14:4-5 </text:span><text:a xlink:type="simple" xlink:href="https://www.biblegateway.com/passage/?search=Revelation+14%3A4-5&amp;version=KJV" text:style-name="Internet_20_link" text:visited-style-name="Visited_20_Internet_20_Link"><text:span text:style-name="Definition"><text:span text:style-name="T4">KJV</text:span></text:span></text:a></text:p></text:note-body></text:note>. And in Revelation 7 he says that they are “of ALL tribes of the children of Israel” <text:note text:id="ftn546" text:note-class="footnote"><text:note-citation>546</text:note-citation><text:note-body><text:p text:style-name="Footnote"><text:span text:style-name="T4">Revelation 7:4 </text:span><text:a xlink:type="simple" xlink:href="https://www.biblegateway.com/passage/?search=Revelation+7%3A4&amp;version=KJV" text:style-name="Internet_20_link" text:visited-style-name="Visited_20_Internet_20_Link"><text:span text:style-name="Definition"><text:span text:style-name="T4">KJV</text:span></text:span></text:a></text:p></text:note-body></text:note>. They are only Israelite males, twelve a thousand from each tribe. Eye: Only from EACH tribe of the CHILDREN of ISRAEL <text:note text:id="ftn547" text:note-class="footnote"><text:note-citation>547</text:note-citation><text:note-body><text:p text:style-name="Footnote"><text:a xlink:type="simple" xlink:href="https://biblehub.com/commentaries/pulpit/revelation/7.htm" text:style-name="Internet_20_link" text:visited-style-name="Visited_20_Internet_20_Link"><text:span text:style-name="Definition"><text:span text:style-name="T4">Comentario</text:span></text:span></text:a><text:a xlink:type="simple" xlink:href="https://biblehub.com/commentaries/pulpit/revelation/7.htm" text:style-name="Internet_20_link" text:visited-style-name="Visited_20_Internet_20_Link"><text:span text:style-name="Definition"><text:span text:style-name="T4">de</text:span></text:span></text:a><text:a xlink:type="simple" xlink:href="https://biblehub.com/commentaries/pulpit/revelation/7.htm" text:style-name="Internet_20_link" text:visited-style-name="Visited_20_Internet_20_Link"><text:span text:style-name="Definition"><text:span text:style-name="T4">Pulpit.</text:span></text:span></text:a><text:span text:style-name="T4"> “Ewald believes that St. John wrote ΔΑΝ, and that MAN., the abbreviated form of "Manasses," was substituted by error”</text:span></text:p></text:note-body></text:note>. And speaking in the past, and prophetically towards the future, we he says that they will not have relations with women and will never lie.</text:p>
      <text:p text:style-name="P7">From what Jesus Christ tells us in Luke 13 <text:note text:id="ftn548" text:note-class="footnote"><text:note-citation>548</text:note-citation><text:note-body><text:p text:style-name="Footnote"><text:span text:style-name="T4">Luke 13:28 </text:span><text:a xlink:type="simple" xlink:href="https://www.biblegateway.com/passage/?search=Luke+13%3A28&amp;version=KJV" text:style-name="Internet_20_link" text:visited-style-name="Visited_20_Internet_20_Link"><text:span text:style-name="Definition"><text:span text:style-name="T4">KJV</text:span></text:span></text:a></text:p></text:note-body></text:note>, it follows that between these will be Abraham, Isaac, Jacob and all the prophets. It is possible that we can also count David among these FEW, if they are going to be fulfilled literally the prophecies of the old testament. and for the evidence archaeological site in Jerusalem, it can be believed that the tomb of David is empty. So possibly David is also part of those who saw walking through Jerusalem after the resurrection of Jesus Christ, according to Matthew 27. Only that when he returns to our Lord, he will touch zero sex. Virgin. Zero wives.</text:p>
      <text:p text:style-name="P7">The apostles are also among the 144,000. According to Matthew 28: “Jesus He said to them, Truly I tell you, you who have followed me in the regeneration, when the Son of man shall sit on the throne of his glory, you also will sit on twelve thrones, judging the twelve tribes of Israel” <text:note text:id="ftn549" text:note-class="footnote"><text:note-citation>549</text:note-citation><text:note-body><text:p text:style-name="Footnote"><text:span text:style-name="T4">Matthew 19:28 </text:span><text:a xlink:type="simple" xlink:href="https://www.biblegateway.com/passage/?search=Matthew+19%3A28&amp;version=KJV" text:style-name="Internet_20_link" text:visited-style-name="Visited_20_Internet_20_Link"><text:span text:style-name="Definition"><text:span text:style-name="T4">KJV</text:span></text:span></text:a></text:p></text:note-body></text:note>. And it is very possible that they are already resurrected and with Jesus Christ in heaven. That one that has clouds and in Adam's time had waters below and waters above.</text:p>
      <text:p text:style-name="P7">Thus, many of these 144,000 are already resurrected and reigning with Jesus Christ from Heaven, and right now what John prophesied in Revelation 6, that: “they cried out with a loud voice saying: How long, Lord, holy and true, do you not judge and come our blood of those who dwell on the earth?” <text:note text:id="ftn550" text:note-class="footnote"><text:note-citation>550</text:note-citation><text:note-body><text:p text:style-name="Footnote"><text:span text:style-name="T4">Revelation 6:10 </text:span><text:a xlink:type="simple" xlink:href="https://www.biblegateway.com/passage/?search=Revelation+6%3A10&amp;version=KJV" text:style-name="Internet_20_link" text:visited-style-name="Visited_20_Internet_20_Link"><text:span text:style-name="Definition"><text:span text:style-name="T4">KJV</text:span></text:span></text:a></text:p></text:note-body></text:note>. But not yet they have been sealed because they are not yet complete. And as some forget what the scriptures say, you have to remind them that only the alive, those who have a body and a mouth to speak, can cry out, can think, they can praise. And to be in Heaven and be able to claim he needs to be resurrected, in body and Spirit. The rest with your body dusted and his spirit well asleep.</text:p>
      <text:p text:style-name="P7">These 144,000 are the same ones mentioned in Revelation 20 when John says that: “And I saw thrones, and they sat on them, and judgment was given to them; and I saw the souls of those slain for the testimony of Jesus, and by the word of God, and that they had not worshiped the beast, nor in his image, and who did not receive the mark on their foreheads, nor on their hands, and they lived and reigned with Christ a thousand years” <text:note text:id="ftn551" text:note-class="footnote"><text:note-citation>551</text:note-citation><text:note-body><text:p text:style-name="Footnote"><text:span text:style-name="T4">Revelation 20:4 </text:span><text:a xlink:type="simple" xlink:href="https://www.biblegateway.com/passage/?search=Revelation+20%3A4&amp;version=KJV" text:style-name="Internet_20_link" text:visited-style-name="Visited_20_Internet_20_Link"><text:span text:style-name="Definition"><text:span text:style-name="T4">KJV</text:span></text:span></text:a></text:p></text:note-body></text:note>.</text:p>
      <text:p text:style-name="P7"><text:soft-page-break/>The rest of those who START the thousand years, according to Revelation 7, are a countless crowd. Multitude over which the 144,000 reign, multitude which John describes in Revelation 7 as “These are they that come from the great tribulation” <text:note text:id="ftn552" text:note-class="footnote"><text:note-citation>552</text:note-citation><text:note-body><text:p text:style-name="Footnote"><text:span text:style-name="T4">Revelation 7:14 </text:span><text:a xlink:type="simple" xlink:href="https://www.biblegateway.com/passage/?search=Revelation+7%3A14&amp;version=NKJV" text:style-name="Internet_20_link" text:visited-style-name="Visited_20_Internet_20_Link"><text:span text:style-name="Definition"><text:span text:style-name="T4">NKJV</text:span></text:span></text:a></text:p></text:note-body></text:note>. And that they are “a great multitude of all nations and races and peoples and languages, and no one could count their number." <text:note text:id="ftn553" text:note-class="footnote"><text:note-citation>553</text:note-citation><text:note-body><text:p text:style-name="Footnote"><text:span text:style-name="T4">Revelation 7:9 </text:span><text:a xlink:type="simple" xlink:href="https://www.biblegateway.com/passage/?search=Revelation+7%3A9&amp;version=NKJV" text:style-name="Internet_20_link" text:visited-style-name="Visited_20_Internet_20_Link"><text:span text:style-name="Definition"><text:span text:style-name="T4">NKJV</text:span></text:span></text:a></text:p></text:note-body></text:note>.</text:p>
      <text:p text:style-name="P7">But only those 144,000 are resurrected, the rest are not. the rest will die physically ordinary. And this rest of those who START the thousand years, that great crowd of Revelation 7, only includes those who "come of the great tribulation” <text:note text:id="ftn554" text:note-class="footnote"><text:note-citation>554</text:note-citation><text:note-body><text:p text:style-name="Footnote"><text:span text:style-name="T4">Revelation 7:14 </text:span><text:a xlink:type="simple" xlink:href="https://www.biblegateway.com/passage/?search=Revelation+7%3A14&amp;version=NKJV" text:style-name="Internet_20_link" text:visited-style-name="Visited_20_Internet_20_Link"><text:span text:style-name="Definition"><text:span text:style-name="T4">NKJV</text:span></text:span></text:a></text:p></text:note-body></text:note>. That great multitude does not include any person who has died physically. All the great crowd was alive physically when that "great tribulation" began, from which, according to Revelation 7, "come." Only after finishing that great tribulation will live longer than those who died before that great tribulation or during that great tribulation. As Isaiah says 65 a person who dies at the age of 100 is considered a child and people will live like the days of the trees <text:note text:id="ftn555" text:note-class="footnote"><text:note-citation>555</text:note-citation><text:note-body><text:p text:style-name="Footnote"><text:span text:style-name="T4">Isaiah 65:20,22 </text:span><text:a xlink:type="simple" xlink:href="https://www.biblegateway.com/passage/?search=Isaiah+65%3A20%2C22&amp;version=NKJV" text:style-name="Internet_20_link" text:visited-style-name="Visited_20_Internet_20_Link"><text:span text:style-name="Definition"><text:span text:style-name="T4">NKJV</text:span></text:span></text:a></text:p></text:note-body></text:note>.</text:p>
      <text:p text:style-name="P7">All 144,000 are sealed, appointed, chosen, BEFORE the trumpets from the book of Revelation. ALL physically resurrected they are part of the 144,000. But NOT ALL 144,000 have died physically when the trumpets begin. That is to say that when trumpets begin, NOT ALL of the 144,000 will have risen, the most but not all. Some are killed and resurrected DURING the trumpets.</text:p>
      <text:p text:style-name="P7">This is why Revelation 20 describes some of the 144,000 as those “Who had not worshiped the beast, nor his image, and had not received the sign on their foreheads, nor on their hands” <text:note text:id="ftn556" text:note-class="footnote"><text:note-citation>556</text:note-citation><text:note-body><text:p text:style-name="Footnote"><text:span text:style-name="T4">Revelation 20:4 </text:span><text:a xlink:type="simple" xlink:href="https://www.biblegateway.com/passage/?search=Revelation+20%3A4&amp;version=KJV" text:style-name="Internet_20_link" text:visited-style-name="Visited_20_Internet_20_Link"><text:span text:style-name="Definition"><text:span text:style-name="T4">KJV</text:span></text:span></text:a></text:p></text:note-body></text:note>. everyone is finally physically resurrected at the END of the sixth trumpet but BEFORE the glasses. This is what Revelation 14 <text:note text:id="ftn557" text:note-class="footnote"><text:note-citation>557</text:note-citation><text:note-body><text:p text:style-name="Footnote"><text:span text:style-name="T4">Revelation 14 </text:span><text:a xlink:type="simple" xlink:href="https://www.biblegateway.com/passage/?search=Revelation+14%3A1-5&amp;version=KJV" text:style-name="Internet_20_link" text:visited-style-name="Visited_20_Internet_20_Link"><text:span text:style-name="Definition"><text:span text:style-name="T4">KJV</text:span></text:span></text:a></text:p></text:note-body></text:note><text:s/>tells us about. In Revelation 7 they are marked, sealed and in Revelation 14 they are all resurrected. These are the Saints mentioned in Revelation 13 when it says that at first beast "was allowed to make war with the saints and overcome them” <text:note text:id="ftn558" text:note-class="footnote"><text:note-citation>558</text:note-citation><text:note-body><text:p text:style-name="Footnote"><text:span text:style-name="T4">Revelation 13:7 </text:span><text:a xlink:type="simple" xlink:href="https://www.biblegateway.com/passage/?search=Revelation+13%3A7&amp;version=NKJV" text:style-name="Internet_20_link" text:visited-style-name="Visited_20_Internet_20_Link"><text:span text:style-name="Definition"><text:span text:style-name="T4">NKJV</text:span></text:span></text:a></text:p></text:note-body></text:note>.</text:p>
      <text:p text:style-name="P7">And let's remember that those 144.00 do not include women. There are no women resurrected in the thousand years that Jesus Christ reigns along with those 144,000, those FEW. The ones that exist are all among the great crowd that is dying common and current. There are no virgin resurrected women and therefore no woman, virgin or not, who has died, can PRAY for the deadly. Every woman who has died physically has her body made dust and his spirit well ASLEEP. Only until the thousand are FULFILLED years will be resurrected with the rest of humanity.</text:p>
      <text:p text:style-name="P7"><text:soft-page-break/>Asking a woman who has physically died to PRAY for someone before the heavenly Father or before his Son Jesus Christ is simply summoning the dead There are no women resurrected until not the resurrection of ALL the dead occurs, after the thousand years. Yes someone asks a woman who has died to please “PRAY for us now and at the hour of our death” is invoking a DEAD and, according to the old testament, it is a sin punishable by death physical.</text:p>
      <text:p text:style-name="P7">Many believe that just by following Jesus Christ, or being born again in the Spirit, or to die for Jesus Christ, are on that list of those who They will reign with Jesus Christ for a thousand years. It will be because they like to reign. But first you have to reign over Satan, sin and the world. First there is than to lay Satan at our feet. And that only does the Spirit Holy. And it is a process. First you have to go through the ETERNAL FIRE. A those believers I recommend reading again the characteristics of the who are on the list that will reign with Jesus Christ.</text:p>
      <text:h text:style-name="P218" text:outline-level="4">The God's anger.</text:h>
      <text:p text:style-name="P2">There are only two ways to understand the processes of the book of Revelation called “seals”, “trumpets” and “bowls”: spiritually or physically. And by now it should be clear that your host, I Jose Luis Quiroga, WAS the heavenly Father, the Holy Spirit and Life itself, the that have led him to understand what the bible says as it is and as says the bible, hard as it may be to believe. So this is not the exception: the processes described in the “seals”, the “trumpets” and the “cups”, as dramatic and catastrophic as they may seem, are as they are and as described in the book.</text:p>
      <text:p text:style-name="P7">When Revelation 8 says that: “the third part of the trees was burned, and ALL the green grass was burned” <text:note text:id="ftn559" text:note-class="footnote"><text:note-citation>559</text:note-citation><text:note-body><text:p text:style-name="Footnote"><text:span text:style-name="T4">Revelation 8:7 </text:span><text:a xlink:type="simple" xlink:href="https://www.biblegateway.com/passage/?search=Revelation+8%3A7&amp;version=KJV" text:style-name="Internet_20_link" text:visited-style-name="Visited_20_Internet_20_Link"><text:span text:style-name="Definition"><text:span text:style-name="T4">KJV</text:span></text:span></text:a></text:p></text:note-body></text:note>, which means is exactly that: that a third of the trees was burned and that ALL green grass was also burned.</text:p>
      <text:p text:style-name="P7">When he says that: "the third part of the creatures died that were in the sea” <text:note text:id="ftn560" text:note-class="footnote"><text:note-citation>560</text:note-citation><text:note-body><text:p text:style-name="Footnote"><text:span text:style-name="T4">Revelation 8:9 </text:span><text:a xlink:type="simple" xlink:href="https://www.biblegateway.com/passage/?search=Revelation+8%3A9&amp;version=KJV" text:style-name="Internet_20_link" text:visited-style-name="Visited_20_Internet_20_Link"><text:span text:style-name="Definition"><text:span text:style-name="T4">KJV</text:span></text:span></text:a></text:p></text:note-body></text:note>, what it means is just that: that a third of what lived in the sea died.</text:p>
      <text:p text:style-name="P7">And when he says that the Sun and the Moon: "did not light the third part of the day, and the same of the night” <text:note text:id="ftn561" text:note-class="footnote"><text:note-citation>561</text:note-citation><text:note-body><text:p text:style-name="Footnote"><text:span text:style-name="T4">Revelation 8:12 </text:span><text:a xlink:type="simple" xlink:href="https://www.biblegateway.com/passage/?search=Revelation+8%3A12&amp;version=KJV" text:style-name="Internet_20_link" text:visited-style-name="Visited_20_Internet_20_Link"><text:span text:style-name="Definition"><text:span text:style-name="T4">KJV</text:span></text:span></text:a></text:p></text:note-body></text:note>, guess what? That is what it MEANS.</text:p>
      <text:p text:style-name="P7">The same thing happens when Revelation 9 says that for 5 months “they will seek men death, and they will not find it; and will wish to die, and death will flee from them” <text:note text:id="ftn562" text:note-class="footnote"><text:note-citation>562</text:note-citation><text:note-body><text:p text:style-name="Footnote"><text:span text:style-name="T4">Revelation 9:6 </text:span><text:a xlink:type="simple" xlink:href="https://www.biblegateway.com/passage/?search=Revelation+9%3A6&amp;version=KJV" text:style-name="Internet_20_link" text:visited-style-name="Visited_20_Internet_20_Link"><text:span text:style-name="Definition"><text:span text:style-name="T4">KJV</text:span></text:span></text:a></text:p></text:note-body></text:note>, or when he says that: “the third part of men” <text:note text:id="ftn563" text:note-class="footnote"><text:note-citation>563</text:note-citation><text:note-body><text:p text:style-name="Footnote"><text:span text:style-name="T4">Revelation 9:18 </text:span><text:a xlink:type="simple" xlink:href="https://www.biblegateway.com/passage/?search=Revelation+9%3A18&amp;version=KJV" text:style-name="Internet_20_link" text:visited-style-name="Visited_20_Internet_20_Link"><text:span text:style-name="Definition"><text:span text:style-name="T4">KJV</text:span></text:span></text:a></text:p></text:note-body></text:note>, or when he says that those who remained alive: “They did NOT repent of their murders, nor of their witchcraft, nor of <text:soft-page-break/>her fornication, nor of her thefts” <text:note text:id="ftn564" text:note-class="footnote"><text:note-citation>564</text:note-citation><text:note-body><text:p text:style-name="Footnote"><text:span text:style-name="T4">Revelation 9:21 </text:span><text:a xlink:type="simple" xlink:href="https://www.biblegateway.com/passage/?search=Revelation+9%3A21&amp;version=KJV" text:style-name="Internet_20_link" text:visited-style-name="Visited_20_Internet_20_Link"><text:span text:style-name="Definition"><text:span text:style-name="T4">KJV</text:span></text:span></text:a></text:p></text:note-body></text:note>. interpretation is direct. There is nothing to interpret.</text:p>
      <text:p text:style-name="P7">And that's just on the trumpets. Then come the drinks.</text:p>
      <text:p text:style-name="P7">In Revelation 16 it says that the sea “became blood as of a dead person; and EVERY living soul was KILLED in the sea” <text:note text:id="ftn565" text:note-class="footnote"><text:note-citation>565</text:note-citation><text:note-body><text:p text:style-name="Footnote"><text:span text:style-name="T4">Revelation 16:3 </text:span><text:a xlink:type="simple" xlink:href="https://www.biblegateway.com/passage/?search=Revelation+16%3A3&amp;version=KJV" text:style-name="Internet_20_link" text:visited-style-name="Visited_20_Internet_20_Link"><text:span text:style-name="Definition"><text:span text:style-name="T4">KJV</text:span></text:span></text:a></text:p></text:note-body></text:note>. It also says that rivers and water sources "are turned into blood” <text:note text:id="ftn566" text:note-class="footnote"><text:note-citation>566</text:note-citation><text:note-body><text:p text:style-name="Footnote"><text:span text:style-name="T4">Revelation 16:4 </text:span><text:a xlink:type="simple" xlink:href="https://www.biblegateway.com/passage/?search=Revelation+16&amp;version=KJV" text:style-name="Internet_20_link" text:visited-style-name="Visited_20_Internet_20_Link"><text:span text:style-name="Definition"><text:span text:style-name="T4">KJV</text:span></text:span></text:a></text:p></text:note-body></text:note>. And that after this, 3 spirits unclean acted on "the kings of the earth and of ALL the world, to gather them for the battle of that great day of God Almighty” <text:note text:id="ftn567" text:note-class="footnote"><text:note-citation>567</text:note-citation><text:note-body><text:p text:style-name="Footnote"><text:span text:style-name="T4">Revelation 16:14 </text:span><text:a xlink:type="simple" xlink:href="https://www.biblegateway.com/passage/?search=Revelation+16%3A14&amp;version=KJV" text:style-name="Internet_20_link" text:visited-style-name="Visited_20_Internet_20_Link"><text:span text:style-name="Definition"><text:span text:style-name="T4">KJV</text:span></text:span></text:a></text:p></text:note-body></text:note>. Another world war between 3 great powers.</text:p>
      <text:p text:style-name="P7">But the thing does not end there, because later he says that there was "an earthquake so great, such as has not been EVER since the men have been on the earth” <text:note text:id="ftn568" text:note-class="footnote"><text:note-citation>568</text:note-citation><text:note-body><text:p text:style-name="Footnote"><text:span text:style-name="T4">Revelation 16:18 </text:span><text:a xlink:type="simple" xlink:href="https://www.biblegateway.com/passage/?search=Revelation+16%3A18&amp;version=KJV" text:style-name="Internet_20_link" text:visited-style-name="Visited_20_Internet_20_Link"><text:span text:style-name="Definition"><text:span text:style-name="T4">KJV</text:span></text:span></text:a></text:p></text:note-body></text:note><text:s/>and that “the cities of the world collapsed” <text:note text:id="ftn569" text:note-class="footnote"><text:note-citation>569</text:note-citation><text:note-body><text:p text:style-name="Footnote"><text:span text:style-name="T4">Revelation 16:19 </text:span><text:a xlink:type="simple" xlink:href="https://www.biblegateway.com/passage/?search=Revelation+16%3A19&amp;version=NET" text:style-name="Internet_20_link" text:visited-style-name="Visited_20_Internet_20_Link"><text:span text:style-name="Definition"><text:span text:style-name="T4">NET</text:span></text:span></text:a></text:p></text:note-body></text:note><text:s/>and that “EVERY island fled, and the mountains were not found” <text:note text:id="ftn570" text:note-class="footnote"><text:note-citation>570</text:note-citation><text:note-body><text:p text:style-name="Footnote"><text:span text:style-name="T4">Revelation 16:20 </text:span><text:a xlink:type="simple" xlink:href="https://www.biblegateway.com/passage/?search=Revelation+16%3A20&amp;version=KJV" text:style-name="Internet_20_link" text:visited-style-name="Visited_20_Internet_20_Link"><text:span text:style-name="Definition"><text:span text:style-name="T4">KJV</text:span></text:span></text:a></text:p></text:note-body></text:note>. An earthquake like it has NEVER been since that men have been upon the earth, in which the cities of the world COLLAPSES.</text:p>
      <text:p text:style-name="P7">But it doesn't end there either. After that a “huge hail fell, about thirty-four kilos in weight” <text:note text:id="ftn571" text:note-class="footnote"><text:note-citation>571</text:note-citation><text:note-body><text:p text:style-name="Footnote"><text:span text:style-name="T4">Revelation 16:21 </text:span><text:a xlink:type="simple" xlink:href="https://www.biblegateway.com/passage/?search=Revelation+16%3A21&amp;version=NKJV" text:style-name="Internet_20_link" text:visited-style-name="Visited_20_Internet_20_Link"><text:span text:style-name="Definition"><text:span text:style-name="T4">NKJV</text:span></text:span></text:a></text:p></text:note-body></text:note>. And here if the interpretation may be somewhat different because the greek word is talantiaios that translates talent, and in John's time there were several talent classes. It is possible that it refers to different values ​​between 32 kilos or 59 kilos. But let's say more than 32 kilos. hail like bowling balls, which can also have different values ​​of weight.</text:p>
      <text:p text:style-name="P7">Revelation 16 also says that those who remain alive, after the Hailstorm, which won't be many, because if a ball falls on one of bowling the thing seems deadly, say a few thousand people, what did they do? They BLASPHEMED against God <text:note text:id="ftn572" text:note-class="footnote"><text:note-citation>572</text:note-citation><text:note-body><text:p text:style-name="Footnote"><text:span text:style-name="T4">Revelation 16:21 </text:span><text:a xlink:type="simple" xlink:href="https://www.biblegateway.com/passage/?search=Revelation+16%3A21&amp;version=NKJV" text:style-name="Internet_20_link" text:visited-style-name="Visited_20_Internet_20_Link"><text:span text:style-name="Definition"><text:span text:style-name="T4">NKJV</text:span></text:span></text:a></text:p></text:note-body></text:note>. But, says Revelation 19, that those who are physically alive, They were killed with the sword that came out of the mouth of the who was sitting on the horse, and all the birds were fed up with their meats” <text:note text:id="ftn573" text:note-class="footnote"><text:note-citation>573</text:note-citation><text:note-body><text:p text:style-name="Footnote"><text:span text:style-name="T4">Revelation 19:21 </text:span><text:a xlink:type="simple" xlink:href="https://www.biblegateway.com/passage/?search=Revelation+19%3A21&amp;version=KJV" text:style-name="Internet_20_link" text:visited-style-name="Visited_20_Internet_20_Link"><text:span text:style-name="Definition"><text:span text:style-name="T4">KJV</text:span></text:span></text:a></text:p></text:note-body></text:note>.</text:p>
      <text:p text:style-name="P7">The book of Revelation teaches us that the final process before beginning the thousand years of peace consists of 7 “seals”, where the 7th seal corresponds to a process that is divided into 7 “trumpets”, and the 7th trumpet corresponds to a process that is divided into 7 “cups”. The bible also teaches us that the 7 trumpets, that is, the first 6 trumpets and all the “cups” correspond to a process called the "God's wrath. The wrath of God corresponds to the trumpets and bowls.</text:p>
      <text:p text:style-name="P7"><text:soft-page-break/>Of those who begin to receive the wrath, in the end, after the wrath, after the “trumpets and the “bowls”, there are none left alive physically. EVERYONE physically dies, one way or another. and I insist in him physically, because before the anger started they were already dead spiritually. Some, after starting the anger, are born spiritually, but they are killed, physically dead, just for being born in the spirit. They kill them before starting the "cups", the final part of wrath, the seventh trumpet. Of those born again, who are killed, says Revelation 14 that "Blessed are the dead who henceforth die in the Lord!” <text:note text:id="ftn574" text:note-class="footnote"><text:note-citation>574</text:note-citation><text:note-body><text:p text:style-name="Footnote"><text:span text:style-name="T4">Revelation 14:13 </text:span><text:a xlink:type="simple" xlink:href="https://www.biblegateway.com/passage/?search=Revelation+14%3A13&amp;version=NKJV" text:style-name="Internet_20_link" text:visited-style-name="Visited_20_Internet_20_Link"><text:span text:style-name="Definition"><text:span text:style-name="T4">NKJV</text:span></text:span></text:a></text:p></text:note-body></text:note>. And of those lucky ones who die during the first 6 trumpets because of following Jesus Christ, but Fortunate still are those who die with their throats cut, and are Jewish men, because they are part of the 144,000 who were already chosen since The Wrath of God began.</text:p>
      <text:p text:style-name="P7">Perhaps because of this great suffering and death, just before begin the seventh seal, that is, before all the trumpets and all the bowls, says Revelation 6 that: “the kings of the earth, and the princes, and the rich, and the captains, and the mighty, and every servant and all free” “they said to the mountains and to the rocks: Fall upon us, and hide us from the face of him who sits on throne, and from the wrath of the Lamb: For the great day of his wrath is I come; and who can stand? <text:note text:id="ftn575" text:note-class="footnote"><text:note-citation>575</text:note-citation><text:note-body><text:p text:style-name="Footnote"><text:span text:style-name="T4">Revelation 6:15-17 </text:span><text:a xlink:type="simple" xlink:href="https://www.biblegateway.com/passage/?search=Revelation+6%3A15-17&amp;version=KJV" text:style-name="Internet_20_link" text:visited-style-name="Visited_20_Internet_20_Link"><text:span text:style-name="Definition"><text:span text:style-name="T4">KJV</text:span></text:span></text:a></text:p></text:note-body></text:note>. Lamb's Wrath The trumpets and bowls are that wrath of God.</text:p>
      <text:p text:style-name="P7">And for this host it is logically inconsistent, incoherent, incongruous to believe that while these things are happening people this “eating and drinking, marrying and giving in marriage” <text:note text:id="ftn576" text:note-class="footnote"><text:note-citation>576</text:note-citation><text:note-body><text:p text:style-name="Footnote"><text:span text:style-name="T4">Matthew 24:38-42 </text:span><text:a xlink:type="simple" xlink:href="https://www.biblegateway.com/passage/?search=Matthew+24%3A38-42&amp;version=KJV" text:style-name="Internet_20_link" text:visited-style-name="Visited_20_Internet_20_Link"><text:span text:style-name="Definition"><text:span text:style-name="T4">KJV</text:span></text:span></text:a></text:p></text:note-body></text:note>, as says our Lord Jesus Christ, according to Matthew 24, that it will be at the time come back Or that people “ate, drank, bought, sold, they planted and built” <text:note text:id="ftn577" text:note-class="footnote"><text:note-citation>577</text:note-citation><text:note-body><text:p text:style-name="Footnote"><text:span text:style-name="T4">Luke 17:28-30 </text:span><text:a xlink:type="simple" xlink:href="https://www.biblegateway.com/passage/?search=Luke+17%3A28-30&amp;version=NKJV" text:style-name="Internet_20_link" text:visited-style-name="Visited_20_Internet_20_Link"><text:span text:style-name="Definition"><text:span text:style-name="T4">NKJV</text:span></text:span></text:a></text:p></text:note-body></text:note>, as Jesus Christ says, according to Luke 17.</text:p>
      <text:p text:style-name="P7">When there is no drinking water, everything in the sea is dead, no there is good light neither in the day nor in the night, and there is another world war, people will not be thinking of getting married or planting or building or in drinking People will be thinking about how to survive and according to what The same book says "they did not repent of their murders, nor of their witchcraft, nor of their fornication, nor of their thefts” <text:note text:id="ftn578" text:note-class="footnote"><text:note-citation>578</text:note-citation><text:note-body><text:p text:style-name="Footnote"><text:span text:style-name="T4">Revelation 9:21 </text:span><text:a xlink:type="simple" xlink:href="https://www.biblegateway.com/passage/?search=Revelation+9%3A21&amp;version=KJV" text:style-name="Internet_20_link" text:visited-style-name="Visited_20_Internet_20_Link"><text:span text:style-name="Definition"><text:span text:style-name="T4">KJV</text:span></text:span></text:a></text:p></text:note-body></text:note>. oh and with except for the few who die believing in Jesus Christ during the 6 first trumpets, ALL who are left alive after each plague, physically because spiritually they are dead, they will also blaspheme against God.</text:p>
      <text:p text:style-name="P7">It is also very hard to believe that all the "trumpets" and "bowls" take place "Like the lightning that comes from the east and appears to the West” <text:note text:id="ftn579" text:note-class="footnote"><text:note-citation>579</text:note-citation><text:note-body><text:p text:style-name="Footnote"><text:span text:style-name="T4">Matthew 24:27 </text:span><text:a xlink:type="simple" xlink:href="https://www.biblegateway.com/passage/?search=Matthew+24%3A27&amp;version=KJV" text:style-name="Internet_20_link" text:visited-style-name="Visited_20_Internet_20_Link"><text:span text:style-name="Definition"><text:span text:style-name="T4">KJV</text:span></text:span></text:a></text:p></text:note-body></text:note>, as Jesus Christ tells us <text:soft-page-break/>that it will be his return according to Matthew 24. Those “trumpets” and those “bowls” last a little while. something has already past before the wrath of God.</text:p>
      <text:h text:style-name="P218" text:outline-level="4">Snatched.</text:h>
      <text:p text:style-name="P2">Paul says in 1 Thessalonians 4 that those who are alive when he returns Jesus Christ will be “caught up in the clouds to RECEIVE the Lord in the air” <text:note text:id="ftn580" text:note-class="footnote"><text:note-citation>580</text:note-citation><text:note-body><text:p text:style-name="Footnote"><text:span text:style-name="T4">1 Thessalonians 4:17 </text:span><text:a xlink:type="simple" xlink:href="https://www.biblegateway.com/passage/?search=1+Thessalonians+4%3A17&amp;version=KJV" text:style-name="Internet_20_link" text:visited-style-name="Visited_20_Internet_20_Link"><text:span text:style-name="Definition"><text:span text:style-name="T4">KJV</text:span></text:span></text:a></text:p></text:note-body></text:note>. TO RECEIVE, that is, to return later with Jesus Christ once the reception is over.</text:p>
      <text:p text:style-name="P7">Paul also says in Romans 5 of believers in Jesus Christ that "Justified by his blood, by him we shall be saved from WRATH” <text:note text:id="ftn581" text:note-class="footnote"><text:note-citation>581</text:note-citation><text:note-body><text:p text:style-name="Footnote"><text:span text:style-name="T4">Romans 5:9 </text:span><text:a xlink:type="simple" xlink:href="https://www.biblegateway.com/passage/?search=Romans+5%3A9&amp;version=KJV" text:style-name="Internet_20_link" text:visited-style-name="Visited_20_Internet_20_Link"><text:span text:style-name="Definition"><text:span text:style-name="T4">KJV</text:span></text:span></text:a></text:p></text:note-body></text:note>. And in 1 Thessalonians 5 it says, "Because we God has appointed for WRATH, but to attain health by our Lord Jesus Christ” <text:note text:id="ftn582" text:note-class="footnote"><text:note-citation>582</text:note-citation><text:note-body><text:p text:style-name="Footnote"><text:span text:style-name="T4">1 Thessalonians 5:9 </text:span><text:a xlink:type="simple" xlink:href="https://www.biblegateway.com/passage/?search=1+Thessalonians+5%3A9&amp;version=KJV" text:style-name="Internet_20_link" text:visited-style-name="Visited_20_Internet_20_Link"><text:span text:style-name="Definition"><text:span text:style-name="T4">KJV</text:span></text:span></text:a></text:p></text:note-body></text:note>. And in 1 Thessalonians 1 he talks about “waiting for his Son of heaven, whom he raised from the dead; to Jesus, who delivered us from the WRATH that is to come” <text:note text:id="ftn583" text:note-class="footnote"><text:note-citation>583</text:note-citation><text:note-body><text:p text:style-name="Footnote"><text:span text:style-name="T4">1 Thessalonians 1:10 </text:span><text:a xlink:type="simple" xlink:href="https://www.biblegateway.com/passage/?search=1+Thessalonians+1%3A10&amp;version=KJV" text:style-name="Internet_20_link" text:visited-style-name="Visited_20_Internet_20_Link"><text:span text:style-name="Definition"><text:span text:style-name="T4">KJV</text:span></text:span></text:a></text:p></text:note-body></text:note>. Of the IRA that is to come. When? Well, just when he comes back, that's why he talks about waiting for his Son. That is why in Romans 2 it tells us about the "day of WRATH and manifestation of the just judgment of God” <text:note text:id="ftn584" text:note-class="footnote"><text:note-citation>584</text:note-citation><text:note-body><text:p text:style-name="Footnote"><text:span text:style-name="T4">Romans 2 </text:span><text:a xlink:type="simple" xlink:href="https://www.biblegateway.com/passage/?search=Romans+2%3A5&amp;version=KJV" text:style-name="Internet_20_link" text:visited-style-name="Visited_20_Internet_20_Link"><text:span text:style-name="Definition"><text:span text:style-name="T4">KJV</text:span></text:span></text:a></text:p></text:note-body></text:note>. day that doesn't last long “Because his WRATH lasts only a moment but his favor lasts a LIFETIME. For crying lasts at night but joy will come at dawn” <text:note text:id="ftn585" text:note-class="footnote"><text:note-citation>585</text:note-citation><text:note-body><text:p text:style-name="Footnote"><text:span text:style-name="T4">Psalms 30:5 </text:span><text:a xlink:type="simple" xlink:href="https://www.biblegateway.com/passage/?search=Psalms+30%3A5&amp;version=NKJV" text:style-name="Internet_20_link" text:visited-style-name="Visited_20_Internet_20_Link"><text:span text:style-name="Definition"><text:span text:style-name="T4">NKJV</text:span></text:span></text:a></text:p></text:note-body></text:note>, that says Psalm 30. A little over 3 and a half years of IRA. say about 4 to 6 years of IRA. While his favor lasts for a lifetime, and let us remember that life in Christ Jesus is ETERNAL.</text:p>
      <text:p text:style-name="P7">Thus, while those who have been raptured are receiving Jesus Christ the rest are under the wrath of God. Receiving trumpets and bowls.</text:p>
      <text:p text:style-name="P7">Those chosen by Jesus Christ are raptured or taken as it says in Matthew 24: “there will be two in the field; the one will be taken, and the other will be left: Two women grinding at a grinder; one will be taken, and the other will be left. Watch therefore, because you do not know what hour your Lord shall come” <text:note text:id="ftn586" text:note-class="footnote"><text:note-citation>586</text:note-citation><text:note-body><text:p text:style-name="Footnote"><text:span text:style-name="T4">Matthew 24:38-42 </text:span><text:a xlink:type="simple" xlink:href="https://www.biblegateway.com/passage/?search=Matthew+24%3A38-42&amp;version=KJV" text:style-name="Internet_20_link" text:visited-style-name="Visited_20_Internet_20_Link"><text:span text:style-name="Definition"><text:span text:style-name="T4">KJV</text:span></text:span></text:a></text:p></text:note-body></text:note>. Or in Luke 17 when he says, "In that night there will be two in one bed; one will be taken and the other will be left” <text:note text:id="ftn587" text:note-class="footnote"><text:note-citation>587</text:note-citation><text:note-body><text:p text:style-name="Footnote"><text:span text:style-name="T4">Luke 17:34 </text:span><text:a xlink:type="simple" xlink:href="https://www.biblegateway.com/passage/?search=Luke+17%3A34&amp;version=NKJV" text:style-name="Internet_20_link" text:visited-style-name="Visited_20_Internet_20_Link"><text:span text:style-name="Definition"><text:span text:style-name="T4">NKJV</text:span></text:span></text:a></text:p></text:note-body></text:note>. And this will happen "Like the lightning that comes from the east and appears to the west, so also will be the coming of the Son of man” <text:note text:id="ftn588" text:note-class="footnote"><text:note-citation>588</text:note-citation><text:note-body><text:p text:style-name="Footnote"><text:span text:style-name="T4">Matthew 24:27 </text:span><text:a xlink:type="simple" xlink:href="https://www.biblegateway.com/passage/?search=Matthew+24%3A27&amp;version=KJV" text:style-name="Internet_20_link" text:visited-style-name="Visited_20_Internet_20_Link"><text:span text:style-name="Definition"><text:span text:style-name="T4">KJV</text:span></text:span></text:a></text:p></text:note-body></text:note>.</text:p>
      <text:p text:style-name="P7">This will be the day of his return. A day that lasts a thousand years because Peter explains that: “one day before the Lord is like a thousand years and a thousand years as a day” <text:note text:id="ftn589" text:note-class="footnote"><text:note-citation>589</text:note-citation><text:note-body><text:p text:style-name="Footnote"><text:span text:style-name="T4">2 Peter 3:8 </text:span><text:a xlink:type="simple" xlink:href="https://www.biblegateway.com/passage/?search=2+Peter+3%3A8&amp;version=KJV" text:style-name="Internet_20_link" text:visited-style-name="Visited_20_Internet_20_Link"><text:span text:style-name="Definition"><text:span text:style-name="T4">KJV</text:span></text:span></text:a></text:p></text:note-body></text:note>. And those who live that day will always be before the Lord, because Jesus Christ will be reigning, from the temple described in Ezekiel, which will be built in Israel, with the help of 144,000 singled out, over a multitude that cannot be counted, <text:soft-page-break/>those who were caught up, those who come from the great tribulation, escaping from The God's anger. A thousand years that come AFTER the trumpets and the glasses.</text:p>
      <text:p text:style-name="P7">The taken or carried away, together with the 144,000, will be the first to physically they will begin to fulfill the biblical promises that the righteous They will inherit the earth.</text:p>
      <text:p text:style-name="P7">The taken or raptured are that great multitude described by Revelation 7 as “These are the ones who come from the great tribulation” <text:note text:id="ftn590" text:note-class="footnote"><text:note-citation>590</text:note-citation><text:note-body><text:p text:style-name="Footnote"><text:span text:style-name="T4">Revelation 7:14 </text:span><text:a xlink:type="simple" xlink:href="https://www.biblegateway.com/passage/?search=Revelation+7%3A14&amp;version=NKJV" text:style-name="Internet_20_link" text:visited-style-name="Visited_20_Internet_20_Link"><text:span text:style-name="Definition"><text:span text:style-name="T4">NKJV</text:span></text:span></text:a></text:p></text:note-body></text:note>. And that They are “a great multitude from all nations and races and peoples and tongues, and no one could count their number” <text:note text:id="ftn591" text:note-class="footnote"><text:note-citation>591</text:note-citation><text:note-body><text:p text:style-name="Footnote"><text:span text:style-name="T4">Revelation 7:9 </text:span><text:a xlink:type="simple" xlink:href="https://www.biblegateway.com/passage/?search=Revelation+7%3A9&amp;version=NKJV" text:style-name="Internet_20_link" text:visited-style-name="Visited_20_Internet_20_Link"><text:span text:style-name="Definition"><text:span text:style-name="T4">NKJV</text:span></text:span></text:a></text:p></text:note-body></text:note>. description it does Revelation 7 just before the seventh seal. He says of this crowd that: They were before the throne and in the presence of the Lamb, dressed in white clothes, and palms in their hands; And they cried out loud voice, saying, Salvation to our God who sits on the throne, and to the Lamb” <text:note text:id="ftn592" text:note-class="footnote"><text:note-citation>592</text:note-citation><text:note-body><text:p text:style-name="Footnote"><text:span text:style-name="T4">Revelation 7:9-10 </text:span><text:a xlink:type="simple" xlink:href="https://www.biblegateway.com/passage/?search=Revelation+7%3A9-10&amp;version=KJV" text:style-name="Internet_20_link" text:visited-style-name="Visited_20_Internet_20_Link"><text:span text:style-name="Definition"><text:span text:style-name="T4">KJV</text:span></text:span></text:a></text:p></text:note-body></text:note>.</text:p>
      <text:p text:style-name="P7">In this context it is very easy to understand the words of Jesus Christ in his parables of Matthew 25 when it says that the kingdom of heaven will be like 10 virgins in which 5 wise enter the wedding and others do not <text:note text:id="ftn593" text:note-class="footnote"><text:note-citation>593</text:note-citation><text:note-body><text:p text:style-name="Footnote"><text:span text:style-name="T4">Matthew 25:1-13 </text:span><text:a xlink:type="simple" xlink:href="https://www.biblegateway.com/passage/?search=Matthew+25%3A1-13&amp;version=KJV" text:style-name="Internet_20_link" text:visited-style-name="Visited_20_Internet_20_Link"><text:span text:style-name="Definition"><text:span text:style-name="T4">KJV</text:span></text:span></text:a></text:p></text:note-body></text:note>, or the parable in which he says that “when the Son of the man come in his glory, and all the holy angels with him, then He will sit on the throne of his glory. And they will be gathered before him all nations: and he shall separate them one from another, as he separates the shepherd the sheep of the goats” and to some he will say “come, you blessed of my Father, inherit the kingdom prepared for you from the foundation of the world” and to the others he will say “depart from me, you cursed, into the fire eternal prepared for the devil and for his angels” <text:note text:id="ftn594" text:note-class="footnote"><text:note-citation>594</text:note-citation><text:note-body><text:p text:style-name="Footnote"><text:span text:style-name="T4">Matthew 25:31-46 </text:span><text:a xlink:type="simple" xlink:href="https://www.biblegateway.com/passage/?search=Matthew+25%3A31-46&amp;version=KJV" text:style-name="Internet_20_link" text:visited-style-name="Visited_20_Internet_20_Link"><text:span text:style-name="Definition"><text:span text:style-name="T4">KJV</text:span></text:span></text:a></text:p></text:note-body></text:note>. And so the first part of the physical manifestation of the Kingdom of the Heaven on earth, and the words of Jesus Christ when he says that: "Not everyone who says to me, Lord, Lord, will enter the kingdom of heaven: but whoever does the will of my Father who is in heaven. Many will say to me on that day: Lord, Lord, right? we prophesy in your name, and in your name we cast out demons, and in your name we did a lot of miracles? And then I will protest to them: I will never I met; depart from me, you evildoers” <text:note text:id="ftn595" text:note-class="footnote"><text:note-citation>595</text:note-citation><text:note-body><text:p text:style-name="Footnote"><text:span text:style-name="T4">Matthew 7:21-23 </text:span><text:a xlink:type="simple" xlink:href="https://www.biblegateway.com/passage/?search=Matthew+7%3A21-23&amp;version=KJV" text:style-name="Internet_20_link" text:visited-style-name="Visited_20_Internet_20_Link"><text:span text:style-name="Definition"><text:span text:style-name="T4">KJV</text:span></text:span></text:a></text:p></text:note-body></text:note>.</text:p>
      <text:p text:style-name="P7">Those who enter the wedding are those taken or raptured to RECEIVE Jesus Christ and then RETURN to him. The rest stay out of weddings. And in Matthew 22 they give us an additional detail when in another parable of wedding tells us that: "And the king went in to see the guests, and there he saw a man not dressed for a wedding. And he said to him: Friend, how did you get in here not having a wedding dress? But he closed the mouth. Then the king said to those who served: Bound hand and foot take him, and throw him into the outer darkness: there will be weeping and gnashing of teeth” <text:note text:id="ftn596" text:note-class="footnote"><text:note-citation>596</text:note-citation><text:note-body><text:p text:style-name="Footnote"><text:span text:style-name="T4">Matthew 22:11-13 </text:span><text:a xlink:type="simple" xlink:href="https://www.biblegateway.com/passage/?search=Matthew+22%3A11-13&amp;version=KJV" text:style-name="Internet_20_link" text:visited-style-name="Visited_20_Internet_20_Link"><text:span text:style-name="Definition"><text:span text:style-name="T4">KJV</text:span></text:span></text:a></text:p></text:note-body></text:note>. <text:soft-page-break/>Even after having entered the weddings They can return it if it is not in a wedding dress. If you haven't washed your clothes and has made them white with the blood of the Lamb, according to Revelation 7. They are a minority because of all those who were at the wedding, of that great crowd, they only returned 1, but they can return it.</text:p>
      <text:p text:style-name="P7">These weddings are the same ones that Revelation 19 tells us about when He says: “Let us rejoice and be glad and give him glory; because they have arrived marriage of the Lamb, and his wife has prepared. And she has been granted that he be clothed in fine linen, clean and bright; because the fine linen is the righteous actions of the saints. And the angel told me: Write: Blessed are those who are called to the wedding supper of the Mutton. And he said to me: These are true words of God ”[^ 597].</text:p>
      <text:h text:style-name="P218" text:outline-level="4">Great Tribulation.</text:h>
      <text:p text:style-name="P2">Jesus Christ warns his followers that: “In the world you will have affliction: but take heart, I have overcome the world” <text:note text:id="ftn597" text:note-class="footnote"><text:note-citation>597</text:note-citation><text:note-body><text:p text:style-name="Footnote"><text:span text:style-name="T4">John 16:33 </text:span><text:a xlink:type="simple" xlink:href="https://www.biblegateway.com/passage/?search=John+16%3A33&amp;version=KJV" text:style-name="Internet_20_link" text:visited-style-name="Visited_20_Internet_20_Link"><text:span text:style-name="Definition"><text:span text:style-name="T4">KJV</text:span></text:span></text:a></text:p></text:note-body></text:note>. And that “You will be hated by all because of my name; but the one that endure to the end, he shall be saved” <text:note text:id="ftn598" text:note-class="footnote"><text:note-citation>598</text:note-citation><text:note-body><text:p text:style-name="Footnote"><text:span text:style-name="T4">Matthew 10:22 </text:span><text:a xlink:type="simple" xlink:href="https://www.biblegateway.com/passage/?search=Matthew+10%3A22&amp;version=KJV" text:style-name="Internet_20_link" text:visited-style-name="Visited_20_Internet_20_Link"><text:span text:style-name="Definition"><text:span text:style-name="T4">KJV</text:span></text:span></text:a></text:p></text:note-body></text:note>. And that “They will put you out of the synagogues; and the time is coming, when whoever kills you will think that he is serving God” <text:note text:id="ftn599" text:note-class="footnote"><text:note-citation>599</text:note-citation><text:note-body><text:p text:style-name="Footnote"><text:span text:style-name="T4">John 16:2 </text:span><text:a xlink:type="simple" xlink:href="https://www.biblegateway.com/passage/?search=John+16%3A2&amp;version=KJV" text:style-name="Internet_20_link" text:visited-style-name="Visited_20_Internet_20_Link"><text:span text:style-name="Definition"><text:span text:style-name="T4">KJV</text:span></text:span></text:a></text:p></text:note-body></text:note>. Y that “you will be delivered even from your fathers, and brothers, and relatives, and friends; and they will kill some of you” <text:note text:id="ftn600" text:note-class="footnote"><text:note-citation>600</text:note-citation><text:note-body><text:p text:style-name="Footnote"><text:span text:style-name="T4">Luke 21:16 </text:span><text:a xlink:type="simple" xlink:href="https://www.biblegateway.com/passage/?search=Luke+21%3A16&amp;version=KJV" text:style-name="Internet_20_link" text:visited-style-name="Visited_20_Internet_20_Link"><text:span text:style-name="Definition"><text:span text:style-name="T4">KJV</text:span></text:span></text:a></text:p></text:note-body></text:note>. And that: "Brother will deliver brother to death, and father to the son: and the sons shall rise up against their fathers, and kill them." <text:note text:id="ftn601" text:note-class="footnote"><text:note-citation>601</text:note-citation><text:note-body><text:p text:style-name="Footnote"><text:span text:style-name="T4">Mark 13:12 </text:span><text:a xlink:type="simple" xlink:href="https://www.biblegateway.com/passage/?search=Mark+13%3A12&amp;version=KJV" text:style-name="Internet_20_link" text:visited-style-name="Visited_20_Internet_20_Link"><text:span text:style-name="Definition"><text:span text:style-name="T4">KJV</text:span></text:span></text:a></text:p></text:note-body></text:note>. And that: “If the world hates you, know that to me he hated me before he hated you” <text:note text:id="ftn602" text:note-class="footnote"><text:note-citation>602</text:note-citation><text:note-body><text:p text:style-name="Footnote"><text:span text:style-name="T4">John 15:18 </text:span><text:a xlink:type="simple" xlink:href="https://www.biblegateway.com/passage/?search=John+15%3A18&amp;version=KJV" text:style-name="Internet_20_link" text:visited-style-name="Visited_20_Internet_20_Link"><text:span text:style-name="Definition"><text:span text:style-name="T4">KJV</text:span></text:span></text:a></text:p></text:note-body></text:note>. And that: “It is not the servant greater than his lord. If they have persecuted me, also ye shall persecute” <text:note text:id="ftn603" text:note-class="footnote"><text:note-citation>603</text:note-citation><text:note-body><text:p text:style-name="Footnote"><text:span text:style-name="T4">John 15:20 </text:span><text:a xlink:type="simple" xlink:href="https://www.biblegateway.com/passage/?search=John+15%3A20&amp;version=KJV" text:style-name="Internet_20_link" text:visited-style-name="Visited_20_Internet_20_Link"><text:span text:style-name="Definition"><text:span text:style-name="T4">KJV</text:span></text:span></text:a></text:p></text:note-body></text:note>. And that “they will hand you over to be afflicted, and they will kill you; and you will be hated by all nations for my name's sake” <text:note text:id="ftn604" text:note-class="footnote"><text:note-citation>604</text:note-citation><text:note-body><text:p text:style-name="Footnote"><text:span text:style-name="T4">Matthew 24:9 </text:span><text:a xlink:type="simple" xlink:href="https://www.biblegateway.com/passage/?search=Matthew+24%3A9&amp;version=KJV" text:style-name="Internet_20_link" text:visited-style-name="Visited_20_Internet_20_Link"><text:span text:style-name="Definition"><text:span text:style-name="T4">KJV</text:span></text:span></text:a></text:p></text:note-body></text:note>.</text:p>
      <text:p text:style-name="P7">And in particular for the moment when he is going to return, in Matthew 24 tells us that: “then there will be great affliction, such as It was from the beginning of the world until now, nor will it ever be” <text:note text:id="ftn605" text:note-class="footnote"><text:note-citation>605</text:note-citation><text:note-body><text:p text:style-name="Footnote"><text:span text:style-name="T4">Matthew 24:21 </text:span><text:a xlink:type="simple" xlink:href="https://www.biblegateway.com/passage/?search=Matthew+24%3A21&amp;version=KJV" text:style-name="Internet_20_link" text:visited-style-name="Visited_20_Internet_20_Link"><text:span text:style-name="Definition"><text:span text:style-name="T4">KJV</text:span></text:span></text:a></text:p></text:note-body></text:note>. The same tells us in Mark 13: “Those days will be trouble, which never was from the beginning of creation that God created, until this time, nor will it be” <text:note text:id="ftn606" text:note-class="footnote"><text:note-citation>606</text:note-citation><text:note-body><text:p text:style-name="Footnote"><text:span text:style-name="T4">Mark 13:19 </text:span><text:a xlink:type="simple" xlink:href="https://www.biblegateway.com/passage/?search=Mark+13%3A19&amp;version=KJV" text:style-name="Internet_20_link" text:visited-style-name="Visited_20_Internet_20_Link"><text:span text:style-name="Definition"><text:span text:style-name="T4">KJV</text:span></text:span></text:a></text:p></text:note-body></text:note>. Which was NOT from creation and will NOT be later.</text:p>
      <text:p text:style-name="P7">And he adds that “if those days were not shortened, he would not be saved. no one; but for the sake of the elect, those days they will be shortened” <text:note text:id="ftn607" text:note-class="footnote"><text:note-citation>607</text:note-citation><text:note-body><text:p text:style-name="Footnote"><text:span text:style-name="T4">Matthew 24:22 </text:span><text:a xlink:type="simple" xlink:href="https://www.biblegateway.com/passage/?search=Matthew+24%3A22&amp;version=NKJV" text:style-name="Internet_20_link" text:visited-style-name="Visited_20_Internet_20_Link"><text:span text:style-name="Definition"><text:span text:style-name="T4">NKJV</text:span></text:span></text:a></text:p></text:note-body></text:note>. They are shortened by and for the elect, because for the rest no. The rest all suffer the wrath of God and die physically because we remember that spiritually they were ALREADY dead. They will only live again physically until the moment of the resurrection of the dead, a thousand years later.</text:p>
      <text:p text:style-name="P7"><text:soft-page-break/>The chosen start the great tribulation but do not suffer the most dramatic, the one in which no one survives, the so-called wrath of God. The chosen only live the tribulation, that is, the beginning of the great tribulation.</text:p>
      <text:p text:style-name="P7">The tribulation only includes the first 6 “seals”, and these are suffered by all the planet. The great tribulation also includes the 7th seal. 7th seal that, let us remember, corresponds to the trumpets and bowls, the wrath of God.</text:p>
      <text:p text:style-name="P7">In Revelation 6, John tells us that a horseman who is given “power to take peace from the earth, and to kill some to others” <text:note text:id="ftn608" text:note-class="footnote"><text:note-citation>608</text:note-citation><text:note-body><text:p text:style-name="Footnote"><text:span text:style-name="T4">Revelation 6:4 </text:span><text:a xlink:type="simple" xlink:href="https://www.biblegateway.com/passage/?search=Revelation+6%3A4&amp;version=KJV" text:style-name="Internet_20_link" text:visited-style-name="Visited_20_Internet_20_Link"><text:span text:style-name="Definition"><text:span text:style-name="T4">KJV</text:span></text:span></text:a></text:p></text:note-body></text:note>. And from another horseman to whom she was given "power over a fourth of the earth, to kill with sword, with famine, with slaughter, and with the beasts of the earth” <text:note text:id="ftn609" text:note-class="footnote"><text:note-citation>609</text:note-citation><text:note-body><text:p text:style-name="Footnote"><text:span text:style-name="T4">Revelation 6:8 </text:span><text:a xlink:type="simple" xlink:href="https://www.biblegateway.com/passage/?search=Revelation+6%3A8&amp;version=KJV" text:style-name="Internet_20_link" text:visited-style-name="Visited_20_Internet_20_Link"><text:span text:style-name="Definition"><text:span text:style-name="T4">KJV</text:span></text:span></text:a></text:p></text:note-body></text:note>.</text:p>
      <text:p text:style-name="P7">Which corresponds to the description made by Jesus Christ according to Matthew 24 on the events prior to his arrival: “he nation will rise against nation, and kingdom against kingdom; and there will be pestilences, and famines, and earthquakes throughout the places” <text:note text:id="ftn610" text:note-class="footnote"><text:note-citation>610</text:note-citation><text:note-body><text:p text:style-name="Footnote"><text:span text:style-name="T4">Matthew 24:7 </text:span><text:a xlink:type="simple" xlink:href="https://www.biblegateway.com/passage/?search=Matthew+24%3A7&amp;version=KJV" text:style-name="Internet_20_link" text:visited-style-name="Visited_20_Internet_20_Link"><text:span text:style-name="Definition"><text:span text:style-name="T4">KJV</text:span></text:span></text:a></text:p></text:note-body></text:note><text:s/>and that He calls the “beginning of sorrows” <text:note text:id="ftn611" text:note-class="footnote"><text:note-citation>611</text:note-citation><text:note-body><text:p text:style-name="Footnote"><text:span text:style-name="T4">Matthew 24:8 </text:span><text:a xlink:type="simple" xlink:href="https://www.biblegateway.com/passage/?search=Matthew+24%3A8&amp;version=KJV" text:style-name="Internet_20_link" text:visited-style-name="Visited_20_Internet_20_Link"><text:span text:style-name="Definition"><text:span text:style-name="T4">KJV</text:span></text:span></text:a></text:p></text:note-body></text:note>. which also it is narrated in Mark 13 <text:note text:id="ftn612" text:note-class="footnote"><text:note-citation>612</text:note-citation><text:note-body><text:p text:style-name="Footnote"><text:span text:style-name="T4">Mark 13 </text:span><text:a xlink:type="simple" xlink:href="https://www.biblegateway.com/passage/?search=Mark+13&amp;version=KJV" text:style-name="Internet_20_link" text:visited-style-name="Visited_20_Internet_20_Link"><text:span text:style-name="Definition"><text:span text:style-name="T4">KJV</text:span></text:span></text:a></text:p></text:note-body></text:note>.</text:p>
      <text:p text:style-name="P7">Like someone who says nothing that hasn't been seen since Jesus Christ was resurrected, just more often. Just like with labor pains, these pains are getting more followed as the moment of his coming.</text:p>
      <text:p text:style-name="P7">According to Revelation 6, when the Lamb opened the sixth seal there was "a great earthquake; and the sun became black as sackcloth of sackcloth, and the moon put all as blood; And the stars from heaven fell on the earth, as the fig tree casts its figs when it is shaken wind. And the sky departed like a book that is rolled up; and all mountains and the islands were moved from their places” <text:note text:id="ftn613" text:note-class="footnote"><text:note-citation>613</text:note-citation><text:note-body><text:p text:style-name="Footnote"><text:span text:style-name="T4">Revelation 6:12-14 </text:span><text:a xlink:type="simple" xlink:href="https://www.biblegateway.com/passage/?search=Revelation+6%3A12-14&amp;version=KJV" text:style-name="Internet_20_link" text:visited-style-name="Visited_20_Internet_20_Link"><text:span text:style-name="Definition"><text:span text:style-name="T4">KJV</text:span></text:span></text:a></text:p></text:note-body></text:note>.</text:p>
      <text:p text:style-name="P7">Which corresponds to what was described by Jesus Christ in Matthew 24 after that “beginning of sorrows”: “the sun will be darkened, and the The moon will not give its light, and the stars will fall from heaven, and the virtues of heaven shall be shaken” <text:note text:id="ftn614" text:note-class="footnote"><text:note-citation>614</text:note-citation><text:note-body><text:p text:style-name="Footnote"><text:span text:style-name="T4">Matthew 24:29 </text:span><text:a xlink:type="simple" xlink:href="https://www.biblegateway.com/passage/?search=Matthew+24%3A29&amp;version=KJV" text:style-name="Internet_20_link" text:visited-style-name="Visited_20_Internet_20_Link"><text:span text:style-name="Definition"><text:span text:style-name="T4">KJV</text:span></text:span></text:a></text:p></text:note-body></text:note>. Or with what is described in Mark 13: “The sun will be darkened, and the moon will not give its radiance; And the stars will fall from the sky, and the virtues that are in heaven will be shaken” <text:note text:id="ftn615" text:note-class="footnote"><text:note-citation>615</text:note-citation><text:note-body><text:p text:style-name="Footnote"><text:span text:style-name="T4">Mark 13:24-25 </text:span><text:a xlink:type="simple" xlink:href="https://www.biblegateway.com/passage/?search=Mark+13%3A24-25&amp;version=KJV" text:style-name="Internet_20_link" text:visited-style-name="Visited_20_Internet_20_Link"><text:span text:style-name="Definition"><text:span text:style-name="T4">KJV</text:span></text:span></text:a></text:p></text:note-body></text:note>.</text:p>
      <text:p text:style-name="P7">It does not seem very easy to fulfill that: "the stars of the sky fell on the earth, as the fig tree casts its figs when it is shaken wind” <text:note text:id="ftn616" text:note-class="footnote"><text:note-citation>616</text:note-citation><text:note-body><text:p text:style-name="Footnote"><text:span text:style-name="T4">Revelation 6:12-14 </text:span><text:a xlink:type="simple" xlink:href="https://www.biblegateway.com/passage/?search=Revelation+6%3A12-14&amp;version=KJV" text:style-name="Internet_20_link" text:visited-style-name="Visited_20_Internet_20_Link"><text:span text:style-name="Definition"><text:span text:style-name="T4">KJV</text:span></text:span></text:a></text:p></text:note-body></text:note>, but a clearer and more graphic description could not be asked for. This description corresponds with the one given by Isaiah 34 for <text:soft-page-break/>the moment of the beginning of the wrath of God: “And all the host of the heavens shall be corrupted, and the heavens shall fold like a book: and shall fall all his army, as the leaf of the vine falls, and as the one of the fig tree” <text:note text:id="ftn617" text:note-class="footnote"><text:note-citation>617</text:note-citation><text:note-body><text:p text:style-name="Footnote"><text:span text:style-name="T4">Isaiah 34:4 </text:span><text:a xlink:type="simple" xlink:href="https://www.biblegateway.com/passage/?search=Isaiah+34%3A4&amp;version=KJV" text:style-name="Internet_20_link" text:visited-style-name="Visited_20_Internet_20_Link"><text:span text:style-name="Definition"><text:span text:style-name="T4">KJV</text:span></text:span></text:a></text:p></text:note-body></text:note>. The hebrew word that is sometimes translated as stars is the word tzabaot, the H6635. This word, which is the one appears in Isaiah 34, literally translates "hosts" for being in plural. This hebrew word when referring to the heavens can refer to the stars or to everything in the heavens including the birds, but the correct thing in this context is to understand it as the armies of angels that are in heaven. What falls as the leaf falls of the vine or the figs of the fig tree are angels. armies of them. Just as and as Jesus Christ continues describing that moment in Matthew 24: “they will see the Son of man coming on the clouds from heaven, with great power and glory. And he will send the angels from him with a loud voice with a trumpet, and they shall gather his elect from the four winds, from one end from heaven to the other” <text:note text:id="ftn618" text:note-class="footnote"><text:note-citation>618</text:note-citation><text:note-body><text:p text:style-name="Footnote"><text:span text:style-name="T4">Matthew 24:30-31 </text:span><text:a xlink:type="simple" xlink:href="https://www.biblegateway.com/passage/?search=Matthew+24%3A30-31&amp;version=KJV" text:style-name="Internet_20_link" text:visited-style-name="Visited_20_Internet_20_Link"><text:span text:style-name="Definition"><text:span text:style-name="T4">KJV</text:span></text:span></text:a></text:p></text:note-body></text:note>.</text:p>
      <text:p text:style-name="P7">This is the moment that happens like lightning, the moment when some are snatched or taken and others are not. The moment that no one knows day or hour, only the heavenly Father. Eye neither the day nor the hour. East moment comes as in the time of Noah or as in the time of Lot: in a INSTANT. And although neither the day nor the hour is known, the year has to be very close</text:p>
      <text:p text:style-name="P7">The good news for those who ARE raptured, according to Jesus Christ in Luke 17, is that, despite the moments of great tribulation, more of which there has never been and never will be, they have already begun, by the time believers be caught up, people still “ate, drank, they bought, they sold, they planted and they built” <text:note text:id="ftn619" text:note-class="footnote"><text:note-citation>619</text:note-citation><text:note-body><text:p text:style-name="Footnote"><text:span text:style-name="T4">Luke 17:28-30 </text:span><text:a xlink:type="simple" xlink:href="https://www.biblegateway.com/passage/?search=Luke+17%3A28-30&amp;version=NKJV" text:style-name="Internet_20_link" text:visited-style-name="Visited_20_Internet_20_Link"><text:span text:style-name="Definition"><text:span text:style-name="T4">NKJV</text:span></text:span></text:a></text:p></text:note-body></text:note>. That is, until the believers are raptured life goes on more or less as it has been since that Jesus Christ was resurrected. Good news for the raptured.</text:p>
      <text:p text:style-name="P7">The bad news for those who are NOT raptured is that by the time end the great tribulation everyone dies. Not a single one left alive. And how those are precisely those who did NOT believe in the resurrection of Jesus Christ, but death is the end, because for them they are very bad news. It's bad news because they think it's the end. It It is true that they have to wait until the resurrection of the dead to realize that what they believed was false, which in reality are good news if they could believe it. Bad news for those who know remain.</text:p>
      <text:h text:style-name="P218" text:outline-level="4"><text:soft-page-break/>The Abomination of Desolation.</text:h>
      <text:p text:style-name="P2">According to Matthew 24, Jesus Christ explains that the beginning of the Great Tribulation is marked by the time "when ye shall see the abomination of desolation, which was spoken by Daniel the prophet, will be in the holy place, (he who reads, understand)” <text:note text:id="ftn620" text:note-class="footnote"><text:note-citation>620</text:note-citation><text:note-body><text:p text:style-name="Footnote"><text:span text:style-name="T4">Matthew 24:15 </text:span><text:a xlink:type="simple" xlink:href="https://www.biblegateway.com/passage/?search=Matthew+24%3A15&amp;version=KJV" text:style-name="Internet_20_link" text:visited-style-name="Visited_20_Internet_20_Link"><text:span text:style-name="Definition"><text:span text:style-name="T4">KJV</text:span></text:span></text:a></text:p></text:note-body></text:note>. and very words similar according to Mark 13 “when you see the abomination of desolation, that was said by the prophet Daniel, that he will be where he should not (he who read, understand)” <text:note text:id="ftn621" text:note-class="footnote"><text:note-citation>621</text:note-citation><text:note-body><text:p text:style-name="Footnote"><text:span text:style-name="T4">Mark 13:14 </text:span><text:a xlink:type="simple" xlink:href="https://www.biblegateway.com/passage/?search=Mark+13%3A14&amp;version=KJV" text:style-name="Internet_20_link" text:visited-style-name="Visited_20_Internet_20_Link"><text:span text:style-name="Definition"><text:span text:style-name="T4">KJV</text:span></text:span></text:a></text:p></text:note-body></text:note>.</text:p>
      <text:p text:style-name="P7">There are only two verses in the new testament that mention the prophet Daniel. They are these two and both are in the mouth of our Lord Jesus Christ announcing the beginning of a "great affliction, such as was not from the beginning of the world until now, nor will it be” <text:note text:id="ftn622" text:note-class="footnote"><text:note-citation>622</text:note-citation><text:note-body><text:p text:style-name="Footnote"><text:span text:style-name="T4">Matthew 24:21 </text:span><text:a xlink:type="simple" xlink:href="https://www.biblegateway.com/passage/?search=Matthew+24%3A21&amp;version=KJV" text:style-name="Internet_20_link" text:visited-style-name="Visited_20_Internet_20_Link"><text:span text:style-name="Definition"><text:span text:style-name="T4">KJV</text:span></text:span></text:a></text:p></text:note-body></text:note>.</text:p>
      <text:p text:style-name="P7">The greek word behind the word “to see”, the word G3708, horaó, it is also used in the sense of understanding, discerning, recognizing. That is why at the end of both texts he also emphasizes "the one who reads in shop".</text:p>
      <text:p text:style-name="P7">To see, understand, discern and recognize, let us first see, understand and Let's recognize what Daniel spoke of.</text:p>
      <text:p text:style-name="P7">The phrase "Abomination of Desolation" refers to the sequence of hebrew words “shiqquts” and “shamem”, the words H8251 <text:note text:id="ftn623" text:note-class="footnote"><text:note-citation>623</text:note-citation><text:note-body><text:p text:style-name="Footnote"><text:a xlink:type="simple" xlink:href="https://biblehub.com/hebrew/8251.htm" text:style-name="Internet_20_link" text:visited-style-name="Visited_20_Internet_20_Link"><text:span text:style-name="Definition"><text:span text:style-name="T4">H8251</text:span></text:span></text:a></text:p></text:note-body></text:note><text:s/>and H8074 <text:note text:id="ftn624" text:note-class="footnote"><text:note-citation>624</text:note-citation><text:note-body><text:p text:style-name="Footnote"><text:a xlink:type="simple" xlink:href="https://biblehub.com/hebrew/8074.htm" text:style-name="Internet_20_link" text:visited-style-name="Visited_20_Internet_20_Link"><text:span text:style-name="Definition"><text:span text:style-name="T4">H8074</text:span></text:span></text:a></text:p></text:note-body></text:note>. This sequence only appears in 3 verses in the entire tanakh: in Daniel 9 <text:note text:id="ftn625" text:note-class="footnote"><text:note-citation>625</text:note-citation><text:note-body><text:p text:style-name="Footnote"><text:span text:style-name="T4">Daniel 9:27 </text:span><text:a xlink:type="simple" xlink:href="https://biblehub.com/text/daniel/9-27.htm" text:style-name="Internet_20_link" text:visited-style-name="Visited_20_Internet_20_Link"><text:span text:style-name="Definition"><text:span text:style-name="T4">biblehub</text:span></text:span></text:a></text:p></text:note-body></text:note>, in Daniel 11 <text:note text:id="ftn626" text:note-class="footnote"><text:note-citation>626</text:note-citation><text:note-body><text:p text:style-name="Footnote"><text:span text:style-name="T4">Daniel 11:31 </text:span><text:a xlink:type="simple" xlink:href="https://biblehub.com/text/daniel/11-31.htm" text:style-name="Internet_20_link" text:visited-style-name="Visited_20_Internet_20_Link"><text:span text:style-name="Definition"><text:span text:style-name="T4">biblehub</text:span></text:span></text:a></text:p></text:note-body></text:note><text:s/>and in Daniel 12 <text:note text:id="ftn627" text:note-class="footnote"><text:note-citation>627</text:note-citation><text:note-body><text:p text:style-name="Footnote"><text:span text:style-name="T4">Daniel 12:11 </text:span><text:a xlink:type="simple" xlink:href="https://biblehub.com/text/daniel/12-11.htm" text:style-name="Internet_20_link" text:visited-style-name="Visited_20_Internet_20_Link"><text:span text:style-name="Definition"><text:span text:style-name="T4">biblehub</text:span></text:span></text:a></text:p></text:note-body></text:note>.</text:p>
      <text:h text:style-name="P220" text:outline-level="5">The final moment.</text:h>
      <text:p text:style-name="P2">The first to understand of the 3 mentions in the Tanakh of the sequence “Abomination of Desolation” is the one in Daniel 12. This allows us to see, understand, discern and recognize what time it is. happens in Daniel 12 when the angel says to Daniel: “Come on, Daniel, what are you doing? words are closed and sealed until the time of compliance. Many will be clean, and made white, and purified; plus The wicked will act wickedly, and none of the wicked will understand, but the connoisseurs will understand. And from the time that the continuous sacrifice until the dreadful abomination, there will be twelve hundred and ninety days. Blessed is he who will wait, and will reach a thousand three hundred thirty-five days” <text:note text:id="ftn628" text:note-class="footnote"><text:note-citation>628</text:note-citation><text:note-body><text:p text:style-name="Footnote"><text:span text:style-name="T4">Daniel 12:9-12 </text:span><text:a xlink:type="simple" xlink:href="https://www.biblegateway.com/passage/?search=Daniel+12%3A9-12&amp;version=KJV" text:style-name="Internet_20_link" text:visited-style-name="Visited_20_Internet_20_Link"><text:span text:style-name="Definition"><text:span text:style-name="T4">KJV</text:span></text:span></text:a></text:p></text:note-body></text:note>.</text:p>
      <text:p text:style-name="P7">So let's begin to open and unseal these words because It is the time of fulfillment.</text:p>
      <text:p text:style-name="P7"><text:soft-page-break/>It is completely undeniable that if the principle of prophetic interpretation called "a year for every day", the prophecies in Daniel 9 corresponds perfectly with Jesus Christ as the Meshiakh of Israel and the temple of Jehovah in Jerusalem. predicting the moment of beginning of the reconstruction of the temple, the moment of the beginning of the ministry of Jesus Christ, the time of the death of Jesus Christ, and the time of the destruction of the temple by the Romans. so it's not preposterous to think that it is at least possible to apply the principle with other prophecies in Daniel. Which is precisely what makes it possible to discern Daniel 12 in regards to the "Abomination of Desolation".</text:p>
      <text:p text:style-name="P7">The first thing to determine is the date on which the slaughter was suspended newspaper. There are several possibilities for this date but the argument fundamental to this explanation is that the way we see written the word “south”, the H5493, which is translated as “REMOVED” in the text ”from the time the continual sacrifice was TAKEN AWAY” <text:note text:id="ftn629" text:note-class="footnote"><text:note-citation>629</text:note-citation><text:note-body><text:p text:style-name="Footnote"><text:span text:style-name="T4">Daniel 12:11 </text:span><text:a xlink:type="simple" xlink:href="https://www.biblegateway.com/passage/?search=Daniel+12%3A11&amp;version=KJV" text:style-name="Internet_20_link" text:visited-style-name="Visited_20_Internet_20_Link"><text:span text:style-name="Definition"><text:span text:style-name="T4">KJV</text:span></text:span></text:a></text:p></text:note-body></text:note>, only appears in two verses of the tanakh: in Daniel 12 and in Leviticus 4 when he says "he will remove all his fat, in the way that the fat of the sacrifice of peace was taken away” <text:note text:id="ftn630" text:note-class="footnote"><text:note-citation>630</text:note-citation><text:note-body><text:p text:style-name="Footnote"><text:span text:style-name="T4">Leviticus 4:31 </text:span><text:a xlink:type="simple" xlink:href="https://www.biblegateway.com/passage/?search=Leviticus+4%3A31&amp;version=KJV" text:style-name="Internet_20_link" text:visited-style-name="Visited_20_Internet_20_Link"><text:span text:style-name="Definition"><text:span text:style-name="T4">KJV</text:span></text:span></text:a></text:p></text:note-body></text:note><text:s/>and the occurrence it is when referring to fat that was REMOVED in the peace offering.</text:p>
      <text:p text:style-name="P7">Understanding in this way the "removed" when Daniel 12 tells us that: ”from the time the continual sacrifice was TAKEN AWAY” <text:note text:id="ftn631" text:note-class="footnote"><text:note-citation>631</text:note-citation><text:note-body><text:p text:style-name="Footnote"><text:span text:style-name="T4">Daniel 12:11 </text:span><text:a xlink:type="simple" xlink:href="https://www.biblegateway.com/passage/?search=Daniel+12%3A11&amp;version=KJV" text:style-name="Internet_20_link" text:visited-style-name="Visited_20_Internet_20_Link"><text:span text:style-name="Definition"><text:span text:style-name="T4">KJV</text:span></text:span></text:a></text:p></text:note-body></text:note>, only There are two reasonable possibilities, from Daniel's point of view, in that the continual sacrifice was taken away:</text:p>
      <text:list xml:id="list2746095332" text:style-name="L7">
        <text:list-item>
          <text:p text:style-name="P235">The moment narrated in 2nd Kings 24 when Nebuchadnezzar went up against Jerusalem in the time of King Joachim aged 18 and “he brought out from there all the treasures of the house of the Lord, and the treasures of the royal house, and broke into pieces all the vessels of gold that Solomon king of Israel had made in the house of the Lord. <text:note text:id="ftn632" text:note-class="footnote"><text:note-citation>632</text:note-citation><text:note-body><text:p text:style-name="Footnote"><text:span text:style-name="T4">2 Kings 24:13 </text:span><text:a xlink:type="simple" xlink:href="https://www.biblegateway.com/passage/?search=2+Kings+24%3A13&amp;version=KJV" text:style-name="Internet_20_link" text:visited-style-name="Visited_20_Internet_20_Link"><text:span text:style-name="Definition"><text:span text:style-name="T4">KJV</text:span></text:span></text:a></text:p></text:note-body></text:note>, or</text:p>
        </text:list-item>
        <text:list-item>
          <text:p text:style-name="P235">The moment narrated in 2nd Kings 25 when Nebuchadnezzar takes Jerusalem and “burnt the house of the Lord, and the house of the king, and all the houses of Jerusalem; and all the houses of the princes burned with fire” <text:note text:id="ftn633" text:note-class="footnote"><text:note-citation>633</text:note-citation><text:note-body><text:p text:style-name="Footnote"><text:span text:style-name="T4">2 Kings 25:9 </text:span><text:a xlink:type="simple" xlink:href="https://www.biblegateway.com/passage/?search=2+Kings+25%3A9&amp;version=KJV" text:style-name="Internet_20_link" text:visited-style-name="Visited_20_Internet_20_Link"><text:span text:style-name="Definition"><text:span text:style-name="T4">KJV</text:span></text:span></text:a></text:p></text:note-body></text:note>.</text:p>
        </text:list-item>
      </text:list>
      <text:p text:style-name="P2">According to historical evidence, the first moment happened in 598 or 597 before Jesus Christ and the second moment happened in 587 or 586 before of Jesus Christ.</text:p>
      <text:p text:style-name="P7">If each day is a year in Daniel 12, the "Abomination of Desolation" corresponds to what happened 1290 years later in the place of the Saint of the Saints.</text:p>
      <text:p text:style-name="P7"><text:soft-page-break/>Regarding the first option, the completion of the golden dome of the Roca, between 691 and 692 after Jesus Christ.</text:p>
      <text:p text:style-name="P7">And regarding the second option, the completion of the Al-Aqsa Mosque between 702 and 703 after Jesus Christ.</text:p>
      <text:p text:style-name="P7">Both located on top of Jehovah's Holy Mountain, Mount Moriah, above where Solomon's temple was built.</text:p>
      <text:p text:style-name="P7">As an observation for people who like to add: you have to take into account Note that there is no year zero. From 1 before Jesus Christ it went to 1 after Jesus Christ.</text:p>
      <text:p text:style-name="P7">The "Abomination of Desolation" is the temple complex of Muhammad above the holy place. They are the objects that represent the most false prophet in the entire history of mankind, Muhammad, above the place holy, of the holy mount, of mount Moriah, of the one true God, of the creator of heaven and earth.</text:p>
      <text:p text:style-name="P7">And if you had not seen it that way, you have already begun to see it and the words of Jesus Christ began to be fulfilled: “when they see” and “the let him read understand”.</text:p>
      <text:p text:style-name="P7">Thus, by the time the majority of the body of Jesus Christ, of the congregation of the born again, see, understand, discern and recognize the "Abomination of Desolation", by the time that happens, the Great Tribulation, that period of time of suffering like never before and there will never be, it will have already begun.</text:p>
      <text:p text:style-name="P7">And according to Daniel 12 <text:note text:id="ftn634" text:note-class="footnote"><text:note-citation>634</text:note-citation><text:note-body><text:p text:style-name="Footnote"><text:span text:style-name="T4">Daniel 12:12 </text:span><text:a xlink:type="simple" xlink:href="https://www.biblegateway.com/passage/?search=Daniel+12%3A12&amp;version=KJV" text:style-name="Internet_20_link" text:visited-style-name="Visited_20_Internet_20_Link"><text:span text:style-name="Definition"><text:span text:style-name="T4">KJV</text:span></text:span></text:a></text:p></text:note-body></text:note>, blessed are those who manage to wait for the 1335 years since that mosque is in the holy place. for the first option that year is between 2026 and 2027 and for the second option it is between 2037 and 2038.</text:p>
      <text:p text:style-name="P7">This host, Jose Luis Quiroga, believes any of the great pending events regarding the return of Jesus Christ will happen in that moment of "blessed". Even the one that simply fulfills the words of Jesus Christ: “When YE SEE the abomination of desolation, which was spoken by Daniel the prophet, who will be in the holy place, (he who reads, understand)” <text:note text:id="ftn635" text:note-class="footnote"><text:note-citation>635</text:note-citation><text:note-body><text:p text:style-name="Footnote"><text:span text:style-name="T4">Matthew 24:15 </text:span><text:a xlink:type="simple" xlink:href="https://www.biblegateway.com/passage/?search=Matthew+24%3A15&amp;version=KJV" text:style-name="Internet_20_link" text:visited-style-name="Visited_20_Internet_20_Link"><text:span text:style-name="Definition"><text:span text:style-name="T4">KJV</text:span></text:span></text:a></text:p></text:note-body></text:note>, indicating the beginning of the Great Tribulation.</text:p>
      <text:h text:style-name="P220" text:outline-level="5">70 Weeks.</text:h>
      <text:p text:style-name="P2">The second to understand of the 3 mentions in the Tanakh of the sequence "Abomination of Desolation" is that of Daniel 9. This occurrence of the sequence of hebrew words “shiqquts” and “shamem”, the words H8251 <text:note text:id="ftn636" text:note-class="footnote"><text:note-citation>636</text:note-citation><text:note-body><text:p text:style-name="Footnote"><text:a xlink:type="simple" xlink:href="https://biblehub.com/hebrew/8251.htm" text:style-name="Internet_20_link" text:visited-style-name="Visited_20_Internet_20_Link"><text:span text:style-name="Definition"><text:span text:style-name="T4">H8251</text:span></text:span></text:a></text:p></text:note-body></text:note><text:s/>and H8074 <text:note text:id="ftn637" text:note-class="footnote"><text:note-citation>637</text:note-citation><text:note-body><text:p text:style-name="Footnote"><text:a xlink:type="simple" xlink:href="https://biblehub.com/hebrew/8074.htm" text:style-name="Internet_20_link" text:visited-style-name="Visited_20_Internet_20_Link"><text:span text:style-name="Definition"><text:span text:style-name="T4">H8074</text:span></text:span></text:a></text:p></text:note-body></text:note>, commonly translated as <text:soft-page-break/>“Abomination of Desolation” is just after the end of the 70 weeks prophecy in Daniel. The 70-week prophecy ends in the middle of the verse 27 <text:note text:id="ftn638" text:note-class="footnote"><text:note-citation>638</text:note-citation><text:note-body><text:p text:style-name="Footnote"><text:span text:style-name="T4">Daniel 9:27 </text:span><text:a xlink:type="simple" xlink:href="https://biblehub.com/text/daniel/9-27.htm" text:style-name="Internet_20_link" text:visited-style-name="Visited_20_Internet_20_Link"><text:span text:style-name="Definition"><text:span text:style-name="T4">biblehub</text:span></text:span></text:a></text:p></text:note-body></text:note>.</text:p>
      <text:p text:style-name="P7">It is a very common construction in hebrew to put a “vev” character before to the word “al”, the word H5921, to indicate “and after”, or “and on”, or “and above”, as a grammatical continuation. and this continuation can happen even 600 years later.</text:p>
      <text:p text:style-name="P7">Thus, the description of the 70 weeks ends with the word "minkha", the word H4503, which means gift or offering, and refers to the death of Jesus Christ in the middle of the last week.</text:p>
      <text:p text:style-name="P7">This last week ends with the appearance of Jesus Christ to Shaul, commonly known as Paul, on his way to Damascus <text:note text:id="ftn639" text:note-class="footnote"><text:note-citation>639</text:note-citation><text:note-body><text:p text:style-name="Footnote"><text:span text:style-name="T4">Acts 9 </text:span><text:a xlink:type="simple" xlink:href="https://www.biblegateway.com/passage/?search=Acts+9&amp;version=KJV" text:style-name="Internet_20_link" text:visited-style-name="Visited_20_Internet_20_Link"><text:span text:style-name="Definition"><text:span text:style-name="T4">KJV</text:span></text:span></text:a></text:p></text:note-body></text:note>, just 7 years after Jesus Christ was baptized by John the Baptist and will mark the beginning of this last week. It is with this last act that Jesus Christ brings enduring righteousness and seals vision and prophecy, thus fully completing 70 weeks. Sealing the 70 weeks.</text:p>
      <text:p text:style-name="P7">There are no weeks floating around in a vacuum as some believe. Not that way bible prophecy works. Either it is fulfilled or it is not fulfilled. This is fulfilled perfectly. The hebrew is a bit obscure, but it doesn't You need to speak perfect hebrew to interpret it correctly. only does need to use the internet.</text:p>
      <text:p text:style-name="P7">Understanding that the 70 weeks are complete, Daniel 9 is consistent with Daniel 12 in identifying the "Abomination of Desolation" with the Muhammad's temple complex above the Holy Place in Jerusalem.</text:p>
      <text:h text:style-name="P220" text:outline-level="5">North and south.</text:h>
      <text:p text:style-name="P2">And the third to understand of the 3 mentions in the Tanakh of the sequence "Abomination of Desolation" is that of Daniel 11.</text:p>
      <text:p text:style-name="P7">Daniel 11 anticipates how control over Jerusalem and the territory of Solomon's Israel alternate between forces northern and southern forces represented in history by different Names.</text:p>
      <text:p text:style-name="P7">In the narration of Daniel 11 <text:note text:id="ftn640" text:note-class="footnote"><text:note-citation>640</text:note-citation><text:note-body><text:p text:style-name="Footnote"><text:span text:style-name="T4">Daniel 11 </text:span><text:a xlink:type="simple" xlink:href="https://www.biblegateway.com/passage/?search=Daniel+11&amp;version=KJV" text:style-name="Internet_20_link" text:visited-style-name="Visited_20_Internet_20_Link"><text:span text:style-name="Definition"><text:span text:style-name="T4">KJV</text:span></text:span></text:a></text:p></text:note-body></text:note><text:s/>it can be observed how the power over the territory over and around Jerusalem since the alliance Medo-Persian takes control, has been alternating between forces of the North and South forces <text:note text:id="ftn641" text:note-class="footnote"><text:note-citation>641</text:note-citation><text:note-body><text:p text:style-name="Footnote"><text:a xlink:type="simple" xlink:href="https://www.jewishvirtuallibrary.org/timeline-for-the-history-of-jerusalem-4500-bce-present" text:style-name="Internet_20_link" text:visited-style-name="Visited_20_Internet_20_Link"><text:span text:style-name="Definition"><text:span text:style-name="T4">https</text:span></text:span></text:a><text:a xlink:type="simple" xlink:href="https://www.jewishvirtuallibrary.org/timeline-for-the-history-of-jerusalem-4500-bce-present" text:style-name="Internet_20_link" text:visited-style-name="Visited_20_Internet_20_Link"><text:span text:style-name="Definition"><text:span text:style-name="T4">://</text:span></text:span></text:a><text:a xlink:type="simple" xlink:href="https://www.jewishvirtuallibrary.org/timeline-for-the-history-of-jerusalem-4500-bce-present" text:style-name="Internet_20_link" text:visited-style-name="Visited_20_Internet_20_Link"><text:span text:style-name="Definition"><text:span text:style-name="T4">www.jewishvirtuallibrary.org</text:span></text:span></text:a><text:a xlink:type="simple" xlink:href="https://www.jewishvirtuallibrary.org/timeline-for-the-history-of-jerusalem-4500-bce-present" text:style-name="Internet_20_link" text:visited-style-name="Visited_20_Internet_20_Link"><text:span text:style-name="Definition"><text:span text:style-name="T4">/</text:span></text:span></text:a><text:a xlink:type="simple" xlink:href="https://www.jewishvirtuallibrary.org/timeline-for-the-history-of-jerusalem-4500-bce-present" text:style-name="Internet_20_link" text:visited-style-name="Visited_20_Internet_20_Link"><text:span text:style-name="Definition"><text:span text:style-name="T4">timeline-for-the-history-of-jerusalem</text:span></text:span></text:a><text:a xlink:type="simple" xlink:href="https://www.jewishvirtuallibrary.org/timeline-for-the-history-of-jerusalem-4500-bce-present" text:style-name="Internet_20_link" text:visited-style-name="Visited_20_Internet_20_Link"><text:span text:style-name="Definition"><text:span text:style-name="T4">-4500-</text:span></text:span></text:a><text:a xlink:type="simple" xlink:href="https://www.jewishvirtuallibrary.org/timeline-for-the-history-of-jerusalem-4500-bce-present" text:style-name="Internet_20_link" text:visited-style-name="Visited_20_Internet_20_Link"><text:span text:style-name="Definition"><text:span text:style-name="T4">bce-present</text:span></text:span></text:a></text:p><text:p text:style-name="Footnote"><text:a xlink:type="simple" xlink:href="http://www.centuryone.com/hstjrslm.html" text:style-name="Internet_20_link" text:visited-style-name="Visited_20_Internet_20_Link"><text:span text:style-name="Definition"><text:span text:style-name="T4">http</text:span></text:span></text:a><text:a xlink:type="simple" xlink:href="http://www.centuryone.com/hstjrslm.html" text:style-name="Internet_20_link" text:visited-style-name="Visited_20_Internet_20_Link"><text:span text:style-name="Definition"><text:span text:style-name="T4">://</text:span></text:span></text:a><text:a xlink:type="simple" xlink:href="http://www.centuryone.com/hstjrslm.html" text:style-name="Internet_20_link" text:visited-style-name="Visited_20_Internet_20_Link"><text:span text:style-name="Definition"><text:span text:style-name="T4">www.centuryone.com</text:span></text:span></text:a><text:a xlink:type="simple" xlink:href="http://www.centuryone.com/hstjrslm.html" text:style-name="Internet_20_link" text:visited-style-name="Visited_20_Internet_20_Link"><text:span text:style-name="Definition"><text:span text:style-name="T4">/</text:span></text:span></text:a><text:a xlink:type="simple" xlink:href="http://www.centuryone.com/hstjrslm.html" text:style-name="Internet_20_link" text:visited-style-name="Visited_20_Internet_20_Link"><text:span text:style-name="Definition"><text:span text:style-name="T4">hstjrslm.html</text:span></text:span></text:a></text:p></text:note-body></text:note>. Figures can be identified as Alexander the Great, some Antiochus, some Ptolemies, some Caesar and some periods such as the Byzantine, the first Muslim, the Crusades and the second Muslim.</text:p>
      <text:p text:style-name="P7"><text:soft-page-break/>The key, as always, to be able to understand a passage of the scriptures, is Our Lord Jesus Christ. It should first be noted that the word H1285 <text:note text:id="ftn642" text:note-class="footnote"><text:note-citation>642</text:note-citation><text:note-body><text:p text:style-name="Footnote"><text:a xlink:type="simple" xlink:href="https://biblehub.com/hebrew/1285.htm" text:style-name="Internet_20_link" text:visited-style-name="Visited_20_Internet_20_Link"><text:span text:style-name="Definition"><text:span text:style-name="T4">H1285</text:span></text:span></text:a></text:p></text:note-body></text:note>, translated as “covenant”, is only used by Daniel on 6 occasions and always to represent the holy pact between God and his village. This allows us to identify that in the narrative Jesus Christ is represented by the phrase "the Prince of the Covenant" or "Head of the Covenant." Y this in turn allows establishing a central time point to the narration and thus be able to map the history of the territory of the current Israel with the narration.</text:p>
      <text:p text:style-name="P7">Understanding that the "Prince of the Covenant" moment in Daniel 11 is corresponds to the time of Jesus Christ, then the moment in which mentions the "Abomination of Desolation" in Daniel 11 corresponds to control of the early Muslim period over Jerusalem, and with the time when the Muslim temple complex was built on Mount Holy in Jerusalem.</text:p>
      <text:p text:style-name="P7">The three mentions in the Tanakh of the "Abomination of Desolation" are consistent in identifying it with Muhammad's temple complex above of the Holy Place in Jerusalem.</text:p>
      <text:h text:style-name="P218" text:outline-level="4">Israel.</text:h>
      <text:p text:style-name="P2">The main fulfilled prophecy that tells us that the year of the return of Yeshua, of Jesus Christ, of Our Lord, of the King of Kings, of the Meshiakh of Israel, it is very close, even if we do not know the day or the hour, it is the existence of Israel for less than 100 years.</text:p>
      <text:p text:style-name="P7">In Deuteronomy 30 the end is announced from the beginning, it says that: after Jehovah “uprooted them from their land with wrath, and with fury, and with great fury, and drove them into another land” <text:note text:id="ftn643" text:note-class="footnote"><text:note-citation>643</text:note-citation><text:note-body><text:p text:style-name="Footnote"><text:span text:style-name="T4">Deuteronomy 29:28 </text:span><text:a xlink:type="simple" xlink:href="https://www.biblegateway.com/passage/?search=Deuteronomy+29%3A28&amp;version=KJV" text:style-name="Internet_20_link" text:visited-style-name="Visited_20_Internet_20_Link"><text:span text:style-name="Definition"><text:span text:style-name="T4">KJV</text:span></text:span></text:a></text:p></text:note-body></text:note><text:s/>; and after: “All nations shall say, Why what did Jehovah do this to this land? what anger is this so great fury? And they will respond. Because they left the pact of Jehovah the God of their fathers, which he arranged with them when he brought them out out of the land of Egypt, and they went and served other gods, and bowed down to them, gods they did not know, and that nothing had given” <text:note text:id="ftn644" text:note-class="footnote"><text:note-citation>644</text:note-citation><text:note-body><text:p text:style-name="Footnote"><text:span text:style-name="T4">Deuteronomy 30:24-26 </text:span><text:a xlink:type="simple" xlink:href="https://www.biblegateway.com/passage/?search=Deuteronomy+29%3A24-26&amp;version=KJV" text:style-name="Internet_20_link" text:visited-style-name="Visited_20_Internet_20_Link"><text:span text:style-name="Definition"><text:span text:style-name="T4">KJV</text:span></text:span></text:a></text:p></text:note-body></text:note>; after “all have come these things, the blessing and the curse that I have set before you." <text:note text:id="ftn645" text:note-class="footnote"><text:note-citation>645</text:note-citation><text:note-body><text:p text:style-name="Footnote"><text:span text:style-name="T4">Deuteronomy 30:1 </text:span><text:a xlink:type="simple" xlink:href="https://www.biblegateway.com/passage/?search=Deuteronomy+30%3A1&amp;version=KJV" text:style-name="Internet_20_link" text:visited-style-name="Visited_20_Internet_20_Link"><text:span text:style-name="Definition"><text:span text:style-name="T4">KJV</text:span></text:span></text:a></text:p></text:note-body></text:note>; THEN Jehovah “will return your captives, and he will have mercy on you, and will gather you again from all the peoples which the LORD your God scattered you. if you had been cast out to the ends of the heavens, from there the Lord your God, and from there he will take you: And return you to the Lord your God to the land that your fathers inherited, and you SHALL POSSESS it; and she will do you good, and she will multiply you more than your parents” <text:note text:id="ftn646" text:note-class="footnote"><text:note-citation>646</text:note-citation><text:note-body><text:p text:style-name="Footnote"><text:span text:style-name="T4">Deuteronomy 30:3-5 </text:span><text:a xlink:type="simple" xlink:href="https://www.biblegateway.com/passage/?search=Deuteronomy+30%3A3-5&amp;version=KJV" text:style-name="Internet_20_link" text:visited-style-name="Visited_20_Internet_20_Link"><text:span text:style-name="Definition"><text:span text:style-name="T4">KJV</text:span></text:span></text:a></text:p></text:note-body></text:note>.</text:p>
      <text:p text:style-name="P7"><text:soft-page-break/>Since the time of Moses, more than 1400 before Jesus Christ, it was announced everything that would happen to the people of Jacob, to the people of Israel, the chosen people of Jehovah.</text:p>
      <text:p text:style-name="P7">First they would be blessed with the promised land, with the land in which King David and King Solomon reigned between 1000 before Jesus Christ and 930 BC, and then they would be cursed by break the pact and worship other Gods and Nebuchadnezzar would be in charge to execute one of the most important moments of such curses to the invade the only thing left to invade, Jerusalem, in the year 587 or 586 before Jesus Christ, at which time the temple built by Solomon almost 400 years before it was completely destroyed and moment from the which the descendants of Jacob, the Israelites, could never again buy and sell land, to be owners of that land, until the year 1948, more than 2500 years later, when God begins to fulfill his promise to bring them back to their land.</text:p>
      <text:p text:style-name="P7">The creation of the current country Israel was announced almost 3500 years ago by the creator God of heaven and earth, who tells us: “Remember the past things from the age; because I I am God, and there is no other God, and there is nothing like me; what an announcement to come from the beginning, and from ancient what was not yet done; I say: My advice will stand, and I will do whatever I want; what do i call from the east to the bird, and from a distant land to the man of my council. I I spoke, and I will make him come: I have thought it, and I will also do it. listen to me, hard of heart, that you are far from justice. I'll make you come closer justice, shall not depart: and my health shall not stand still. And I will put health in Zion, and my glory in Israel” <text:note text:id="ftn647" text:note-class="footnote"><text:note-citation>647</text:note-citation><text:note-body><text:p text:style-name="Footnote"><text:span text:style-name="T4">Isaiah 46:9-13 </text:span><text:a xlink:type="simple" xlink:href="https://www.biblegateway.com/passage/?search=isaias+46%3A9-13&amp;version=KJV" text:style-name="Internet_20_link" text:visited-style-name="Visited_20_Internet_20_Link"><text:span text:style-name="Definition"><text:span text:style-name="T4">KJV</text:span></text:span></text:a></text:p></text:note-body></text:note>.</text:p>
      <text:p text:style-name="P7">Jehovah also speaks to us through Jeremiah. In Jeremiah 29 to 33 we gives various details of what is only happening so far.</text:p>
      <text:p text:style-name="P7">In the first instance it mentions that "When in Babylon are seventy years old, I will visit you, and wake up over you my good word, to return you to this place” <text:note text:id="ftn648" text:note-class="footnote"><text:note-citation>648</text:note-citation><text:note-body><text:p text:style-name="Footnote"><text:span text:style-name="T4">Jeremiah 29_10 </text:span><text:a xlink:type="simple" xlink:href="https://www.biblegateway.com/passage/?search=Jeremiah+29%3A10&amp;version=KJV" text:style-name="Internet_20_link" text:visited-style-name="Visited_20_Internet_20_Link"><text:span text:style-name="Definition"><text:span text:style-name="T4">KJV</text:span></text:span></text:a></text:p></text:note-body></text:note>. those seventy years They range from when Daniel is taken into exile in Babylon in 607 before of Jesus Christ until some of the exiles return to Jerusalem in Babylon in 537 BC with the permission of Cyrus.</text:p>
      <text:p text:style-name="P7">But he also tells us about another time when "I will return your captivity, and I will gather you from all nations, and from all places where I have driven you, saith the Lord; and I will bring you back to the place of where I caused you to be taken” <text:note text:id="ftn649" text:note-class="footnote"><text:note-citation>649</text:note-citation><text:note-body><text:p text:style-name="Footnote"><text:span text:style-name="T4">Jeremiah 29:14 </text:span><text:a xlink:type="simple" xlink:href="https://www.biblegateway.com/passage/?search=Jeremiah+29%3A14&amp;version=KJV" text:style-name="Internet_20_link" text:visited-style-name="Visited_20_Internet_20_Link"><text:span text:style-name="Definition"><text:span text:style-name="T4">KJV</text:span></text:span></text:a></text:p></text:note-body></text:note>, and that “behold, The days are coming, saith the Lord, when I will return the captivity of my people Israel and Judah, saith the Lord, and I will bring them back to the land which I <text:soft-page-break/>gave to her fathers, and SHALL POSSESS her” <text:note text:id="ftn650" text:note-class="footnote"><text:note-citation>650</text:note-citation><text:note-body><text:p text:style-name="Footnote"><text:span text:style-name="T4">Jeremiah 30:3 </text:span><text:a xlink:type="simple" xlink:href="https://www.biblegateway.com/passage/?search=Jeremiah+30%3A3&amp;version=KJV" text:style-name="Internet_20_link" text:visited-style-name="Visited_20_Internet_20_Link"><text:span text:style-name="Definition"><text:span text:style-name="T4">KJV</text:span></text:span></text:a></text:p></text:note-body></text:note>, and that “in that day, saith the LORD of hosts, that I will break his yoke from your neck, and I will break your bonds, and strangers WILL NOT put it back in servitude” <text:note text:id="ftn651" text:note-class="footnote"><text:note-citation>651</text:note-citation><text:note-body><text:p text:style-name="Footnote"><text:span text:style-name="T4">Jeremiah 30:8 </text:span><text:a xlink:type="simple" xlink:href="https://www.biblegateway.com/passage/?search=Jeremiah+30%3A8&amp;version=KJV" text:style-name="Internet_20_link" text:visited-style-name="Visited_20_Internet_20_Link"><text:span text:style-name="Definition"><text:span text:style-name="T4">KJV</text:span></text:span></text:a></text:p></text:note-body></text:note>, and that “Jacob will return and be calm; he will be confident, and there will be no one to frighten him” <text:note text:id="ftn652" text:note-class="footnote"><text:note-citation>652</text:note-citation><text:note-body><text:p text:style-name="Footnote"><text:span text:style-name="T4">Jeremiah 30:10 </text:span><text:a xlink:type="simple" xlink:href="https://www.biblegateway.com/passage/?search=Jeremiah+30%3A10&amp;version=NKJV" text:style-name="Internet_20_link" text:visited-style-name="Visited_20_Internet_20_Link"><text:span text:style-name="Definition"><text:span text:style-name="T4">NKJV</text:span></text:span></text:a></text:p></text:note-body></text:note>, and that “Your children will be as in the past, and your congregation will have stability in front of me. And I will punish all the oppressors of him” [^ 654], and that “in At that time, says the LORD, I will be the God of all the families of Israel; and they shall be my people” <text:note text:id="ftn653" text:note-class="footnote"><text:note-citation>653</text:note-citation><text:note-body><text:p text:style-name="Footnote"><text:span text:style-name="T4">Jeremiah 31:1 </text:span><text:a xlink:type="simple" xlink:href="https://www.biblegateway.com/passage/?search=Jeremiah+31%3A1&amp;version=NKJV" text:style-name="Internet_20_link" text:visited-style-name="Visited_20_Internet_20_Link"><text:span text:style-name="Definition"><text:span text:style-name="T4">NKJV</text:span></text:span></text:a></text:p></text:note-body></text:note>, and that “Even I will build, and you will be built, O virgin of Israel: you will still be adorned with your tambourines, and you will go out in a circle of dancers. Yet you shall plant vineyards on the mountains of Samaria: the planters shall plant, and they will make common use of them” <text:note text:id="ftn654" text:note-class="footnote"><text:note-citation>654</text:note-citation><text:note-body><text:p text:style-name="Footnote"><text:span text:style-name="T4">Jeremiah 31:4-5 </text:span><text:a xlink:type="simple" xlink:href="https://www.biblegateway.com/passage/?search=Jeremiah+31%3A4-5&amp;version=KJV" text:style-name="Internet_20_link" text:visited-style-name="Visited_20_Internet_20_Link"><text:span text:style-name="Definition"><text:span text:style-name="T4">KJV</text:span></text:span></text:a></text:p></text:note-body></text:note>, and that they “shout for joy before the HEAD of the nations” <text:note text:id="ftn655" text:note-class="footnote"><text:note-citation>655</text:note-citation><text:note-body><text:p text:style-name="Footnote"><text:span text:style-name="T4">Jeremiah 31:7 </text:span><text:a xlink:type="simple" xlink:href="https://www.biblegateway.com/passage/?search=Jeremiah+31%3A7&amp;version=NKJV" text:style-name="Internet_20_link" text:visited-style-name="Visited_20_Internet_20_Link"><text:span text:style-name="Definition"><text:span text:style-name="T4">NKJV</text:span></text:span></text:a></text:p></text:note-body></text:note>, and that “behold, I bring them out of the land of north, and I will gather them from the END of the earth. among them will come the blind and the lame, the pregnant woman and the one who gives birth. Like a great multitude shall return hither” <text:note text:id="ftn656" text:note-class="footnote"><text:note-citation>656</text:note-citation><text:note-body><text:p text:style-name="Footnote"><text:span text:style-name="T4">Jeremiah 31:8 </text:span><text:a xlink:type="simple" xlink:href="https://www.biblegateway.com/passage/?search=Jeremiah+31%3A8&amp;version=NKJV" text:style-name="Internet_20_link" text:visited-style-name="Visited_20_Internet_20_Link"><text:span text:style-name="Definition"><text:span text:style-name="T4">NKJV</text:span></text:span></text:a></text:p></text:note-body></text:note>, and that “Hear the word of the Lord, O people, and make it known in the islands that are far away, and say: He who scattered Israel, he will gather them and keep them, as a shepherd guards his cattle." <text:note text:id="ftn657" text:note-class="footnote"><text:note-citation>657</text:note-citation><text:note-body><text:p text:style-name="Footnote"><text:span text:style-name="T4">Jeremiah 31:10 </text:span><text:a xlink:type="simple" xlink:href="https://www.biblegateway.com/passage/?search=Jeremiah+31%3A10&amp;version=KJV" text:style-name="Internet_20_link" text:visited-style-name="Visited_20_Internet_20_Link"><text:span text:style-name="Definition"><text:span text:style-name="T4">KJV</text:span></text:span></text:a></text:p></text:note-body></text:note>, and that Jerusalem will “NEVER AGAIN BE PULLED UP NOR DESTROYED” <text:note text:id="ftn658" text:note-class="footnote"><text:note-citation>658</text:note-citation><text:note-body><text:p text:style-name="Footnote"><text:span text:style-name="T4">Jeremiah 31:40 </text:span><text:a xlink:type="simple" xlink:href="https://www.biblegateway.com/passage/?search=Jeremiah+31%3A40&amp;version=NKJV" text:style-name="Internet_20_link" text:visited-style-name="Visited_20_Internet_20_Link"><text:span text:style-name="Definition"><text:span text:style-name="T4">NKJV</text:span></text:span></text:a></text:p></text:note-body></text:note>.</text:p>
      <text:p text:style-name="P7">Jeremiah was a prophet who announced, according to Jeremiah 21, that Jehovah deliver what was left of Judah and Jerusalem to Nebuchadnezzar, king of Babylon, and that this one would not spare them or have compassion or mercy. That Jerusalem would be burned and given up and that he who happened to the Chaldeans, to those who had them besieged, he would live. And that Zedekiah, the king of Judah, would be taken prisoner to Babylon. And in Jeremiah 26 tells us that Jeremiah is threatened with death by prophesy against Jerusalem. He also prophesies, according to Jeremiah 29, that the captivity in Babylon will be long and that they build and cultivate and eat the fruit of the crop, marry and have children, and seek peace and pray for the peace of the Babylonians because the peace of Babylon it is the peace of captives.</text:p>
      <text:p text:style-name="P7">All these prophecies that no one wanted to hear, make me end up imprisoned in the courtyard of the prison of the house of Zedekiah, the king of Judah. and being prisoner, according to Jeremiah 32, Jehovah commands him to buy a piece of land from a his cousin named Hanameel as a sign that one day the Israelites, "Houses, and fields, and vineyards shall be bought in this land" <text:note text:id="ftn659" text:note-class="footnote"><text:note-citation>659</text:note-citation><text:note-body><text:p text:style-name="Footnote"><text:span text:style-name="T4">Jeremiah 32:15 </text:span><text:a xlink:type="simple" xlink:href="https://www.biblegateway.com/passage/?search=Jeremiah+32%3A15&amp;version=KJV" text:style-name="Internet_20_link" text:visited-style-name="Visited_20_Internet_20_Link"><text:span text:style-name="Definition"><text:span text:style-name="T4">KJV</text:span></text:span></text:a></text:p></text:note-body></text:note><text:s/>again.</text:p>
      <text:p text:style-name="P7"><text:soft-page-break/>Jeremiah buys the land from his cousin, being imprisoned in the house of the king and knowing that Nebuchadnezzar is about to invade Jerusalem, as sign that one day the Israelites "will buy houses, and lands, and vineyards in this land” <text:note text:id="ftn660" text:note-class="footnote"><text:note-citation>660</text:note-citation><text:note-body><text:p text:style-name="Footnote"><text:span text:style-name="T4">Jeremiah 32:15 </text:span><text:a xlink:type="simple" xlink:href="https://www.biblegateway.com/passage/?search=Jeremiah+32%3A15&amp;version=KJV" text:style-name="Internet_20_link" text:visited-style-name="Visited_20_Internet_20_Link"><text:span text:style-name="Definition"><text:span text:style-name="T4">KJV</text:span></text:span></text:a></text:p></text:note-body></text:note><text:s/>again.</text:p>
      <text:p text:style-name="P7">This prophecy is only fulfilled until the 20th century after Jesus Christ, less than 100 years ago, when the country of Israel was founded in 1948, and the descendants of Abraham can return to BUY AND SELL in what now it is Israel.</text:p>
      <text:p text:style-name="P7">Jehovah also announces, according to Jeremiah 32, that “behold, I will I will gather from all the lands to which I have driven them in my fury, and with my anger and great fury; and I will bring them back to this place, and I will make them dwell safely” <text:note text:id="ftn661" text:note-class="footnote"><text:note-citation>661</text:note-citation><text:note-body><text:p text:style-name="Footnote"><text:span text:style-name="T4">Jeremiah 32:37 </text:span><text:a xlink:type="simple" xlink:href="https://www.biblegateway.com/passage/?search=Jeremiah+32%3A37&amp;version=KJV" text:style-name="Internet_20_link" text:visited-style-name="Visited_20_Internet_20_Link"><text:span text:style-name="Definition"><text:span text:style-name="T4">KJV</text:span></text:span></text:a></text:p></text:note-body></text:note>, and that they “will possess an inheritance in this land of which you say: It is deserted, without men and without animals” <text:note text:id="ftn662" text:note-class="footnote"><text:note-citation>662</text:note-citation><text:note-body><text:p text:style-name="Footnote"><text:span text:style-name="T4">Jeremiah 32:43 </text:span><text:a xlink:type="simple" xlink:href="https://www.biblegateway.com/passage/?search=Jeremiah+32%3A43&amp;version=KJV" text:style-name="Internet_20_link" text:visited-style-name="Visited_20_Internet_20_Link"><text:span text:style-name="Definition"><text:span text:style-name="T4">KJV</text:span></text:span></text:a></text:p></text:note-body></text:note>.</text:p>
      <text:p text:style-name="P7">Jehovah announces in Jeremiah 16 that “behold, days are coming when no one will say more: 'As the LORD lives, who brought up the children of Israel from the land out of Egypt!' but, 'As the LORD lives, who brought up the children of Israel from the land of the north and from all the lands where there were exiled!'. For I will bring them back to their land, which I gave to their fathers." <text:note text:id="ftn663" text:note-class="footnote"><text:note-citation>663</text:note-citation><text:note-body><text:p text:style-name="Footnote"><text:span text:style-name="T4">Jeremiah 16:14-15 </text:span><text:a xlink:type="simple" xlink:href="https://www.biblegateway.com/passage/?search=Jeremiah+16%3A14-15&amp;version=NKJV" text:style-name="Internet_20_link" text:visited-style-name="Visited_20_Internet_20_Link"><text:span text:style-name="Definition"><text:span text:style-name="T4">NKJV</text:span></text:span></text:a></text:p></text:note-body></text:note>.</text:p>
      <text:p text:style-name="P7">This prophecy, according to which YHWH will be known as the one who gathered the Jews of all the nations into which he had scattered them in the which is now Israel, just as it had announced thousands of years before, is already starting to come true.</text:p>
      <text:p text:style-name="P7">Isaiah also prophesies in Isaiah 11 that God will “gather the exiles of Israel. He will gather the scattered Judah from the four corners of the earth” <text:note text:id="ftn664" text:note-class="footnote"><text:note-citation>664</text:note-citation><text:note-body><text:p text:style-name="Footnote"><text:span text:style-name="T4">Isaiah 11:12 </text:span><text:a xlink:type="simple" xlink:href="https://www.biblegateway.com/passage/?search=Isaiah+11%3A12&amp;version=NKJV" text:style-name="Internet_20_link" text:visited-style-name="Visited_20_Internet_20_Link"><text:span text:style-name="Definition"><text:span text:style-name="T4">NKJV</text:span></text:span></text:a></text:p></text:note-body></text:note>.</text:p>
      <text:p text:style-name="P7">In Ezekiel 11, Jehovah announces that “I will gather you from the peoples, and I will gather you from the lands in which you are scattered, and I will give you the land of Israel” <text:note text:id="ftn665" text:note-class="footnote"><text:note-citation>665</text:note-citation><text:note-body><text:p text:style-name="Footnote"><text:span text:style-name="T4">Ezekiel 11:17 </text:span><text:a xlink:type="simple" xlink:href="https://www.biblegateway.com/passage/?search=Ezekiel+11%3A17&amp;version=KJV" text:style-name="Internet_20_link" text:visited-style-name="Visited_20_Internet_20_Link"><text:span text:style-name="Definition"><text:span text:style-name="T4">KJV</text:span></text:span></text:a></text:p></text:note-body></text:note>. And in Ezekiel 37, Jehovah says that “I will make them one nation in the land, on the mountains of Israel; and one king shall be king to them all: and there shall be no more two nations, nor shall they ever again be divided into two kingdoms” <text:note text:id="ftn666" text:note-class="footnote"><text:note-citation>666</text:note-citation><text:note-body><text:p text:style-name="Footnote"><text:span text:style-name="T4">Ezekiel 37:22 </text:span><text:a xlink:type="simple" xlink:href="https://www.biblegateway.com/passage/?search=Ezekiel+37%3A22&amp;version=KJV" text:style-name="Internet_20_link" text:visited-style-name="Visited_20_Internet_20_Link"><text:span text:style-name="Definition"><text:span text:style-name="T4">KJV</text:span></text:span></text:a></text:p></text:note-body></text:note>.</text:p>
      <text:p text:style-name="P7">In Ezekiel 36, God tells Ezekiel to "say to the house of Israel: Thus saith the Lord Jehovah: I do not do it for you, O house of Israel, BUT FOR MY HOLY NAME, which you have profaned you among the nations where you have arrived” <text:note text:id="ftn667" text:note-class="footnote"><text:note-citation>667</text:note-citation><text:note-body><text:p text:style-name="Footnote"><text:span text:style-name="T4">Ezekiel 36:22 </text:span><text:a xlink:type="simple" xlink:href="https://www.biblegateway.com/passage/?search=Ezekiel+36%3A22&amp;version=KJV" text:style-name="Internet_20_link" text:visited-style-name="Visited_20_Internet_20_Link"><text:span text:style-name="Definition"><text:span text:style-name="T4">KJV</text:span></text:span></text:a></text:p></text:note-body></text:note>, “I will take you from the nations, and gather you from all lands, and I will bring you to your country” <text:note text:id="ftn668" text:note-class="footnote"><text:note-citation>668</text:note-citation><text:note-body><text:p text:style-name="Footnote"><text:span text:style-name="T4">Ezekiel 36:24 </text:span><text:a xlink:type="simple" xlink:href="https://www.biblegateway.com/passage/?search=Ezekiel+36%3A24&amp;version=KJV" text:style-name="Internet_20_link" text:visited-style-name="Visited_20_Internet_20_Link"><text:span text:style-name="Definition"><text:span text:style-name="T4">KJV</text:span></text:span></text:a></text:p></text:note-body></text:note>, “I am not doing it for you, saith the Lord Jehovah, be ye known: be ashamed, and confuse yourselves your iniquities, house of Israel” <text:note text:id="ftn669" text:note-class="footnote"><text:note-citation>669</text:note-citation><text:note-body><text:p text:style-name="Footnote"><text:span text:style-name="T4">Ezekiel 36:32 </text:span><text:a xlink:type="simple" xlink:href="https://www.biblegateway.com/passage/?search=Ezekiel+36%3A32&amp;version=KJV" text:style-name="Internet_20_link" text:visited-style-name="Visited_20_Internet_20_Link"><text:span text:style-name="Definition"><text:span text:style-name="T4">KJV</text:span></text:span></text:a></text:p></text:note-body></text:note>. And that "the a desolate land <text:soft-page-break/>shall be tilled, instead of having been desolate in the eyes of all those who passed; Who said, This desolate land was like Garden of Eden; and these deserted and desolate and ruined cities, strengthened they were. And the people who were left in your surroundings, they will know that I built the demolished ones, and planted the desolate: I the LORD have spoken, and I will do it” <text:note text:id="ftn670" text:note-class="footnote"><text:note-citation>670</text:note-citation><text:note-body><text:p text:style-name="Footnote"><text:span text:style-name="T4">Ezekiel 36:34-36 </text:span><text:a xlink:type="simple" xlink:href="https://www.biblegateway.com/passage/?search=Ezekiel+36%3A34-36&amp;version=KJV" text:style-name="Internet_20_link" text:visited-style-name="Visited_20_Internet_20_Link"><text:span text:style-name="Definition"><text:span text:style-name="T4">KJV</text:span></text:span></text:a></text:p></text:note-body></text:note>.</text:p>
      <text:p text:style-name="P7">The existence of present-day Israel is a unique case in the entire history of The humanity. The smallest town on the entire planet was dispersed all over the planet and after thousands of years of being dispersed all over the planet, now, reunited, owns the same territory that it had at the beginning of its existence, just as it was written that would happen, hundreds of years before being dispersed, and thousands, listen well, THOUSANDS of years before it happened. And it preserves its culture, its customs, its sacred book and its original language.</text:p>
      <text:p text:style-name="P7">There is no other case like it in ALL the history of HUMANITY. If that is NOT It's a HYPER-MEGA-SUPER PROPHECY, I don't know my mom's name.</text:p>
      <text:p text:style-name="P7">But it is not all.</text:p>
      <text:p text:style-name="P7">In Amos 9, God announces that “I will return the captivity of my people Israel, and they shall build the desolate cities, and the they will dwell; and they shall plant vineyards, and drink their wine; and they will gardens, and eat their fruit. For I will plant them on their land, and NEVER again shall they be uprooted from their land that I gave them, saith the Lord Your God” <text:note text:id="ftn671" text:note-class="footnote"><text:note-citation>671</text:note-citation><text:note-body><text:p text:style-name="Footnote"><text:span text:style-name="T4">Amos 9:14-15 </text:span><text:a xlink:type="simple" xlink:href="https://www.biblegateway.com/passage/?search=Amos+9%3A14-15&amp;version=KJV" text:style-name="Internet_20_link" text:visited-style-name="Visited_20_Internet_20_Link"><text:span text:style-name="Definition"><text:span text:style-name="T4">KJV</text:span></text:span></text:a></text:p></text:note-body></text:note>.</text:p>
      <text:p text:style-name="P7">Israel is here to stay. Promise of the creator God of Heaven and Land.</text:p>
      <text:h text:style-name="P218" text:outline-level="4">Details.</text:h>
      <text:p text:style-name="P2">As for the chapters about which there are doubts, for that of the details, it is worth mentioning the following issues:</text:p>
      <text:h text:style-name="P220" text:outline-level="5">Childbirth.</text:h>
      <text:p text:style-name="P2">In Revelation 12 John says that: “a great sign appeared in heaven: a woman clothed with the sun, and the moon under her feet, and on her head a crown of twelve stars” <text:note text:id="ftn672" text:note-class="footnote"><text:note-citation>672</text:note-citation><text:note-body><text:p text:style-name="Footnote"><text:span text:style-name="T4">Revelation 12:1 </text:span><text:a xlink:type="simple" xlink:href="https://www.biblegateway.com/passage/?search=Revelation+12&amp;version=KJV" text:style-name="Internet_20_link" text:visited-style-name="Visited_20_Internet_20_Link"><text:span text:style-name="Definition"><text:span text:style-name="T4">KJV</text:span></text:span></text:a></text:p></text:note-body></text:note>.</text:p>
      <text:p text:style-name="P7">Without coming to worship the stars, which would be idolatry, and without come to think that they influence our personality, which would be occultism or witchcraft, some Christians accept that God gives us signs using the stars to identify milestones of <text:soft-page-break/>compliance of prophecies. If we accept this, and bearing in mind that this description is between the trumpets and the bowls in the narrative of the book of Revelation, and that there are only two verses in the whole bible in which the angel Michael is mentioned in prophecy, one in Daniel 12 <text:note text:id="ftn673" text:note-class="footnote"><text:note-citation>673</text:note-citation><text:note-body><text:p text:style-name="Footnote"><text:span text:style-name="T4">Daniel 12:1 </text:span><text:a xlink:type="simple" xlink:href="https://www.biblegateway.com/passage/?search=Daniel+12%3A1&amp;version=KJV" text:style-name="Internet_20_link" text:visited-style-name="Visited_20_Internet_20_Link"><text:span text:style-name="Definition"><text:span text:style-name="T4">KJV</text:span></text:span></text:a></text:p></text:note-body></text:note><text:s/>and another in Revelation 12 <text:note text:id="ftn674" text:note-class="footnote"><text:note-citation>674</text:note-citation><text:note-body><text:p text:style-name="Footnote"><text:span text:style-name="T4">Revelation 12:7 </text:span><text:a xlink:type="simple" xlink:href="https://www.biblegateway.com/passage/?search=Revelation+12%3A7&amp;version=KJV" text:style-name="Internet_20_link" text:visited-style-name="Visited_20_Internet_20_Link"><text:span text:style-name="Definition"><text:span text:style-name="T4">KJV</text:span></text:span></text:a></text:p></text:note-body></text:note>, and that in both occurrences the narratives seem to refer to similar events, we have to locate the Revelation 12 narrative in sync with Daniel 12.</text:p>
      <text:p text:style-name="P7">If we do this, there is only one possible configuration of the sky in the which this signal could have occurred in the sky: on September 23 of 2017. And as a significant fact is the fact that it corresponded with the end of a very important annual biblical feast: the feast of Trumpets.</text:p>
      <text:p text:style-name="P7">The Revelation 12 configuration has 12 stars above the head of the woman: the 9 stars of Leo and 3 more: Mercury, Mars and Venus. She has to the moving star Jupiter, which traditionally represents the King, emerging from the center of the woman, has the Sun "dressing" the woman and has the moon at the woman's feet. Other candidates like August 29, 439, or September 11, 3 BC, or on August 16, 3 BC simply do not meet all the features.</text:p>
      <text:p text:style-name="P7">The woman would be Israel and would be the beginning of the spiritual birth of Abraham's descendants as a nation, the time when the inhabitants of Israel begin to be born into the kingdom of heaven by accepting to his Meshiakh: Yeshua HaMashiakh, better known as Jesus Christ.</text:p>
      <text:p text:style-name="P7">This spiritual birth of the Israelites, according to the statistics of the first and only organization in the Israel of 2021 that has a bible school run by people born in Israel and believers in Yeshua, the organization “One for Israel”, has already started. Growth of born in Israel who are new believers in Yeshua seems to be exponential, according to this organization.</text:p>
      <text:p text:style-name="P7">If Miguel's timing is correct, another great synchronicity in the book of Revelation:</text:p>
      <text:list xml:id="list2279608304" text:style-name="L8">
        <text:list-item>
          <text:p text:style-name="P236">The time of the first 6 trumpets,</text:p>
        </text:list-item>
        <text:list-item>
          <text:p text:style-name="P236">The time of the two witnesses of Revelation 11 <text:note text:id="ftn675" text:note-class="footnote"><text:note-citation>675</text:note-citation><text:note-body><text:p text:style-name="Footnote"><text:span text:style-name="T4">Revelation 11:2 </text:span><text:a xlink:type="simple" xlink:href="https://www.biblegateway.com/passage/?search=Revelation+11%3A2&amp;version=KJV" text:style-name="Internet_20_link" text:visited-style-name="Visited_20_Internet_20_Link"><text:span text:style-name="Definition"><text:span text:style-name="T4">KJV</text:span></text:span></text:a><text:span text:style-name="T4"> Revelation 11:3 </text:span><text:a xlink:type="simple" xlink:href="https://www.biblegateway.com/passage/?search=Revelation+11%3A3&amp;version=KJV" text:style-name="Internet_20_link" text:visited-style-name="Visited_20_Internet_20_Link"><text:span text:style-name="Definition"><text:span text:style-name="T4">KJV</text:span></text:span></text:a></text:p></text:note-body></text:note>,</text:p>
        </text:list-item>
        <text:list-item>
          <text:p text:style-name="P236">The time of the woman in the desert of Revelation 12 <text:note text:id="ftn676" text:note-class="footnote"><text:note-citation>676</text:note-citation><text:note-body><text:p text:style-name="Footnote"><text:span text:style-name="T4">Revelation 12:6 </text:span><text:a xlink:type="simple" xlink:href="https://www.biblegateway.com/passage/?search=Revelation+12%3A6&amp;version=KJV" text:style-name="Internet_20_link" text:visited-style-name="Visited_20_Internet_20_Link"><text:span text:style-name="Definition"><text:span text:style-name="T4">KJV</text:span></text:span></text:a><text:span text:style-name="T4"> Revelation 12:14 </text:span><text:a xlink:type="simple" xlink:href="https://www.biblegateway.com/passage/?search=Revelation+12%3A14&amp;version=KJV" text:style-name="Internet_20_link" text:visited-style-name="Visited_20_Internet_20_Link"><text:span text:style-name="Definition"><text:span text:style-name="T4">KJV</text:span></text:span></text:a></text:p></text:note-body></text:note>, and</text:p>
        </text:list-item>
        <text:list-item>
          <text:p text:style-name="P236">The time of the first beast of Revelation 13 <text:note text:id="ftn677" text:note-class="footnote"><text:note-citation>677</text:note-citation><text:note-body><text:p text:style-name="Footnote"><text:span text:style-name="T4">Revelation 13:5 </text:span><text:a xlink:type="simple" xlink:href="https://www.biblegateway.com/passage/?search=Revelation+13%3A5&amp;version=KJV" text:style-name="Internet_20_link" text:visited-style-name="Visited_20_Internet_20_Link"><text:span text:style-name="Definition"><text:span text:style-name="T4">KJV</text:span></text:span></text:a></text:p></text:note-body></text:note>,</text:p>
        </text:list-item>
      </text:list>
      <text:p text:style-name="P2">correspond to exactly the same period of time and lasts 1260 days.</text:p>
      <text:p text:style-name="P7"><text:soft-page-break/>Trumpets that occur just after the spiritual birth of Israel, of the time when Israel accepts its Meshiakh. Parturition that occurs at the end of the first 6 seals of the book of Revelation and before the rapture that occurs between the sixth and seventh seals.</text:p>
      <text:h text:style-name="P220" text:outline-level="5">7 messengers.</text:h>
      <text:p text:style-name="P2">If in Revelation 12 the phrase “sign in the sky” refers to some configuration in the firmament, also in Revelation 15 the phrase it would have to be some stellar configuration when John tells us that: "I saw another sign in heaven, great and marvelous, which was seven angels who had the seven last plagues; because in them it is finished the wrath of God” <text:note text:id="ftn678" text:note-class="footnote"><text:note-citation>678</text:note-citation><text:note-body><text:p text:style-name="Footnote"><text:span text:style-name="T4">Revelation 15:1 </text:span><text:a xlink:type="simple" xlink:href="https://www.biblegateway.com/passage/?search=Revelation+15%3A1&amp;version=KJV" text:style-name="Internet_20_link" text:visited-style-name="Visited_20_Internet_20_Link"><text:span text:style-name="Definition"><text:span text:style-name="T4">KJV</text:span></text:span></text:a></text:p></text:note-body></text:note>.</text:p>
      <text:p text:style-name="P7">The only "great" configuration in the sky after 2017, and quite strange in general, is the one that will occur on September 8, 2040, corresponding to the Feast of Trumpets of that year, when the conjunction of the 7 mobile stars, or classic planets of the antiquity, which can be seen without the aid of a telescope: Saturn, Jupiter, Mars, Venus, Mercury, the Sun and the Moon.</text:p>
      <text:p text:style-name="P7">In less than 20 degrees this very rare stellar alignment will be observed idea. With less than 20 degrees of angular distance between the objects. The previous one occurred on July 3, 710. Very rare idea.</text:p>
      <text:p text:style-name="P7">This heavenly configuration could be the announcement, the sign, that marks the moment in which the 7 angels of Revelation 15 begin their activity of pour out the final 7 bowls of God's wrath. This signal would mark the beginning of bowls, that is, the beginning of the last trumpet of the Book of Revelation.</text:p>
      <text:h text:style-name="P220" text:outline-level="5">Babylon.</text:h>
      <text:p text:style-name="P2">The great prostitute of Revelation 17 and the great Babylon of Revelation 18 they would be one and the same. And it refers to all the people who are not raptured and who die without having accepted Christ during the trumpets or bowls. It would be all the people who stay in the earth, in Babylon, and die physically, during the trumpets or the cups, without having accepted Christ. The rapture would correspond to moment when, according to Revelation 18, John says that: “I heard another voice from heaven, saying: Come out of her, my people, because be partakers of her sins, and receive not of her plagues." <text:note text:id="ftn679" text:note-class="footnote"><text:note-citation>679</text:note-citation><text:note-body><text:p text:style-name="Footnote"><text:span text:style-name="T4">Revelation 18:4 </text:span><text:a xlink:type="simple" xlink:href="https://www.biblegateway.com/passage/?search=Revelation+18%3A4&amp;version=KJV" text:style-name="Internet_20_link" text:visited-style-name="Visited_20_Internet_20_Link"><text:span text:style-name="Definition"><text:span text:style-name="T4">KJV</text:span></text:span></text:a></text:p></text:note-body></text:note>.</text:p>
      <text:p text:style-name="P7">The end of the destruction of the Great Babylon corresponds with the end of the seals, the trumpets and the bowls, all at the same time. Because let us remember that the last <text:soft-page-break/>seal is the 7 trumpets and the last trumpet are the 7 bowls. Then begins the reign of Jesus Christ from Israel for a thousand years.</text:p>
      <text:h text:style-name="P218" text:outline-level="4">Reign.</text:h>
      <text:p text:style-name="P2">After the destruction of the great Babylon, the wrath of God, the cups, the reign begins. Jesus Christ comes down from heaven with all the countless multitude and clothed in white linen, of which Revelation speaks 7 <text:note text:id="ftn680" text:note-class="footnote"><text:note-citation>680</text:note-citation><text:note-body><text:p text:style-name="Footnote"><text:span text:style-name="T4">Revelation 7 </text:span><text:a xlink:type="simple" xlink:href="https://www.biblegateway.com/passage/?search=Revelation+7%3A9-17&amp;version=KJV" text:style-name="Internet_20_link" text:visited-style-name="Visited_20_Internet_20_Link"><text:span text:style-name="Definition"><text:span text:style-name="T4">KJV</text:span></text:span></text:a></text:p></text:note-body></text:note>, and who went out to meet him according to Paul <text:note text:id="ftn681" text:note-class="footnote"><text:note-citation>681</text:note-citation><text:note-body><text:p text:style-name="Footnote"><text:span text:style-name="T4">1 Thessalonians 4:17 </text:span><text:a xlink:type="simple" xlink:href="https://www.biblegateway.com/passage/?search=1+Thessalonians+4%3A17&amp;version=KJV" text:style-name="Internet_20_link" text:visited-style-name="Visited_20_Internet_20_Link"><text:span text:style-name="Definition"><text:span text:style-name="T4">KJV</text:span></text:span></text:a></text:p></text:note-body></text:note>. All that they were caught up to heaven. Crowd to be ruled by Jesus Christ and 144,000 resurrected for a thousand years.</text:p>
      <text:p text:style-name="P7">A thousand years of a reign of authentic peace because all the nations and peoples will be made up of people who, prior to said reigned, they had already accepted Jesus Christ as King. People who they were willing to die for their cause and they died to everything they were, or as Paul says "I have been crucified with Christ, and I live, no longer I, but Christ lives in me” <text:note text:id="ftn682" text:note-class="footnote"><text:note-citation>682</text:note-citation><text:note-body><text:p text:style-name="Footnote"><text:span text:style-name="T4">Galatians 2:20 </text:span><text:a xlink:type="simple" xlink:href="https://www.biblegateway.com/passage/?search=Galatians+2%3A20&amp;version=KJV" text:style-name="Internet_20_link" text:visited-style-name="Visited_20_Internet_20_Link"><text:span text:style-name="Definition"><text:span text:style-name="T4">KJV</text:span></text:span></text:a></text:p></text:note-body></text:note>. peoples and nations made up of people in whom Christ already reigns in their hearts.</text:p>
      <text:p text:style-name="P7">It is the SPIRITUAL beginning WITH the PHYSICAL presence of the king of kings, of the Meshiakh of YHWH, of that new earth with a new sky that Isaiah announces in its last two chapters. The SPIRITUAL beginning WITHOUT the presence PHYSICS of Jesus Christ began from his resurrection. These beginnings are only SPIRITUAL because the offspring of Adam.</text:p>
      <text:p text:style-name="P7">The PHYSICAL beginning of that NEW earth with a NEW heaven, according to Revelation 21, happens AFTER the resurrection of ALL the dead. Y this only happens until after the thousand years of the reign of Jesus Christ from Israel, the one that is already here.</text:p>
      <text:p text:style-name="P7">Jesus Christ does not come to reign over anyone who has not accepted him as king prior to that time. He does not get to reign over Babylon.</text:p>
      <text:p text:style-name="P7">This is GOOD news for those who already have Jesus Christ as King, but they do not LOOK good to those who do not have him as King.</text:p>
      <text:h text:style-name="P214" text:outline-level="1"><text:soft-page-break/>PART 3. PERIPHERY.</text:h>
      <text:h text:style-name="P215" text:outline-level="2">beliefs.</text:h>
      <text:p text:style-name="P2">At this point in the video it can already be said that the main objective of give you some GOOD news and others that don't SEEM good, it's already been fulfilled. However, not the entire set of questions that were posed to the beginning of the video have been answers and that was a third objective: kill all the birds with one stone.</text:p>
      <text:p text:style-name="P7">The objective of this section is to present a whole series of topics that are related to the Truth, to what the bible affirms, and to the word "science". And in this way kill the birds that follow slopes.</text:p>
      <text:p text:style-name="P7">Some of these topics, very few, can be related to the technical creativity, that criterion that this video considers necessary to discern what truly is a scientific theory. Is by that this whole section is under the heading of simply beliefs.</text:p>
      <text:p text:style-name="P7">In some cases what most people believe is not the same as your host believes. For beliefs that your host considers false, mostly popular, usually only the reasons are presented in against, and for which their host considers true, mostly unpopular, generally only the reasons in favor are presented. This does Make presentations simpler and more dynamic.</text:p>
      <text:p text:style-name="P7">All the beliefs presented have to do with the bible. If the beliefs presented here as false are not false, or those presented as true they are not true, the bible does not seem to be inspired by the God who does not lie.</text:p>
      <text:h text:style-name="P218" text:outline-level="4">Principles.</text:h>
      <text:p text:style-name="P2">Obviously the most important of all beliefs for a Christian is that Jesus Christ is alive because he was resurrected. It is the beginning foundation of the believer in Jesus Christ. As Paul says in 1st Corinthians 15: “If Christ has not been raised, then our preaching is in vain, in vain. it is also your faith” <text:note text:id="ftn683" text:note-class="footnote"><text:note-citation>683</text:note-citation><text:note-body><text:p text:style-name="Footnote"><text:span text:style-name="T4">1 Corinthians 15:14 </text:span><text:a xlink:type="simple" xlink:href="https://www.biblegateway.com/passage/?search=1+Corinthians+15%3A14&amp;version=KJV" text:style-name="Internet_20_link" text:visited-style-name="Visited_20_Internet_20_Link"><text:span text:style-name="Definition"><text:span text:style-name="T4">KJV</text:span></text:span></text:a></text:p></text:note-body></text:note>.</text:p>
      <text:p text:style-name="P7">Jesus Christ spoke of Noah, Jonah, Moses, and the Torah, which includes the book of Genesis, as something completely true. Then if Jesus Christ is alive because he was resurrected, we may not understand all the details of why the whole bible has to be true but has to be.</text:p>
      <text:p text:style-name="P7"><text:soft-page-break/>Thus, the two fundamental principles, which must be taken into account in any support from here on, are the ones already analyzed at the beginning of this video:</text:p>
      <text:list xml:id="list1173773277" text:style-name="L9">
        <text:list-item>
          <text:p text:style-name="P237">There is a Creator, designer and intelligent, of all plants, animals and person on this planet.</text:p>
        </text:list-item>
        <text:list-item>
          <text:p text:style-name="P237">Jesus Christ is alive because, after dying on the cross, the Creator He raised him on the third day.</text:p>
        </text:list-item>
      </text:list>
      <text:p text:style-name="P2">If these two fundamental points are denied, ignored, or not taken taken into account in the next lifts, it is rationally much more Difficult to accept these supports. On the other hand, if these two principles are understood as true it is much easier to accept these supports. So: if you don't understand them as true, assume them hypothetically as true, as an exercise intellectual, when analyzing the supports.</text:p>
      <text:h text:style-name="P218" text:outline-level="4">Evidence.</text:h>
      <text:p text:style-name="P2">Another important point to note from this moment is that: in the support of each belief the word “evidence” is used in the context of the person who has studied the subject of belief.</text:p>
      <text:p text:style-name="P7">This annotation is made because: what for a person can be evidence, to another it may simply be a worthless statement some. And this situation depends both on the level of skepticism of the person, as well as the knowledge that the person has on the subject of the presented belief.</text:p>
      <text:p text:style-name="P7">If you have not studied the subject, the evidence presented may seem worthless. You better study it and then take one position.</text:p>
      <text:p text:style-name="P7">It is because of this subjectivity that when an affirmation is presented as evidence is made based on what other people, who have dedicated longer than me, and most likely longer than you too, by study of the particular subject, those people, ALSO consider it as evidence.</text:p>
      <text:h text:style-name="P216" text:outline-level="3">The truth.</text:h>
      <text:p text:style-name="P2">The Truth according to the bible is something that is lived, that is experienced. According to John 14, Jesus Christ says: "I am the way, the truth and the life: no one comes to the Father except through me" <text:note text:id="ftn684" text:note-class="footnote"><text:note-citation>684</text:note-citation><text:note-body><text:p text:style-name="Footnote"><text:span text:style-name="T4">John 14:6 </text:span><text:a xlink:type="simple" xlink:href="https://www.biblegateway.com/passage/?search=John+14%3A6&amp;version=NKJV" text:style-name="Internet_20_link" text:visited-style-name="Visited_20_Internet_20_Link"><text:span text:style-name="Definition"><text:span text:style-name="T4">NKJV</text:span></text:span></text:a></text:p></text:note-body></text:note>. Jesus Christ is the Truth and to know the Truth is to know him. John, in 1st John 2 tells us that: “He who says he is in him must walk as he walked” <text:note text:id="ftn685" text:note-class="footnote"><text:note-citation>685</text:note-citation><text:note-body><text:p text:style-name="Footnote"><text:span text:style-name="T4">1 John 2:6 </text:span><text:a xlink:type="simple" xlink:href="https://www.biblegateway.com/passage/?search=1+John+2%3A6&amp;version=KJV" text:style-name="Internet_20_link" text:visited-style-name="Visited_20_Internet_20_Link"><text:span text:style-name="Definition"><text:span text:style-name="T4">KJV</text:span></text:span></text:a></text:p></text:note-body></text:note>. He who says that he knows Jesus Christ must live like the lived. <text:soft-page-break/>This way of living is loving, John explains in 1st John 4 that "The who does not love, does not know God; because God is love” <text:note text:id="ftn686" text:note-class="footnote"><text:note-citation>686</text:note-citation><text:note-body><text:p text:style-name="Footnote"><text:span text:style-name="T4">1 John 4:8 </text:span><text:a xlink:type="simple" xlink:href="https://www.biblegateway.com/passage/?search=+1+John+4%3A8&amp;version=KJV" text:style-name="Internet_20_link" text:visited-style-name="Visited_20_Internet_20_Link"><text:span text:style-name="Definition"><text:span text:style-name="T4">KJV</text:span></text:span></text:a></text:p></text:note-body></text:note>. And he explains to us Jesus Christ according to John 15 that "greater love has no one than this, that he put someone his life for his friends” <text:note text:id="ftn687" text:note-class="footnote"><text:note-citation>687</text:note-citation><text:note-body><text:p text:style-name="Footnote"><text:span text:style-name="T4">John 15:13 </text:span><text:a xlink:type="simple" xlink:href="https://www.biblegateway.com/passage/?search=John+15%3A13&amp;version=KJV" text:style-name="Internet_20_link" text:visited-style-name="Visited_20_Internet_20_Link"><text:span text:style-name="Definition"><text:span text:style-name="T4">KJV</text:span></text:span></text:a></text:p></text:note-body></text:note>. Give yourself the whole person. Jesus Christ has been giving us his complete person, his life, from the creation of Heaven and Earth.</text:p>
      <text:p text:style-name="P7">Thus, knowing The Truth is the object of Life itself. The truth is not only information. He is a person, he is Jesus Christ himself.</text:p>
      <text:h text:style-name="P218" text:outline-level="4">The search.</text:h>
      <text:p text:style-name="P2">The personal search for Truth begins when we have a brain functioning in a body that can perceive its surroundings. It is the process of form mental models that are consistent with the perceptions said body receives.</text:p>
      <text:p text:style-name="P7">It is not very different from the social process of searching for The Truth.</text:p>
      <text:p text:style-name="P7">The human being has developed languages ​​to express models that are consistent with the observations of their environment and thus be able to predict outcomes and modify your environment by building objects that fulfill the expected functionality.</text:p>
      <text:p text:style-name="P7">These languages ​​can be named with the word "mathematics", these models can be named with the word "theories", and to these objects can be named with the word “technologies”. Also more biblical words could be used and therefore closer to the TRUE. Words such as “logical” could be used because of their origin in the word logos, the word “names” and the word “creations”.</text:p>
      <text:p text:style-name="P7">The problem lies in believing that knowing our environment, knowing the Creation, is the same as knowing the Creator. Is not the same. meet the creator is the reason for our existence, the cause and objective, the beginning and end, the only thing that can satisfy the human being.</text:p>
      <text:p text:style-name="P7">Knowing the creation is not enough to know the Creator. Jesus Christ He warns us “I am the way, the truth and the life”. there is no other path. He is the way. There is no other. That's why finally he is The TRUE. That which we seek where it is not: in Creation.</text:p>
      <text:p text:style-name="P7">The only mental model that can satisfy the knowledge of the Reality, of The Truth, is the mind of Jesus Christ. The only name that appropriates the fundamental reason of the human being is Jesus Christ himself. When Jesus Christ lives in me and I die to myself, I reach The Truth. That which I seek so much, that which I desire so much.</text:p>
      <text:p text:style-name="P7"><text:soft-page-break/>We are in search of The Truth.</text:p>
      <text:h text:style-name="P216" text:outline-level="3">Supernatural.</text:h>
      <text:p text:style-name="P2">Your host's position on the word "miracle" and the word “supernatural” is based on biblical concepts.</text:p>
      <text:p text:style-name="P7">This means that miracle does not mean anything different from "sign" or "Wonderful". This means that no matter how AMAZED someone is with a miracle, this does not mean that it does not have a RATIONAL explanation. And that is precisely because it is difficult to explain rationally that also consider a SIGN that it is the Creator who is intervening in the WONDERFUL event.</text:p>
      <text:p text:style-name="P7">This position is directly related to the word “supernatural”, which does not really exist in the hebrew. has an origin from latin. The latin word "natura" is so contrary to the bible which does not appear once in the old testament of the Vulgate. Only it appears deformed 2 times as “naturae” and 1 time as “naturam” in the Vulgate Old Testament. The reason is that the word itself means "born" and implies, in its widespread use, that there is no creator. Things are “born” ALONE somehow.</text:p>
      <text:p text:style-name="P7">Thus, for its supernatural host it simply means above what is “natural”, from what is simply “born”, that is to say, that HAS a creator. If something has a creator it is “supernatural”. So anything created by man is as "supernatural" as what is created by our CREATOR.</text:p>
      <text:p text:style-name="P7">That's why your host avoids the word "nature" like the plague. He only uses it in quotes from other texts or very rarely as a synonym for THIS creation, what is observed on this planet. And in that case only I use it to differentiate what was created by our creator from what was created by us. In general, I prefer to use the word “CREATION”.</text:p>
      <text:p text:style-name="P7">The so-called "nature" is already in itself something SUPERNATURAL, because was created. It seems to some that plants, animals, and People were simply “born”, in quotes, ALONE. But if analyzes the process, the need for a CREATOR is observed. That is why your host prefers to use the word CREATION instead of the word "nature".</text:p>
      <text:p text:style-name="P7">In the same way as the word miracle, the word supernatural does not has, for its host, a connotation of the inexplicable or irrational. The fact that we do not know the explanation of something does not mean that don't have it When we know our creator better we will know best SUPERNATURAL processes.</text:p>
      <text:h text:style-name="P216" text:outline-level="3"><text:soft-page-break/>Science.</text:h>
      <text:p text:style-name="P2">Words like “science”, “knowledge”, “know”, “fact” in practice They are related to the word “certainty”. Phrases like "is scientifically proven”, “it is not that we believe it, it is that we know it”, “I know him very well”, “that is a known fact” are used to denote "certainty", to denote veracity in what is being said. The The use of these words is related to the concept of Truth.</text:p>
      <text:p text:style-name="P7">Ironically, the most popular criterion for solving the problem of demarcation, that is, the criterion for determining whether a hypothesis is scientific or not, is the “falsifiability” criterion, that is to say that said hypothesis can be contradicted by observation or logic. Just the opposite of "certainty": "Falsibility" implies the absence of “certainty”. And all methods recognized as scientific include being able to repeat the experimental observation of the results expected for a falsifiable hypothesis.</text:p>
      <text:p text:style-name="P7">Confidence is gained as experimentation can be repeated and that is why the word “science” ends up being related to the word "certainty" even though a scientific hypothesis must be falsifiable to be scientific, according to the most popular criteria.</text:p>
      <text:p text:style-name="P7">The problem with any scientific or non-scientific method is the same. problem presented by any social, political, economic, religious, educational, judicial, military, technological, scientific, etc. The problem is the heart of man. The problem is with the user. system or in the fundamental parts of the system. That user or those parts of the system have a DECEPTIVE heart. There isn't a good one.</text:p>
      <text:p text:style-name="P7">The human being can change, restructure, redesign the system that whatever, but if its parts, the user, or the designer of it, are damaged, then the system will fail.</text:p>
      <text:p text:style-name="P7">Even the criteria presented in this video, technical creativity, as a criterion for the demarcation problem, a criterion presented as more reliable in determining whether a model or theory is scientific or not, will also fail.</text:p>
      <text:p text:style-name="P7">Technical creativity seems a stricter criterion than simple repetition of observations because it only admits results concrete, concrete objects, that have a function for the life of the common person. It implies engineering, building something: airplanes, shoes, cell phones, microscopes, telephones, watches, televisions, hammers, trains, telescopes, computers, pots, buildings, transistors, automobiles, satellites, refrigerators, washing machines, polishers, backhoe loaders, MACHINES that make MACHINES, factories that use machines made by others factories to build OBJECTS. If a discipline builds <text:soft-page-break/>repeatedly something useful for the human being, qualifies as “knowledge” qualifies as “science”.</text:p>
      <text:p text:style-name="P7">Technical creativity excludes any discipline that does not build its object of study or something with its objects of study. Study the stars but does not build them and does not build anything with them?. Do not qualifies. He studies the elementary particles but doesn't he build them and doesn't build anything with them? Does not qualify. He studies time but doesn't he? builds and builds nothing with it?. Does not qualify. study gravity but does not build it and does not build anything with it?. He doesn't qualify. He studies the genes but does he build them for us and not build anything with they?. Guess what?: DOES NOT QUALIFY.</text:p>
      <text:p text:style-name="P7">That means that the scientific theories that speak of this type of things are not so scientific. They are not really knowledge. They are a field of study, are a set of hypotheses that have not been validated for a TECHNICAL CREATIVITY.</text:p>
      <text:p text:style-name="P7">In the criterion of technical creativity what is repeated is not a observation but a usable object.</text:p>
      <text:p text:style-name="P7">When it is rationally impossible to say: "I don't think we will travel to the stars", when it is rationally impossible to say: "I do not believe in the travel in time”, for the common person, in the same way in that it is now rationally impossible to say: "I do not believe in airplanes", For an ordinary person, we can say that technical creativity is already confirmed the "scientific" theories that study space and time through that level.</text:p>
      <text:p text:style-name="P7">It seems more difficult for the technical creativity criterion to fail but can fail. The problem is in the user. in the heart and mind of the concept user.</text:p>
      <text:p text:style-name="P7">It will always be possible to argue and debate that a theory was completely necessary to build this or that object and try to validate something that the one who first built it never thought of. Already We are talking about the case of the transistor. Or will it always be possible to build something from a partially understood phenomenon and then deny that it was such knowledge is necessary in the construction of an object.</text:p>
      <text:p text:style-name="P7">The technical creativity criterion may fail. The problem is in the human heart. The creator warns us when he says, according to Jeremiah 17, which: "The heart is deceitful above all things, and perverse; who will know him?" <text:note text:id="ftn688" text:note-class="footnote"><text:note-citation>688</text:note-citation><text:note-body><text:p text:style-name="Footnote"><text:span text:style-name="T4">Jeremiah 17:9 </text:span><text:a xlink:type="simple" xlink:href="https://www.biblegateway.com/passage/?search=Jeremiah+17%3A9&amp;version=KJV" text:style-name="Internet_20_link" text:visited-style-name="Visited_20_Internet_20_Link"><text:span text:style-name="Definition"><text:span text:style-name="T4">KJV</text:span></text:span></text:a></text:p></text:note-body></text:note>.</text:p>
      <text:p text:style-name="P7">Science seeks The Truth but cannot reach it.</text:p>
      <text:h text:style-name="P216" text:outline-level="3"><text:soft-page-break/>Distances.</text:h>
      <text:p text:style-name="P2">Lights are seen in the sky. We perceive different frequencies of the light they emit. How far away are they? The simplest answer is: NO we know. But the human being instead of admitting his ignorance, he supposes, assumes things it cannot confirm and draws conclusions based on that assumptions.</text:p>
      <text:p text:style-name="P7">Draw a dot on a sheet of paper. Put the sheet at a distance of your arm, put a pencil between the sheet and your eyes. close your eye left and open the right. Put the dot on the sheet behind the tip of the pencil, that is: line up your right eye, the tip of pencil and point on the sheet. Without moving head, pencil, or page, now close the right eye and open the left. The pencil APPEARS to have offset from the point on the sheet. With how many configurations? distances of sheet, pencil and eyes can APPEAR that the pencil moves the SAME distance? Answer: as many as you can count. For each one the angle between the lines of sight of each eye to the OBJECT, that which some call Parallax, it is different because it DEPENDS on the distance from the sheet to the pencil, from the distance from the BACKGROUND to the OBJECT in observation.</text:p>
      <text:p text:style-name="P7">If this angle is to be calculated by measuring the angle of displacement APPARENT of an object with respect to a background, one of two must be fulfilled: or the distance from the background to the object is known or this distance must be several orders of magnitude greater than the distance to be calculated in order to get an approximate value. This second case is the origin of the word Parallax, because it ASSUMES that the lines of sight from the point of observation, in this case his eye, at the BACKGROUND, that which must be several orders of magnitude farther than the distance to be calculated, they are PARALLEL. Parallels are ASSUMED in order to approximate the angle measured, which is the angle between the line of sight of one eye to the BACKGROUND and the line of sight from the SAME eye to the OBJECT, to the angle between the lines of vision of each eye, or points of observation, to the OBJECT.</text:p>
      <text:p text:style-name="P7">The second option was the one used in the first approximate calculations. the distance from the moon to the earth. The stars were the background and these were ASSUMED several orders of magnitude more distant than the moon. A reasonable assumption for the case of the moon.</text:p>
      <text:p text:style-name="P7">Measure the apparent angle of displacement of an object relative to a background of which we CANNOT assume that this SEVERAL orders of magnitude more far that the object is TO ABUSE the approximation, it is TO ASSUME TOO MUCH. It is no longer <text:soft-page-break/>even an approximation, it is an uncertainty. Nevertheless this is what is normally done to calculate the famous angle Parallax with those lights that we see in the sky, with the stars.</text:p>
      <text:p text:style-name="P7">Imagine putting the pencil 8 kilometers or 5 miles away from your eyes and placing it between you and a star. The dot on the blade now is the star. AND THEN TRY TO MEASURE THE ANGLE THAT THE PENCIL LOOKS LIKE having moved with respect to the star when observing it from the second eye, or when observing it with the best technology that can be imagined but separating each observation only by 6 centimeters. And with that measurement then calculate the distance from the pencil to your eyes using a calculation trigonometric. Something like this would be what it is about to CALCULATE for the Distance to the star believed to be closest to Earth, Alpha Centaur. SOMETHING like this, because in this example the distance from the eye to the star is actually larger, by several orders of magnitude, than the distance from the eye to the pencil and the approximation of the measured angle to the angle desired is still valid. Thing we don't know in the case of stars respect to stars, that is to say the REAL case for Alpha Centauri, and the approximation begins to be uncertainty.</text:p>
      <text:p text:style-name="P7">The Parallax method is just an approximation and only works like approximation if the measured angle can be approximated to the desired angle. This is only possible if the BOTTOM is several orders of magnitude more far than the distance to be measured. In the case of stars rationally logical way to ASSUME is that the star for which you want calculate the distance is much closer to the other stars than to this planet, that is to say that in reality the star is part of the BACKGROUND !</text:p>
      <text:p text:style-name="P7">In the case of the stars there is no method of knowledge public, that the man is using, to make the measurement of the angle between the lines of sight of two observation points to a star in particular. Maybe we just don't have the technology yet. do it.</text:p>
      <text:p text:style-name="P7">Another alarm on the use of the Parallax method to approximate the distance of a star should be the value at such angles. are too much little ones. And that in these attempts it is about separating the points of observation as much as possible by making the observations at ends of the cycle of the earth around the sun.</text:p>
      <text:p text:style-name="P7">When the pencil is very far away the angle is very small. And when the sheet is very close to the pencil, that is when the pencil begins to be very close to the supposed bottom, it seems to move almost nothing. the background does not It's as deep as we thought.</text:p>
      <text:p text:style-name="P7"><text:soft-page-break/>The minute angles measured in the case of stars, see definition of arcsec, of APPARENT angular displacement with respect to a SUPPOSED bottom of unknown distance, they should be more an indicative that the star, for which I want to calculate the distance, is part of the BOTTOM, and that therefore I cannot approximate the measured angle to the angle between the two lines of sight to the star. ASSUME that is take on too much.</text:p>
      <text:p text:style-name="P7">Those angles are actually EVIDENCE against the approach and hence the use of the method. Those angles are easily within of the margin of error of the measurement of an angle between two stars, when these measurements are made one in spring and one in autumn, it is say at two opposite ends of the earth's cycle around the sun.</text:p>
      <text:p text:style-name="P7">This Parallax method that assumes too much and is used to make a APPROXIMATE and INDIRECT CALCULATION of the distance of a star is what astronomy, cosmology, and the so-called sciences that study stars, they call DIRECT MEASUREMENT of stellar distances. make me the favour !. That's the DIRECT one! To make an APPROXIMATE and INDIRECT CALCULATION we call it that it is said to MEASURE DIRECTLY! It's the best we have. Now imagine the INDIRECT measurements.</text:p>
      <text:p text:style-name="P7">Based on these approximate and indirect calculations for the objects that we believe that they can be calculated, those that we believe are closest, which are less than 0.07% of related objects and less than 0 POINT 000000000000, 22 ZEROS, one, percent, of those believed to be visible in the universe, it begins to build what is known as the cosmic distance ladder. Which is nothing more than a ladder more ASSUMPTIONS with which the other distances are intended to be established cosmic lights that we observe in the sky. assumptions about assumptions about assumptions.</text:p>
      <text:p text:style-name="P7">With instruments built with the highest human technology and making a series of assumptions that so far are completely impossible to confirm, unless we find a way of traveling to the stars, we believe that we know, that we know, that we are certain, THAT is the ATTITUDE we have, of which is the distance that has a light that we observe in the sky.</text:p>
      <text:p text:style-name="P7">The truth is that we do not know.</text:p>
      <text:p text:style-name="P7">We cannot reach The Truth of the very far, without having contact with SHE.</text:p>
      <text:h text:style-name="P216" text:outline-level="3"><text:soft-page-break/>Redshift.</text:h>
      <text:p text:style-name="P2">To calculate approximations of the distance of a star sometimes we assume that larger size means greater closeness, sometimes we assume that luminously connected objects are at the same distance, sometimes we assume that greater luminosity perceived as emitted by the object implies less distance, sometimes we suppose the mechanisms by means of which which light is emitted, and we sometimes assume that higher redshift implies a greater distance, and based on these assumptions unconfirmable we do a whole series of calculations to arrive at conclusions that we accept as true.</text:p>
      <text:p text:style-name="P7">But for the sake of argument let us ASSUME, BELIEVE, ACCEPT that ALL, absolutely ALL, those ASSUMPTIONS are true.</text:p>
      <text:p text:style-name="P7">In the last millennium it was concluded that the universe is expanding because one of those assumptions tells us that: the redshift of a group of objects, or of an object, is greater the greater the distance from the object.</text:p>
      <text:p text:style-name="P7">But what happens when luminously CONNECTED objects are found? but with DIFFERENT redshifts? What about NGC-7603 or NGC-4319 in which several objects are luminously CONNECTED but have DIFFERENT redshifts? Simple. are ignored because They imply that the assumptions contradict each other. And that implies that the conclusions are FALSE.</text:p>
      <text:p text:style-name="P7">What happens when you plot "apparent brightness" against "redshifts" of the Quasars we observe and it is found that the points in the diagram are SPREAD throughout the entire diagram and do not show a statistical correlation? Simple. They are ignored. Because They imply that the assumptions contradict each other. And that implies that the conclusions are FALSE.</text:p>
      <text:p text:style-name="P7">If the assumption that the "redshift" tells us "distance", is FALSE, so the MAIN argument for a universe expanding is FALSE.</text:p>
      <text:p text:style-name="P7">An expanding universe is the main argument for the famous Big-Bang, that explosion of absolutely NOTHING, because before the explosion there was NOTHING, and from which EVERYTHING supposedly came out. An logical absurdity that even today some accept without any problem because it was what they taught him in school: that EVERYTHING came out of an explosion of NOTHING.</text:p>
      <text:p text:style-name="P7">The evidence shown by Quasars that the "redshift" It does NOT indicate "distance" it is evidence that destroys the main argument to conclude that the universe is expanding. <text:soft-page-break/>which in turn is the main argument to conclude that it all started with a bang. What in turn, it is the main basis for calculating its time of existence. What in turn is an argument for … blah, blah, blah, blah, blah.</text:p>
      <text:p text:style-name="P7">WE DO NOT KNOW the distances of those lights that we see in the sky, but we are so proud, so haughty, so arrogant, so arrogant, so exalted, so rebellious, that we refuse to admit our ignorance. We draw conclusions from an expanding universe based on assumptions that we cannot confirm, and that on the contrary we have found very strong evidence that they falsify them, and we call the process SCIENCE! Do me a favor!</text:p>
      <text:p text:style-name="P7">The Truth of the far away we cannot reach if we do not have contact with her.</text:p>
      <text:h text:style-name="P216" text:outline-level="3">Radioactive.</text:h>
      <text:p text:style-name="P2">For any supposed radiometric dating, we start from the following assumptions:</text:p>
      <text:list xml:id="list1766211863" text:style-name="L10">
        <text:list-item>
          <text:p text:style-name="P238">Assuming initial conditions are known.</text:p>
        </text:list-item>
        <text:list-item>
          <text:p text:style-name="P238">Assuming that there are no external effects that alter the conditions of the chemical elements measured.</text:p>
        </text:list-item>
        <text:list-item>
          <text:p text:style-name="P238">Assuming that the rate of change, of radioactivity, of the measured chemical elements has been maintained.</text:p>
        </text:list-item>
      </text:list>
      <text:p text:style-name="P2">So:</text:p>
      <text:p text:style-name="P7">I can calculate when these rocks or objects containing these radioactive elements.</text:p>
      <text:p text:style-name="P7">Dating by radioactive elements is one of the most ABSURD ways of using high technology to obtain completely useless results because it assumes too many things impossible to verify.</text:p>
      <text:p text:style-name="P7">But for the sake of argument let us ASSUME, BELIEVE, ACCEPT that ALL, absolutely ALL, these ASSUMPTIONS are valid.</text:p>
      <text:p text:style-name="P7">The rate of decay in these radioactive elements is sought approximate by measuring how often the radioactive element is decreases to half. This data is called the half-life of the element. radioactive.</text:p>
      <text:p text:style-name="P7">It is ASSUMED that the radioactive element is always decaying at the same rate. velocity. The half-life of the radioactive element is assumed to be unchanged. That it has been the same throughout history and during the supposed billions of years that take some rocks thrown by there.</text:p>
      <text:p text:style-name="P7"><text:soft-page-break/>ACCEPTING the necessary assumptions, with this half-life one can determine what is the maximum amount of time that can elapse before that the atoms, actually isotopes, of an initial quantity of said radioactive element, lose the electrons that make it radioactive and said isotope decays into an atom or isotope that is no longer radioactive, because the energy in electrons is compensated by the energy of the nucleus. When that happens the name of the element changes. It's not the same anymore element because these are identified by the number of protons and electrons. That is to say that the radioactive element ends up disappearing, because its isotopes decayed into atoms or isotopes of another element. A Sometimes it is a chain of decays because not always an element radioactive decays into a stable element but into another that is also radioactive.</text:p>
      <text:p text:style-name="P7">But what happens when for the SAME piece of rock, to which are applied several and DIFFERENT methods of radioactive dating, are obtained results that are multiples, MULTIPLES, eye MULTIPLES, of each other? We ignore it, because this would mean that our assumptions are false. And that NONE of the dates are reliable.</text:p>
      <text:p text:style-name="P7">ACCEPTING all necessary assumptions, for the most famous of all radioactive elements, Carbon 14, it has been calculated that said life average is about 5730 years. Carbon 14 decays into Nitrogen 14 by losing an electron and releasing energy in the form of light. And for those practical measurement purposes, and ACCEPTING all assumptions necessary, the maximum time of existence of said radioactive element in any sample it is 60 thousand years.</text:p>
      <text:p text:style-name="P7">This means that if the sample is more than 60 thousand years old, it is no longer expect to find absolutely NOTHING of Carbon 14 because everything will be decayed into Nitrogen 14.</text:p>
      <text:p text:style-name="P7">But, what happens when an animal THAT HAS JUST DIED is Carbon 14 test and it turns out that he supposedly lived thousands of years ago years? We ignore it, because it would mean that our assumptions are false and that the method does not work.</text:p>
      <text:p text:style-name="P7">Or, what happens when the Carbon 14 test is done on two parts of the SAME animal and the results have differences of thousands of years? It we ignore, because it would mean that our assumptions are false and that the method does not work, or that a part of the animal lived thousands of years before the other, which is just absurd.</text:p>
      <text:p text:style-name="P7">Or what happens when a part of a LIVING animal, eye that is ALIVE, is does the Carbon 14 test and it turns out that he supposedly lived a thousands of years? We ignore <text:soft-page-break/>it, because it would mean that our assumptions are false and that the method does not work.</text:p>
      <text:p text:style-name="P7">Or, what happens when a SAME piece of animal is dated? by Carbon 14 in different laboratories and one age turns out to be less 20,000 years old and the other older than 28,000 years? We ignore it because would mean that our assumptions are false and that the method does not works.</text:p>
      <text:p text:style-name="P7">Radiometric dating DOES NOT WORK.</text:p>
      <text:p text:style-name="P7">But for the sake of argument let us ASSUME, BELIEVE, ACCEPT that it works. LET'S ASSUME it works like a charm.</text:p>
      <text:p text:style-name="P7">What happens when every time a Carbon 14 test is performed on some piece of carbon on the planet we find that has has Carbon 14? We ignore it, because it would mean that, according to the assumptions of the radiometric dating, those pieces of carbon CANNOT be more than 60 thousand years. And we don't like it because, if we don't believe the bible, we want believe what we were taught in school.</text:p>
      <text:p text:style-name="P7">Or what happens when every time a Carbon 14 test is performed on any piece of diamond we find that has Carbon 14? We ignore it because it would mean that, according to the assumptions of the datings radiometric, those pieces of diamond CANNOT have more than 60 thousand years. And we don't like it because, if we don't believe the bible, we want to believe the that we were taught in school.</text:p>
      <text:p text:style-name="P7">Or what happens when every time a Carbon 14 test is performed on dinosaur fossils we find that have Carbon 14? We ignore it because it would mean that, according to the assumptions of the datings radiometric, those dinosaur fossils CANNOT be more than 60 thousand years. And we don't like it because, if we don't believe the bible, we want to believe the that we were taught in school.</text:p>
      <text:p text:style-name="P7">We cannot reach The Truth of the ancient past when we assume something which cannot be verified at present.</text:p>
      <text:h text:style-name="P216" text:outline-level="3">Helium.</text:h>
      <text:p text:style-name="P2">Helium is a gas that escapes from practically any container. And the higher the temperature, the easier it is to escape.</text:p>
      <text:p text:style-name="P7"><text:soft-page-break/>If we find helium-filled balloons on the ceiling of a room where there were a children's party, we asked what time the party was and we respond that it was 8 days ago, we know there is evidence indicating the contrary. The helium filled balloons would be on the floor and not on the ceiling.</text:p>
      <text:p text:style-name="P7">Of course, this conclusion implies having made some assumptions similar to radiometric dating: that the temperature of helium in the balloons has not varied in large quantities, that the balloons have not been refilled with helium, and that the balloons were already filled with helium when the children's party happened.</text:p>
      <text:p text:style-name="P7">Zircon is a mineral found in granite and other types of rocks. That is to say that this zircon is spread all over the planet in every mountain that has granite. That zircon is found in any part of the earth's crust. The one that is made of granite.</text:p>
      <text:p text:style-name="P7">And similar to what we did with the dating assumptions by Carbon 14, LET US ASSUME, ACCEPT, BELIEVE that the assumptions of the Uranium dating on these bits of zircon hold, and LET'S ASSUME that the Helium in those bits of zircon is generated when the Uranium that was in the zircon decays into Lead.</text:p>
      <text:p text:style-name="P7">What happens when we find Helium in those pieces of zircon that have been dated to billions of years and were found temperatures between 100 and 270 degrees Celsius between 1000 and 4000 meters deep in the earth's crust?</text:p>
      <text:p text:style-name="P7">What happens is that we have evidence that indicates that this granite cannot have been formed before a few thousand years ago. If they had after only a few hundred thousand years, there would be nothing, absolutely NO Helium in those zircon bits. That is to say that with that Helium in that Zircon we have evidence that the earth's crust, that is made of that granite that contains that zircon, has only a few thousand years and not billions of years as we they taught at school.</text:p>
      <text:p text:style-name="P7">Either the assumptions on which the datings are based are not fulfilled. Uranium, or there should be absolutely NO Helium in those chunks of Zircon.</text:p>
      <text:p text:style-name="P7">The Truth of the ancient past is unattainable when we assume things that cannot be verified at present.</text:p>
      <text:h text:style-name="P216" text:outline-level="3">Factories.</text:h>
      <text:p text:style-name="P2">Imagine a factory that produces cars. a completely factory automated without human intervention. This factory produces all the energy it consumes. It has its own power <text:soft-page-break/>generators, its own mechanisms of storage and internal transport of energy, and its own mechanism for using said energy. Any interaction with the exterior is controlled by automatic systems. You can verify quantity and quality in the income of each of the inputs used through specialized gates for each input. It has machines that can build and deconstruct paths of travel for machines you need to operate. This factory has machines that operating together, they can build each of the machines that needs to operate, including themselves. The cars that produces are verified by machines and corrections can be made Minor details after fabrication. Has automated mechanisms quality control, input and output control, transport and communication of information and energy. It also has machines that they can repair damage anywhere in the factory. These machines can repair any machine or transportation system, communication, energy production, distribution, production, manufacturing, control, support, its physical structures, etc. These machines can repair any part of the factory. This factory can even, in an emergency, go into standby mode. self destruction. It is a factory that does not need human intervention. Fully automated.</text:p>
      <text:p text:style-name="P7">Imagine that this factory is so automated that it can copy itself same. You can start building all your machines internally, begin to separate at one end of its internal structure these machines and end up building another separate physical structure with exactly the same characteristics as itself. Another factory just like itself. All the information, all the programs, all the mechanisms of control of how to do it are within the factory itself. Does not need communicate with the outside to perform the duplication task. Only needs the same inputs that it receives to manufacture automobiles for able to duplicate itself.</text:p>
      <text:p text:style-name="P7">Now imagine that this factory cannot be seen with the naked eye because it is too small, a microscope is needed. has only a few thousand cubic micrometers in volume. And the cars that produces are a few thousand cubic nanometers in volume.</text:p>
      <text:p text:style-name="P7">The cars produced by this factory have a respective speed to its size 3 times greater than that of a car in common use by human beings humans. In addition, their work efficiency, regarding the amount of energy used for its operation, is 60%. That is to say that it is much greater than the efficiency of a car in common use by beings humans, which only has a 10% efficiency with respect to the amount of energy used for its operation.</text:p>
      <text:p text:style-name="P7">Now let us take a car in common use by human beings and Let's take it apart: piece by piece, nut by nut, bolt by bolt, circuit by circuit.</text:p>
      <text:p text:style-name="P7"><text:soft-page-break/>Suppose each part is carefully numbered, each circuit carefully specified and numbered, suppose we have a fully illustrated instruction manual, which we have videos illustrating how to assemble each of its parts, and what we have all the necessary tools to assemble each part and the tools needed to put it back together. Do you think that would you need additional help to put it together? Could you put it together? As soon as weather?</text:p>
      <text:p text:style-name="P7">What would happen if you do not have the numbering of the pieces and the circuits but does it have everything else? Could you still put it together? And yes didn't have the instructions? And without the videos? could i still arm it? And without the tools? What if the pieces were not in the same place, but scattered all over the planet? Could you still put it together? What if you had to build the pieces from the elements of the periodic table? What if as time passes the pieces that already put together tend to fall apart, or rust, or get damaged, or just plain grow old? What if the only thing you can do to make a decision building a piece is tossing a coin to see if it comes out heads or tails? What if you, the one who puts it together, have no intelligence, no will, or creativity, or ability to make decisions? YET COULD YOU SET IT UP?</text:p>
      <text:p text:style-name="P7">Because more or less that is what they teach us in school that happened with machines that we don't even understand how they work. All the biological machinery.</text:p>
      <text:p text:style-name="P7">Remember that we are only trying to put together a car for common use by human beings. That we understand how it works. In the case of assembling a human being we are talking about an organism that in the vast majority of its factories, of its cells, it has all the information on how build the whole organism. That the whole organism came out of a single factory, a single cell, a fertilized egg. that these cells can take on different functions, contextures, to form parts of each of the systems. Digestive, endocrine, immune system, circulatory, nervous, bone, muscular, respiratory, etc. A system that also presents consciousness, intelligence, creativity, ability to create automobiles to use as a means of transportation. such a machine complex that we do not even understand how to build the most elementary of its parts: the cell.</text:p>
      <text:p text:style-name="P7">In the story that they put us in from school, not only that car common use was put together with a lot of time and pure hump, but also the one that created that car was put together the same way.</text:p>
      <text:p text:style-name="P7">The field of study called abiogenesis is now in charge of giving a scientific touch to that tale.</text:p>
      <text:h text:style-name="P216" text:outline-level="3"><text:soft-page-break/>Monomers.</text:h>
      <text:p text:style-name="P2">Monomers are the letters and pieces of biological systems.</text:p>
      <text:p text:style-name="P7">The person who intends to explain the process by which he can arise life from matter, without the existence of a creator, has to explain how to form organic compounds from the table periodic. It is the minimum.</text:p>
      <text:p text:style-name="P7">If an intelligent, designer and creative being as he calls himself the Human beings cannot chemically synthesize an organic compound from the periodic table, if that being such an intelligent designer and creative cannot BUILD what was supposedly formed “SPONTANEOUSLY”, a word that those people love to repeat who claim such an explanation, much less can it arise “magically”, sorry I meant "spontaneously", said organic compound.</text:p>
      <text:p text:style-name="P7">Abiogenesis is the field of study that aims to explain the origin of life from lifeless matter.</text:p>
      <text:p text:style-name="P7">One of the goals of abiogenesis is to explain the process, BEFORE the existence of biochemistry, BEFORE the existence of compounds organic, through which said organic compounds were formed at from the elements of the periodic table.</text:p>
      <text:p text:style-name="P7">Another of the objectives of abiogenesis is to explain how to build, how synthesize, how to arm, how to assemble, a cell.</text:p>
      <text:h text:style-name="P218" text:outline-level="4">The letters.</text:h>
      <text:p text:style-name="P2">The simplest organic compounds, necessary and present in all biological systems, those that are absolutely necessary for start building a living cell, there are basically 4 types of monomers:</text:p>
      <text:list xml:id="list2832963983" text:style-name="L11">
        <text:list-item>
          <text:p text:style-name="P239">monosaccharides,</text:p>
        </text:list-item>
        <text:list-item>
          <text:p text:style-name="P239">amino acids,</text:p>
        </text:list-item>
        <text:list-item>
          <text:p text:style-name="P239">the nucleotides and</text:p>
        </text:list-item>
        <text:list-item>
          <text:p text:style-name="P239">glycerol.</text:p>
        </text:list-item>
      </text:list>
      <text:p text:style-name="P2">These are the parts of the machines, and the letters of the programs, that They allow cells to be assembled.</text:p>
      <text:p text:style-name="P7">The machines and programs needed to build a cell are basically 4 types of polymers:</text:p>
      <text:list xml:id="list3917085032" text:style-name="L12">
        <text:list-item>
          <text:p text:style-name="P240">Carbohydrates,</text:p>
        </text:list-item>
        <text:list-item>
          <text:p text:style-name="P240"><text:soft-page-break/>Peptides,</text:p>
        </text:list-item>
        <text:list-item>
          <text:p text:style-name="P240">Nucleic acids, and</text:p>
        </text:list-item>
        <text:list-item>
          <text:p text:style-name="P240">Lipids.</text:p>
        </text:list-item>
      </text:list>
      <text:p text:style-name="P2">Each of these polymers are assembled from monomers. Cop means many. Monkey means one. A cop is armed with several monkeys. A “many” is made up of several “ones”. Easy right?</text:p>
      <text:list xml:id="list2469924084" text:style-name="L13">
        <text:list-item>
          <text:p text:style-name="P241">Carbohydrates are made of monosaccharides.</text:p>
        </text:list-item>
        <text:list-item>
          <text:p text:style-name="P241">Peptides or proteins are made from amino acids.</text:p>
        </text:list-item>
        <text:list-item>
          <text:p text:style-name="P241">Nucleic acids are made up of nucleotides.</text:p>
        </text:list-item>
        <text:list-item>
          <text:p text:style-name="P241">Lipids are made from glycerol.</text:p>
        </text:list-item>
      </text:list>
      <text:h text:style-name="P218" text:outline-level="4">Gloves.</text:h>
      <text:p text:style-name="P2">You cannot put a left hand glove on your hand. right, this is because the mirror image of your left hand cannot be superimposed on his right hand. When a chemical compound presents this characteristic is said to be CHIRAL. And when in one sample of a chemical compound there is only one type of chirality, all are they gloves for the right hand or are they all gloves for the left, the sample is said to be HOMOCHIRAL. When there are gloves for the right and gloves for the left mixed in the sample, it is said that the sample is racemic.</text:p>
      <text:p text:style-name="P7">The monomers, those pieces and letters, those that are of 4 types: monosaccharides, amino acids, nucleotides and glycerol, which are observed in biological systems, they have that characteristic they are HOMOCHIRAL. They are all gloves for the same hand. The letters and the pieces with the that the machines and programs that are observed in the cells are assembled are homochiral.</text:p>
      <text:h text:style-name="P218" text:outline-level="4">Reactions.</text:h>
      <text:p text:style-name="P2">Each chemical reaction has different necessary conditions for temperature, acidity, pressure, electromagnetic radiation, energy, purity in the reagents, etc. so that it can be given.</text:p>
      <text:p text:style-name="P7">Some reactions require the presence of specific compounds that facilitate them although they do not participate in the reaction. they need facilitators.</text:p>
      <text:p text:style-name="P7">Some reactions need to be stopped because if they continue they will not be gets the expected result. They need a change in conditions to stop the reaction. They need a brake at the right time.</text:p>
      <text:p text:style-name="P7"><text:soft-page-break/>Some reactions result in a mixture of several compounds where only one of them is desired and may be in a ratio very small compared to the total result. It may happen that only 1% of the mixture is the compound that is desired. And it is necessary to separate said desired compound by some additional procedure that is sometimes it is simply not known, it is not known how to separate it from what is not you want, from the trash. Garbage is not wanted.</text:p>
      <text:p text:style-name="P7">Some reactions do not work in reverse. They only work on one address.</text:p>
      <text:p text:style-name="P7">Some reactions require certain parts of the reactant to be protected, so that the reaction occurs only in the part where it is desired. Something like putting on shoes and a glove on your right hand so that the union with the other, that desired link, is only by the left hand and not by any other extremity. This implies preparation prior to the reaction of each of the reactants. sometimes it takes protection.</text:p>
      <text:p text:style-name="P7">Once you have a reaction, you need to show that if he got what he wanted and in what quantities. This process is called characterization. And many times it is even more complex than the same reaction.</text:p>
      <text:h text:style-name="P218" text:outline-level="4">Easy.</text:h>
      <text:p text:style-name="P2">What happens then when in the field of abiogenesis, it is intended explain how these letters and fundamental pieces were formed, those first organic compounds that are monosaccharides, amino acids, nucleotides and glycerol, on a DEAD and GROSS planet where there was no laboratories, and for my next step in my chain of reactions chemicals I need the result of my previous step to be in the form homochiral, that has the necessary purity, suitably protected for the following reaction to occur, conveniently separated from other compounds, with the conditions of temperature, pressure, acidity, etc. Y the ongoing reaction has not stopped, my desired compound is being mixed with 4 other garbage compounds and in a proportion less than 1% of the amount I need, which I have no idea how to separate it from the garbage compounds, which is remaining in the form racemic and not homochiral as I need it, that my reaction has no reverse and even though I am in my modern laboratory with all the technology that the intelligence, design and creativity of the human being has been able to build, I have no idea how to make that compound that if I can extract from biological systems by procedures destructive that if we have managed to develop?</text:p>
      <text:p text:style-name="P7">Easy. First I cheat and extract it from biological systems existing, those that I intend to demonstrate how they were formed, through the destructive procedures that we have <text:soft-page-break/>developed to extract these compounds. Something like destroying a car to remove the tires that I need, those that I think were put together by themselves in millions of years.</text:p>
      <text:p text:style-name="P7">Then, using other organic compounds also extracted from systems biological, I protect it in the parts that need protection for my next step. I do all the steps the same way. And finally I write an article omitting those little details, like the need of a human controlling the conditions of the reactions, and announcing that the goal has already been achieved.</text:p>
      <text:p text:style-name="P7">And this is just to show that you can, in a modern laboratory and with human intervention, build the letters and pieces of the programs and machines that we find in cells.</text:p>
      <text:p text:style-name="P7">That is the truth of the lie, the trap, and the deceit, of those articles on abiogenesis.</text:p>
      <text:h text:style-name="P216" text:outline-level="3">Polymers.</text:h>
      <text:p text:style-name="P2">Polymers are the machines and programs of biological systems. They are made of monomers.</text:p>
      <text:list xml:id="list1932574938" text:style-name="L14">
        <text:list-item>
          <text:p text:style-name="P242">Carbohydrates are made of monosaccharides.</text:p>
        </text:list-item>
        <text:list-item>
          <text:p text:style-name="P242">Peptides or proteins are made from amino acids.</text:p>
        </text:list-item>
        <text:list-item>
          <text:p text:style-name="P242">Nucleic acids are made up of nucleotides.</text:p>
        </text:list-item>
        <text:list-item>
          <text:p text:style-name="P242">Lipids are made from glycerol.</text:p>
        </text:list-item>
      </text:list>
      <text:p text:style-name="P2">The human being is not capable of synthesizing the monomers that make up the essential polymers to build a cell without using what is already in living cells, in existing biological systems, those that pretend show how they were formed.</text:p>
      <text:p text:style-name="P7">But LET'S SUPPOSE, LET'S ACCEPT, LET'S BELIEVE that yes, that man can already build monomers without using compounds extracted from systems biological. Which can synthesize monosaccharides, amino acids, nucleotides and glycerol. That is the least of the problems.</text:p>
      <text:p text:style-name="P7">If you intend to deny the creator, the human being would have to at least, using all your intelligence, design and creativity, using all your technology, using modern laboratories, those that do not have a planet DEAD and GROSS in which everything supposedly happened SPONTANEOUSLY, develop chemical procedures that allow reproducing at least the simplest polymers observed in biological systems. Polymers for which the sequence is already known, without having to design it, with which a cell is built: <text:soft-page-break/>carbohydrates, peptides, nucleic acids and lipids. Of the cell that considers more simple, the easiest of all, the one you want, the one you choose.</text:p>
      <text:p text:style-name="P7">Can not.</text:p>
      <text:p text:style-name="P7">It's your turn to cheat. It is up to him to extract the machines and programs from the existing biological systems for use in the synthesis of said polymers. Those you supposedly want to prove appeared in a DEAD and GROSS planet millions of years ago at the end of time, hump and chemical reactions that supposedly occur SPONTANEOUSLY but man can not even do with the latest technology and using all his creativity, intelligence and design.</text:p>
      <text:p text:style-name="P7">With those letters and pieces that are monosaccharides, amino acids, nucleotides and glycerol should be able to assemble at least the carbohydrates, peptides, nucleic acids, and lipids of the cell simple.</text:p>
      <text:p text:style-name="P7">I should be able to synthesize them. You should be able to polymerize them. Can not. You it's time to cheat. And yet the popular explanation, the one we read in the encyclopedia, is that they arose SPONTANEOUSLY. Lonely puffs.</text:p>
      <text:p text:style-name="P7">The machines that man can create to join letters of a program biological are the size of a REFRIGERATOR and can only join a maximum of 15 to 20 letters before they start having the same problems, in their chemical reactions that the human being has to synthesize the monomers.</text:p>
      <text:p text:style-name="P7">The longest program that man can synthesize with his machines It goes up to about 20 letters. If you want longer chains, you have to use the machines of biological systems. You have to use carbohydrates, peptides, nucleic acids destructively extracted from systems biological.</text:p>
      <text:p text:style-name="P7">In fact, it's your turn to cheat more, because let's remember that we're accepting the trap that said letters were extracted from systems biological and adequately protected using organic compounds also extracted from biological systems.</text:p>
      <text:p text:style-name="P7">A biological program for a single cell has hundreds of thousands of letters and machines found in biological systems they are so small in size that hundreds of thousands of these machines can fit in a single cell.</text:p>
      <text:p text:style-name="P7">We are nowhere near being able to synthesize the polymers needed to build a cell We can not even accepting as if we could What we can't do: Synthesize the monomers.</text:p>
      <text:p text:style-name="P7"><text:soft-page-break/>We cannot even knowing the information that describes the structure of these polymers. But supposedly a DEAD planet and GROSS if he could. Supposedly it all happened SPONTANEOUSLY millions of years ago of years. That is what they teach you in school and they repeat it to you in University. poof. Solitos.</text:p>
      <text:h text:style-name="P216" text:outline-level="3">Programmer.</text:h>
      <text:p text:style-name="P2">The human being is not even capable of synthesizing essential polymers similar to those needed to build a cell, without using what is already there are in living cells, in existing biological systems, those that aims to show how they were formed magically, sorry, spontaneous.</text:p>
      <text:p text:style-name="P7">But LET'S SUPPOSE, LET'S ACCEPT, LET'S BELIEVE that yes, that man can already build, synthesize, polymers resembling those essential for build a cell, without using compounds extracted from systems biological. SUPPOSE that if you can synthesize carbohydrates, peptides, nucleic acids and lipids.</text:p>
      <text:p text:style-name="P7">That is just the second challenge. That's just the power to write.</text:p>
      <text:p text:style-name="P7">The most important question of all is what are you going to write?</text:p>
      <text:p text:style-name="P7">Programs are not written by themselves. And much less random, randomly, hump. Some think so and try to prove it writing programs. Programs that didn't write themselves either. Absurd, right? Programs that seek to be random using a MACHINE. Using something completely deterministic like a computer. Plus absurd, right? Using functions that pretend to be random, functions pseudo-random, “almost” but “NOT” random.</text:p>
      <text:p text:style-name="P7">The mathematical question of whether there is a fair currency, one that is not loaded, a truly random function, the one that is no longer pseudo, that which is no longer quasi-random but IS random, is considered a open problem. It is considered a problem that has not been resolved. Neither for YES, nor for NO. It shouldn't be because it's equivalent to trouble that YES have been resolved. Does not exist. Don't look for it. There is a Creator.</text:p>
      <text:p text:style-name="P7">But SUPPOSE, ACCEPT, BELIEVE, with the spirit of argument, that the human being uses any tool he wants, not necessarily organic polymers, to write the program you want and how want.</text:p>
      <text:p text:style-name="P7">The program that the human being should be able to write, using all his intellectual capacity, creativity and design, that which does not have the supposed DEAD and <text:soft-page-break/>GROSS planet in which supposedly everything happened SPONTANEOUSLY, it would be one who can at least do what he himself human being does. I should be able to simulate, mimic, what a brain does human. The famous artificial intelligence. One who passes the test Turing. One who learns to learn. One that processes information from indistinguishable way to how a human being does.</text:p>
      <text:p text:style-name="P7">We could not.</text:p>
      <text:p text:style-name="P7">But LET US SUPPOSE, LET'S ACCEPT, LET'S BELIEVE, that yes, that the human being has already achieved create a program that processes information in a manner indistinguishable from like a human being does.</text:p>
      <text:p text:style-name="P7">In that hypothetical case, in which you need to BELIEVE and SUPPOSE more than you What is needed to BELIEVE that Jesus Christ is alive because he was resurrected, The ONLY thing that will have been shown is that to create a REAL intelligence needs ANOTHER.</text:p>
      <text:p text:style-name="P7">The ONLY thing you will have demonstrated is the need for a programmer, the NEED of a CREATOR.</text:p>
      <text:p text:style-name="P7">That Creator didn't just design the DNA program. DNA is just Program. The machine on which it is going to be executed is needed, and said machine needs energy and the right environment so that it can run the program. The fertilized egg needs the uterus.</text:p>
      <text:p text:style-name="P7">This factory that is the fertilized ovum begins to subdivide following the specific program and after nine months we have, only in the brain, a program that we have no idea how it works. And not we can't even mimic it with our best technology.</text:p>
      <text:p text:style-name="P7">But no, some people come to believe, because that is what taught as children in school, that a DEAD and GROSS planet turned out more alive and intelligent than us. Absurd, right? But that's how we are.</text:p>
      <text:p text:style-name="P7">A person about 3 thousand years ago understood it better than many modern scientists. Psalm 100 tells us: “Recognize that the LORD is God: He made us, and not we ourselves." <text:note text:id="ftn689" text:note-class="footnote"><text:note-citation>689</text:note-citation><text:note-body><text:p text:style-name="Footnote"><text:span text:style-name="T4">Psalm 100:3 </text:span><text:a xlink:type="simple" xlink:href="https://www.biblegateway.com/passage/?search=Psalms+100%3A3&amp;version=KJV" text:style-name="Internet_20_link" text:visited-style-name="Visited_20_Internet_20_Link"><text:span text:style-name="Definition"><text:span text:style-name="T4">KJV</text:span></text:span></text:a></text:p></text:note-body></text:note>.</text:p>
      <text:p text:style-name="P7">Dead in the deception of denying the Creator.</text:p>
      <text:h text:style-name="P216" text:outline-level="3"><text:soft-page-break/>The story of the frog.</text:h>
      <text:p text:style-name="P2">One of the most famous tales is that of the toad that becomes the prince. It is a story for children.</text:p>
      <text:p text:style-name="P7">The same story but adding millions of years is that of evolution. Man evolved from a reptile in millions of years.</text:p>
      <text:p text:style-name="P7">Any method recognized as scientific must start from evidence observable.</text:p>
      <text:p text:style-name="P7">There is NO, ZERO, NOTHING OBSERVABLE evidence that a class animal, a feline, a canine, an equine, transform, evolve, change over time in another class.</text:p>
      <text:p text:style-name="P7">In the examples of change that those who believe the story, the animal NEVER changes class.</text:p>
      <text:p text:style-name="P7">Bacteria are still bacteria, birds are still birds, turtles are still turtles, fish are still fish, insects are still insects, canines are still canines, equines are still equines and felines are still felines</text:p>
      <text:p text:style-name="P7">And in the most modern examples that claim to show genetic changes, is simply the same animal without a member, with the member impaired, or with a member in the wrong place.</text:p>
      <text:p text:style-name="P7">Some fossils of bones that supposedly carry there millions of years, but let us remember they have Carbon 14, that Carbon 14 that supposedly can't be there if something died more than 60 thousand ago years, and with those stones they put together a story of the imagination that lasts millions of years.</text:p>
      <text:p text:style-name="P7">It is impossible to OBSERVE, that which requires any method that is Consider yourself a scientist, change. It is impossible to observe because supposedly it happened millions of years ago and it is not possible reproduce it in ANY laboratory because the change supposedly also occurs in millions of years.</text:p>
      <text:p text:style-name="P7">There is no OBSERVABLE evidence of a change from one kind of animal to another.</text:p>
      <text:p text:style-name="P7">The only thing that is observed is adaptation. That happens even with being human. But no one argues that a short person is short. different class to a person with tall stature. only one person who believe the tale of the toad can consider that a person with black skin it is of a different kind than a white-skinned one.</text:p>
      <text:p text:style-name="P7"><text:soft-page-break/>The modern classification according to a species is completely arbitrary, there are more than ten different definitions of the word, and the only thing that achieves is to differentiate the ramifications of the ADAPTATION that has had the same kind of animal.</text:p>
      <text:p text:style-name="P7">Canines are still canines, equines are still equines, and cats are still cats</text:p>
      <text:p text:style-name="P7">The supposed evolution of the species, the one that changes class, the one that they call macro-evolution, the one that supposedly was the original, I don't know can OBSERVE anywhere. It is an imaginary tale. There is not OBSERVABLE evidence of class change.</text:p>
      <text:p text:style-name="P7">Bacteria are still bacteria, birds are still birds, turtles are still turtles, fish are still fish, insects are still insects, canines are still canines, equines are still equines and felines are still felines</text:p>
      <text:p text:style-name="P7">On the contrary, it has been observed on multiple occasions that when two of these ADAPTATIONS begin to coexist in the same environment for a long period of time, say forty years, it is observed that They are able to cross each other.</text:p>
      <text:p text:style-name="P7">The large amount of genetic information that differs between two classes different types of animals was ignored during the last century as part descriptive of the kind of animal and only recently has it been observed as it intervenes in the process of gestation of the animal. He was considered Junk DNA, once used during those supposed millions of years for one kind of animal to evolve into another. Evolution of which There is NO OBSERVABLE evidence, because it supposedly happens in millions of years and supposedly it happened millions of years ago, and we cannot OBSERVE today. A tale of man's imagination.</text:p>
      <text:p text:style-name="P7">We were also taught in school that some organs, of which we did not know their function, and that they are found in biological systems current, were completely unnecessary and were there to remind us of those millions of years of evolution. We were taught that appendix only to come to discover a few years later that it is part of the immune or immune system. We were taught that about the coccyx, only to come to discover, a few years later, its function as termination and support of a multitude of ligaments and muscles. We were taught that Whales and other aquatic animals have small bones that are vestiges of what once were a pelvis and legs, only to come and discover the important role they play in the mating of these animals.</text:p>
      <text:p text:style-name="P7"><text:soft-page-break/>Perhaps, suddenly, perhaps, who knows, the people who believe the tale of the frog should begin to consider the possibility that simply the story NEVER HAPPENED. That the reason there is NO OBSERVABLE EVIDENCE of transformation, of evolution, of classes of animals, it is not only that it is intended to know the film of assumptions billions of years looking at just the last photo. but said transformation NEVER HAPPENED. There was NEVER evolution. They were NOT thousands of millions of years. But the movie alone is thousands of years old. Y it began when the Creator so decided. And all kinds of animals they were physically created at the same time.</text:p>
      <text:p text:style-name="P7">But no. It continues with the tales to endure a tale of a toad who became a prince. Only in millions of millions of years to make it look believable.</text:p>
      <text:p text:style-name="P7">Dead in the deception of denying the Creator.</text:p>
      <text:h text:style-name="P216" text:outline-level="3">Trees.</text:h>
      <text:p text:style-name="P2">Fossils of trees are found in geological strata in position vertical. The same fossil crosses several layers or geological strata that supposedly took millions of years to form.</text:p>
      <text:p text:style-name="P7">The traditional explanation of how this happened is that for those, and only for those trees, geological events that we see today, of quick deposit or several small ones were the ones who buried said trees. Examples of such events include volcanic deposits, deltaic deposits and glacial deposits. That was a volcano, that was a river, that was a glacial. That is to say that for those and only for those trees, the geological strata formed quickly and not in millions of years. But yes, not by accident is it considered that the evidence is perfectly consistent with a flood event planetary.</text:p>
      <text:p text:style-name="P7">But what happens when not all tree fossils are in position? vertical, when some are root up? What if is the famous Carbon 14 found in these fossils? That Carbon 14 that supposedly it can't be there if a tree died and started to fossilize more than 60 thousand years ago, what happens when this happens in strata that were already classified as being millions of years old?</text:p>
      <text:p text:style-name="P7">Nothing, they ignore each other. The evidence is simply as if it did not exist. It is too contradictory even with the same assumptions of what is called evidence.</text:p>
      <text:p text:style-name="P7">The story of the toad that becomes a prince is still held, because it is the only alternative to admitting the existence of a Creator.</text:p>
      <text:p text:style-name="P7">Dead in the deception of denying the Creator.</text:p>
      <text:h text:style-name="P216" text:outline-level="3"><text:soft-page-break/>Coal.</text:h>
      <text:p text:style-name="P2">The explanation taught even in online encyclopedias is that the formation of the carbon that we observe on the planet took millions of years of plant debris that accumulated under water and clay. And that said remains were buried by sediments, and then, supposedly over millions of years of high pressures and temperatures produced burial caused the loss of water, methane and carbon dioxide. carbon, and this loss increased the proportion of carbon, and voila. Easy not?</text:p>
      <text:p text:style-name="P7">But what happens when we find coal reserves of 26 thousand square kilometers, with carbon bands, low in impurities and low in sulfur, 61 meters thick, hundreds of kilometers long, and almost 80 kilometers wide? How to explain that they kept the conditions necessary to form them over millions of years? Why not the bands were diluted in fluxes of clay or other impurities before thicken? What happens when Carbon 14 is found inside that carbon?, that Carbon 14 that supposedly cannot be there if something is more than 60 thousand years old? What happens when contrails are found? radiation ovals within the coal indicating rapid formation and simultaneously with the coal because these trails opened dissipated, faded or cracked if the coal formation had taken million years or it would not have been simultaneous with the wakes? What's happening when carbon is formed from wood in the presence of water, absence of air, at 160 degrees centigrade, high pressures, and with so only two weeks of waiting?</text:p>
      <text:p text:style-name="P7">Any. No problem. The topic is ignored. The evidence is just like if I do not exist. It is too contradictory even with the same assumptions of what is called evidence.</text:p>
      <text:p text:style-name="P7">The story of the toad that becomes a prince is still held, because it is the only alternative to admitting the existence of a Creator.</text:p>
      <text:p text:style-name="P7">Dead in the deception of denying the Creator.</text:p>
      <text:h text:style-name="P216" text:outline-level="3">Tectonics.</text:h>
      <text:p text:style-name="P2">A series of characteristics are observed on the planet in the land and the ocean. Mountains, lakes, volcanoes on land and ocean, large deposits of minerals and organic compounds, large canyons, trenches oceanic ridges, mid-ocean ridges, a granite crust covering partially the planet, etc.</text:p>
      <text:p text:style-name="P7">In the last century, seeking to explain what we observe and using too much imagination proposed the theory of tectonic plates. A theory that proposes a series of mechanisms <text:soft-page-break/>such as the expansion of the marine, subduction, mountain building, mantle circulation, points hot, transform faults, inversion of magnetic poles of the planet, in short, a whole series of mechanisms that NEVER, eye NEVER, They have NEVER been observed.</text:p>
      <text:p text:style-name="P7">NONE of these supposed processes have EVER been measured. no evidence OBSERVABLE that these processes happen.</text:p>
      <text:p text:style-name="P7">The apology is the same as the one in the story of the frog, the one in the story of the macroevolution: is that they happen in billions of years.</text:p>
      <text:p text:style-name="P7">It happens to tectonic plate theory that it assumes too much, that imagine too much. The same thing happens to him as to all the other theories that are support in the present to imagine, his followers call him "deduce", in quotes, the past.</text:p>
      <text:p text:style-name="P7">With a photo of the present, a movie of billions is imagined from years of the past.</text:p>
      <text:p text:style-name="P7">There is NO OBSERVABLE evidence of the highly imaginative mechanisms that they supposedly explain what we do observe. The photo of the present. These mechanisms are supposedly deduced from the vivid imagination of those who they raised them.</text:p>
      <text:p text:style-name="P7">That happens because when it comes to denying the Creator you have to have a much larger imagination than is needed to believe that Jesus Christ is alive because he was resurrected.</text:p>
      <text:p text:style-name="P7">Do not confuse the plates that are IMAGINED with the crust of GRANITE that IS observed and the terrestrial mantle of SILICATES that IS observe.</text:p>
      <text:p text:style-name="P7">The granite crust that we have been able to observe, which is known as continental crust, corresponds to the dry land that we observe above sea level and extends partially as a border in the oceans to what is known as the “continental shelf”. The granite crust is on average 40 km thick and is composed of Mainly granite and sediments.</text:p>
      <text:p text:style-name="P7">Not all of the Earth's mantle is covered by the granite crust. continental crust. In the oceans, parts of the mantle are only covered by sediment and water. This layer is known as the layer 1 of the oceanic crust that it actually includes in its layers 2 and 3 part of the earth's mantle.</text:p>
      <text:p text:style-name="P7">The mantle is that terrestrial layer that we can OBSERVE, which is composed of silicates, which is about 2,900 kilometers thick, and which surrounds the core, the center of the planet.</text:p>
      <text:p text:style-name="P7"><text:soft-page-break/>That is what we observe: a granite crust, layers of sediments and the thickest layer of all, formed by silicates, which we call mantle. Not even what we call the core of the planet has been directly observed.</text:p>
      <text:p text:style-name="P7">On the other hand, the supposed tectonic plates have an average of 125 km thick, almost 85 km on average, supposedly thicker than the granite crust. These so-called plates are composed of crust continental, oceanic crust and an arbitrary upper part of the terrestrial mantle, each one decides how much it includes, or not, as part of each plate. Assemble your tectonic plate. That is, the thickness of the supposed plates is formed by an arbitrary mixture of layers terrestrial, clearly distinguished in their chemical composition, which IF they observe.</text:p>
      <text:p text:style-name="P7">The Earth's mantle is about 2900 kilometers thick of silicates in the form of a rock and each imaginary plate supposedly has in its part innermost about 85 km from the top of the mantle.</text:p>
      <text:p text:style-name="P7">These plates do NOT correspond to the dry land that we observe above sea level but with an arbitrary division that changes both How does the division into continents change? Some admit more plates others Fewer plates are allowed.</text:p>
      <text:p text:style-name="P7">In addition, the supposed plates penetrate the ocean much more than the granite crust that YES we can observe until we reach the "ridges" oceanic”, which we can also observe, and that is where they imagine that such tectonic plates are formed. That is, another limitation completely arbitrary, this time in the area covered by the supposed tectonic plates.</text:p>
      <text:p text:style-name="P7">Plate tectonics cannot be OBSERVED because the assumptions processes that would allow us to identify its limits, its edges, they supposedly happen in hundreds of millions of years and we haven't been that long in the planet.</text:p>
      <text:p text:style-name="P7">With a photo of the present they imagine a movie of billions from years of the past.</text:p>
      <text:h text:style-name="P218" text:outline-level="4">Pits.</text:h>
      <text:p text:style-name="P2">The vast majority of ocean trenches are found in the Pacific Ocean. of the planet. The imagination of man has posited that these pits formed when one plate was pushed under another in a process that has called subduction. Subduction is the putative mechanism that explains the formation of the oceanic trenches of the Pacific.</text:p>
      <text:p text:style-name="P7"><text:soft-page-break/>Today's seismic tomography should show clear images in 3 dimensions of gigantic plates that supposedly have a thickness average of 14 times the height of Everest, about 125 kilometers thickness, penetrating one below the other in each zone, eye IN EACH ZONE, NOT in a single one that has been manipulated, where there is an oceanic trench In the pacific. There are not. They imagine them.</text:p>
      <text:p text:style-name="P7">A single zone, explainable by a global flood event, with images that are by no means conclusive, they manipulate her to make believe that meets the conditions, and generalize that the same thing happens in ALL other areas where there SHOULD be clear seismic tomography images and three-dimensional of the supposed subductions that of course do not we have.</text:p>
      <text:p text:style-name="P7">If we are supposed to be able to measure a displacement of up to maximum 10 CENTIMETERS per year, carefully measured with technology which normally has a margin of error of 15 METERS, that is to say a margin of error almost 100 times BIGGER than what you want to measure, in the planet's crust which is on average 15 kilometers thick, eye on the CRUST, NOT on some supposed plates that they want to make us believe that they exist and that they are supposedly almost 10 times thicker than the earth's crust, if we are really able to measure said displacement of the crust, why are we not able to observe the supposed subduction of the supposed plates? The apology is the same always: it happens in hundreds of millions of years. The people that they simply repeat the story they were taught, as if they were parrots, they should consider the possibility that it just doesn't happen.</text:p>
      <text:p text:style-name="P7">But the story of the subduction, that a plate of 125 kilometers of thick, which does not correspond to observable characteristics but imagined, which penetrates under another of a similar thickness, in addition presents other serious logical problems in explaining, as claimed, the oceanic trenches of the Pacific that we DO observe.</text:p>
      <text:p text:style-name="P7">What is the mechanism that makes the plates move? Which is the driving force? Why is NO movement or flow observed at all? the mantle of the planet? If volcanoes occur under the plate superior by the magma generated in the friction of the two plates when the supposed subduction or penetration, how to explain that the volcanoes are on the aquatic side of the trench and not on the side penetrated into the zone land? How to explain that this supposed subduction occurs in an arc? If the plates are supposedly being generated at the ridges mid-ocean trenches that are supposedly rising, and the oceanic trenches are supposedly generated by supposed penetrations of a plate below <text:soft-page-break/>another, how is it possible that there are intersections of pits with dorsal? How is it possible that material is rising and falling at the same weather? What forces break plates supposedly between 50 and 200 km in diameter? thickness so they are separated? What forces make one penetrate under another? What forces make it possible to overcome the enormous pressures that would be generated in opposition to the supposed plate that penetrate? If one plate is penetrating under another and there is a strong friction when doing it, how to explain that the layers of sedimentation in the pits are not disturbed? If ocean trenches are produced by plate subduction, a process that would increase the mass below the upper plate, how to explain the mass deficiencies below the pits?</text:p>
      <text:p text:style-name="P7">The story has several logical problems.</text:p>
      <text:p text:style-name="P7">But what about all the evidence to the contrary and the lack of it? favour? And what about all the failed logic of assumptions mechanisms? Any. Nothing happens. The topic is ignored. The evidence and failed logic is as if they did not exist.</text:p>
      <text:p text:style-name="P7">Dead in the deception of denying the Creator.</text:p>
      <text:h text:style-name="P216" text:outline-level="3">Dorsals.</text:h>
      <text:p text:style-name="P2">In the planet's oceans, a formation is observed on the ground known as mid-oceanic or mid-oceanic ridges. In Actually all the ridges are connected in what is the formation longest rock on the planet. It is a huge and long scar that surrounds the entire planet similar to how seams surround a Baseball ball.</text:p>
      <text:p text:style-name="P7">This rock formation is credited with the formation of the plates tectonics The problem is the same as always: there is NO evidence OBSERVABLE. Everything happens sporadically in processes that supposedly last hundreds of millions of years. sporadic volcanic eruptions for hundreds of millions of years. Supposedly for this reason we do not observe How do tectonic plates form?</text:p>
      <text:p text:style-name="P7">What we DO observe is that in various parts of the formation there is cracks in perpendicular directions. These cracks indicate stress fracture, separation fracture, separation fracture, in two perpendicular directions. Some perpendicular to the line of the dorsal and others parallel to the line of the dorsal. The parallels to dorsal NEVER cross the perpendiculars. This observation is completely contrary to the way in which cells are believed to form. mountains on the surface: by compression of material.</text:p>
      <text:p text:style-name="P7"><text:soft-page-break/>The evidence observed, these cracks, indicate that the ridges are formed by tension fractures, NOT compression fractures, much less in TWO perpendicular directions.</text:p>
      <text:p text:style-name="P7">What does the theory of plate tectonics do with this evidence? Any. The ignore. Maybe because she can't explain it. She is not even mentioned in famous Internet encyclopedias. But YES it can be seen with the naked eye on any ocean relief map.</text:p>
      <text:p text:style-name="P7">Below India, east of Africa, on an ocean relief map, a characteristic of the planetary ridge is observed: There is a gigantic "ye" inverted, forming a meeting in the form of "te" capital letter. If the dorsal is supposedly generating the formation of tectonic plates, why don't we see accumulation of ocean floor, way of mountain formations by compression, in the areas of the "te" where would there be formation from two perpendicular directions? Other little problem of simple logic for the "theory", in quotes, of plates tectonics</text:p>
      <text:p text:style-name="P7">Dead in the deception of denying the Creator.</text:p>
      <text:h text:style-name="P216" text:outline-level="3">Hydroplates.</text:h>
      <text:p text:style-name="P2">The alternative to the whole story of tectonic plates and their millions of years is of course another story in which the imagination because we cannot know the past with certainty. No one you can travel to the past and confirm that it happened.</text:p>
      <text:h text:style-name="P218" text:outline-level="4">Another story.</text:h>
      <text:p text:style-name="P2">In this story it must be recognized that the evidence and logic indicate that there has to be a Creator.</text:p>
      <text:p text:style-name="P7">This tale squares better with logic, with the evidence, and with the testimony of the 6th chapter of the book of genesis about an event that marked the history of humanity: a planetary flood.</text:p>
      <text:p text:style-name="P7">Just look at a photo of the planet from space and see that seems flooded with water to recognize that, just there, this story already it squares better with logic, evidence, and the bible.</text:p>
      <text:p text:style-name="P7">But it's still just another story. There is no technical creativity. Do not it is something that the human being can reconstruct.</text:p>
      <text:p text:style-name="Text_20_body"><text:soft-page-break/><text:span text:style-name="T4">The following presentation is based on the theory of hydroplates or “hydroplate theory” in english, initially proposed by Walt Brown in 1980 and last revised in 2019. Dr Brown may be called doctor because he has a PhD in mechanical engineering from MIT. His presentation complete is in a book on the Internet called “</text:span><text:a xlink:type="simple" xlink:href="http://www.creationscience.com/onlinebook/IntheBeginningTOC.html" text:style-name="Internet_20_link" text:visited-style-name="Visited_20_Internet_20_Link"><text:span text:style-name="Definition"><text:span text:style-name="T4">In</text:span></text:span></text:a><text:a xlink:type="simple" xlink:href="http://www.creationscience.com/onlinebook/IntheBeginningTOC.html" text:style-name="Internet_20_link" text:visited-style-name="Visited_20_Internet_20_Link"><text:span text:style-name="Definition"><text:span text:style-name="T4">the</text:span></text:span></text:a><text:a xlink:type="simple" xlink:href="http://www.creationscience.com/onlinebook/IntheBeginningTOC.html" text:style-name="Internet_20_link" text:visited-style-name="Visited_20_Internet_20_Link"><text:span text:style-name="Definition"><text:span text:style-name="T4">Beginning</text:span></text:span></text:a><text:span text:style-name="T4">” which can be downloaded for free or physically purchased at </text:span><text:a xlink:type="simple" xlink:href="http://www.creationscience.com/" text:style-name="Internet_20_link" text:visited-style-name="Visited_20_Internet_20_Link"><text:span text:style-name="Definition"><text:span text:style-name="T4">creationscience.com</text:span></text:span></text:a><text:span text:style-name="T4">.</text:span></text:p>
      <text:p text:style-name="P7">Your host, that is, me, Jose Luis Quiroga, does not share the theory of hydroplates in their entirety, not even in all the foundation biblical But, in everything related to planetary geology, it seems to him which is simply the most logical and coherent explanation, with all the evidence, including the bible, that exists so far for what we see today on the planet.</text:p>
      <text:h text:style-name="P218" text:outline-level="4">Terms.</text:h>
      <text:p text:style-name="P2">The hydroplate theory starts from only 2 initial conditions for explain more than 15 geological and planetary features that are observe today, and that, in the light, pardon the darkness, of the most popular explanations seem contradictory.</text:p>
      <text:p text:style-name="P7">The two initial conditions are:</text:p>
      <text:list xml:id="list3407629448" text:style-name="L15">
        <text:list-item>
          <text:p text:style-name="P243">Groundwater.</text:p>
        </text:list-item>
        <text:list-item>
          <text:p text:style-name="P243">Global granite shell</text:p>
        </text:list-item>
      </text:list>
      <text:p text:style-name="P2">This planet had a global shell of granite that covered it completely and had, under the shell, water stored in underground chambers. There were no great oceans or great mountains. The planet did not seem awash in water. The surface water was a few hundred meters deep and the highest parts of the mainland were also a few hundred meters. the shell of granite was a few tens of kilometers thick. The height of the underground chambers that contained the water between the granite shell and the center of the planet was only a couple of kilometers.</text:p>
      <text:h text:style-name="P218" text:outline-level="4">The process.</text:h>
      <text:p text:style-name="P2">That great shell of granite that covered the entire planet and that had under super-critical water increasing in pressure every time the earth rotated on its axis, it broke and tore, due to the pressure of that water super-critical, just above the formation that today we call dorsal oceanic and that divides the planet into two large parts as do the seams of a baseball. All the continents we see today day are the torn and shrunken pieces of what that shell was of granite. As this shell burst and tore, it contracted, shifted and shrunk slightly, releasing all the water inside it, and since it was lubricated by the water that was escaping from its interior, moved in the direction of contraction. The internal instability <text:soft-page-break/>in the planet generated by that tear slightly bulged the planet in the Atlantic and submerged it slightly in the Pacific. the wrinkles on the granite shell changed the surface mass distribution of the planet and this, by conservation of angular momentum, caused a latitude rotation on the planet and what was near the equator of the planet is now the north pole. The end result of this process is what we see today. The breaking phase lasted for hours, then the flooding lasted for months, then the displacement phase lasted days and finally the recovery phase is not over yet.</text:p>
      <text:h text:style-name="P218" text:outline-level="4">In two.</text:h>
      <text:p text:style-name="P2">The mid-ocean ridge splits the planet in two.</text:p>
      <text:list xml:id="list2458327073" text:style-name="L16">
        <text:list-item>
          <text:p text:style-name="P244">A part includes half of what we now know as polo North, all the current Americas, all the current South Pole and all the southern part of the Indian Ocean to the tip of the inverted "y" of the ridge that is below present-day India.</text:p>
        </text:list-item>
        <text:list-item>
          <text:p text:style-name="P244">The other part includes the rest: Europe, Africa, Asia, Australia, almost all of the Pacific Ocean and the northern part of the Indian Ocean.</text:p>
        </text:list-item>
      </text:list>
      <text:p text:style-name="P2">To the part of the granite shell that now contains the Americas will be called from now on the Atlantic hydroplate and the another part of the granite shell, the largest in area, was It will be called the Pacific hydroplate.</text:p>
      <text:p text:style-name="P7">The Pacific hydroplate covered almost 3 quarters of the planet while the Atlantic hydroplate only 1 quarter of the planet. The two large hydroplates into which the shell was divided of granite that covered the planet were lubricated by water underground. Hence the name of the theory. hydroplate theory.</text:p>
      <text:h text:style-name="P218" text:outline-level="4">A comparison.</text:h>
      <text:p text:style-name="P2">Imagine a ball the size of an apple with a waterproof fabric that covers it. The fabric is the same thickness as the shell of the apple, and between the ball and the cloth there is a lubricant. The ball is the planet, the fabric is the shell of granite, and the lubricant is the water muddy in super-critical state.</text:p>
      <text:p text:style-name="P7">When the fabric covering the ball is torn along a line with the same shape of the mid-ocean ridge, the fabric slides over the surface of the ball letting the lubricant escape and contracts forming what now we call continents.</text:p>
      <text:p text:style-name="P7">At the same time that this is happening, the ball deforms slightly in a tenth of the thickness of the fabric. On one side of the ball bulges into a tenth of the thickness of the <text:soft-page-break/>fabric and by the opposite side sinks to a similar thickness. The collapses would be pacific trenches.</text:p>
      <text:p text:style-name="P7">When the fabric shrinks and shifts, the fabric will wrinkle slightly on some parts of its surface, not more than one-tenth of the thickness of the cloth. The wrinkles would be the mountains.</text:p>
      <text:p text:style-name="P7">The escaping lubricant ends up largely on the fabric that covers it. covered. That water would be the oceans. At first glance it only seems that the fabric tore and shrank and that the liquid escaped and covered good part of the ball.</text:p>
      <text:p text:style-name="P7">The wrinkles, that is to say the mountains, and the depressions, that is to say the pits, are difficult to perceive with the naked eye in the ball of the size of an apple because they only have a maximum height of one tenth of the thickness of the fabric that covered the ball and that would be the thickness of the apple peel</text:p>
      <text:p text:style-name="P7">This comparison only gives us an idea of ​​what happened to the fabric and with the lubricant, that is to say with the granite shell and with the water super-critical that was in the underground chambers, the two initial conditions of the hydroplate theory.</text:p>
      <text:p text:style-name="P7">Let's see a little more in detail how the whole process is.</text:p>
      <text:h text:style-name="P218" text:outline-level="4">Breakout Phase.</text:h>
      <text:h text:style-name="P220" text:outline-level="5">Water.</text:h>
      <text:p text:style-name="P2">For a few hundred years, the water that was in chambers underground beneath the granite shell that completely covered the planet was heating up and increasing pressure due to the daily rotation of the planet and the presence of the moon until reaching the state known as super-fluid or super-critical. state in which the matter is neither gas nor liquid but super-fluid, also called supercritical.</text:p>
      <text:p text:style-name="P7">The increase in pressure and temperature of the super-critical water contained in the underground chambers made the ceiling of granite and the floor of silicates from the chambers will begin to dissolve in the water super critical. A couple of kilometers from the granite shell was dissolved in a few hundred years by super-critical water and this I weaken the granite shell.</text:p>
      <text:p text:style-name="P7">The pressure reached such a point that a crack opened on the surface of the granite shell that grew horizontally and vertically, i.e. in deep. First it ended up traveling horizontally around the planet in a matter of a few hours, just above what is now seen as the mid-<text:soft-page-break/>ocean ridge. The crack in the granite shell opened like stretched fabric that begins to tear.</text:p>
      <text:p text:style-name="P7">When the crack reached the depth of the underground chambers, the super-critical water stored under the shell began to leak out fired by said crack at super-sonic speeds releasing a stored energy greater than ten billion hydrogen bombs and reaching heights of tens of kilometers in the atmosphere. The majority of that water is what we now observe in the oceans.</text:p>
      <text:p text:style-name="P7">Water in a superfluid state released at supersonic speeds underwent a chain reaction by the energy stored on the surface of the microscopic droplets and in the ions of the super-fluid. The heat released was almost entirely used in the union of the ions and almost instantaneously on the vaporization of existing droplets or resulting from the union of ions producing an incremental expansion in vapor form at supersonic speeds as the super-fluid was released.</text:p>
      <text:p text:style-name="P7">The super-fluid jet and its vertically directed expansion that should have observed can be imagined by observing the jets of steam released on Saturn's moon Enceladus and on Jupiter's moon Europa. Since the energy released in this cataclysm was much greater than the that is released on these moons, the jet would have been along the entire the crack, at much higher heights and speeds, much more focused, and without so much dispersion of the super-fluid that escapes through the crack, comparing with what is observed in these moons.</text:p>
      <text:p text:style-name="P7">In the same way that the tip of a metal cutting torch focuses the gas released in a directed jet of gas, the jet of water super-critical released was focused vertically into space exterior by the crack in the granite shell that formed just above what is now known as the mid-ocean ridge.</text:p>
      <text:p text:style-name="P7">The ridge was the floor of the underground chamber below the crack and it simply marks the point where the granite shell gave way pressure and the crack opened. At this time there was still no raised said floor and the number still did not exist.</text:p>
      <text:h text:style-name="P220" text:outline-level="5">Objects.</text:h>
      <text:p text:style-name="P2">A good part of the material that was shot vertically with the super-critical water escaped into outer space and because they had approximately the same vector velocity, that is, its velocity was roughly the same in both magnitude and direction, that material was <text:soft-page-break/>gathered by the simple action of gravity in many of the objects that today we call asteroids, meteorites, comets and objects trans-neptunians.</text:p>
      <text:h text:style-name="P218" text:outline-level="4">Flood Phase.</text:h>
      <text:p text:style-name="P2">Another part of the super-critical water that shot out did not come out of the atmosphere but produced rains as abundant as the planet does not had had until then and never had since. part of that water super-critical froze in the lower temperatures of the lower layers. high in the atmosphere and produced abundant hail showers.</text:p>
      <text:h text:style-name="P220" text:outline-level="5">Hail.</text:h>
      <text:p text:style-name="P2">All the material that had been diluted in the ceiling of the chambers groundwater was expelled along with the super-critical water and fell on the planet in the form of muddy rain or icy muddy hail.</text:p>
      <text:p text:style-name="P7">Where hailstorms occurred, an effect was produced that today we identify with ice ages. Actually it was just one and the effects have been preserved in some parts due to the rotation of latitude that the planet suffered. All evidence of frozen plants and animals near the north pole indicates that they were from the tropics and that they were frozen very quickly. This evidence is consistent with what would happen if, a few months after being buried under hail, the planet underwent a rotation of latitude that puts a tropical zone in the North Pole.</text:p>
      <text:h text:style-name="P220" text:outline-level="5">Downloads.</text:h>
      <text:p text:style-name="P2">The high pressures, with which the super critical water was shot out through the crack, they were widening, eroding, wearing away, the crack, the opening, through which the water escaped, to such an extent that it lost pressure and the rains stopped. But the water level on the planet I kept going up because muddy water kept escaping from the chambers underground that were under the granite shell.</text:p>
      <text:p text:style-name="P7">As the super-critical water escape opening widened a similar effect was produced on the granite shell, only much slower, to what happens with the tongue when saying “BRRRRRRRRR”: the tongue vibrates or flaps. This flutter effect, undulation, of vertical vibration, made the jet of water that came out shot through what was just a crack, already turned into an opening, will also press.</text:p>
      <text:p text:style-name="P7">This undulation in the Atlantic and Pacific hydroplates produced a piezo-electric effect inside the hydroplates that They generated large discharges of energy. Downloads <text:soft-page-break/>similar to that happen when we see lightning fall from the sky. These rays or discharges of electrical energy occurred between the surface and the bottom of the gigantic granite hydroplates. The z-pinch effect that happened in these internal rays of what we now call continental crust, is say the original granite shell, produced a fission effect nuclear in the atoms used in the plasmatic zone of each ray, and this produced heavy elements that began to decay into the elements radioactive that we observe today mainly in said crust continental.</text:p>
      <text:h text:style-name="P220" text:outline-level="5">Strata.</text:h>
      <text:p text:style-name="P2">The muddy water sat on top of the granite shell by the action of slow ripples about 60 meters high, both from the water above these, as of the very shell of granite on which they were sitting The liquefaction of these sediments, together with this undulation, they were separating the sediments in different layers with repetitive patterns. These layers were not necessarily in order of size, shape, and density because not all sediments fell at the same weather.</text:p>
      <text:p text:style-name="P7">The torrential rains lasted 40 days and the water continued to pour out of underground chambers for another 110 days. During all this time it these layers were produced. These layers of sediment that came of the roof of the underground chambers that stored water super-critical, i.e. the bottom of the granite shell, is what we now know as geological strata.</text:p>
      <text:p text:style-name="P7">The water transported the material of the walls of the chambers groundwater that was diluted in said water for hundreds of years before that the crack was formed through which the water escaped. This water, with said materials diluted in it, moved, from under the granite shell, to above the shell, as said water was escaping from the underground chambers through the crack converted into an opening. By the process known as liquefaction, these materials together with the biological remains of what died on the surface, they settled down, forming what is now known as geological strata.</text:p>
      <text:p text:style-name="P7">Not all geological strata were formed at this time, but the Most of the non-biological material comes from the ceiling of these chambers. underground. All that we call sedimentary rock.</text:p>
      <text:h text:style-name="P218" text:outline-level="4"><text:soft-page-break/>Displacement Phase.</text:h>
      <text:h text:style-name="P220" text:outline-level="5">Dorsal.</text:h>
      <text:p text:style-name="P2">When the rains stopped, the water continued to flow for several months and because the crack widened so much that the water pressure decreased, the downward pressure on the floor of the chambers groundwater under the crack also decreased. This decrease in pressure on the floor of the underground chambers made for the floor to rise. It was first raised parallel to the crack in the granite shell. Then, as the crack in the granite was widening, the floor under the crack was lifting in a direction perpendicular to the crack in the granite. East lifting produced cracks in the floor perpendicular to the lines of the lifts. First cracks perpendicular to the crack and then cracks parallel to the crack in the granite. This is the reason for which the cracks in the mid-ocean ridge, that which was the floor of underground chambers, have the characteristic that those that are parallel to the dorsal never cross the perpendicular ones. The perpendicular to the dorsal were formed first and then those parallel to the mid-ocean ridge. This process generated what we now know as the oceanic ridge.</text:p>
      <text:h text:style-name="P220" text:outline-level="5">Magnetic.</text:h>
      <text:p text:style-name="P2">The cracks parallel to the mid-ocean ridge make the temperature subterranean of the ridge below said cracks is smaller than in the areas where there is no crack. Since the magnetic capacity of chemical elements depends on the temperature, the intensity of the magnetism is greater where the temperature is lower. That's why the magnetism is greatest just above where the cracks are.</text:p>
      <text:p text:style-name="P7">This curve of intensity of magnetism that corresponds perfectly with the underground temperature is the one that has been misunderstood in the popular tale of saying that in the past there were polarity reversals at the magnetic poles of the planet. They never happened. Just have to correctly interpret the evidence.</text:p>
      <text:h text:style-name="P220" text:outline-level="5">Separated.</text:h>
      <text:p text:style-name="P2">Like the hydroplates the granite shell split into were lubricated by groundwater, and due to the strong flow of super-critical water, the two gigantic hydroplates were at the drift, kept afloat by the pressure of the water trying to get out only by the rupture zone, just above the current mid-ocean ridge.</text:p>
      <text:p text:style-name="P7">This movement of the gigantic hydroplates lasted until the pressure of the water that came out of the underground chambers diminished enough so that the ceiling of the <text:soft-page-break/>chambers began to rub against the floor of the cameras. This friction generated large amounts of magma and the movement of the hydroplates began to stop.</text:p>
      <text:h text:style-name="P218" text:outline-level="4">Recovery Phase.</text:h>
      <text:h text:style-name="P220" text:outline-level="5">Magma.</text:h>
      <text:p text:style-name="P2">The imbalance in the pressures in the terrestrial mantle product of the uplifts in the mid-ocean ridge and the displacement of the hydroplates caused internally in the planet's mantle to generate small vertical cuts that were rubbed as a result of that vertical displacement of the surface and of the regions below it they.</text:p>
      <text:p text:style-name="P7">These vertical cuts increased in quantity to the sides and to the inside the planet as the ridge formed, it went lifting, and as the area around the dorsal also went lifting up. That friction produced heat and that heat made the material melted into magma in these vertical micro-cuts. This produced a cycle that accelerated the process. The magma lubricated the micro cuts, these grew, this facilitated more vertical movement, more friction, more heat, more magma, more lubrication. In this way they generated gigantic columns of terrestrial mantle, below these zones, separated by thin cracks lubricated with magma. These columns go almost from what were the underground chambers to the liquid zone of the planet's core.</text:p>
      <text:h text:style-name="P220" text:outline-level="5">Earthquakes.</text:h>
      <text:p text:style-name="P2">The magma is much more compressible than the mantle and below the crossing depth, where the pressure is high enough, that is about 350 kilometers, the magma was compressed, became denser and sank toward the core of the planet.</text:p>
      <text:p text:style-name="P7">Above the crossing depth the magma expanded and came out to the area.</text:p>
      <text:p text:style-name="P7">This type of movement of the magma is the cause of what even today we observe and call seismic movements.</text:p>
      <text:p text:style-name="P7">Currently in the area near the crossing depth there is almost no magma movements. This is the reason why they are hardly perceived seismic movements whose epicenter is close to the depth of the 350 kilometers. In this zone there are almost no magma displacements. The The vast majority of magma displacements occur near the surface. and a minority occur near the liquid zone of the planetary core.</text:p>
      <text:p text:style-name="P7"><text:soft-page-break/>The increase in compressed mass of magma in the planet's core continues today and this increase has caused the planet to be losing volume. Similar to what is observed when a fruit loses dry volume.</text:p>
      <text:p text:style-name="P7">The flow of magma towards the center of the planet continues today and is the cause of the seismic movements of the planet.</text:p>
      <text:h text:style-name="P220" text:outline-level="5">Countryside.</text:h>
      <text:p text:style-name="P2">The rise of compressed magma in the liquid zone of the planet's core caused the magnetic material in the liquid crystals to be displaced were reoriented with the magnetic field of the planet and this is the reason why the magnetic field of this planet is much stronger larger than that of the rest of the solid planets in the solar system.</text:p>
      <text:p text:style-name="P7">This alignment with the pre-existing field of magnetic elements that moved towards the nucleus increased said magnetic field.</text:p>
      <text:p text:style-name="P7">The crystallization of these magnetic elements, mainly iron and nickel, generated a solid center on the planet. The solid zone of the core planetary.</text:p>
      <text:h text:style-name="P220" text:outline-level="5">Bulging and Sinking.</text:h>
      <text:p text:style-name="P2">The movement of the magma fed back: more vertical movement, more friction, more heat, more magma, more lubrication and more movement vertical.</text:p>
      <text:p text:style-name="P7">The internal imbalance of the planet increased. A part of the planet bulge and the opposite part sank.</text:p>
      <text:p text:style-name="P7">The part that bulged is what we now know as the Atlantic Ocean and the part that sank is the area that is inside what we now know like the pacific ocean ring of fire. The magma that came out surface formed the more than 40 thousand oceanic volcanoes that can be seen in the Pacific.</text:p>
      <text:p text:style-name="P7">This analysis allows to make one of the most important predictions of hydroplate theory that has not been verified: In the area within the gigantic "u" formed by the ring of fire, inside that "u", under the floor of that area that is all sunk in the ocean Pacific, below the floor of the layer of volcanic formations that are in that area, and bordering the entire interior of that "u" that forms the ring of fire, THERE SHOULD BE two large submerged pieces of the GRANITE hydroplates that separated just above the ridge of the peaceful.</text:p>
      <text:h text:style-name="P220" text:outline-level="5"><text:soft-page-break/>Pits.</text:h>
      <text:p text:style-name="P2">When the planet sank, a part of the gigantic hydroplate of the Pacific also sank, sank with the surface of the planet, in the western part of the gigantic "u" of the Pacific Ocean that today known as "the ring of fire", bordering the coasts of Asia and Oceania.</text:p>
      <text:p text:style-name="P7">And, when the planet sank, a part of the gigantic hydroplate of the Atlantic sank, sank with the surface of the planet, in the part east of said "ring of fire", bordering the coasts of the Americas.</text:p>
      <text:p text:style-name="P7">These sinking is what we observe as oceanic trenches in said fire belt.</text:p>
      <text:h text:style-name="P220" text:outline-level="5">Moutains.</text:h>
      <text:p text:style-name="P2">When the friction between the ceiling and the floor of the underground chambers stopped the movement of the gigantic hydroplates, in some parts the hydroplates rose, wrinkled, producing the mountains we see today. By that time they were in a state of liquefaction and behaved as a dense fluid.</text:p>
      <text:h text:style-name="P220" text:outline-level="5">Mismatch.</text:h>
      <text:p text:style-name="P2">In some areas of the planet, where there were wrinkles in the hydroplates of granite low enough to still be completely covered with water, the sediments that were on the high points of the wrinkles were re-ordered by the waves in the water not finding support on the granite hydroplate.</text:p>
      <text:p text:style-name="P7">Due to the difference in densities between layer and layer, the remains biologics of plants and animals slid uphill where the pressure was lower and they reorganized into new horizontal layers above levels are now known as geological unconformities.</text:p>
      <text:h text:style-name="P220" text:outline-level="5">Hydrocarbons.</text:h>
      <text:p text:style-name="P2">The biological material that was separated in the middle of these layers upper layers of sedimentation was compressed by the wrinkling of the hydroplates and later by the weight of the upper layers and I reach high temperatures. Depending on the amount of water, the pressure reached and the temperature reached formed the deposits of coal, oil and gas that we see today.</text:p>
      <text:p text:style-name="P7">The gigantic hydrocarbon deposits that cannot be explained if formed over millions of years, because it would be impossible maintain the necessary conditions in such large blocks for so long time, they find a completely feasible explanation under a process that <text:soft-page-break/>lasted only a few months and that can be reproduced today, in its chemical aspect, in the laboratory.</text:p>
      <text:h text:style-name="P220" text:outline-level="5">Cannons.</text:h>
      <text:p text:style-name="P2">The formation of mountains caused part of the water that was above the hydroplates will be trapped in some parts thus forming gigantic lakes above the hydroplates. seismic movements produced by the movement of magma on the planet both towards the surface and towards the core of the planet caused some lakes will overflow slightly producing a chain effect of that overflow in which the flow of water increases the size of the point of overflow until producing a gigantic outlet through which the water of the lake It comes out until it's almost empty.</text:p>
      <text:p text:style-name="P7">This process was what generated, in a few weeks, great canyons like the one found in Colorado.</text:p>
      <text:p text:style-name="P7">The water that came out of these lakes sought the path of least resistance and as it flowed it took with it some of the land around it and scratched, carved, in the ground the kind of patterns that are observed in the canyons.</text:p>
      <text:h text:style-name="P220" text:outline-level="5">Plateaus.</text:h>
      <text:p text:style-name="P2">The friction between the ceiling and the floor of the underground chambers, almost without water, it not only stopped the movement of hydroplates and crumpled them forming today's mountains, but generated large amounts of magma where the ceiling and floor of the chambers touched.</text:p>
      <text:p text:style-name="P7">When the weight of the granite hydroplates where there was more mass, it is say in the mountainous areas, began to sink them, the magma moved to the underground parts of the chambers where there was less weight above, less pressure, that is to say where there were no mountains above.</text:p>
      <text:p text:style-name="P7">As magma accumulates under these flat areas, the pressure that the Upward magma vertically fractured the granite hydroplate and the vertical fracture crack filled with magma allowing the Magma will escape from the chambers to the surface of the hydroplates.</text:p>
      <text:p text:style-name="P7">This magma lubrication allowed hydroplate blocks to rise as rises in piston. The pressure of the magma that was below and that escaped along its perimeter, lubricating the rise of these blocks of hydroplate generated the plateaus that are observed near some large and heavy mountainous areas.</text:p>
      <text:h text:style-name="P220" text:outline-level="5"><text:soft-page-break/>Butte.</text:h>
      <text:p text:style-name="P2">The same uplift that generated the plateaus is also part of what that generated the overflow of lakes that had formed when the water was surrounded by mountains and that generated canyons such as the Colorado in Arizona. And in cases where later the water that is overflowed from a lake water flowed around the solidified magma in volcanic rock formed the so-called Butte. mountain formations of plateau type having solid magma or rock on top volcanic as Red Butte in the United States.</text:p>
      <text:h text:style-name="P220" text:outline-level="5">Latitude rotation.</text:h>
      <text:p text:style-name="P2">After the formation of the mountains, that wrinkling of the hydroplates, and due to conservation of angular momentum, the zones of high latitudes in which great mountains were formed began to move to more southern latitudes and the planet suffered a latitude rotation. Today's north pole was once in the zone tropical. Evidence for this rotation of latitude is found in the angular variation of polarization in the magnetic material that left solidifying into magma that cooled as the planet rotated thus leaving a record of said rotation.</text:p>
      <text:h text:style-name="P220" text:outline-level="5">Meridian 90.</text:h>
      <text:p text:style-name="P2">The oceanic formation known as "the ridge of the meridian 90 East", which is located just below the area with the highest mountains in the planet, is another evidence that is observed today and that is explained by the rotation of latitude suffered by the planet. Since the planet is not perfectly round but is more bulky in the equator, as the planet rotated in latitude, the area that reached to the equator was with the tension generated by the daily turn of the planet, and in the same way that a round rubber bursts for a single point, the surface of the planet was always tearing by the same point and as the magma generated in the crack was coming out it was solidifying on the surface thus generating said mountainous formation in what is now the indigo ocean. That's the reason why it's almost a straight line. It simply indicates the direction in which the planet rotated. And the length of the formation tells us how much the planet rotated, the angle that rotated the planet.</text:p>
      <text:h text:style-name="P220" text:outline-level="5">Follow.</text:h>
      <text:p text:style-name="P2">The recovery phase continues today. We still have growth in the nucleus product of displacement of magma towards said nucleus. This produces some of the seismic movements that we observe today. The Other earthquakes are the product of displacement of magma towards the surface also producing the volcanic activity that we observe today day. The slight bulge in the Atlantic and slight sinking of the peaceful in <text:soft-page-break/>the central zone of the ring of fire continues today and for that the small displacement observed in the continental crusts is directed towards that area of ​​the Pacific. And we still watch planetary flood effects on water and frozen poles of the planet.</text:p>
      <text:h text:style-name="P218" text:outline-level="4">Differences.</text:h>
      <text:p text:style-name="P2">Your host, that is me, Jose Luis Quiroga, has some differences with the presentation of the hydroplate theory or "hydroplate theory" what Walt Brown does in his book “In the Beginning” and with Brian Nickel, a contributor to the Center for Scientific Creation, organization that maintains creationscience.com, in its videos of Internet.</text:p>
      <text:p text:style-name="P7">One big difference is in what Genesis 1 and 2 include as part of THIS creation. This should be obvious to anyone who has not been skipped the section of this video dedicated to creation, and to read the Walt Brown's In the Beginning book.</text:p>
      <text:p text:style-name="P7">Fortunately, the hydroplate theory has more to do with what happened during the planetary flood in Noah's time than with what happened during creation.</text:p>
      <text:p text:style-name="P7">The biggest difference is in the biblical substantiation of the initial conditions of the hydroplate theory.</text:p>
      <text:p text:style-name="P7">It is completely incoherent to think that the word H8064 <text:note text:id="ftn690" text:note-class="footnote"><text:note-citation>690</text:note-citation><text:note-body><text:p text:style-name="Footnote"><text:a xlink:type="simple" xlink:href="https://biblehub.com/hebrew/8064.htm" text:style-name="Internet_20_link" text:visited-style-name="Visited_20_Internet_20_Link"><text:span text:style-name="Definition"><text:span text:style-name="T4">H8064</text:span></text:span></text:a></text:p></text:note-body></text:note><text:s/>stops mean heavens, shamaim, that in which according to Genesis 1 the birds fly, in a single verse of the bible: the one that says that “God called the expanse Heavens: and it was evening and tomorrow the second day” <text:note text:id="ftn691" text:note-class="footnote"><text:note-citation>691</text:note-citation><text:note-body><text:p text:style-name="Footnote"><text:span text:style-name="T4">Genesis 1:8 </text:span><text:a xlink:type="simple" xlink:href="https://www.biblegateway.com/passage/?search=Genesis+1%3A8&amp;version=KJV" text:style-name="Internet_20_link" text:visited-style-name="Visited_20_Internet_20_Link"><text:span text:style-name="Definition"><text:span text:style-name="T4">KJV</text:span></text:span></text:a></text:p></text:note-body></text:note>.</text:p>
      <text:p text:style-name="P7">Trying to give various meanings to the word H8064 <text:note text:id="ftn692" text:note-class="footnote"><text:note-citation>692</text:note-citation><text:note-body><text:p text:style-name="Footnote"><text:a xlink:type="simple" xlink:href="https://biblehub.com/hebrew/8064.htm" text:style-name="Internet_20_link" text:visited-style-name="Visited_20_Internet_20_Link"><text:span text:style-name="Definition"><text:span text:style-name="T4">H8064</text:span></text:span></text:a></text:p></text:note-body></text:note>, the shamaim, the heavens, in the first chapter of the bible, to then choose the I like best to fit the two main assumptions of my story, however logical and consistent with current evidence, is theologically untenable.</text:p>
      <text:p text:style-name="P7">The bible says that: "And God made the expansion, and separated the waters that were BELOW the expanse, from the waters that were ABOUT the expansion: and it was like that” <text:note text:id="ftn693" text:note-class="footnote"><text:note-citation>693</text:note-citation><text:note-body><text:p text:style-name="Footnote"><text:span text:style-name="T4">Genesis 1:7 </text:span><text:a xlink:type="simple" xlink:href="https://www.biblegateway.com/passage/?search=Genesis+1%3A7&amp;version=KJV" text:style-name="Internet_20_link" text:visited-style-name="Visited_20_Internet_20_Link"><text:span text:style-name="Definition"><text:span text:style-name="T4">KJV</text:span></text:span></text:a></text:p></text:note-body></text:note>. And then "called God to the expanse HEAVENS” <text:note text:id="ftn694" text:note-class="footnote"><text:note-citation>694</text:note-citation><text:note-body><text:p text:style-name="Footnote"><text:span text:style-name="T4">Genesis 1:8 </text:span><text:a xlink:type="simple" xlink:href="https://www.biblegateway.com/passage/?search=Genesis+1%3A8&amp;version=KJV" text:style-name="Internet_20_link" text:visited-style-name="Visited_20_Internet_20_Link"><text:span text:style-name="Definition"><text:span text:style-name="T4">KJV</text:span></text:span></text:a></text:p></text:note-body></text:note>. The same word heavens, the word H8064 <text:note text:id="ftn695" text:note-class="footnote"><text:note-citation>695</text:note-citation><text:note-body><text:p text:style-name="Footnote"><text:a xlink:type="simple" xlink:href="https://biblehub.com/hebrew/8064.htm" text:style-name="Internet_20_link" text:visited-style-name="Visited_20_Internet_20_Link"><text:span text:style-name="Definition"><text:span text:style-name="T4">H8064</text:span></text:span></text:a></text:p></text:note-body></text:note>, plural, shamayim, is used during all of the first two chapters consistently to refer to that place where they are observed the sun, the moon and the stars, that place where the birds fly.</text:p>
      <text:p text:style-name="P7"><text:soft-page-break/>But no, only when God decided to call the expansion "heavens", which this theory wants to understand how the granite shell is that it does not means what it always means because obviously the heavens don't they may be a shell of granite.</text:p>
      <text:p text:style-name="P7">It is also very clear in saying that God said: "Gather the waters that are UNDER the heavens in one place, and the DRY be discovered: and it was so” <text:note text:id="ftn696" text:note-class="footnote"><text:note-citation>696</text:note-citation><text:note-body><text:p text:style-name="Footnote"><text:span text:style-name="T4">Genesis 1:9 </text:span><text:a xlink:type="simple" xlink:href="https://www.biblegateway.com/passage/?search=Genesis+1%3A9&amp;version=KJV" text:style-name="Internet_20_link" text:visited-style-name="Visited_20_Internet_20_Link"><text:span text:style-name="Definition"><text:span text:style-name="T4">KJV</text:span></text:span></text:a></text:p></text:note-body></text:note>. That dry is the shell of granite. that dry came out of the waters that were UNDER the expanse. That dry was UNDER of the expansion. That dry, which is the shell of granite, is UNDER from the heaven. That dry is NOT the heavens.</text:p>
      <text:p text:style-name="P7">It is perfectly possible that it is precisely this verse that gives support to the two initial conditions of the theory of hydroplates. He says: “Gather together the waters that are UNDER of heaven in one place, and discover the dry: and it was so” <text:note text:id="ftn697" text:note-class="footnote"><text:note-citation>697</text:note-citation><text:note-body><text:p text:style-name="Footnote"><text:span text:style-name="T4">Genesis 1:9 </text:span><text:a xlink:type="simple" xlink:href="https://www.biblegateway.com/passage/?search=Genesis+1%3A9&amp;version=KJV" text:style-name="Internet_20_link" text:visited-style-name="Visited_20_Internet_20_Link"><text:span text:style-name="Definition"><text:span text:style-name="T4">KJV</text:span></text:span></text:a></text:p></text:note-body></text:note>. To the uncover the dry, in the waters that were UNDER the heavens, said waters that were gathered in ONE place, as you like emphasize the book, they also formed the seas, plural, some in the underground chambers, others on the surface.</text:p>
      <text:p text:style-name="P7">And the fact that the proponents of the hydroplate theory do not seem there may be the famous canopy, that water that the bible tells us that was ABOVE the heavens, that because the pressure, that because the temperature, that because the greenhouse effect, that because... to me sounds like the same kind of apologies many so-called scientists have with this story in particular, with the theory of hydroplates: how much heat, that much cold, that the transfer of heat, that a lot of energy.</text:p>
      <text:p text:style-name="P7">If Jesus Christ really was resurrected, we may not understand all the details of why there were waters above the heavens, why the bible is completely true. But that doesn't mean it can't be as the bible affirms, or that I start to adapt it so that it fits with my prejudices.</text:p>
      <text:p text:style-name="P7">To invent tales of a past that fit the description biblical, with what is observed today, and that it is sufficiently coherent enough to call it scientific, according to the most popular, NOT the one in this video, just lack imagination.</text:p>
      <text:p text:style-name="P7">Also to explain all the mass that exists in asteroids, meteorites, comets and trans-Neptunian objects that supposedly came out of this planet, according to this story, it is much easier with that little water that we the bible says it was there, instead of being six times the width of the granite shell so that the data reported by the pagan NASA square with my theory.</text:p>
      <text:p text:style-name="P7"><text:soft-page-break/>Here we are not talking about technical creativity, the one that in this video it is the only one that is accepted to validate a scientific theory. Here we are simply talking about imagination. This is just another story about the past, that which we cannot know.</text:p>
      <text:p text:style-name="P7">In this story only lack imagination. Not as much as needed tectonic plate theory, but imagination after all.</text:p>
      <text:h text:style-name="P216" text:outline-level="3">The couple.</text:h>
      <text:p text:style-name="P2">The bible tells us that all human beings are descended from one single couple Adam and Eve.</text:p>
      <text:p text:style-name="P7">Many so-called bible believers tend to read Genesis as if it was poetry. Or as if they were the parables of Jesus Christ. But hebrew used in Genesis tells us that it is a narrative historical. That what Genesis narrates is exactly as it happened.</text:p>
      <text:p text:style-name="P7">Many people find it hard to believe that ALL of humanity is offspring of a single parent. The reason is the story with which They dirty our brains since we were little: the story of evolution.</text:p>
      <text:p text:style-name="P7">A first observation is that mathematically it is much more probable that population growth, consistent with today's observations, have a recent beginning, than one from hundreds of thousands of years ago.</text:p>
      <text:p text:style-name="P7">On the other hand, genetics, the one that is not supported by technical creativity, that which has no idea how to create a lung, or a kidney, from a drop of my blood, has recently begun to talk about a genetic Adam and a genetic Eve.</text:p>
      <text:p text:style-name="P7">Genetic Adam is identified with a single "Y" chromosome common to all humanity and the genetic Eve with a single mitochondria common to all humanity.</text:p>
      <text:p text:style-name="P7">However, this kind of conclusions from genetics, which is a field of study plagued by the story of evolution, is like concluding that because two programs have common functions, or because two machines have equal parts, then said programs and said machines They must have a common origin.</text:p>
      <text:p text:style-name="P7">We can't even make our own show, or our own biological machines, or else make me my liver from my drop of blood, and we pretend to be able to explain, through what we do not understand, how was the process at the genetic level with our ancestors, and without believing in the existence of a creator. Absurd, right? But that's how we are.</text:p>
      <text:h text:style-name="P218" text:outline-level="4"><text:soft-page-break/>Reproduction.</text:h>
      <text:p text:style-name="P2">A model that we see on a day-to-day basis that supports the possibility that all mankind is descended from a single couple just a few few thousand years is the reproduction of biological systems.</text:p>
      <text:p text:style-name="P7">The 37 million million, or 37 teras, of cells in a human body they formed in just 40 weeks of gestation. All 37 teras of cells came from just ONE cell: the fertilized egg.</text:p>
      <text:p text:style-name="P7">The exponential growth that occurs when each cell divides by mitosis in two others is a process easily comparable to a process similar in a population in which each pair has as offspring to two other couples.</text:p>
      <text:p text:style-name="P7">And just as complete systems can come out of a single cell completely different as the respiratory, the digestive, the nervous, circulatory, with specialized elements to carry out consistently a function, similarly, in a population that part of a single human couple can be given all the variety that we observe today in the human population.</text:p>
      <text:h text:style-name="P218" text:outline-level="4">No cheating.</text:h>
      <text:p text:style-name="P2">However, by means of arguments that presume to understand genetic the process of human reproduction is intended to deny this possibility. First BUILD my lung, and only my LUNG, from of my drop of blood, to believe that he really understands at the level GENETIC that happens during the process of human reproduction.</text:p>
      <text:p text:style-name="P7">Because if they want me to believe that they understand how the program, it is not enough for me to put it to execute and then MOCHEN the Outcome.</text:p>
      <text:p text:style-name="P7">One thing is to click on the icon and another thing to do the program of what What does the icon do?</text:p>
      <text:p text:style-name="P7">When we make CLONCITOS, either in the way that our Creator, man with woman, or other less pleasant, the only thing that we are doing is 'clicking' the icon without having any idea how it works the program.</text:p>
      <text:p text:style-name="P7">To believe them that they understand human reproduction at the genetic level, first make me my lung from a drop of my blood. But without trap, JUST my lung.</text:p>
      <text:h text:style-name="P216" text:outline-level="3"><text:soft-page-break/>Dinosaurs.</text:h>
      <text:p text:style-name="P2">One of the main facts that must be taken into account whenever think about dinosaurs is that: every time a test has been carried out of Carbon 14 in dinosaur fossils has been found to have Carbon 14. This means that, according to the assumptions of the dating radiometric, those dinosaur fossils can NOT have more than 60 thousand years.</text:p>
      <text:p text:style-name="P7">No person who believes the tale of evolution likes this done. Because the only alternative to the existence of the Creator of the sky and from the earth is that story of evolution. And if we don't want recognize the existence of the Creator, we decide to believe the falsehoods that we were taught in school. The tale of the toad.</text:p>
      <text:p text:style-name="P7">However, there is clear evidence that the dinosaurs became extinct. recently, if they haven't gone extinct yet. and there is clear evidence that man always lived with these animals, if does not continue living with the few that remain.</text:p>
      <text:p text:style-name="P7">Nowadays, thanks to the Internet, it is easy to verify that:</text:p>
      <text:list xml:id="list2302384401" text:style-name="L17">
        <text:list-item>
          <text:p text:style-name="P245">Different cultures around the planet in different periods Historical figures have drawn, sculpted and elaborated objects in different animal materials whose shape matches what we now call dinosaurs.</text:p>
        </text:list-item>
        <text:list-item>
          <text:p text:style-name="P245">Historical records in different time periods have narrated events in which animals are described that coincide with what now we call dinosaurs.</text:p>
        </text:list-item>
        <text:list-item>
          <text:p text:style-name="P245">In different parts of the world there are fossilized traces of beings humans next to those of animals that coincide with what is now we call dinosaurs.</text:p>
        </text:list-item>
        <text:list-item>
          <text:p text:style-name="P245">The vast majority of dinosaur fossils are found in groups of animals that indicate rapid and simultaneous death.</text:p>
        </text:list-item>
        <text:list-item>
          <text:p text:style-name="P245">Bones of these animals have been found that are preserved and WITHOUT fossilizing.</text:p>
        </text:list-item>
        <text:list-item>
          <text:p text:style-name="P245">Soft tissue has been found in some of these animals.</text:p>
        </text:list-item>
        <text:list-item>
          <text:p text:style-name="P245">Residues of blood cells from these animals have been found.</text:p>
        </text:list-item>
        <text:list-item>
          <text:p text:style-name="P245">Residues of blood vessels from these animals have been found.</text:p>
        </text:list-item>
        <text:list-item>
          <text:p text:style-name="P245">Connective tissue has been found from these animals.</text:p>
        </text:list-item>
        <text:list-item>
          <text:p text:style-name="P245">It has been found in the stomach of these animals residues of flowers, tree leaves, ferns, shrubs, algae and vegetation in general.</text:p>
        </text:list-item>
        <text:list-item>
          <text:p text:style-name="P245">There are recent testimonies, in different parts of the planet, that claim to have seen animals that match what we now call dinosaurs.</text:p>
        </text:list-item>
        <text:list-item>
          <text:p text:style-name="P245"><text:soft-page-break/>Until the 19th century the word “dragon” was found in some dictionaries as a word that refers to a class of animals like the ones we now call dinosaurs. some dictionaries They even note that these animals are in danger of extinction.</text:p>
        </text:list-item>
      </text:list>
      <text:p text:style-name="P2">But what happens when this evidence is found? Nothing, nothing happens. It is simply ignored, denied or misrepresented because it is not consistent with the story of the millions of years that they taught us in school, It is not consistent with the story of the toad.</text:p>
      <text:p text:style-name="P7">There are several reptilian animals that have the appearance of what is now we call dinosaurs. In fact the word "dinosaur" means "terrible lizard" Several of these animals never stop growing.</text:p>
      <text:p text:style-name="P7">Now most don't live long but it's quite possible they lived hundreds of years before the planetary flood.</text:p>
      <text:p text:style-name="P7">There are fossils of other animals, such as winged insects, which due to their size they couldn't fly in today's atmosphere. These fossils suggest that before the radioactive fallout of the planetary flood, these animals grew much more. Now imagine an 800 iguana years that never stopped growing. That would be a terrible iguana.</text:p>
      <text:h text:style-name="P218" text:outline-level="4">Biblical.</text:h>
      <text:p text:style-name="P2">Additionally, the bible describes some animals that resemble much like what we now know as dinosaurs.</text:p>
      <text:p text:style-name="P7">In Job 40 it says that: “Behold the Behemoth, my creation, just like you. The eat grass like cattle. Take into account the power he has in his body and the strength you have in your stomach muscles. he wags his tail like a CEDAR. His leg muscles form knots. his bones are like BRONZE pipes; its extremities, like COLUMNS OF IRON. is the MAXIMUM creature of God; only he who did it can bring his sword closer to the. In truth, the mountains offer him his food, where everyone plays the wild animals. He sleeps under the lotus plants and hides among the reeds of the swamp. Lotus plants cover it with his shadow; the willows of the ravine surround it. If the river overflows and hit him violently, he will not be alarmed. He is not afraid though Jordan reaches his mouth. Can anyone capture it before his eyes? Can someone put ties through their nose?” <text:note text:id="ftn698" text:note-class="footnote"><text:note-citation>698</text:note-citation><text:note-body><text:p text:style-name="Footnote"><text:span text:style-name="T4">Job 40:15-24 </text:span><text:a xlink:type="simple" xlink:href="https://www.biblegateway.com/passage/?search=job+40%3A15-24&amp;version=YLT" text:style-name="Internet_20_link" text:visited-style-name="Visited_20_Internet_20_Link"><text:span text:style-name="Definition"><text:span text:style-name="T4">YLT</text:span></text:span></text:a></text:p></text:note-body></text:note>.</text:p>
      <text:p text:style-name="P7">By that description, the Behemoth closely resembles what we now call sauropods.</text:p>
      <text:p text:style-name="P7"><text:soft-page-break/>In Job 41 it says, “I will tell you about legs, strength and good Leviathan form. Who is capable of PUNCHING their skin? Who can PENETRATE his double breastplate? Who is able to open his jaws powerful? The appearance of her teeth instills terror. Her back is like a row of shields, strongly united, sealed; so together the one to the other, that not even air can pass between them. They are so pressed together that they cannot be separated. When he sneezes, he spits light; her eyes are like rays of dawn. He expels FIRE through his mouth; you They jump like SPARKS. He blows smoke through his nose; like when smoke comes out of a boiling pot. He blows his breath and makes the coal burn. come out flames from his mouth. He has a very strong neck; those who find it they are filled with DREAD. It has strongly attached skin folds; their flesh is inseparable. His heart is hard as a rock, as hard as Millstone. When Leviathan rises, even the gods frighten; when he snorts, they shoot out in disarray. The SWORD does not manages to penetrate it; NEITHER THE SPEAR, the dart or the javelin. The iron it is to him like STRAW; the BRONZE, like OLD WOOD. The arrows don't drive away; feel the rocks as if it were grass. When they hit a palazo, it's like tickling him. She bursts out laughing at the sight of the javelin. Its side is as if it had sharp potsherds; Creeping does GROOVES in the mud. Makes water stir like in a pot boiling; makes the sea bubble like a pot when mixed ointments. It leaves behind a brilliant wake; as if a hair White came out of the abyss. She has no equal on earth. He is the only one created animal that DOES NOT KNOW what FEAR is. Leviathan looks with I despise the most proud. He is the KING of ANIMALS” <text:note text:id="ftn699" text:note-class="footnote"><text:note-citation>699</text:note-citation><text:note-body><text:p text:style-name="Footnote"><text:span text:style-name="T4">Job 41:12-34 </text:span><text:a xlink:type="simple" xlink:href="https://www.biblegateway.com/passage/?search=job+41%3A12-34&amp;version=YLT" text:style-name="Internet_20_link" text:visited-style-name="Visited_20_Internet_20_Link"><text:span text:style-name="Definition"><text:span text:style-name="T4">YLT</text:span></text:span></text:a></text:p></text:note-body></text:note>.</text:p>
      <text:p text:style-name="P7">By that description, the leviathan could easily be some kind of the which we now call tyrannosaurs.</text:p>
      <text:p text:style-name="P7">The bible also contains evidence that these animals always They lived with humans.</text:p>
      <text:h text:style-name="P216" text:outline-level="3">Taxonomy.</text:h>
      <text:p text:style-name="P2">The classification of animals is currently plagued by the story of evolution, of the tale of the toad. The classification criteria are those of a genetic evolution that NEVER happened.</text:p>
      <text:h text:style-name="P218" text:outline-level="4">18th century.</text:h>
      <text:p text:style-name="P2">At the beginning of the 18th century, the classification was more evident. Literally. The classification of the father of modern taxonomy was simple and according to the evidence observable with the naked eye.</text:p>
      <text:p text:style-name="P7"><text:soft-page-break/>He classified more than 40 thousand animals in only 6 large groups that translated from latin, because he liked latin, they would be something like:</text:p>
      <text:list xml:id="list1378805243" text:style-name="L18">
        <text:list-item>
          <text:p text:style-name="P246">quadrupeds,</text:p>
        </text:list-item>
        <text:list-item>
          <text:p text:style-name="P246">birds,</text:p>
        </text:list-item>
        <text:list-item>
          <text:p text:style-name="P246">amphibians,</text:p>
        </text:list-item>
        <text:list-item>
          <text:p text:style-name="P246">fish,</text:p>
        </text:list-item>
        <text:list-item>
          <text:p text:style-name="P246">insects and</text:p>
        </text:list-item>
        <text:list-item>
          <text:p text:style-name="P246">worms.</text:p>
        </text:list-item>
      </text:list>
      <text:p text:style-name="P2">Of course it is just a name because among the quadrupeds was the man and ape.</text:p>
      <text:p text:style-name="P7">In their first versions, the quadrupeds had 33 kinds of animals, birds had 47 classes, amphibians 4 classes, fish 41 classes, insects 47 classes and worms 19 classes.</text:p>
      <text:p text:style-name="P7">He called these kinds of animals “genera” or genus in spanish. With Over time, the classification acquired more levels, but in its first versions did not exist neither the families nor those that later called classes as such.</text:p>
      <text:p text:style-name="P7">In these first classifications of animals by "genera" can be distinguish names such as “equus”, “elephas”, “tigris”, “canis”, “felis”, “camelus”, “simian”, “turkey”, “hen”, “falco”, which logically correspond to names such as "equine", "elephant", "tiger", "canine", “feline”, “camel”, “ape”, “turkey”, “hen”, “falco”.</text:p>
      <text:p text:style-name="P7">Each one would be a class or type of animal that resembles each other. Yes. Thus, among the "equus" we find the zebra and the horse. It was one logical classification, simple. It was not biblical but it was evident.</text:p>
      <text:h text:style-name="P218" text:outline-level="4">Biblical.</text:h>
      <text:p text:style-name="P2">In the bible, the classification of animals is even simpler, more evident and obviously among the animals there is not the human being but if there are the dragons, that is to say the dinosaurs, those that were already rare in the 18th century.</text:p>
      <text:p text:style-name="P7">A first classification is meat. And the meat in the bible has BLOOD. And the blood in the bible is RED. There is no blood in the bible blue, not yellow, not green, not purple, there is only red blood. Thus, one The first classification of animals is given by those that have Red blood.</text:p>
      <text:p text:style-name="P7">A second classification is whether they live in water, on land, or fly. Amphibians are among those that live in water.</text:p>
      <text:p text:style-name="P7"><text:soft-page-break/>Those who comply with living on earth and having meat, the bible divided into two groups: those that crawl and those that don't.</text:p>
      <text:p text:style-name="P7">It is a classification that roughly corresponds to the one they taught one at school. Two large groups: vertebrates in invertebrates. In other words, meat and not meat, because almost all of the vertebrates are red blooded, so the comparison is approximate.</text:p>
      <text:p text:style-name="P7">Vertebrates are divided into fish, amphibians, mammals, reptiles and birds. That is water, land and fly. Where are the land divided into mammals and reptiles. And the water ones would be the fish and amphibians because the bible does not differentiate them.</text:p>
      <text:p text:style-name="P7">It is a simple, logical and obvious classification. Much more than those of 21st century.</text:p>
      <text:h text:style-name="P218" text:outline-level="4">Few.</text:h>
      <text:p text:style-name="P2">And why all this explanation?</text:p>
      <text:p text:style-name="P7">Well, because if we take into account the classification by "genera" of the father of modern taxonomy, at the beginning of the 18th century, that is to say very recently, we only have a little more than 80 kinds or types of animals to put in the boat built by Noah and his relatives. These would be the same ones that Adam named in a morning because YHWH did not put him to name insects, or aquatic animals, or other supposed animals, according to some EXA-modern classifications, of the 21st century, that neither They are not even seen with the naked eye, like viruses or BACTERIA.</text:p>
      <text:h text:style-name="P218" text:outline-level="4">Adaptation.</text:h>
      <text:p text:style-name="P2">The diversification of the animals that came out of Noah's ark, in what now called species, which is nothing more than the adaptation of these animals to different environmental conditions, occurred after the great planetary flood.</text:p>
      <text:p text:style-name="P7">All the canines that we classify as different species are simply the adaptation to a specific environment of the pair of canines that came out of the boat that Noah and his relatives built.</text:p>
      <text:p text:style-name="P7">But from the canines only little canines come out and it has NEVER been seen that from a canine comes out a FELINITO or a EQUINITO. The same goes for all “elephas”, “tigris”, “equus”, “felis”, “camelus”, “simia”, “pavo”, “chicken”, “falco” from the father of MODERN taxonomy.</text:p>
      <text:p text:style-name="P7"><text:soft-page-break/>Among the evidence supporting this claim is that:</text:p>
      <text:list xml:id="list2420553016" text:style-name="L19">
        <text:list-item>
          <text:p text:style-name="P247">There is the case of animals of the same gender but of different species, which supposedly cannot be crossed, if they coexist enough time under the same conditions, they begin to be able to Cross.</text:p>
        </text:list-item>
        <text:list-item>
          <text:p text:style-name="P247">There is the case of animals of the same genus and of different species and that cannot interbreed with each other, for which there is a third species of the same genus that can be crossed with the first two.</text:p>
        </text:list-item>
      </text:list>
      <text:p text:style-name="P2">Thus, the total number of animals in Noah's ark is even less than what has an average current zoo and that is maintained by 3 or 4 people in charge of the animals.</text:p>
      <text:h text:style-name="P216" text:outline-level="3">Noah's Ark.</text:h>
      <text:p text:style-name="P2">The bible tells us that YHWH commands Noah to build an ark made of specially treated wood and 300 cubits long by 50 cubits wide by 30 cubits high. It also tells us that said ark ran aground in the mountains of Ararat after the flood water planetarium began to go down.</text:p>
      <text:h text:style-name="P218" text:outline-level="4">1948.</text:h>
      <text:p text:style-name="P2">In the year 1948 a series of earthquakes and rains brought out what now known as the Durupinar Archaeological Site at Uzengili Turkey. It was discovered by a shepherd in the area and later in 1959 identified on an aerial photo by an experienced cartographer named Durupinar and that is why he is now known by that name.</text:p>
      <text:p text:style-name="P7">The reason Durupinar was struck by such a place is because the way it is. From the air it looks like the deck of a ship. An huge ship.</text:p>
      <text:p text:style-name="P7">After blowing up part of what looked like a ship, the expedition of which Durupinar was part, they came to the conclusion that what it looked like a boat "it was a phenomenon of nature and it was not made by the man”. Popular encyclopedias on the Internet stay with this conclusion. Perhaps it seems to them that DYNAMITING a place, that the government of Turkey now recognizes as archaeological, it is a way efficient way to excavate a site of archaeological interest.</text:p>
      <text:h text:style-name="P218" text:outline-level="4">2014.</text:h>
      <text:p text:style-name="P2">Several people have continued to push the investigation of the place of particular way. Without the help of any government and with their own money.</text:p>
      <text:p text:style-name="P7"><text:soft-page-break/>As recently as 2014 a team from New Zealand led by a geophysicist named John Larsen obtained permission from Turkey to scan the resistivity of the ground in the area.</text:p>
      <text:p text:style-name="P7">The result is simply undeniable: underneath what seems like the deck of a gigantic ship, there is material of the same resistivity that has the shape of the hull of a ship that corresponds to said deck. It is rationally impossible to think that it is not a ship.</text:p>
      <text:h text:style-name="P218" text:outline-level="4">The facts.</text:h>
      <text:p text:style-name="P2">The facts of what has a ship structure are several:</text:p>
      <text:list xml:id="list3170050555" text:style-name="L20">
        <text:list-item>
          <text:p text:style-name="P248">It has the dimensions in royal Egyptian cubits given in the bible: 300 cubits by 50 cubits by 30 cubits.</text:p>
        </text:list-item>
        <text:list-item>
          <text:p text:style-name="P248">It is in the ancient mountains of Ararat.</text:p>
        </text:list-item>
        <text:list-item>
          <text:p text:style-name="P248">The translation of the local name of the mountain would be “the mountain of the judgment".</text:p>
        </text:list-item>
        <text:list-item>
          <text:p text:style-name="P248">It is close to a town that the locals know as “the town of the 8”.</text:p>
        </text:list-item>
        <text:list-item>
          <text:p text:style-name="P248">Near the spot there are stone anchors of the appropriate size for a that size pot.</text:p>
        </text:list-item>
        <text:list-item>
          <text:p text:style-name="P248">It is almost 1800 meters above sea level in a place where there is no there is water nearby.</text:p>
        </text:list-item>
        <text:list-item>
          <text:p text:style-name="P248">There are old maps that identified the place as the place of rest of the biblical ark.</text:p>
        </text:list-item>
        <text:list-item>
          <text:p text:style-name="P248">The place was visited by pilgrims in ancient times.</text:p>
        </text:list-item>
        <text:list-item>
          <text:p text:style-name="P248">The boat shape incorporates high math principles and advanced knowledge of hydrodynamics.</text:p>
        </text:list-item>
        <text:list-item>
          <text:p text:style-name="P248">His story is consistent with the histories of Sumeria, Akkad, Babylon as well as the Torah, the Old Testament and the Korans.</text:p>
        </text:list-item>
        <text:list-item>
          <text:p text:style-name="P272"><text:span text:style-name="T4">Two additional scans carried out in 2019 with methodologies different, by a specialized company contracted by Andrew Jones of </text:span><text:a xlink:type="simple" xlink:href="https://www.noahsarkscans.com/" text:style-name="Internet_20_link" text:visited-style-name="Visited_20_Internet_20_Link"><text:span text:style-name="Definition"><text:span text:style-name="T4">noahsarkscans.com</text:span></text:span></text:a><text:span text:style-name="T4">, indicate that it is a ship.</text:span></text:p>
        </text:list-item>
      </text:list>
      <text:p text:style-name="P2">Too many coincidences, of those that accumulate with exponential effect. Actually there are more coincidences but they are not so easy to confirm. Still, these are already too many coincidences. It's almost the same as It happens with Internet searches. Statistically, and eye I emphasize in the term "statistically" for reasons that will become apparent later. forward, it is reasonably impossible to deny that it is the ship described in the bible.</text:p>
      <text:h text:style-name="P218" text:outline-level="4"><text:soft-page-break/>Logistics.</text:h>
      <text:p text:style-name="P2">However, if we ignore the two fundamental principles of this section of the video, it is rationally unattainable to believe the story of Noah.</text:p>
      <text:p text:style-name="P7">Even in the 21st century, assuming current technology availability, and assuming abundant resources, it is difficult to imagine the possibility of a company like that.</text:p>
      <text:p text:style-name="P7">How to build a wooden ark of that size? How to choose and transport the animals to the ark? How to accommodate them in the ark? What keep all those animals, food, droppings, temperature, health, etc. for a whole year, without anyone dying? How to explain that in such extreme conditions a ship with such a load achieved its objective? How to explain that the animals survived and then repopulate the planet?</text:p>
      <text:p text:style-name="P7">That there weren't so many animals, that wood can be treated with heat and pressure together with oils of vegetable origin and make a more stronger than steel, that they didn't have to go after the animals, that God He explained everything to Noah, that Noah took more than fifty years to make the ark, that the animals before the flood were vegetarians including the T-rex, which was a flood and not a gigantic storm, that the waves in the area of ​​the ark were passive, that they were located in the area of ​​the planet least affected by the great rotation, which before the flood biological systems including humans they grew much larger and were much stronger than after the flood, that they only carried baby animals and not adult animals, which before the flood had never rained on the planet, that everything can come out of a single couple in a similar way to how every sexual animal leaves a single cell during its gestation, which before the flood animals and people lived much longer because they did not get sick, that not all the fossils that have been found are from that time because a fossil can be formed in tens of years, that just after the flood the continental crust had not sunk and therefore the crustal areas were interconnected, that specialization in feeding and environment as well as infertility among animals of the same type associated with such localized adaptation occurred after the flood, which is why the fossils of already specialized animals are subsequent to said specialization and location, which in just a few few tens of years can achieve great diversity in appearance in the same type of animal, this and that.</text:p>
      <text:h text:style-name="P218" text:outline-level="4">First thing's first.</text:h>
      <text:p text:style-name="P2">It doesn't really matter how much evidence or arguments are have of the possibility that the biblical narrative is possible and true, if you don't first believe that all those animals <text:soft-page-break/>and that those 8 people, by logical necessity, had to be created by a Creator and designer with an intelligence and knowledge that the man of today day, with today's technology, you can hardly imagine.</text:p>
      <text:p text:style-name="P7">And in order to accept that it really was so, and that the biblical narrative is historical, it is almost rationally impossible to accept it without first believe that Jesus Christ is alive because after dying on the cross resurrected</text:p>
      <text:p text:style-name="P7">The testimony about Jesus Christ is that he spoke of Noah as an event history, then if the testimony that Jesus Christ was resurrected is true the biblical narrative must be authentic.</text:p>
      <text:p text:style-name="P7">That is why when this part of the video began, emphasis was placed on these two biblical principles:</text:p>
      <text:list xml:id="list1210130649" text:style-name="L21">
        <text:list-item>
          <text:p text:style-name="P249">There is a Creator, designer and intelligent, of all plants, animals and person on this planet.</text:p>
        </text:list-item>
        <text:list-item>
          <text:p text:style-name="P249">Jesus Christ is alive because, after dying on the cross, the Creator He raised him on the third day.</text:p>
        </text:list-item>
      </text:list>
      <text:p text:style-name="P2">If these two fundamental points are denied, ignored, or not taken taken into account, it is almost rationally unattainable to be able to believe that the Noah's story is authentic.</text:p>
      <text:p text:style-name="P7">That God, who the biblical narrative says spoke to Noah, was the same He made sure that everything happened as it is written in the bible. The always has been and will be in control. Nothing absolutely nothing takes it by surprise. That is the God of the bible.</text:p>
      <text:p text:style-name="P7">If you don't believe in that God, only he can make you believe and drag you to his son Jesus Christ. The promise is that He, someday, sooner or later of the resurrection of the dead, he will do it with you and he will do it with EVERYONE, absolutely EVERYONE who has lived since Adam, is alive, and They will live.</text:p>
      <text:h text:style-name="P216" text:outline-level="3">History.</text:h>
      <text:p text:style-name="P2">The ideal way to know the past would be to be able to repeat it at will without affecting it. Something like watching the movie of any moment past time in virtual reality and without intervening in its development. But to really know it, it would also be necessary to be able to know what that each person is thinking. What are the intentions of each person. Being able to see inside the human heart.</text:p>
      <text:p text:style-name="P7"><text:soft-page-break/>Human beings still do not have access to such technology and even A few years ago, video was something that could only be recorded with very expensive equipment. In addition, the human being only had access to the video technology until the 20th century. And photography was only achieved until the 19th century. That is why the history before the 19th century is seeks to know it from two types of sources or evidence: the written and physical objects.</text:p>
      <text:p text:style-name="P7">Even only until the 15th century, with the construction of the first movable type printing press was that the written medium began to overcrowd Before the printing press, every book had to be copied to hand and therefore quite expensive for the average person. The printing press taught the common person to read because it allowed have access to the written medium.</text:p>
      <text:p text:style-name="P7">The historian, according to fashionable criteria, must be a scholar, is say a person with sufficient training for the task. The ideal is that said person has the sole motivation to communicate the facts, the truth, no matter how difficult it is to accept. no interest political, economic or religious. Must have the ability to summarize without omitting, and to write in a coherent and interesting way.</text:p>
      <text:p text:style-name="P7">In written sources, the ideal is that said source is the closest to the events, which has been written by a person with the characteristics mentioned, that the origin of said source is known, and that in case a long time has passed, the copies of said source be as reliable as possible. That said copies have been made by people trained to do so, with the greatest possible fidelity and methodical way. It is also desirable to have more than one reliable source. about the same events. In this way it is possible to cross the different sources. It is desirable to have copies of different instants in time, in order to compare if the narration has been modified, thus subtracting credibility. It is desirable that the names of people and places be completely consistent with the rest of the sources, including the archaeological.</text:p>
      <text:p text:style-name="P7">The irony is that when one person or a group of people searches, really research, compare, analyze, collect sources and compare them, and over time he concludes that, by comparison, in each of the fucking mentioned above, the best compilation of sources written history that exists is precisely the bible, that person of suddenly becomes, in the eyes of those who haven't done their homework, PRE-judgmental.</text:p>
      <text:p text:style-name="P7">The one who was judicious in doing the task is the "prejudicial" in the eyes of those who have not done their homework, of those who form a judgment before of doing <text:soft-page-break/>homework, of the PRE-judicious. She is accused of being "washed the brain”, as if it were a bad thing, by those who still have the sick mind, DIRTY and DEAD. Because it is Jesus Christ who washes us, cleanses, takes away our sin and gives us LIFE, with his holy spirit, not only to our brain, but to our mind and the rest of our body.</text:p>
      <text:p text:style-name="P7">Some who start the task, but do not finish it and do it halfway, as the most internationally renowned institute of history dedicated to promote the story of evolution, even recognizes that, and I open quotes, "much of the bible, particularly the historical books of the Old Testament, are historical documents as accurate as any we have from ancient times and are in fact MORE accurate than many of the Egyptian, Mesopotamian and greek stories”, I close quotation marks. Sure, this is just a translation from english, which is the language in which said institute of propaganda of the lie of the evolution, of the story of the toad. And that of course does not consider the Genesis as part of your comment.</text:p>
      <text:p text:style-name="P7">The Book of Genesis, or Bereshit in hebrew, has always been considered by its readers as a historical book with the exception of the two last centuries. The literary style of Genesis tells us that it is a historical narration and was thus considered by its readers throughout the whole story. Only until the 19th century, when the lie of evolution, was that even among believers in Jesus Christ began to see himself differently.</text:p>
      <text:p text:style-name="P7">But it is not the only case in which the veracity of the bible. He has happened with people like Nimrod, David, Balthazar, Pilate, Darius, with cities or empires like Akkad, Ur, the Hittites, and Nineveh before being RE-discovered or identified they were used to discredit the veracity of the bible, only for later, after being RE-found or identified, being ignored or despised as evidence of Biblical truthfulness by those PRE-judicious.</text:p>
      <text:p text:style-name="P7">The bible is first used to discredit its historicity and when confirm, you are ignored. Many of the historians who initially doubt the veracity of the bible, once they finish the task, they come to the conclusion that it is completely reliable and then they are simply ignored as if they had always held that position.</text:p>
      <text:p text:style-name="P7">One of the most important archaeologists and scholars, one of the opponents in the 19th century of the book of the Acts of the Apostles as historically reliable, after finishing his task, he arrived at the conclusion that Luke in each of his mentions of 32 countries, 54 cities, 9 Mediterranean islands and 95 people of historical renown He didn't make a single mistake.</text:p>
      <text:p text:style-name="P7"><text:soft-page-break/>The bible presents much more rigor and accuracy than what is observed in modern cases such as the popular British encyclopedia that, in the first year of its publication, contained so many errors regarding places in the United States that had to be collected.</text:p>
      <text:p text:style-name="P7">Until only the last century, one of the arguments, or rather apologies, against the historical reliability of the old testament was that the oldest copy, the oldest manuscript, was 900 after Jesus Christ. Once they were found scrolls from Qumram, near the Dead Sea, in Israel, dating from about thousand years before, and compared with those that were held, the conclusion of the preservation of the old testament became undeniable.</text:p>
      <text:p text:style-name="P7">archaeological evidence? The archaeological record of entire cities, entire empires, entire civilizations, the entire planet in its geological features is evidence of the truth of the bible.</text:p>
      <text:p text:style-name="P7">The problem is not in the evidence, that our Creator guarantees that will preserve, but in the heart of man, that which also guarantees us who will circumcise in due time.</text:p>
      <text:p text:style-name="P7">We were made to worship our Creator, for our own good.</text:p>
      <text:p text:style-name="P7">The bible is historically reliable.</text:p>
      <text:h text:style-name="P216" text:outline-level="3">The spine.</text:h>
      <text:p text:style-name="P2">In the bible there are a series of verses that give us a column of events. A series of verses that if placed temporally make impossible to deny what the bible says about the history of the humanity.</text:p>
      <text:p text:style-name="P7">The date King Solomon began construction of YHWH's temple can be ratified externally by synchronisms with the chronology of the neo-Assyrians.</text:p>
      <text:p text:style-name="P7">In addition to the large amount of archaeological information regarding the chronology of the kings recorded in the books of Kings and Chronicles in the bible they also confirm that Solomon began the construction of the temple in the year 966 before Jesus Christ.</text:p>
      <text:p text:style-name="P7">From this date it can be established when the exodus took place according to the bible. In 1st Kings 6 it says that "AND IT WAS in the year four hundred and eighty after the children of Israel came out of Egypt, in the fourth year from the beginning of Solomon's reign over Israel, in the month of Ziph, which is the second month, which he began to build the house of the Lord” <text:note text:id="ftn700" text:note-class="footnote"><text:note-citation>700</text:note-citation><text:note-body><text:p text:style-name="Footnote"><text:span text:style-name="T4">1 Kings 6:1 </text:span><text:a xlink:type="simple" xlink:href="https://www.biblegateway.com/passage/?search=1+Kings+6%3A1&amp;version=KJV" text:style-name="Internet_20_link" text:visited-style-name="Visited_20_Internet_20_Link"><text:span text:style-name="Definition"><text:span text:style-name="T4">KJV</text:span></text:span></text:a></text:p></text:note-body></text:note>. Mathematical subtraction tells us that the exodus began in the year 1446 before Jesus Christ.</text:p>
      <text:p text:style-name="P7"><text:soft-page-break/>In Exodus 4 it says that: "The time that the children of Israel they dwelt in Egypt, it was four hundred and thirty years. and past four hundred and thirty years, on the same day all the armies went out of Jehovah from the land of Egypt” <text:note text:id="ftn701" text:note-class="footnote"><text:note-citation>701</text:note-citation><text:note-body><text:p text:style-name="Footnote"><text:span text:style-name="T4">Exodus 12:40-41 </text:span><text:a xlink:type="simple" xlink:href="https://www.biblegateway.com/passage/?search=Exodus+12%3A40-41&amp;version=KJV" text:style-name="Internet_20_link" text:visited-style-name="Visited_20_Internet_20_Link"><text:span text:style-name="Definition"><text:span text:style-name="T4">KJV</text:span></text:span></text:a></text:p></text:note-body></text:note>. Mathematical subtraction tells us that in 1876 before Jesus Christ was the year that Jacob entered Egypt with the Israelites, when Joseph was already second in command in Egypt. At that time Joseph sent chariots to pick up Jacob and his family. who was in Beersheba.</text:p>
      <text:p text:style-name="P7">And with the generations given in Genesis 5 and 11, the age that Abraham fathered Isaac, and Isaac fathered Jacob, the age at which Jacob died, and the time that Jacob lived in Egypt, data that we all find in Genesis, is Can you calculate the dates of birth and death of each of the people from those genealogies back to Adam.</text:p>
      <text:p text:style-name="P7">This mathematical operation gives us a date on which the events occurred. events narrated in Genesis 1 and 2 from a few thousand years ago. NOT tens of thousands, not hundreds of thousands, not millions of years. That is what what the bible says. The one that God promises to protect, keep and preserve.</text:p>
      <text:p text:style-name="P7">These three dates establish the biblical column of the history of the humanity on this planet.</text:p>
      <text:list xml:id="list4029537378" text:style-name="L22">
        <text:list-item>
          <text:p text:style-name="P250">In 966 before Jesus Christ Solomon began the construction of the temple.</text:p>
        </text:list-item>
        <text:list-item>
          <text:p text:style-name="P250">In 1446 before Jesus Christ the exodus began.</text:p>
        </text:list-item>
        <text:list-item>
          <text:p text:style-name="P250">In 1876 before Jesus Christ Jacob entered Egypt.</text:p>
        </text:list-item>
      </text:list>
      <text:h text:style-name="P216" text:outline-level="3">Genealogies.</text:h>
      <text:p text:style-name="P2">The genealogies of Genesis 5 and 11 add up to a total of different years depending on the manuscript you read. There are 2 large groups of manuscripts, two great traditions of manuscripts, of which derive the texts of Genesis that we read today in our own idiom:</text:p>
      <text:list xml:id="list2917600630" text:style-name="L23">
        <text:list-item>
          <text:p text:style-name="P251">Manuscripts derived from the Septuagint and</text:p>
        </text:list-item>
        <text:list-item>
          <text:p text:style-name="P251">Manuscripts derived from the Masoretic.</text:p>
        </text:list-item>
      </text:list>
      <text:p text:style-name="P2">The genealogies of the Septuagint always add up to more than a thousand years by higher than the sum of those of the Masoretic. Both cannot be in Right.</text:p>
      <text:p text:style-name="P7">Under the principles of this section only one of the two is true.</text:p>
      <text:p text:style-name="P7">This means that one of two:</text:p>
      <text:list xml:id="list2120602575" text:style-name="L24">
        <text:list-item>
          <text:p text:style-name="P252"><text:soft-page-break/>The Masoretic is true and the Septuagint lengthened the ages by that the parents had their children in the Masoretic EXTENDING thus the complete chronology, or exclusively</text:p>
        </text:list-item>
        <text:list-item>
          <text:p text:style-name="P252">The Septuagint is true and the Masoretic shortened the ages by that parents had their children in the Septuagint SHORTENING thus the complete chronology of the Septuagint.</text:p>
        </text:list-item>
      </text:list>
      <text:p text:style-name="P2">In the discipline of textual criticism the most important of the fundamental principles, called canons, is that: “in a difference among manuscripts, the manuscript that can best explain the others is the most probably correct.</text:p>
      <text:p text:style-name="P7">The arguments and evidence that allow this host to prefer the chronology we find in the Septuagint are:</text:p>
      <text:list xml:id="list112399294" text:style-name="L25">
        <text:list-item>
          <text:p text:style-name="P253">As of the date of this video, and for the text of the chronologies in Genesis 5 and 11, the Septuagint manuscripts are much more older than those of the Masoretic. The codex Vaticanus and the codex Sinaiticus of the Septuagint are dated to the 4th century while the Aleppo codex and the Leningrad Codex of Masoretics are dated to the 10th and 11th century. This may change, for the text in question, with the manuscripts in hebrew found in Qumram and that have not been published yet.</text:p>
        </text:list-item>
        <text:list-item>
          <text:p text:style-name="P253">The reason that can be argued to EXTEND an alleged original Masoretic chronology is that it was desired to make consistent the chronology of Genesis with the Egyptian chronologies before the Septuagint, in particular that of Manetho in the nineteenth century. 3 before Jesus Christ. If in the middle of the 3rd century before Jesus Christ, when the hebrew scriptures were translated into greek and produced the Septuagint, the motive was to make the scriptures consistent hebrew chronologies with Egyptian chronologies, this objective does not was achieved. The Septuagint chronology is not consistent with none of the Egyptian chronologies of that time, in particular the of Manetho that does not take into account any of the co-reigns and parallel kingdoms that have been deduced in modern chronologies of Egypt. Much less the elongated Egyptian chronologies of that moment that lengthened the chronology of Egypt even to be 7 and 8 millennia of existence. To be consistent with any of these chronologies, the Septuagint would have to have a much larger chronology. longer than the one you have in any case. The alleged reason to EXTEND an original chronology was NOT fulfilled.</text:p>
        </text:list-item>
        <text:list-item>
          <text:p text:style-name="P253"><text:soft-page-break/>The reason that can be argued to SHORTEN an alleged original chronology of the Septuagint is that it was desired to deny the reliability of the Septuagint as a text of the Tanakh for the Jews and in this way prevent the Jewish population from reading the texts of the new testament that were being distributed as part of the Septuagint for the growing Christian movement. If this was the objective, it was achieved, even to the point that today we have to argue why in genealogies the reliability of the Septuagint is older. The use of the Septuagint by the Jewish population declines markedly in years when the Seder-Olam-Rabbah chronology, based on an alleged chronology original Masoretic, began to be distributed by the authority rabbinical among the Jewish population of the 2nd century. The alleged reason to SHORTEN an original chronology IF it was FULFILLED.</text:p>
        </text:list-item>
        <text:list-item>
          <text:p text:style-name="P253">The most important event in all of human history is the resurrection of Jesus Christ. Seems like a much more important reason. try to hide or prevent the Jewish population from learning of all the evidence that the new testament shows in favor of Jesus Christ like the Jewish Meshiakh, who try to coordinate the chronology of the tanakh, the sacred text of the Jews, and therefore of supreme importance to the Jewish translators who produced the Septuagint, with chronologies of the uncircumcised like the greeks or the Egyptians. The reason for SHORTENING the chronology is much more stronger than the reason to EXTEND the chronology.</text:p>
        </text:list-item>
        <text:list-item>
          <text:p text:style-name="P253">There is no witness between the time of the alleged ELONGATION of the chronologies in the production of the Septuagint and the destruction of the second temple that accuses the Septuagint of altering the chronologies of Genesis 5 and 11. No witness reports a lengthening of the chronology up to the time of the alleged shortening. The Septuagint is accused of EXTENDING the chronology Late very late.</text:p>
        </text:list-item>
        <text:list-item>
          <text:p text:style-name="P253">There are several witnesses of the first centuries after the alleged SHORTENING of the chronologies in the Masoretics that accuse the rabbis of altering the chronologies of Genesis 5 and 11. Among them, Eusebius in 310 after Jesus Christ, Julián de Toledo a mid-600 after Jesus Christ, and James of Edessa also to mid 600 after Jesus Christ. Thus, several witnesses denounce a shortening of the chronology shortly after the alleged shortening. The Masoretics are accused of SHORTENING the chronology soon very soon.</text:p>
        </text:list-item>
        <text:list-item>
          <text:p text:style-name="P253">The only external witness, prior to the destruction of the second temple in Jerusalem, which partially ratifies the short chronology of Masoretics is the Book <text:soft-page-break/>of Jubilees. This book has been dated from the 2nd century BC and considered as pseudo-epigraphy by almost all of Christianity from its inception, with the rare exception of the Ethiopians, and is not even considered canonical by the same Jews, with the exception of the Ethiopian Jews. Pseudo-epigraphy means FALSEly titled, in this case someone he writes it in the 2nd century before Jesus Christ, and tries to simulate that It was written in the time of Moses. The only external witness in favor of the Masoretic chronology is a pseudo-epigraphy.</text:p>
        </text:list-item>
        <text:list-item>
          <text:p text:style-name="P273"><text:span text:style-name="T4">The 11QJub coded fragment set found in Qumram is the unique containing parts of the 4th chapter of the Book of Jubilees according to a popular Dead Sea Scroll list. Nevertheless it is very difficult to imagine the schoolboy who was able to put something together even readable of the verses that are supposedly supported by 11QJub fragments. In the portal </text:span><text:a xlink:type="simple" xlink:href="http://www.deadseascrolls.org.il/" text:style-name="Internet_20_link" text:visited-style-name="Visited_20_Internet_20_Link"><text:span text:style-name="Definition"><text:span text:style-name="T4">www.deadseascrolls.org.il</text:span></text:span></text:a><text:span text:style-name="T4"> you can see a photographic record of 11QJub and this host does not found a single scholarly article identifying the fragments by plate and fragment number that support the chronology found in more recent manuscripts. Thus, your host has the position that the Qumran manuscripts do not ratify the chronology found in the Book of Jubilees. And thus the chronology found in current copies of the Book of Jubilees may simply be based on the Masoretic because its preservation has been in the hands of Orthodox Jews. The ONLY outside witness to favor of the Masoretic chronology may not even be.</text:span></text:p>
        </text:list-item>
        <text:list-item>
          <text:p text:style-name="P253">There are multiple external witnesses that confirm the chronology length of the Septuagint before the destruction of the second temple in Jerusalem. Among them, the Demetrius chronograph in the 220 before of Jesus Christ, Eupolemus in 160 before Jesus Christ, and so very important, The Book of Biblical Antiquities of the 1st century because internal and external evidence indicates that it was written in hebrew, by <text:span text:style-name="T480">h</text:span>ebrews, in hebrew land, and therefore could not be based on the Septuagint. Outside witnesses show that even the destruction of the second temple, the genealogies in both traditions were those of the Septuagint.</text:p>
        </text:list-item>
        <text:list-item>
          <text:p text:style-name="P253">Also in a special way, as an external witness, is the disputed case of the prestigious Jewish historian Josephus, in the 1st century after Jesus Christ. The case is disputed because there is evidence of intentional corruption in the copy of its originals. Josephus affirms that he worked directly from the hebrew, which rules out that his chronology was based on the Septuagint. His translation of Biblical names into greek does not correspond to that of the Septuagint, but it is a proper transliteration of Josephus, which which confirms its affirmation and its <text:soft-page-break/>independence from the Septuagint. The evidence of corruption is established because in various parts of his manuscripts Josephus is found to assert a sum total of his chronology consistent with the long Septuagint chronology, but in some manuscripts the chronology as such only adds up to a total short as the Masoretic. Thus, although the chronology as such that survives today in the manuscripts that copied the originals of Josephus corresponds mostly to the Masoretic chronology, Josephus himself asserts elsewhere a lump sum for his chronology that corresponds is with the Septuagint. hard to believe that man did not know how to add. At least until destruction of the second temple, the genealogies in both traditions were those of the Septuagint.</text:p>
        </text:list-item>
        <text:list-item>
          <text:p text:style-name="P253">The flood begins in the year 600 of Noah according to Genesis 7. It is more easy to explain why the chronological data for Jared, Methuselah and Lamech are the same in both chronologies of Genesis 5 in a context that shortens the chronology than in a context that lengthens the chronology. In a context that shortens the chronology, one cannot shorten by one hundred the age at which children are born for these three Gentlemen, as was done with the rest, because they would have survived the flood along with Noah. In a context that lengthens the chronology this problem would not have existed. It is easier to explain the chronology Masoretic from the Septuagint than the opposite.</text:p>
        </text:list-item>
        <text:list-item>
          <text:p text:style-name="P253">It is easier to explain the difference of only 50 years in the age in that Nacor has his son in a context that shortens the chronology than in a context that lengthens the chronology. In a context that shorten the chronology you cannot shorten by a hundred the age at which Nahor's son is born, as was done with the rest, because he would have had before his own birth. In a context that lengthens the chronology this problem would not have existed. It's easier to explain the Masoretic chronology from the Septuagint that contrary.</text:p>
        </text:list-item>
        <text:list-item>
          <text:p text:style-name="P253">The number of levels in the archaeological evidence of the cultures Egyptian and Mesopotamian are easier to explain in chronology long Septuagint than in the short Masoretic.</text:p>
        </text:list-item>
      </text:list>
      <text:p text:style-name="P2">Just as in some judicial systems it is established whether the presumed culprit had the means, the opportunity and the motive to commit a crime. It is clear that the evidence and logic indicates that these aspects are met much more easily for a shortening of the chronology by the rabbis that for a lengthening of the chronology in production times of the Septuagint. after the destruction of the second temple the rabbis had the motive, the opportunity and the means to shorten the original chronology.</text:p>
      <text:p text:style-name="P7"><text:soft-page-break/>On the other hand, the evidence and logic indicate that the text of the Masoretic is explained from a change in the Septuagint much more easily than the text in the Septuagint from a change in the Masoretic. Thus, the main canon of textual criticism points to the veracity of the Septuagint.</text:p>
      <text:h text:style-name="P216" text:outline-level="3">Eridu.</text:h>
      <text:p text:style-name="P2">The famous story of the tower of Babel is found in Genesis 11.</text:p>
      <text:p text:style-name="P7">If we can believe the story of Noah, it is not so difficult to believe a good one. translation of the story in Genesis 11. Some 50 years after the death of Noah, the people still spoke only one language, the one that Noah and his family spoke. God had commanded Noah to would scatter and populate the whole earth, but some rebels did not believed Noah and decided to build a city and a tower so as not to be scattered. YHWH makes them scatter anyway, maybe simply with the death of a certain Nimrod, who was the one who directed the matter, and the construction of the city and the tower stop. The scatter and settle in separate places does what it always does and each group forms its own cultural identity including its own language, and retaining something of the grandiose idea of ​​building pyramids and that is why we observe them in all ancient cultures. the city in that the rebellion began is commemorated with a name that alludes to the topic.</text:p>
      <text:p text:style-name="P7">The arguments and the evidence that allow this host to affirm that the ancient city of Eridu, of ancient Mesopotamia, located in the Tel-Abu-Shahrain location near Basra, IS the Babel of Genesis 11 are the following:</text:p>
      <text:list xml:id="list3013742934" text:style-name="L26">
        <text:list-item>
          <text:p text:style-name="P254">It is in the right place and construction began at the time suitable: ancient Mesopotamia, cradle of the first civilizations or cities. It makes no sense to look for Babel in the 6th century before Jesus Christ. Or any other time when look at various written languages ​​on the planet. or in any moment that contradicts the biblical chronology. It can't be in the 2000 before Jesus Christ, the time of Abraham, or in the 1500 before Jesus Christ, times of Moses. Or in the area of ​​South America or in the Chinese area. Additionally, ancient Mesopotamia is close to the mountains of Ararat, the landing place of Noah.</text:p>
        </text:list-item>
        <text:list-item>
          <text:p text:style-name="P254">There was a massive migration that left the area and was recorded in the traces of artifacts and architectures, in the evidence archaeological. This migration is known as expansion. Uruk. Expansion so scattered, prolonged, and distant that it <text:soft-page-break/>is easily could have been called the Eridu expansion because the two cities are so nearby that is archaeologically indistinguishable from which of the two expansion began.</text:p>
        </text:list-item>
        <text:list-item>
          <text:p text:style-name="P254">It has the appropriate name because Eridu is synonymous with Babel in the ancient Mesopotamia. Even the Babel or Babylon of times of Abraham was also known as Eridu.</text:p>
        </text:list-item>
        <text:list-item>
          <text:p text:style-name="P254">It had the largest temple or ziggurat at the time, by far, with more than 15 distinguishable stages. And next to said ziggurat there is a huge platform also started in the Uruk period, abandoned for several periods, and ended at a much later period to build a normal sized ziggurat on top of it. I never know I build on top something consistent with its area. The area of ​​bliss platform is larger than the sum of the areas of the main complexes of the later pyramids of Egypt. The approximate area of the Éridu platform, using the famous Internet portal of satellite maps, is 358 thousand square meters, while the area of ​​the great pyramid of Giza is a little less than 53 thousand meters squares. It is almost 300 thousand square meters larger than the area of the pyramids, and almost 7 times the area of ​​the pyramids. The Eridu platform is gigantic.</text:p>
        </text:list-item>
        <text:list-item>
          <text:p text:style-name="P254">The other candidate cities do not meet all the conditions. EITHER they are not at the right time, or they are not in a place where part of an archaeologically recorded mass migration, or not they have a TEMPLE the size that Eridu had. and no account with a PLATFORM of the size like the one started in Éridu. It was simply gigantic.</text:p>
        </text:list-item>
        <text:list-item>
          <text:p text:style-name="P254">The Sumerian witness of ancient Mesopotamia “Enmerkar and the Lord of Aratta” confirms the story point by point. there was only one language, they wanted to build a huge ziggurat in Eridu, the god of Eridu stopped construction, there was a scattering, and the god of Eridu confused the languages.</text:p>
        </text:list-item>
        <text:list-item>
          <text:p text:style-name="P254">Some versions of the Sumerian king list name the king of Eridu as the first, which is consistent with biblical data of Nimrod.</text:p>
        </text:list-item>
        <text:list-item>
          <text:p text:style-name="P254">The deities of Eridu are related to a flood planetary.</text:p>
        </text:list-item>
      </text:list>
      <text:p text:style-name="P2">The bible allows us to think that some 400 years after the time of Nimrod, that is to say from the time of Babel or Eridu, in the time of Peleg, the granite shell that was torn during the planetary flood, settled more quickly than it had been doing, let's say in a period of about two hundred years with an average of 10 centimeters per month, and the water ended up covering and separating the points that allowed that the human being expanded throughout the planet during those 400 years.</text:p>
      <text:p text:style-name="P7"><text:soft-page-break/>All the evidence indicates that the story of Babel is the story of Eridu.</text:p>
      <text:h text:style-name="P216" text:outline-level="3">Monumental Egypt.</text:h>
      <text:p text:style-name="P2">The year 525 after Jesus Christ was the first year after Jesus Christ, when a monk calculated that Jesus Christ must have been born 525 years ago. From that moment on, the measuring system was generated. the years used by the entire planet today. System that has no year zero because from year 1 before Jesus Christ you go directly to year 1 after Jesus Christ. And that is also why, according to some experts, Jesus Christ ends up being born in 5 before Jesus Christ.</text:p>
      <text:p text:style-name="P7">Before this absolute and global system of the king of kings, of the lord of Gentlemen, from the owner of the planet, the way to identify a date was dependent on the little king on duty. Each event was identified by the year of the reign under which it happened. That is to say the same thing as now, only with each little king, because the king of kings had not arrived.</text:p>
      <text:p text:style-name="P7">This is why the most reliable method to determine a previous event Jesus Christ has to take into account each little king on duty, the number of years that he reigned, that another little king on duty was reigning at the SAME time, the different names by which the SAME little king on duty, the different ways of counting a reign, either through from the first full year, from the first moment in which he began to govern, in which solar or lunar month the year began for the culture of the little king, if the reign was counted from when he began to rule or from that the father king was dying, or any other way of counting that was it would have happened to the culture of the day. Every chronology of every little king You must take these details into account.</text:p>
      <text:p text:style-name="P7">Synchronisms, those relationships that accept that two people, places or events between different historical sources correspond to the SAME person, place or event, are the bridges that allow to establish moments that occurred simultaneously between two chronologies of different reigns. This is the glue, which allows you to join the chronologies of each little king with each other and in this way to put together a global timeline.</text:p>
      <text:p text:style-name="P7">In addition to these regional dates and synchronisms, must also cross this information with that obtained in the sequences established by the layers or levels of ARCHAEOLOGICAL artifacts in the urban settlements of each kingdom, of each culture that suggest a sequence of events.</text:p>
      <text:p text:style-name="P7"><text:soft-page-break/>Details, details, details, that added together can double or triple the total time of a chronology if they are not taken into account or set wrong relations, wrong synchronisms.</text:p>
      <text:p text:style-name="P7">The Rosseta stone was the archaeological artifact that allowed us to begin to decode the hieroglyphs of Egypt because they contained the same text in three different forms including greek and Egyptian hieroglyphs. The archaeological evidence found in Egypt is literally monumental. The gigantic monuments are full of sayings hieroglyphics and being able to decipher them was an archaeological achievement literally monumental.</text:p>
      <text:p text:style-name="P7">The French champion who became famous for decoding hieroglyphs in the famous stone, also formulated the most historical synchrony IMPORTANT from the popular Egyptian chronology: That the little king, or better said little pharaoh, because he is from Egypt, named in the bible, eye IN THE bible, like Shishak in 1st Kings 14 <text:note text:id="ftn702" text:note-class="footnote"><text:note-citation>702</text:note-citation><text:note-body><text:p text:style-name="Footnote"><text:span text:style-name="T4">1 Kings 14:25 </text:span><text:a xlink:type="simple" xlink:href="https://www.biblegateway.com/passage/?search=1+Kings+14%3A25&amp;version=KJV" text:style-name="Internet_20_link" text:visited-style-name="Visited_20_Internet_20_Link"><text:span text:style-name="Definition"><text:span text:style-name="T4">KJV</text:span></text:span></text:a></text:p></text:note-body></text:note>, was exactly the same Sheshonk 1st of the Egyptian 22nd dynasty according to Manetho. to the champion they seemed to sound alike and therefore must be the same person. Shishak is Sheshonk.</text:p>
      <text:p text:style-name="P7">The bible says that “in the fifth year of King Rehoboam, Shishak king of Egypt against Jerusalem” <text:note text:id="ftn703" text:note-class="footnote"><text:note-citation>703</text:note-citation><text:note-body><text:p text:style-name="Footnote"><text:span text:style-name="T4">1 Kings 14:25 </text:span><text:a xlink:type="simple" xlink:href="https://www.biblegateway.com/passage/?search=1+Kings+14%3A25&amp;version=KJV" text:style-name="Internet_20_link" text:visited-style-name="Visited_20_Internet_20_Link"><text:span text:style-name="Definition"><text:span text:style-name="T4">KJV</text:span></text:span></text:a></text:p></text:note-body></text:note>, and according to the champion, that should be the same Sheshonk who attacked Israel. The champion didn't even know that he Sheshonk went to the north of Israel, not to Judah, where it is Jerusalem, and therefore could not be the same person. The champion, Based on biblical chronology, he knew that Rehoboam's fifth year corresponds to 925 before Jesus Christ, and therefore that should be the date that the certain Sheshonk 1st of the 22nd dynasty attacked Israel.</text:p>
      <text:p text:style-name="P7">And once the champion said it, that's how it stayed. The reason to trust Biblical date for Shishak, NOT Sheshonk, is that the historical sources, including archaeological information, and exceptionally astronomical records of the Neo-Babylonian reigns, and the system neo-Assyrian of lunar years, have allowed to confirm, verify, ratify, in multiple ways, the biblical information subsequent to Solomon, corresponding to the time of kings and prophets in Israel. Everything post-Solomon has been confirmed in multiple ways. For him champion it was easy to trust the date of 925 BC for the moment when the bible says that Shishak, NOT Sheshonk, plundered Jerusalem.</text:p>
      <text:p text:style-name="P7">Based on the champion's timing, that Shishak is Sheshonk, this substantiated ALL Egyptian chronology prior to 750 before Jesus Christ. AND ALL the chronologies, of the ancient cultures of the Mediterranean, are based on the Egyptian chronology to fix <text:soft-page-break/>dates absolute prior to 750 BC. in particular the Assyrian and the greek, are based on the Egyptian chronology. It's a ball of snow.</text:p>
      <text:p text:style-name="P7">Before the Egyptologists arrived, the Mycenaean period, from the greek culture, non-messianic Mycenaean eye, that of the famous Troy and of Agamemnon, the one in the film, was dated between 1000 before Jesus Christ and the 750 before Jesus Christ, because all the evidence archaeological and written information indicates this, as well as the synchronicities with the Assyrian culture. But when archaeological artifacts from Mycenaean culture in the middle of the 18th dynasty of Egypt, the chronology champion's Egyptian won and NOTE that the Mycenaeans were no longer among 1000 and 750 before Jesus Christ but they became between the 1700 and 1000 before Jesus Christ. The entire greek Mycenaean period lengthened and regressed about 500 years on average. the egyptian evidence it was monumental, literally, and the champion had to be absolutely right. The validity of the Egyptian chronology of the champion with all the errors of Manetho in chronological sums of SIMULTANEOUS reigns was never questioned. And since the greeks exchanged their pottery with the cultures of almost the entire Mediterranean, PLEASE NOTE that these cultures also They went back about 500 years on average.</text:p>
      <text:p text:style-name="P7">The same thing happened to the Hittites. Archaeological evidence was found that Ramses 2nd of the Egyptian 19th dynasty fought those guys and HAVE that the Hittites also went back another 500 years and lengthened as much. The Egyptian chronology had to be correct. and despite that the enormous local evidence in the layer sequences archaeological data indicates that the culture that inhabited between 1000 before Jesus Christ and 750 BC, in what is now Turkey south-eastern and northern Syria, is exactly the same of these types Hittites, the current interpretation that we read in the online encyclopedia is that such Hittites lived about 500 years before.</text:p>
      <text:p text:style-name="P7">These little errors generated what is known as the DARK AGES of the greeks and Assyrians. Those periods in which supposedly MISSING the evidence that they even EXISTED! Not that two layers immediate, followed, contiguous archaeological sites in an urban settlement of these cultures indicate two periods, one immediately prior to the other. Noooooo, that would indicate that the Egyptian chronology of the champion is wrong. What happens is that, between those two layers in a row, adjoining, immediate, THE EVIDENCE IS MISSING, 500 years old, that they HAVE to have happened, because this is indicated by the chronology on which we base all our dates. Absurd, right? But that's how we are. Says the encyclopedia.</text:p>
      <text:p text:style-name="P7"><text:soft-page-break/>Based on the champion's synchronism and Manetho's cheerful accounts, the exodus would have to have happened a few dynasties later than the 22nd, in the 19th, during the reign of Ramses 2nd, who obviously did not drown in the Red Sea, as the bible affirms that happened to the pharaoh of the exodus, because we have your MUMMY. Just as we have the mummy of ALL pharaohs of the 18th and 19th dynasties. Is it then concluded that the the champion's synchronization is incorrect?, that no little pharaoh of the 18th and 19th dynasties, in Manetho's accounts, may be the pharaoh of the Exodus? and that therefore the Egyptian chronology is 500 years old? Noooooo, what most of the academy concludes is that the bible was wrong in that little detail, or that the interpretation of the verses that tells us that the little pharaoh of the exodus drowned in the sea Red doesn't go that far, the guy didn't even get wet, and that's why we have the mummy.</text:p>
      <text:p text:style-name="P7">On the other hand, based on champion timing and accounts joyous Manetho, Jericho should have archaeological evidence of having been destroyed during one of the archaeological layers corresponding to one of the pharaohs of the 18th or 19th dynasties. And as there is not, as Jericho was NOT destroyed during ANY dynasty after 15, because the archaeological evidence indicates so, is it conclude that the champion's timing is incorrect? and that for what So, is the Egyptian chronology 500 years old? noooo, i know concludes that Jericho was NOT destroyed when the bible says so, but much before and that when Joshua arrived there was nothing to conquer, and everything was destroyed.</text:p>
      <text:p text:style-name="P7">That is to say that the biblical date in which Shishak sacked Jerusalem is used to say what was the date that this Sheshonk disque looted Jerusalem, which he never did because the guy went north, to then say that the exodus of the bible never happened because in the dynasty calculated from that date NO evidence found archeology of no exodus. Typical example of circular argumentation, but it is not questioned that this Sheshonk was NEVER the Shishak of the bible. Noooooo, the champion was not wrong. The one that was wrong was the bible and only when it serves to discredit it. The exodus never happened according to the champion's bible. Absurd, right? But that's how we are. Says the encyclopedia.</text:p>
      <text:p text:style-name="P7">The monumental error of biblical interpretation has served to deny the biblical truth.</text:p>
      <text:h text:style-name="P216" text:outline-level="3"><text:soft-page-break/>ur.</text:h>
      <text:p text:style-name="P2">The Mesopotamian Neo-Sumerian urban settlement known as Ur has a number of features consistent with the Ur of the Chaldeans Biblical city, the city from which Abram's father left, because he had not yet his name was Abraham, with part of his family, because Nacor stayed:</text:p>
      <text:list xml:id="list3345289293" text:style-name="L27">
        <text:list-item>
          <text:p text:style-name="P255">It is in Mesopotamia, the land watered by what Noah thought were the Tigris and Euphrates rivers before the flood,</text:p>
        </text:list-item>
        <text:list-item>
          <text:p text:style-name="P255">It is close to Eridu, Nimrod's babel.</text:p>
        </text:list-item>
        <text:list-item>
          <text:p text:style-name="P255">It is in the land of Shinar, ancient Sumeria.</text:p>
        </text:list-item>
        <text:list-item>
          <text:p text:style-name="P255">It was the land of the Chaldeans.</text:p>
        </text:list-item>
      </text:list>
      <text:p text:style-name="P2">Archaeological evidence has been found in Ur that details some of the its technological advances.</text:p>
      <text:p text:style-name="P7">At the beginning of the 19th century, a wooden artifact was found, known as "The Standard of Ur", in the tomb of what is believed to have been a king of the 3rd dynasty of Ur. The artifact is a wooden box that shows in drawings something of the culture of Ur. In it you can see animals pulling wooden carts in which up to two people are mounted.</text:p>
      <text:p text:style-name="P7">If Noah's story is true, these animals would be those of the which adapted a good part of the equines.</text:p>
      <text:p text:style-name="P7">If the bible is true and Ur is Ur, Abraham, when he was still called Abram was in Egypt with his people almost 25 years before he was born his son Isaac, even before the destruction of Sodom and Gomorrah. It is hard to imagine that his father, who died before Abram finished the trip to Egypt, when he left Ur with Abram, he will FORGET to throw their little things, and their people, in cars that we know people had of Ur.</text:p>
      <text:p text:style-name="P7">However, the online encyclopedia and the vast majority of Egyptologists would have us believe that the Egyptians did not know about the use of chariots for warfare or for transportation until the descendants of Abraham had already left Egypt about 500 years old after Abraham had visited Egypt in his chariots brought from Ur.</text:p>
      <text:p text:style-name="P7">Not. That Ur is not Ur. Since they don't find cars around there little drawings among the tombs and mummies, which they interpret as after the 15th dynasty, they knew nothing about chariots. And that he wheel-shaped glyph is observed from the earliest dynasties. NOT, they have to see the whole car drawn, otherwise it is not worth it. that the pharaoh <text:soft-page-break/>of the exodus cannot be earlier than the 15th dynasty because only up to that moment they found out that cars existed. why not find archaeological artifacts of all the cars made by the of Sumeria, those of Akkad, and all the other Mesopotamian cultures that followed them, then NONE of the Egyptians who lived in the dynasties before the 15th saw chariots they made all those cultures. Could it be that all those cultures NEVER did all the cars what did they do?</text:p>
      <text:p text:style-name="P7">Well, they will find NOTHING! If the vast majority of all those cars were 100 percent BIODEGRADABLE! Can't you see they were made of wood? Probably at the time of the exodus, in 1446 before Jesus Christ, in the 13th dynasty of Egypt, only the pharaoh and his personal guard would have carts with metal wheels.</text:p>
      <text:p text:style-name="P7">They try to make us believe that never, for more than a thousand years, Egyptians had contact with the people who lived in Ur, whether or not they were from Abram, nor with the cultures that followed him in ancient Mesopotamia. Noooooo, they were completely isolated, and alone, and they never knew each other. They found out about the horse-drawn cart. No, what a cart, what a wagon, which are not horses, anything but chariot. who were such Hyksos who finally brought the chariot to Egypt in the 15th. That's what read in the online encyclopedia.</text:p>
      <text:p text:style-name="P7">And Abraham? Or rather Abram. Wasn't that in a car? And ur? Do not was Ur? It doesn't really matter, because the ARCHAEOLOGICAL EVIDENCE, that that must be interpreted in any case, the one with which they give so much mallet, indicates the opposite. That since the time of Abram, the Egyptians already They HAD to know about the car.</text:p>
      <text:p text:style-name="P7">Obviously it would not be a formula One, but a formula Ur, those made of wood, of integral, biodegradable wheels, of which we see there little drawings in El Banner of Ur, and not to call it a chariot, culture experts Sumerian, they call it that dial wagon, or cart, or anything but car.</text:p>
      <text:p text:style-name="P7">So no cart, from Ur THE CAR was already used for war and for transportation, a thousand years before the descendants of Abraham out of Egypt, the same Abram who traveled from Ur to Egypt, in CHARIOTS of Ur, before the 3rd dynasty.</text:p>
      <text:h text:style-name="P216" text:outline-level="3"><text:soft-page-break/>Sodoma and Gomorra.</text:h>
      <text:p text:style-name="P2">Sodom and Gomorrah are just the first two cities on the plain. of the Jordan that the bible affirms that they were burned by God with rain of burning sulfur and that were turned into ashes.</text:p>
      <text:p text:style-name="P7">Lot left Sodom for Zoar at the time of Sodom's destruction, but God takes him out of the cities he is going to destroy and finally ends where God had told him to go first: on the mountain. What the cities of the plain had been destroyed by rain of sulfur burning and turned to ashes, Lot's daughters believe that there is no no man on earth and decide to have children with Lot.</text:p>
      <text:p text:style-name="P7">Along the western shore of the Dead Sea in Israel are at least 4 large unique areas on the planet due to their composition chemical and other physical characteristics that make them distinguishable from simple view of the geological formations around it.</text:p>
      <text:p text:style-name="P7">In them, large structures composed mainly of calcium sulfate and calcium carbonate with geometric shapes consistent with what would be expected to be found if large constructions made of LIMESTONE were destroyed by burning SULFUR RAIN in those areas. Forms consistent with what would be the remains of walls, doors, windows, ziggurats, sphinxes and constructions originally made of LIMESTONE.</text:p>
      <text:p text:style-name="P7">The arguments and the evidence that allow this host to affirm than the remains of the cities of the Jordan plain, described in the book of Genesis as destroyed by Jehovah with rain of brimstone burning, ARE the structures that are observed in these areas along of the Dead Sea are the following:</text:p>
      <text:list xml:id="list464892008" text:style-name="L28">
        <text:list-item>
          <text:p text:style-name="P256">The more than 1.5 million graves estimated to be found in this area that is now completely deserted and in which no no one has inhabited for thousands of years, it is only explained if in a previous moment there were large cities in that area. This evidence is consistent with the biblical narrative.</text:p>
        </text:list-item>
        <text:list-item>
          <text:p text:style-name="P256">The graves present evidence consistent with an area that in a She was quite fertile at the time. Leftovers from many kinds of food found in these tombs. This evidence is consistent with the biblical narrative.</text:p>
        </text:list-item>
        <text:list-item>
          <text:p text:style-name="P256">They are in a place consistent with the biblical narrative: in what is called the plains of the Jordan.</text:p>
        </text:list-item>
        <text:list-item>
          <text:p text:style-name="P256">The chemical reaction product of the interaction of carbonate of calcium, sulfur dioxide, and oxygen, is the formation of sulfate of calcium and carbon dioxide. <text:soft-page-break/>The chemical composition of structures is perfectly consistent with such a chemical reaction that describes what would happen to buildings built with LIMESTONE that are burned with a rain of capsules burning sulfur tablets, i.e. in the manner described in biblical narrative.</text:p>
        </text:list-item>
        <text:list-item>
          <text:p text:style-name="P256">The structures are penetrated by millions of said capsules of sulfur with different diameters. The sulfur capsules are embedded in the middle of the thin thin layers of carbonate of calcium and calcium sulfate that make up the structures. This is perfectly consistent with the biblical narrative which tells us that the cities were destroyed by a rain of burning brimstone.</text:p>
        </text:list-item>
        <text:list-item>
          <text:p text:style-name="P256">The sulfur purity of these capsules is 98% on average. Unique on the planet. The sulfur found in geothermal areas does not exceeds 45%.</text:p>
        </text:list-item>
        <text:list-item>
          <text:p text:style-name="P256">The biblical description of the cities being turned to ashes is perfectly consistent with the observed structures. The surfaces of the thin layers that make up the structures of the area dissolve when touched.</text:p>
        </text:list-item>
        <text:list-item>
          <text:p text:style-name="P256">The structures present evidence consistent with having achieved very high temperatures. The thin layers that make up the structures present eddies that would be the result of the thermal ionization suffered by these layers during their combustion.</text:p>
        </text:list-item>
        <text:list-item>
          <text:p text:style-name="P256">The geometric shapes of the structures are consistent with what which would be the remains of walls, doors, windows, ziggurats, sphinxes and buildings originally made of limestone.</text:p>
        </text:list-item>
        <text:list-item>
          <text:p text:style-name="P256">There is evidence indicating that throughout history there have been identified the structures with the biblical narrative. The historian Josephus claims to have visited the cities and even to have seen the ashes of what would be Lot's wife. and there is evidence of a church once built in the area.</text:p>
        </text:list-item>
      </text:list>
      <text:p text:style-name="P2">Better said: white is chicken, put it, fried and eat it with bread. Are too many coincidences, those that have an exponential effect when accumulate. And if you want to dismiss all the evidence by saying that the Biblical narration is assembled based on pre-existing structures, would still have to explain the number of tombs found in the area and its content.</text:p>
      <text:p text:style-name="P7">Seeing the evidence today is as easy as entering the famous page of maps of the popular search portal and enter the coordinates 31 18 30.03N, 35 22 20.69E and drag the yellow dummy tool to put the green dot on the blue circles and see photos high-quality 360-degree panoramas of what once was Gomorrah.</text:p>
      <text:h text:style-name="P216" text:outline-level="3"><text:soft-page-break/>Imhotep.</text:h>
      <text:p text:style-name="P2">Synchronisms, those relationships that establish that two people, places or events between different historical sources correspond to the SAME person, place or event, are the bridges that allow to establish moments that occurred simultaneously between two kingdom chronologies different. In this way, the global chronological ladder of what what happened in the past.</text:p>
      <text:p text:style-name="P7">Due to the great problems with Manetho's gay accounts, with the little mistake of the champion, and with the lies about the reign that each pharaoh of turn commanded to put in hieroglyphs on gigantic monuments that could be destroyed by his successors, the chronology Egyptian culture finds, almost from its inception, a critic on duty who presents its own synchronisms.</text:p>
      <text:p text:style-name="P7">Recently there are like 5 or 6 Egyptologist experts trying to bring down the champion. However, the champion's synchronism is still there: Shishak is Sheshonk. Says the encyclopedia on the Internet. There must be a reason. The bible He explains it to us by saying that: "EVERYONE is set in evil" <text:note text:id="ftn704" text:note-class="footnote"><text:note-citation>704</text:note-citation><text:note-body><text:p text:style-name="Footnote"><text:span text:style-name="T4">1 John 5:19 </text:span><text:a xlink:type="simple" xlink:href="https://www.biblegateway.com/passage/?search=1+John+5&amp;version=KJV" text:style-name="Internet_20_link" text:visited-style-name="Visited_20_Internet_20_Link"><text:span text:style-name="Definition"><text:span text:style-name="T4">KJV</text:span></text:span></text:a></text:p></text:note-body></text:note>.</text:p>
      <text:p text:style-name="P7">Next, the synchronism is sustained that: the Imhotep, of what it is known as the 3rd Egyptian dynasty, it is the same Joseph of the book biblical Genesis, the son of Jacob.</text:p>
      <text:p text:style-name="P7">For this, the champion's little mistake is taken into account, the accounts happy Manetho, and fundamentally the chronological column of the bible presented above.</text:p>
      <text:list xml:id="list1188828995" text:style-name="L29">
        <text:list-item>
          <text:p text:style-name="P257">Imhotep appears suddenly in the reign of Pharaoh Djoser, the same than the Joseph of the bible.</text:p>
        </text:list-item>
        <text:list-item>
          <text:p text:style-name="P257">Imhotep was first after the pharaoh, the same as Joseph of the bible.</text:p>
        </text:list-item>
        <text:list-item>
          <text:p text:style-name="P257">Imhotep interprets a dream of the pharaoh regarding a future famine of 7 years, the same as the Joseph of the bible.</text:p>
        </text:list-item>
        <text:list-item>
          <text:p text:style-name="P257">Imhotep was not of royal blood, the same as the Joseph of the bible.</text:p>
        </text:list-item>
        <text:list-item>
          <text:p text:style-name="P257">Imhotep saves Egypt from the 7-year famine by building grain stores, the same as the Joseph of the bible.</text:p>
        </text:list-item>
        <text:list-item>
          <text:p text:style-name="P257">Imhotep was recognized as someone close to God, the same as the Joseph from the bible.</text:p>
        </text:list-item>
        <text:list-item>
          <text:p text:style-name="P257">Imhotep imposed a tax on the inhabitants of Egypt, the same as the Joseph of the bible.</text:p>
        </text:list-item>
        <text:list-item>
          <text:p text:style-name="P257">The post-famine pharaoh of Imhotep became very powerful, the same as the pharaoh of Joseph in the bible.</text:p>
        </text:list-item>
        <text:list-item>
          <text:p text:style-name="P257"><text:soft-page-break/>The corpse of Imhotep is not in his tomb in Egypt, the same as the corpse of Joseph from the bible.</text:p>
        </text:list-item>
        <text:list-item>
          <text:p text:style-name="P257">The story of Imhotep became famous to the point that some they became mythical, the same as the story of Joseph in the bible.</text:p>
        </text:list-item>
        <text:list-item>
          <text:p text:style-name="P257">Imhotep is famous for refusing to use magic in treatments. doctors, the same thing that would be expected of the Joseph of the bible.</text:p>
        </text:list-item>
        <text:list-item>
          <text:p text:style-name="P257">The fact that Imhotep was the first to build a pyramid similar to a ziggurat is consistent with the biblical narrative. In the bible, Abraham and Jacob would have knowledge about the ziggurats in Mesopotamia.</text:p>
        </text:list-item>
        <text:list-item>
          <text:p text:style-name="P257">The fact that the pharaohs after the famine of Imhotep become so powerful is consistent with the biblical story. In the bible the inhabitants end up selling themselves as slaves of the pharaoh to be able to eat.</text:p>
        </text:list-item>
      </text:list>
      <text:p text:style-name="P2">The main argument for not accepting synchronicity, that Imhotep is the biblical Joseph, has been that the date for Imhotep in the chronology Egyptian, based on the little mistake that Shishak is Sheshonk, is not corresponds to the Biblical date for Joseph. If Shishak is not Sheshonk and the champion was wrong, said argument is without support.</text:p>
      <text:p text:style-name="P7">Since this synchronism, that Imhotep is Joseph, is not new, they have been raised arguments based on the myth of Imhotep: that he had unattainable knowledge for Jose, who was the representative of Egyptian gods, and that this is incompatible with a hebrew believer in the God of Abraham, that Imhotep was a god not a man, that he accomplished things that one would not expect from Jose.</text:p>
      <text:p text:style-name="P7">The truth is that if the Egyptians themselves mythologized Imhotep until the point of making him a demi-god, all the supposed Egyptian data of Imhotep that are not supported by different sources are also not very reliable.</text:p>
      <text:p text:style-name="P7">The coincidences mentioned between Imhotep and the biblical narrative are of widespread acceptance in academia is why the argument in against synchronism was the temporal discrepancy. If it is temporarily Synchronism is feasible, it is very difficult to deny that Imhotep is Jose.</text:p>
      <text:h text:style-name="P216" text:outline-level="3">Nuweiba.</text:h>
      <text:p text:style-name="P2">Unless you want to explain the biblical phrase from Exodus 14 that tells us It says that "the children of Israel entered through the sea on DRY, having the waters as a WALL to his right hand and to his left” <text:note text:id="ftn705" text:note-class="footnote"><text:note-citation>705</text:note-citation><text:note-body><text:p text:style-name="Footnote"><text:span text:style-name="T4">Exodus 14:22 </text:span><text:a xlink:type="simple" xlink:href="https://www.biblegateway.com/passage/?search=Exodus+14%3A22&amp;version=KJV" text:style-name="Internet_20_link" text:visited-style-name="Visited_20_Internet_20_Link"><text:span text:style-name="Definition"><text:span text:style-name="T4">KJV</text:span></text:span></text:a></text:p></text:note-body></text:note>, or be waters like WALL to the right and left of those who cross, of the SAME way that some want to explain the biological systems that we <text:soft-page-break/>observe in plants, animals and people, that is, wanting to explain those WALLS by MAGICAL processes, sorry SPONTANEOUS, which basically is the same, and out of sheer CHEPA, without acknowledging, without accepting, DENYING, the hand of the creator, of heaven and earth and of ALL biological systems of the planet, to separate these waters into WALLS, it is relatively easy accept what has to be the timing of the biblical place where The crossing of the so-called Red Sea happened.</text:p>
      <text:p text:style-name="P7">The crossing of the Red Sea happened almost in the middle of the Gulf of Aqaba in what which is now known as Nuweiba.</text:p>
      <text:p text:style-name="P7">The logical reasons and evidence that allow this host assert synchronicity are:</text:p>
      <text:list xml:id="list1351881101" text:style-name="L30">
        <text:list-item>
          <text:p text:style-name="P258">Nuweiba is OUTSIDE of what was Egypt, although in a controlled area militarily by Egyptians, and the bible tells us that the Israelites they had LEFT Egypt BEFORE crossing the Red Sea.</text:p>
        </text:list-item>
        <text:list-item>
          <text:p text:style-name="P258">To the north of the peninsula where Nuweiba is, there is a desert and the The bible tells us that Pharaoh believed they were shut up in the desert and He decided to go after them.</text:p>
        </text:list-item>
        <text:list-item>
          <text:p text:style-name="P258">The desert to the north of the peninsula was the land of the Philistines and the The bible tells us that God did not take them through the land of the Philistines. instead he directed them to a place called Pi-Hahirot.</text:p>
        </text:list-item>
        <text:list-item>
          <text:p text:style-name="P258">Pi-Hahirot can be translated as "mouth of the cannon" and Nuweiba is in front of a mountainous canyon mouth.</text:p>
        </text:list-item>
        <text:list-item>
          <text:p text:style-name="P258">The bible says that Pi-Hahirot is between Migdol and another place. Migdol can be translated as “fortified tower”, and north of Nuweiba there is evidence that a military tower once stood there of the Egyptians.</text:p>
        </text:list-item>
        <text:list-item>
          <text:p text:style-name="P258">Until the last century, there was on both sides of the crossing point in Nuweiba, two large stone pillars with evidence indicating that They were from the time of Solomon.</text:p>
        </text:list-item>
        <text:list-item>
          <text:p text:style-name="P258">There are eyewitnesses and photographs of the pillar on the side eastern, in Saudi Arabia, with evidence of words in several languages ​​such as: Pharaoh, Egypt, Moses, Death, Water, YHWH, Solomon and Edom.</text:p>
        </text:list-item>
        <text:list-item>
          <text:p text:style-name="P258">The pillar on the western side can still be seen today in the year 2021.</text:p>
        </text:list-item>
        <text:list-item>
          <text:p text:style-name="P258">Nuweiba's full name was Nuweiba-al-Muzayyinah which can be translate as “the waters of Moses part”.</text:p>
        </text:list-item>
        <text:list-item>
          <text:p text:style-name="P258"><text:soft-page-break/>This synchronism is consistent with the synchronism that Mount Biblical Sinai is the place known today as Jabal-Maqla in Saudi Arabia. That is to say that the coincidences of both synchronisms they reinforce each other.</text:p>
        </text:list-item>
      </text:list>
      <text:h text:style-name="P216" text:outline-level="3">Jabal-Maqla.</text:h>
      <text:p text:style-name="P2">According to the bible, something really happened on Mount Sinai or Horeb. spectacular.</text:p>
      <text:p text:style-name="P7">It says in Exodus 19 that: “And it came to pass on the third day when morning came, that thunder and lightning came, and a thick cloud over the mountain, and loud horn sound; and all the people that were in the real. And Moses brought the people out of the camp to receive God; and they put on at the bottom of the mountain. And all Mount Sinai smoked, because the Lord had descended upon him in FIRE: and the smoke from him went up like the smoke of a FURNACE, and the ENTIRE mountain SHAKED greatly. And the sound horn was working extremely hard” <text:note text:id="ftn706" text:note-class="footnote"><text:note-citation>706</text:note-citation><text:note-body><text:p text:style-name="Footnote"><text:span text:style-name="T4">Exodus 19:16-19 </text:span><text:a xlink:type="simple" xlink:href="https://www.biblegateway.com/passage/?search=Exodus+19%3A16-19&amp;version=KJV" text:style-name="Internet_20_link" text:visited-style-name="Visited_20_Internet_20_Link"><text:span text:style-name="Definition"><text:span text:style-name="T4">KJV</text:span></text:span></text:a></text:p></text:note-body></text:note>.</text:p>
      <text:p text:style-name="P7">Then YHWH begins to enunciate, with a voice of thunder, all the commandments, but there comes a time when Exodus 20 says that: “All the people considered the VOICES, and the FLAMES, and the sound of the trumpet, and the mountain that smoked: and when the people saw it, They trembled, and stood at a distance. And they said to Moses: Speak with we, that we will hear; but God does not speak with us, because LET'S NOT DIE” <text:note text:id="ftn707" text:note-class="footnote"><text:note-citation>707</text:note-citation><text:note-body><text:p text:style-name="Footnote"><text:span text:style-name="T4">Exodus 20:18-19 </text:span><text:a xlink:type="simple" xlink:href="https://www.biblegateway.com/passage/?search=Exodus+20%3A18-19&amp;version=KJV" text:style-name="Internet_20_link" text:visited-style-name="Visited_20_Internet_20_Link"><text:span text:style-name="Definition"><text:span text:style-name="T4">KJV</text:span></text:span></text:a></text:p></text:note-body></text:note>.</text:p>
      <text:p text:style-name="P7">Unless you want to explain this description of what happened in the Mount Sinai through a volcano, without recognizing, without accepting, DENYING, the VOICES that enunciated the commandments, and that the story says that EVERYTHING the people of Israel listened, and therefore DENYING the intervention directly from the creator, from heaven and earth in the event, is relatively EASY to accept what has to be the synchronism of the Biblical place where Mount Sinai or Biblical Mount Horeb is.</text:p>
      <text:p text:style-name="P7">For the purposes of this presentation the two contiguous peaks that have similar characteristics will be referred to by the name Biblical Horeb.</text:p>
      <text:p text:style-name="P7">Mount Sinai or Biblical Horeb is the mountain in Saudi Arabia known such as Jabal-al-Lawz or Jabal-Maqla.</text:p>
      <text:p text:style-name="P7">The logical reasons and evidence that allow this host assert synchronicity are:</text:p>
      <text:list xml:id="list2585321472" text:style-name="L31">
        <text:list-item>
          <text:p text:style-name="P259"><text:soft-page-break/>Jabal-Maqla is in the area still known today as Midian. This is consistent with the biblical narrative that tells us that Moses lived in Midian, as the husband of a daughter of a local leader, when he sees the burning bush on a mount called Horeb, SAME mount the one who later brings all the people of Israel.</text:p>
        </text:list-item>
        <text:list-item>
          <text:p text:style-name="P259">The area has two mountain peaks that can be seen with the naked eye almost black in color consistent with the biblical narrative that Horeb's peak was burned by fire when YHWH dictated the commandments with a voice of thunder.</text:p>
        </text:list-item>
        <text:list-item>
          <text:p text:style-name="P259">The name Jabal-Maqla can be translated as “burnt mountain”, consistent with the biblical narrative.</text:p>
        </text:list-item>
        <text:list-item>
          <text:p text:style-name="P259">The granite rocks that make up the Jabal-Maqla dome look burned on the side of the surface, presenting a color almost black. And they don't seem burned inside or on the side internal, presenting a typical color of granite: light yellowish.</text:p>
        </text:list-item>
        <text:list-item>
          <text:p text:style-name="P259">In the Jabal-Maqla area there are remains of what looks like an altar built with uncut stones. This is consistent with the narrative Biblical that tells us that Moses built an altar with stones without cut.</text:p>
        </text:list-item>
        <text:list-item>
          <text:p text:style-name="P259">In the Jabal-Maqla area there are several places with inscriptions that are not typical of the area, including typically hebrew drawings like bulls and menorahs.</text:p>
        </text:list-item>
        <text:list-item>
          <text:p text:style-name="P259">An arrangement of large rocks in particular, at the base of Jabal-Maqla, and in the middle of a great plain, presents a great quantity of drawn bulls. This is consistent with the biblical narrative that tells us that the children of Israel built a golden calf to worship him at the base of the mountain where they were camping.</text:p>
        </text:list-item>
        <text:list-item>
          <text:p text:style-name="P259">The access area to Jabal-Maqla is fenced and with restricted passage by the government of Saudi Arabia and is considered a place archaeological.</text:p>
        </text:list-item>
        <text:list-item>
          <text:p text:style-name="P259">The arrangement of large rocks with drawings of bulls, which is in the base of Jabal-Maqla and in the middle of the plain, is also fenced, with passage restricted by the government of Saudi Arabia, and It is considered an archaeological site.</text:p>
        </text:list-item>
        <text:list-item>
          <text:p text:style-name="P259">To the north-west of Jabal-Maqla there is a large rock split in two in what appear to be the remains of a water source that flowed from the stone. This is consistent with the biblical narrative that God used Moses to draw water from a rock at Horeb.</text:p>
        </text:list-item>
        <text:list-item>
          <text:p text:style-name="P259">Halfway up Jabal-Maqla there is a cave. This is consistent with the biblical narrative that tells us that, many years after Moses, the prophet Elijah was on Mount Horeb in a cave.</text:p>
        </text:list-item>
        <text:list-item>
          <text:p text:style-name="P259">Halfway up Jabal-Maqla there is a small plane. This is consistent with the biblical narrative that tells us that Moses went up with 70 elders of Israel up to a certain <text:soft-page-break/>point and then left them there waiting, along with Aaron and Hur, while he finished climbing the mountain with Joshua.</text:p>
        </text:list-item>
        <text:list-item>
          <text:p text:style-name="P259">Nearby, to what would be the altar that Moses built at the base of Horeb, there are remains of marble columns forming a circle. This is consistent with the witnesses that Solomon also built a small memorial dome on Mount Horeb.</text:p>
        </text:list-item>
        <text:list-item>
          <text:p text:style-name="P259">The local Bedouins identify the mountain as Jabal-Musa which is can be translated as the "mountain of Moses".</text:p>
        </text:list-item>
        <text:list-item>
          <text:p text:style-name="P259">Ceramic utensils have been found in the area, possibly hebrew This is consistent with the Israelites passing through the zone.</text:p>
        </text:list-item>
        <text:list-item>
          <text:p text:style-name="P259">This synchronism is consistent with the synchronism that the crossing of the Red Sea was at Nuweiba. That is to say that both synchronisms are they reinforce each other.</text:p>
        </text:list-item>
        <text:list-item>
          <text:p text:style-name="P259">On a possible route from Nuweiba to Jabal-Maqla there is a place with palm trees and 12 wells. This evidence is consistent with the Biblical description of Elim. The coordinates of said place are 28 34 09.90N, 34 49 58.97E.</text:p>
        </text:list-item>
      </text:list>
      <text:h text:style-name="P216" text:outline-level="3">Synchronizing Egypt.</text:h>
      <text:p text:style-name="P2">When we analyze in this video the 500 years of lag that generated the synchronism of the champion with the rest of the historical evidence of the Mediterranean and Middle Eastern, including Biblical and archaeological, no alternative synchronism was proposed.</text:p>
      <text:p text:style-name="P7">Actually the monumental mistake involves mapping chronological data that DO establish adequate coherence between the Egyptian evidence and all other historical evidence, including the Biblical and archaeological.</text:p>
      <text:p text:style-name="P7">Today a growing number of Egyptologists accept that it should be done a revision of the Egyptian chronology, although not all accept that they are 500 years of lag.</text:p>
      <text:p text:style-name="P7">This is why more than 6 different proposals have been presented on how such review should be done. Now it seems that every Egyptologist revisionist has his own idea of ​​how such a revision should be done.</text:p>
      <text:p text:style-name="P7">Your host in this video, that is me Jose Luis Quiroga, based on the evidence presented by a growing number of scholars on the subject, considers that the chronological correspondences that best establish a pattern of biblical historical coherence with Egypt are as follows:</text:p>
      <text:list xml:id="list2358908296" text:style-name="L32">
        <text:list-item>
          <text:p text:style-name="P260"><text:soft-page-break/>The 18th dynasty corresponds to the times of David, Solomon and Rehoboam.</text:p>
        </text:list-item>
        <text:list-item>
          <text:p text:style-name="P260">The 13th dynasty corresponds to the times of the exodus.</text:p>
        </text:list-item>
        <text:list-item>
          <text:p text:style-name="P260">The 3rd dynasty corresponds to the times of Joseph son of Isaac.</text:p>
        </text:list-item>
        <text:list-item>
          <text:p text:style-name="P260">The 1st dynasty corresponds to the times of Abraham.</text:p>
        </text:list-item>
      </text:list>
      <text:p text:style-name="P2">And more specifically:</text:p>
      <text:list xml:id="list3657460754" text:style-name="L33">
        <text:list-item>
          <text:p text:style-name="P261">Thutmosis 1st corresponds to the times of David.</text:p>
        </text:list-item>
        <text:list-item>
          <text:p text:style-name="P261">Hatshepsut corresponds to the times of Solomon.</text:p>
        </text:list-item>
        <text:list-item>
          <text:p text:style-name="P261">Thutmose 3rd corresponds to the times of Rehoboam.</text:p>
        </text:list-item>
        <text:list-item>
          <text:p text:style-name="P261">Neferhotep 1st corresponds to the times of the exodus.</text:p>
        </text:list-item>
        <text:list-item>
          <text:p text:style-name="P261">Djoser corresponds to the times of Joseph son of Isaac.</text:p>
        </text:list-item>
        <text:list-item>
          <text:p text:style-name="P261">Menes corresponds to the times Abraham.</text:p>
        </text:list-item>
      </text:list>
      <text:p text:style-name="P2">The logical reasons and evidence supporting these correspondences are the following:</text:p>
      <text:list xml:id="list2047723169" text:style-name="L34">
        <text:list-item>
          <text:p text:style-name="P262">If the author of the Song of Songs is Solomon, then the poetic literature and hymns from the time of Hatshepsut, from the dynasty 18, it has to be simultaneous or later because the similarity is too much. The Hatshepsut of the 18 must be simultaneous or after Solomon.</text:p>
        </text:list-item>
        <text:list-item>
          <text:p text:style-name="P262">If the author of Psalm 104 is David, then the hymn of the times of the pharaoh Akhenaten, of the 18th dynasty, has to be simultaneous or later because the similarity is too much. The Akhenaten of the 18 must be simultaneous or later than David.</text:p>
        </text:list-item>
        <text:list-item>
          <text:p text:style-name="P262">If the archaeological evidence at Nimrud indicating that a contemporary of King Omri of Israel made a reconstruction of the city, then Omri would have to be a contemporary of Amenhotep 3rd, from the 18th dynasty, because there are also a lot of Egyptian artifacts from the 18th dynasty in the same stratum of the reconstruction. Amenhotep 3rd of 18 must be simultaneous with Omri.</text:p>
        </text:list-item>
        <text:list-item>
          <text:p text:style-name="P262">If Jerusalem only acquired that name until the time of David, then the Amarna letters, from the 18th dynasty, have to be simultaneous or subsequent to David because they use that name. The Amarna of the 18 must be simultaneous or subsequent to David.</text:p>
        </text:list-item>
        <text:list-item>
          <text:p text:style-name="P262">If the city of Shechem was actually built by Jeroboam, then the Amarna letters, from the 18th dynasty, have to be simultaneous or after Jeroboam because they refer to that city. The Amarna of the 18th must be concurrent with or subsequent to Jeroboam.</text:p>
        </text:list-item>
        <text:list-item>
          <text:p text:style-name="P262"><text:soft-page-break/>The stories of Abdi-Hiba of Jerusalem in the Amarna letters, from the 18th dynasty, and the Biblical King Jehoram of Judah are almost identical. Both suffered revolts from their territories from Philistia to Edom. In both stories the Philistines plunder the king's palace with "men of the land of Kasi" or "men close to the Kushites”. This is evidence in favor of synchronism and therefore evidence in favor of the 18th dynasty extending to times of Joram of Judah. The Abdi-Hiba in the Amarna must be Joram.</text:p>
        </text:list-item>
        <text:list-item>
          <text:p text:style-name="P262">If the vocabulary, grammar, syntax, meter, use of parallelisms, the idiomatic uses of the Psalms, as well as some stories from the books of Kings are really original from the old testament, then some texts from Ugarit on the tablets of Ras Shamra from the same period as the Amarna letters have to be simultaneous or subsequent to the biblical texts. The Amarna must be later than the Psalms.</text:p>
        </text:list-item>
        <text:list-item>
          <text:p text:style-name="P262">Pottery from the greek Mycenaean period found at Amarna indicates that the greek Mycenaean period is contemporary with the 18th dynasty and the rest of the Mycenaean pottery, which the greeks traded in throughout the Mediterranean, places the Mycenaean period between 1000 and 750 before Jesus Christ. The Mycenaean greeks and the 18 must be between 1000 and 750 BC.</text:p>
        </text:list-item>
        <text:list-item>
          <text:p text:style-name="P262">On the Italian peninsula, in Sicily, in Greece, in Malta, in Troy, in Anatolia, in Palestine, in Sardinia, in the Aeolian Islands, and others archaeological sites of the mediterranean the evidence in ceramics, bronze, ivory, and other archaeological artifacts indicate a Temporal continuity in Late Bronze strata 2 and 3 corresponding to the Mycenaean culture. The 18 must be between the 1000 and 750 before Jesus Christ.</text:p>
        </text:list-item>
        <text:list-item>
          <text:p text:style-name="P262">All the archaeological evidence of the greeks agrees with the archaeological evidence of the Assyrians. Both coincide with biblical evidence. All place the late bronze age 2 and 3 between 1000 and 750 BC. 3 different systems consistent chronological data place the Egyptian 18th dynasty between 1000 and 750 BC. The 18 must be among the 1000 and 750 before Jesus Christ.</text:p>
        </text:list-item>
        <text:list-item>
          <text:p text:style-name="P262">In particular, the ceramics of the immediate archaeological strata 7b and 8 in Troy indicate a temporal continuity between both strata. The pottery from layer 8 at Troy is of the same type as the one found in Amarna from the 18th dynasty. House number 814 of the Stratum 7b is from the Late Bronze Age. The 18 must be between the 1000 and 750 before Jesus Christ.</text:p>
        </text:list-item>
        <text:list-item>
          <text:p text:style-name="P262">In particular, the Hittite cavalry depicted in the tomb of Horemheb of the 18th dynasty, and by Seti 1st of the 19th dynasty in his space in Karnak, presents the <text:soft-page-break/>same type of characteristics of the cavalry Assyria from the years between 1000 and 750 BC. Evidence suggesting that these two neighbors never knew about mutual advances in cavalry, or what is much more feasible: the 18th and the beginning of the 19th are between 1000 and 750 before Jesus Christ.</text:p>
        </text:list-item>
        <text:list-item>
          <text:p text:style-name="P262">The palace found in layer 8 at Megiddo that places it in the Late Bronze Ages 2 and 3 is evidence indicating that said palace was that of Solomon because said palace corresponds to the Biblical description of Solomon's palace. Solomon must have lived in Late Bronze Ages 2 and 3.</text:p>
        </text:list-item>
        <text:list-item>
          <text:p text:style-name="P262">The ivory artifacts found in the stratum 8 palace in Megiddo are evidence indicating that said palace belonged to Solomon because the figures found in said artifacts are consistent with the biblical narrative of the relationship between Egypt and Israel in Solomon's times. Solomon must have lived in ages 2 and 3 of the late bronze.</text:p>
        </text:list-item>
        <text:list-item>
          <text:p text:style-name="P262">The fortified constructions of the 2nd and 3rd Bronze Age found at Hazor, Megiddo, and Gezer have entries of 6 chambers in the same type of stone indicating a central government from north to south, evidence that is consistent with the biblical narrative that tells us that Solomon built on these three cities. Solomon must have lived in Late Bronze Ages 2 and 3.</text:p>
        </text:list-item>
        <text:list-item>
          <text:p text:style-name="P262">The seal of Tuthmosis 3rd found in stratum 7b at Megiddo, after the palace of layer 8, is evidence that indicates that Thutmosis 3rd is the biblical Shishak and therefore the 18th dynasty Egyptian with Tutmosis 3rd is simultaneous with the biblical King Rehoboam. The Thutmosis 3rd of 18 must be Shishak.</text:p>
        </text:list-item>
        <text:list-item>
          <text:p text:style-name="P262">One of the biblical ways of referring to the queen of Shaba is also queen of the south. Evidence in favor of synchronism that Hatshepsut is the queen of Shaba. The Hatshepsut of the 18 must be the queen of shaba</text:p>
        </text:list-item>
        <text:list-item>
          <text:p text:style-name="P262">A possible pronunciation of Thebes, the Egyptian city from which Hatshepsut reigned over Egypt, it is Shebas. Word of local origin that en means “wild cat”, which is consistent with sphinxes with body shape of "wild cat". The Hatshepsut of the 18 must to be the queen of Shaba.</text:p>
        </text:list-item>
        <text:list-item>
          <text:p text:style-name="P262">The queen of Shaba, according to biblical evidence, must refer to an important reign, not a secondary ruler. The Hatshepsut of the 18 must be the queen of Shaba.</text:p>
        </text:list-item>
        <text:list-item>
          <text:p text:style-name="P262">The historian Josephus identified the queen of Shaba as “The queen of Egypt and Ethiopia", where Ethiopia in the context of Josephus is refers to the area of ​​Nubia, not to present-day Ethiopia. The Hatshepsut of the 18 must be the queen of Shaba.</text:p>
        </text:list-item>
        <text:list-item>
          <text:p text:style-name="P262"><text:soft-page-break/>The names of the characters in the story of the queen of Shaba, according to Abyssinian tradition, they have great textual similarities with the Egyptian names of Hatshepsut and Thutmose 3rd. the name in Hatshepsut's throne was Makeda and the Abyssinian tradition identified as Makeda. In Phoenician both letters are quite similar. In this tradition Solomon is the father of the son of the queen of Shaba, who then plunders Solomon's temple, the same as Thutmose 3rd. The Hatshepsut of the 18 must be the queen of Shaba.</text:p>
        </text:list-item>
        <text:list-item>
          <text:p text:style-name="P262">The fact that during the reign of David and Solomon they did not succeed wars with Egypt corresponds to what we know of the times Tuthmosis 1st, father of Hatshepsut. Tuthmosis 1st of the 18 must be the pharaoh in the time of David.</text:p>
        </text:list-item>
        <text:list-item>
          <text:p text:style-name="P262">The journey to Punt in Hatshepsut's temple is represented with great detail right in front of his birth. This indicates that Punt it was an important kingdom and not a secondary one. The Point of the 18 It must be an important kingdom.</text:p>
        </text:list-item>
        <text:list-item>
          <text:p text:style-name="P262">Thutmose 3rd conquered Punt during his 1st campaign. evidence that indicates that Punt was in the same area as all the cities and territories visited in said campaign and discard any place far from these territories. The Punt of the 18 should be Israel.</text:p>
        </text:list-item>
        <text:list-item>
          <text:p text:style-name="P262">All the evidence from the first campaign of Thutmose 3rd indicates that the conquered territory corresponds to the southern part of Israel current. Evidence indicating that Hatshepsut's journey was to said territory. Hatshepsut's journey was to Israel.</text:p>
        </text:list-item>
        <text:list-item>
          <text:p text:style-name="P262">Evidence at Hatshepsut's temple indicates that Punt was identified as “Ta-Netjer” or “Land of God”. “Ta-Netjer” in the Egyptian culture, through multiple inscriptions, this directly related to Osiris and the city Byblos in the current Lebanon. Evidence indicating that Punt was sacred territory for the Egyptians and that therefore the journey to Punt was of utmost importance that Hatshepsut's presence required for her political interests. Hatshepsut's journey was to Israel.</text:p>
        </text:list-item>
        <text:list-item>
          <text:p text:style-name="P262">Egyptian records indicate that they considered their origin era of Punt and archaeological evidence indicates that the Egyptians They are of Phoenician origin. Evidence that is consistent with locating Punt in the Israel of Solomon. Hatshepsut's journey was to Israel.</text:p>
        </text:list-item>
        <text:list-item>
          <text:p text:style-name="P262">The Phoenicians considered that the Egyptians had their origin in their land. Evidence that is consistent with placing Punt in the Israel of Solomon. Hatshepsut's journey was to Israel.</text:p>
        </text:list-item>
        <text:list-item>
          <text:p text:style-name="P262"><text:soft-page-break/>Archaeologically, during the 18th dynasty great development is observed in the area of ​​Israel, and on the contrary, only cultures primitives in the other places presented as candidates to be Punt by Egyptologists. Evidence in favor of the toponym that Punt remains in the Israel of Solomon. Hatshepsut's journey was to Israel.</text:p>
        </text:list-item>
        <text:list-item>
          <text:p text:style-name="P262">Numerous Egyptian inscriptions relate Punt to the city Byblos, and the Egyptian goddess Hathor with Byblos, also called "Lady of Byblos" and "Lady of Punt". Evidence in favor of toponym that Punt remains in Solomon's Israel. the journey of Hatshepsut went to Israel.</text:p>
        </text:list-item>
        <text:list-item>
          <text:p text:style-name="P262">Biblical and extra-biblical evidence indicates that Solomon's Israel It was the most outstanding kingdom in plant and animal variety, especially in the Jordan Valley area, as well as in abundance of gold and silver, especially in Jerusalem, among all the important cultures of that time, including Egypt itself, the rest of Africa and the Eastern peoples. Hatshepsut's journey went to Israel.</text:p>
        </text:list-item>
        <text:list-item>
          <text:p text:style-name="P262">The coincidence in material, number and class of artifacts between the Biblical record of looting in Solomon's temple by Shishak and the record in the section of Thutmose 3rd in the Karnak complex is evidence in favor of synchronism that Thutmose 3rd is the Biblical shishak. Thutmosis 3rd of 18 must be Shishak.</text:p>
        </text:list-item>
        <text:list-item>
          <text:p text:style-name="P262">The name Kadesh means Holy in hebrew. Even currently at Jerusalem is known as the Holy City. This coincidence is evidence in favor of toponym that Kadesh is Jerusalem in the Thutmose 3rd campaign of conquest to the southern territory of Israel of Solomon. Thutmosis 3rd of 18 must be Shishak.</text:p>
        </text:list-item>
        <text:list-item>
          <text:p text:style-name="P262">Read the narration of the Ipuur papyrus about the fall of the 13th dynasty It's like reading the biblical exodus. The similarities are in everything: the plagues, the Egyptian magicians, the deaths, the lamentations, the fall of Egypt. It is basically the Egyptian record of the exodus. This is evidence that the exodus happens at the time of the 13th dynasty. exodus must have happened on the 13th.</text:p>
        </text:list-item>
        <text:list-item>
          <text:p text:style-name="P262">All the support already presented for the synchronism that Jose is Imhotep reinforces the correspondence that the biblical Joseph lived in times of Djoser is the pharaoh of Egypt of the 3rd dynasty and is consistent with the rest of the correspondences presented now.</text:p>
        </text:list-item>
      </text:list>
      <text:p text:style-name="P2">Thus, the correspondences of that:</text:p>
      <text:list xml:id="list3650094786" text:style-name="L35">
        <text:list-item>
          <text:p text:style-name="P263">The 18th dynasty corresponds to the times of David, Solomon and Rehoboam.</text:p>
        </text:list-item>
        <text:list-item>
          <text:p text:style-name="P263">The 13th dynasty corresponds to the times of the exodus.</text:p>
        </text:list-item>
        <text:list-item>
          <text:p text:style-name="P263"><text:soft-page-break/>The 3rd dynasty corresponds to the times of Joseph son of Isaac.</text:p>
        </text:list-item>
        <text:list-item>
          <text:p text:style-name="P263">The 1st dynasty corresponds to the times of Abraham.</text:p>
        </text:list-item>
      </text:list>
      <text:p text:style-name="P2">And more specifically that:</text:p>
      <text:list xml:id="list2214484736" text:style-name="L36">
        <text:list-item>
          <text:p text:style-name="P264">Tutmosis 1st corresponds to the times of David</text:p>
        </text:list-item>
        <text:list-item>
          <text:p text:style-name="P264">Hatshepsut corresponds to the times of Solomon.</text:p>
        </text:list-item>
        <text:list-item>
          <text:p text:style-name="P264">Thutmose 3rd corresponds to the times of Rehoboam.</text:p>
        </text:list-item>
        <text:list-item>
          <text:p text:style-name="P264">Neferhotep 1st corresponds to the times of the exodus.</text:p>
        </text:list-item>
        <text:list-item>
          <text:p text:style-name="P264">Djoser corresponds to the times of Joseph son of Isaac.</text:p>
        </text:list-item>
        <text:list-item>
          <text:p text:style-name="P264">Menes corresponds to the times Abraham.</text:p>
        </text:list-item>
      </text:list>
      <text:p text:style-name="P2">They are the correspondences that allow establishing an Egyptian chronology that does not generate archaeological jumps of 400 and 500 years in other cultures, and a logical coherence between the chronology of Egypt and the other three chronologies that are already consistent with each other: the Assyrian, the greek and the biblical</text:p>
      <text:h text:style-name="P216" text:outline-level="3">Probability.</text:h>
      <text:h text:style-name="P218" text:outline-level="4">Fundamental probability.</text:h>
      <text:p text:style-name="P2">Question 1:</text:p>
      <text:p text:style-name="P7">Consider an equilateral triangle inscribed in a circle. Suppose it is choose a chord of the circle. What is the probability that the rope longer than one side of the triangle?</text:p>
      <text:p text:style-name="P7">Question 2.</text:p>
      <text:p text:style-name="P7">There is a certain amount of liquid. Everything we know about the liquid is that it is composed entirely of wine and water, and that the proportion of wine to water is between 1/3 and 3. What is the probability that the ratio of wine to water is less than or equal to 2?</text:p>
      <text:p text:style-name="P7">Question 1 is known in probability by the name of "the Bertrand paradox. A French namesake of this host because the Bertrand's proper name is Joseph Louis.</text:p>
      <text:p text:style-name="P7">Question 2 is known as the “water and moon paradox”. came from Ludwig Von Mises," a Jew born in the territory of present-day Ukraine that had to run to the United States.</text:p>
      <text:p text:style-name="P7"><text:soft-page-break/>These two questions are not really paradoxical at all, just point out the impossibility of generically applying what is known in fundamental probability as “the principle of indifference”.</text:p>
      <text:p text:style-name="P7">To the first question formulated in 1889 they have tried to find solutions, that is, they have tried to remove it, in various ways. To the second question they simply have not been able to give answer, that is to say that they have not been able to remove him. The last attempt was in 2004.</text:p>
      <text:p text:style-name="P7">All these attempts fail because they try to answer the questions as such and not the point they seek to make.</text:p>
      <text:p text:style-name="P7">The point is that there is NO so-called "fair coin", a coin 0.5 and 0.5 that which was already discussed in this video. All REAL currency is loaded to one side and every coin that can be described with a ALGORITHM is pseudo-random.</text:p>
      <text:p text:style-name="P7">In the case of fundamental probabilities, those that are based on the principle of indifference, these probabilities depend, eye DEPEND, of the way to choose that which supposedly has a distribution random in an “indifferent” way, between quotation marks.</text:p>
      <text:p text:style-name="P7">To really try to describe a behavior with probabilities It is necessary to determine, define, establish the function of selection, the one they call random, the one that will never really be really random but pseudo-random, i.e. quasi-random, because such a "fair currency" does not exist.</text:p>
      <text:p text:style-name="P7">In the case of fundamental probability, to be able to say that it describes the functioning of a system, we must define the function HUMP, the random function. It is necessary to know the operation of the selection function. Thus, said “indifference”, in quotes, of the supposed "principle of indifference", of all probability theory fundamental only exists in cases where such a function is known. Do not it can be assumed that I know it, it must be effectively defined or know her.</text:p>
      <text:h text:style-name="P218" text:outline-level="4">Statistical probability.</text:h>
      <text:p text:style-name="P2">Probability theories are born with card and dice games. They seek to try to predict an event from past events, assigning a value to the possibility of it happening.</text:p>
      <text:p text:style-name="P7">In statistical probability, probability is understood as what it really is: a simple relative frequency. I take my real currency, the I toss a million times and count how many times it came up heads, how many times seal came out, and how many times was it standing <text:soft-page-break/>on the edge. Then with those counts I calculate the frequency of each possibility, and thus determine the probability that my next toss will come up with each possibility.</text:p>
      <text:p text:style-name="P7">Thus, that such "relative" of any frequency is always determined by prior knowledge of the problem. This knowledge is used to establish functional RELATIONSHIPS between the variables of the problem to study. That prior knowledge is defined in terms of functions math.</text:p>
      <text:p text:style-name="P7">In statistics it is used is the partial knowledge that we have of the operation of the system to try to predict a future event. I know assumes, or is intended, or effectively unknown, the operation complete system.</text:p>
      <text:p text:style-name="P7">These types of theories are used in all types of systems where only has a PARTIAL knowledge of the global system, of that which includes subsystems that I do know, and can control, and others that I don't.</text:p>
      <text:p text:style-name="P7">When my creation, that part of the system that I can describe deterministically, that part that I can control, has to interact with what I do not know, I seek to try, eye TRY, to predict how will that interaction be, in a probabilistic way. That's why in this type of creations, which interact with external systems whose operation is unknown, such interaction sometimes works already sometimes not</text:p>
      <text:h text:style-name="P218" text:outline-level="4">Creations.</text:h>
      <text:p text:style-name="P2">It serves no one to have a chance that the parts of their creation whether or not they are in the place where they should be, and it is no use for anyone to have a probability that the parts of your creation will or will not have the speed they must have for the creation to work.</text:p>
      <text:p text:style-name="P7">It is no use to anyone that the parts of their machinery may be where they should be and maybe if they do what they should do. they cannot be build MACHINES in terms of what is known only one probability that its parts ARE, and DO move, do have the speed, the momentum, or NOT, that they must have.</text:p>
      <text:p text:style-name="P7">Probability theories are completely useless to create something because they are not deterministic systems. They only serve to try TO DESCRIBE a CREATION, once created, as if it had no CREATOR, is say pretending NOT to know the deterministic model that describes said creation. They serve only to analyze a creation pretending, or <text:soft-page-break/>Assuming that its operation is unknown. Pretend to use a theory of probability to explain the fundamental functioning of a creation is simply to deny its CREATOR.</text:p>
      <text:h text:style-name="P218" text:outline-level="4">Quantum.</text:h>
      <text:p text:style-name="P2">Every quantum ideology is, in its mathematical aspect, a theory of probability. They seek to calculate the probability that one, misnamed, “elementary particle” has a position, a velocity, or a momentum dice.</text:p>
      <text:p text:style-name="P7">In the case of fundamental quantum ideologies, the same problem presenting the theories of fundamental probability is applied. That supposed "principle of indifference" is false. The "fair" currency exists. We must define the random function in each case. It can not apply to try to explain the fundamental functioning of the matter. Assuming the supposed "principle of indifference", in quotes, It is a fundamental error from the point of view strictly mathematical.</text:p>
      <text:p text:style-name="P7">And in the case of quantum ideologies that use probability statistically, the problem, at least from the point of view of criterion of technical creativity, is that they are not useful. do not qualify as science because they are not deterministic, they are not used to build an object from what they study: supposed elementary particles.</text:p>
      <text:p text:style-name="P7">Statistics is used to analyze events of created objects, not to create the objects. For this, deterministic models are needed. Can predict what the pieces of my creation are going to do at each moment to let my creation do what it's supposed to do.</text:p>
      <text:h text:style-name="P218" text:outline-level="4">Popular.</text:h>
      <text:p text:style-name="P2">I don't know if the idea is clear to you but what this means is that the lovers of popular quantum ideologies, those who still use predictive statistics systems, or even worse probability systems based on the supposed “principle of indifference”, to try to explain, at the point of probabilities, the behavior of some supposed elementary particles, those lovers, what they really need is a deterministic explanation about the behavior of the supposed elementary particles so that in this way the explanation does serve to build something with the supposed elementary particles.</text:p>
      <text:p text:style-name="P7">Perhaps they should begin to consider that the supposed particles elementals, neither are they particles, nor are they elementals. what they really are stationary electromagnetic waves traveling in a medium which has been denied its existence since the end of the <text:soft-page-break/>19th century, when two of the most popular ideologies appear today: quantum in terms of probability and gravity in terms of curvature.</text:p>
      <text:p text:style-name="P7">In the 19th century, to a "genius", in quotes, whom the Satan, the enemy, he put in the first person, the "great idea", in quotes, to ASSUME that the speed of light is always the same in space empty, which is yet to be found, and postulates it as an AXIOM, that is, that is ASSUMED and must be EVIDENT for anyone, of their ideology, wrong called theory of gravity. Not realizing that the supposed axiom, nothing obvious to ANYONE, makes it mathematically reducible to ABSURD.</text:p>
      <text:p text:style-name="P7">However, the MEDIUM in which electromagnetic waves travel has always been there with the name of "electromagnetic field", so want to call it MEDIUM, as they did in the 19th century before the absurd ideology of gravity appeared thanks to its “obvious”, in quotes, “AXIOM”, in quotes, which ASSUMES that the speed of the light is always the same in an empty space that is still meet.</text:p>
      <text:p text:style-name="P7">Some even claim that the ideologue of the absurd ideology thought that said MIDDLE had to exist because otherwise the second version of its ABSURD ideology, based on the same AXIOM, would make it ABSURD. Apparently the "genius", in quotes, never realized that its AXIOM already made it mathematically reducible to the ABSURD.</text:p>
      <text:p text:style-name="P7">Sad, right? But here we are, two quite popular ideologies, one scientifically absurd, the other not only that but also mathematically absurd, and both that dial theories SCIENTIFICALLY proven, the encyclopedia says so and the majority believes it.</text:p>
      <text:h text:style-name="P216" text:outline-level="3">Seriously absurd.</text:h>
      <text:p text:style-name="P2">At the end of the 19th century, outer space was believed to be empty. A late 19th century, planetary motion was explained in terms of a mathematical model that only depended on an attractive force. An predictive model but obviously without creative force. not even now we can make planets, and if the bible is true we will not be able to, for at least not before the resurrection of the dead.</text:p>
      <text:p text:style-name="P7">At the end of the 19th century there were no satellites in orbit, there were no television, there were no airplanes, there were no orbiting telescopes, no there were no computers, there were no interoceanic optical networks, there were no transistors, there were no microcircuits, there was no Internet, there were no cell phones. At the end of the 19th century mathematics had to be done by HAND, and if a process was too complex to model with linear equations, it was impossible to solve the equations in almost All cases.</text:p>
      <text:p text:style-name="P7"><text:soft-page-break/>In that context a german Jew who liked to stick out his tongue was It so happened that the entire universe could be described in terms of a attractive force and ONLY attractive, that is to say that it can only attract, known as gravity. In their THOUGHT experiments, since they did not could do in practice, decided that an axiom, that which must be obvious to anyone, of his descriptive theory, because it only serves for that, was that the speed of light is always the same in a empty space, because outer space was believed to be empty. Obviously he chose as a mathematical model something that was fashionable such as tensor theory, an algebraic model that allows to work vectors and scalars in virtually any form the user likes. Of the will.</text:p>
      <text:p text:style-name="P7">He stuck out his tongue and thought: "We have a three-dimensional space, that is to say vector, a scalar time, and we can use tensors to work the two as if it were a 4-dimensional mathematical space and that's it! Let us describe the universe. That one that at the end of the 19th century did not leave the galaxy and it only had about 300 thousand stars.</text:p>
      <text:p text:style-name="P7">As the first theory did not come out so general, then he got the general one. They also had the attraction that since they were described with equations NOT linear, NOBODY at that time could solve them for the general case. Let's remember that math had to be done by HAND.</text:p>
      <text:p text:style-name="P7">The equations also had another attraction: they could be inserted and removed. taste factors. In the beginning he decided that it would be nice to have a universe stable and he put his factor, that sum or little multiplication that one he got into school when the equations didn't add up. that what some call MACHETAZO. When later it occurred to another guy that the famous red shift, which we already talked about in this video, meant an expanding universe, decided it had been a mistake and he took it off. They were adaptable. Very practical to describe a universe of 4 dimensions where one is time. Gravity is just curvature of that imaginary space that exists only in the mind of those who study the theory of genius this.</text:p>
      <text:p text:style-name="P7">They also had some pretty interesting consequences. According to theory, if we put a clock on earth and another on a spaceship, let's remember that the genius could only do experiments on the mind, and the ship leaves traveling through space and then back to earth, the clock on the ship will mark a shorter time for the trip than what the clock says in the earth. Interesting, right?. Only it also has other consequences. According to the theory, the ship can ALSO tell that it is the earth that is making the trip and from the <text:soft-page-break/>point of view of the ship it is the clock on earth which will mark a shorter time for the journey than what mark the clock on the ship. Which allows us to conclude that according to the Theoretically, a clock can be faster and slower for the same event. than another watch. Little mathematical contradictions that make it even more interesting. ABSURD but interesting. The world loved it and it still does.</text:p>
      <text:p text:style-name="P7">When the EXCLUSIVELY attractive force on which your description of the universe, that of the late 19th century, was not enough to explain the characteristics of what began to be observed in the 20th century, the solution was more factors. purely mathematical factors. Factors that do not correspond to any observable physical reality.</text:p>
      <text:p text:style-name="P7">Why don't galaxies dissolve? Why do they have structure? For that move as we observe that they move? How could they get to form? Easy, put a factor in that pod. Dark matter. dark because we can't see it. But you have to say yes because if you don't I finished my little work in theory. That it touches that it is more than 80% of the total matter to make it fit. DOES NOT MATTER. Put that pod on him. A submits more than 80% of something that, BY DEFINITION, is not observed by nowhere.</text:p>
      <text:p text:style-name="P7">Then more questions appeared and it was time to answer them at the tip of more factors. Factors that even the encyclopedia recognizes as MORE HYPOTHETICAL. Eye, MORE! Listen well: MORE!. Dark energy appeared black holes, and others. Isn't there enough power to explain my universe of only attractive forces as I want it to be? Put dark energy in it. I can not explain with my model, of only forces attractive, the distribution of energy in galaxies? put holes in it blacks. ALL black and dark because, BY DEFINITION, they cannot be look nowhere. They only exist in mathematics so that fit, that is, in the imagination of those who earn money for studying that which cannot be observed, but it must be said that yes, that indirectly, that with great care, that the evidence is there, that only experts in the theory understand it, which blah, blah, blah, blah, blah.</text:p>
      <text:p text:style-name="P7">But more questions came up. Did currents and fields appear electromagnetic waves that fill all that I thought was empty space? Call it something else and adapt those equations again because it starts to look more and more like a universe explainable with theory electromagnetic, the one that does consider the existence of forces REPULSIVE, a plasma universe, and not the one I thought it was. Did higher velocities appear than we had assumed as maximum for electromagnetic waves? Simply DENY it outright and <text:soft-page-break/>keep your false axiomatic postulate, which was not evident to anyone, because it is an axiom of the theory and that little part was not adaptable.</text:p>
      <text:p text:style-name="P7">Amazing, right? But that's how we are. The encyclopedia calls it science and believe the majority.</text:p>
      <text:h text:style-name="P216" text:outline-level="3">Fields.</text:h>
      <text:p text:style-name="P2">Man has developed many fields of study.</text:p>
      <text:p text:style-name="P7">Everything begins with the observation of a phenomenon, whatever its interest of human consciousness, then seeks to measure, analyze, study the phenomenon, and in most cases, reproduce, repeat The phenomenon. Then formulate a series of hypotheses, a model, a operation scheme of the observed phenomenon. Based on said model, experiments are made with the phenomenon, to try to verify if the things that my model predicts will happen actually happen. In the extent to which the predictions are successful the model actually works and explains the observed phenomenon. To this cycle and its variants They are known as scientific methods.</text:p>
      <text:p text:style-name="P7">The criterion normally used to determine whether a model or theory is really scientific or not, is that the hypotheses in which based on the model, or theory, are falsifiable. falsifiable means that experiments that test hypotheses can be negative or contrary to what I expected to happen.</text:p>
      <text:p text:style-name="P7">The criterion raised in this video requires one more step. not required only understand, or believe that it is understood, through a model or theory, mathematical or not, which has been verified, or proven, by repeated observation that the predictions it makes about the phenomenon are met. The criteria in this video require not only verifying the model, or believe that it has been verified, but to create something new, to build something new, that is useful, usable, by the human being, an object. Something that allows the human being who does not know the theory, who knows the mathematical details or not, check that the theory or model is useful For something. Was the model needed to create something useful? if the answer is affirmative, the model begins to be validated according to the criteria of the technical creativity, the criterion of this video.</text:p>
      <text:p text:style-name="P7">This condition implies that the object product of the knowledge of a phenomenon is reproducible, repeatable. That the object of study can be recreate. Do you study electric fields? This step involves being able to recreate them to taste. Do you study magnetic <text:soft-page-break/>fields? This step involves power reproduce them. Do you study the behavior of stars? Fields of gravity? Galaxies? elementary particles? biological cells? East step implies being able to recreate them, reproduce them, repeat them to taste starting from the generative or constitutive elements that explain the model or theory to verify.</text:p>
      <text:p text:style-name="P7">This step is not just to replicate the phenomenon, but to build something new out of it. from its objects of study, something useful and usable by the human being. Do you study electromagnetic fields and built a transmitting object and a receiving object of electromagnetic waves to transmit messages remote humans? Qualify. Do you study elementary particles but not builds them or builds anything new with them that is useful to the being human? DOES NOT QUALIFY. It is a field of study but it is not a science, a true knowledge.</text:p>
      <text:p text:style-name="P7">Mechanics, electromagnetism, thermodynamics, optics, dynamics, acoustics, organic and inorganic chemistry, aeronautics, all engineering that build objects: civil, chemical, electrical, mechanical, metallurgical, materials, computational, medical etc. qualify according to this criteria because they have allowed to build airplanes, shoes, cell phones, microscopes, telephones, watches, televisions, hammers, trains, telescopes, computers, pots, buildings, transistors, automobiles, satellites, refrigerators, washers, polishers, backhoes, machines that they make machines, factories that use machines made by other factories to build other OBJECTS.</text:p>
      <text:p text:style-name="P7">No field of study in biology, botany, ecology, in medicine, in zoology, in genetics, not even in astronomy, geology, oceanography, and much of physics, such as nuclear, quantum science, and cosmology, do not qualify by this criterion either. Are fields of study, but they do not qualify as true knowledge, as true science, according to the criterion of technical creativity.</text:p>
      <text:p text:style-name="P7">No model or theory that seeks to explain cell-based systems qualifies because man has not been able to build a cell, nor reproduce from cells a system of cells, plants, animals or humans. However, they DO qualify all theories necessary to build the INSTRUMENTS or OBJECTS used in those study fields. For example, optics were necessary to build the first microscope. Qualify.</text:p>
      <text:p text:style-name="P7">Neither do purely abstract theories qualify, no theory purely mathematical qualifies, because despite being necessary for explain virtually any modern model or theory that qualify, the objects created by such models or theories are not concrete, they are not physical, they are not perceivable through senses.</text:p>
      <text:h text:style-name="P216" text:outline-level="3"><text:soft-page-break/>Aliens.</text:h>
      <text:p text:style-name="P2">The word "terrestrial" is normally defined as anything that has origin on this earth, on this planet. So EXTRA-terrestrial is everything that which has no origin on this planet.</text:p>
      <text:p text:style-name="P7">Then it can be concluded that, according to what the bible teaches, neither the Father, neither the Son Jesus Christ, nor the Holy Spirit, nor the angels, nor Satan and company, nor the Cherubim, nor any heavenly principality or power It is of terrestrial origin. They are all EXTRA-terrestrial because their origin is NOT It's from this planet.</text:p>
      <text:p text:style-name="P7">The idea of ​​life forms external to this planet seems to start in the 2nd century after Jesus Christ in the fictional book entitled "History True” by Luciano, where the Sun and the Moon seem to be the only astronomical objects capable of hosting life forms.</text:p>
      <text:p text:style-name="P7">However, there is the issue of Unidentified Flying Objects, in spanish normally known as OVNIs or also as UFOs for their english acronym.</text:p>
      <text:p text:style-name="P7">The first "flying saucers" are observed in the 1940s. A little later, in 1947, the acronym OVNI began to be used in spanish. and UFO in english. And a few years later the word “alien” appears in dictionaries for the use that has been given to it in novels of the which is now known as science fiction.</text:p>
      <text:p text:style-name="P7">In the year 2014, facing the Dead Sea with the sun almost at its zenith, without a cloud in sight, with a completely blue sky, on a trip in group made with the San John Crisóstomo Parish of Bogotá, three people, among whom I include myself, Jose Luis Quiroga, we saw what which can be called an unidentified flying object, a UFO.</text:p>
      <text:p text:style-name="P7">The event that I personally observed lasted no more than a tenth of a second, if I had blinked at that moment I wouldn't have seen it. Looking from west to east, towards the Dead Sea, with the Sun at 95 degrees from the horizon, a light, as bright as the sun, as at 70 degrees from the horizon, the size of a star, but obviously within the atmosphere since it was visible on a day without no cloud and with a completely blue sky, the light stretched like a laser beam style line, from west to east, until about 20 degrees from horizontal, and then the line of light He disappeared. Kind of like the effect they do in the movie Trip to the stars with the spaceship, but a single point of light that stretches until it forms a line of light that then disappears.</text:p>
      <text:p text:style-name="P7">I don't think it was a star, I don't think it was an optical effect, no I think it was something astronomical. I think it was an object built by the human being with technology that has been hidden since he was Invented during World War II.</text:p>
      <text:p text:style-name="P7"><text:soft-page-break/>For me it was nothing more than a confirmation of my personal research in the issue of unidentified flying objects, more specifically on “flying saucers”, which he had made in the early 1990s 2000, thanks to the Internet network.</text:p>
      <text:p text:style-name="P7">My interest in the subject of unidentified flying objects begins after reading several of the books that purport to explain the resurrection of Jesus Christ as an event directed or organized by aliens Extraterrestrials that are not biblical, it is not about the creator of heaven and earth, but of a supposed civilization that it has its origin in another part of the heaven of heavens. But if Jesus Christ was indeed resurrected, the rest of the bible, not just the part that speaks of the resurrection of Jesus Christ, has to be true, and if that is so, then the hypothesis that a civilization coming from those lights that we see in the sky, and that we call stars, was the one that resurrected Jesus Christ has to be false. The hypothesis may be consistent with a small part of the gospels but it is not with respect to the whole bible.</text:p>
      <text:p text:style-name="P7">The scientific theory behind the development of this technology is none other than the old and well-known "electromagnetic theory" of Maxwell and Heaviside, the same one behind most of the technologies 20th and 21st century. Nothing unusual.</text:p>
      <text:p text:style-name="P7">Since 1911 Nikola Tesla, the inventor of various types of motor and of the mechanisms of transmission of electrical energy in the form of current alternates that are still used all over the planet today, a practitioner of the electromagnetic theory of Maxwell and Heaviside, declared in newspapers such as "The Sun" and the "Herald" of New York, about his design of a flying machine without planes, without wings, or propellers, shaped like a box, which it can stay static in the air, which is not affected by the wind, which can also reach speeds above the speed of the sound, because, he claims, he has worked out a dynamical theory of gravity that will put an end to vain speculations and false conceptions, like that of curved space.</text:p>
      <text:p text:style-name="P7">In the mid-20th century, Thomas Townsend Brown worked on projects for the United States Navy in a field of study known in english as electrogravitics, which is nothing other than the well-known theory of classical fields, which relates magnetism and electricity, the theory electromagnetic field, but applied to similarly relate the gravity and electricity.</text:p>
      <text:p text:style-name="P7">It is really not so difficult to imagine the mechanism of electropropulsion used in early models of a wingless flying machine or propellers, if one takes into account that the potential difference between the atmosphere and the earth is about 400 thousand volts. I <text:soft-page-break/>only know you need to charge a capacitor with voltages higher than that difference and be able to alter said load to taste. This capacitor will move between the earth and the atmosphere depending on the amount of charge it has stored. The movement is controlled by changing the distribution of the charge on the capacitor, similarly to as a particle, whose electric charge is changing, it is displaced within a field electric. Where in this case, the electric field is given by that potential difference between the earth and the atmosphere of 400 thousand volts.</text:p>
      <text:p text:style-name="P7">Early models achieved this effect by charging the capacitor with asymmetric voltage pulses, where the voltage change is faster on the rise than on the fall, where the maximum voltage of said pulses is less than 50 thousand volts. The result is that charge is pumped into the capacitor by applying said pulses with a frequency higher than the rate at which the capacitor can be discharged to the charge in the capacitor, and to quickly discharge it, reverse the asymmetry in the voltage pulses. Asymmetry in high pulses voltage and high frequency allow to charge and discharge the capacitor. There is several patents from the last century, from the 20th century, that describe this propulsion mechanism used since the second world war.</text:p>
      <text:p text:style-name="P7">But the development of this technology continued and with the advent of digital information and its encryption mechanisms, the track of such development is lost by the end of the 20th century. Only the testimonies of groups of people who have seen ships, the result of said technology, or its variants, which can reach sizes gigantic, and they have different forms to the flying saucer of 1947.</text:p>
      <text:p text:style-name="P7">One of the most documented sightings of gigantic UFOs are the “Phoenix Lights”, in 1997, in Arizona. The development of ships like the observed in Phoenix is ​​financed by the billions of dollars diverted from innocuous large public projects like the particle accelerators and so-called research projects in nuclear fusion reactors around the planet. I don't know for this they need more than 100 thousand people organized in the form of a para-government, people from a subset of the planetary military industrial complex, influenced by Satan and company, with the same greed that affect man since the time of Adam: money, social power and pleasure. About 100 thousand greedy in control of some technologies developed in secret since the second world war and that they are almost “vox-populi”.</text:p>
      <text:p text:style-name="P7">My speculation about the future, movie style, is that when the event of the rapture of the chosen ones by the creator God happens of Heaven and Earth, the God of Abraham, <text:soft-page-break/>Isaac and Jacob, analyzed in this video, when the return of Jesus Christ begins, and those who will continue on this planet are temporarily raptured to heaven, while the rest, those who stayed on earth, kill themselves each other for survival, the one they think you have to fight for because they believe that death is the end, while they kill each other, I repeat, on a planet that suffers the planetary effects initiated in times of Noah, earthquakes, wars, pandemics, overpopulation, change climate, lack of drinking water, lack of food, and the absence of the Holy Spirit in their minds and hearts that makes them believe that the death is the end, when said rapture is carried out by the God you don't need star travel style ships to travel to the stars, at that time, Satan and company will use these greedy to make those who stayed believe that the aliens took the chosen ones in a mass abduction.</text:p>
      <text:p text:style-name="P7">The aliens took them. A half truth if we have in realize that neither our heavenly Father, nor Jesus Christ, nor the Holy Spirit Saint, nor do the angels originate on this planet and are therefore aliens Only the so-called good guys will be these greedy and they will make the pantomime of descending like heroes, with their flotilla of ships, to defend the human race from the evil ones who took a part of mankind, causing the world wars announced in the book of the revelation.</text:p>
      <text:p text:style-name="P7">You already know the outcome of the movie if you paid attention to the video when the book of Revelation and the Return of the Son of the Man, of our Lord Jesus Christ.</text:p>
      <text:h text:style-name="P216" text:outline-level="3">Determinism.</text:h>
      <text:p text:style-name="P2">The determinism that is accepted in this video is the same that is accepted in any process that allows technical creativity. This means that said determinism is limited by the capacity of the creator or user of a technology in predicting or determining the behavior of the created.</text:p>
      <text:p text:style-name="P7">In the creative processes of the human being there is always a list of variables that have to be kept within limits for the creation works. temperature, pressure, speed, force, area, volume, time, voltage etc. are some of the variables that limit the working of a creation. A commercial cell phone does not work 5000 degrees centigrade or without battery. temperature and voltage limit determinism, behavior determined by the logic of creation, in this case a commercial cell phone.</text:p>
      <text:p text:style-name="P7"><text:soft-page-break/>Determinism, that ability to determine the functioning, the operation of all creation is limited by the capacity of the PERSON who exercises it. Determinism is something that is exercised by a PERSON in the context of a creation, of something created.</text:p>
      <text:p text:style-name="P7">In the case of heaven and earth, it is our creator, the creator of the heaven and earth, who establishes and knows said determinism, and very limitedly the human being as a user of said creation. So what to the human being it may seem completely indeterminate, as for example the future, for our creator no.</text:p>
      <text:p text:style-name="P7">This conceptual position, in which determinism is a function of capacities of each PERSON that interacts with a CREATION, it is different from the most popular conceptual positions. This concept does not depends only on some material causes, or on a logic, or on a structure, or of a generative process, much less of a statistics, but of the people who have the capacity to determine something. It is dependent on the PERSON that interacts with a CREATION. Yes there is no creation there is no determinism. If there is no person there is no determinism.</text:p>
      <text:p text:style-name="P7">In the case of the human being, a creature with the ability to create, presents the case of the acquisition of such determinism. the human being can learn to reproduce, create, alter, manipulate, predict something over what someone else has created. The person can acquire determinism about a CREATION. The person can acquire a TRUTH about a creation. That process in the capacity of the human being to alter, manipulate, predict a behavior of something created, either by the man or by our creator, alters the determinism of said being human.</text:p>
      <text:p text:style-name="P7">An example is a month-old baby and his mother. A baby can determine, within his abilities, where he moves his little arm but cannot determine the room in which you will sleep tonight. Mother you can determine, within your capabilities, in which room you will sleep your baby tonight. And God can determine, within his capabilities, whether or not the baby is going to sleep in a room tonight.</text:p>
      <text:p text:style-name="P7">Determinism is limited by the capabilities of each PERSON Regarding a CREATION, it is a function of the PERSON and of the CREATED.</text:p>
      <text:p text:style-name="P7">Thus, for the Creator of Heaven and Earth, the future of Heaven and Earth the Earth are completely determined, established, planned From the beginning. All men, women, old people and children, even those of breast that have died or are going to die, are perfectly determined to die the moment they did or will. Y according to the words of Jesus Christ everyone, absolutely everyone, will be resurrected, both those who did good and those <text:soft-page-break/>who did evil evil. Including those of Amalek who were killed by Saul following YHWH's orders. All evil is used for good by our Father heavenly. It's all part of his plan. The rebellion of Satan and company, Saul's disobedience, the disobedience of all humanity and the death of Jesus Christ on the Cross for the sins of you, me and the whole humanity, as well as his resurrection on the 3rd day. It's exactly why that God is God and left everything written before. he he knows the end From the beginning.</text:p>
      <text:h text:style-name="P214" text:outline-level="1">PART 4. TESTIMONY.</text:h>
      <text:h text:style-name="P215" text:outline-level="2">My testimony.</text:h>
      <text:p text:style-name="P2">I think my process so far can be summed up in 4 different stages.</text:p>
      <text:list xml:id="list1506970118" text:style-name="L37">
        <text:list-item>
          <text:p text:style-name="P265">Conclude that there must be a superior being.</text:p>
        </text:list-item>
        <text:list-item>
          <text:p text:style-name="P265">Believe that Jesus Christ was physically resurrected.</text:p>
        </text:list-item>
        <text:list-item>
          <text:p text:style-name="P265">Believe that the entire bible must be true.</text:p>
        </text:list-item>
        <text:list-item>
          <text:p text:style-name="P265">Begin to follow Jesus Christ.</text:p>
        </text:list-item>
      </text:list>
      <text:p text:style-name="P2">The first three stages were a purely intellectual process. From study of the bible, of the evidence in favor, of the logic that unites them. This video is the summary of the topics that God put me to study for come to believe what I believe.</text:p>
      <text:p text:style-name="P7">Coming to believe in the existence of a superior being takes me since the year 1980 to 1991 approximately. But he was not the creator we read in the bible, it was simply a force, a universal energy and aware. Getting to believe that Jesus Christ is risen takes me since 1997 until 2003. And coming to believe that the bible is true takes me until mid 2009. Those were the times that God used in my case.</text:p>
      <text:p text:style-name="P7">However, believing in a Creator God, in Jesus Christ and that the bible is true, it does not imply following Jesus Christ. That fourth stage only began until January 2017.</text:p>
      <text:p text:style-name="P7">I graduated as a computer and systems engineer in 1993. Since year 1998, I dedicate my professional knowledge to search, in a independent, a practical solution to the well-known mathematical problem like the SAT problem, the satisfiability problem. In 2010, I come to the conclusion that the last strategy, which I had taken more than a year and a half to implement, it is equivalent to all those that had failed during more than 10 years of innocuous efforts. During those more of 10 years of innocuous efforts the economic sustenance for that routine, that I have in a room where I sleep and work, comes Mainly <text:soft-page-break/>from my parents. The same day that I discover bliss equivalence, and thus the fundamental reason for my latest failure, while my parents are away on a weekend trip, i cry in my room on Friday night and ask that Jesus Christ for help in the one that I already believe, but that really is not a fundamental part of me existence. The next day, Saturday morning, I start to think in what would be the ideal conditions that would allow a strategy effective and I come up with a new strategy in which I start to work that same day and that I finally finished implementing it in the year 2016.</text:p>
      <text:p text:style-name="P7">The software project is free software under the name of "Ben-Jose Trainable SAT Solver" on the developer portal "github.com" since 2014, the year I traveled to Israel, financed largely because of my mother. When I finish, in 2016, I prepare a document that I send to the annual international conference of people who work on the SAT problem, which that year was in Bordeaux, France. The document is rejected due to form details and I cannot participate in the conference. I finally decide to just leave it as free software.</text:p>
      <text:p text:style-name="P7">During all that time I maintain my interest in studying the bible. Without However, the SAT problem and studying the biblical subjects have not been my only interest.</text:p>
      <text:p text:style-name="P7">Between the year 2000 and the year 2016, between the hours of 5pm and 7pm any day of the week, except Sunday, due to lack of offer, someone who followed me very carefully could find me in a room in one of the establishments in the Bogotá neighborhood known as "the Santa Fe", having paid for the permit to “know”, in the same way that the bible refers to that word when he says that “Adam met Eve”, a woman.</text:p>
      <text:p text:style-name="P7">That "someone" would have to follow me carefully since I left, in sweatshirt, black boots that I never took off, with a blue jacket raincoat, and very clean shaven, to take a Transmilenio bus, because it was not much time that he spent in the streets of the neighborhood, or in the public areas of establishments in that neighborhood. the time is happened in the transport, in a dialogue of no more than two minutes, and in the "know". This despite the fact that to reach the first two minutes of dialogue, with a woman in particular, who for her could be the first once he saw me, it could take seconds to years of waiting for Let experience tell me I was ready. experience showed me that, in that context, trying to enlist her was ineffective and a waste of time. It was very important not to fail at that first opportunity.</text:p>
      <text:p text:style-name="P7"><text:soft-page-break/>He usually did the activity with women he had already met above, with which he knew he would get the desired result. Experience has shown me that if the necessary trust in the first chance, the statistical probability of getting it later it was almost nil. The time in dialogue prior to the first interaction did not it was an important factor. It wasn't about knowing her intellectually. On the contrary, if the first 3 or 4 times the result was achieved desired, the statistical probability of always repeating it became very high. The result in those first times, added to the autonomous voice to voice, They were very important for the proper functioning of the system. Y obviously alcohol, violence, the wrong word, and any hurtful reaction, acted against the proper functioning of the system. It was always preferable to lick one's wounds at home and not properly praying with Jesus Christ.</text:p>
      <text:p text:style-name="P7">He was obviously never satisfied and always wished and sought to reach meet a new one, one whose forms were the ones he idolized. Even on many occasions I asked God to give me another one, whose shapes were round, firm, large, whose temperament was the appropriate, and that she was really ready to get the result wanted. Even on several occasions, just after checking the desired result, yell “THANK YOU MY GOD”. Every move was coldly calculated and tested by experience with the aim of maximize the quality and quantity of the desired result.</text:p>
      <text:p text:style-name="P7">In my case, the desired result of the interaction was what I believed it was the proof, the evidence, the guarantee of an acceptance and a satisfaction that in reality only Jesus Christ can give us. That evidence, that evidence, I believed that, according to Song 5, it was what the king Solomon also got. King Solomon enters what he calls "his garden" or "his garden." According to Song 4, that garden is identified with a girlfriend of his Song 4 speaks of a tongue and lips, but they do not seem to be from a mouth but from that garden. Solomon ate honey, and drank wine and milk.</text:p>
      <text:p text:style-name="P7">In my case, I never tried all three products at the same time, but almost always I drank, I drank, I tasted, I tasted, I savored, at least one of three. That was my proof, my evidence, my guarantee of acceptance and of satisfaction. That was my addiction. That was my most prominent sin, my idolatry, my pride, my obsession, my slavery. that was my doom, my death, my most prominent deception. Only Jesus Christ fills us with its acceptance, it satisfies us and makes us truly free.</text:p>
      <text:p text:style-name="P7">That sin ends up fulfilling what the deuterocanonical book says Ecclesiasticus 19: "the worms will eat him." I thought he meant to what happens to every person after physical <text:soft-page-break/>death, and therefore I was not worried, but my experience is much more literal: a bacterium I had diarrhea every 15, 20, 30 days. I did different treatments and obviously none of them worked because none of them fixed the cause of the problem: my addiction, my sin, my idolatry. I also had a series of spiritual problems, style the man of Gerasa or the Magdalene, that at the time I couldn't even identify.</text:p>
      <text:p text:style-name="P7">Thus, what I called, in quotes, "my life" collapses in the year 2016. I don't have a wife, I don't have children, I don't have a career professional, I don't have a social network, I live in a room in the same house as my adolescence, I have no money or material possessions as a result of my work, I do not have any professional recognition, I have a addiction, a sin, that is killing me slowly but surely, and the work to which I dedicated almost 20 years of what I called, in quotes, "my life" doesn't seem to interest anyone, not even people with the ones I live with</text:p>
      <text:p text:style-name="P7">In that year, I plan my suicide, I plan to take away what I called, among quotes, "my life". Deceived by my idolatry, by Satan and by the world, I did not realize that in reality I was already more dead than alive. My relationship with Life, with Jesus Christ, was something auxiliary, it was something almost inexistent.</text:p>
      <text:p text:style-name="P7">Thank God his plans for me are different.</text:p>
      <text:p text:style-name="P7">In January 2017 after once again asking Jesus Christ for help, this time a little more desperate, my process begins to follow Jesus Christ. Until then, Jesus Christ and the bible were objects of study. Jesus Christ was almost outside, it was something almost external, it was not fundamental part of what I called "my life", it was an accessory, a very interesting subject of study, somewhat intellectual. something like the above in this video for someone who has not started following Jesus Christ but who already believes in it, or who is only interested in it: an object of study.</text:p>
      <text:p text:style-name="P7">The congregation I started attending in January 2017 is called "The place of His Presence." And as you may have noticed along of this video, there is at least one big difference between: the absolute reconciliation after the resurrection of the dead, which biblical sustenance in this video; and what is taught, not only in "The place of His Presence," but in most congregations Westerners because they deny it. It is not the same with the congregations Eastern Orthodox, which do not have as much influence from Augustine and if more of Gregorio Niceno, because some accept it.</text:p>
      <text:p text:style-name="P7">Another notable difference is that not only this congregation has, but many other so-called charismatics also have, to believe that according to the bible "to speak in tongues" <text:soft-page-break/>means to utter groans INCOHERENT that each time they are repeated they mean something different. What if our Creator were a God of confusion.</text:p>
      <text:p text:style-name="P7">What the Holy Spirit DID teach me, through the sessions of prayer in "The place of His Presence" and daily bible study, It was something completely new to what I already exposed in this video.</text:p>
      <text:p text:style-name="P7">In January 2017 I begin to congregate every Saturday in what "El place of his Presence" calls connection groups, to attend prayer every Tuesday and Thursday at 6am in the main auditorium, to attend to preach on Saturdays or Sundays, to read the bible every day, Not every time I felt like giving up my sin so permanent and to intentionally seek to think, speak and act as we Jesus Christ taught before his resurrection. I do the free process of basic Christian formation offered by the congregation, knowing that there is a possibility that, due to the two issues already mentioned, neither not even the main leader considers me a true "Christian" acceptable in your congregation. In 2019, once the training process, I begin to serve as a volunteer in the area of "Protection and care."</text:p>
      <text:p text:style-name="P7">All these activities are just the habits, the customs, that since January 2017, the Holy Spirit begins to use to teach me what is HE who must reign in my life to be able to identify my enemy and show me who I am, what my true identity is. begin to reign in me and start to transform my mind to really defeat my enemy and live my true identity, the biblical identity of those who believe in Jesus Christ.</text:p>
      <text:p text:style-name="P7">It begins to reign in me and teaches me the way in which the flesh, sin, impure spirits, evil spirits, the enemy, Satan It operates on my mind very subtly. Without the Holy Spirit reigning in me, It was impossible for me to identify it because it works with my own voice. Before believed that I was the one who was thinking, speaking, acting in my mind and couldn't identify it. It is the Holy Spirit that now reigns in me, at least most of the time, the one who identifies it and defeats it.</text:p>
      <text:p text:style-name="P7">It was the Holy Spirit, who now reigns in me most of the time, the who identified my enemy, and began the victory in the good fight of which Paul speaks. The Holy Spirit began to win the battle against my enemy, the one who previously had me enslaved and deceived creating my identity around its image.</text:p>
      <text:p text:style-name="P7">The sin, the flesh, Satan, the impure spirits and the evil ones that are in me: lust, anger, rage, haughtiness, pride, rebellion, sexual greed, sexual immorality, pornography, idolatry, prostitution, greed for money, greed for power, depression, the desire to die, sadness, guilt, condemnation, exaggeration of the truth, denial of the truth, contempt for <text:soft-page-break/>the truth, distortion of the truth, fear, panic, fear of dying, fear of the future, pride, all those spirits that oppose the presence of the Holy Spirit, that oppose to my new identity, I was deceived very often and very subtly they created an identity to make me believe that I was that. It is what the The bible says that it happens to everyone who does not have Jesus Christ reigning in your heart. He is subtly enslaved. The Holy Spirit was already in me, it already lived in me, but aside, it was something accessory, I hadn't crowned King of my life, did not reign in me. Jesus Christ was THE King but not My King.</text:p>
      <text:p text:style-name="P7">The notable victories are just beginning, they started in January of 2017. But many more are missing. I still commit a lot of adultery in the heart. It still happens to me that I look at or remember a woman with desire. There is still lust in me. Sometimes I still wish, that after the resurrection of the dead, could be known again, in Christ Jesus, to all the women I've ever wanted and met in sin.</text:p>
      <text:p text:style-name="P7">However, there are notable victories. The fire no longer burns as before. The external symptoms of my lust are almost nil and very sporadic. That arm that was left over has already been amputated, although it still hasn't finished scar.</text:p>
      <text:p text:style-name="P7">The Holy Spirit of the one who defeated my enemy on the cross, of the one who placed under my feet, and that now reigns in me, that Holy Spirit, can now bind, chain, expel any other impure spirit or evil that he manages to identify. If it is a spirit of the flesh, it can nail to the cross and if it is not of the flesh you can throw it into eternal fire and into the abyss. It is something spiritual. It is thanks to that identity in Christ Jesus who now reigns in me that I can defeat my enemy. to those heavenly principalities and powers of which Paul speaks.</text:p>
      <text:p text:style-name="P7">Now I can identify my enemy and defeat him.</text:p>
      <text:p text:style-name="P7">The bible says that I am a son of God, because the son of God lives in me. It says that I am accepted, because the accepted of God lives in me. He says that I am loved by God, because the beloved of God lives in me. that I am worthy, because the worthy lives in me. That I am joint heir of the kingdom of heaven, because the heir lives in me. He says that I am more than a conqueror, because he winner of the world lives in me. He says I'm good, because the good lives In Myself. He says that I am forgiven because the good one died for my sins. It says that in me there is no longer guilt or condemnation because Jesus Christ died for me, he rose again, and God declares me free from guilt. He says that I am no longer slave to fear because love casts out fear. He says that Jesus Christ <text:soft-page-break/>will be with me every day until the end of the world. He says that I am free because the Son of Man has truly made me free. He says that I am a Saint because the Saint lives in me. He says I'm Fair because the Just lives in me. He says that I am an ambassador from the kingdom of heavens here on earth. He says that I am protected and protective because the protector lives in me. He says that I am comforted and comforted because the dildo lives in me. He says that I can love because his love overflows in me. She says that I can forgive because I was forgiven. She says that now I have a peace that surpasses all understanding because Jesus Christ left it to me. He says that now I have a joy that no one can take away from me because Jesus Christ resurrected He says that now I have the Joy of the Holy Spirit in me. He says that I am humble because the humble lives in me. He says that I am Faithful because the Faithful lives in me. He says that I am powerful because the spirit that resurrected Jesus Christ lives in me. He says that the old things have passed away and they are all made new. He says that I am a new creature in Christ Jesus. It says that I no longer live but now Jesus Christ lives in me. He says that I have eternal life because the eternal King lives in me. He says that he disposes all things for my good because I love him. He says that neither suffering, nor hardship, nor persecution, nor famine, nor lack of clothing, neither danger nor death will be able to separate me from the love of Jesus Christ. He says that neither life nor death, neither angels nor spiritual powers, neither things present nor things to come, neither height nor deep, nor anything created by God will be able to separate me from the love of God displayed in Jesus Christ. That nothing can separate me from his love. He says that I am his beloved son and that he will not cast me out.</text:p>
      <text:p text:style-name="P7">THAT IS WHAT I AM. THAT IS MY IDENTITY. I have already started living it. AM NEW CREATURE, the old things have passed away behold ALL are done new.</text:p>
      <text:p text:style-name="P7">So I'm just a babe in Christ Jesus, I'm just beginning to really know him, I'm just starting to follow him, but I'm already crawling on the right direction.</text:p>
      <text:h text:style-name="P216" text:outline-level="3">And you?</text:h>
      <text:p text:style-name="P2">Obviously assuming identity in Christ Jesus is impossible if you don't believes that:</text:p>
      <text:list xml:id="list298422753" text:style-name="L38">
        <text:list-item>
          <text:p text:style-name="P266">There is a Creator, designer and intelligent, of all plants, animals and person on this planet.</text:p>
        </text:list-item>
        <text:list-item>
          <text:p text:style-name="P266">Jesus Christ is alive because, after dying on the cross, the Creator He raised him on the third day.</text:p>
        </text:list-item>
      </text:list>
      <text:p text:style-name="P2"><text:soft-page-break/>You can try to convince yourself, but Jesus Christ warns that: "No one can come to me, except the Father who sent me" <text:note text:id="ftn708" text:note-class="footnote"><text:note-citation>708</text:note-citation><text:note-body><text:p text:style-name="Footnote"><text:span text:style-name="T4">John 6:44 </text:span><text:a xlink:type="simple" xlink:href="https://www.biblegateway.com/passage/?search=John+6%3A44&amp;version=KJV" text:style-name="Internet_20_link" text:visited-style-name="Visited_20_Internet_20_Link"><text:span text:style-name="Definition"><text:span text:style-name="T4">KJV</text:span></text:span></text:a></text:p></text:note-body></text:note><text:s/>“drags it first” <text:note text:id="ftn709" text:note-class="footnote"><text:note-citation>709</text:note-citation><text:note-body><text:p text:style-name="Footnote"><text:span text:style-name="T4">John 6:44 </text:span><text:a xlink:type="simple" xlink:href="https://biblehub.com/text/john/6-44.htm" text:style-name="Internet_20_link" text:visited-style-name="Visited_20_Internet_20_Link"><text:span text:style-name="Definition"><text:span text:style-name="T4">biblehub</text:span></text:span></text:a><text:span text:style-name="T4"> </text:span><text:a xlink:type="simple" xlink:href="https://biblehub.com/greek/1670.htm" text:style-name="Internet_20_link" text:visited-style-name="Visited_20_Internet_20_Link"><text:span text:style-name="Definition"><text:span text:style-name="T4">G1670</text:span></text:span></text:a></text:p></text:note-body></text:note><text:s/>and explains that: “What is IMPOSSIBLE for men is possible for God” <text:note text:id="ftn710" text:note-class="footnote"><text:note-citation>710</text:note-citation><text:note-body><text:p text:style-name="Footnote"><text:span text:style-name="T4">Luke 18:27 </text:span><text:a xlink:type="simple" xlink:href="https://www.biblegateway.com/passage/?search=Luke+18%3A27&amp;version=NET" text:style-name="Internet_20_link" text:visited-style-name="Visited_20_Internet_20_Link"><text:span text:style-name="Definition"><text:span text:style-name="T4">NET</text:span></text:span></text:a></text:p></text:note-body></text:note>.</text:p>
      <text:p text:style-name="P7">And you?. Do you already believe it? Has the eternal fire already begun to burn it? Do you want to start living?</text:p>
      <text:p text:style-name="P7">Acknowledge your sin, repent, and ask Jesus Christ to come and live in you. Tell him that you accept him as your God, your King, your Lord and Savior. Tell him that you believe he died for you on the cross and was resurrected. on the third day according to the scriptures that promised that it would happen</text:p>
      <text:p text:style-name="P7">Once you do this, you should know that you could do it because Jehovah is being faithful and fulfilling his promise to give her a new heart, one circumcised, so that you only have the will to love him above all things, for his own good, because he does not want the sinner to die but repent and live forever.</text:p>
      <text:p text:style-name="P7">He already did it, but: Doesn't he achieve victory? He can't identify his enemy? Can't beat your enemy? Does it keep dying?</text:p>
      <text:p text:style-name="P7">Tell Jesus Christ that you want him to be the King of your life and crown him as the King of his life. Make Jesus Christ the King of his life and he will begin to defeat his enemy, the one who has him enslaved very subtly.</text:p>
      <text:p text:style-name="P7">Does the eternal little fire continue to burn?</text:p>
      <text:p text:style-name="P7">Jesus Christ explains to us in John 15: “I am the vine, you the branches. He who remains in me and I in him, this one carries a lot fruit. But apart from me they can do NOTHING. If someone doesn't stay in me is cast out like a branch and dries up. And they pick them up and throw them in the FIRE, and they are burned” <text:note text:id="ftn711" text:note-class="footnote"><text:note-citation>711</text:note-citation><text:note-body><text:p text:style-name="Footnote"><text:span text:style-name="T4">John 15:5-6 </text:span><text:a xlink:type="simple" xlink:href="https://www.biblegateway.com/passage/?search=John+15%3A5-6&amp;version=NKJV" text:style-name="Internet_20_link" text:visited-style-name="Visited_20_Internet_20_Link"><text:span text:style-name="Definition"><text:span text:style-name="T4">NKJV</text:span></text:span></text:a></text:p></text:note-body></text:note>.</text:p>
      <text:p text:style-name="P7">We must remain united to Jesus Christ ALL the days of our eternal life and give thanks to the Eternal Father because it is his Holy Spirit, that the gave us, the one that really leads us to think about all the good that we think, say all the good things we say and do all the good things we we do, including sticking with him and thanking him for make us new creatures. Because: “Who has given him something before, so that he has to pay it back? because all the things they come from God, and exist by him and for him. Glory forever to God! Amen” <text:note text:id="ftn712" text:note-class="footnote"><text:note-citation>712</text:note-citation><text:note-body><text:p text:style-name="Footnote"><text:span text:style-name="T4">Romans 11:35-36 </text:span><text:a xlink:type="simple" xlink:href="https://www.biblegateway.com/passage/?search=Romans+11%3A35-36&amp;version=NET" text:style-name="Internet_20_link" text:visited-style-name="Visited_20_Internet_20_Link"><text:span text:style-name="Definition"><text:span text:style-name="T4">NET</text:span></text:span></text:a></text:p></text:note-body></text:note>.</text:p>
      <text:p text:style-name="P7">Be fire, it is the only way not to burn in the eternal fi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style: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loext:opacity="100%" style:font-name="Liberation Serif1" fo:font-family="'Liberation Serif'" style:font-style-name="Bold" style:font-family-generic="roman" style:font-pitch="variable" fo:font-size="14pt" fo:font-style="normal" fo:font-weight="normal"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2</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27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29T19:35:14.982654999</dc:date>
    <meta:editing-duration>P1DT4H59M58S</meta:editing-duration>
    <meta:editing-cycles>469</meta:editing-cycles>
    <meta:generator>LibreOffice/7.3.4.2$Linux_X86_64 LibreOffice_project/30$Build-2</meta:generator>
    <dc:creator>Jose Luis Quiroga</dc:creator>
    <meta:document-statistic meta:table-count="0" meta:image-count="0" meta:object-count="0" meta:page-count="278" meta:paragraph-count="2936" meta:word-count="111574" meta:character-count="619033" meta:non-whitespace-character-count="510566"/>
  </office:meta>
</office:document-meta>
</file>